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173.0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/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e0021" style:text-align-source="fix" style:repeat-content="false"/>
      <style:paragraph-properties fo:text-align="center" fo:margin-left="0pt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Calculation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SPWM</text:p>
          </table:table-cell>
          <table:covered-table-cell table:number-columns-repeated="2" table:style-name="ce3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SVPWM</text:p>
          </table:table-cell>
          <table:covered-table-cell table:number-columns-repeated="2" table:style-name="ce3"/>
          <table:table-cell table:style-name="ce3"/>
          <table:table-cell table:style-name="ce14" office:value-type="string" calcext:value-type="string">
            <text:p>SPWM 0-255</text:p>
          </table:table-cell>
          <table:table-cell table:style-name="ce14" office:value-type="string" calcext:value-type="string">
            <text:p>SVPWM 0-255</text:p>
            <draw:frame table:end-cell-address="Calculation.Y35" table:end-x="48.9pt" table:end-y="10.54pt" draw:z-index="0" draw:style-name="gr1" draw:text-style-name="P1" svg:width="751.41pt" svg:height="445.78pt" svg:x="181.87pt" svg:y="0pt">
              <draw:object draw:notify-on-update-of-ranges="Calculation.D2:Calculation.D2 Calculation.D3:Calculation.D363 Calculation.E1:Calculation.E2 Calculation.E3:Calculation.E363 Calculation.F1:Calculation.F2 Calculation.F3:Calculation.F363 Calculation.H2:Calculation.H2 Calculation.H3:Calculation.H3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Angle</text:p>
          </table:table-cell>
          <table:table-cell table:style-name="ce5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3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3" office:value-type="string" calcext:value-type="string">
            <text:p>Phase Bsv</text:p>
          </table:table-cell>
          <table:table-cell table:style-name="ce5" office:value-type="string" calcext:value-type="string">
            <text:p>Phase Csv</text:p>
          </table:table-cell>
          <table:table-cell table:style-name="ce9"/>
          <table:table-cell table:style-name="ce3" office:value-type="string" calcext:value-type="string">
            <text:p>change amplitude (A3) to 255</text:p>
          </table:table-cell>
          <table:table-cell table:style-name="ce3" office:value-type="string" calcext:value-type="string">
            <text:p>change amplitude (A3) to 294</text:p>
          </table:table-cell>
          <table:table-cell/>
        </table:table-row>
        <table:table-row table:style-name="ro1">
          <table:table-cell table:style-name="ce1" office:value-type="float" office:value="294" calcext:value-type="float">
            <office:annotation draw:style-name="gr2" draw:text-style-name="P3" svg:width="82.18pt" svg:height="117.67pt" svg:x="81.01pt" svg:y="0pt" draw:caption-point-x="-17.06pt" draw:caption-point-y="25.88pt">
              <dc:date>2015-04-19T00:00:00</dc:date>
              <text:p text:style-name="P2"><text:span text:style-name="T1"/></text:p>
              <text:p text:style-name="P2"><text:span text:style-name="T1">Change amplitude to 255 for SPWM modulation.</text:span></text:p>
              <text:p text:style-name="P2"><text:span text:style-name="T1"/></text:p>
              <text:p text:style-name="P2"><text:span text:style-name="T1">And to 294 for SVPWM modulation</text:span></text:p>
              <text:p text:style-name="P2"><text:span text:style-name="T1"/></text:p>
            </office:annotation>
            <text:p>294</text:p>
          </table:table-cell>
          <table:table-cell office:value-type="float" office:value="0" calcext:value-type="float">
            <text:p>0</text:p>
          </table:table-cell>
          <table:table-cell table:style-name="ce3" table:formula="of:=360*[.B3]/256" office:value-type="float" office:value="0" calcext:value-type="float">
            <text:p>0</text:p>
          </table:table-cell>
          <table:table-cell table:style-name="ce6" table:formula="of:=[.$A$3]*SIN(RADIANS([.C3]))" office:value-type="float" office:value="0" calcext:value-type="float">
            <text:p>0.0000</text:p>
          </table:table-cell>
          <table:table-cell table:style-name="ce6" table:formula="of:=[.$A$3]*SIN(RADIANS([.C3]-120))" office:value-type="float" office:value="-254.611468712625" calcext:value-type="float">
            <text:p>-254.6115</text:p>
          </table:table-cell>
          <table:table-cell table:style-name="ce6" table:formula="of:=[.$A$3]*SIN(RADIANS([.C3]+120))" office:value-type="float" office:value="254.611468712625" calcext:value-type="float">
            <text:p>254.6115</text:p>
          </table:table-cell>
          <table:table-cell table:style-name="ce6"/>
          <table:table-cell table:style-name="ce10" table:formula="of:=(MIN([.D3];[.E3];[.F3])+MAX([.D3];[.E3];[.F3]))/2" office:value-type="float" office:value="0" calcext:value-type="float">
            <text:p>0.0000</text:p>
          </table:table-cell>
          <table:table-cell table:style-name="ce6" table:formula="of:=[.D3]-[.H3]" office:value-type="float" office:value="0" calcext:value-type="float">
            <text:p>0.0000</text:p>
          </table:table-cell>
          <table:table-cell table:style-name="ce6" table:formula="of:=[.E3]-[.H3]" office:value-type="float" office:value="-254.611468712625" calcext:value-type="float">
            <text:p>-254.6115</text:p>
          </table:table-cell>
          <table:table-cell table:style-name="ce6" table:formula="of:=[.F3]-[.H3]" office:value-type="float" office:value="254.611468712625" calcext:value-type="float">
            <text:p>254.6115</text:p>
          </table:table-cell>
          <table:table-cell table:style-name="ce6"/>
          <table:table-cell table:style-name="ce15" table:formula="of:=[.D3]/2+127" office:value-type="float" office:value="127" calcext:value-type="float">
            <text:p>127</text:p>
          </table:table-cell>
          <table:table-cell table:style-name="ce15" table:formula="of:=[.I3]/2+128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360*[.B4]/256" office:value-type="float" office:value="1.40625" calcext:value-type="float">
            <text:p>1.40625</text:p>
          </table:table-cell>
          <table:table-cell table:style-name="ce6" table:formula="of:=[.$A$3]*SIN(RADIANS([.C4]))" office:value-type="float" office:value="7.21512118573621" calcext:value-type="float">
            <text:p>7.2151</text:p>
          </table:table-cell>
          <table:table-cell table:style-name="ce6" table:formula="of:=[.$A$3]*SIN(RADIANS([.C4]-120))" office:value-type="float" office:value="-258.142345091385" calcext:value-type="float">
            <text:p>-258.1423</text:p>
          </table:table-cell>
          <table:table-cell table:style-name="ce6" table:formula="of:=[.$A$3]*SIN(RADIANS([.C4]+120))" office:value-type="float" office:value="250.927223905649" calcext:value-type="float">
            <text:p>250.9272</text:p>
          </table:table-cell>
          <table:table-cell table:style-name="ce6"/>
          <table:table-cell table:style-name="ce10" table:formula="of:=(MIN([.D4];[.E4];[.F4])+MAX([.D4];[.E4];[.F4]))/2" office:value-type="float" office:value="-3.60756059286813" calcext:value-type="float">
            <text:p>-3.6076</text:p>
          </table:table-cell>
          <table:table-cell table:style-name="ce6" table:formula="of:=[.D4]-[.H4]" office:value-type="float" office:value="10.8226817786043" calcext:value-type="float">
            <text:p>10.8227</text:p>
          </table:table-cell>
          <table:table-cell table:style-name="ce6" table:formula="of:=[.E4]-[.H4]" office:value-type="float" office:value="-254.534784498517" calcext:value-type="float">
            <text:p>-254.5348</text:p>
          </table:table-cell>
          <table:table-cell table:style-name="ce6" table:formula="of:=[.F4]-[.H4]" office:value-type="float" office:value="254.534784498517" calcext:value-type="float">
            <text:p>254.5348</text:p>
          </table:table-cell>
          <table:table-cell table:style-name="ce6"/>
          <table:table-cell table:style-name="ce15" table:formula="of:=[.D4]/2+127" office:value-type="float" office:value="130.607560592868" calcext:value-type="float">
            <text:p>131</text:p>
          </table:table-cell>
          <table:table-cell table:style-name="ce15" table:formula="of:=[.I4]/2+128" office:value-type="float" office:value="133.411340889302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formula="of:=360*[.B5]/256" office:value-type="float" office:value="2.8125" calcext:value-type="float">
            <text:p>2.8125</text:p>
          </table:table-cell>
          <table:table-cell table:style-name="ce6" table:formula="of:=[.$A$3]*SIN(RADIANS([.C5]))" office:value-type="float" office:value="14.4258962522609" calcext:value-type="float">
            <text:p>14.4259</text:p>
          </table:table-cell>
          <table:table-cell table:style-name="ce6" table:formula="of:=[.$A$3]*SIN(RADIANS([.C5]-120))" office:value-type="float" office:value="-261.517726174026" calcext:value-type="float">
            <text:p>-261.5177</text:p>
          </table:table-cell>
          <table:table-cell table:style-name="ce6" table:formula="of:=[.$A$3]*SIN(RADIANS([.C5]+120))" office:value-type="float" office:value="247.091829921765" calcext:value-type="float">
            <text:p>247.0918</text:p>
          </table:table-cell>
          <table:table-cell table:style-name="ce6"/>
          <table:table-cell table:style-name="ce10" table:formula="of:=(MIN([.D5];[.E5];[.F5])+MAX([.D5];[.E5];[.F5]))/2" office:value-type="float" office:value="-7.21294812613047" calcext:value-type="float">
            <text:p>-7.2129</text:p>
          </table:table-cell>
          <table:table-cell table:style-name="ce6" table:formula="of:=[.D5]-[.H5]" office:value-type="float" office:value="21.6388443783914" calcext:value-type="float">
            <text:p>21.6388</text:p>
          </table:table-cell>
          <table:table-cell table:style-name="ce6" table:formula="of:=[.E5]-[.H5]" office:value-type="float" office:value="-254.304778047895" calcext:value-type="float">
            <text:p>-254.3048</text:p>
          </table:table-cell>
          <table:table-cell table:style-name="ce6" table:formula="of:=[.F5]-[.H5]" office:value-type="float" office:value="254.304778047895" calcext:value-type="float">
            <text:p>254.3048</text:p>
          </table:table-cell>
          <table:table-cell table:style-name="ce6"/>
          <table:table-cell table:style-name="ce15" table:formula="of:=[.D5]/2+127" office:value-type="float" office:value="134.21294812613" calcext:value-type="float">
            <text:p>134</text:p>
          </table:table-cell>
          <table:table-cell table:style-name="ce15" table:formula="of:=[.I5]/2+128" office:value-type="float" office:value="138.819422189196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formula="of:=360*[.B6]/256" office:value-type="float" office:value="4.21875" calcext:value-type="float">
            <text:p>4.21875</text:p>
          </table:table-cell>
          <table:table-cell table:style-name="ce6" table:formula="of:=[.$A$3]*SIN(RADIANS([.C6]))" office:value-type="float" office:value="21.6279816983022" calcext:value-type="float">
            <text:p>21.6280</text:p>
          </table:table-cell>
          <table:table-cell table:style-name="ce6" table:formula="of:=[.$A$3]*SIN(RADIANS([.C6]-120))" office:value-type="float" office:value="-264.735578757197" calcext:value-type="float">
            <text:p>-264.7356</text:p>
          </table:table-cell>
          <table:table-cell table:style-name="ce6" table:formula="of:=[.$A$3]*SIN(RADIANS([.C6]+120))" office:value-type="float" office:value="243.107597058895" calcext:value-type="float">
            <text:p>243.1076</text:p>
          </table:table-cell>
          <table:table-cell table:style-name="ce6"/>
          <table:table-cell table:style-name="ce10" table:formula="of:=(MIN([.D6];[.E6];[.F6])+MAX([.D6];[.E6];[.F6]))/2" office:value-type="float" office:value="-10.8139908491511" calcext:value-type="float">
            <text:p>-10.8140</text:p>
          </table:table-cell>
          <table:table-cell table:style-name="ce6" table:formula="of:=[.D6]-[.H6]" office:value-type="float" office:value="32.4419725474533" calcext:value-type="float">
            <text:p>32.4420</text:p>
          </table:table-cell>
          <table:table-cell table:style-name="ce6" table:formula="of:=[.E6]-[.H6]" office:value-type="float" office:value="-253.921587908046" calcext:value-type="float">
            <text:p>-253.9216</text:p>
          </table:table-cell>
          <table:table-cell table:style-name="ce6" table:formula="of:=[.F6]-[.H6]" office:value-type="float" office:value="253.921587908046" calcext:value-type="float">
            <text:p>253.9216</text:p>
          </table:table-cell>
          <table:table-cell table:style-name="ce6"/>
          <table:table-cell table:style-name="ce15" table:formula="of:=[.D6]/2+127" office:value-type="float" office:value="137.813990849151" calcext:value-type="float">
            <text:p>138</text:p>
          </table:table-cell>
          <table:table-cell table:style-name="ce15" table:formula="of:=[.I6]/2+128" office:value-type="float" office:value="144.220986273727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formula="of:=360*[.B7]/256" office:value-type="float" office:value="5.625" calcext:value-type="float">
            <text:p>5.625</text:p>
          </table:table-cell>
          <table:table-cell table:style-name="ce6" table:formula="of:=[.$A$3]*SIN(RADIANS([.C7]))" office:value-type="float" office:value="28.8170392568908" calcext:value-type="float">
            <text:p>28.8170</text:p>
          </table:table-cell>
          <table:table-cell table:style-name="ce6" table:formula="of:=[.$A$3]*SIN(RADIANS([.C7]-120))" office:value-type="float" office:value="-267.793964526826" calcext:value-type="float">
            <text:p>-267.7940</text:p>
          </table:table-cell>
          <table:table-cell table:style-name="ce6" table:formula="of:=[.$A$3]*SIN(RADIANS([.C7]+120))" office:value-type="float" office:value="238.976925269935" calcext:value-type="float">
            <text:p>238.9769</text:p>
          </table:table-cell>
          <table:table-cell table:style-name="ce6"/>
          <table:table-cell table:style-name="ce10" table:formula="of:=(MIN([.D7];[.E7];[.F7])+MAX([.D7];[.E7];[.F7]))/2" office:value-type="float" office:value="-14.4085196284454" calcext:value-type="float">
            <text:p>-14.4085</text:p>
          </table:table-cell>
          <table:table-cell table:style-name="ce6" table:formula="of:=[.D7]-[.H7]" office:value-type="float" office:value="43.2255588853362" calcext:value-type="float">
            <text:p>43.2256</text:p>
          </table:table-cell>
          <table:table-cell table:style-name="ce6" table:formula="of:=[.E7]-[.H7]" office:value-type="float" office:value="-253.38544489838" calcext:value-type="float">
            <text:p>-253.3854</text:p>
          </table:table-cell>
          <table:table-cell table:style-name="ce6" table:formula="of:=[.F7]-[.H7]" office:value-type="float" office:value="253.38544489838" calcext:value-type="float">
            <text:p>253.3854</text:p>
          </table:table-cell>
          <table:table-cell table:style-name="ce6"/>
          <table:table-cell table:style-name="ce15" table:formula="of:=[.D7]/2+127" office:value-type="float" office:value="141.408519628445" calcext:value-type="float">
            <text:p>141</text:p>
          </table:table-cell>
          <table:table-cell table:style-name="ce15" table:formula="of:=[.I7]/2+128" office:value-type="float" office:value="149.612779442668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formula="of:=360*[.B8]/256" office:value-type="float" office:value="7.03125" calcext:value-type="float">
            <text:p>7.03125</text:p>
          </table:table-cell>
          <table:table-cell table:style-name="ce6" table:formula="of:=[.$A$3]*SIN(RADIANS([.C8]))" office:value-type="float" office:value="35.9887385085696" calcext:value-type="float">
            <text:p>35.9887</text:p>
          </table:table-cell>
          <table:table-cell table:style-name="ce6" table:formula="of:=[.$A$3]*SIN(RADIANS([.C8]-120))" office:value-type="float" office:value="-270.691041225685" calcext:value-type="float">
            <text:p>-270.6910</text:p>
          </table:table-cell>
          <table:table-cell table:style-name="ce6" table:formula="of:=[.$A$3]*SIN(RADIANS([.C8]+120))" office:value-type="float" office:value="234.702302717115" calcext:value-type="float">
            <text:p>234.7023</text:p>
          </table:table-cell>
          <table:table-cell table:style-name="ce6"/>
          <table:table-cell table:style-name="ce10" table:formula="of:=(MIN([.D8];[.E8];[.F8])+MAX([.D8];[.E8];[.F8]))/2" office:value-type="float" office:value="-17.9943692542848" calcext:value-type="float">
            <text:p>-17.9944</text:p>
          </table:table-cell>
          <table:table-cell table:style-name="ce6" table:formula="of:=[.D8]-[.H8]" office:value-type="float" office:value="53.9831077628543" calcext:value-type="float">
            <text:p>53.9831</text:p>
          </table:table-cell>
          <table:table-cell table:style-name="ce6" table:formula="of:=[.E8]-[.H8]" office:value-type="float" office:value="-252.6966719714" calcext:value-type="float">
            <text:p>-252.6967</text:p>
          </table:table-cell>
          <table:table-cell table:style-name="ce6" table:formula="of:=[.F8]-[.H8]" office:value-type="float" office:value="252.6966719714" calcext:value-type="float">
            <text:p>252.6967</text:p>
          </table:table-cell>
          <table:table-cell table:style-name="ce6"/>
          <table:table-cell table:style-name="ce15" table:formula="of:=[.D8]/2+127" office:value-type="float" office:value="144.994369254285" calcext:value-type="float">
            <text:p>145</text:p>
          </table:table-cell>
          <table:table-cell table:style-name="ce15" table:formula="of:=[.I8]/2+128" office:value-type="float" office:value="154.991553881427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formula="of:=360*[.B9]/256" office:value-type="float" office:value="8.4375" calcext:value-type="float">
            <text:p>8.4375</text:p>
          </table:table-cell>
          <table:table-cell table:style-name="ce6" table:formula="of:=[.$A$3]*SIN(RADIANS([.C9]))" office:value-type="float" office:value="43.1387594898764" calcext:value-type="float">
            <text:p>43.1388</text:p>
          </table:table-cell>
          <table:table-cell table:style-name="ce6" table:formula="of:=[.$A$3]*SIN(RADIANS([.C9]-120))" office:value-type="float" office:value="-273.4250637631" calcext:value-type="float">
            <text:p>-273.4251</text:p>
          </table:table-cell>
          <table:table-cell table:style-name="ce6" table:formula="of:=[.$A$3]*SIN(RADIANS([.C9]+120))" office:value-type="float" office:value="230.286304273223" calcext:value-type="float">
            <text:p>230.2863</text:p>
          </table:table-cell>
          <table:table-cell table:style-name="ce6"/>
          <table:table-cell table:style-name="ce10" table:formula="of:=(MIN([.D9];[.E9];[.F9])+MAX([.D9];[.E9];[.F9]))/2" office:value-type="float" office:value="-21.5693797449382" calcext:value-type="float">
            <text:p>-21.5694</text:p>
          </table:table-cell>
          <table:table-cell table:style-name="ce6" table:formula="of:=[.D9]-[.H9]" office:value-type="float" office:value="64.7081392348146" calcext:value-type="float">
            <text:p>64.7081</text:p>
          </table:table-cell>
          <table:table-cell table:style-name="ce6" table:formula="of:=[.E9]-[.H9]" office:value-type="float" office:value="-251.855684018161" calcext:value-type="float">
            <text:p>-251.8557</text:p>
          </table:table-cell>
          <table:table-cell table:style-name="ce6" table:formula="of:=[.F9]-[.H9]" office:value-type="float" office:value="251.855684018161" calcext:value-type="float">
            <text:p>251.8557</text:p>
          </table:table-cell>
          <table:table-cell table:style-name="ce6"/>
          <table:table-cell table:style-name="ce15" table:formula="of:=[.D9]/2+127" office:value-type="float" office:value="148.569379744938" calcext:value-type="float">
            <text:p>149</text:p>
          </table:table-cell>
          <table:table-cell table:style-name="ce15" table:formula="of:=[.I9]/2+128" office:value-type="float" office:value="160.354069617407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formula="of:=360*[.B10]/256" office:value-type="float" office:value="9.84375" calcext:value-type="float">
            <text:p>9.84375</text:p>
          </table:table-cell>
          <table:table-cell table:style-name="ce6" table:formula="of:=[.$A$3]*SIN(RADIANS([.C10]))" office:value-type="float" office:value="50.2627952955286" calcext:value-type="float">
            <text:p>50.2628</text:p>
          </table:table-cell>
          <table:table-cell table:style-name="ce6" table:formula="of:=[.$A$3]*SIN(RADIANS([.C10]-120))" office:value-type="float" office:value="-275.994385266125" calcext:value-type="float">
            <text:p>-275.9944</text:p>
          </table:table-cell>
          <table:table-cell table:style-name="ce6" table:formula="of:=[.$A$3]*SIN(RADIANS([.C10]+120))" office:value-type="float" office:value="225.731589970596" calcext:value-type="float">
            <text:p>225.7316</text:p>
          </table:table-cell>
          <table:table-cell table:style-name="ce6"/>
          <table:table-cell table:style-name="ce10" table:formula="of:=(MIN([.D10];[.E10];[.F10])+MAX([.D10];[.E10];[.F10]))/2" office:value-type="float" office:value="-25.1313976477643" calcext:value-type="float">
            <text:p>-25.1314</text:p>
          </table:table-cell>
          <table:table-cell table:style-name="ce6" table:formula="of:=[.D10]-[.H10]" office:value-type="float" office:value="75.3941929432929" calcext:value-type="float">
            <text:p>75.3942</text:p>
          </table:table-cell>
          <table:table-cell table:style-name="ce6" table:formula="of:=[.E10]-[.H10]" office:value-type="float" office:value="-250.862987618361" calcext:value-type="float">
            <text:p>-250.8630</text:p>
          </table:table-cell>
          <table:table-cell table:style-name="ce6" table:formula="of:=[.F10]-[.H10]" office:value-type="float" office:value="250.862987618361" calcext:value-type="float">
            <text:p>250.8630</text:p>
          </table:table-cell>
          <table:table-cell table:style-name="ce6"/>
          <table:table-cell table:style-name="ce15" table:formula="of:=[.D10]/2+127" office:value-type="float" office:value="152.131397647764" calcext:value-type="float">
            <text:p>152</text:p>
          </table:table-cell>
          <table:table-cell table:style-name="ce15" table:formula="of:=[.I10]/2+128" office:value-type="float" office:value="165.69709647164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formula="of:=360*[.B11]/256" office:value-type="float" office:value="11.25" calcext:value-type="float">
            <text:p>11.25</text:p>
          </table:table-cell>
          <table:table-cell table:style-name="ce6" table:formula="of:=[.$A$3]*SIN(RADIANS([.C11]))" office:value-type="float" office:value="57.3565546727417" calcext:value-type="float">
            <text:p>57.3566</text:p>
          </table:table-cell>
          <table:table-cell table:style-name="ce6" table:formula="of:=[.$A$3]*SIN(RADIANS([.C11]-120))" office:value-type="float" office:value="-278.397458071561" calcext:value-type="float">
            <text:p>-278.3975</text:p>
          </table:table-cell>
          <table:table-cell table:style-name="ce6" table:formula="of:=[.$A$3]*SIN(RADIANS([.C11]+120))" office:value-type="float" office:value="221.040903398819" calcext:value-type="float">
            <text:p>221.0409</text:p>
          </table:table-cell>
          <table:table-cell table:style-name="ce6"/>
          <table:table-cell table:style-name="ce10" table:formula="of:=(MIN([.D11];[.E11];[.F11])+MAX([.D11];[.E11];[.F11]))/2" office:value-type="float" office:value="-28.6782773363709" calcext:value-type="float">
            <text:p>-28.6783</text:p>
          </table:table-cell>
          <table:table-cell table:style-name="ce6" table:formula="of:=[.D11]-[.H11]" office:value-type="float" office:value="86.0348320091126" calcext:value-type="float">
            <text:p>86.0348</text:p>
          </table:table-cell>
          <table:table-cell table:style-name="ce6" table:formula="of:=[.E11]-[.H11]" office:value-type="float" office:value="-249.71918073519" calcext:value-type="float">
            <text:p>-249.7192</text:p>
          </table:table-cell>
          <table:table-cell table:style-name="ce6" table:formula="of:=[.F11]-[.H11]" office:value-type="float" office:value="249.71918073519" calcext:value-type="float">
            <text:p>249.7192</text:p>
          </table:table-cell>
          <table:table-cell table:style-name="ce6"/>
          <table:table-cell table:style-name="ce15" table:formula="of:=[.D11]/2+127" office:value-type="float" office:value="155.678277336371" calcext:value-type="float">
            <text:p>156</text:p>
          </table:table-cell>
          <table:table-cell table:style-name="ce15" table:formula="of:=[.I11]/2+128" office:value-type="float" office:value="171.017416004556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360*[.B12]/256" office:value-type="float" office:value="12.65625" calcext:value-type="float">
            <text:p>12.65625</text:p>
          </table:table-cell>
          <table:table-cell table:style-name="ce6" table:formula="of:=[.$A$3]*SIN(RADIANS([.C12]))" office:value-type="float" office:value="64.4157646061197" calcext:value-type="float">
            <text:p>64.4158</text:p>
          </table:table-cell>
          <table:table-cell table:style-name="ce6" table:formula="of:=[.$A$3]*SIN(RADIANS([.C12]-120))" office:value-type="float" office:value="-280.632834658206" calcext:value-type="float">
            <text:p>-280.6328</text:p>
          </table:table-cell>
          <table:table-cell table:style-name="ce6" table:formula="of:=[.$A$3]*SIN(RADIANS([.C12]+120))" office:value-type="float" office:value="216.217070052086" calcext:value-type="float">
            <text:p>216.2171</text:p>
          </table:table-cell>
          <table:table-cell table:style-name="ce6"/>
          <table:table-cell table:style-name="ce10" table:formula="of:=(MIN([.D12];[.E12];[.F12])+MAX([.D12];[.E12];[.F12]))/2" office:value-type="float" office:value="-32.2078823030599" calcext:value-type="float">
            <text:p>-32.2079</text:p>
          </table:table-cell>
          <table:table-cell table:style-name="ce6" table:formula="of:=[.D12]-[.H12]" office:value-type="float" office:value="96.6236469091796" calcext:value-type="float">
            <text:p>96.6236</text:p>
          </table:table-cell>
          <table:table-cell table:style-name="ce6" table:formula="of:=[.E12]-[.H12]" office:value-type="float" office:value="-248.424952355146" calcext:value-type="float">
            <text:p>-248.4250</text:p>
          </table:table-cell>
          <table:table-cell table:style-name="ce6" table:formula="of:=[.F12]-[.H12]" office:value-type="float" office:value="248.424952355146" calcext:value-type="float">
            <text:p>248.4250</text:p>
          </table:table-cell>
          <table:table-cell table:style-name="ce6"/>
          <table:table-cell table:style-name="ce15" table:formula="of:=[.D12]/2+127" office:value-type="float" office:value="159.20788230306" calcext:value-type="float">
            <text:p>159</text:p>
          </table:table-cell>
          <table:table-cell table:style-name="ce15" table:formula="of:=[.I12]/2+128" office:value-type="float" office:value="176.31182345459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360*[.B13]/256" office:value-type="float" office:value="14.0625" calcext:value-type="float">
            <text:p>14.0625</text:p>
          </table:table-cell>
          <table:table-cell table:style-name="ce6" table:formula="of:=[.$A$3]*SIN(RADIANS([.C13]))" office:value-type="float" office:value="71.4361728915596" calcext:value-type="float">
            <text:p>71.4362</text:p>
          </table:table-cell>
          <table:table-cell table:style-name="ce6" table:formula="of:=[.$A$3]*SIN(RADIANS([.C13]-120))" office:value-type="float" office:value="-282.699168518791" calcext:value-type="float">
            <text:p>-282.6992</text:p>
          </table:table-cell>
          <table:table-cell table:style-name="ce6" table:formula="of:=[.$A$3]*SIN(RADIANS([.C13]+120))" office:value-type="float" office:value="211.262995627231" calcext:value-type="float">
            <text:p>211.2630</text:p>
          </table:table-cell>
          <table:table-cell table:style-name="ce6"/>
          <table:table-cell table:style-name="ce10" table:formula="of:=(MIN([.D13];[.E13];[.F13])+MAX([.D13];[.E13];[.F13]))/2" office:value-type="float" office:value="-35.7180864457798" calcext:value-type="float">
            <text:p>-35.7181</text:p>
          </table:table-cell>
          <table:table-cell table:style-name="ce6" table:formula="of:=[.D13]-[.H13]" office:value-type="float" office:value="107.154259337339" calcext:value-type="float">
            <text:p>107.1543</text:p>
          </table:table-cell>
          <table:table-cell table:style-name="ce6" table:formula="of:=[.E13]-[.H13]" office:value-type="float" office:value="-246.981082073011" calcext:value-type="float">
            <text:p>-246.9811</text:p>
          </table:table-cell>
          <table:table-cell table:style-name="ce6" table:formula="of:=[.F13]-[.H13]" office:value-type="float" office:value="246.981082073011" calcext:value-type="float">
            <text:p>246.9811</text:p>
          </table:table-cell>
          <table:table-cell table:style-name="ce6"/>
          <table:table-cell table:style-name="ce15" table:formula="of:=[.D13]/2+127" office:value-type="float" office:value="162.71808644578" calcext:value-type="float">
            <text:p>163</text:p>
          </table:table-cell>
          <table:table-cell table:style-name="ce15" table:formula="of:=[.I13]/2+128" office:value-type="float" office:value="181.57712966867" calcext:value-type="float">
            <text:p>182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formula="of:=360*[.B14]/256" office:value-type="float" office:value="15.46875" calcext:value-type="float">
            <text:p>15.46875</text:p>
          </table:table-cell>
          <table:table-cell table:style-name="ce6" table:formula="of:=[.$A$3]*SIN(RADIANS([.C14]))" office:value-type="float" office:value="78.4135506976201" calcext:value-type="float">
            <text:p>78.4136</text:p>
          </table:table-cell>
          <table:table-cell table:style-name="ce6" table:formula="of:=[.$A$3]*SIN(RADIANS([.C14]-120))" office:value-type="float" office:value="-284.595214971062" calcext:value-type="float">
            <text:p>-284.5952</text:p>
          </table:table-cell>
          <table:table-cell table:style-name="ce6" table:formula="of:=[.$A$3]*SIN(RADIANS([.C14]+120))" office:value-type="float" office:value="206.181664273442" calcext:value-type="float">
            <text:p>206.1817</text:p>
          </table:table-cell>
          <table:table-cell table:style-name="ce6"/>
          <table:table-cell table:style-name="ce10" table:formula="of:=(MIN([.D14];[.E14];[.F14])+MAX([.D14];[.E14];[.F14]))/2" office:value-type="float" office:value="-39.2067753488101" calcext:value-type="float">
            <text:p>-39.2068</text:p>
          </table:table-cell>
          <table:table-cell table:style-name="ce6" table:formula="of:=[.D14]-[.H14]" office:value-type="float" office:value="117.62032604643" calcext:value-type="float">
            <text:p>117.6203</text:p>
          </table:table-cell>
          <table:table-cell table:style-name="ce6" table:formula="of:=[.E14]-[.H14]" office:value-type="float" office:value="-245.388439622252" calcext:value-type="float">
            <text:p>-245.3884</text:p>
          </table:table-cell>
          <table:table-cell table:style-name="ce6" table:formula="of:=[.F14]-[.H14]" office:value-type="float" office:value="245.388439622252" calcext:value-type="float">
            <text:p>245.3884</text:p>
          </table:table-cell>
          <table:table-cell table:style-name="ce6"/>
          <table:table-cell table:style-name="ce15" table:formula="of:=[.D14]/2+127" office:value-type="float" office:value="166.20677534881" calcext:value-type="float">
            <text:p>166</text:p>
          </table:table-cell>
          <table:table-cell table:style-name="ce15" table:formula="of:=[.I14]/2+128" office:value-type="float" office:value="186.810163023215" calcext:value-type="float">
            <text:p>187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360*[.B15]/256" office:value-type="float" office:value="16.875" calcext:value-type="float">
            <text:p>16.875</text:p>
          </table:table-cell>
          <table:table-cell table:style-name="ce6" table:formula="of:=[.$A$3]*SIN(RADIANS([.C15]))" office:value-type="float" office:value="85.3436951128119" calcext:value-type="float">
            <text:p>85.3437</text:p>
          </table:table-cell>
          <table:table-cell table:style-name="ce6" table:formula="of:=[.$A$3]*SIN(RADIANS([.C15]-120))" office:value-type="float" office:value="-286.319831907536" calcext:value-type="float">
            <text:p>-286.3198</text:p>
          </table:table-cell>
          <table:table-cell table:style-name="ce6" table:formula="of:=[.$A$3]*SIN(RADIANS([.C15]+120))" office:value-type="float" office:value="200.976136794724" calcext:value-type="float">
            <text:p>200.9761</text:p>
          </table:table-cell>
          <table:table-cell table:style-name="ce6"/>
          <table:table-cell table:style-name="ce10" table:formula="of:=(MIN([.D15];[.E15];[.F15])+MAX([.D15];[.E15];[.F15]))/2" office:value-type="float" office:value="-42.671847556406" calcext:value-type="float">
            <text:p>-42.6718</text:p>
          </table:table-cell>
          <table:table-cell table:style-name="ce12" table:formula="of:=[.D15]-[.H15]" office:value-type="float" office:value="128.015542669218" calcext:value-type="float">
            <text:p>128.0155</text:p>
          </table:table-cell>
          <table:table-cell table:style-name="ce6" table:formula="of:=[.E15]-[.H15]" office:value-type="float" office:value="-243.64798435113" calcext:value-type="float">
            <text:p>-243.6480</text:p>
          </table:table-cell>
          <table:table-cell table:style-name="ce6" table:formula="of:=[.F15]-[.H15]" office:value-type="float" office:value="243.64798435113" calcext:value-type="float">
            <text:p>243.6480</text:p>
          </table:table-cell>
          <table:table-cell table:style-name="ce6"/>
          <table:table-cell table:style-name="ce15" table:formula="of:=[.D15]/2+127" office:value-type="float" office:value="169.671847556406" calcext:value-type="float">
            <text:p>170</text:p>
          </table:table-cell>
          <table:table-cell table:style-name="ce15" table:formula="of:=[.I15]/2+128" office:value-type="float" office:value="192.007771334609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360*[.B16]/256" office:value-type="float" office:value="18.28125" calcext:value-type="float">
            <text:p>18.28125</text:p>
          </table:table-cell>
          <table:table-cell table:style-name="ce6" table:formula="of:=[.$A$3]*SIN(RADIANS([.C16]))" office:value-type="float" office:value="92.2224316772741" calcext:value-type="float">
            <text:p>92.2224</text:p>
          </table:table-cell>
          <table:table-cell table:style-name="ce6" table:formula="of:=[.$A$3]*SIN(RADIANS([.C16]-120))" office:value-type="float" office:value="-287.871980483457" calcext:value-type="float">
            <text:p>-287.8720</text:p>
          </table:table-cell>
          <table:table-cell table:style-name="ce6" table:formula="of:=[.$A$3]*SIN(RADIANS([.C16]+120))" office:value-type="float" office:value="195.649548806183" calcext:value-type="float">
            <text:p>195.6495</text:p>
          </table:table-cell>
          <table:table-cell table:style-name="ce6"/>
          <table:table-cell table:style-name="ce10" table:formula="of:=(MIN([.D16];[.E16];[.F16])+MAX([.D16];[.E16];[.F16]))/2" office:value-type="float" office:value="-46.1112158386371" calcext:value-type="float">
            <text:p>-46.1112</text:p>
          </table:table-cell>
          <table:table-cell table:style-name="ce6" table:formula="of:=[.D16]-[.H16]" office:value-type="float" office:value="138.333647515911" calcext:value-type="float">
            <text:p>138.3336</text:p>
          </table:table-cell>
          <table:table-cell table:style-name="ce6" table:formula="of:=[.E16]-[.H16]" office:value-type="float" office:value="-241.76076464482" calcext:value-type="float">
            <text:p>-241.7608</text:p>
          </table:table-cell>
          <table:table-cell table:style-name="ce6" table:formula="of:=[.F16]-[.H16]" office:value-type="float" office:value="241.76076464482" calcext:value-type="float">
            <text:p>241.7608</text:p>
          </table:table-cell>
          <table:table-cell table:style-name="ce6"/>
          <table:table-cell table:style-name="ce15" table:formula="of:=[.D16]/2+127" office:value-type="float" office:value="173.111215838637" calcext:value-type="float">
            <text:p>173</text:p>
          </table:table-cell>
          <table:table-cell table:style-name="ce15" table:formula="of:=[.I16]/2+128" office:value-type="float" office:value="197.166823757956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formula="of:=360*[.B17]/256" office:value-type="float" office:value="19.6875" calcext:value-type="float">
            <text:p>19.6875</text:p>
          </table:table-cell>
          <table:table-cell table:style-name="ce6" table:formula="of:=[.$A$3]*SIN(RADIANS([.C17]))" office:value-type="float" office:value="99.0456168973127" calcext:value-type="float">
            <text:p>99.0456</text:p>
          </table:table-cell>
          <table:table-cell table:style-name="ce6" table:formula="of:=[.$A$3]*SIN(RADIANS([.C17]-120))" office:value-type="float" office:value="-289.250725742561" calcext:value-type="float">
            <text:p>-289.2507</text:p>
          </table:table-cell>
          <table:table-cell table:style-name="ce6" table:formula="of:=[.$A$3]*SIN(RADIANS([.C17]+120))" office:value-type="float" office:value="190.205108845248" calcext:value-type="float">
            <text:p>190.2051</text:p>
          </table:table-cell>
          <table:table-cell table:style-name="ce6"/>
          <table:table-cell table:style-name="ce10" table:formula="of:=(MIN([.D17];[.E17];[.F17])+MAX([.D17];[.E17];[.F17]))/2" office:value-type="float" office:value="-49.5228084486563" calcext:value-type="float">
            <text:p>-49.5228</text:p>
          </table:table-cell>
          <table:table-cell table:style-name="ce6" table:formula="of:=[.D17]-[.H17]" office:value-type="float" office:value="148.568425345969" calcext:value-type="float">
            <text:p>148.5684</text:p>
          </table:table-cell>
          <table:table-cell table:style-name="ce6" table:formula="of:=[.E17]-[.H17]" office:value-type="float" office:value="-239.727917293904" calcext:value-type="float">
            <text:p>-239.7279</text:p>
          </table:table-cell>
          <table:table-cell table:style-name="ce6" table:formula="of:=[.F17]-[.H17]" office:value-type="float" office:value="239.727917293904" calcext:value-type="float">
            <text:p>239.7279</text:p>
          </table:table-cell>
          <table:table-cell table:style-name="ce6"/>
          <table:table-cell table:style-name="ce15" table:formula="of:=[.D17]/2+127" office:value-type="float" office:value="176.522808448656" calcext:value-type="float">
            <text:p>177</text:p>
          </table:table-cell>
          <table:table-cell table:style-name="ce15" table:formula="of:=[.I17]/2+128" office:value-type="float" office:value="202.284212672984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360*[.B18]/256" office:value-type="float" office:value="21.09375" calcext:value-type="float">
            <text:p>21.09375</text:p>
          </table:table-cell>
          <table:table-cell table:style-name="ce6" table:formula="of:=[.$A$3]*SIN(RADIANS([.C18]))" office:value-type="float" office:value="105.809140741287" calcext:value-type="float">
            <text:p>105.8091</text:p>
          </table:table-cell>
          <table:table-cell table:style-name="ce6" table:formula="of:=[.$A$3]*SIN(RADIANS([.C18]-120))" office:value-type="float" office:value="-290.455237180259" calcext:value-type="float">
            <text:p>-290.4552</text:p>
          </table:table-cell>
          <table:table-cell table:style-name="ce6" table:formula="of:=[.$A$3]*SIN(RADIANS([.C18]+120))" office:value-type="float" office:value="184.646096438972" calcext:value-type="float">
            <text:p>184.6461</text:p>
          </table:table-cell>
          <table:table-cell table:style-name="ce6"/>
          <table:table-cell table:style-name="ce10" table:formula="of:=(MIN([.D18];[.E18];[.F18])+MAX([.D18];[.E18];[.F18]))/2" office:value-type="float" office:value="-52.9045703706432" calcext:value-type="float">
            <text:p>-52.9046</text:p>
          </table:table-cell>
          <table:table-cell table:style-name="ce6" table:formula="of:=[.D18]-[.H18]" office:value-type="float" office:value="158.71371111193" calcext:value-type="float">
            <text:p>158.7137</text:p>
          </table:table-cell>
          <table:table-cell table:style-name="ce6" table:formula="of:=[.E18]-[.H18]" office:value-type="float" office:value="-237.550666809616" calcext:value-type="float">
            <text:p>-237.5507</text:p>
          </table:table-cell>
          <table:table-cell table:style-name="ce6" table:formula="of:=[.F18]-[.H18]" office:value-type="float" office:value="237.550666809616" calcext:value-type="float">
            <text:p>237.5507</text:p>
          </table:table-cell>
          <table:table-cell table:style-name="ce6"/>
          <table:table-cell table:style-name="ce15" table:formula="of:=[.D18]/2+127" office:value-type="float" office:value="179.904570370643" calcext:value-type="float">
            <text:p>180</text:p>
          </table:table-cell>
          <table:table-cell table:style-name="ce15" table:formula="of:=[.I18]/2+128" office:value-type="float" office:value="207.356855555965" calcext:value-type="float">
            <text:p>20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360*[.B19]/256" office:value-type="float" office:value="22.5" calcext:value-type="float">
            <text:p>22.5</text:p>
          </table:table-cell>
          <table:table-cell table:style-name="ce6" table:formula="of:=[.$A$3]*SIN(RADIANS([.C19]))" office:value-type="float" office:value="112.508929115336" calcext:value-type="float">
            <text:p>112.5089</text:p>
          </table:table-cell>
          <table:table-cell table:style-name="ce6" table:formula="of:=[.$A$3]*SIN(RADIANS([.C19]-120))" office:value-type="float" office:value="-291.4847892439" calcext:value-type="float">
            <text:p>-291.4848</text:p>
          </table:table-cell>
          <table:table-cell table:style-name="ce6" table:formula="of:=[.$A$3]*SIN(RADIANS([.C19]+120))" office:value-type="float" office:value="178.975860128564" calcext:value-type="float">
            <text:p>178.9759</text:p>
          </table:table-cell>
          <table:table-cell table:style-name="ce6"/>
          <table:table-cell table:style-name="ce10" table:formula="of:=(MIN([.D19];[.E19];[.F19])+MAX([.D19];[.E19];[.F19]))/2" office:value-type="float" office:value="-56.2544645576682" calcext:value-type="float">
            <text:p>-56.2545</text:p>
          </table:table-cell>
          <table:table-cell table:style-name="ce6" table:formula="of:=[.D19]-[.H19]" office:value-type="float" office:value="168.763393673005" calcext:value-type="float">
            <text:p>168.7634</text:p>
          </table:table-cell>
          <table:table-cell table:style-name="ce6" table:formula="of:=[.E19]-[.H19]" office:value-type="float" office:value="-235.230324686232" calcext:value-type="float">
            <text:p>-235.2303</text:p>
          </table:table-cell>
          <table:table-cell table:style-name="ce6" table:formula="of:=[.F19]-[.H19]" office:value-type="float" office:value="235.230324686232" calcext:value-type="float">
            <text:p>235.2303</text:p>
          </table:table-cell>
          <table:table-cell table:style-name="ce6"/>
          <table:table-cell table:style-name="ce15" table:formula="of:=[.D19]/2+127" office:value-type="float" office:value="183.254464557668" calcext:value-type="float">
            <text:p>183</text:p>
          </table:table-cell>
          <table:table-cell table:style-name="ce15" table:formula="of:=[.I19]/2+128" office:value-type="float" office:value="212.381696836502" calcext:value-type="float">
            <text:p>212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formula="of:=360*[.B20]/256" office:value-type="float" office:value="23.90625" calcext:value-type="float">
            <text:p>23.90625</text:p>
          </table:table-cell>
          <table:table-cell table:style-name="ce6" table:formula="of:=[.$A$3]*SIN(RADIANS([.C20]))" office:value-type="float" office:value="119.140946317467" calcext:value-type="float">
            <text:p>119.1409</text:p>
          </table:table-cell>
          <table:table-cell table:style-name="ce6" table:formula="of:=[.$A$3]*SIN(RADIANS([.C20]-120))" office:value-type="float" office:value="-292.33876176982" calcext:value-type="float">
            <text:p>-292.3388</text:p>
          </table:table-cell>
          <table:table-cell table:style-name="ce6" table:formula="of:=[.$A$3]*SIN(RADIANS([.C20]+120))" office:value-type="float" office:value="173.197815452352" calcext:value-type="float">
            <text:p>173.1978</text:p>
          </table:table-cell>
          <table:table-cell table:style-name="ce6"/>
          <table:table-cell table:style-name="ce10" table:formula="of:=(MIN([.D20];[.E20];[.F20])+MAX([.D20];[.E20];[.F20]))/2" office:value-type="float" office:value="-59.5704731587335" calcext:value-type="float">
            <text:p>-59.5705</text:p>
          </table:table-cell>
          <table:table-cell table:style-name="ce6" table:formula="of:=[.D20]-[.H20]" office:value-type="float" office:value="178.711419476201" calcext:value-type="float">
            <text:p>178.7114</text:p>
          </table:table-cell>
          <table:table-cell table:style-name="ce6" table:formula="of:=[.E20]-[.H20]" office:value-type="float" office:value="-232.768288611086" calcext:value-type="float">
            <text:p>-232.7683</text:p>
          </table:table-cell>
          <table:table-cell table:style-name="ce6" table:formula="of:=[.F20]-[.H20]" office:value-type="float" office:value="232.768288611086" calcext:value-type="float">
            <text:p>232.7683</text:p>
          </table:table-cell>
          <table:table-cell table:style-name="ce6"/>
          <table:table-cell table:style-name="ce15" table:formula="of:=[.D20]/2+127" office:value-type="float" office:value="186.570473158734" calcext:value-type="float">
            <text:p>187</text:p>
          </table:table-cell>
          <table:table-cell table:style-name="ce15" table:formula="of:=[.I20]/2+128" office:value-type="float" office:value="217.3557097381" calcext:value-type="float">
            <text:p>2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360*[.B21]/256" office:value-type="float" office:value="25.3125" calcext:value-type="float">
            <text:p>25.3125</text:p>
          </table:table-cell>
          <table:table-cell table:style-name="ce6" table:formula="of:=[.$A$3]*SIN(RADIANS([.C21]))" office:value-type="float" office:value="125.701197468503" calcext:value-type="float">
            <text:p>125.7012</text:p>
          </table:table-cell>
          <table:table-cell table:style-name="ce6" table:formula="of:=[.$A$3]*SIN(RADIANS([.C21]-120))" office:value-type="float" office:value="-293.016640356899" calcext:value-type="float">
            <text:p>-293.0166</text:p>
          </table:table-cell>
          <table:table-cell table:style-name="ce6" table:formula="of:=[.$A$3]*SIN(RADIANS([.C21]+120))" office:value-type="float" office:value="167.315442888396" calcext:value-type="float">
            <text:p>167.3154</text:p>
          </table:table-cell>
          <table:table-cell table:style-name="ce6"/>
          <table:table-cell table:style-name="ce10" table:formula="of:=(MIN([.D21];[.E21];[.F21])+MAX([.D21];[.E21];[.F21]))/2" office:value-type="float" office:value="-62.8505987342515" calcext:value-type="float">
            <text:p>-62.8506</text:p>
          </table:table-cell>
          <table:table-cell table:style-name="ce6" table:formula="of:=[.D21]-[.H21]" office:value-type="float" office:value="188.551796202754" calcext:value-type="float">
            <text:p>188.5518</text:p>
          </table:table-cell>
          <table:table-cell table:style-name="ce6" table:formula="of:=[.E21]-[.H21]" office:value-type="float" office:value="-230.166041622648" calcext:value-type="float">
            <text:p>-230.1660</text:p>
          </table:table-cell>
          <table:table-cell table:style-name="ce6" table:formula="of:=[.F21]-[.H21]" office:value-type="float" office:value="230.166041622648" calcext:value-type="float">
            <text:p>230.1660</text:p>
          </table:table-cell>
          <table:table-cell table:style-name="ce6"/>
          <table:table-cell table:style-name="ce15" table:formula="of:=[.D21]/2+127" office:value-type="float" office:value="189.850598734251" calcext:value-type="float">
            <text:p>190</text:p>
          </table:table-cell>
          <table:table-cell table:style-name="ce15" table:formula="of:=[.I21]/2+128" office:value-type="float" office:value="222.275898101377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360*[.B22]/256" office:value-type="float" office:value="26.71875" calcext:value-type="float">
            <text:p>26.71875</text:p>
          </table:table-cell>
          <table:table-cell table:style-name="ce6" table:formula="of:=[.$A$3]*SIN(RADIANS([.C22]))" office:value-type="float" office:value="132.185730918454" calcext:value-type="float">
            <text:p>132.1857</text:p>
          </table:table-cell>
          <table:table-cell table:style-name="ce6" table:formula="of:=[.$A$3]*SIN(RADIANS([.C22]-120))" office:value-type="float" office:value="-293.518016676425" calcext:value-type="float">
            <text:p>-293.5180</text:p>
          </table:table-cell>
          <table:table-cell table:style-name="ce6" table:formula="of:=[.$A$3]*SIN(RADIANS([.C22]+120))" office:value-type="float" office:value="161.332285757971" calcext:value-type="float">
            <text:p>161.3323</text:p>
          </table:table-cell>
          <table:table-cell table:style-name="ce6"/>
          <table:table-cell table:style-name="ce10" table:formula="of:=(MIN([.D22];[.E22];[.F22])+MAX([.D22];[.E22];[.F22]))/2" office:value-type="float" office:value="-66.0928654592272" calcext:value-type="float">
            <text:p>-66.0929</text:p>
          </table:table-cell>
          <table:table-cell table:style-name="ce6" table:formula="of:=[.D22]-[.H22]" office:value-type="float" office:value="198.278596377682" calcext:value-type="float">
            <text:p>198.2786</text:p>
          </table:table-cell>
          <table:table-cell table:style-name="ce6" table:formula="of:=[.E22]-[.H22]" office:value-type="float" office:value="-227.425151217198" calcext:value-type="float">
            <text:p>-227.4252</text:p>
          </table:table-cell>
          <table:table-cell table:style-name="ce6" table:formula="of:=[.F22]-[.H22]" office:value-type="float" office:value="227.425151217198" calcext:value-type="float">
            <text:p>227.4252</text:p>
          </table:table-cell>
          <table:table-cell table:style-name="ce6"/>
          <table:table-cell table:style-name="ce15" table:formula="of:=[.D22]/2+127" office:value-type="float" office:value="193.092865459227" calcext:value-type="float">
            <text:p>193</text:p>
          </table:table-cell>
          <table:table-cell table:style-name="ce15" table:formula="of:=[.I22]/2+128" office:value-type="float" office:value="227.139298188841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formula="of:=360*[.B23]/256" office:value-type="float" office:value="28.125" calcext:value-type="float">
            <text:p>28.125</text:p>
          </table:table-cell>
          <table:table-cell table:style-name="ce6" table:formula="of:=[.$A$3]*SIN(RADIANS([.C23]))" office:value-type="float" office:value="138.590640626843" calcext:value-type="float">
            <text:p>138.5906</text:p>
          </table:table-cell>
          <table:table-cell table:style-name="ce6" table:formula="of:=[.$A$3]*SIN(RADIANS([.C23]-120))" office:value-type="float" office:value="-293.842588718051" calcext:value-type="float">
            <text:p>-293.8426</text:p>
          </table:table-cell>
          <table:table-cell table:style-name="ce6" table:formula="of:=[.$A$3]*SIN(RADIANS([.C23]+120))" office:value-type="float" office:value="155.251948091208" calcext:value-type="float">
            <text:p>155.2519</text:p>
          </table:table-cell>
          <table:table-cell table:style-name="ce6"/>
          <table:table-cell table:style-name="ce10" table:formula="of:=(MIN([.D23];[.E23];[.F23])+MAX([.D23];[.E23];[.F23]))/2" office:value-type="float" office:value="-69.2953203134216" calcext:value-type="float">
            <text:p>-69.2953</text:p>
          </table:table-cell>
          <table:table-cell table:style-name="ce6" table:formula="of:=[.D23]-[.H23]" office:value-type="float" office:value="207.885960940265" calcext:value-type="float">
            <text:p>207.8860</text:p>
          </table:table-cell>
          <table:table-cell table:style-name="ce6" table:formula="of:=[.E23]-[.H23]" office:value-type="float" office:value="-224.54726840463" calcext:value-type="float">
            <text:p>-224.5473</text:p>
          </table:table-cell>
          <table:table-cell table:style-name="ce6" table:formula="of:=[.F23]-[.H23]" office:value-type="float" office:value="224.54726840463" calcext:value-type="float">
            <text:p>224.5473</text:p>
          </table:table-cell>
          <table:table-cell table:style-name="ce6"/>
          <table:table-cell table:style-name="ce15" table:formula="of:=[.D23]/2+127" office:value-type="float" office:value="196.295320313422" calcext:value-type="float">
            <text:p>196</text:p>
          </table:table-cell>
          <table:table-cell table:style-name="ce15" table:formula="of:=[.I23]/2+128" office:value-type="float" office:value="231.942980470132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360*[.B24]/256" office:value-type="float" office:value="29.53125" calcext:value-type="float">
            <text:p>29.53125</text:p>
          </table:table-cell>
          <table:table-cell table:style-name="ce6" table:formula="of:=[.$A$3]*SIN(RADIANS([.C24]))" office:value-type="float" office:value="144.912068515557" calcext:value-type="float">
            <text:p>144.9121</text:p>
          </table:table-cell>
          <table:table-cell table:style-name="ce6" table:formula="of:=[.$A$3]*SIN(RADIANS([.C24]-120))" office:value-type="float" office:value="-293.990160971716" calcext:value-type="float">
            <text:p>-293.9902</text:p>
          </table:table-cell>
          <table:table-cell table:style-name="ce6" table:formula="of:=[.$A$3]*SIN(RADIANS([.C24]+120))" office:value-type="float" office:value="149.078092456159" calcext:value-type="float">
            <text:p>149.0781</text:p>
          </table:table-cell>
          <table:table-cell table:style-name="ce6"/>
          <table:table-cell table:style-name="ce10" table:formula="of:=(MIN([.D24];[.E24];[.F24])+MAX([.D24];[.E24];[.F24]))/2" office:value-type="float" office:value="-72.4560342577782" calcext:value-type="float">
            <text:p>-72.4560</text:p>
          </table:table-cell>
          <table:table-cell table:style-name="ce6" table:formula="of:=[.D24]-[.H24]" office:value-type="float" office:value="217.368102773335" calcext:value-type="float">
            <text:p>217.3681</text:p>
          </table:table-cell>
          <table:table-cell table:style-name="ce6" table:formula="of:=[.E24]-[.H24]" office:value-type="float" office:value="-221.534126713938" calcext:value-type="float">
            <text:p>-221.5341</text:p>
          </table:table-cell>
          <table:table-cell table:style-name="ce6" table:formula="of:=[.F24]-[.H24]" office:value-type="float" office:value="221.534126713938" calcext:value-type="float">
            <text:p>221.5341</text:p>
          </table:table-cell>
          <table:table-cell table:style-name="ce6"/>
          <table:table-cell table:style-name="ce15" table:formula="of:=[.D24]/2+127" office:value-type="float" office:value="199.456034257778" calcext:value-type="float">
            <text:p>199</text:p>
          </table:table-cell>
          <table:table-cell table:style-name="ce15" table:formula="of:=[.I24]/2+128" office:value-type="float" office:value="236.68405138666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360*[.B25]/256" office:value-type="float" office:value="30.9375" calcext:value-type="float">
            <text:p>30.9375</text:p>
          </table:table-cell>
          <table:table-cell table:style-name="ce6" table:formula="of:=[.$A$3]*SIN(RADIANS([.C25]))" office:value-type="float" office:value="151.146206792807" calcext:value-type="float">
            <text:p>151.1462</text:p>
          </table:table-cell>
          <table:table-cell table:style-name="ce6" table:formula="of:=[.$A$3]*SIN(RADIANS([.C25]-120))" office:value-type="float" office:value="-293.960644545411" calcext:value-type="float">
            <text:p>-293.9606</text:p>
          </table:table-cell>
          <table:table-cell table:style-name="ce6" table:formula="of:=[.$A$3]*SIN(RADIANS([.C25]+120))" office:value-type="float" office:value="142.814437752604" calcext:value-type="float">
            <text:p>142.8144</text:p>
          </table:table-cell>
          <table:table-cell table:style-name="ce6"/>
          <table:table-cell table:style-name="ce10" table:formula="of:=(MIN([.D25];[.E25];[.F25])+MAX([.D25];[.E25];[.F25]))/2" office:value-type="float" office:value="-71.407218876302" calcext:value-type="float">
            <text:p>-71.4072</text:p>
          </table:table-cell>
          <table:table-cell table:style-name="ce6" table:formula="of:=[.D25]-[.H25]" office:value-type="float" office:value="222.553425669109" calcext:value-type="float">
            <text:p>222.5534</text:p>
          </table:table-cell>
          <table:table-cell table:style-name="ce6" table:formula="of:=[.E25]-[.H25]" office:value-type="float" office:value="-222.553425669109" calcext:value-type="float">
            <text:p>-222.5534</text:p>
          </table:table-cell>
          <table:table-cell table:style-name="ce6" table:formula="of:=[.F25]-[.H25]" office:value-type="float" office:value="214.221656628906" calcext:value-type="float">
            <text:p>214.2217</text:p>
          </table:table-cell>
          <table:table-cell table:style-name="ce6"/>
          <table:table-cell table:style-name="ce15" table:formula="of:=[.D25]/2+127" office:value-type="float" office:value="202.573103396404" calcext:value-type="float">
            <text:p>203</text:p>
          </table:table-cell>
          <table:table-cell table:style-name="ce15" table:formula="of:=[.I25]/2+128" office:value-type="float" office:value="239.276712834555" calcext:value-type="float">
            <text:p>239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formula="of:=360*[.B26]/256" office:value-type="float" office:value="32.34375" calcext:value-type="float">
            <text:p>32.34375</text:p>
          </table:table-cell>
          <table:table-cell table:style-name="ce6" table:formula="of:=[.$A$3]*SIN(RADIANS([.C26]))" office:value-type="float" office:value="157.289300246807" calcext:value-type="float">
            <text:p>157.2893</text:p>
          </table:table-cell>
          <table:table-cell table:style-name="ce6" table:formula="of:=[.$A$3]*SIN(RADIANS([.C26]-120))" office:value-type="float" office:value="-293.754057218729" calcext:value-type="float">
            <text:p>-293.7541</text:p>
          </table:table-cell>
          <table:table-cell table:style-name="ce6" table:formula="of:=[.$A$3]*SIN(RADIANS([.C26]+120))" office:value-type="float" office:value="136.464756971922" calcext:value-type="float">
            <text:p>136.4648</text:p>
          </table:table-cell>
          <table:table-cell table:style-name="ce6"/>
          <table:table-cell table:style-name="ce10" table:formula="of:=(MIN([.D26];[.E26];[.F26])+MAX([.D26];[.E26];[.F26]))/2" office:value-type="float" office:value="-68.2323784859611" calcext:value-type="float">
            <text:p>-68.2324</text:p>
          </table:table-cell>
          <table:table-cell table:style-name="ce6" table:formula="of:=[.D26]-[.H26]" office:value-type="float" office:value="225.521678732768" calcext:value-type="float">
            <text:p>225.5217</text:p>
          </table:table-cell>
          <table:table-cell table:style-name="ce6" table:formula="of:=[.E26]-[.H26]" office:value-type="float" office:value="-225.521678732768" calcext:value-type="float">
            <text:p>-225.5217</text:p>
          </table:table-cell>
          <table:table-cell table:style-name="ce6" table:formula="of:=[.F26]-[.H26]" office:value-type="float" office:value="204.697135457883" calcext:value-type="float">
            <text:p>204.6971</text:p>
          </table:table-cell>
          <table:table-cell table:style-name="ce6"/>
          <table:table-cell table:style-name="ce15" table:formula="of:=[.D26]/2+127" office:value-type="float" office:value="205.644650123403" calcext:value-type="float">
            <text:p>206</text:p>
          </table:table-cell>
          <table:table-cell table:style-name="ce15" table:formula="of:=[.I26]/2+128" office:value-type="float" office:value="240.760839366384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360*[.B27]/256" office:value-type="float" office:value="33.75" calcext:value-type="float">
            <text:p>33.75</text:p>
          </table:table-cell>
          <table:table-cell table:style-name="ce6" table:formula="of:=[.$A$3]*SIN(RADIANS([.C27]))" office:value-type="float" office:value="163.337648507763" calcext:value-type="float">
            <text:p>163.3376</text:p>
          </table:table-cell>
          <table:table-cell table:style-name="ce6" table:formula="of:=[.$A$3]*SIN(RADIANS([.C27]-120))" office:value-type="float" office:value="-293.370523432149" calcext:value-type="float">
            <text:p>-293.3705</text:p>
          </table:table-cell>
          <table:table-cell table:style-name="ce6" table:formula="of:=[.$A$3]*SIN(RADIANS([.C27]+120))" office:value-type="float" office:value="130.032874924386" calcext:value-type="float">
            <text:p>130.0329</text:p>
          </table:table-cell>
          <table:table-cell table:style-name="ce6"/>
          <table:table-cell table:style-name="ce10" table:formula="of:=(MIN([.D27];[.E27];[.F27])+MAX([.D27];[.E27];[.F27]))/2" office:value-type="float" office:value="-65.0164374621932" calcext:value-type="float">
            <text:p>-65.0164</text:p>
          </table:table-cell>
          <table:table-cell table:style-name="ce6" table:formula="of:=[.D27]-[.H27]" office:value-type="float" office:value="228.354085969956" calcext:value-type="float">
            <text:p>228.3541</text:p>
          </table:table-cell>
          <table:table-cell table:style-name="ce6" table:formula="of:=[.E27]-[.H27]" office:value-type="float" office:value="-228.354085969956" calcext:value-type="float">
            <text:p>-228.3541</text:p>
          </table:table-cell>
          <table:table-cell table:style-name="ce6" table:formula="of:=[.F27]-[.H27]" office:value-type="float" office:value="195.04931238658" calcext:value-type="float">
            <text:p>195.0493</text:p>
          </table:table-cell>
          <table:table-cell table:style-name="ce6"/>
          <table:table-cell table:style-name="ce15" table:formula="of:=[.D27]/2+127" office:value-type="float" office:value="208.668824253882" calcext:value-type="float">
            <text:p>209</text:p>
          </table:table-cell>
          <table:table-cell table:style-name="ce15" table:formula="of:=[.I27]/2+128" office:value-type="float" office:value="242.177042984978" calcext:value-type="float">
            <text:p>24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360*[.B28]/256" office:value-type="float" office:value="35.15625" calcext:value-type="float">
            <text:p>35.15625</text:p>
          </table:table-cell>
          <table:table-cell table:style-name="ce6" table:formula="of:=[.$A$3]*SIN(RADIANS([.C28]))" office:value-type="float" office:value="169.287608276847" calcext:value-type="float">
            <text:p>169.2876</text:p>
          </table:table-cell>
          <table:table-cell table:style-name="ce6" table:formula="of:=[.$A$3]*SIN(RADIANS([.C28]-120))" office:value-type="float" office:value="-292.810274212085" calcext:value-type="float">
            <text:p>-292.8103</text:p>
          </table:table-cell>
          <table:table-cell table:style-name="ce6" table:formula="of:=[.$A$3]*SIN(RADIANS([.C28]+120))" office:value-type="float" office:value="123.522665935239" calcext:value-type="float">
            <text:p>123.5227</text:p>
          </table:table-cell>
          <table:table-cell table:style-name="ce6"/>
          <table:table-cell table:style-name="ce10" table:formula="of:=(MIN([.D28];[.E28];[.F28])+MAX([.D28];[.E28];[.F28]))/2" office:value-type="float" office:value="-61.7613329676192" calcext:value-type="float">
            <text:p>-61.7613</text:p>
          </table:table-cell>
          <table:table-cell table:style-name="ce6" table:formula="of:=[.D28]-[.H28]" office:value-type="float" office:value="231.048941244466" calcext:value-type="float">
            <text:p>231.0489</text:p>
          </table:table-cell>
          <table:table-cell table:style-name="ce6" table:formula="of:=[.E28]-[.H28]" office:value-type="float" office:value="-231.048941244466" calcext:value-type="float">
            <text:p>-231.0489</text:p>
          </table:table-cell>
          <table:table-cell table:style-name="ce6" table:formula="of:=[.F28]-[.H28]" office:value-type="float" office:value="185.283998902858" calcext:value-type="float">
            <text:p>185.2840</text:p>
          </table:table-cell>
          <table:table-cell table:style-name="ce6"/>
          <table:table-cell table:style-name="ce15" table:formula="of:=[.D28]/2+127" office:value-type="float" office:value="211.643804138423" calcext:value-type="float">
            <text:p>212</text:p>
          </table:table-cell>
          <table:table-cell table:style-name="ce15" table:formula="of:=[.I28]/2+128" office:value-type="float" office:value="243.524470622233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formula="of:=360*[.B29]/256" office:value-type="float" office:value="36.5625" calcext:value-type="float">
            <text:p>36.5625</text:p>
          </table:table-cell>
          <table:table-cell table:style-name="ce6" table:formula="of:=[.$A$3]*SIN(RADIANS([.C29]))" office:value-type="float" office:value="175.135595520775" calcext:value-type="float">
            <text:p>175.1356</text:p>
          </table:table-cell>
          <table:table-cell table:style-name="ce6" table:formula="of:=[.$A$3]*SIN(RADIANS([.C29]-120))" office:value-type="float" office:value="-292.073647031717" calcext:value-type="float">
            <text:p>-292.0736</text:p>
          </table:table-cell>
          <table:table-cell table:style-name="ce6" table:formula="of:=[.$A$3]*SIN(RADIANS([.C29]+120))" office:value-type="float" office:value="116.938051510941" calcext:value-type="float">
            <text:p>116.9381</text:p>
          </table:table-cell>
          <table:table-cell table:style-name="ce6"/>
          <table:table-cell table:style-name="ce10" table:formula="of:=(MIN([.D29];[.E29];[.F29])+MAX([.D29];[.E29];[.F29]))/2" office:value-type="float" office:value="-58.4690257554706" calcext:value-type="float">
            <text:p>-58.4690</text:p>
          </table:table-cell>
          <table:table-cell table:style-name="ce6" table:formula="of:=[.D29]-[.H29]" office:value-type="float" office:value="233.604621276246" calcext:value-type="float">
            <text:p>233.6046</text:p>
          </table:table-cell>
          <table:table-cell table:style-name="ce6" table:formula="of:=[.E29]-[.H29]" office:value-type="float" office:value="-233.604621276246" calcext:value-type="float">
            <text:p>-233.6046</text:p>
          </table:table-cell>
          <table:table-cell table:style-name="ce6" table:formula="of:=[.F29]-[.H29]" office:value-type="float" office:value="175.407077266412" calcext:value-type="float">
            <text:p>175.4071</text:p>
          </table:table-cell>
          <table:table-cell table:style-name="ce6"/>
          <table:table-cell table:style-name="ce15" table:formula="of:=[.D29]/2+127" office:value-type="float" office:value="214.567797760388" calcext:value-type="float">
            <text:p>215</text:p>
          </table:table-cell>
          <table:table-cell table:style-name="ce15" table:formula="of:=[.I29]/2+128" office:value-type="float" office:value="244.802310638123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360*[.B30]/256" office:value-type="float" office:value="37.96875" calcext:value-type="float">
            <text:p>37.96875</text:p>
          </table:table-cell>
          <table:table-cell table:style-name="ce6" table:formula="of:=[.$A$3]*SIN(RADIANS([.C30]))" office:value-type="float" office:value="180.878087630704" calcext:value-type="float">
            <text:p>180.8781</text:p>
          </table:table-cell>
          <table:table-cell table:style-name="ce6" table:formula="of:=[.$A$3]*SIN(RADIANS([.C30]-120))" office:value-type="float" office:value="-291.161085607713" calcext:value-type="float">
            <text:p>-291.1611</text:p>
          </table:table-cell>
          <table:table-cell table:style-name="ce6" table:formula="of:=[.$A$3]*SIN(RADIANS([.C30]+120))" office:value-type="float" office:value="110.282997977009" calcext:value-type="float">
            <text:p>110.2830</text:p>
          </table:table-cell>
          <table:table-cell table:style-name="ce6"/>
          <table:table-cell table:style-name="ce10" table:formula="of:=(MIN([.D30];[.E30];[.F30])+MAX([.D30];[.E30];[.F30]))/2" office:value-type="float" office:value="-55.1414989885046" calcext:value-type="float">
            <text:p>-55.1415</text:p>
          </table:table-cell>
          <table:table-cell table:style-name="ce6" table:formula="of:=[.D30]-[.H30]" office:value-type="float" office:value="236.019586619209" calcext:value-type="float">
            <text:p>236.0196</text:p>
          </table:table-cell>
          <table:table-cell table:style-name="ce6" table:formula="of:=[.E30]-[.H30]" office:value-type="float" office:value="-236.019586619209" calcext:value-type="float">
            <text:p>-236.0196</text:p>
          </table:table-cell>
          <table:table-cell table:style-name="ce6" table:formula="of:=[.F30]-[.H30]" office:value-type="float" office:value="165.424496965514" calcext:value-type="float">
            <text:p>165.4245</text:p>
          </table:table-cell>
          <table:table-cell table:style-name="ce6"/>
          <table:table-cell table:style-name="ce15" table:formula="of:=[.D30]/2+127" office:value-type="float" office:value="217.439043815352" calcext:value-type="float">
            <text:p>217</text:p>
          </table:table-cell>
          <table:table-cell table:style-name="ce15" table:formula="of:=[.I30]/2+128" office:value-type="float" office:value="246.009793309604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360*[.B31]/256" office:value-type="float" office:value="39.375" calcext:value-type="float">
            <text:p>39.375</text:p>
          </table:table-cell>
          <table:table-cell table:style-name="ce6" table:formula="of:=[.$A$3]*SIN(RADIANS([.C31]))" office:value-type="float" office:value="186.511625544112" calcext:value-type="float">
            <text:p>186.5116</text:p>
          </table:table-cell>
          <table:table-cell table:style-name="ce6" table:formula="of:=[.$A$3]*SIN(RADIANS([.C31]-120))" office:value-type="float" office:value="-290.073139632954" calcext:value-type="float">
            <text:p>-290.0731</text:p>
          </table:table-cell>
          <table:table-cell table:style-name="ce6" table:formula="of:=[.$A$3]*SIN(RADIANS([.C31]+120))" office:value-type="float" office:value="103.561514088843" calcext:value-type="float">
            <text:p>103.5615</text:p>
          </table:table-cell>
          <table:table-cell table:style-name="ce6"/>
          <table:table-cell table:style-name="ce10" table:formula="of:=(MIN([.D31];[.E31];[.F31])+MAX([.D31];[.E31];[.F31]))/2" office:value-type="float" office:value="-51.7807570444213" calcext:value-type="float">
            <text:p>-51.7808</text:p>
          </table:table-cell>
          <table:table-cell table:style-name="ce6" table:formula="of:=[.D31]-[.H31]" office:value-type="float" office:value="238.292382588533" calcext:value-type="float">
            <text:p>238.2924</text:p>
          </table:table-cell>
          <table:table-cell table:style-name="ce6" table:formula="of:=[.E31]-[.H31]" office:value-type="float" office:value="-238.292382588533" calcext:value-type="float">
            <text:p>-238.2924</text:p>
          </table:table-cell>
          <table:table-cell table:style-name="ce6" table:formula="of:=[.F31]-[.H31]" office:value-type="float" office:value="155.342271133264" calcext:value-type="float">
            <text:p>155.3423</text:p>
          </table:table-cell>
          <table:table-cell table:style-name="ce6"/>
          <table:table-cell table:style-name="ce15" table:formula="of:=[.D31]/2+127" office:value-type="float" office:value="220.255812772056" calcext:value-type="float">
            <text:p>220</text:p>
          </table:table-cell>
          <table:table-cell table:style-name="ce15" table:formula="of:=[.I31]/2+128" office:value-type="float" office:value="247.146191294267" calcext:value-type="float">
            <text:p>247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formula="of:=360*[.B32]/256" office:value-type="float" office:value="40.78125" calcext:value-type="float">
            <text:p>40.78125</text:p>
          </table:table-cell>
          <table:table-cell table:style-name="ce6" table:formula="of:=[.$A$3]*SIN(RADIANS([.C32]))" office:value-type="float" office:value="192.03281582841" calcext:value-type="float">
            <text:p>192.0328</text:p>
          </table:table-cell>
          <table:table-cell table:style-name="ce6" table:formula="of:=[.$A$3]*SIN(RADIANS([.C32]-120))" office:value-type="float" office:value="-288.810464445414" calcext:value-type="float">
            <text:p>-288.8105</text:p>
          </table:table-cell>
          <table:table-cell table:style-name="ce6" table:formula="of:=[.$A$3]*SIN(RADIANS([.C32]+120))" office:value-type="float" office:value="96.7776486170034" calcext:value-type="float">
            <text:p>96.7776</text:p>
          </table:table-cell>
          <table:table-cell table:style-name="ce6"/>
          <table:table-cell table:style-name="ce10" table:formula="of:=(MIN([.D32];[.E32];[.F32])+MAX([.D32];[.E32];[.F32]))/2" office:value-type="float" office:value="-48.3888243085017" calcext:value-type="float">
            <text:p>-48.3888</text:p>
          </table:table-cell>
          <table:table-cell table:style-name="ce6" table:formula="of:=[.D32]-[.H32]" office:value-type="float" office:value="240.421640136912" calcext:value-type="float">
            <text:p>240.4216</text:p>
          </table:table-cell>
          <table:table-cell table:style-name="ce6" table:formula="of:=[.E32]-[.H32]" office:value-type="float" office:value="-240.421640136912" calcext:value-type="float">
            <text:p>-240.4216</text:p>
          </table:table-cell>
          <table:table-cell table:style-name="ce6" table:formula="of:=[.F32]-[.H32]" office:value-type="float" office:value="145.166472925505" calcext:value-type="float">
            <text:p>145.1665</text:p>
          </table:table-cell>
          <table:table-cell table:style-name="ce6"/>
          <table:table-cell table:style-name="ce15" table:formula="of:=[.D32]/2+127" office:value-type="float" office:value="223.016407914205" calcext:value-type="float">
            <text:p>223</text:p>
          </table:table-cell>
          <table:table-cell table:style-name="ce15" table:formula="of:=[.I32]/2+128" office:value-type="float" office:value="248.210820068456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360*[.B33]/256" office:value-type="float" office:value="42.1875" calcext:value-type="float">
            <text:p>42.1875</text:p>
          </table:table-cell>
          <table:table-cell table:style-name="ce6" table:formula="of:=[.$A$3]*SIN(RADIANS([.C33]))" office:value-type="float" office:value="197.438332725023" calcext:value-type="float">
            <text:p>197.4383</text:p>
          </table:table-cell>
          <table:table-cell table:style-name="ce6" table:formula="of:=[.$A$3]*SIN(RADIANS([.C33]-120))" office:value-type="float" office:value="-287.37382063341" calcext:value-type="float">
            <text:p>-287.3738</text:p>
          </table:table-cell>
          <table:table-cell table:style-name="ce6" table:formula="of:=[.$A$3]*SIN(RADIANS([.C33]+120))" office:value-type="float" office:value="89.9354879083868" calcext:value-type="float">
            <text:p>89.9355</text:p>
          </table:table-cell>
          <table:table-cell table:style-name="ce6"/>
          <table:table-cell table:style-name="ce10" table:formula="of:=(MIN([.D33];[.E33];[.F33])+MAX([.D33];[.E33];[.F33]))/2" office:value-type="float" office:value="-44.9677439541934" calcext:value-type="float">
            <text:p>-44.9677</text:p>
          </table:table-cell>
          <table:table-cell table:style-name="ce6" table:formula="of:=[.D33]-[.H33]" office:value-type="float" office:value="242.406076679217" calcext:value-type="float">
            <text:p>242.4061</text:p>
          </table:table-cell>
          <table:table-cell table:style-name="ce6" table:formula="of:=[.E33]-[.H33]" office:value-type="float" office:value="-242.406076679217" calcext:value-type="float">
            <text:p>-242.4061</text:p>
          </table:table-cell>
          <table:table-cell table:style-name="ce6" table:formula="of:=[.F33]-[.H33]" office:value-type="float" office:value="134.90323186258" calcext:value-type="float">
            <text:p>134.9032</text:p>
          </table:table-cell>
          <table:table-cell table:style-name="ce6"/>
          <table:table-cell table:style-name="ce15" table:formula="of:=[.D33]/2+127" office:value-type="float" office:value="225.719166362512" calcext:value-type="float">
            <text:p>226</text:p>
          </table:table-cell>
          <table:table-cell table:style-name="ce15" table:formula="of:=[.I33]/2+128" office:value-type="float" office:value="249.203038339608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360*[.B34]/256" office:value-type="float" office:value="43.59375" calcext:value-type="float">
            <text:p>43.59375</text:p>
          </table:table-cell>
          <table:table-cell table:style-name="ce6" table:formula="of:=[.$A$3]*SIN(RADIANS([.C34]))" office:value-type="float" office:value="202.724920152698" calcext:value-type="float">
            <text:p>202.7249</text:p>
          </table:table-cell>
          <table:table-cell table:style-name="ce6" table:formula="of:=[.$A$3]*SIN(RADIANS([.C34]-120))" office:value-type="float" office:value="-285.764073577456" calcext:value-type="float">
            <text:p>-285.7641</text:p>
          </table:table-cell>
          <table:table-cell table:style-name="ce6" table:formula="of:=[.$A$3]*SIN(RADIANS([.C34]+120))" office:value-type="float" office:value="83.0391534247585" calcext:value-type="float">
            <text:p>83.0392</text:p>
          </table:table-cell>
          <table:table-cell table:style-name="ce6"/>
          <table:table-cell table:style-name="ce10" table:formula="of:=(MIN([.D34];[.E34];[.F34])+MAX([.D34];[.E34];[.F34]))/2" office:value-type="float" office:value="-41.5195767123793" calcext:value-type="float">
            <text:p>-41.5196</text:p>
          </table:table-cell>
          <table:table-cell table:style-name="ce6" table:formula="of:=[.D34]-[.H34]" office:value-type="float" office:value="244.244496865077" calcext:value-type="float">
            <text:p>244.2445</text:p>
          </table:table-cell>
          <table:table-cell table:style-name="ce6" table:formula="of:=[.E34]-[.H34]" office:value-type="float" office:value="-244.244496865077" calcext:value-type="float">
            <text:p>-244.2445</text:p>
          </table:table-cell>
          <table:table-cell table:style-name="ce6" table:formula="of:=[.F34]-[.H34]" office:value-type="float" office:value="124.558730137138" calcext:value-type="float">
            <text:p>124.5587</text:p>
          </table:table-cell>
          <table:table-cell table:style-name="ce6"/>
          <table:table-cell table:style-name="ce15" table:formula="of:=[.D34]/2+127" office:value-type="float" office:value="228.362460076349" calcext:value-type="float">
            <text:p>228</text:p>
          </table:table-cell>
          <table:table-cell table:style-name="ce15" table:formula="of:=[.I34]/2+128" office:value-type="float" office:value="250.122248432538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formula="of:=360*[.B35]/256" office:value-type="float" office:value="45" calcext:value-type="float">
            <text:p>45</text:p>
          </table:table-cell>
          <table:table-cell table:style-name="ce6" table:formula="of:=[.$A$3]*SIN(RADIANS([.C35]))" office:value-type="float" office:value="207.889393668845" calcext:value-type="float">
            <text:p>207.8894</text:p>
          </table:table-cell>
          <table:table-cell table:style-name="ce6" table:formula="of:=[.$A$3]*SIN(RADIANS([.C35]-120))" office:value-type="float" office:value="-283.982192928986" calcext:value-type="float">
            <text:p>-283.9822</text:p>
          </table:table-cell>
          <table:table-cell table:style-name="ce6" table:formula="of:=[.$A$3]*SIN(RADIANS([.C35]+120))" office:value-type="float" office:value="76.0927992601412" calcext:value-type="float">
            <text:p>76.0928</text:p>
          </table:table-cell>
          <table:table-cell table:style-name="ce6"/>
          <table:table-cell table:style-name="ce10" table:formula="of:=(MIN([.D35];[.E35];[.F35])+MAX([.D35];[.E35];[.F35]))/2" office:value-type="float" office:value="-38.0463996300706" calcext:value-type="float">
            <text:p>-38.0464</text:p>
          </table:table-cell>
          <table:table-cell table:style-name="ce6" table:formula="of:=[.D35]-[.H35]" office:value-type="float" office:value="245.935793298915" calcext:value-type="float">
            <text:p>245.9358</text:p>
          </table:table-cell>
          <table:table-cell table:style-name="ce6" table:formula="of:=[.E35]-[.H35]" office:value-type="float" office:value="-245.935793298915" calcext:value-type="float">
            <text:p>-245.9358</text:p>
          </table:table-cell>
          <table:table-cell table:style-name="ce6" table:formula="of:=[.F35]-[.H35]" office:value-type="float" office:value="114.139198890212" calcext:value-type="float">
            <text:p>114.1392</text:p>
          </table:table-cell>
          <table:table-cell table:style-name="ce6"/>
          <table:table-cell table:style-name="ce15" table:formula="of:=[.D35]/2+127" office:value-type="float" office:value="230.944696834422" calcext:value-type="float">
            <text:p>231</text:p>
          </table:table-cell>
          <table:table-cell table:style-name="ce15" table:formula="of:=[.I35]/2+128" office:value-type="float" office:value="250.967896649458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360*[.B36]/256" office:value-type="float" office:value="46.40625" calcext:value-type="float">
            <text:p>46.40625</text:p>
          </table:table-cell>
          <table:table-cell table:style-name="ce6" table:formula="of:=[.$A$3]*SIN(RADIANS([.C36]))" office:value-type="float" office:value="212.928642387731" calcext:value-type="float">
            <text:p>212.9286</text:p>
          </table:table-cell>
          <table:table-cell table:style-name="ce6" table:formula="of:=[.$A$3]*SIN(RADIANS([.C36]-120))" office:value-type="float" office:value="-282.029252026274" calcext:value-type="float">
            <text:p>-282.0293</text:p>
          </table:table-cell>
          <table:table-cell table:style-name="ce6" table:formula="of:=[.$A$3]*SIN(RADIANS([.C36]+120))" office:value-type="float" office:value="69.1006096385424" calcext:value-type="float">
            <text:p>69.1006</text:p>
          </table:table-cell>
          <table:table-cell table:style-name="ce6"/>
          <table:table-cell table:style-name="ce10" table:formula="of:=(MIN([.D36];[.E36];[.F36])+MAX([.D36];[.E36];[.F36]))/2" office:value-type="float" office:value="-34.5503048192712" calcext:value-type="float">
            <text:p>-34.5503</text:p>
          </table:table-cell>
          <table:table-cell table:style-name="ce6" table:formula="of:=[.D36]-[.H36]" office:value-type="float" office:value="247.478947207002" calcext:value-type="float">
            <text:p>247.4789</text:p>
          </table:table-cell>
          <table:table-cell table:style-name="ce6" table:formula="of:=[.E36]-[.H36]" office:value-type="float" office:value="-247.478947207002" calcext:value-type="float">
            <text:p>-247.4789</text:p>
          </table:table-cell>
          <table:table-cell table:style-name="ce6" table:formula="of:=[.F36]-[.H36]" office:value-type="float" office:value="103.650914457814" calcext:value-type="float">
            <text:p>103.6509</text:p>
          </table:table-cell>
          <table:table-cell table:style-name="ce6"/>
          <table:table-cell table:style-name="ce15" table:formula="of:=[.D36]/2+127" office:value-type="float" office:value="233.464321193866" calcext:value-type="float">
            <text:p>233</text:p>
          </table:table-cell>
          <table:table-cell table:style-name="ce15" table:formula="of:=[.I36]/2+128" office:value-type="float" office:value="251.739473603501" calcext:value-type="float">
            <text:p>252</text:p>
            <draw:frame table:end-cell-address="Calculation.Y72" table:end-x="48.87pt" table:end-y="6.77pt" draw:z-index="1" draw:style-name="gr1" draw:text-style-name="P1" svg:width="749.45pt" svg:height="460.97pt" svg:x="183.8pt" svg:y="6.63pt">
              <draw:object draw:notify-on-update-of-ranges="Calculation.C3:Calculation.C363 Calculation.I2:Calculation.I2 Calculation.I3:Calculation.I363 Calculation.C3:Calculation.C363 Calculation.J2:Calculation.J2 Calculation.J3:Calculation.J363 Calculation.C3:Calculation.C363 Calculation.K2:Calculation.K2 Calculation.K3:Calculation.K3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360*[.B37]/256" office:value-type="float" office:value="47.8125" calcext:value-type="float">
            <text:p>47.8125</text:p>
          </table:table-cell>
          <table:table-cell table:style-name="ce6" table:formula="of:=[.$A$3]*SIN(RADIANS([.C37]))" office:value-type="float" office:value="217.839630854358" calcext:value-type="float">
            <text:p>217.8396</text:p>
          </table:table-cell>
          <table:table-cell table:style-name="ce6" table:formula="of:=[.$A$3]*SIN(RADIANS([.C37]-120))" office:value-type="float" office:value="-279.906427247894" calcext:value-type="float">
            <text:p>-279.9064</text:p>
          </table:table-cell>
          <table:table-cell table:style-name="ce6" table:formula="of:=[.$A$3]*SIN(RADIANS([.C37]+120))" office:value-type="float" office:value="62.0667963935358" calcext:value-type="float">
            <text:p>62.0668</text:p>
          </table:table-cell>
          <table:table-cell table:style-name="ce6"/>
          <table:table-cell table:style-name="ce10" table:formula="of:=(MIN([.D37];[.E37];[.F37])+MAX([.D37];[.E37];[.F37]))/2" office:value-type="float" office:value="-31.0333981967679" calcext:value-type="float">
            <text:p>-31.0334</text:p>
          </table:table-cell>
          <table:table-cell table:style-name="ce6" table:formula="of:=[.D37]-[.H37]" office:value-type="float" office:value="248.873029051126" calcext:value-type="float">
            <text:p>248.8730</text:p>
          </table:table-cell>
          <table:table-cell table:style-name="ce6" table:formula="of:=[.E37]-[.H37]" office:value-type="float" office:value="-248.873029051126" calcext:value-type="float">
            <text:p>-248.8730</text:p>
          </table:table-cell>
          <table:table-cell table:style-name="ce6" table:formula="of:=[.F37]-[.H37]" office:value-type="float" office:value="93.1001945903036" calcext:value-type="float">
            <text:p>93.1002</text:p>
          </table:table-cell>
          <table:table-cell table:style-name="ce6"/>
          <table:table-cell table:style-name="ce15" table:formula="of:=[.D37]/2+127" office:value-type="float" office:value="235.919815427179" calcext:value-type="float">
            <text:p>236</text:p>
          </table:table-cell>
          <table:table-cell table:style-name="ce15" table:formula="of:=[.I37]/2+128" office:value-type="float" office:value="252.436514525563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formula="of:=360*[.B38]/256" office:value-type="float" office:value="49.21875" calcext:value-type="float">
            <text:p>49.21875</text:p>
          </table:table-cell>
          <table:table-cell table:style-name="ce6" table:formula="of:=[.$A$3]*SIN(RADIANS([.C38]))" office:value-type="float" office:value="222.619400872906" calcext:value-type="float">
            <text:p>222.6194</text:p>
          </table:table-cell>
          <table:table-cell table:style-name="ce6" table:formula="of:=[.$A$3]*SIN(RADIANS([.C38]-120))" office:value-type="float" office:value="-277.614997304115" calcext:value-type="float">
            <text:p>-277.6150</text:p>
          </table:table-cell>
          <table:table-cell table:style-name="ce6" table:formula="of:=[.$A$3]*SIN(RADIANS([.C38]+120))" office:value-type="float" office:value="54.9955964312086" calcext:value-type="float">
            <text:p>54.9956</text:p>
          </table:table-cell>
          <table:table-cell table:style-name="ce6"/>
          <table:table-cell table:style-name="ce10" table:formula="of:=(MIN([.D38];[.E38];[.F38])+MAX([.D38];[.E38];[.F38]))/2" office:value-type="float" office:value="-27.4977982156043" calcext:value-type="float">
            <text:p>-27.4978</text:p>
          </table:table-cell>
          <table:table-cell table:style-name="ce6" table:formula="of:=[.D38]-[.H38]" office:value-type="float" office:value="250.117199088511" calcext:value-type="float">
            <text:p>250.1172</text:p>
          </table:table-cell>
          <table:table-cell table:style-name="ce6" table:formula="of:=[.E38]-[.H38]" office:value-type="float" office:value="-250.117199088511" calcext:value-type="float">
            <text:p>-250.1172</text:p>
          </table:table-cell>
          <table:table-cell table:style-name="ce6" table:formula="of:=[.F38]-[.H38]" office:value-type="float" office:value="82.4933946468129" calcext:value-type="float">
            <text:p>82.4934</text:p>
          </table:table-cell>
          <table:table-cell table:style-name="ce6"/>
          <table:table-cell table:style-name="ce15" table:formula="of:=[.D38]/2+127" office:value-type="float" office:value="238.309700436453" calcext:value-type="float">
            <text:p>238</text:p>
          </table:table-cell>
          <table:table-cell table:style-name="ce15" table:formula="of:=[.I38]/2+128" office:value-type="float" office:value="253.058599544255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360*[.B39]/256" office:value-type="float" office:value="50.625" calcext:value-type="float">
            <text:p>50.625</text:p>
          </table:table-cell>
          <table:table-cell table:style-name="ce6" table:formula="of:=[.$A$3]*SIN(RADIANS([.C39]))" office:value-type="float" office:value="227.265073288645" calcext:value-type="float">
            <text:p>227.2651</text:p>
          </table:table-cell>
          <table:table-cell table:style-name="ce6" table:formula="of:=[.$A$3]*SIN(RADIANS([.C39]-120))" office:value-type="float" office:value="-275.156342466654" calcext:value-type="float">
            <text:p>-275.1563</text:p>
          </table:table-cell>
          <table:table-cell table:style-name="ce6" table:formula="of:=[.$A$3]*SIN(RADIANS([.C39]+120))" office:value-type="float" office:value="47.8912691780091" calcext:value-type="float">
            <text:p>47.8913</text:p>
          </table:table-cell>
          <table:table-cell table:style-name="ce6"/>
          <table:table-cell table:style-name="ce10" table:formula="of:=(MIN([.D39];[.E39];[.F39])+MAX([.D39];[.E39];[.F39]))/2" office:value-type="float" office:value="-23.9456345890045" calcext:value-type="float">
            <text:p>-23.9456</text:p>
          </table:table-cell>
          <table:table-cell table:style-name="ce6" table:formula="of:=[.D39]-[.H39]" office:value-type="float" office:value="251.210707877649" calcext:value-type="float">
            <text:p>251.2107</text:p>
          </table:table-cell>
          <table:table-cell table:style-name="ce6" table:formula="of:=[.E39]-[.H39]" office:value-type="float" office:value="-251.210707877649" calcext:value-type="float">
            <text:p>-251.2107</text:p>
          </table:table-cell>
          <table:table-cell table:style-name="ce6" table:formula="of:=[.F39]-[.H39]" office:value-type="float" office:value="71.8369037670137" calcext:value-type="float">
            <text:p>71.8369</text:p>
          </table:table-cell>
          <table:table-cell table:style-name="ce6"/>
          <table:table-cell table:style-name="ce15" table:formula="of:=[.D39]/2+127" office:value-type="float" office:value="240.632536644322" calcext:value-type="float">
            <text:p>241</text:p>
          </table:table-cell>
          <table:table-cell table:style-name="ce15" table:formula="of:=[.I39]/2+128" office:value-type="float" office:value="253.605353938825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360*[.B40]/256" office:value-type="float" office:value="52.03125" calcext:value-type="float">
            <text:p>52.03125</text:p>
          </table:table-cell>
          <table:table-cell table:style-name="ce6" table:formula="of:=[.$A$3]*SIN(RADIANS([.C40]))" office:value-type="float" office:value="231.773849722222" calcext:value-type="float">
            <text:p>231.7738</text:p>
          </table:table-cell>
          <table:table-cell table:style-name="ce6" table:formula="of:=[.$A$3]*SIN(RADIANS([.C40]-120))" office:value-type="float" office:value="-272.531943737249" calcext:value-type="float">
            <text:p>-272.5319</text:p>
          </table:table-cell>
          <table:table-cell table:style-name="ce6" table:formula="of:=[.$A$3]*SIN(RADIANS([.C40]+120))" office:value-type="float" office:value="40.7580940150267" calcext:value-type="float">
            <text:p>40.7581</text:p>
          </table:table-cell>
          <table:table-cell table:style-name="ce6"/>
          <table:table-cell table:style-name="ce10" table:formula="of:=(MIN([.D40];[.E40];[.F40])+MAX([.D40];[.E40];[.F40]))/2" office:value-type="float" office:value="-20.3790470075133" calcext:value-type="float">
            <text:p>-20.3790</text:p>
          </table:table-cell>
          <table:table-cell table:style-name="ce6" table:formula="of:=[.D40]-[.H40]" office:value-type="float" office:value="252.152896729736" calcext:value-type="float">
            <text:p>252.1529</text:p>
          </table:table-cell>
          <table:table-cell table:style-name="ce6" table:formula="of:=[.E40]-[.H40]" office:value-type="float" office:value="-252.152896729736" calcext:value-type="float">
            <text:p>-252.1529</text:p>
          </table:table-cell>
          <table:table-cell table:style-name="ce6" table:formula="of:=[.F40]-[.H40]" office:value-type="float" office:value="61.13714102254" calcext:value-type="float">
            <text:p>61.1371</text:p>
          </table:table-cell>
          <table:table-cell table:style-name="ce6"/>
          <table:table-cell table:style-name="ce15" table:formula="of:=[.D40]/2+127" office:value-type="float" office:value="242.886924861111" calcext:value-type="float">
            <text:p>243</text:p>
          </table:table-cell>
          <table:table-cell table:style-name="ce15" table:formula="of:=[.I40]/2+128" office:value-type="float" office:value="254.076448364868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formula="of:=360*[.B41]/256" office:value-type="float" office:value="53.4375" calcext:value-type="float">
            <text:p>53.4375</text:p>
          </table:table-cell>
          <table:table-cell table:style-name="ce6" table:formula="of:=[.$A$3]*SIN(RADIANS([.C41]))" office:value-type="float" office:value="236.14301425531" calcext:value-type="float">
            <text:p>236.1430</text:p>
          </table:table-cell>
          <table:table-cell table:style-name="ce6" table:formula="of:=[.$A$3]*SIN(RADIANS([.C41]-120))" office:value-type="float" office:value="-269.743381955562" calcext:value-type="float">
            <text:p>-269.7434</text:p>
          </table:table-cell>
          <table:table-cell table:style-name="ce6" table:formula="of:=[.$A$3]*SIN(RADIANS([.C41]+120))" office:value-type="float" office:value="33.6003677002528" calcext:value-type="float">
            <text:p>33.6004</text:p>
          </table:table-cell>
          <table:table-cell table:style-name="ce6"/>
          <table:table-cell table:style-name="ce10" table:formula="of:=(MIN([.D41];[.E41];[.F41])+MAX([.D41];[.E41];[.F41]))/2" office:value-type="float" office:value="-16.8001838501264" calcext:value-type="float">
            <text:p>-16.8002</text:p>
          </table:table-cell>
          <table:table-cell table:style-name="ce6" table:formula="of:=[.D41]-[.H41]" office:value-type="float" office:value="252.943198105436" calcext:value-type="float">
            <text:p>252.9432</text:p>
          </table:table-cell>
          <table:table-cell table:style-name="ce6" table:formula="of:=[.E41]-[.H41]" office:value-type="float" office:value="-252.943198105436" calcext:value-type="float">
            <text:p>-252.9432</text:p>
          </table:table-cell>
          <table:table-cell table:style-name="ce6" table:formula="of:=[.F41]-[.H41]" office:value-type="float" office:value="50.4005515503792" calcext:value-type="float">
            <text:p>50.4006</text:p>
          </table:table-cell>
          <table:table-cell table:style-name="ce6"/>
          <table:table-cell table:style-name="ce15" table:formula="of:=[.D41]/2+127" office:value-type="float" office:value="245.071507127655" calcext:value-type="float">
            <text:p>245</text:p>
          </table:table-cell>
          <table:table-cell table:style-name="ce15" table:formula="of:=[.I41]/2+128" office:value-type="float" office:value="254.471599052718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360*[.B42]/256" office:value-type="float" office:value="54.84375" calcext:value-type="float">
            <text:p>54.84375</text:p>
          </table:table-cell>
          <table:table-cell table:style-name="ce6" table:formula="of:=[.$A$3]*SIN(RADIANS([.C42]))" office:value-type="float" office:value="240.369935066566" calcext:value-type="float">
            <text:p>240.3699</text:p>
          </table:table-cell>
          <table:table-cell table:style-name="ce6" table:formula="of:=[.$A$3]*SIN(RADIANS([.C42]-120))" office:value-type="float" office:value="-266.792336846941" calcext:value-type="float">
            <text:p>-266.7923</text:p>
          </table:table-cell>
          <table:table-cell table:style-name="ce6" table:formula="of:=[.$A$3]*SIN(RADIANS([.C42]+120))" office:value-type="float" office:value="26.4224017803751" calcext:value-type="float">
            <text:p>26.4224</text:p>
          </table:table-cell>
          <table:table-cell table:style-name="ce6"/>
          <table:table-cell table:style-name="ce10" table:formula="of:=(MIN([.D42];[.E42];[.F42])+MAX([.D42];[.E42];[.F42]))/2" office:value-type="float" office:value="-13.2112008901876" calcext:value-type="float">
            <text:p>-13.2112</text:p>
          </table:table-cell>
          <table:table-cell table:style-name="ce6" table:formula="of:=[.D42]-[.H42]" office:value-type="float" office:value="253.581135956753" calcext:value-type="float">
            <text:p>253.5811</text:p>
          </table:table-cell>
          <table:table-cell table:style-name="ce6" table:formula="of:=[.E42]-[.H42]" office:value-type="float" office:value="-253.581135956753" calcext:value-type="float">
            <text:p>-253.5811</text:p>
          </table:table-cell>
          <table:table-cell table:style-name="ce6" table:formula="of:=[.F42]-[.H42]" office:value-type="float" office:value="39.6336026705626" calcext:value-type="float">
            <text:p>39.6336</text:p>
          </table:table-cell>
          <table:table-cell table:style-name="ce6"/>
          <table:table-cell table:style-name="ce15" table:formula="of:=[.D42]/2+127" office:value-type="float" office:value="247.184967533283" calcext:value-type="float">
            <text:p>247</text:p>
          </table:table-cell>
          <table:table-cell table:style-name="ce15" table:formula="of:=[.I42]/2+128" office:value-type="float" office:value="254.790567978377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360*[.B43]/256" office:value-type="float" office:value="56.25" calcext:value-type="float">
            <text:p>56.25</text:p>
          </table:table-cell>
          <table:table-cell table:style-name="ce6" table:formula="of:=[.$A$3]*SIN(RADIANS([.C43]))" office:value-type="float" office:value="244.452066016948" calcext:value-type="float">
            <text:p>244.4521</text:p>
          </table:table-cell>
          <table:table-cell table:style-name="ce6" table:formula="of:=[.$A$3]*SIN(RADIANS([.C43]-120))" office:value-type="float" office:value="-263.68058601061" calcext:value-type="float">
            <text:p>-263.6806</text:p>
          </table:table-cell>
          <table:table-cell table:style-name="ce6" table:formula="of:=[.$A$3]*SIN(RADIANS([.C43]+120))" office:value-type="float" office:value="19.2285199936621" calcext:value-type="float">
            <text:p>19.2285</text:p>
          </table:table-cell>
          <table:table-cell table:style-name="ce6"/>
          <table:table-cell table:style-name="ce10" table:formula="of:=(MIN([.D43];[.E43];[.F43])+MAX([.D43];[.E43];[.F43]))/2" office:value-type="float" office:value="-9.61425999683105" calcext:value-type="float">
            <text:p>-9.6143</text:p>
          </table:table-cell>
          <table:table-cell table:style-name="ce6" table:formula="of:=[.D43]-[.H43]" office:value-type="float" office:value="254.066326013779" calcext:value-type="float">
            <text:p>254.0663</text:p>
          </table:table-cell>
          <table:table-cell table:style-name="ce6" table:formula="of:=[.E43]-[.H43]" office:value-type="float" office:value="-254.066326013779" calcext:value-type="float">
            <text:p>-254.0663</text:p>
          </table:table-cell>
          <table:table-cell table:style-name="ce6" table:formula="of:=[.F43]-[.H43]" office:value-type="float" office:value="28.8427799904931" calcext:value-type="float">
            <text:p>28.8428</text:p>
          </table:table-cell>
          <table:table-cell table:style-name="ce6"/>
          <table:table-cell table:style-name="ce15" table:formula="of:=[.D43]/2+127" office:value-type="float" office:value="249.226033008474" calcext:value-type="float">
            <text:p>249</text:p>
          </table:table-cell>
          <table:table-cell table:style-name="ce15" table:formula="of:=[.I43]/2+128" office:value-type="float" office:value="255.03316300689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table:formula="of:=360*[.B44]/256" office:value-type="float" office:value="57.65625" calcext:value-type="float">
            <text:p>57.65625</text:p>
          </table:table-cell>
          <table:table-cell table:style-name="ce6" table:formula="of:=[.$A$3]*SIN(RADIANS([.C44]))" office:value-type="float" office:value="248.386948183414" calcext:value-type="float">
            <text:p>248.3869</text:p>
          </table:table-cell>
          <table:table-cell table:style-name="ce6" table:formula="of:=[.$A$3]*SIN(RADIANS([.C44]-120))" office:value-type="float" office:value="-260.410003848919" calcext:value-type="float">
            <text:p>-260.4100</text:p>
          </table:table-cell>
          <table:table-cell table:style-name="ce6" table:formula="of:=[.$A$3]*SIN(RADIANS([.C44]+120))" office:value-type="float" office:value="12.0230556655056" calcext:value-type="float">
            <text:p>12.0231</text:p>
          </table:table-cell>
          <table:table-cell table:style-name="ce6"/>
          <table:table-cell table:style-name="ce10" table:formula="of:=(MIN([.D44];[.E44];[.F44])+MAX([.D44];[.E44];[.F44]))/2" office:value-type="float" office:value="-6.01152783275278" calcext:value-type="float">
            <text:p>-6.0115</text:p>
          </table:table-cell>
          <table:table-cell table:style-name="ce6" table:formula="of:=[.D44]-[.H44]" office:value-type="float" office:value="254.398476016167" calcext:value-type="float">
            <text:p>254.3985</text:p>
          </table:table-cell>
          <table:table-cell table:style-name="ce6" table:formula="of:=[.E44]-[.H44]" office:value-type="float" office:value="-254.398476016167" calcext:value-type="float">
            <text:p>-254.3985</text:p>
          </table:table-cell>
          <table:table-cell table:style-name="ce6" table:formula="of:=[.F44]-[.H44]" office:value-type="float" office:value="18.0345834982584" calcext:value-type="float">
            <text:p>18.0346</text:p>
          </table:table-cell>
          <table:table-cell table:style-name="ce6"/>
          <table:table-cell table:style-name="ce15" table:formula="of:=[.D44]/2+127" office:value-type="float" office:value="251.193474091707" calcext:value-type="float">
            <text:p>251</text:p>
          </table:table-cell>
          <table:table-cell table:style-name="ce15" table:formula="of:=[.I44]/2+128" office:value-type="float" office:value="255.199238008083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table:formula="of:=360*[.B45]/256" office:value-type="float" office:value="59.0625" calcext:value-type="float">
            <text:p>59.0625</text:p>
          </table:table-cell>
          <table:table-cell table:style-name="ce6" table:formula="of:=[.$A$3]*SIN(RADIANS([.C45]))" office:value-type="float" office:value="252.17221134008" calcext:value-type="float">
            <text:p>252.1722</text:p>
          </table:table-cell>
          <table:table-cell table:style-name="ce6" table:formula="of:=[.$A$3]*SIN(RADIANS([.C45]-120))" office:value-type="float" office:value="-256.982560438267" calcext:value-type="float">
            <text:p>-256.9826</text:p>
          </table:table-cell>
          <table:table-cell table:style-name="ce6" table:formula="of:=[.$A$3]*SIN(RADIANS([.C45]+120))" office:value-type="float" office:value="4.81034909818718" calcext:value-type="float">
            <text:p>4.8103</text:p>
          </table:table-cell>
          <table:table-cell table:style-name="ce6"/>
          <table:table-cell table:style-name="ce10" table:formula="of:=(MIN([.D45];[.E45];[.F45])+MAX([.D45];[.E45];[.F45]))/2" office:value-type="float" office:value="-2.40517454909356" calcext:value-type="float">
            <text:p>-2.4052</text:p>
          </table:table-cell>
          <table:table-cell table:style-name="ce6" table:formula="of:=[.D45]-[.H45]" office:value-type="float" office:value="254.577385889174" calcext:value-type="float">
            <text:p>254.5774</text:p>
          </table:table-cell>
          <table:table-cell table:style-name="ce6" table:formula="of:=[.E45]-[.H45]" office:value-type="float" office:value="-254.577385889174" calcext:value-type="float">
            <text:p>-254.5774</text:p>
          </table:table-cell>
          <table:table-cell table:style-name="ce6" table:formula="of:=[.F45]-[.H45]" office:value-type="float" office:value="7.21552364728074" calcext:value-type="float">
            <text:p>7.2155</text:p>
          </table:table-cell>
          <table:table-cell table:style-name="ce6"/>
          <table:table-cell table:style-name="ce15" table:formula="of:=[.D45]/2+127" office:value-type="float" office:value="253.08610567004" calcext:value-type="float">
            <text:p>253</text:p>
          </table:table-cell>
          <table:table-cell table:style-name="ce15" table:formula="of:=[.I45]/2+128" office:value-type="float" office:value="255.288692944587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table:formula="of:=360*[.B46]/256" office:value-type="float" office:value="60.46875" calcext:value-type="float">
            <text:p>60.46875</text:p>
          </table:table-cell>
          <table:table-cell table:style-name="ce6" table:formula="of:=[.$A$3]*SIN(RADIANS([.C46]))" office:value-type="float" office:value="255.805575385961" calcext:value-type="float">
            <text:p>255.8056</text:p>
          </table:table-cell>
          <table:table-cell table:style-name="ce6" table:formula="of:=[.$A$3]*SIN(RADIANS([.C46]-120))" office:value-type="float" office:value="-253.400320342404" calcext:value-type="float">
            <text:p>-253.4003</text:p>
          </table:table-cell>
          <table:table-cell table:style-name="ce6" table:formula="of:=[.$A$3]*SIN(RADIANS([.C46]+120))" office:value-type="float" office:value="-2.40525504355756" calcext:value-type="float">
            <text:p>-2.4053</text:p>
          </table:table-cell>
          <table:table-cell table:style-name="ce6"/>
          <table:table-cell table:style-name="ce10" table:formula="of:=(MIN([.D46];[.E46];[.F46])+MAX([.D46];[.E46];[.F46]))/2" office:value-type="float" office:value="1.20262752177875" calcext:value-type="float">
            <text:p>1.2026</text:p>
          </table:table-cell>
          <table:table-cell table:style-name="ce6" table:formula="of:=[.D46]-[.H46]" office:value-type="float" office:value="254.602947864182" calcext:value-type="float">
            <text:p>254.6029</text:p>
          </table:table-cell>
          <table:table-cell table:style-name="ce6" table:formula="of:=[.E46]-[.H46]" office:value-type="float" office:value="-254.602947864182" calcext:value-type="float">
            <text:p>-254.6029</text:p>
          </table:table-cell>
          <table:table-cell table:style-name="ce6" table:formula="of:=[.F46]-[.H46]" office:value-type="float" office:value="-3.60788256533631" calcext:value-type="float">
            <text:p>-3.6079</text:p>
          </table:table-cell>
          <table:table-cell table:style-name="ce6"/>
          <table:table-cell table:style-name="ce15" table:formula="of:=[.D46]/2+127" office:value-type="float" office:value="254.902787692981" calcext:value-type="float">
            <text:p>255</text:p>
          </table:table-cell>
          <table:table-cell table:style-name="ce15" table:formula="of:=[.I46]/2+128" office:value-type="float" office:value="255.301473932091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table:formula="of:=360*[.B47]/256" office:value-type="float" office:value="61.875" calcext:value-type="float">
            <text:p>61.875</text:p>
          </table:table-cell>
          <table:table-cell table:style-name="ce6" table:formula="of:=[.$A$3]*SIN(RADIANS([.C47]))" office:value-type="float" office:value="259.284851718416" calcext:value-type="float">
            <text:p>259.2849</text:p>
          </table:table-cell>
          <table:table-cell table:style-name="ce6" table:formula="of:=[.$A$3]*SIN(RADIANS([.C47]-120))" office:value-type="float" office:value="-249.665441368814" calcext:value-type="float">
            <text:p>-249.6654</text:p>
          </table:table-cell>
          <table:table-cell table:style-name="ce6" table:formula="of:=[.$A$3]*SIN(RADIANS([.C47]+120))" office:value-type="float" office:value="-9.61941034960221" calcext:value-type="float">
            <text:p>-9.6194</text:p>
          </table:table-cell>
          <table:table-cell table:style-name="ce6"/>
          <table:table-cell table:style-name="ce10" table:formula="of:=(MIN([.D47];[.E47];[.F47])+MAX([.D47];[.E47];[.F47]))/2" office:value-type="float" office:value="4.80970517480111" calcext:value-type="float">
            <text:p>4.8097</text:p>
          </table:table-cell>
          <table:table-cell table:style-name="ce6" table:formula="of:=[.D47]-[.H47]" office:value-type="float" office:value="254.475146543615" calcext:value-type="float">
            <text:p>254.4751</text:p>
          </table:table-cell>
          <table:table-cell table:style-name="ce6" table:formula="of:=[.E47]-[.H47]" office:value-type="float" office:value="-254.475146543615" calcext:value-type="float">
            <text:p>-254.4751</text:p>
          </table:table-cell>
          <table:table-cell table:style-name="ce6" table:formula="of:=[.F47]-[.H47]" office:value-type="float" office:value="-14.4291155244033" calcext:value-type="float">
            <text:p>-14.4291</text:p>
          </table:table-cell>
          <table:table-cell table:style-name="ce6"/>
          <table:table-cell table:style-name="ce15" table:formula="of:=[.D47]/2+127" office:value-type="float" office:value="256.642425859208" calcext:value-type="float">
            <text:p>257</text:p>
          </table:table-cell>
          <table:table-cell table:style-name="ce15" table:formula="of:=[.I47]/2+128" office:value-type="float" office:value="255.237573271808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table:formula="of:=360*[.B48]/256" office:value-type="float" office:value="63.28125" calcext:value-type="float">
            <text:p>63.28125</text:p>
          </table:table-cell>
          <table:table-cell table:style-name="ce6" table:formula="of:=[.$A$3]*SIN(RADIANS([.C48]))" office:value-type="float" office:value="262.607944551481" calcext:value-type="float">
            <text:p>262.6079</text:p>
          </table:table-cell>
          <table:table-cell table:style-name="ce6" table:formula="of:=[.$A$3]*SIN(RADIANS([.C48]-120))" office:value-type="float" office:value="-245.780173268936" calcext:value-type="float">
            <text:p>-245.7802</text:p>
          </table:table-cell>
          <table:table-cell table:style-name="ce6" table:formula="of:=[.$A$3]*SIN(RADIANS([.C48]+120))" office:value-type="float" office:value="-16.8277712825452" calcext:value-type="float">
            <text:p>-16.8278</text:p>
          </table:table-cell>
          <table:table-cell table:style-name="ce6"/>
          <table:table-cell table:style-name="ce10" table:formula="of:=(MIN([.D48];[.E48];[.F48])+MAX([.D48];[.E48];[.F48]))/2" office:value-type="float" office:value="8.4138856412726" calcext:value-type="float">
            <text:p>8.4139</text:p>
          </table:table-cell>
          <table:table-cell table:style-name="ce6" table:formula="of:=[.D48]-[.H48]" office:value-type="float" office:value="254.194058910209" calcext:value-type="float">
            <text:p>254.1941</text:p>
          </table:table-cell>
          <table:table-cell table:style-name="ce6" table:formula="of:=[.E48]-[.H48]" office:value-type="float" office:value="-254.194058910209" calcext:value-type="float">
            <text:p>-254.1941</text:p>
          </table:table-cell>
          <table:table-cell table:style-name="ce6" table:formula="of:=[.F48]-[.H48]" office:value-type="float" office:value="-25.2416569238178" calcext:value-type="float">
            <text:p>-25.2417</text:p>
          </table:table-cell>
          <table:table-cell table:style-name="ce6"/>
          <table:table-cell table:style-name="ce15" table:formula="of:=[.D48]/2+127" office:value-type="float" office:value="258.303972275741" calcext:value-type="float">
            <text:p>258</text:p>
          </table:table-cell>
          <table:table-cell table:style-name="ce15" table:formula="of:=[.I48]/2+128" office:value-type="float" office:value="255.097029455104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table:formula="of:=360*[.B49]/256" office:value-type="float" office:value="64.6875" calcext:value-type="float">
            <text:p>64.6875</text:p>
          </table:table-cell>
          <table:table-cell table:style-name="ce6" table:formula="of:=[.$A$3]*SIN(RADIANS([.C49]))" office:value-type="float" office:value="265.772852178292" calcext:value-type="float">
            <text:p>265.7729</text:p>
          </table:table-cell>
          <table:table-cell table:style-name="ce6" table:formula="of:=[.$A$3]*SIN(RADIANS([.C49]-120))" office:value-type="float" office:value="-241.746856382994" calcext:value-type="float">
            <text:p>-241.7469</text:p>
          </table:table-cell>
          <table:table-cell table:style-name="ce6" table:formula="of:=[.$A$3]*SIN(RADIANS([.C49]+120))" office:value-type="float" office:value="-24.0259957952984" calcext:value-type="float">
            <text:p>-24.0260</text:p>
          </table:table-cell>
          <table:table-cell table:style-name="ce6"/>
          <table:table-cell table:style-name="ce10" table:formula="of:=(MIN([.D49];[.E49];[.F49])+MAX([.D49];[.E49];[.F49]))/2" office:value-type="float" office:value="12.0129978976492" calcext:value-type="float">
            <text:p>12.0130</text:p>
          </table:table-cell>
          <table:table-cell table:style-name="ce6" table:formula="of:=[.D49]-[.H49]" office:value-type="float" office:value="253.759854280643" calcext:value-type="float">
            <text:p>253.7599</text:p>
          </table:table-cell>
          <table:table-cell table:style-name="ce6" table:formula="of:=[.E49]-[.H49]" office:value-type="float" office:value="-253.759854280643" calcext:value-type="float">
            <text:p>-253.7599</text:p>
          </table:table-cell>
          <table:table-cell table:style-name="ce6" table:formula="of:=[.F49]-[.H49]" office:value-type="float" office:value="-36.0389936929477" calcext:value-type="float">
            <text:p>-36.0390</text:p>
          </table:table-cell>
          <table:table-cell table:style-name="ce6"/>
          <table:table-cell table:style-name="ce15" table:formula="of:=[.D49]/2+127" office:value-type="float" office:value="259.886426089146" calcext:value-type="float">
            <text:p>260</text:p>
          </table:table-cell>
          <table:table-cell table:style-name="ce15" table:formula="of:=[.I49]/2+128" office:value-type="float" office:value="254.879927140322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table:formula="of:=360*[.B50]/256" office:value-type="float" office:value="66.09375" calcext:value-type="float">
            <text:p>66.09375</text:p>
          </table:table-cell>
          <table:table-cell table:style-name="ce6" table:formula="of:=[.$A$3]*SIN(RADIANS([.C50]))" office:value-type="float" office:value="268.777668176838" calcext:value-type="float">
            <text:p>268.7777</text:p>
          </table:table-cell>
          <table:table-cell table:style-name="ce6" table:formula="of:=[.$A$3]*SIN(RADIANS([.C50]-120))" office:value-type="float" office:value="-237.567920230263" calcext:value-type="float">
            <text:p>-237.5679</text:p>
          </table:table-cell>
          <table:table-cell table:style-name="ce6" table:formula="of:=[.$A$3]*SIN(RADIANS([.C50]+120))" office:value-type="float" office:value="-31.2097479465744" calcext:value-type="float">
            <text:p>-31.2097</text:p>
          </table:table-cell>
          <table:table-cell table:style-name="ce6"/>
          <table:table-cell table:style-name="ce10" table:formula="of:=(MIN([.D50];[.E50];[.F50])+MAX([.D50];[.E50];[.F50]))/2" office:value-type="float" office:value="15.6048739732873" calcext:value-type="float">
            <text:p>15.6049</text:p>
          </table:table-cell>
          <table:table-cell table:style-name="ce6" table:formula="of:=[.D50]-[.H50]" office:value-type="float" office:value="253.172794203551" calcext:value-type="float">
            <text:p>253.1728</text:p>
          </table:table-cell>
          <table:table-cell table:style-name="ce6" table:formula="of:=[.E50]-[.H50]" office:value-type="float" office:value="-253.172794203551" calcext:value-type="float">
            <text:p>-253.1728</text:p>
          </table:table-cell>
          <table:table-cell table:style-name="ce6" table:formula="of:=[.F50]-[.H50]" office:value-type="float" office:value="-46.8146219198617" calcext:value-type="float">
            <text:p>-46.8146</text:p>
          </table:table-cell>
          <table:table-cell table:style-name="ce6"/>
          <table:table-cell table:style-name="ce15" table:formula="of:=[.D50]/2+127" office:value-type="float" office:value="261.388834088419" calcext:value-type="float">
            <text:p>261</text:p>
          </table:table-cell>
          <table:table-cell table:style-name="ce15" table:formula="of:=[.I50]/2+128" office:value-type="float" office:value="254.586397101775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table:formula="of:=360*[.B51]/256" office:value-type="float" office:value="67.5" calcext:value-type="float">
            <text:p>67.5</text:p>
          </table:table-cell>
          <table:table-cell table:style-name="ce6" table:formula="of:=[.$A$3]*SIN(RADIANS([.C51]))" office:value-type="float" office:value="271.620582558318" calcext:value-type="float">
            <text:p>271.6206</text:p>
          </table:table-cell>
          <table:table-cell table:style-name="ce6" table:formula="of:=[.$A$3]*SIN(RADIANS([.C51]-120))" office:value-type="float" office:value="-233.245882045623" calcext:value-type="float">
            <text:p>-233.2459</text:p>
          </table:table-cell>
          <table:table-cell table:style-name="ce6" table:formula="of:=[.$A$3]*SIN(RADIANS([.C51]+120))" office:value-type="float" office:value="-38.3747005126951" calcext:value-type="float">
            <text:p>-38.3747</text:p>
          </table:table-cell>
          <table:table-cell table:style-name="ce6"/>
          <table:table-cell table:style-name="ce10" table:formula="of:=(MIN([.D51];[.E51];[.F51])+MAX([.D51];[.E51];[.F51]))/2" office:value-type="float" office:value="19.1873502563476" calcext:value-type="float">
            <text:p>19.1874</text:p>
          </table:table-cell>
          <table:table-cell table:style-name="ce6" table:formula="of:=[.D51]-[.H51]" office:value-type="float" office:value="252.433232301971" calcext:value-type="float">
            <text:p>252.4332</text:p>
          </table:table-cell>
          <table:table-cell table:style-name="ce6" table:formula="of:=[.E51]-[.H51]" office:value-type="float" office:value="-252.433232301971" calcext:value-type="float">
            <text:p>-252.4332</text:p>
          </table:table-cell>
          <table:table-cell table:style-name="ce6" table:formula="of:=[.F51]-[.H51]" office:value-type="float" office:value="-57.5620507690427" calcext:value-type="float">
            <text:p>-57.5621</text:p>
          </table:table-cell>
          <table:table-cell table:style-name="ce6"/>
          <table:table-cell table:style-name="ce15" table:formula="of:=[.D51]/2+127" office:value-type="float" office:value="262.810291279159" calcext:value-type="float">
            <text:p>263</text:p>
          </table:table-cell>
          <table:table-cell table:style-name="ce15" table:formula="of:=[.I51]/2+128" office:value-type="float" office:value="254.216616150985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table:formula="of:=360*[.B52]/256" office:value-type="float" office:value="68.90625" calcext:value-type="float">
            <text:p>68.90625</text:p>
          </table:table-cell>
          <table:table-cell table:style-name="ce6" table:formula="of:=[.$A$3]*SIN(RADIANS([.C52]))" office:value-type="float" office:value="274.299882857413" calcext:value-type="float">
            <text:p>274.2999</text:p>
          </table:table-cell>
          <table:table-cell table:style-name="ce6" table:formula="of:=[.$A$3]*SIN(RADIANS([.C52]-120))" office:value-type="float" office:value="-228.783345263264" calcext:value-type="float">
            <text:p>-228.7833</text:p>
          </table:table-cell>
          <table:table-cell table:style-name="ce6" table:formula="of:=[.$A$3]*SIN(RADIANS([.C52]+120))" office:value-type="float" office:value="-45.5165375941495" calcext:value-type="float">
            <text:p>-45.5165</text:p>
          </table:table-cell>
          <table:table-cell table:style-name="ce6"/>
          <table:table-cell table:style-name="ce10" table:formula="of:=(MIN([.D52];[.E52];[.F52])+MAX([.D52];[.E52];[.F52]))/2" office:value-type="float" office:value="22.7582687970747" calcext:value-type="float">
            <text:p>22.7583</text:p>
          </table:table-cell>
          <table:table-cell table:style-name="ce6" table:formula="of:=[.D52]-[.H52]" office:value-type="float" office:value="251.541614060338" calcext:value-type="float">
            <text:p>251.5416</text:p>
          </table:table-cell>
          <table:table-cell table:style-name="ce6" table:formula="of:=[.E52]-[.H52]" office:value-type="float" office:value="-251.541614060338" calcext:value-type="float">
            <text:p>-251.5416</text:p>
          </table:table-cell>
          <table:table-cell table:style-name="ce6" table:formula="of:=[.F52]-[.H52]" office:value-type="float" office:value="-68.2748063912242" calcext:value-type="float">
            <text:p>-68.2748</text:p>
          </table:table-cell>
          <table:table-cell table:style-name="ce6"/>
          <table:table-cell table:style-name="ce15" table:formula="of:=[.D52]/2+127" office:value-type="float" office:value="264.149941428707" calcext:value-type="float">
            <text:p>264</text:p>
          </table:table-cell>
          <table:table-cell table:style-name="ce15" table:formula="of:=[.I52]/2+128" office:value-type="float" office:value="253.770807030169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360*[.B53]/256" office:value-type="float" office:value="70.3125" calcext:value-type="float">
            <text:p>70.3125</text:p>
          </table:table-cell>
          <table:table-cell table:style-name="ce6" table:formula="of:=[.$A$3]*SIN(RADIANS([.C53]))" office:value-type="float" office:value="276.813955163808" calcext:value-type="float">
            <text:p>276.8140</text:p>
          </table:table-cell>
          <table:table-cell table:style-name="ce6" table:formula="of:=[.$A$3]*SIN(RADIANS([.C53]-120))" office:value-type="float" office:value="-224.182997948478" calcext:value-type="float">
            <text:p>-224.1830</text:p>
          </table:table-cell>
          <table:table-cell table:style-name="ce6" table:formula="of:=[.$A$3]*SIN(RADIANS([.C53]+120))" office:value-type="float" office:value="-52.63095721533" calcext:value-type="float">
            <text:p>-52.6310</text:p>
          </table:table-cell>
          <table:table-cell table:style-name="ce6"/>
          <table:table-cell table:style-name="ce10" table:formula="of:=(MIN([.D53];[.E53];[.F53])+MAX([.D53];[.E53];[.F53]))/2" office:value-type="float" office:value="26.315478607665" calcext:value-type="float">
            <text:p>26.3155</text:p>
          </table:table-cell>
          <table:table-cell table:style-name="ce6" table:formula="of:=[.D53]-[.H53]" office:value-type="float" office:value="250.498476556143" calcext:value-type="float">
            <text:p>250.4985</text:p>
          </table:table-cell>
          <table:table-cell table:style-name="ce6" table:formula="of:=[.E53]-[.H53]" office:value-type="float" office:value="-250.498476556143" calcext:value-type="float">
            <text:p>-250.4985</text:p>
          </table:table-cell>
          <table:table-cell table:style-name="ce6" table:formula="of:=[.F53]-[.H53]" office:value-type="float" office:value="-78.946435822995" calcext:value-type="float">
            <text:p>-78.9464</text:p>
          </table:table-cell>
          <table:table-cell table:style-name="ce6"/>
          <table:table-cell table:style-name="ce15" table:formula="of:=[.D53]/2+127" office:value-type="float" office:value="265.406977581904" calcext:value-type="float">
            <text:p>265</text:p>
          </table:table-cell>
          <table:table-cell table:style-name="ce15" table:formula="of:=[.I53]/2+128" office:value-type="float" office:value="253.249238278072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table:formula="of:=360*[.B54]/256" office:value-type="float" office:value="71.71875" calcext:value-type="float">
            <text:p>71.71875</text:p>
          </table:table-cell>
          <table:table-cell table:style-name="ce6" table:formula="of:=[.$A$3]*SIN(RADIANS([.C54]))" office:value-type="float" office:value="279.161285094353" calcext:value-type="float">
            <text:p>279.1613</text:p>
          </table:table-cell>
          <table:table-cell table:style-name="ce6" table:formula="of:=[.$A$3]*SIN(RADIANS([.C54]-120))" office:value-type="float" office:value="-219.44761117847" calcext:value-type="float">
            <text:p>-219.4476</text:p>
          </table:table-cell>
          <table:table-cell table:style-name="ce6" table:formula="of:=[.$A$3]*SIN(RADIANS([.C54]+120))" office:value-type="float" office:value="-59.7136739158823" calcext:value-type="float">
            <text:p>-59.7137</text:p>
          </table:table-cell>
          <table:table-cell table:style-name="ce6"/>
          <table:table-cell table:style-name="ce10" table:formula="of:=(MIN([.D54];[.E54];[.F54])+MAX([.D54];[.E54];[.F54]))/2" office:value-type="float" office:value="29.8568369579411" calcext:value-type="float">
            <text:p>29.8568</text:p>
          </table:table-cell>
          <table:table-cell table:style-name="ce6" table:formula="of:=[.D54]-[.H54]" office:value-type="float" office:value="249.304448136412" calcext:value-type="float">
            <text:p>249.3044</text:p>
          </table:table-cell>
          <table:table-cell table:style-name="ce6" table:formula="of:=[.E54]-[.H54]" office:value-type="float" office:value="-249.304448136412" calcext:value-type="float">
            <text:p>-249.3044</text:p>
          </table:table-cell>
          <table:table-cell table:style-name="ce6" table:formula="of:=[.F54]-[.H54]" office:value-type="float" office:value="-89.5705108738234" calcext:value-type="float">
            <text:p>-89.5705</text:p>
          </table:table-cell>
          <table:table-cell table:style-name="ce6"/>
          <table:table-cell table:style-name="ce15" table:formula="of:=[.D54]/2+127" office:value-type="float" office:value="266.580642547176" calcext:value-type="float">
            <text:p>267</text:p>
          </table:table-cell>
          <table:table-cell table:style-name="ce15" table:formula="of:=[.I54]/2+128" office:value-type="float" office:value="252.652224068206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3" table:formula="of:=360*[.B55]/256" office:value-type="float" office:value="73.125" calcext:value-type="float">
            <text:p>73.125</text:p>
          </table:table-cell>
          <table:table-cell table:style-name="ce6" table:formula="of:=[.$A$3]*SIN(RADIANS([.C55]))" office:value-type="float" office:value="281.340458705269" calcext:value-type="float">
            <text:p>281.3405</text:p>
          </table:table-cell>
          <table:table-cell table:style-name="ce6" table:formula="of:=[.$A$3]*SIN(RADIANS([.C55]-120))" office:value-type="float" office:value="-214.580037373164" calcext:value-type="float">
            <text:p>-214.5800</text:p>
          </table:table-cell>
          <table:table-cell table:style-name="ce6" table:formula="of:=[.$A$3]*SIN(RADIANS([.C55]+120))" office:value-type="float" office:value="-66.7604213321057" calcext:value-type="float">
            <text:p>-66.7604</text:p>
          </table:table-cell>
          <table:table-cell table:style-name="ce6"/>
          <table:table-cell table:style-name="ce10" table:formula="of:=(MIN([.D55];[.E55];[.F55])+MAX([.D55];[.E55];[.F55]))/2" office:value-type="float" office:value="33.3802106660529" calcext:value-type="float">
            <text:p>33.3802</text:p>
          </table:table-cell>
          <table:table-cell table:style-name="ce6" table:formula="of:=[.D55]-[.H55]" office:value-type="float" office:value="247.960248039217" calcext:value-type="float">
            <text:p>247.9602</text:p>
          </table:table-cell>
          <table:table-cell table:style-name="ce6" table:formula="of:=[.E55]-[.H55]" office:value-type="float" office:value="-247.960248039217" calcext:value-type="float">
            <text:p>-247.9602</text:p>
          </table:table-cell>
          <table:table-cell table:style-name="ce6" table:formula="of:=[.F55]-[.H55]" office:value-type="float" office:value="-100.140631998159" calcext:value-type="float">
            <text:p>-100.1406</text:p>
          </table:table-cell>
          <table:table-cell table:style-name="ce6"/>
          <table:table-cell table:style-name="ce15" table:formula="of:=[.D55]/2+127" office:value-type="float" office:value="267.670229352635" calcext:value-type="float">
            <text:p>268</text:p>
          </table:table-cell>
          <table:table-cell table:style-name="ce15" table:formula="of:=[.I55]/2+128" office:value-type="float" office:value="251.980124019608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3" table:formula="of:=360*[.B56]/256" office:value-type="float" office:value="74.53125" calcext:value-type="float">
            <text:p>74.53125</text:p>
          </table:table-cell>
          <table:table-cell table:style-name="ce6" table:formula="of:=[.$A$3]*SIN(RADIANS([.C56]))" office:value-type="float" office:value="283.350163343859" calcext:value-type="float">
            <text:p>283.3502</text:p>
          </table:table-cell>
          <table:table-cell table:style-name="ce6" table:formula="of:=[.$A$3]*SIN(RADIANS([.C56]-120))" office:value-type="float" office:value="-209.583208577008" calcext:value-type="float">
            <text:p>-209.5832</text:p>
          </table:table-cell>
          <table:table-cell table:style-name="ce6" table:formula="of:=[.$A$3]*SIN(RADIANS([.C56]+120))" office:value-type="float" office:value="-73.7669547668516" calcext:value-type="float">
            <text:p>-73.7670</text:p>
          </table:table-cell>
          <table:table-cell table:style-name="ce6"/>
          <table:table-cell table:style-name="ce10" table:formula="of:=(MIN([.D56];[.E56];[.F56])+MAX([.D56];[.E56];[.F56]))/2" office:value-type="float" office:value="36.8834773834258" calcext:value-type="float">
            <text:p>36.8835</text:p>
          </table:table-cell>
          <table:table-cell table:style-name="ce6" table:formula="of:=[.D56]-[.H56]" office:value-type="float" office:value="246.466685960433" calcext:value-type="float">
            <text:p>246.4667</text:p>
          </table:table-cell>
          <table:table-cell table:style-name="ce6" table:formula="of:=[.E56]-[.H56]" office:value-type="float" office:value="-246.466685960433" calcext:value-type="float">
            <text:p>-246.4667</text:p>
          </table:table-cell>
          <table:table-cell table:style-name="ce6" table:formula="of:=[.F56]-[.H56]" office:value-type="float" office:value="-110.650432150277" calcext:value-type="float">
            <text:p>-110.6504</text:p>
          </table:table-cell>
          <table:table-cell table:style-name="ce6"/>
          <table:table-cell table:style-name="ce15" table:formula="of:=[.D56]/2+127" office:value-type="float" office:value="268.67508167193" calcext:value-type="float">
            <text:p>269</text:p>
          </table:table-cell>
          <table:table-cell table:style-name="ce15" table:formula="of:=[.I56]/2+128" office:value-type="float" office:value="251.233342980217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3" table:formula="of:=360*[.B57]/256" office:value-type="float" office:value="75.9375" calcext:value-type="float">
            <text:p>75.9375</text:p>
          </table:table-cell>
          <table:table-cell table:style-name="ce6" table:formula="of:=[.$A$3]*SIN(RADIANS([.C57]))" office:value-type="float" office:value="285.189188439196" calcext:value-type="float">
            <text:p>285.1892</text:p>
          </table:table-cell>
          <table:table-cell table:style-name="ce6" table:formula="of:=[.$A$3]*SIN(RADIANS([.C57]-120))" office:value-type="float" office:value="-204.460134692826" calcext:value-type="float">
            <text:p>-204.4601</text:p>
          </table:table-cell>
          <table:table-cell table:style-name="ce6" table:formula="of:=[.$A$3]*SIN(RADIANS([.C57]+120))" office:value-type="float" office:value="-80.7290537463701" calcext:value-type="float">
            <text:p>-80.7291</text:p>
          </table:table-cell>
          <table:table-cell table:style-name="ce6"/>
          <table:table-cell table:style-name="ce10" table:formula="of:=(MIN([.D57];[.E57];[.F57])+MAX([.D57];[.E57];[.F57]))/2" office:value-type="float" office:value="40.364526873185" calcext:value-type="float">
            <text:p>40.3645</text:p>
          </table:table-cell>
          <table:table-cell table:style-name="ce6" table:formula="of:=[.D57]-[.H57]" office:value-type="float" office:value="244.824661566011" calcext:value-type="float">
            <text:p>244.8247</text:p>
          </table:table-cell>
          <table:table-cell table:style-name="ce6" table:formula="of:=[.E57]-[.H57]" office:value-type="float" office:value="-244.824661566011" calcext:value-type="float">
            <text:p>-244.8247</text:p>
          </table:table-cell>
          <table:table-cell table:style-name="ce6" table:formula="of:=[.F57]-[.H57]" office:value-type="float" office:value="-121.093580619555" calcext:value-type="float">
            <text:p>-121.0936</text:p>
          </table:table-cell>
          <table:table-cell table:style-name="ce6"/>
          <table:table-cell table:style-name="ce15" table:formula="of:=[.D57]/2+127" office:value-type="float" office:value="269.594594219598" calcext:value-type="float">
            <text:p>270</text:p>
          </table:table-cell>
          <table:table-cell table:style-name="ce15" table:formula="of:=[.I57]/2+128" office:value-type="float" office:value="250.412330783005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table:formula="of:=360*[.B58]/256" office:value-type="float" office:value="77.34375" calcext:value-type="float">
            <text:p>77.34375</text:p>
          </table:table-cell>
          <table:table-cell table:style-name="ce6" table:formula="of:=[.$A$3]*SIN(RADIANS([.C58]))" office:value-type="float" office:value="286.856426231327" calcext:value-type="float">
            <text:p>286.8564</text:p>
          </table:table-cell>
          <table:table-cell table:style-name="ce6" table:formula="of:=[.$A$3]*SIN(RADIANS([.C58]-120))" office:value-type="float" office:value="-199.213901668762" calcext:value-type="float">
            <text:p>-199.2139</text:p>
          </table:table-cell>
          <table:table-cell table:style-name="ce6" table:formula="of:=[.$A$3]*SIN(RADIANS([.C58]+120))" office:value-type="float" office:value="-87.6425245625655" calcext:value-type="float">
            <text:p>-87.6425</text:p>
          </table:table-cell>
          <table:table-cell table:style-name="ce6"/>
          <table:table-cell table:style-name="ce10" table:formula="of:=(MIN([.D58];[.E58];[.F58])+MAX([.D58];[.E58];[.F58]))/2" office:value-type="float" office:value="43.8212622812828" calcext:value-type="float">
            <text:p>43.8213</text:p>
          </table:table-cell>
          <table:table-cell table:style-name="ce6" table:formula="of:=[.D58]-[.H58]" office:value-type="float" office:value="243.035163950045" calcext:value-type="float">
            <text:p>243.0352</text:p>
          </table:table-cell>
          <table:table-cell table:style-name="ce6" table:formula="of:=[.E58]-[.H58]" office:value-type="float" office:value="-243.035163950045" calcext:value-type="float">
            <text:p>-243.0352</text:p>
          </table:table-cell>
          <table:table-cell table:style-name="ce6" table:formula="of:=[.F58]-[.H58]" office:value-type="float" office:value="-131.463786843848" calcext:value-type="float">
            <text:p>-131.4638</text:p>
          </table:table-cell>
          <table:table-cell table:style-name="ce6"/>
          <table:table-cell table:style-name="ce15" table:formula="of:=[.D58]/2+127" office:value-type="float" office:value="270.428213115664" calcext:value-type="float">
            <text:p>270</text:p>
          </table:table-cell>
          <table:table-cell table:style-name="ce15" table:formula="of:=[.I58]/2+128" office:value-type="float" office:value="249.517581975022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table:formula="of:=360*[.B59]/256" office:value-type="float" office:value="78.75" calcext:value-type="float">
            <text:p>78.75</text:p>
          </table:table-cell>
          <table:table-cell table:style-name="ce6" table:formula="of:=[.$A$3]*SIN(RADIANS([.C59]))" office:value-type="float" office:value="288.35087243855" calcext:value-type="float">
            <text:p>288.3509</text:p>
          </table:table-cell>
          <table:table-cell table:style-name="ce6" table:formula="of:=[.$A$3]*SIN(RADIANS([.C59]-120))" office:value-type="float" office:value="-193.84766963942" calcext:value-type="float">
            <text:p>-193.8477</text:p>
          </table:table-cell>
          <table:table-cell table:style-name="ce6" table:formula="of:=[.$A$3]*SIN(RADIANS([.C59]+120))" office:value-type="float" office:value="-94.5032027991295" calcext:value-type="float">
            <text:p>-94.5032</text:p>
          </table:table-cell>
          <table:table-cell table:style-name="ce6"/>
          <table:table-cell table:style-name="ce10" table:formula="of:=(MIN([.D59];[.E59];[.F59])+MAX([.D59];[.E59];[.F59]))/2" office:value-type="float" office:value="47.2516013995647" calcext:value-type="float">
            <text:p>47.2516</text:p>
          </table:table-cell>
          <table:table-cell table:style-name="ce6" table:formula="of:=[.D59]-[.H59]" office:value-type="float" office:value="241.099271038985" calcext:value-type="float">
            <text:p>241.0993</text:p>
          </table:table-cell>
          <table:table-cell table:style-name="ce6" table:formula="of:=[.E59]-[.H59]" office:value-type="float" office:value="-241.099271038985" calcext:value-type="float">
            <text:p>-241.0993</text:p>
          </table:table-cell>
          <table:table-cell table:style-name="ce6" table:formula="of:=[.F59]-[.H59]" office:value-type="float" office:value="-141.754804198694" calcext:value-type="float">
            <text:p>-141.7548</text:p>
          </table:table-cell>
          <table:table-cell table:style-name="ce6"/>
          <table:table-cell table:style-name="ce15" table:formula="of:=[.D59]/2+127" office:value-type="float" office:value="271.175436219275" calcext:value-type="float">
            <text:p>271</text:p>
          </table:table-cell>
          <table:table-cell table:style-name="ce15" table:formula="of:=[.I59]/2+128" office:value-type="float" office:value="248.549635519492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3" table:formula="of:=360*[.B60]/256" office:value-type="float" office:value="80.15625" calcext:value-type="float">
            <text:p>80.15625</text:p>
          </table:table-cell>
          <table:table-cell table:style-name="ce6" table:formula="of:=[.$A$3]*SIN(RADIANS([.C60]))" office:value-type="float" office:value="289.671626862349" calcext:value-type="float">
            <text:p>289.6716</text:p>
          </table:table-cell>
          <table:table-cell table:style-name="ce6" table:formula="of:=[.$A$3]*SIN(RADIANS([.C60]-120))" office:value-type="float" office:value="-188.364671022319" calcext:value-type="float">
            <text:p>-188.3647</text:p>
          </table:table-cell>
          <table:table-cell table:style-name="ce6" table:formula="of:=[.$A$3]*SIN(RADIANS([.C60]+120))" office:value-type="float" office:value="-101.30695584003" calcext:value-type="float">
            <text:p>-101.3070</text:p>
          </table:table-cell>
          <table:table-cell table:style-name="ce6"/>
          <table:table-cell table:style-name="ce10" table:formula="of:=(MIN([.D60];[.E60];[.F60])+MAX([.D60];[.E60];[.F60]))/2" office:value-type="float" office:value="50.6534779200148" calcext:value-type="float">
            <text:p>50.6535</text:p>
          </table:table-cell>
          <table:table-cell table:style-name="ce6" table:formula="of:=[.D60]-[.H60]" office:value-type="float" office:value="239.018148942334" calcext:value-type="float">
            <text:p>239.0181</text:p>
          </table:table-cell>
          <table:table-cell table:style-name="ce6" table:formula="of:=[.E60]-[.H60]" office:value-type="float" office:value="-239.018148942334" calcext:value-type="float">
            <text:p>-239.0181</text:p>
          </table:table-cell>
          <table:table-cell table:style-name="ce6" table:formula="of:=[.F60]-[.H60]" office:value-type="float" office:value="-151.960433760044" calcext:value-type="float">
            <text:p>-151.9604</text:p>
          </table:table-cell>
          <table:table-cell table:style-name="ce6"/>
          <table:table-cell table:style-name="ce15" table:formula="of:=[.D60]/2+127" office:value-type="float" office:value="271.835813431174" calcext:value-type="float">
            <text:p>272</text:p>
          </table:table-cell>
          <table:table-cell table:style-name="ce15" table:formula="of:=[.I60]/2+128" office:value-type="float" office:value="247.509074471167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3" table:formula="of:=360*[.B61]/256" office:value-type="float" office:value="81.5625" calcext:value-type="float">
            <text:p>81.5625</text:p>
          </table:table-cell>
          <table:table-cell table:style-name="ce6" table:formula="of:=[.$A$3]*SIN(RADIANS([.C61]))" office:value-type="float" office:value="290.817893929646" calcext:value-type="float">
            <text:p>290.8179</text:p>
          </table:table-cell>
          <table:table-cell table:style-name="ce6" table:formula="of:=[.$A$3]*SIN(RADIANS([.C61]-120))" office:value-type="float" office:value="-182.768208570803" calcext:value-type="float">
            <text:p>-182.7682</text:p>
          </table:table-cell>
          <table:table-cell table:style-name="ce6" table:formula="of:=[.$A$3]*SIN(RADIANS([.C61]+120))" office:value-type="float" office:value="-108.049685358843" calcext:value-type="float">
            <text:p>-108.0497</text:p>
          </table:table-cell>
          <table:table-cell table:style-name="ce6"/>
          <table:table-cell table:style-name="ce10" table:formula="of:=(MIN([.D61];[.E61];[.F61])+MAX([.D61];[.E61];[.F61]))/2" office:value-type="float" office:value="54.0248426794214" calcext:value-type="float">
            <text:p>54.0248</text:p>
          </table:table-cell>
          <table:table-cell table:style-name="ce6" table:formula="of:=[.D61]-[.H61]" office:value-type="float" office:value="236.793051250224" calcext:value-type="float">
            <text:p>236.7931</text:p>
          </table:table-cell>
          <table:table-cell table:style-name="ce6" table:formula="of:=[.E61]-[.H61]" office:value-type="float" office:value="-236.793051250224" calcext:value-type="float">
            <text:p>-236.7931</text:p>
          </table:table-cell>
          <table:table-cell table:style-name="ce6" table:formula="of:=[.F61]-[.H61]" office:value-type="float" office:value="-162.074528038264" calcext:value-type="float">
            <text:p>-162.0745</text:p>
          </table:table-cell>
          <table:table-cell table:style-name="ce6"/>
          <table:table-cell table:style-name="ce15" table:formula="of:=[.D61]/2+127" office:value-type="float" office:value="272.408946964823" calcext:value-type="float">
            <text:p>272</text:p>
          </table:table-cell>
          <table:table-cell table:style-name="ce15" table:formula="of:=[.I61]/2+128" office:value-type="float" office:value="246.396525625112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3" table:formula="of:=360*[.B62]/256" office:value-type="float" office:value="82.96875" calcext:value-type="float">
            <text:p>82.96875</text:p>
          </table:table-cell>
          <table:table-cell table:style-name="ce6" table:formula="of:=[.$A$3]*SIN(RADIANS([.C62]))" office:value-type="float" office:value="291.788983172021" calcext:value-type="float">
            <text:p>291.7890</text:p>
          </table:table-cell>
          <table:table-cell table:style-name="ce6" table:formula="of:=[.$A$3]*SIN(RADIANS([.C62]-120))" office:value-type="float" office:value="-177.061653384587" calcext:value-type="float">
            <text:p>-177.0617</text:p>
          </table:table-cell>
          <table:table-cell table:style-name="ce6" table:formula="of:=[.$A$3]*SIN(RADIANS([.C62]+120))" office:value-type="float" office:value="-114.727329787434" calcext:value-type="float">
            <text:p>-114.7273</text:p>
          </table:table-cell>
          <table:table-cell table:style-name="ce6"/>
          <table:table-cell table:style-name="ce10" table:formula="of:=(MIN([.D62];[.E62];[.F62])+MAX([.D62];[.E62];[.F62]))/2" office:value-type="float" office:value="57.3636648937169" calcext:value-type="float">
            <text:p>57.3637</text:p>
          </table:table-cell>
          <table:table-cell table:style-name="ce6" table:formula="of:=[.D62]-[.H62]" office:value-type="float" office:value="234.425318278304" calcext:value-type="float">
            <text:p>234.4253</text:p>
          </table:table-cell>
          <table:table-cell table:style-name="ce6" table:formula="of:=[.E62]-[.H62]" office:value-type="float" office:value="-234.425318278304" calcext:value-type="float">
            <text:p>-234.4253</text:p>
          </table:table-cell>
          <table:table-cell table:style-name="ce6" table:formula="of:=[.F62]-[.H62]" office:value-type="float" office:value="-172.090994681151" calcext:value-type="float">
            <text:p>-172.0910</text:p>
          </table:table-cell>
          <table:table-cell table:style-name="ce6"/>
          <table:table-cell table:style-name="ce15" table:formula="of:=[.D62]/2+127" office:value-type="float" office:value="272.89449158601" calcext:value-type="float">
            <text:p>273</text:p>
          </table:table-cell>
          <table:table-cell table:style-name="ce15" table:formula="of:=[.I62]/2+128" office:value-type="float" office:value="245.212659139152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table:formula="of:=360*[.B63]/256" office:value-type="float" office:value="84.375" calcext:value-type="float">
            <text:p>84.375</text:p>
          </table:table-cell>
          <table:table-cell table:style-name="ce6" table:formula="of:=[.$A$3]*SIN(RADIANS([.C63]))" office:value-type="float" office:value="292.584309641626" calcext:value-type="float">
            <text:p>292.5843</text:p>
          </table:table-cell>
          <table:table-cell table:style-name="ce6" table:formula="of:=[.$A$3]*SIN(RADIANS([.C63]-120))" office:value-type="float" office:value="-171.248442879134" calcext:value-type="float">
            <text:p>-171.2484</text:p>
          </table:table-cell>
          <table:table-cell table:style-name="ce6" table:formula="of:=[.$A$3]*SIN(RADIANS([.C63]+120))" office:value-type="float" office:value="-121.335866762492" calcext:value-type="float">
            <text:p>-121.3359</text:p>
          </table:table-cell>
          <table:table-cell table:style-name="ce6"/>
          <table:table-cell table:style-name="ce10" table:formula="of:=(MIN([.D63];[.E63];[.F63])+MAX([.D63];[.E63];[.F63]))/2" office:value-type="float" office:value="60.667933381246" calcext:value-type="float">
            <text:p>60.6679</text:p>
          </table:table-cell>
          <table:table-cell table:style-name="ce6" table:formula="of:=[.D63]-[.H63]" office:value-type="float" office:value="231.91637626038" calcext:value-type="float">
            <text:p>231.9164</text:p>
          </table:table-cell>
          <table:table-cell table:style-name="ce6" table:formula="of:=[.E63]-[.H63]" office:value-type="float" office:value="-231.91637626038" calcext:value-type="float">
            <text:p>-231.9164</text:p>
          </table:table-cell>
          <table:table-cell table:style-name="ce6" table:formula="of:=[.F63]-[.H63]" office:value-type="float" office:value="-182.003800143738" calcext:value-type="float">
            <text:p>-182.0038</text:p>
          </table:table-cell>
          <table:table-cell table:style-name="ce6"/>
          <table:table-cell table:style-name="ce15" table:formula="of:=[.D63]/2+127" office:value-type="float" office:value="273.292154820813" calcext:value-type="float">
            <text:p>273</text:p>
          </table:table-cell>
          <table:table-cell table:style-name="ce15" table:formula="of:=[.I63]/2+128" office:value-type="float" office:value="243.95818813019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 table:formula="of:=360*[.B64]/256" office:value-type="float" office:value="85.78125" calcext:value-type="float">
            <text:p>85.78125</text:p>
          </table:table-cell>
          <table:table-cell table:style-name="ce6" table:formula="of:=[.$A$3]*SIN(RADIANS([.C64]))" office:value-type="float" office:value="293.203394263535" calcext:value-type="float">
            <text:p>293.2034</text:p>
          </table:table-cell>
          <table:table-cell table:style-name="ce6" table:formula="of:=[.$A$3]*SIN(RADIANS([.C64]-120))" office:value-type="float" office:value="-165.332078715082" calcext:value-type="float">
            <text:p>-165.3321</text:p>
          </table:table-cell>
          <table:table-cell table:style-name="ce6" table:formula="of:=[.$A$3]*SIN(RADIANS([.C64]+120))" office:value-type="float" office:value="-127.871315548453" calcext:value-type="float">
            <text:p>-127.8713</text:p>
          </table:table-cell>
          <table:table-cell table:style-name="ce6"/>
          <table:table-cell table:style-name="ce10" table:formula="of:=(MIN([.D64];[.E64];[.F64])+MAX([.D64];[.E64];[.F64]))/2" office:value-type="float" office:value="63.9356577742264" calcext:value-type="float">
            <text:p>63.9357</text:p>
          </table:table-cell>
          <table:table-cell table:style-name="ce6" table:formula="of:=[.D64]-[.H64]" office:value-type="float" office:value="229.267736489308" calcext:value-type="float">
            <text:p>229.2677</text:p>
          </table:table-cell>
          <table:table-cell table:style-name="ce6" table:formula="of:=[.E64]-[.H64]" office:value-type="float" office:value="-229.267736489308" calcext:value-type="float">
            <text:p>-229.2677</text:p>
          </table:table-cell>
          <table:table-cell table:style-name="ce6" table:formula="of:=[.F64]-[.H64]" office:value-type="float" office:value="-191.806973322679" calcext:value-type="float">
            <text:p>-191.8070</text:p>
          </table:table-cell>
          <table:table-cell table:style-name="ce6"/>
          <table:table-cell table:style-name="ce15" table:formula="of:=[.D64]/2+127" office:value-type="float" office:value="273.601697131767" calcext:value-type="float">
            <text:p>274</text:p>
          </table:table-cell>
          <table:table-cell table:style-name="ce15" table:formula="of:=[.I64]/2+128" office:value-type="float" office:value="242.633868244654" calcext:value-type="float">
            <text:p>243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3" table:formula="of:=360*[.B65]/256" office:value-type="float" office:value="87.1875" calcext:value-type="float">
            <text:p>87.1875</text:p>
          </table:table-cell>
          <table:table-cell table:style-name="ce6" table:formula="of:=[.$A$3]*SIN(RADIANS([.C65]))" office:value-type="float" office:value="293.645864124321" calcext:value-type="float">
            <text:p>293.6459</text:p>
          </table:table-cell>
          <table:table-cell table:style-name="ce6" table:formula="of:=[.$A$3]*SIN(RADIANS([.C65]-120))" office:value-type="float" office:value="-159.316124688977" calcext:value-type="float">
            <text:p>-159.3161</text:p>
          </table:table-cell>
          <table:table-cell table:style-name="ce6" table:formula="of:=[.$A$3]*SIN(RADIANS([.C65]+120))" office:value-type="float" office:value="-134.329739435344" calcext:value-type="float">
            <text:p>-134.3297</text:p>
          </table:table-cell>
          <table:table-cell table:style-name="ce6"/>
          <table:table-cell table:style-name="ce10" table:formula="of:=(MIN([.D65];[.E65];[.F65])+MAX([.D65];[.E65];[.F65]))/2" office:value-type="float" office:value="67.1648697176718" calcext:value-type="float">
            <text:p>67.1649</text:p>
          </table:table-cell>
          <table:table-cell table:style-name="ce6" table:formula="of:=[.D65]-[.H65]" office:value-type="float" office:value="226.480994406649" calcext:value-type="float">
            <text:p>226.4810</text:p>
          </table:table-cell>
          <table:table-cell table:style-name="ce6" table:formula="of:=[.E65]-[.H65]" office:value-type="float" office:value="-226.480994406649" calcext:value-type="float">
            <text:p>-226.4810</text:p>
          </table:table-cell>
          <table:table-cell table:style-name="ce6" table:formula="of:=[.F65]-[.H65]" office:value-type="float" office:value="-201.494609153015" calcext:value-type="float">
            <text:p>-201.4946</text:p>
          </table:table-cell>
          <table:table-cell table:style-name="ce6"/>
          <table:table-cell table:style-name="ce15" table:formula="of:=[.D65]/2+127" office:value-type="float" office:value="273.82293206216" calcext:value-type="float">
            <text:p>274</text:p>
          </table:table-cell>
          <table:table-cell table:style-name="ce15" table:formula="of:=[.I65]/2+128" office:value-type="float" office:value="241.240497203324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3" table:formula="of:=360*[.B66]/256" office:value-type="float" office:value="88.59375" calcext:value-type="float">
            <text:p>88.59375</text:p>
          </table:table-cell>
          <table:table-cell table:style-name="ce6" table:formula="of:=[.$A$3]*SIN(RADIANS([.C66]))" office:value-type="float" office:value="293.911452696684" calcext:value-type="float">
            <text:p>293.9115</text:p>
          </table:table-cell>
          <table:table-cell table:style-name="ce6" table:formula="of:=[.$A$3]*SIN(RADIANS([.C66]-120))" office:value-type="float" office:value="-153.204204586573" calcext:value-type="float">
            <text:p>-153.2042</text:p>
          </table:table-cell>
          <table:table-cell table:style-name="ce6" table:formula="of:=[.$A$3]*SIN(RADIANS([.C66]+120))" office:value-type="float" office:value="-140.707248110111" calcext:value-type="float">
            <text:p>-140.7072</text:p>
          </table:table-cell>
          <table:table-cell table:style-name="ce6"/>
          <table:table-cell table:style-name="ce10" table:formula="of:=(MIN([.D66];[.E66];[.F66])+MAX([.D66];[.E66];[.F66]))/2" office:value-type="float" office:value="70.3536240550556" calcext:value-type="float">
            <text:p>70.3536</text:p>
          </table:table-cell>
          <table:table-cell table:style-name="ce6" table:formula="of:=[.D66]-[.H66]" office:value-type="float" office:value="223.557828641628" calcext:value-type="float">
            <text:p>223.5578</text:p>
          </table:table-cell>
          <table:table-cell table:style-name="ce6" table:formula="of:=[.E66]-[.H66]" office:value-type="float" office:value="-223.557828641628" calcext:value-type="float">
            <text:p>-223.5578</text:p>
          </table:table-cell>
          <table:table-cell table:style-name="ce6" table:formula="of:=[.F66]-[.H66]" office:value-type="float" office:value="-211.060872165167" calcext:value-type="float">
            <text:p>-211.0609</text:p>
          </table:table-cell>
          <table:table-cell table:style-name="ce6"/>
          <table:table-cell table:style-name="ce15" table:formula="of:=[.D66]/2+127" office:value-type="float" office:value="273.955726348342" calcext:value-type="float">
            <text:p>274</text:p>
          </table:table-cell>
          <table:table-cell table:style-name="ce15" table:formula="of:=[.I66]/2+128" office:value-type="float" office:value="239.778914320814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table:formula="of:=360*[.B67]/256" office:value-type="float" office:value="90" calcext:value-type="float">
            <text:p>90</text:p>
          </table:table-cell>
          <table:table-cell table:style-name="ce6" table:formula="of:=[.$A$3]*SIN(RADIANS([.C67]))" office:value-type="float" office:value="294" calcext:value-type="float">
            <text:p>294.0000</text:p>
          </table:table-cell>
          <table:table-cell table:style-name="ce6" table:formula="of:=[.$A$3]*SIN(RADIANS([.C67]-120))" office:value-type="float" office:value="-147" calcext:value-type="float">
            <text:p>-147.0000</text:p>
          </table:table-cell>
          <table:table-cell table:style-name="ce6" table:formula="of:=[.$A$3]*SIN(RADIANS([.C67]+120))" office:value-type="float" office:value="-147" calcext:value-type="float">
            <text:p>-147.0000</text:p>
          </table:table-cell>
          <table:table-cell table:style-name="ce6"/>
          <table:table-cell table:style-name="ce10" table:formula="of:=(MIN([.D67];[.E67];[.F67])+MAX([.D67];[.E67];[.F67]))/2" office:value-type="float" office:value="73.5" calcext:value-type="float">
            <text:p>73.5000</text:p>
          </table:table-cell>
          <table:table-cell table:style-name="ce6" table:formula="of:=[.D67]-[.H67]" office:value-type="float" office:value="220.5" calcext:value-type="float">
            <text:p>220.5000</text:p>
          </table:table-cell>
          <table:table-cell table:style-name="ce6" table:formula="of:=[.E67]-[.H67]" office:value-type="float" office:value="-220.5" calcext:value-type="float">
            <text:p>-220.5000</text:p>
          </table:table-cell>
          <table:table-cell table:style-name="ce6" table:formula="of:=[.F67]-[.H67]" office:value-type="float" office:value="-220.5" calcext:value-type="float">
            <text:p>-220.5000</text:p>
          </table:table-cell>
          <table:table-cell table:style-name="ce6"/>
          <table:table-cell table:style-name="ce15" table:formula="of:=[.D67]/2+127" office:value-type="float" office:value="274" calcext:value-type="float">
            <text:p>274</text:p>
          </table:table-cell>
          <table:table-cell table:style-name="ce15" table:formula="of:=[.I67]/2+128" office:value-type="float" office:value="238.25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 table:formula="of:=360*[.B68]/256" office:value-type="float" office:value="91.40625" calcext:value-type="float">
            <text:p>91.40625</text:p>
          </table:table-cell>
          <table:table-cell table:style-name="ce6" table:formula="of:=[.$A$3]*SIN(RADIANS([.C68]))" office:value-type="float" office:value="293.911452696684" calcext:value-type="float">
            <text:p>293.9115</text:p>
          </table:table-cell>
          <table:table-cell table:style-name="ce6" table:formula="of:=[.$A$3]*SIN(RADIANS([.C68]-120))" office:value-type="float" office:value="-140.707248110111" calcext:value-type="float">
            <text:p>-140.7072</text:p>
          </table:table-cell>
          <table:table-cell table:style-name="ce6" table:formula="of:=[.$A$3]*SIN(RADIANS([.C68]+120))" office:value-type="float" office:value="-153.204204586573" calcext:value-type="float">
            <text:p>-153.2042</text:p>
          </table:table-cell>
          <table:table-cell table:style-name="ce6"/>
          <table:table-cell table:style-name="ce10" table:formula="of:=(MIN([.D68];[.E68];[.F68])+MAX([.D68];[.E68];[.F68]))/2" office:value-type="float" office:value="70.3536240550555" calcext:value-type="float">
            <text:p>70.3536</text:p>
          </table:table-cell>
          <table:table-cell table:style-name="ce6" table:formula="of:=[.D68]-[.H68]" office:value-type="float" office:value="223.557828641628" calcext:value-type="float">
            <text:p>223.5578</text:p>
          </table:table-cell>
          <table:table-cell table:style-name="ce6" table:formula="of:=[.E68]-[.H68]" office:value-type="float" office:value="-211.060872165167" calcext:value-type="float">
            <text:p>-211.0609</text:p>
          </table:table-cell>
          <table:table-cell table:style-name="ce6" table:formula="of:=[.F68]-[.H68]" office:value-type="float" office:value="-223.557828641628" calcext:value-type="float">
            <text:p>-223.5578</text:p>
          </table:table-cell>
          <table:table-cell table:style-name="ce6"/>
          <table:table-cell table:style-name="ce15" table:formula="of:=[.D68]/2+127" office:value-type="float" office:value="273.955726348342" calcext:value-type="float">
            <text:p>274</text:p>
          </table:table-cell>
          <table:table-cell table:style-name="ce15" table:formula="of:=[.I68]/2+128" office:value-type="float" office:value="239.778914320814" calcext:value-type="float">
            <text:p>240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table:formula="of:=360*[.B69]/256" office:value-type="float" office:value="92.8125" calcext:value-type="float">
            <text:p>92.8125</text:p>
          </table:table-cell>
          <table:table-cell table:style-name="ce6" table:formula="of:=[.$A$3]*SIN(RADIANS([.C69]))" office:value-type="float" office:value="293.645864124321" calcext:value-type="float">
            <text:p>293.6459</text:p>
          </table:table-cell>
          <table:table-cell table:style-name="ce6" table:formula="of:=[.$A$3]*SIN(RADIANS([.C69]-120))" office:value-type="float" office:value="-134.329739435344" calcext:value-type="float">
            <text:p>-134.3297</text:p>
          </table:table-cell>
          <table:table-cell table:style-name="ce6" table:formula="of:=[.$A$3]*SIN(RADIANS([.C69]+120))" office:value-type="float" office:value="-159.316124688977" calcext:value-type="float">
            <text:p>-159.3161</text:p>
          </table:table-cell>
          <table:table-cell table:style-name="ce6"/>
          <table:table-cell table:style-name="ce10" table:formula="of:=(MIN([.D69];[.E69];[.F69])+MAX([.D69];[.E69];[.F69]))/2" office:value-type="float" office:value="67.1648697176718" calcext:value-type="float">
            <text:p>67.1649</text:p>
          </table:table-cell>
          <table:table-cell table:style-name="ce6" table:formula="of:=[.D69]-[.H69]" office:value-type="float" office:value="226.480994406649" calcext:value-type="float">
            <text:p>226.4810</text:p>
          </table:table-cell>
          <table:table-cell table:style-name="ce6" table:formula="of:=[.E69]-[.H69]" office:value-type="float" office:value="-201.494609153016" calcext:value-type="float">
            <text:p>-201.4946</text:p>
          </table:table-cell>
          <table:table-cell table:style-name="ce6" table:formula="of:=[.F69]-[.H69]" office:value-type="float" office:value="-226.480994406649" calcext:value-type="float">
            <text:p>-226.4810</text:p>
          </table:table-cell>
          <table:table-cell table:style-name="ce6"/>
          <table:table-cell table:style-name="ce15" table:formula="of:=[.D69]/2+127" office:value-type="float" office:value="273.82293206216" calcext:value-type="float">
            <text:p>274</text:p>
          </table:table-cell>
          <table:table-cell table:style-name="ce15" table:formula="of:=[.I69]/2+128" office:value-type="float" office:value="241.240497203324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table:formula="of:=360*[.B70]/256" office:value-type="float" office:value="94.21875" calcext:value-type="float">
            <text:p>94.21875</text:p>
          </table:table-cell>
          <table:table-cell table:style-name="ce6" table:formula="of:=[.$A$3]*SIN(RADIANS([.C70]))" office:value-type="float" office:value="293.203394263535" calcext:value-type="float">
            <text:p>293.2034</text:p>
          </table:table-cell>
          <table:table-cell table:style-name="ce6" table:formula="of:=[.$A$3]*SIN(RADIANS([.C70]-120))" office:value-type="float" office:value="-127.871315548453" calcext:value-type="float">
            <text:p>-127.8713</text:p>
          </table:table-cell>
          <table:table-cell table:style-name="ce6" table:formula="of:=[.$A$3]*SIN(RADIANS([.C70]+120))" office:value-type="float" office:value="-165.332078715082" calcext:value-type="float">
            <text:p>-165.3321</text:p>
          </table:table-cell>
          <table:table-cell table:style-name="ce6"/>
          <table:table-cell table:style-name="ce10" table:formula="of:=(MIN([.D70];[.E70];[.F70])+MAX([.D70];[.E70];[.F70]))/2" office:value-type="float" office:value="63.9356577742264" calcext:value-type="float">
            <text:p>63.9357</text:p>
          </table:table-cell>
          <table:table-cell table:style-name="ce6" table:formula="of:=[.D70]-[.H70]" office:value-type="float" office:value="229.267736489308" calcext:value-type="float">
            <text:p>229.2677</text:p>
          </table:table-cell>
          <table:table-cell table:style-name="ce6" table:formula="of:=[.E70]-[.H70]" office:value-type="float" office:value="-191.806973322679" calcext:value-type="float">
            <text:p>-191.8070</text:p>
          </table:table-cell>
          <table:table-cell table:style-name="ce6" table:formula="of:=[.F70]-[.H70]" office:value-type="float" office:value="-229.267736489308" calcext:value-type="float">
            <text:p>-229.2677</text:p>
          </table:table-cell>
          <table:table-cell table:style-name="ce6"/>
          <table:table-cell table:style-name="ce15" table:formula="of:=[.D70]/2+127" office:value-type="float" office:value="273.601697131767" calcext:value-type="float">
            <text:p>274</text:p>
          </table:table-cell>
          <table:table-cell table:style-name="ce15" table:formula="of:=[.I70]/2+128" office:value-type="float" office:value="242.633868244654" calcext:value-type="float">
            <text:p>24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table:formula="of:=360*[.B71]/256" office:value-type="float" office:value="95.625" calcext:value-type="float">
            <text:p>95.625</text:p>
          </table:table-cell>
          <table:table-cell table:style-name="ce6" table:formula="of:=[.$A$3]*SIN(RADIANS([.C71]))" office:value-type="float" office:value="292.584309641626" calcext:value-type="float">
            <text:p>292.5843</text:p>
          </table:table-cell>
          <table:table-cell table:style-name="ce6" table:formula="of:=[.$A$3]*SIN(RADIANS([.C71]-120))" office:value-type="float" office:value="-121.335866762492" calcext:value-type="float">
            <text:p>-121.3359</text:p>
          </table:table-cell>
          <table:table-cell table:style-name="ce6" table:formula="of:=[.$A$3]*SIN(RADIANS([.C71]+120))" office:value-type="float" office:value="-171.248442879134" calcext:value-type="float">
            <text:p>-171.2484</text:p>
          </table:table-cell>
          <table:table-cell table:style-name="ce6"/>
          <table:table-cell table:style-name="ce10" table:formula="of:=(MIN([.D71];[.E71];[.F71])+MAX([.D71];[.E71];[.F71]))/2" office:value-type="float" office:value="60.6679333812461" calcext:value-type="float">
            <text:p>60.6679</text:p>
          </table:table-cell>
          <table:table-cell table:style-name="ce6" table:formula="of:=[.D71]-[.H71]" office:value-type="float" office:value="231.91637626038" calcext:value-type="float">
            <text:p>231.9164</text:p>
          </table:table-cell>
          <table:table-cell table:style-name="ce6" table:formula="of:=[.E71]-[.H71]" office:value-type="float" office:value="-182.003800143738" calcext:value-type="float">
            <text:p>-182.0038</text:p>
          </table:table-cell>
          <table:table-cell table:style-name="ce6" table:formula="of:=[.F71]-[.H71]" office:value-type="float" office:value="-231.91637626038" calcext:value-type="float">
            <text:p>-231.9164</text:p>
          </table:table-cell>
          <table:table-cell table:style-name="ce6"/>
          <table:table-cell table:style-name="ce15" table:formula="of:=[.D71]/2+127" office:value-type="float" office:value="273.292154820813" calcext:value-type="float">
            <text:p>273</text:p>
          </table:table-cell>
          <table:table-cell table:style-name="ce15" table:formula="of:=[.I71]/2+128" office:value-type="float" office:value="243.95818813019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table:formula="of:=360*[.B72]/256" office:value-type="float" office:value="97.03125" calcext:value-type="float">
            <text:p>97.03125</text:p>
          </table:table-cell>
          <table:table-cell table:style-name="ce6" table:formula="of:=[.$A$3]*SIN(RADIANS([.C72]))" office:value-type="float" office:value="291.788983172021" calcext:value-type="float">
            <text:p>291.7890</text:p>
          </table:table-cell>
          <table:table-cell table:style-name="ce6" table:formula="of:=[.$A$3]*SIN(RADIANS([.C72]-120))" office:value-type="float" office:value="-114.727329787434" calcext:value-type="float">
            <text:p>-114.7273</text:p>
          </table:table-cell>
          <table:table-cell table:style-name="ce6" table:formula="of:=[.$A$3]*SIN(RADIANS([.C72]+120))" office:value-type="float" office:value="-177.061653384587" calcext:value-type="float">
            <text:p>-177.0617</text:p>
          </table:table-cell>
          <table:table-cell table:style-name="ce6"/>
          <table:table-cell table:style-name="ce10" table:formula="of:=(MIN([.D72];[.E72];[.F72])+MAX([.D72];[.E72];[.F72]))/2" office:value-type="float" office:value="57.3636648937169" calcext:value-type="float">
            <text:p>57.3637</text:p>
          </table:table-cell>
          <table:table-cell table:style-name="ce6" table:formula="of:=[.D72]-[.H72]" office:value-type="float" office:value="234.425318278304" calcext:value-type="float">
            <text:p>234.4253</text:p>
          </table:table-cell>
          <table:table-cell table:style-name="ce6" table:formula="of:=[.E72]-[.H72]" office:value-type="float" office:value="-172.090994681151" calcext:value-type="float">
            <text:p>-172.0910</text:p>
          </table:table-cell>
          <table:table-cell table:style-name="ce6" table:formula="of:=[.F72]-[.H72]" office:value-type="float" office:value="-234.425318278304" calcext:value-type="float">
            <text:p>-234.4253</text:p>
          </table:table-cell>
          <table:table-cell table:style-name="ce6"/>
          <table:table-cell table:style-name="ce15" table:formula="of:=[.D72]/2+127" office:value-type="float" office:value="272.89449158601" calcext:value-type="float">
            <text:p>273</text:p>
          </table:table-cell>
          <table:table-cell table:style-name="ce15" table:formula="of:=[.I72]/2+128" office:value-type="float" office:value="245.212659139152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 table:formula="of:=360*[.B73]/256" office:value-type="float" office:value="98.4375" calcext:value-type="float">
            <text:p>98.4375</text:p>
          </table:table-cell>
          <table:table-cell table:style-name="ce6" table:formula="of:=[.$A$3]*SIN(RADIANS([.C73]))" office:value-type="float" office:value="290.817893929646" calcext:value-type="float">
            <text:p>290.8179</text:p>
          </table:table-cell>
          <table:table-cell table:style-name="ce6" table:formula="of:=[.$A$3]*SIN(RADIANS([.C73]-120))" office:value-type="float" office:value="-108.049685358843" calcext:value-type="float">
            <text:p>-108.0497</text:p>
          </table:table-cell>
          <table:table-cell table:style-name="ce6" table:formula="of:=[.$A$3]*SIN(RADIANS([.C73]+120))" office:value-type="float" office:value="-182.768208570803" calcext:value-type="float">
            <text:p>-182.7682</text:p>
          </table:table-cell>
          <table:table-cell table:style-name="ce6"/>
          <table:table-cell table:style-name="ce10" table:formula="of:=(MIN([.D73];[.E73];[.F73])+MAX([.D73];[.E73];[.F73]))/2" office:value-type="float" office:value="54.0248426794214" calcext:value-type="float">
            <text:p>54.0248</text:p>
          </table:table-cell>
          <table:table-cell table:style-name="ce6" table:formula="of:=[.D73]-[.H73]" office:value-type="float" office:value="236.793051250224" calcext:value-type="float">
            <text:p>236.7931</text:p>
          </table:table-cell>
          <table:table-cell table:style-name="ce6" table:formula="of:=[.E73]-[.H73]" office:value-type="float" office:value="-162.074528038264" calcext:value-type="float">
            <text:p>-162.0745</text:p>
          </table:table-cell>
          <table:table-cell table:style-name="ce6" table:formula="of:=[.F73]-[.H73]" office:value-type="float" office:value="-236.793051250224" calcext:value-type="float">
            <text:p>-236.7931</text:p>
          </table:table-cell>
          <table:table-cell table:style-name="ce6"/>
          <table:table-cell table:style-name="ce15" table:formula="of:=[.D73]/2+127" office:value-type="float" office:value="272.408946964823" calcext:value-type="float">
            <text:p>272</text:p>
          </table:table-cell>
          <table:table-cell table:style-name="ce15" table:formula="of:=[.I73]/2+128" office:value-type="float" office:value="246.396525625112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 table:formula="of:=360*[.B74]/256" office:value-type="float" office:value="99.84375" calcext:value-type="float">
            <text:p>99.84375</text:p>
          </table:table-cell>
          <table:table-cell table:style-name="ce6" table:formula="of:=[.$A$3]*SIN(RADIANS([.C74]))" office:value-type="float" office:value="289.671626862349" calcext:value-type="float">
            <text:p>289.6716</text:p>
          </table:table-cell>
          <table:table-cell table:style-name="ce6" table:formula="of:=[.$A$3]*SIN(RADIANS([.C74]-120))" office:value-type="float" office:value="-101.30695584003" calcext:value-type="float">
            <text:p>-101.3070</text:p>
          </table:table-cell>
          <table:table-cell table:style-name="ce6" table:formula="of:=[.$A$3]*SIN(RADIANS([.C74]+120))" office:value-type="float" office:value="-188.364671022319" calcext:value-type="float">
            <text:p>-188.3647</text:p>
          </table:table-cell>
          <table:table-cell table:style-name="ce6"/>
          <table:table-cell table:style-name="ce10" table:formula="of:=(MIN([.D74];[.E74];[.F74])+MAX([.D74];[.E74];[.F74]))/2" office:value-type="float" office:value="50.6534779200148" calcext:value-type="float">
            <text:p>50.6535</text:p>
          </table:table-cell>
          <table:table-cell table:style-name="ce6" table:formula="of:=[.D74]-[.H74]" office:value-type="float" office:value="239.018148942334" calcext:value-type="float">
            <text:p>239.0181</text:p>
          </table:table-cell>
          <table:table-cell table:style-name="ce6" table:formula="of:=[.E74]-[.H74]" office:value-type="float" office:value="-151.960433760044" calcext:value-type="float">
            <text:p>-151.9604</text:p>
          </table:table-cell>
          <table:table-cell table:style-name="ce6" table:formula="of:=[.F74]-[.H74]" office:value-type="float" office:value="-239.018148942334" calcext:value-type="float">
            <text:p>-239.0181</text:p>
          </table:table-cell>
          <table:table-cell table:style-name="ce6"/>
          <table:table-cell table:style-name="ce15" table:formula="of:=[.D74]/2+127" office:value-type="float" office:value="271.835813431174" calcext:value-type="float">
            <text:p>272</text:p>
          </table:table-cell>
          <table:table-cell table:style-name="ce15" table:formula="of:=[.I74]/2+128" office:value-type="float" office:value="247.509074471167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table:formula="of:=360*[.B75]/256" office:value-type="float" office:value="101.25" calcext:value-type="float">
            <text:p>101.25</text:p>
          </table:table-cell>
          <table:table-cell table:style-name="ce6" table:formula="of:=[.$A$3]*SIN(RADIANS([.C75]))" office:value-type="float" office:value="288.35087243855" calcext:value-type="float">
            <text:p>288.3509</text:p>
          </table:table-cell>
          <table:table-cell table:style-name="ce6" table:formula="of:=[.$A$3]*SIN(RADIANS([.C75]-120))" office:value-type="float" office:value="-94.5032027991295" calcext:value-type="float">
            <text:p>-94.5032</text:p>
          </table:table-cell>
          <table:table-cell table:style-name="ce6" table:formula="of:=[.$A$3]*SIN(RADIANS([.C75]+120))" office:value-type="float" office:value="-193.84766963942" calcext:value-type="float">
            <text:p>-193.8477</text:p>
          </table:table-cell>
          <table:table-cell table:style-name="ce6"/>
          <table:table-cell table:style-name="ce10" table:formula="of:=(MIN([.D75];[.E75];[.F75])+MAX([.D75];[.E75];[.F75]))/2" office:value-type="float" office:value="47.2516013995647" calcext:value-type="float">
            <text:p>47.2516</text:p>
          </table:table-cell>
          <table:table-cell table:style-name="ce6" table:formula="of:=[.D75]-[.H75]" office:value-type="float" office:value="241.099271038985" calcext:value-type="float">
            <text:p>241.0993</text:p>
          </table:table-cell>
          <table:table-cell table:style-name="ce6" table:formula="of:=[.E75]-[.H75]" office:value-type="float" office:value="-141.754804198694" calcext:value-type="float">
            <text:p>-141.7548</text:p>
          </table:table-cell>
          <table:table-cell table:style-name="ce6" table:formula="of:=[.F75]-[.H75]" office:value-type="float" office:value="-241.099271038985" calcext:value-type="float">
            <text:p>-241.0993</text:p>
          </table:table-cell>
          <table:table-cell table:style-name="ce6"/>
          <table:table-cell table:style-name="ce15" table:formula="of:=[.D75]/2+127" office:value-type="float" office:value="271.175436219275" calcext:value-type="float">
            <text:p>271</text:p>
          </table:table-cell>
          <table:table-cell table:style-name="ce15" table:formula="of:=[.I75]/2+128" office:value-type="float" office:value="248.549635519492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table:formula="of:=360*[.B76]/256" office:value-type="float" office:value="102.65625" calcext:value-type="float">
            <text:p>102.65625</text:p>
          </table:table-cell>
          <table:table-cell table:style-name="ce6" table:formula="of:=[.$A$3]*SIN(RADIANS([.C76]))" office:value-type="float" office:value="286.856426231327" calcext:value-type="float">
            <text:p>286.8564</text:p>
          </table:table-cell>
          <table:table-cell table:style-name="ce6" table:formula="of:=[.$A$3]*SIN(RADIANS([.C76]-120))" office:value-type="float" office:value="-87.6425245625655" calcext:value-type="float">
            <text:p>-87.6425</text:p>
          </table:table-cell>
          <table:table-cell table:style-name="ce6" table:formula="of:=[.$A$3]*SIN(RADIANS([.C76]+120))" office:value-type="float" office:value="-199.213901668762" calcext:value-type="float">
            <text:p>-199.2139</text:p>
          </table:table-cell>
          <table:table-cell table:style-name="ce6"/>
          <table:table-cell table:style-name="ce10" table:formula="of:=(MIN([.D76];[.E76];[.F76])+MAX([.D76];[.E76];[.F76]))/2" office:value-type="float" office:value="43.8212622812828" calcext:value-type="float">
            <text:p>43.8213</text:p>
          </table:table-cell>
          <table:table-cell table:style-name="ce6" table:formula="of:=[.D76]-[.H76]" office:value-type="float" office:value="243.035163950045" calcext:value-type="float">
            <text:p>243.0352</text:p>
          </table:table-cell>
          <table:table-cell table:style-name="ce6" table:formula="of:=[.E76]-[.H76]" office:value-type="float" office:value="-131.463786843848" calcext:value-type="float">
            <text:p>-131.4638</text:p>
          </table:table-cell>
          <table:table-cell table:style-name="ce6" table:formula="of:=[.F76]-[.H76]" office:value-type="float" office:value="-243.035163950045" calcext:value-type="float">
            <text:p>-243.0352</text:p>
          </table:table-cell>
          <table:table-cell table:style-name="ce6"/>
          <table:table-cell table:style-name="ce15" table:formula="of:=[.D76]/2+127" office:value-type="float" office:value="270.428213115664" calcext:value-type="float">
            <text:p>270</text:p>
          </table:table-cell>
          <table:table-cell table:style-name="ce15" table:formula="of:=[.I76]/2+128" office:value-type="float" office:value="249.517581975022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3" table:formula="of:=360*[.B77]/256" office:value-type="float" office:value="104.0625" calcext:value-type="float">
            <text:p>104.0625</text:p>
          </table:table-cell>
          <table:table-cell table:style-name="ce6" table:formula="of:=[.$A$3]*SIN(RADIANS([.C77]))" office:value-type="float" office:value="285.189188439196" calcext:value-type="float">
            <text:p>285.1892</text:p>
          </table:table-cell>
          <table:table-cell table:style-name="ce6" table:formula="of:=[.$A$3]*SIN(RADIANS([.C77]-120))" office:value-type="float" office:value="-80.7290537463701" calcext:value-type="float">
            <text:p>-80.7291</text:p>
          </table:table-cell>
          <table:table-cell table:style-name="ce6" table:formula="of:=[.$A$3]*SIN(RADIANS([.C77]+120))" office:value-type="float" office:value="-204.460134692826" calcext:value-type="float">
            <text:p>-204.4601</text:p>
          </table:table-cell>
          <table:table-cell table:style-name="ce6"/>
          <table:table-cell table:style-name="ce10" table:formula="of:=(MIN([.D77];[.E77];[.F77])+MAX([.D77];[.E77];[.F77]))/2" office:value-type="float" office:value="40.3645268731851" calcext:value-type="float">
            <text:p>40.3645</text:p>
          </table:table-cell>
          <table:table-cell table:style-name="ce6" table:formula="of:=[.D77]-[.H77]" office:value-type="float" office:value="244.824661566011" calcext:value-type="float">
            <text:p>244.8247</text:p>
          </table:table-cell>
          <table:table-cell table:style-name="ce6" table:formula="of:=[.E77]-[.H77]" office:value-type="float" office:value="-121.093580619555" calcext:value-type="float">
            <text:p>-121.0936</text:p>
          </table:table-cell>
          <table:table-cell table:style-name="ce6" table:formula="of:=[.F77]-[.H77]" office:value-type="float" office:value="-244.824661566011" calcext:value-type="float">
            <text:p>-244.8247</text:p>
          </table:table-cell>
          <table:table-cell table:style-name="ce6"/>
          <table:table-cell table:style-name="ce15" table:formula="of:=[.D77]/2+127" office:value-type="float" office:value="269.594594219598" calcext:value-type="float">
            <text:p>270</text:p>
          </table:table-cell>
          <table:table-cell table:style-name="ce15" table:formula="of:=[.I77]/2+128" office:value-type="float" office:value="250.412330783005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 table:formula="of:=360*[.B78]/256" office:value-type="float" office:value="105.46875" calcext:value-type="float">
            <text:p>105.46875</text:p>
          </table:table-cell>
          <table:table-cell table:style-name="ce6" table:formula="of:=[.$A$3]*SIN(RADIANS([.C78]))" office:value-type="float" office:value="283.350163343859" calcext:value-type="float">
            <text:p>283.3502</text:p>
          </table:table-cell>
          <table:table-cell table:style-name="ce6" table:formula="of:=[.$A$3]*SIN(RADIANS([.C78]-120))" office:value-type="float" office:value="-73.7669547668516" calcext:value-type="float">
            <text:p>-73.7670</text:p>
          </table:table-cell>
          <table:table-cell table:style-name="ce6" table:formula="of:=[.$A$3]*SIN(RADIANS([.C78]+120))" office:value-type="float" office:value="-209.583208577008" calcext:value-type="float">
            <text:p>-209.5832</text:p>
          </table:table-cell>
          <table:table-cell table:style-name="ce6"/>
          <table:table-cell table:style-name="ce10" table:formula="of:=(MIN([.D78];[.E78];[.F78])+MAX([.D78];[.E78];[.F78]))/2" office:value-type="float" office:value="36.8834773834258" calcext:value-type="float">
            <text:p>36.8835</text:p>
          </table:table-cell>
          <table:table-cell table:style-name="ce6" table:formula="of:=[.D78]-[.H78]" office:value-type="float" office:value="246.466685960433" calcext:value-type="float">
            <text:p>246.4667</text:p>
          </table:table-cell>
          <table:table-cell table:style-name="ce6" table:formula="of:=[.E78]-[.H78]" office:value-type="float" office:value="-110.650432150277" calcext:value-type="float">
            <text:p>-110.6504</text:p>
          </table:table-cell>
          <table:table-cell table:style-name="ce6" table:formula="of:=[.F78]-[.H78]" office:value-type="float" office:value="-246.466685960433" calcext:value-type="float">
            <text:p>-246.4667</text:p>
          </table:table-cell>
          <table:table-cell table:style-name="ce6"/>
          <table:table-cell table:style-name="ce15" table:formula="of:=[.D78]/2+127" office:value-type="float" office:value="268.67508167193" calcext:value-type="float">
            <text:p>269</text:p>
          </table:table-cell>
          <table:table-cell table:style-name="ce15" table:formula="of:=[.I78]/2+128" office:value-type="float" office:value="251.233342980217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3" table:formula="of:=360*[.B79]/256" office:value-type="float" office:value="106.875" calcext:value-type="float">
            <text:p>106.875</text:p>
          </table:table-cell>
          <table:table-cell table:style-name="ce6" table:formula="of:=[.$A$3]*SIN(RADIANS([.C79]))" office:value-type="float" office:value="281.340458705269" calcext:value-type="float">
            <text:p>281.3405</text:p>
          </table:table-cell>
          <table:table-cell table:style-name="ce6" table:formula="of:=[.$A$3]*SIN(RADIANS([.C79]-120))" office:value-type="float" office:value="-66.7604213321057" calcext:value-type="float">
            <text:p>-66.7604</text:p>
          </table:table-cell>
          <table:table-cell table:style-name="ce6" table:formula="of:=[.$A$3]*SIN(RADIANS([.C79]+120))" office:value-type="float" office:value="-214.580037373164" calcext:value-type="float">
            <text:p>-214.5800</text:p>
          </table:table-cell>
          <table:table-cell table:style-name="ce6"/>
          <table:table-cell table:style-name="ce10" table:formula="of:=(MIN([.D79];[.E79];[.F79])+MAX([.D79];[.E79];[.F79]))/2" office:value-type="float" office:value="33.3802106660528" calcext:value-type="float">
            <text:p>33.3802</text:p>
          </table:table-cell>
          <table:table-cell table:style-name="ce6" table:formula="of:=[.D79]-[.H79]" office:value-type="float" office:value="247.960248039217" calcext:value-type="float">
            <text:p>247.9602</text:p>
          </table:table-cell>
          <table:table-cell table:style-name="ce6" table:formula="of:=[.E79]-[.H79]" office:value-type="float" office:value="-100.140631998159" calcext:value-type="float">
            <text:p>-100.1406</text:p>
          </table:table-cell>
          <table:table-cell table:style-name="ce6" table:formula="of:=[.F79]-[.H79]" office:value-type="float" office:value="-247.960248039217" calcext:value-type="float">
            <text:p>-247.9602</text:p>
          </table:table-cell>
          <table:table-cell table:style-name="ce6"/>
          <table:table-cell table:style-name="ce15" table:formula="of:=[.D79]/2+127" office:value-type="float" office:value="267.670229352635" calcext:value-type="float">
            <text:p>268</text:p>
          </table:table-cell>
          <table:table-cell table:style-name="ce15" table:formula="of:=[.I79]/2+128" office:value-type="float" office:value="251.980124019608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3" table:formula="of:=360*[.B80]/256" office:value-type="float" office:value="108.28125" calcext:value-type="float">
            <text:p>108.28125</text:p>
          </table:table-cell>
          <table:table-cell table:style-name="ce6" table:formula="of:=[.$A$3]*SIN(RADIANS([.C80]))" office:value-type="float" office:value="279.161285094353" calcext:value-type="float">
            <text:p>279.1613</text:p>
          </table:table-cell>
          <table:table-cell table:style-name="ce6" table:formula="of:=[.$A$3]*SIN(RADIANS([.C80]-120))" office:value-type="float" office:value="-59.7136739158823" calcext:value-type="float">
            <text:p>-59.7137</text:p>
          </table:table-cell>
          <table:table-cell table:style-name="ce6" table:formula="of:=[.$A$3]*SIN(RADIANS([.C80]+120))" office:value-type="float" office:value="-219.44761117847" calcext:value-type="float">
            <text:p>-219.4476</text:p>
          </table:table-cell>
          <table:table-cell table:style-name="ce6"/>
          <table:table-cell table:style-name="ce10" table:formula="of:=(MIN([.D80];[.E80];[.F80])+MAX([.D80];[.E80];[.F80]))/2" office:value-type="float" office:value="29.8568369579411" calcext:value-type="float">
            <text:p>29.8568</text:p>
          </table:table-cell>
          <table:table-cell table:style-name="ce6" table:formula="of:=[.D80]-[.H80]" office:value-type="float" office:value="249.304448136412" calcext:value-type="float">
            <text:p>249.3044</text:p>
          </table:table-cell>
          <table:table-cell table:style-name="ce6" table:formula="of:=[.E80]-[.H80]" office:value-type="float" office:value="-89.5705108738234" calcext:value-type="float">
            <text:p>-89.5705</text:p>
          </table:table-cell>
          <table:table-cell table:style-name="ce6" table:formula="of:=[.F80]-[.H80]" office:value-type="float" office:value="-249.304448136412" calcext:value-type="float">
            <text:p>-249.3044</text:p>
          </table:table-cell>
          <table:table-cell table:style-name="ce6"/>
          <table:table-cell table:style-name="ce15" table:formula="of:=[.D80]/2+127" office:value-type="float" office:value="266.580642547176" calcext:value-type="float">
            <text:p>267</text:p>
          </table:table-cell>
          <table:table-cell table:style-name="ce15" table:formula="of:=[.I80]/2+128" office:value-type="float" office:value="252.652224068206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3" table:formula="of:=360*[.B81]/256" office:value-type="float" office:value="109.6875" calcext:value-type="float">
            <text:p>109.6875</text:p>
          </table:table-cell>
          <table:table-cell table:style-name="ce6" table:formula="of:=[.$A$3]*SIN(RADIANS([.C81]))" office:value-type="float" office:value="276.813955163808" calcext:value-type="float">
            <text:p>276.8140</text:p>
          </table:table-cell>
          <table:table-cell table:style-name="ce6" table:formula="of:=[.$A$3]*SIN(RADIANS([.C81]-120))" office:value-type="float" office:value="-52.63095721533" calcext:value-type="float">
            <text:p>-52.6310</text:p>
          </table:table-cell>
          <table:table-cell table:style-name="ce6" table:formula="of:=[.$A$3]*SIN(RADIANS([.C81]+120))" office:value-type="float" office:value="-224.182997948478" calcext:value-type="float">
            <text:p>-224.1830</text:p>
          </table:table-cell>
          <table:table-cell table:style-name="ce6"/>
          <table:table-cell table:style-name="ce10" table:formula="of:=(MIN([.D81];[.E81];[.F81])+MAX([.D81];[.E81];[.F81]))/2" office:value-type="float" office:value="26.315478607665" calcext:value-type="float">
            <text:p>26.3155</text:p>
          </table:table-cell>
          <table:table-cell table:style-name="ce6" table:formula="of:=[.D81]-[.H81]" office:value-type="float" office:value="250.498476556143" calcext:value-type="float">
            <text:p>250.4985</text:p>
          </table:table-cell>
          <table:table-cell table:style-name="ce6" table:formula="of:=[.E81]-[.H81]" office:value-type="float" office:value="-78.946435822995" calcext:value-type="float">
            <text:p>-78.9464</text:p>
          </table:table-cell>
          <table:table-cell table:style-name="ce6" table:formula="of:=[.F81]-[.H81]" office:value-type="float" office:value="-250.498476556143" calcext:value-type="float">
            <text:p>-250.4985</text:p>
          </table:table-cell>
          <table:table-cell table:style-name="ce6"/>
          <table:table-cell table:style-name="ce15" table:formula="of:=[.D81]/2+127" office:value-type="float" office:value="265.406977581904" calcext:value-type="float">
            <text:p>265</text:p>
          </table:table-cell>
          <table:table-cell table:style-name="ce15" table:formula="of:=[.I81]/2+128" office:value-type="float" office:value="253.249238278072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 table:formula="of:=360*[.B82]/256" office:value-type="float" office:value="111.09375" calcext:value-type="float">
            <text:p>111.09375</text:p>
          </table:table-cell>
          <table:table-cell table:style-name="ce6" table:formula="of:=[.$A$3]*SIN(RADIANS([.C82]))" office:value-type="float" office:value="274.299882857413" calcext:value-type="float">
            <text:p>274.2999</text:p>
          </table:table-cell>
          <table:table-cell table:style-name="ce6" table:formula="of:=[.$A$3]*SIN(RADIANS([.C82]-120))" office:value-type="float" office:value="-45.5165375941495" calcext:value-type="float">
            <text:p>-45.5165</text:p>
          </table:table-cell>
          <table:table-cell table:style-name="ce6" table:formula="of:=[.$A$3]*SIN(RADIANS([.C82]+120))" office:value-type="float" office:value="-228.783345263264" calcext:value-type="float">
            <text:p>-228.7833</text:p>
          </table:table-cell>
          <table:table-cell table:style-name="ce6"/>
          <table:table-cell table:style-name="ce10" table:formula="of:=(MIN([.D82];[.E82];[.F82])+MAX([.D82];[.E82];[.F82]))/2" office:value-type="float" office:value="22.7582687970747" calcext:value-type="float">
            <text:p>22.7583</text:p>
          </table:table-cell>
          <table:table-cell table:style-name="ce6" table:formula="of:=[.D82]-[.H82]" office:value-type="float" office:value="251.541614060338" calcext:value-type="float">
            <text:p>251.5416</text:p>
          </table:table-cell>
          <table:table-cell table:style-name="ce6" table:formula="of:=[.E82]-[.H82]" office:value-type="float" office:value="-68.2748063912242" calcext:value-type="float">
            <text:p>-68.2748</text:p>
          </table:table-cell>
          <table:table-cell table:style-name="ce6" table:formula="of:=[.F82]-[.H82]" office:value-type="float" office:value="-251.541614060338" calcext:value-type="float">
            <text:p>-251.5416</text:p>
          </table:table-cell>
          <table:table-cell table:style-name="ce6"/>
          <table:table-cell table:style-name="ce15" table:formula="of:=[.D82]/2+127" office:value-type="float" office:value="264.149941428707" calcext:value-type="float">
            <text:p>264</text:p>
          </table:table-cell>
          <table:table-cell table:style-name="ce15" table:formula="of:=[.I82]/2+128" office:value-type="float" office:value="253.770807030169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" table:formula="of:=360*[.B83]/256" office:value-type="float" office:value="112.5" calcext:value-type="float">
            <text:p>112.5</text:p>
          </table:table-cell>
          <table:table-cell table:style-name="ce6" table:formula="of:=[.$A$3]*SIN(RADIANS([.C83]))" office:value-type="float" office:value="271.620582558318" calcext:value-type="float">
            <text:p>271.6206</text:p>
          </table:table-cell>
          <table:table-cell table:style-name="ce6" table:formula="of:=[.$A$3]*SIN(RADIANS([.C83]-120))" office:value-type="float" office:value="-38.3747005126952" calcext:value-type="float">
            <text:p>-38.3747</text:p>
          </table:table-cell>
          <table:table-cell table:style-name="ce6" table:formula="of:=[.$A$3]*SIN(RADIANS([.C83]+120))" office:value-type="float" office:value="-233.245882045623" calcext:value-type="float">
            <text:p>-233.2459</text:p>
          </table:table-cell>
          <table:table-cell table:style-name="ce6"/>
          <table:table-cell table:style-name="ce10" table:formula="of:=(MIN([.D83];[.E83];[.F83])+MAX([.D83];[.E83];[.F83]))/2" office:value-type="float" office:value="19.1873502563476" calcext:value-type="float">
            <text:p>19.1874</text:p>
          </table:table-cell>
          <table:table-cell table:style-name="ce6" table:formula="of:=[.D83]-[.H83]" office:value-type="float" office:value="252.433232301971" calcext:value-type="float">
            <text:p>252.4332</text:p>
          </table:table-cell>
          <table:table-cell table:style-name="ce6" table:formula="of:=[.E83]-[.H83]" office:value-type="float" office:value="-57.5620507690428" calcext:value-type="float">
            <text:p>-57.5621</text:p>
          </table:table-cell>
          <table:table-cell table:style-name="ce6" table:formula="of:=[.F83]-[.H83]" office:value-type="float" office:value="-252.433232301971" calcext:value-type="float">
            <text:p>-252.4332</text:p>
          </table:table-cell>
          <table:table-cell table:style-name="ce6"/>
          <table:table-cell table:style-name="ce15" table:formula="of:=[.D83]/2+127" office:value-type="float" office:value="262.810291279159" calcext:value-type="float">
            <text:p>263</text:p>
          </table:table-cell>
          <table:table-cell table:style-name="ce15" table:formula="of:=[.I83]/2+128" office:value-type="float" office:value="254.216616150985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3" table:formula="of:=360*[.B84]/256" office:value-type="float" office:value="113.90625" calcext:value-type="float">
            <text:p>113.90625</text:p>
          </table:table-cell>
          <table:table-cell table:style-name="ce6" table:formula="of:=[.$A$3]*SIN(RADIANS([.C84]))" office:value-type="float" office:value="268.777668176838" calcext:value-type="float">
            <text:p>268.7777</text:p>
          </table:table-cell>
          <table:table-cell table:style-name="ce6" table:formula="of:=[.$A$3]*SIN(RADIANS([.C84]-120))" office:value-type="float" office:value="-31.2097479465745" calcext:value-type="float">
            <text:p>-31.2097</text:p>
          </table:table-cell>
          <table:table-cell table:style-name="ce6" table:formula="of:=[.$A$3]*SIN(RADIANS([.C84]+120))" office:value-type="float" office:value="-237.567920230263" calcext:value-type="float">
            <text:p>-237.5679</text:p>
          </table:table-cell>
          <table:table-cell table:style-name="ce6"/>
          <table:table-cell table:style-name="ce10" table:formula="of:=(MIN([.D84];[.E84];[.F84])+MAX([.D84];[.E84];[.F84]))/2" office:value-type="float" office:value="15.6048739732873" calcext:value-type="float">
            <text:p>15.6049</text:p>
          </table:table-cell>
          <table:table-cell table:style-name="ce6" table:formula="of:=[.D84]-[.H84]" office:value-type="float" office:value="253.172794203551" calcext:value-type="float">
            <text:p>253.1728</text:p>
          </table:table-cell>
          <table:table-cell table:style-name="ce6" table:formula="of:=[.E84]-[.H84]" office:value-type="float" office:value="-46.8146219198618" calcext:value-type="float">
            <text:p>-46.8146</text:p>
          </table:table-cell>
          <table:table-cell table:style-name="ce6" table:formula="of:=[.F84]-[.H84]" office:value-type="float" office:value="-253.172794203551" calcext:value-type="float">
            <text:p>-253.1728</text:p>
          </table:table-cell>
          <table:table-cell table:style-name="ce6"/>
          <table:table-cell table:style-name="ce15" table:formula="of:=[.D84]/2+127" office:value-type="float" office:value="261.388834088419" calcext:value-type="float">
            <text:p>261</text:p>
          </table:table-cell>
          <table:table-cell table:style-name="ce15" table:formula="of:=[.I84]/2+128" office:value-type="float" office:value="254.586397101775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table:formula="of:=360*[.B85]/256" office:value-type="float" office:value="115.3125" calcext:value-type="float">
            <text:p>115.3125</text:p>
          </table:table-cell>
          <table:table-cell table:style-name="ce6" table:formula="of:=[.$A$3]*SIN(RADIANS([.C85]))" office:value-type="float" office:value="265.772852178292" calcext:value-type="float">
            <text:p>265.7729</text:p>
          </table:table-cell>
          <table:table-cell table:style-name="ce6" table:formula="of:=[.$A$3]*SIN(RADIANS([.C85]-120))" office:value-type="float" office:value="-24.0259957952985" calcext:value-type="float">
            <text:p>-24.0260</text:p>
          </table:table-cell>
          <table:table-cell table:style-name="ce6" table:formula="of:=[.$A$3]*SIN(RADIANS([.C85]+120))" office:value-type="float" office:value="-241.746856382994" calcext:value-type="float">
            <text:p>-241.7469</text:p>
          </table:table-cell>
          <table:table-cell table:style-name="ce6"/>
          <table:table-cell table:style-name="ce10" table:formula="of:=(MIN([.D85];[.E85];[.F85])+MAX([.D85];[.E85];[.F85]))/2" office:value-type="float" office:value="12.0129978976493" calcext:value-type="float">
            <text:p>12.0130</text:p>
          </table:table-cell>
          <table:table-cell table:style-name="ce6" table:formula="of:=[.D85]-[.H85]" office:value-type="float" office:value="253.759854280643" calcext:value-type="float">
            <text:p>253.7599</text:p>
          </table:table-cell>
          <table:table-cell table:style-name="ce6" table:formula="of:=[.E85]-[.H85]" office:value-type="float" office:value="-36.0389936929478" calcext:value-type="float">
            <text:p>-36.0390</text:p>
          </table:table-cell>
          <table:table-cell table:style-name="ce6" table:formula="of:=[.F85]-[.H85]" office:value-type="float" office:value="-253.759854280643" calcext:value-type="float">
            <text:p>-253.7599</text:p>
          </table:table-cell>
          <table:table-cell table:style-name="ce6"/>
          <table:table-cell table:style-name="ce15" table:formula="of:=[.D85]/2+127" office:value-type="float" office:value="259.886426089146" calcext:value-type="float">
            <text:p>260</text:p>
          </table:table-cell>
          <table:table-cell table:style-name="ce15" table:formula="of:=[.I85]/2+128" office:value-type="float" office:value="254.879927140322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3" table:formula="of:=360*[.B86]/256" office:value-type="float" office:value="116.71875" calcext:value-type="float">
            <text:p>116.71875</text:p>
          </table:table-cell>
          <table:table-cell table:style-name="ce6" table:formula="of:=[.$A$3]*SIN(RADIANS([.C86]))" office:value-type="float" office:value="262.607944551481" calcext:value-type="float">
            <text:p>262.6079</text:p>
          </table:table-cell>
          <table:table-cell table:style-name="ce6" table:formula="of:=[.$A$3]*SIN(RADIANS([.C86]-120))" office:value-type="float" office:value="-16.8277712825452" calcext:value-type="float">
            <text:p>-16.8278</text:p>
          </table:table-cell>
          <table:table-cell table:style-name="ce6" table:formula="of:=[.$A$3]*SIN(RADIANS([.C86]+120))" office:value-type="float" office:value="-245.780173268936" calcext:value-type="float">
            <text:p>-245.7802</text:p>
          </table:table-cell>
          <table:table-cell table:style-name="ce6"/>
          <table:table-cell table:style-name="ce10" table:formula="of:=(MIN([.D86];[.E86];[.F86])+MAX([.D86];[.E86];[.F86]))/2" office:value-type="float" office:value="8.41388564127254" calcext:value-type="float">
            <text:p>8.4139</text:p>
          </table:table-cell>
          <table:table-cell table:style-name="ce6" table:formula="of:=[.D86]-[.H86]" office:value-type="float" office:value="254.194058910209" calcext:value-type="float">
            <text:p>254.1941</text:p>
          </table:table-cell>
          <table:table-cell table:style-name="ce6" table:formula="of:=[.E86]-[.H86]" office:value-type="float" office:value="-25.2416569238177" calcext:value-type="float">
            <text:p>-25.2417</text:p>
          </table:table-cell>
          <table:table-cell table:style-name="ce6" table:formula="of:=[.F86]-[.H86]" office:value-type="float" office:value="-254.194058910209" calcext:value-type="float">
            <text:p>-254.1941</text:p>
          </table:table-cell>
          <table:table-cell table:style-name="ce6"/>
          <table:table-cell table:style-name="ce15" table:formula="of:=[.D86]/2+127" office:value-type="float" office:value="258.303972275741" calcext:value-type="float">
            <text:p>258</text:p>
          </table:table-cell>
          <table:table-cell table:style-name="ce15" table:formula="of:=[.I86]/2+128" office:value-type="float" office:value="255.097029455104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3" table:formula="of:=360*[.B87]/256" office:value-type="float" office:value="118.125" calcext:value-type="float">
            <text:p>118.125</text:p>
          </table:table-cell>
          <table:table-cell table:style-name="ce6" table:formula="of:=[.$A$3]*SIN(RADIANS([.C87]))" office:value-type="float" office:value="259.284851718416" calcext:value-type="float">
            <text:p>259.2849</text:p>
          </table:table-cell>
          <table:table-cell table:style-name="ce6" table:formula="of:=[.$A$3]*SIN(RADIANS([.C87]-120))" office:value-type="float" office:value="-9.61941034960218" calcext:value-type="float">
            <text:p>-9.6194</text:p>
          </table:table-cell>
          <table:table-cell table:style-name="ce6" table:formula="of:=[.$A$3]*SIN(RADIANS([.C87]+120))" office:value-type="float" office:value="-249.665441368814" calcext:value-type="float">
            <text:p>-249.6654</text:p>
          </table:table-cell>
          <table:table-cell table:style-name="ce6"/>
          <table:table-cell table:style-name="ce10" table:formula="of:=(MIN([.D87];[.E87];[.F87])+MAX([.D87];[.E87];[.F87]))/2" office:value-type="float" office:value="4.8097051748011" calcext:value-type="float">
            <text:p>4.8097</text:p>
          </table:table-cell>
          <table:table-cell table:style-name="ce6" table:formula="of:=[.D87]-[.H87]" office:value-type="float" office:value="254.475146543615" calcext:value-type="float">
            <text:p>254.4751</text:p>
          </table:table-cell>
          <table:table-cell table:style-name="ce6" table:formula="of:=[.E87]-[.H87]" office:value-type="float" office:value="-14.4291155244033" calcext:value-type="float">
            <text:p>-14.4291</text:p>
          </table:table-cell>
          <table:table-cell table:style-name="ce6" table:formula="of:=[.F87]-[.H87]" office:value-type="float" office:value="-254.475146543615" calcext:value-type="float">
            <text:p>-254.4751</text:p>
          </table:table-cell>
          <table:table-cell table:style-name="ce6"/>
          <table:table-cell table:style-name="ce15" table:formula="of:=[.D87]/2+127" office:value-type="float" office:value="256.642425859208" calcext:value-type="float">
            <text:p>257</text:p>
          </table:table-cell>
          <table:table-cell table:style-name="ce15" table:formula="of:=[.I87]/2+128" office:value-type="float" office:value="255.237573271808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3" table:formula="of:=360*[.B88]/256" office:value-type="float" office:value="119.53125" calcext:value-type="float">
            <text:p>119.53125</text:p>
          </table:table-cell>
          <table:table-cell table:style-name="ce6" table:formula="of:=[.$A$3]*SIN(RADIANS([.C88]))" office:value-type="float" office:value="255.805575385961" calcext:value-type="float">
            <text:p>255.8056</text:p>
          </table:table-cell>
          <table:table-cell table:style-name="ce6" table:formula="of:=[.$A$3]*SIN(RADIANS([.C88]-120))" office:value-type="float" office:value="-2.40525504355752" calcext:value-type="float">
            <text:p>-2.4053</text:p>
          </table:table-cell>
          <table:table-cell table:style-name="ce6" table:formula="of:=[.$A$3]*SIN(RADIANS([.C88]+120))" office:value-type="float" office:value="-253.400320342404" calcext:value-type="float">
            <text:p>-253.4003</text:p>
          </table:table-cell>
          <table:table-cell table:style-name="ce6"/>
          <table:table-cell table:style-name="ce10" table:formula="of:=(MIN([.D88];[.E88];[.F88])+MAX([.D88];[.E88];[.F88]))/2" office:value-type="float" office:value="1.20262752177875" calcext:value-type="float">
            <text:p>1.2026</text:p>
          </table:table-cell>
          <table:table-cell table:style-name="ce12" table:formula="of:=[.D88]-[.H88]" office:value-type="float" office:value="254.602947864182" calcext:value-type="float">
            <text:p>254.6029</text:p>
          </table:table-cell>
          <table:table-cell table:style-name="ce6" table:formula="of:=[.E88]-[.H88]" office:value-type="float" office:value="-3.60788256533627" calcext:value-type="float">
            <text:p>-3.6079</text:p>
          </table:table-cell>
          <table:table-cell table:style-name="ce6" table:formula="of:=[.F88]-[.H88]" office:value-type="float" office:value="-254.602947864182" calcext:value-type="float">
            <text:p>-254.6029</text:p>
          </table:table-cell>
          <table:table-cell table:style-name="ce6"/>
          <table:table-cell table:style-name="ce15" table:formula="of:=[.D88]/2+127" office:value-type="float" office:value="254.902787692981" calcext:value-type="float">
            <text:p>255</text:p>
          </table:table-cell>
          <table:table-cell table:style-name="ce15" table:formula="of:=[.I88]/2+128" office:value-type="float" office:value="255.301473932091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3" table:formula="of:=360*[.B89]/256" office:value-type="float" office:value="120.9375" calcext:value-type="float">
            <text:p>120.9375</text:p>
          </table:table-cell>
          <table:table-cell table:style-name="ce6" table:formula="of:=[.$A$3]*SIN(RADIANS([.C89]))" office:value-type="float" office:value="252.17221134008" calcext:value-type="float">
            <text:p>252.1722</text:p>
          </table:table-cell>
          <table:table-cell table:style-name="ce6" table:formula="of:=[.$A$3]*SIN(RADIANS([.C89]-120))" office:value-type="float" office:value="4.81034909818711" calcext:value-type="float">
            <text:p>4.8103</text:p>
          </table:table-cell>
          <table:table-cell table:style-name="ce6" table:formula="of:=[.$A$3]*SIN(RADIANS([.C89]+120))" office:value-type="float" office:value="-256.982560438267" calcext:value-type="float">
            <text:p>-256.9826</text:p>
          </table:table-cell>
          <table:table-cell table:style-name="ce6"/>
          <table:table-cell table:style-name="ce10" table:formula="of:=(MIN([.D89];[.E89];[.F89])+MAX([.D89];[.E89];[.F89]))/2" office:value-type="float" office:value="-2.40517454909356" calcext:value-type="float">
            <text:p>-2.4052</text:p>
          </table:table-cell>
          <table:table-cell table:style-name="ce6" table:formula="of:=[.D89]-[.H89]" office:value-type="float" office:value="254.577385889174" calcext:value-type="float">
            <text:p>254.5774</text:p>
          </table:table-cell>
          <table:table-cell table:style-name="ce6" table:formula="of:=[.E89]-[.H89]" office:value-type="float" office:value="7.21552364728067" calcext:value-type="float">
            <text:p>7.2155</text:p>
          </table:table-cell>
          <table:table-cell table:style-name="ce6" table:formula="of:=[.F89]-[.H89]" office:value-type="float" office:value="-254.577385889174" calcext:value-type="float">
            <text:p>-254.5774</text:p>
          </table:table-cell>
          <table:table-cell table:style-name="ce6"/>
          <table:table-cell table:style-name="ce15" table:formula="of:=[.D89]/2+127" office:value-type="float" office:value="253.08610567004" calcext:value-type="float">
            <text:p>253</text:p>
          </table:table-cell>
          <table:table-cell table:style-name="ce15" table:formula="of:=[.I89]/2+128" office:value-type="float" office:value="255.288692944587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3" table:formula="of:=360*[.B90]/256" office:value-type="float" office:value="122.34375" calcext:value-type="float">
            <text:p>122.34375</text:p>
          </table:table-cell>
          <table:table-cell table:style-name="ce6" table:formula="of:=[.$A$3]*SIN(RADIANS([.C90]))" office:value-type="float" office:value="248.386948183414" calcext:value-type="float">
            <text:p>248.3869</text:p>
          </table:table-cell>
          <table:table-cell table:style-name="ce6" table:formula="of:=[.$A$3]*SIN(RADIANS([.C90]-120))" office:value-type="float" office:value="12.0230556655055" calcext:value-type="float">
            <text:p>12.0231</text:p>
          </table:table-cell>
          <table:table-cell table:style-name="ce6" table:formula="of:=[.$A$3]*SIN(RADIANS([.C90]+120))" office:value-type="float" office:value="-260.410003848919" calcext:value-type="float">
            <text:p>-260.4100</text:p>
          </table:table-cell>
          <table:table-cell table:style-name="ce6"/>
          <table:table-cell table:style-name="ce10" table:formula="of:=(MIN([.D90];[.E90];[.F90])+MAX([.D90];[.E90];[.F90]))/2" office:value-type="float" office:value="-6.01152783275275" calcext:value-type="float">
            <text:p>-6.0115</text:p>
          </table:table-cell>
          <table:table-cell table:style-name="ce6" table:formula="of:=[.D90]-[.H90]" office:value-type="float" office:value="254.398476016167" calcext:value-type="float">
            <text:p>254.3985</text:p>
          </table:table-cell>
          <table:table-cell table:style-name="ce6" table:formula="of:=[.E90]-[.H90]" office:value-type="float" office:value="18.0345834982583" calcext:value-type="float">
            <text:p>18.0346</text:p>
          </table:table-cell>
          <table:table-cell table:style-name="ce6" table:formula="of:=[.F90]-[.H90]" office:value-type="float" office:value="-254.398476016167" calcext:value-type="float">
            <text:p>-254.3985</text:p>
          </table:table-cell>
          <table:table-cell table:style-name="ce6"/>
          <table:table-cell table:style-name="ce15" table:formula="of:=[.D90]/2+127" office:value-type="float" office:value="251.193474091707" calcext:value-type="float">
            <text:p>251</text:p>
          </table:table-cell>
          <table:table-cell table:style-name="ce15" table:formula="of:=[.I90]/2+128" office:value-type="float" office:value="255.199238008083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3" table:formula="of:=360*[.B91]/256" office:value-type="float" office:value="123.75" calcext:value-type="float">
            <text:p>123.75</text:p>
          </table:table-cell>
          <table:table-cell table:style-name="ce6" table:formula="of:=[.$A$3]*SIN(RADIANS([.C91]))" office:value-type="float" office:value="244.452066016948" calcext:value-type="float">
            <text:p>244.4521</text:p>
          </table:table-cell>
          <table:table-cell table:style-name="ce6" table:formula="of:=[.$A$3]*SIN(RADIANS([.C91]-120))" office:value-type="float" office:value="19.2285199936621" calcext:value-type="float">
            <text:p>19.2285</text:p>
          </table:table-cell>
          <table:table-cell table:style-name="ce6" table:formula="of:=[.$A$3]*SIN(RADIANS([.C91]+120))" office:value-type="float" office:value="-263.68058601061" calcext:value-type="float">
            <text:p>-263.6806</text:p>
          </table:table-cell>
          <table:table-cell table:style-name="ce6"/>
          <table:table-cell table:style-name="ce10" table:formula="of:=(MIN([.D91];[.E91];[.F91])+MAX([.D91];[.E91];[.F91]))/2" office:value-type="float" office:value="-9.61425999683104" calcext:value-type="float">
            <text:p>-9.6143</text:p>
          </table:table-cell>
          <table:table-cell table:style-name="ce6" table:formula="of:=[.D91]-[.H91]" office:value-type="float" office:value="254.066326013779" calcext:value-type="float">
            <text:p>254.0663</text:p>
          </table:table-cell>
          <table:table-cell table:style-name="ce6" table:formula="of:=[.E91]-[.H91]" office:value-type="float" office:value="28.8427799904931" calcext:value-type="float">
            <text:p>28.8428</text:p>
          </table:table-cell>
          <table:table-cell table:style-name="ce6" table:formula="of:=[.F91]-[.H91]" office:value-type="float" office:value="-254.066326013779" calcext:value-type="float">
            <text:p>-254.0663</text:p>
          </table:table-cell>
          <table:table-cell table:style-name="ce6"/>
          <table:table-cell table:style-name="ce15" table:formula="of:=[.D91]/2+127" office:value-type="float" office:value="249.226033008474" calcext:value-type="float">
            <text:p>249</text:p>
          </table:table-cell>
          <table:table-cell table:style-name="ce15" table:formula="of:=[.I91]/2+128" office:value-type="float" office:value="255.03316300689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3" table:formula="of:=360*[.B92]/256" office:value-type="float" office:value="125.15625" calcext:value-type="float">
            <text:p>125.15625</text:p>
          </table:table-cell>
          <table:table-cell table:style-name="ce6" table:formula="of:=[.$A$3]*SIN(RADIANS([.C92]))" office:value-type="float" office:value="240.369935066566" calcext:value-type="float">
            <text:p>240.3699</text:p>
          </table:table-cell>
          <table:table-cell table:style-name="ce6" table:formula="of:=[.$A$3]*SIN(RADIANS([.C92]-120))" office:value-type="float" office:value="26.4224017803751" calcext:value-type="float">
            <text:p>26.4224</text:p>
          </table:table-cell>
          <table:table-cell table:style-name="ce6" table:formula="of:=[.$A$3]*SIN(RADIANS([.C92]+120))" office:value-type="float" office:value="-266.792336846941" calcext:value-type="float">
            <text:p>-266.7923</text:p>
          </table:table-cell>
          <table:table-cell table:style-name="ce6"/>
          <table:table-cell table:style-name="ce10" table:formula="of:=(MIN([.D92];[.E92];[.F92])+MAX([.D92];[.E92];[.F92]))/2" office:value-type="float" office:value="-13.2112008901875" calcext:value-type="float">
            <text:p>-13.2112</text:p>
          </table:table-cell>
          <table:table-cell table:style-name="ce6" table:formula="of:=[.D92]-[.H92]" office:value-type="float" office:value="253.581135956753" calcext:value-type="float">
            <text:p>253.5811</text:p>
          </table:table-cell>
          <table:table-cell table:style-name="ce6" table:formula="of:=[.E92]-[.H92]" office:value-type="float" office:value="39.6336026705626" calcext:value-type="float">
            <text:p>39.6336</text:p>
          </table:table-cell>
          <table:table-cell table:style-name="ce6" table:formula="of:=[.F92]-[.H92]" office:value-type="float" office:value="-253.581135956753" calcext:value-type="float">
            <text:p>-253.5811</text:p>
          </table:table-cell>
          <table:table-cell table:style-name="ce6"/>
          <table:table-cell table:style-name="ce15" table:formula="of:=[.D92]/2+127" office:value-type="float" office:value="247.184967533283" calcext:value-type="float">
            <text:p>247</text:p>
          </table:table-cell>
          <table:table-cell table:style-name="ce15" table:formula="of:=[.I92]/2+128" office:value-type="float" office:value="254.790567978377" calcext:value-type="float">
            <text:p>25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table:formula="of:=360*[.B93]/256" office:value-type="float" office:value="126.5625" calcext:value-type="float">
            <text:p>126.5625</text:p>
          </table:table-cell>
          <table:table-cell table:style-name="ce6" table:formula="of:=[.$A$3]*SIN(RADIANS([.C93]))" office:value-type="float" office:value="236.14301425531" calcext:value-type="float">
            <text:p>236.1430</text:p>
          </table:table-cell>
          <table:table-cell table:style-name="ce6" table:formula="of:=[.$A$3]*SIN(RADIANS([.C93]-120))" office:value-type="float" office:value="33.6003677002528" calcext:value-type="float">
            <text:p>33.6004</text:p>
          </table:table-cell>
          <table:table-cell table:style-name="ce6" table:formula="of:=[.$A$3]*SIN(RADIANS([.C93]+120))" office:value-type="float" office:value="-269.743381955562" calcext:value-type="float">
            <text:p>-269.7434</text:p>
          </table:table-cell>
          <table:table-cell table:style-name="ce6"/>
          <table:table-cell table:style-name="ce10" table:formula="of:=(MIN([.D93];[.E93];[.F93])+MAX([.D93];[.E93];[.F93]))/2" office:value-type="float" office:value="-16.8001838501264" calcext:value-type="float">
            <text:p>-16.8002</text:p>
          </table:table-cell>
          <table:table-cell table:style-name="ce6" table:formula="of:=[.D93]-[.H93]" office:value-type="float" office:value="252.943198105436" calcext:value-type="float">
            <text:p>252.9432</text:p>
          </table:table-cell>
          <table:table-cell table:style-name="ce6" table:formula="of:=[.E93]-[.H93]" office:value-type="float" office:value="50.4005515503792" calcext:value-type="float">
            <text:p>50.4006</text:p>
          </table:table-cell>
          <table:table-cell table:style-name="ce6" table:formula="of:=[.F93]-[.H93]" office:value-type="float" office:value="-252.943198105436" calcext:value-type="float">
            <text:p>-252.9432</text:p>
          </table:table-cell>
          <table:table-cell table:style-name="ce6"/>
          <table:table-cell table:style-name="ce15" table:formula="of:=[.D93]/2+127" office:value-type="float" office:value="245.071507127655" calcext:value-type="float">
            <text:p>245</text:p>
          </table:table-cell>
          <table:table-cell table:style-name="ce15" table:formula="of:=[.I93]/2+128" office:value-type="float" office:value="254.471599052718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3" table:formula="of:=360*[.B94]/256" office:value-type="float" office:value="127.96875" calcext:value-type="float">
            <text:p>127.96875</text:p>
          </table:table-cell>
          <table:table-cell table:style-name="ce6" table:formula="of:=[.$A$3]*SIN(RADIANS([.C94]))" office:value-type="float" office:value="231.773849722222" calcext:value-type="float">
            <text:p>231.7738</text:p>
          </table:table-cell>
          <table:table-cell table:style-name="ce6" table:formula="of:=[.$A$3]*SIN(RADIANS([.C94]-120))" office:value-type="float" office:value="40.7580940150266" calcext:value-type="float">
            <text:p>40.7581</text:p>
          </table:table-cell>
          <table:table-cell table:style-name="ce6" table:formula="of:=[.$A$3]*SIN(RADIANS([.C94]+120))" office:value-type="float" office:value="-272.531943737249" calcext:value-type="float">
            <text:p>-272.5319</text:p>
          </table:table-cell>
          <table:table-cell table:style-name="ce6"/>
          <table:table-cell table:style-name="ce10" table:formula="of:=(MIN([.D94];[.E94];[.F94])+MAX([.D94];[.E94];[.F94]))/2" office:value-type="float" office:value="-20.3790470075133" calcext:value-type="float">
            <text:p>-20.3790</text:p>
          </table:table-cell>
          <table:table-cell table:style-name="ce6" table:formula="of:=[.D94]-[.H94]" office:value-type="float" office:value="252.152896729736" calcext:value-type="float">
            <text:p>252.1529</text:p>
          </table:table-cell>
          <table:table-cell table:style-name="ce6" table:formula="of:=[.E94]-[.H94]" office:value-type="float" office:value="61.13714102254" calcext:value-type="float">
            <text:p>61.1371</text:p>
          </table:table-cell>
          <table:table-cell table:style-name="ce6" table:formula="of:=[.F94]-[.H94]" office:value-type="float" office:value="-252.152896729736" calcext:value-type="float">
            <text:p>-252.1529</text:p>
          </table:table-cell>
          <table:table-cell table:style-name="ce6"/>
          <table:table-cell table:style-name="ce15" table:formula="of:=[.D94]/2+127" office:value-type="float" office:value="242.886924861111" calcext:value-type="float">
            <text:p>243</text:p>
          </table:table-cell>
          <table:table-cell table:style-name="ce15" table:formula="of:=[.I94]/2+128" office:value-type="float" office:value="254.076448364868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3" table:formula="of:=360*[.B95]/256" office:value-type="float" office:value="129.375" calcext:value-type="float">
            <text:p>129.375</text:p>
          </table:table-cell>
          <table:table-cell table:style-name="ce6" table:formula="of:=[.$A$3]*SIN(RADIANS([.C95]))" office:value-type="float" office:value="227.265073288645" calcext:value-type="float">
            <text:p>227.2651</text:p>
          </table:table-cell>
          <table:table-cell table:style-name="ce6" table:formula="of:=[.$A$3]*SIN(RADIANS([.C95]-120))" office:value-type="float" office:value="47.8912691780091" calcext:value-type="float">
            <text:p>47.8913</text:p>
          </table:table-cell>
          <table:table-cell table:style-name="ce6" table:formula="of:=[.$A$3]*SIN(RADIANS([.C95]+120))" office:value-type="float" office:value="-275.156342466654" calcext:value-type="float">
            <text:p>-275.1563</text:p>
          </table:table-cell>
          <table:table-cell table:style-name="ce6"/>
          <table:table-cell table:style-name="ce10" table:formula="of:=(MIN([.D95];[.E95];[.F95])+MAX([.D95];[.E95];[.F95]))/2" office:value-type="float" office:value="-23.9456345890045" calcext:value-type="float">
            <text:p>-23.9456</text:p>
          </table:table-cell>
          <table:table-cell table:style-name="ce6" table:formula="of:=[.D95]-[.H95]" office:value-type="float" office:value="251.210707877649" calcext:value-type="float">
            <text:p>251.2107</text:p>
          </table:table-cell>
          <table:table-cell table:style-name="ce6" table:formula="of:=[.E95]-[.H95]" office:value-type="float" office:value="71.8369037670136" calcext:value-type="float">
            <text:p>71.8369</text:p>
          </table:table-cell>
          <table:table-cell table:style-name="ce6" table:formula="of:=[.F95]-[.H95]" office:value-type="float" office:value="-251.210707877649" calcext:value-type="float">
            <text:p>-251.2107</text:p>
          </table:table-cell>
          <table:table-cell table:style-name="ce6"/>
          <table:table-cell table:style-name="ce15" table:formula="of:=[.D95]/2+127" office:value-type="float" office:value="240.632536644322" calcext:value-type="float">
            <text:p>241</text:p>
          </table:table-cell>
          <table:table-cell table:style-name="ce15" table:formula="of:=[.I95]/2+128" office:value-type="float" office:value="253.605353938825" calcext:value-type="float">
            <text:p>254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3" table:formula="of:=360*[.B96]/256" office:value-type="float" office:value="130.78125" calcext:value-type="float">
            <text:p>130.78125</text:p>
          </table:table-cell>
          <table:table-cell table:style-name="ce6" table:formula="of:=[.$A$3]*SIN(RADIANS([.C96]))" office:value-type="float" office:value="222.619400872906" calcext:value-type="float">
            <text:p>222.6194</text:p>
          </table:table-cell>
          <table:table-cell table:style-name="ce6" table:formula="of:=[.$A$3]*SIN(RADIANS([.C96]-120))" office:value-type="float" office:value="54.9955964312086" calcext:value-type="float">
            <text:p>54.9956</text:p>
          </table:table-cell>
          <table:table-cell table:style-name="ce6" table:formula="of:=[.$A$3]*SIN(RADIANS([.C96]+120))" office:value-type="float" office:value="-277.614997304115" calcext:value-type="float">
            <text:p>-277.6150</text:p>
          </table:table-cell>
          <table:table-cell table:style-name="ce6"/>
          <table:table-cell table:style-name="ce10" table:formula="of:=(MIN([.D96];[.E96];[.F96])+MAX([.D96];[.E96];[.F96]))/2" office:value-type="float" office:value="-27.4977982156043" calcext:value-type="float">
            <text:p>-27.4978</text:p>
          </table:table-cell>
          <table:table-cell table:style-name="ce6" table:formula="of:=[.D96]-[.H96]" office:value-type="float" office:value="250.117199088511" calcext:value-type="float">
            <text:p>250.1172</text:p>
          </table:table-cell>
          <table:table-cell table:style-name="ce6" table:formula="of:=[.E96]-[.H96]" office:value-type="float" office:value="82.4933946468129" calcext:value-type="float">
            <text:p>82.4934</text:p>
          </table:table-cell>
          <table:table-cell table:style-name="ce6" table:formula="of:=[.F96]-[.H96]" office:value-type="float" office:value="-250.117199088511" calcext:value-type="float">
            <text:p>-250.1172</text:p>
          </table:table-cell>
          <table:table-cell table:style-name="ce6"/>
          <table:table-cell table:style-name="ce15" table:formula="of:=[.D96]/2+127" office:value-type="float" office:value="238.309700436453" calcext:value-type="float">
            <text:p>238</text:p>
          </table:table-cell>
          <table:table-cell table:style-name="ce15" table:formula="of:=[.I96]/2+128" office:value-type="float" office:value="253.058599544255" calcext:value-type="float">
            <text:p>253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3" table:formula="of:=360*[.B97]/256" office:value-type="float" office:value="132.1875" calcext:value-type="float">
            <text:p>132.1875</text:p>
          </table:table-cell>
          <table:table-cell table:style-name="ce6" table:formula="of:=[.$A$3]*SIN(RADIANS([.C97]))" office:value-type="float" office:value="217.839630854358" calcext:value-type="float">
            <text:p>217.8396</text:p>
          </table:table-cell>
          <table:table-cell table:style-name="ce6" table:formula="of:=[.$A$3]*SIN(RADIANS([.C97]-120))" office:value-type="float" office:value="62.0667963935358" calcext:value-type="float">
            <text:p>62.0668</text:p>
          </table:table-cell>
          <table:table-cell table:style-name="ce6" table:formula="of:=[.$A$3]*SIN(RADIANS([.C97]+120))" office:value-type="float" office:value="-279.906427247894" calcext:value-type="float">
            <text:p>-279.9064</text:p>
          </table:table-cell>
          <table:table-cell table:style-name="ce6"/>
          <table:table-cell table:style-name="ce10" table:formula="of:=(MIN([.D97];[.E97];[.F97])+MAX([.D97];[.E97];[.F97]))/2" office:value-type="float" office:value="-31.0333981967679" calcext:value-type="float">
            <text:p>-31.0334</text:p>
          </table:table-cell>
          <table:table-cell table:style-name="ce6" table:formula="of:=[.D97]-[.H97]" office:value-type="float" office:value="248.873029051126" calcext:value-type="float">
            <text:p>248.8730</text:p>
          </table:table-cell>
          <table:table-cell table:style-name="ce6" table:formula="of:=[.E97]-[.H97]" office:value-type="float" office:value="93.1001945903037" calcext:value-type="float">
            <text:p>93.1002</text:p>
          </table:table-cell>
          <table:table-cell table:style-name="ce6" table:formula="of:=[.F97]-[.H97]" office:value-type="float" office:value="-248.873029051126" calcext:value-type="float">
            <text:p>-248.8730</text:p>
          </table:table-cell>
          <table:table-cell table:style-name="ce6"/>
          <table:table-cell table:style-name="ce15" table:formula="of:=[.D97]/2+127" office:value-type="float" office:value="235.919815427179" calcext:value-type="float">
            <text:p>236</text:p>
          </table:table-cell>
          <table:table-cell table:style-name="ce15" table:formula="of:=[.I97]/2+128" office:value-type="float" office:value="252.436514525563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3" table:formula="of:=360*[.B98]/256" office:value-type="float" office:value="133.59375" calcext:value-type="float">
            <text:p>133.59375</text:p>
          </table:table-cell>
          <table:table-cell table:style-name="ce6" table:formula="of:=[.$A$3]*SIN(RADIANS([.C98]))" office:value-type="float" office:value="212.928642387731" calcext:value-type="float">
            <text:p>212.9286</text:p>
          </table:table-cell>
          <table:table-cell table:style-name="ce6" table:formula="of:=[.$A$3]*SIN(RADIANS([.C98]-120))" office:value-type="float" office:value="69.1006096385425" calcext:value-type="float">
            <text:p>69.1006</text:p>
          </table:table-cell>
          <table:table-cell table:style-name="ce6" table:formula="of:=[.$A$3]*SIN(RADIANS([.C98]+120))" office:value-type="float" office:value="-282.029252026274" calcext:value-type="float">
            <text:p>-282.0293</text:p>
          </table:table-cell>
          <table:table-cell table:style-name="ce6"/>
          <table:table-cell table:style-name="ce10" table:formula="of:=(MIN([.D98];[.E98];[.F98])+MAX([.D98];[.E98];[.F98]))/2" office:value-type="float" office:value="-34.5503048192712" calcext:value-type="float">
            <text:p>-34.5503</text:p>
          </table:table-cell>
          <table:table-cell table:style-name="ce6" table:formula="of:=[.D98]-[.H98]" office:value-type="float" office:value="247.478947207003" calcext:value-type="float">
            <text:p>247.4789</text:p>
          </table:table-cell>
          <table:table-cell table:style-name="ce6" table:formula="of:=[.E98]-[.H98]" office:value-type="float" office:value="103.650914457814" calcext:value-type="float">
            <text:p>103.6509</text:p>
          </table:table-cell>
          <table:table-cell table:style-name="ce6" table:formula="of:=[.F98]-[.H98]" office:value-type="float" office:value="-247.478947207003" calcext:value-type="float">
            <text:p>-247.4789</text:p>
          </table:table-cell>
          <table:table-cell table:style-name="ce6"/>
          <table:table-cell table:style-name="ce15" table:formula="of:=[.D98]/2+127" office:value-type="float" office:value="233.464321193866" calcext:value-type="float">
            <text:p>233</text:p>
          </table:table-cell>
          <table:table-cell table:style-name="ce15" table:formula="of:=[.I98]/2+128" office:value-type="float" office:value="251.739473603501" calcext:value-type="float">
            <text:p>252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3" table:formula="of:=360*[.B99]/256" office:value-type="float" office:value="135" calcext:value-type="float">
            <text:p>135</text:p>
          </table:table-cell>
          <table:table-cell table:style-name="ce6" table:formula="of:=[.$A$3]*SIN(RADIANS([.C99]))" office:value-type="float" office:value="207.889393668845" calcext:value-type="float">
            <text:p>207.8894</text:p>
          </table:table-cell>
          <table:table-cell table:style-name="ce6" table:formula="of:=[.$A$3]*SIN(RADIANS([.C99]-120))" office:value-type="float" office:value="76.0927992601411" calcext:value-type="float">
            <text:p>76.0928</text:p>
          </table:table-cell>
          <table:table-cell table:style-name="ce6" table:formula="of:=[.$A$3]*SIN(RADIANS([.C99]+120))" office:value-type="float" office:value="-283.982192928986" calcext:value-type="float">
            <text:p>-283.9822</text:p>
          </table:table-cell>
          <table:table-cell table:style-name="ce6"/>
          <table:table-cell table:style-name="ce10" table:formula="of:=(MIN([.D99];[.E99];[.F99])+MAX([.D99];[.E99];[.F99]))/2" office:value-type="float" office:value="-38.0463996300706" calcext:value-type="float">
            <text:p>-38.0464</text:p>
          </table:table-cell>
          <table:table-cell table:style-name="ce6" table:formula="of:=[.D99]-[.H99]" office:value-type="float" office:value="245.935793298916" calcext:value-type="float">
            <text:p>245.9358</text:p>
          </table:table-cell>
          <table:table-cell table:style-name="ce6" table:formula="of:=[.E99]-[.H99]" office:value-type="float" office:value="114.139198890212" calcext:value-type="float">
            <text:p>114.1392</text:p>
          </table:table-cell>
          <table:table-cell table:style-name="ce6" table:formula="of:=[.F99]-[.H99]" office:value-type="float" office:value="-245.935793298916" calcext:value-type="float">
            <text:p>-245.9358</text:p>
          </table:table-cell>
          <table:table-cell table:style-name="ce6"/>
          <table:table-cell table:style-name="ce15" table:formula="of:=[.D99]/2+127" office:value-type="float" office:value="230.944696834422" calcext:value-type="float">
            <text:p>231</text:p>
          </table:table-cell>
          <table:table-cell table:style-name="ce15" table:formula="of:=[.I99]/2+128" office:value-type="float" office:value="250.967896649458" calcext:value-type="float">
            <text:p>251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3" table:formula="of:=360*[.B100]/256" office:value-type="float" office:value="136.40625" calcext:value-type="float">
            <text:p>136.40625</text:p>
          </table:table-cell>
          <table:table-cell table:style-name="ce6" table:formula="of:=[.$A$3]*SIN(RADIANS([.C100]))" office:value-type="float" office:value="202.724920152698" calcext:value-type="float">
            <text:p>202.7249</text:p>
          </table:table-cell>
          <table:table-cell table:style-name="ce6" table:formula="of:=[.$A$3]*SIN(RADIANS([.C100]-120))" office:value-type="float" office:value="83.0391534247585" calcext:value-type="float">
            <text:p>83.0392</text:p>
          </table:table-cell>
          <table:table-cell table:style-name="ce6" table:formula="of:=[.$A$3]*SIN(RADIANS([.C100]+120))" office:value-type="float" office:value="-285.764073577456" calcext:value-type="float">
            <text:p>-285.7641</text:p>
          </table:table-cell>
          <table:table-cell table:style-name="ce6"/>
          <table:table-cell table:style-name="ce10" table:formula="of:=(MIN([.D100];[.E100];[.F100])+MAX([.D100];[.E100];[.F100]))/2" office:value-type="float" office:value="-41.5195767123792" calcext:value-type="float">
            <text:p>-41.5196</text:p>
          </table:table-cell>
          <table:table-cell table:style-name="ce6" table:formula="of:=[.D100]-[.H100]" office:value-type="float" office:value="244.244496865077" calcext:value-type="float">
            <text:p>244.2445</text:p>
          </table:table-cell>
          <table:table-cell table:style-name="ce6" table:formula="of:=[.E100]-[.H100]" office:value-type="float" office:value="124.558730137138" calcext:value-type="float">
            <text:p>124.5587</text:p>
          </table:table-cell>
          <table:table-cell table:style-name="ce6" table:formula="of:=[.F100]-[.H100]" office:value-type="float" office:value="-244.244496865077" calcext:value-type="float">
            <text:p>-244.2445</text:p>
          </table:table-cell>
          <table:table-cell table:style-name="ce6"/>
          <table:table-cell table:style-name="ce15" table:formula="of:=[.D100]/2+127" office:value-type="float" office:value="228.362460076349" calcext:value-type="float">
            <text:p>228</text:p>
          </table:table-cell>
          <table:table-cell table:style-name="ce15" table:formula="of:=[.I100]/2+128" office:value-type="float" office:value="250.122248432538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3" table:formula="of:=360*[.B101]/256" office:value-type="float" office:value="137.8125" calcext:value-type="float">
            <text:p>137.8125</text:p>
          </table:table-cell>
          <table:table-cell table:style-name="ce6" table:formula="of:=[.$A$3]*SIN(RADIANS([.C101]))" office:value-type="float" office:value="197.438332725023" calcext:value-type="float">
            <text:p>197.4383</text:p>
          </table:table-cell>
          <table:table-cell table:style-name="ce6" table:formula="of:=[.$A$3]*SIN(RADIANS([.C101]-120))" office:value-type="float" office:value="89.9354879083867" calcext:value-type="float">
            <text:p>89.9355</text:p>
          </table:table-cell>
          <table:table-cell table:style-name="ce6" table:formula="of:=[.$A$3]*SIN(RADIANS([.C101]+120))" office:value-type="float" office:value="-287.37382063341" calcext:value-type="float">
            <text:p>-287.3738</text:p>
          </table:table-cell>
          <table:table-cell table:style-name="ce6"/>
          <table:table-cell table:style-name="ce10" table:formula="of:=(MIN([.D101];[.E101];[.F101])+MAX([.D101];[.E101];[.F101]))/2" office:value-type="float" office:value="-44.9677439541934" calcext:value-type="float">
            <text:p>-44.9677</text:p>
          </table:table-cell>
          <table:table-cell table:style-name="ce6" table:formula="of:=[.D101]-[.H101]" office:value-type="float" office:value="242.406076679217" calcext:value-type="float">
            <text:p>242.4061</text:p>
          </table:table-cell>
          <table:table-cell table:style-name="ce6" table:formula="of:=[.E101]-[.H101]" office:value-type="float" office:value="134.90323186258" calcext:value-type="float">
            <text:p>134.9032</text:p>
          </table:table-cell>
          <table:table-cell table:style-name="ce6" table:formula="of:=[.F101]-[.H101]" office:value-type="float" office:value="-242.406076679217" calcext:value-type="float">
            <text:p>-242.4061</text:p>
          </table:table-cell>
          <table:table-cell table:style-name="ce6"/>
          <table:table-cell table:style-name="ce15" table:formula="of:=[.D101]/2+127" office:value-type="float" office:value="225.719166362512" calcext:value-type="float">
            <text:p>226</text:p>
          </table:table-cell>
          <table:table-cell table:style-name="ce15" table:formula="of:=[.I101]/2+128" office:value-type="float" office:value="249.203038339608" calcext:value-type="float">
            <text:p>249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3" table:formula="of:=360*[.B102]/256" office:value-type="float" office:value="139.21875" calcext:value-type="float">
            <text:p>139.21875</text:p>
          </table:table-cell>
          <table:table-cell table:style-name="ce6" table:formula="of:=[.$A$3]*SIN(RADIANS([.C102]))" office:value-type="float" office:value="192.03281582841" calcext:value-type="float">
            <text:p>192.0328</text:p>
          </table:table-cell>
          <table:table-cell table:style-name="ce6" table:formula="of:=[.$A$3]*SIN(RADIANS([.C102]-120))" office:value-type="float" office:value="96.7776486170034" calcext:value-type="float">
            <text:p>96.7776</text:p>
          </table:table-cell>
          <table:table-cell table:style-name="ce6" table:formula="of:=[.$A$3]*SIN(RADIANS([.C102]+120))" office:value-type="float" office:value="-288.810464445414" calcext:value-type="float">
            <text:p>-288.8105</text:p>
          </table:table-cell>
          <table:table-cell table:style-name="ce6"/>
          <table:table-cell table:style-name="ce10" table:formula="of:=(MIN([.D102];[.E102];[.F102])+MAX([.D102];[.E102];[.F102]))/2" office:value-type="float" office:value="-48.3888243085017" calcext:value-type="float">
            <text:p>-48.3888</text:p>
          </table:table-cell>
          <table:table-cell table:style-name="ce6" table:formula="of:=[.D102]-[.H102]" office:value-type="float" office:value="240.421640136912" calcext:value-type="float">
            <text:p>240.4216</text:p>
          </table:table-cell>
          <table:table-cell table:style-name="ce6" table:formula="of:=[.E102]-[.H102]" office:value-type="float" office:value="145.166472925505" calcext:value-type="float">
            <text:p>145.1665</text:p>
          </table:table-cell>
          <table:table-cell table:style-name="ce6" table:formula="of:=[.F102]-[.H102]" office:value-type="float" office:value="-240.421640136912" calcext:value-type="float">
            <text:p>-240.4216</text:p>
          </table:table-cell>
          <table:table-cell table:style-name="ce6"/>
          <table:table-cell table:style-name="ce15" table:formula="of:=[.D102]/2+127" office:value-type="float" office:value="223.016407914205" calcext:value-type="float">
            <text:p>223</text:p>
          </table:table-cell>
          <table:table-cell table:style-name="ce15" table:formula="of:=[.I102]/2+128" office:value-type="float" office:value="248.210820068456" calcext:value-type="float">
            <text:p>24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360*[.B103]/256" office:value-type="float" office:value="140.625" calcext:value-type="float">
            <text:p>140.625</text:p>
          </table:table-cell>
          <table:table-cell table:style-name="ce6" table:formula="of:=[.$A$3]*SIN(RADIANS([.C103]))" office:value-type="float" office:value="186.511625544112" calcext:value-type="float">
            <text:p>186.5116</text:p>
          </table:table-cell>
          <table:table-cell table:style-name="ce6" table:formula="of:=[.$A$3]*SIN(RADIANS([.C103]-120))" office:value-type="float" office:value="103.561514088843" calcext:value-type="float">
            <text:p>103.5615</text:p>
          </table:table-cell>
          <table:table-cell table:style-name="ce6" table:formula="of:=[.$A$3]*SIN(RADIANS([.C103]+120))" office:value-type="float" office:value="-290.073139632954" calcext:value-type="float">
            <text:p>-290.0731</text:p>
          </table:table-cell>
          <table:table-cell table:style-name="ce6"/>
          <table:table-cell table:style-name="ce10" table:formula="of:=(MIN([.D103];[.E103];[.F103])+MAX([.D103];[.E103];[.F103]))/2" office:value-type="float" office:value="-51.7807570444213" calcext:value-type="float">
            <text:p>-51.7808</text:p>
          </table:table-cell>
          <table:table-cell table:style-name="ce6" table:formula="of:=[.D103]-[.H103]" office:value-type="float" office:value="238.292382588533" calcext:value-type="float">
            <text:p>238.2924</text:p>
          </table:table-cell>
          <table:table-cell table:style-name="ce6" table:formula="of:=[.E103]-[.H103]" office:value-type="float" office:value="155.342271133264" calcext:value-type="float">
            <text:p>155.3423</text:p>
          </table:table-cell>
          <table:table-cell table:style-name="ce6" table:formula="of:=[.F103]-[.H103]" office:value-type="float" office:value="-238.292382588533" calcext:value-type="float">
            <text:p>-238.2924</text:p>
          </table:table-cell>
          <table:table-cell table:style-name="ce6"/>
          <table:table-cell table:style-name="ce15" table:formula="of:=[.D103]/2+127" office:value-type="float" office:value="220.255812772056" calcext:value-type="float">
            <text:p>220</text:p>
          </table:table-cell>
          <table:table-cell table:style-name="ce15" table:formula="of:=[.I103]/2+128" office:value-type="float" office:value="247.146191294267" calcext:value-type="float">
            <text:p>247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3" table:formula="of:=360*[.B104]/256" office:value-type="float" office:value="142.03125" calcext:value-type="float">
            <text:p>142.03125</text:p>
          </table:table-cell>
          <table:table-cell table:style-name="ce6" table:formula="of:=[.$A$3]*SIN(RADIANS([.C104]))" office:value-type="float" office:value="180.878087630704" calcext:value-type="float">
            <text:p>180.8781</text:p>
          </table:table-cell>
          <table:table-cell table:style-name="ce6" table:formula="of:=[.$A$3]*SIN(RADIANS([.C104]-120))" office:value-type="float" office:value="110.282997977009" calcext:value-type="float">
            <text:p>110.2830</text:p>
          </table:table-cell>
          <table:table-cell table:style-name="ce6" table:formula="of:=[.$A$3]*SIN(RADIANS([.C104]+120))" office:value-type="float" office:value="-291.161085607713" calcext:value-type="float">
            <text:p>-291.1611</text:p>
          </table:table-cell>
          <table:table-cell table:style-name="ce6"/>
          <table:table-cell table:style-name="ce10" table:formula="of:=(MIN([.D104];[.E104];[.F104])+MAX([.D104];[.E104];[.F104]))/2" office:value-type="float" office:value="-55.1414989885046" calcext:value-type="float">
            <text:p>-55.1415</text:p>
          </table:table-cell>
          <table:table-cell table:style-name="ce6" table:formula="of:=[.D104]-[.H104]" office:value-type="float" office:value="236.019586619209" calcext:value-type="float">
            <text:p>236.0196</text:p>
          </table:table-cell>
          <table:table-cell table:style-name="ce6" table:formula="of:=[.E104]-[.H104]" office:value-type="float" office:value="165.424496965514" calcext:value-type="float">
            <text:p>165.4245</text:p>
          </table:table-cell>
          <table:table-cell table:style-name="ce6" table:formula="of:=[.F104]-[.H104]" office:value-type="float" office:value="-236.019586619209" calcext:value-type="float">
            <text:p>-236.0196</text:p>
          </table:table-cell>
          <table:table-cell table:style-name="ce6"/>
          <table:table-cell table:style-name="ce15" table:formula="of:=[.D104]/2+127" office:value-type="float" office:value="217.439043815352" calcext:value-type="float">
            <text:p>217</text:p>
          </table:table-cell>
          <table:table-cell table:style-name="ce15" table:formula="of:=[.I104]/2+128" office:value-type="float" office:value="246.009793309604" calcext:value-type="float">
            <text:p>246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3" table:formula="of:=360*[.B105]/256" office:value-type="float" office:value="143.4375" calcext:value-type="float">
            <text:p>143.4375</text:p>
          </table:table-cell>
          <table:table-cell table:style-name="ce6" table:formula="of:=[.$A$3]*SIN(RADIANS([.C105]))" office:value-type="float" office:value="175.135595520775" calcext:value-type="float">
            <text:p>175.1356</text:p>
          </table:table-cell>
          <table:table-cell table:style-name="ce6" table:formula="of:=[.$A$3]*SIN(RADIANS([.C105]-120))" office:value-type="float" office:value="116.938051510941" calcext:value-type="float">
            <text:p>116.9381</text:p>
          </table:table-cell>
          <table:table-cell table:style-name="ce6" table:formula="of:=[.$A$3]*SIN(RADIANS([.C105]+120))" office:value-type="float" office:value="-292.073647031717" calcext:value-type="float">
            <text:p>-292.0736</text:p>
          </table:table-cell>
          <table:table-cell table:style-name="ce6"/>
          <table:table-cell table:style-name="ce10" table:formula="of:=(MIN([.D105];[.E105];[.F105])+MAX([.D105];[.E105];[.F105]))/2" office:value-type="float" office:value="-58.4690257554706" calcext:value-type="float">
            <text:p>-58.4690</text:p>
          </table:table-cell>
          <table:table-cell table:style-name="ce6" table:formula="of:=[.D105]-[.H105]" office:value-type="float" office:value="233.604621276246" calcext:value-type="float">
            <text:p>233.6046</text:p>
          </table:table-cell>
          <table:table-cell table:style-name="ce6" table:formula="of:=[.E105]-[.H105]" office:value-type="float" office:value="175.407077266412" calcext:value-type="float">
            <text:p>175.4071</text:p>
          </table:table-cell>
          <table:table-cell table:style-name="ce6" table:formula="of:=[.F105]-[.H105]" office:value-type="float" office:value="-233.604621276246" calcext:value-type="float">
            <text:p>-233.6046</text:p>
          </table:table-cell>
          <table:table-cell table:style-name="ce6"/>
          <table:table-cell table:style-name="ce15" table:formula="of:=[.D105]/2+127" office:value-type="float" office:value="214.567797760388" calcext:value-type="float">
            <text:p>215</text:p>
          </table:table-cell>
          <table:table-cell table:style-name="ce15" table:formula="of:=[.I105]/2+128" office:value-type="float" office:value="244.802310638123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3" table:formula="of:=360*[.B106]/256" office:value-type="float" office:value="144.84375" calcext:value-type="float">
            <text:p>144.84375</text:p>
          </table:table-cell>
          <table:table-cell table:style-name="ce6" table:formula="of:=[.$A$3]*SIN(RADIANS([.C106]))" office:value-type="float" office:value="169.287608276847" calcext:value-type="float">
            <text:p>169.2876</text:p>
          </table:table-cell>
          <table:table-cell table:style-name="ce6" table:formula="of:=[.$A$3]*SIN(RADIANS([.C106]-120))" office:value-type="float" office:value="123.522665935239" calcext:value-type="float">
            <text:p>123.5227</text:p>
          </table:table-cell>
          <table:table-cell table:style-name="ce6" table:formula="of:=[.$A$3]*SIN(RADIANS([.C106]+120))" office:value-type="float" office:value="-292.810274212085" calcext:value-type="float">
            <text:p>-292.8103</text:p>
          </table:table-cell>
          <table:table-cell table:style-name="ce6"/>
          <table:table-cell table:style-name="ce10" table:formula="of:=(MIN([.D106];[.E106];[.F106])+MAX([.D106];[.E106];[.F106]))/2" office:value-type="float" office:value="-61.7613329676192" calcext:value-type="float">
            <text:p>-61.7613</text:p>
          </table:table-cell>
          <table:table-cell table:style-name="ce6" table:formula="of:=[.D106]-[.H106]" office:value-type="float" office:value="231.048941244466" calcext:value-type="float">
            <text:p>231.0489</text:p>
          </table:table-cell>
          <table:table-cell table:style-name="ce6" table:formula="of:=[.E106]-[.H106]" office:value-type="float" office:value="185.283998902858" calcext:value-type="float">
            <text:p>185.2840</text:p>
          </table:table-cell>
          <table:table-cell table:style-name="ce6" table:formula="of:=[.F106]-[.H106]" office:value-type="float" office:value="-231.048941244466" calcext:value-type="float">
            <text:p>-231.0489</text:p>
          </table:table-cell>
          <table:table-cell table:style-name="ce6"/>
          <table:table-cell table:style-name="ce15" table:formula="of:=[.D106]/2+127" office:value-type="float" office:value="211.643804138423" calcext:value-type="float">
            <text:p>212</text:p>
          </table:table-cell>
          <table:table-cell table:style-name="ce15" table:formula="of:=[.I106]/2+128" office:value-type="float" office:value="243.524470622233" calcext:value-type="float">
            <text:p>244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3" table:formula="of:=360*[.B107]/256" office:value-type="float" office:value="146.25" calcext:value-type="float">
            <text:p>146.25</text:p>
          </table:table-cell>
          <table:table-cell table:style-name="ce6" table:formula="of:=[.$A$3]*SIN(RADIANS([.C107]))" office:value-type="float" office:value="163.337648507763" calcext:value-type="float">
            <text:p>163.3376</text:p>
          </table:table-cell>
          <table:table-cell table:style-name="ce6" table:formula="of:=[.$A$3]*SIN(RADIANS([.C107]-120))" office:value-type="float" office:value="130.032874924386" calcext:value-type="float">
            <text:p>130.0329</text:p>
          </table:table-cell>
          <table:table-cell table:style-name="ce6" table:formula="of:=[.$A$3]*SIN(RADIANS([.C107]+120))" office:value-type="float" office:value="-293.370523432149" calcext:value-type="float">
            <text:p>-293.3705</text:p>
          </table:table-cell>
          <table:table-cell table:style-name="ce6"/>
          <table:table-cell table:style-name="ce10" table:formula="of:=(MIN([.D107];[.E107];[.F107])+MAX([.D107];[.E107];[.F107]))/2" office:value-type="float" office:value="-65.0164374621932" calcext:value-type="float">
            <text:p>-65.0164</text:p>
          </table:table-cell>
          <table:table-cell table:style-name="ce6" table:formula="of:=[.D107]-[.H107]" office:value-type="float" office:value="228.354085969956" calcext:value-type="float">
            <text:p>228.3541</text:p>
          </table:table-cell>
          <table:table-cell table:style-name="ce6" table:formula="of:=[.E107]-[.H107]" office:value-type="float" office:value="195.04931238658" calcext:value-type="float">
            <text:p>195.0493</text:p>
          </table:table-cell>
          <table:table-cell table:style-name="ce6" table:formula="of:=[.F107]-[.H107]" office:value-type="float" office:value="-228.354085969956" calcext:value-type="float">
            <text:p>-228.3541</text:p>
          </table:table-cell>
          <table:table-cell table:style-name="ce6"/>
          <table:table-cell table:style-name="ce15" table:formula="of:=[.D107]/2+127" office:value-type="float" office:value="208.668824253882" calcext:value-type="float">
            <text:p>209</text:p>
          </table:table-cell>
          <table:table-cell table:style-name="ce15" table:formula="of:=[.I107]/2+128" office:value-type="float" office:value="242.177042984978" calcext:value-type="float">
            <text:p>242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3" table:formula="of:=360*[.B108]/256" office:value-type="float" office:value="147.65625" calcext:value-type="float">
            <text:p>147.65625</text:p>
          </table:table-cell>
          <table:table-cell table:style-name="ce6" table:formula="of:=[.$A$3]*SIN(RADIANS([.C108]))" office:value-type="float" office:value="157.289300246807" calcext:value-type="float">
            <text:p>157.2893</text:p>
          </table:table-cell>
          <table:table-cell table:style-name="ce6" table:formula="of:=[.$A$3]*SIN(RADIANS([.C108]-120))" office:value-type="float" office:value="136.464756971922" calcext:value-type="float">
            <text:p>136.4648</text:p>
          </table:table-cell>
          <table:table-cell table:style-name="ce6" table:formula="of:=[.$A$3]*SIN(RADIANS([.C108]+120))" office:value-type="float" office:value="-293.754057218729" calcext:value-type="float">
            <text:p>-293.7541</text:p>
          </table:table-cell>
          <table:table-cell table:style-name="ce6"/>
          <table:table-cell table:style-name="ce10" table:formula="of:=(MIN([.D108];[.E108];[.F108])+MAX([.D108];[.E108];[.F108]))/2" office:value-type="float" office:value="-68.2323784859611" calcext:value-type="float">
            <text:p>-68.2324</text:p>
          </table:table-cell>
          <table:table-cell table:style-name="ce6" table:formula="of:=[.D108]-[.H108]" office:value-type="float" office:value="225.521678732768" calcext:value-type="float">
            <text:p>225.5217</text:p>
          </table:table-cell>
          <table:table-cell table:style-name="ce6" table:formula="of:=[.E108]-[.H108]" office:value-type="float" office:value="204.697135457883" calcext:value-type="float">
            <text:p>204.6971</text:p>
          </table:table-cell>
          <table:table-cell table:style-name="ce6" table:formula="of:=[.F108]-[.H108]" office:value-type="float" office:value="-225.521678732768" calcext:value-type="float">
            <text:p>-225.5217</text:p>
          </table:table-cell>
          <table:table-cell table:style-name="ce6"/>
          <table:table-cell table:style-name="ce15" table:formula="of:=[.D108]/2+127" office:value-type="float" office:value="205.644650123403" calcext:value-type="float">
            <text:p>206</text:p>
          </table:table-cell>
          <table:table-cell table:style-name="ce15" table:formula="of:=[.I108]/2+128" office:value-type="float" office:value="240.760839366384" calcext:value-type="float">
            <text:p>241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3" table:formula="of:=360*[.B109]/256" office:value-type="float" office:value="149.0625" calcext:value-type="float">
            <text:p>149.0625</text:p>
          </table:table-cell>
          <table:table-cell table:style-name="ce6" table:formula="of:=[.$A$3]*SIN(RADIANS([.C109]))" office:value-type="float" office:value="151.146206792807" calcext:value-type="float">
            <text:p>151.1462</text:p>
          </table:table-cell>
          <table:table-cell table:style-name="ce6" table:formula="of:=[.$A$3]*SIN(RADIANS([.C109]-120))" office:value-type="float" office:value="142.814437752604" calcext:value-type="float">
            <text:p>142.8144</text:p>
          </table:table-cell>
          <table:table-cell table:style-name="ce6" table:formula="of:=[.$A$3]*SIN(RADIANS([.C109]+120))" office:value-type="float" office:value="-293.960644545411" calcext:value-type="float">
            <text:p>-293.9606</text:p>
          </table:table-cell>
          <table:table-cell table:style-name="ce6"/>
          <table:table-cell table:style-name="ce10" table:formula="of:=(MIN([.D109];[.E109];[.F109])+MAX([.D109];[.E109];[.F109]))/2" office:value-type="float" office:value="-71.407218876302" calcext:value-type="float">
            <text:p>-71.4072</text:p>
          </table:table-cell>
          <table:table-cell table:style-name="ce6" table:formula="of:=[.D109]-[.H109]" office:value-type="float" office:value="222.553425669109" calcext:value-type="float">
            <text:p>222.5534</text:p>
          </table:table-cell>
          <table:table-cell table:style-name="ce6" table:formula="of:=[.E109]-[.H109]" office:value-type="float" office:value="214.221656628906" calcext:value-type="float">
            <text:p>214.2217</text:p>
          </table:table-cell>
          <table:table-cell table:style-name="ce6" table:formula="of:=[.F109]-[.H109]" office:value-type="float" office:value="-222.553425669109" calcext:value-type="float">
            <text:p>-222.5534</text:p>
          </table:table-cell>
          <table:table-cell table:style-name="ce6"/>
          <table:table-cell table:style-name="ce15" table:formula="of:=[.D109]/2+127" office:value-type="float" office:value="202.573103396404" calcext:value-type="float">
            <text:p>203</text:p>
          </table:table-cell>
          <table:table-cell table:style-name="ce15" table:formula="of:=[.I109]/2+128" office:value-type="float" office:value="239.276712834555" calcext:value-type="float">
            <text:p>239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3" table:formula="of:=360*[.B110]/256" office:value-type="float" office:value="150.46875" calcext:value-type="float">
            <text:p>150.46875</text:p>
          </table:table-cell>
          <table:table-cell table:style-name="ce6" table:formula="of:=[.$A$3]*SIN(RADIANS([.C110]))" office:value-type="float" office:value="144.912068515557" calcext:value-type="float">
            <text:p>144.9121</text:p>
          </table:table-cell>
          <table:table-cell table:style-name="ce6" table:formula="of:=[.$A$3]*SIN(RADIANS([.C110]-120))" office:value-type="float" office:value="149.078092456159" calcext:value-type="float">
            <text:p>149.0781</text:p>
          </table:table-cell>
          <table:table-cell table:style-name="ce6" table:formula="of:=[.$A$3]*SIN(RADIANS([.C110]+120))" office:value-type="float" office:value="-293.990160971716" calcext:value-type="float">
            <text:p>-293.9902</text:p>
          </table:table-cell>
          <table:table-cell table:style-name="ce6"/>
          <table:table-cell table:style-name="ce10" table:formula="of:=(MIN([.D110];[.E110];[.F110])+MAX([.D110];[.E110];[.F110]))/2" office:value-type="float" office:value="-72.4560342577782" calcext:value-type="float">
            <text:p>-72.4560</text:p>
          </table:table-cell>
          <table:table-cell table:style-name="ce6" table:formula="of:=[.D110]-[.H110]" office:value-type="float" office:value="217.368102773335" calcext:value-type="float">
            <text:p>217.3681</text:p>
          </table:table-cell>
          <table:table-cell table:style-name="ce6" table:formula="of:=[.E110]-[.H110]" office:value-type="float" office:value="221.534126713938" calcext:value-type="float">
            <text:p>221.5341</text:p>
          </table:table-cell>
          <table:table-cell table:style-name="ce6" table:formula="of:=[.F110]-[.H110]" office:value-type="float" office:value="-221.534126713938" calcext:value-type="float">
            <text:p>-221.5341</text:p>
          </table:table-cell>
          <table:table-cell table:style-name="ce6"/>
          <table:table-cell table:style-name="ce15" table:formula="of:=[.D110]/2+127" office:value-type="float" office:value="199.456034257778" calcext:value-type="float">
            <text:p>199</text:p>
          </table:table-cell>
          <table:table-cell table:style-name="ce15" table:formula="of:=[.I110]/2+128" office:value-type="float" office:value="236.68405138666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3" table:formula="of:=360*[.B111]/256" office:value-type="float" office:value="151.875" calcext:value-type="float">
            <text:p>151.875</text:p>
          </table:table-cell>
          <table:table-cell table:style-name="ce6" table:formula="of:=[.$A$3]*SIN(RADIANS([.C111]))" office:value-type="float" office:value="138.590640626843" calcext:value-type="float">
            <text:p>138.5906</text:p>
          </table:table-cell>
          <table:table-cell table:style-name="ce6" table:formula="of:=[.$A$3]*SIN(RADIANS([.C111]-120))" office:value-type="float" office:value="155.251948091208" calcext:value-type="float">
            <text:p>155.2519</text:p>
          </table:table-cell>
          <table:table-cell table:style-name="ce6" table:formula="of:=[.$A$3]*SIN(RADIANS([.C111]+120))" office:value-type="float" office:value="-293.842588718051" calcext:value-type="float">
            <text:p>-293.8426</text:p>
          </table:table-cell>
          <table:table-cell table:style-name="ce6"/>
          <table:table-cell table:style-name="ce10" table:formula="of:=(MIN([.D111];[.E111];[.F111])+MAX([.D111];[.E111];[.F111]))/2" office:value-type="float" office:value="-69.2953203134217" calcext:value-type="float">
            <text:p>-69.2953</text:p>
          </table:table-cell>
          <table:table-cell table:style-name="ce6" table:formula="of:=[.D111]-[.H111]" office:value-type="float" office:value="207.885960940265" calcext:value-type="float">
            <text:p>207.8860</text:p>
          </table:table-cell>
          <table:table-cell table:style-name="ce6" table:formula="of:=[.E111]-[.H111]" office:value-type="float" office:value="224.54726840463" calcext:value-type="float">
            <text:p>224.5473</text:p>
          </table:table-cell>
          <table:table-cell table:style-name="ce6" table:formula="of:=[.F111]-[.H111]" office:value-type="float" office:value="-224.54726840463" calcext:value-type="float">
            <text:p>-224.5473</text:p>
          </table:table-cell>
          <table:table-cell table:style-name="ce6"/>
          <table:table-cell table:style-name="ce15" table:formula="of:=[.D111]/2+127" office:value-type="float" office:value="196.295320313422" calcext:value-type="float">
            <text:p>196</text:p>
          </table:table-cell>
          <table:table-cell table:style-name="ce15" table:formula="of:=[.I111]/2+128" office:value-type="float" office:value="231.942980470132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3" table:formula="of:=360*[.B112]/256" office:value-type="float" office:value="153.28125" calcext:value-type="float">
            <text:p>153.28125</text:p>
          </table:table-cell>
          <table:table-cell table:style-name="ce6" table:formula="of:=[.$A$3]*SIN(RADIANS([.C112]))" office:value-type="float" office:value="132.185730918454" calcext:value-type="float">
            <text:p>132.1857</text:p>
          </table:table-cell>
          <table:table-cell table:style-name="ce6" table:formula="of:=[.$A$3]*SIN(RADIANS([.C112]-120))" office:value-type="float" office:value="161.332285757971" calcext:value-type="float">
            <text:p>161.3323</text:p>
          </table:table-cell>
          <table:table-cell table:style-name="ce6" table:formula="of:=[.$A$3]*SIN(RADIANS([.C112]+120))" office:value-type="float" office:value="-293.518016676425" calcext:value-type="float">
            <text:p>-293.5180</text:p>
          </table:table-cell>
          <table:table-cell table:style-name="ce6"/>
          <table:table-cell table:style-name="ce10" table:formula="of:=(MIN([.D112];[.E112];[.F112])+MAX([.D112];[.E112];[.F112]))/2" office:value-type="float" office:value="-66.0928654592272" calcext:value-type="float">
            <text:p>-66.0929</text:p>
          </table:table-cell>
          <table:table-cell table:style-name="ce6" table:formula="of:=[.D112]-[.H112]" office:value-type="float" office:value="198.278596377681" calcext:value-type="float">
            <text:p>198.2786</text:p>
          </table:table-cell>
          <table:table-cell table:style-name="ce6" table:formula="of:=[.E112]-[.H112]" office:value-type="float" office:value="227.425151217198" calcext:value-type="float">
            <text:p>227.4252</text:p>
          </table:table-cell>
          <table:table-cell table:style-name="ce6" table:formula="of:=[.F112]-[.H112]" office:value-type="float" office:value="-227.425151217198" calcext:value-type="float">
            <text:p>-227.4252</text:p>
          </table:table-cell>
          <table:table-cell table:style-name="ce6"/>
          <table:table-cell table:style-name="ce15" table:formula="of:=[.D112]/2+127" office:value-type="float" office:value="193.092865459227" calcext:value-type="float">
            <text:p>193</text:p>
          </table:table-cell>
          <table:table-cell table:style-name="ce15" table:formula="of:=[.I112]/2+128" office:value-type="float" office:value="227.139298188841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3" table:formula="of:=360*[.B113]/256" office:value-type="float" office:value="154.6875" calcext:value-type="float">
            <text:p>154.6875</text:p>
          </table:table-cell>
          <table:table-cell table:style-name="ce6" table:formula="of:=[.$A$3]*SIN(RADIANS([.C113]))" office:value-type="float" office:value="125.701197468503" calcext:value-type="float">
            <text:p>125.7012</text:p>
          </table:table-cell>
          <table:table-cell table:style-name="ce6" table:formula="of:=[.$A$3]*SIN(RADIANS([.C113]-120))" office:value-type="float" office:value="167.315442888396" calcext:value-type="float">
            <text:p>167.3154</text:p>
          </table:table-cell>
          <table:table-cell table:style-name="ce6" table:formula="of:=[.$A$3]*SIN(RADIANS([.C113]+120))" office:value-type="float" office:value="-293.016640356899" calcext:value-type="float">
            <text:p>-293.0166</text:p>
          </table:table-cell>
          <table:table-cell table:style-name="ce6"/>
          <table:table-cell table:style-name="ce10" table:formula="of:=(MIN([.D113];[.E113];[.F113])+MAX([.D113];[.E113];[.F113]))/2" office:value-type="float" office:value="-62.8505987342515" calcext:value-type="float">
            <text:p>-62.8506</text:p>
          </table:table-cell>
          <table:table-cell table:style-name="ce6" table:formula="of:=[.D113]-[.H113]" office:value-type="float" office:value="188.551796202754" calcext:value-type="float">
            <text:p>188.5518</text:p>
          </table:table-cell>
          <table:table-cell table:style-name="ce6" table:formula="of:=[.E113]-[.H113]" office:value-type="float" office:value="230.166041622648" calcext:value-type="float">
            <text:p>230.1660</text:p>
          </table:table-cell>
          <table:table-cell table:style-name="ce6" table:formula="of:=[.F113]-[.H113]" office:value-type="float" office:value="-230.166041622648" calcext:value-type="float">
            <text:p>-230.1660</text:p>
          </table:table-cell>
          <table:table-cell table:style-name="ce6"/>
          <table:table-cell table:style-name="ce15" table:formula="of:=[.D113]/2+127" office:value-type="float" office:value="189.850598734251" calcext:value-type="float">
            <text:p>190</text:p>
          </table:table-cell>
          <table:table-cell table:style-name="ce15" table:formula="of:=[.I113]/2+128" office:value-type="float" office:value="222.275898101377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3" table:formula="of:=360*[.B114]/256" office:value-type="float" office:value="156.09375" calcext:value-type="float">
            <text:p>156.09375</text:p>
          </table:table-cell>
          <table:table-cell table:style-name="ce6" table:formula="of:=[.$A$3]*SIN(RADIANS([.C114]))" office:value-type="float" office:value="119.140946317467" calcext:value-type="float">
            <text:p>119.1409</text:p>
          </table:table-cell>
          <table:table-cell table:style-name="ce6" table:formula="of:=[.$A$3]*SIN(RADIANS([.C114]-120))" office:value-type="float" office:value="173.197815452352" calcext:value-type="float">
            <text:p>173.1978</text:p>
          </table:table-cell>
          <table:table-cell table:style-name="ce6" table:formula="of:=[.$A$3]*SIN(RADIANS([.C114]+120))" office:value-type="float" office:value="-292.33876176982" calcext:value-type="float">
            <text:p>-292.3388</text:p>
          </table:table-cell>
          <table:table-cell table:style-name="ce6"/>
          <table:table-cell table:style-name="ce10" table:formula="of:=(MIN([.D114];[.E114];[.F114])+MAX([.D114];[.E114];[.F114]))/2" office:value-type="float" office:value="-59.5704731587335" calcext:value-type="float">
            <text:p>-59.5705</text:p>
          </table:table-cell>
          <table:table-cell table:style-name="ce6" table:formula="of:=[.D114]-[.H114]" office:value-type="float" office:value="178.711419476201" calcext:value-type="float">
            <text:p>178.7114</text:p>
          </table:table-cell>
          <table:table-cell table:style-name="ce6" table:formula="of:=[.E114]-[.H114]" office:value-type="float" office:value="232.768288611086" calcext:value-type="float">
            <text:p>232.7683</text:p>
          </table:table-cell>
          <table:table-cell table:style-name="ce6" table:formula="of:=[.F114]-[.H114]" office:value-type="float" office:value="-232.768288611086" calcext:value-type="float">
            <text:p>-232.7683</text:p>
          </table:table-cell>
          <table:table-cell table:style-name="ce6"/>
          <table:table-cell table:style-name="ce15" table:formula="of:=[.D114]/2+127" office:value-type="float" office:value="186.570473158734" calcext:value-type="float">
            <text:p>187</text:p>
          </table:table-cell>
          <table:table-cell table:style-name="ce15" table:formula="of:=[.I114]/2+128" office:value-type="float" office:value="217.3557097381" calcext:value-type="float">
            <text:p>217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3" table:formula="of:=360*[.B115]/256" office:value-type="float" office:value="157.5" calcext:value-type="float">
            <text:p>157.5</text:p>
          </table:table-cell>
          <table:table-cell table:style-name="ce6" table:formula="of:=[.$A$3]*SIN(RADIANS([.C115]))" office:value-type="float" office:value="112.508929115336" calcext:value-type="float">
            <text:p>112.5089</text:p>
          </table:table-cell>
          <table:table-cell table:style-name="ce6" table:formula="of:=[.$A$3]*SIN(RADIANS([.C115]-120))" office:value-type="float" office:value="178.975860128564" calcext:value-type="float">
            <text:p>178.9759</text:p>
          </table:table-cell>
          <table:table-cell table:style-name="ce6" table:formula="of:=[.$A$3]*SIN(RADIANS([.C115]+120))" office:value-type="float" office:value="-291.4847892439" calcext:value-type="float">
            <text:p>-291.4848</text:p>
          </table:table-cell>
          <table:table-cell table:style-name="ce6"/>
          <table:table-cell table:style-name="ce10" table:formula="of:=(MIN([.D115];[.E115];[.F115])+MAX([.D115];[.E115];[.F115]))/2" office:value-type="float" office:value="-56.2544645576682" calcext:value-type="float">
            <text:p>-56.2545</text:p>
          </table:table-cell>
          <table:table-cell table:style-name="ce6" table:formula="of:=[.D115]-[.H115]" office:value-type="float" office:value="168.763393673005" calcext:value-type="float">
            <text:p>168.7634</text:p>
          </table:table-cell>
          <table:table-cell table:style-name="ce6" table:formula="of:=[.E115]-[.H115]" office:value-type="float" office:value="235.230324686232" calcext:value-type="float">
            <text:p>235.2303</text:p>
          </table:table-cell>
          <table:table-cell table:style-name="ce6" table:formula="of:=[.F115]-[.H115]" office:value-type="float" office:value="-235.230324686232" calcext:value-type="float">
            <text:p>-235.2303</text:p>
          </table:table-cell>
          <table:table-cell table:style-name="ce6"/>
          <table:table-cell table:style-name="ce15" table:formula="of:=[.D115]/2+127" office:value-type="float" office:value="183.254464557668" calcext:value-type="float">
            <text:p>183</text:p>
          </table:table-cell>
          <table:table-cell table:style-name="ce15" table:formula="of:=[.I115]/2+128" office:value-type="float" office:value="212.381696836502" calcext:value-type="float">
            <text:p>212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3" table:formula="of:=360*[.B116]/256" office:value-type="float" office:value="158.90625" calcext:value-type="float">
            <text:p>158.90625</text:p>
          </table:table-cell>
          <table:table-cell table:style-name="ce6" table:formula="of:=[.$A$3]*SIN(RADIANS([.C116]))" office:value-type="float" office:value="105.809140741287" calcext:value-type="float">
            <text:p>105.8091</text:p>
          </table:table-cell>
          <table:table-cell table:style-name="ce6" table:formula="of:=[.$A$3]*SIN(RADIANS([.C116]-120))" office:value-type="float" office:value="184.646096438972" calcext:value-type="float">
            <text:p>184.6461</text:p>
          </table:table-cell>
          <table:table-cell table:style-name="ce6" table:formula="of:=[.$A$3]*SIN(RADIANS([.C116]+120))" office:value-type="float" office:value="-290.455237180259" calcext:value-type="float">
            <text:p>-290.4552</text:p>
          </table:table-cell>
          <table:table-cell table:style-name="ce6"/>
          <table:table-cell table:style-name="ce10" table:formula="of:=(MIN([.D116];[.E116];[.F116])+MAX([.D116];[.E116];[.F116]))/2" office:value-type="float" office:value="-52.9045703706433" calcext:value-type="float">
            <text:p>-52.9046</text:p>
          </table:table-cell>
          <table:table-cell table:style-name="ce6" table:formula="of:=[.D116]-[.H116]" office:value-type="float" office:value="158.71371111193" calcext:value-type="float">
            <text:p>158.7137</text:p>
          </table:table-cell>
          <table:table-cell table:style-name="ce6" table:formula="of:=[.E116]-[.H116]" office:value-type="float" office:value="237.550666809616" calcext:value-type="float">
            <text:p>237.5507</text:p>
          </table:table-cell>
          <table:table-cell table:style-name="ce6" table:formula="of:=[.F116]-[.H116]" office:value-type="float" office:value="-237.550666809616" calcext:value-type="float">
            <text:p>-237.5507</text:p>
          </table:table-cell>
          <table:table-cell table:style-name="ce6"/>
          <table:table-cell table:style-name="ce15" table:formula="of:=[.D116]/2+127" office:value-type="float" office:value="179.904570370643" calcext:value-type="float">
            <text:p>180</text:p>
          </table:table-cell>
          <table:table-cell table:style-name="ce15" table:formula="of:=[.I116]/2+128" office:value-type="float" office:value="207.356855555965" calcext:value-type="float">
            <text:p>207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3" table:formula="of:=360*[.B117]/256" office:value-type="float" office:value="160.3125" calcext:value-type="float">
            <text:p>160.3125</text:p>
          </table:table-cell>
          <table:table-cell table:style-name="ce6" table:formula="of:=[.$A$3]*SIN(RADIANS([.C117]))" office:value-type="float" office:value="99.0456168973126" calcext:value-type="float">
            <text:p>99.0456</text:p>
          </table:table-cell>
          <table:table-cell table:style-name="ce6" table:formula="of:=[.$A$3]*SIN(RADIANS([.C117]-120))" office:value-type="float" office:value="190.205108845248" calcext:value-type="float">
            <text:p>190.2051</text:p>
          </table:table-cell>
          <table:table-cell table:style-name="ce6" table:formula="of:=[.$A$3]*SIN(RADIANS([.C117]+120))" office:value-type="float" office:value="-289.250725742561" calcext:value-type="float">
            <text:p>-289.2507</text:p>
          </table:table-cell>
          <table:table-cell table:style-name="ce6"/>
          <table:table-cell table:style-name="ce10" table:formula="of:=(MIN([.D117];[.E117];[.F117])+MAX([.D117];[.E117];[.F117]))/2" office:value-type="float" office:value="-49.5228084486564" calcext:value-type="float">
            <text:p>-49.5228</text:p>
          </table:table-cell>
          <table:table-cell table:style-name="ce6" table:formula="of:=[.D117]-[.H117]" office:value-type="float" office:value="148.568425345969" calcext:value-type="float">
            <text:p>148.5684</text:p>
          </table:table-cell>
          <table:table-cell table:style-name="ce6" table:formula="of:=[.E117]-[.H117]" office:value-type="float" office:value="239.727917293904" calcext:value-type="float">
            <text:p>239.7279</text:p>
          </table:table-cell>
          <table:table-cell table:style-name="ce6" table:formula="of:=[.F117]-[.H117]" office:value-type="float" office:value="-239.727917293904" calcext:value-type="float">
            <text:p>-239.7279</text:p>
          </table:table-cell>
          <table:table-cell table:style-name="ce6"/>
          <table:table-cell table:style-name="ce15" table:formula="of:=[.D117]/2+127" office:value-type="float" office:value="176.522808448656" calcext:value-type="float">
            <text:p>177</text:p>
          </table:table-cell>
          <table:table-cell table:style-name="ce15" table:formula="of:=[.I117]/2+128" office:value-type="float" office:value="202.284212672984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3" table:formula="of:=360*[.B118]/256" office:value-type="float" office:value="161.71875" calcext:value-type="float">
            <text:p>161.71875</text:p>
          </table:table-cell>
          <table:table-cell table:style-name="ce6" table:formula="of:=[.$A$3]*SIN(RADIANS([.C118]))" office:value-type="float" office:value="92.2224316772741" calcext:value-type="float">
            <text:p>92.2224</text:p>
          </table:table-cell>
          <table:table-cell table:style-name="ce6" table:formula="of:=[.$A$3]*SIN(RADIANS([.C118]-120))" office:value-type="float" office:value="195.649548806183" calcext:value-type="float">
            <text:p>195.6495</text:p>
          </table:table-cell>
          <table:table-cell table:style-name="ce6" table:formula="of:=[.$A$3]*SIN(RADIANS([.C118]+120))" office:value-type="float" office:value="-287.871980483457" calcext:value-type="float">
            <text:p>-287.8720</text:p>
          </table:table-cell>
          <table:table-cell table:style-name="ce6"/>
          <table:table-cell table:style-name="ce10" table:formula="of:=(MIN([.D118];[.E118];[.F118])+MAX([.D118];[.E118];[.F118]))/2" office:value-type="float" office:value="-46.1112158386371" calcext:value-type="float">
            <text:p>-46.1112</text:p>
          </table:table-cell>
          <table:table-cell table:style-name="ce6" table:formula="of:=[.D118]-[.H118]" office:value-type="float" office:value="138.333647515911" calcext:value-type="float">
            <text:p>138.3336</text:p>
          </table:table-cell>
          <table:table-cell table:style-name="ce6" table:formula="of:=[.E118]-[.H118]" office:value-type="float" office:value="241.76076464482" calcext:value-type="float">
            <text:p>241.7608</text:p>
          </table:table-cell>
          <table:table-cell table:style-name="ce6" table:formula="of:=[.F118]-[.H118]" office:value-type="float" office:value="-241.76076464482" calcext:value-type="float">
            <text:p>-241.7608</text:p>
          </table:table-cell>
          <table:table-cell table:style-name="ce6"/>
          <table:table-cell table:style-name="ce15" table:formula="of:=[.D118]/2+127" office:value-type="float" office:value="173.111215838637" calcext:value-type="float">
            <text:p>173</text:p>
          </table:table-cell>
          <table:table-cell table:style-name="ce15" table:formula="of:=[.I118]/2+128" office:value-type="float" office:value="197.166823757956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3" table:formula="of:=360*[.B119]/256" office:value-type="float" office:value="163.125" calcext:value-type="float">
            <text:p>163.125</text:p>
          </table:table-cell>
          <table:table-cell table:style-name="ce6" table:formula="of:=[.$A$3]*SIN(RADIANS([.C119]))" office:value-type="float" office:value="85.343695112812" calcext:value-type="float">
            <text:p>85.3437</text:p>
          </table:table-cell>
          <table:table-cell table:style-name="ce6" table:formula="of:=[.$A$3]*SIN(RADIANS([.C119]-120))" office:value-type="float" office:value="200.976136794724" calcext:value-type="float">
            <text:p>200.9761</text:p>
          </table:table-cell>
          <table:table-cell table:style-name="ce6" table:formula="of:=[.$A$3]*SIN(RADIANS([.C119]+120))" office:value-type="float" office:value="-286.319831907536" calcext:value-type="float">
            <text:p>-286.3198</text:p>
          </table:table-cell>
          <table:table-cell table:style-name="ce6"/>
          <table:table-cell table:style-name="ce10" table:formula="of:=(MIN([.D119];[.E119];[.F119])+MAX([.D119];[.E119];[.F119]))/2" office:value-type="float" office:value="-42.671847556406" calcext:value-type="float">
            <text:p>-42.6718</text:p>
          </table:table-cell>
          <table:table-cell table:style-name="ce6" table:formula="of:=[.D119]-[.H119]" office:value-type="float" office:value="128.015542669218" calcext:value-type="float">
            <text:p>128.0155</text:p>
          </table:table-cell>
          <table:table-cell table:style-name="ce6" table:formula="of:=[.E119]-[.H119]" office:value-type="float" office:value="243.64798435113" calcext:value-type="float">
            <text:p>243.6480</text:p>
          </table:table-cell>
          <table:table-cell table:style-name="ce6" table:formula="of:=[.F119]-[.H119]" office:value-type="float" office:value="-243.64798435113" calcext:value-type="float">
            <text:p>-243.6480</text:p>
          </table:table-cell>
          <table:table-cell table:style-name="ce6"/>
          <table:table-cell table:style-name="ce15" table:formula="of:=[.D119]/2+127" office:value-type="float" office:value="169.671847556406" calcext:value-type="float">
            <text:p>170</text:p>
          </table:table-cell>
          <table:table-cell table:style-name="ce15" table:formula="of:=[.I119]/2+128" office:value-type="float" office:value="192.007771334609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3" table:formula="of:=360*[.B120]/256" office:value-type="float" office:value="164.53125" calcext:value-type="float">
            <text:p>164.53125</text:p>
          </table:table-cell>
          <table:table-cell table:style-name="ce6" table:formula="of:=[.$A$3]*SIN(RADIANS([.C120]))" office:value-type="float" office:value="78.4135506976202" calcext:value-type="float">
            <text:p>78.4136</text:p>
          </table:table-cell>
          <table:table-cell table:style-name="ce6" table:formula="of:=[.$A$3]*SIN(RADIANS([.C120]-120))" office:value-type="float" office:value="206.181664273442" calcext:value-type="float">
            <text:p>206.1817</text:p>
          </table:table-cell>
          <table:table-cell table:style-name="ce6" table:formula="of:=[.$A$3]*SIN(RADIANS([.C120]+120))" office:value-type="float" office:value="-284.595214971062" calcext:value-type="float">
            <text:p>-284.5952</text:p>
          </table:table-cell>
          <table:table-cell table:style-name="ce6"/>
          <table:table-cell table:style-name="ce10" table:formula="of:=(MIN([.D120];[.E120];[.F120])+MAX([.D120];[.E120];[.F120]))/2" office:value-type="float" office:value="-39.2067753488101" calcext:value-type="float">
            <text:p>-39.2068</text:p>
          </table:table-cell>
          <table:table-cell table:style-name="ce6" table:formula="of:=[.D120]-[.H120]" office:value-type="float" office:value="117.62032604643" calcext:value-type="float">
            <text:p>117.6203</text:p>
          </table:table-cell>
          <table:table-cell table:style-name="ce6" table:formula="of:=[.E120]-[.H120]" office:value-type="float" office:value="245.388439622252" calcext:value-type="float">
            <text:p>245.3884</text:p>
          </table:table-cell>
          <table:table-cell table:style-name="ce6" table:formula="of:=[.F120]-[.H120]" office:value-type="float" office:value="-245.388439622252" calcext:value-type="float">
            <text:p>-245.3884</text:p>
          </table:table-cell>
          <table:table-cell table:style-name="ce6"/>
          <table:table-cell table:style-name="ce15" table:formula="of:=[.D120]/2+127" office:value-type="float" office:value="166.20677534881" calcext:value-type="float">
            <text:p>166</text:p>
          </table:table-cell>
          <table:table-cell table:style-name="ce15" table:formula="of:=[.I120]/2+128" office:value-type="float" office:value="186.810163023215" calcext:value-type="float">
            <text:p>187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3" table:formula="of:=360*[.B121]/256" office:value-type="float" office:value="165.9375" calcext:value-type="float">
            <text:p>165.9375</text:p>
          </table:table-cell>
          <table:table-cell table:style-name="ce6" table:formula="of:=[.$A$3]*SIN(RADIANS([.C121]))" office:value-type="float" office:value="71.4361728915596" calcext:value-type="float">
            <text:p>71.4362</text:p>
          </table:table-cell>
          <table:table-cell table:style-name="ce6" table:formula="of:=[.$A$3]*SIN(RADIANS([.C121]-120))" office:value-type="float" office:value="211.262995627231" calcext:value-type="float">
            <text:p>211.2630</text:p>
          </table:table-cell>
          <table:table-cell table:style-name="ce6" table:formula="of:=[.$A$3]*SIN(RADIANS([.C121]+120))" office:value-type="float" office:value="-282.699168518791" calcext:value-type="float">
            <text:p>-282.6992</text:p>
          </table:table-cell>
          <table:table-cell table:style-name="ce6"/>
          <table:table-cell table:style-name="ce10" table:formula="of:=(MIN([.D121];[.E121];[.F121])+MAX([.D121];[.E121];[.F121]))/2" office:value-type="float" office:value="-35.7180864457798" calcext:value-type="float">
            <text:p>-35.7181</text:p>
          </table:table-cell>
          <table:table-cell table:style-name="ce6" table:formula="of:=[.D121]-[.H121]" office:value-type="float" office:value="107.154259337339" calcext:value-type="float">
            <text:p>107.1543</text:p>
          </table:table-cell>
          <table:table-cell table:style-name="ce6" table:formula="of:=[.E121]-[.H121]" office:value-type="float" office:value="246.981082073011" calcext:value-type="float">
            <text:p>246.9811</text:p>
          </table:table-cell>
          <table:table-cell table:style-name="ce6" table:formula="of:=[.F121]-[.H121]" office:value-type="float" office:value="-246.981082073011" calcext:value-type="float">
            <text:p>-246.9811</text:p>
          </table:table-cell>
          <table:table-cell table:style-name="ce6"/>
          <table:table-cell table:style-name="ce15" table:formula="of:=[.D121]/2+127" office:value-type="float" office:value="162.71808644578" calcext:value-type="float">
            <text:p>163</text:p>
          </table:table-cell>
          <table:table-cell table:style-name="ce15" table:formula="of:=[.I121]/2+128" office:value-type="float" office:value="181.57712966867" calcext:value-type="float">
            <text:p>182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3" table:formula="of:=360*[.B122]/256" office:value-type="float" office:value="167.34375" calcext:value-type="float">
            <text:p>167.34375</text:p>
          </table:table-cell>
          <table:table-cell table:style-name="ce6" table:formula="of:=[.$A$3]*SIN(RADIANS([.C122]))" office:value-type="float" office:value="64.4157646061198" calcext:value-type="float">
            <text:p>64.4158</text:p>
          </table:table-cell>
          <table:table-cell table:style-name="ce6" table:formula="of:=[.$A$3]*SIN(RADIANS([.C122]-120))" office:value-type="float" office:value="216.217070052086" calcext:value-type="float">
            <text:p>216.2171</text:p>
          </table:table-cell>
          <table:table-cell table:style-name="ce6" table:formula="of:=[.$A$3]*SIN(RADIANS([.C122]+120))" office:value-type="float" office:value="-280.632834658206" calcext:value-type="float">
            <text:p>-280.6328</text:p>
          </table:table-cell>
          <table:table-cell table:style-name="ce6"/>
          <table:table-cell table:style-name="ce10" table:formula="of:=(MIN([.D122];[.E122];[.F122])+MAX([.D122];[.E122];[.F122]))/2" office:value-type="float" office:value="-32.2078823030599" calcext:value-type="float">
            <text:p>-32.2079</text:p>
          </table:table-cell>
          <table:table-cell table:style-name="ce6" table:formula="of:=[.D122]-[.H122]" office:value-type="float" office:value="96.6236469091797" calcext:value-type="float">
            <text:p>96.6236</text:p>
          </table:table-cell>
          <table:table-cell table:style-name="ce6" table:formula="of:=[.E122]-[.H122]" office:value-type="float" office:value="248.424952355146" calcext:value-type="float">
            <text:p>248.4250</text:p>
          </table:table-cell>
          <table:table-cell table:style-name="ce6" table:formula="of:=[.F122]-[.H122]" office:value-type="float" office:value="-248.424952355146" calcext:value-type="float">
            <text:p>-248.4250</text:p>
          </table:table-cell>
          <table:table-cell table:style-name="ce6"/>
          <table:table-cell table:style-name="ce15" table:formula="of:=[.D122]/2+127" office:value-type="float" office:value="159.20788230306" calcext:value-type="float">
            <text:p>159</text:p>
          </table:table-cell>
          <table:table-cell table:style-name="ce15" table:formula="of:=[.I122]/2+128" office:value-type="float" office:value="176.31182345459" calcext:value-type="float">
            <text:p>176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3" table:formula="of:=360*[.B123]/256" office:value-type="float" office:value="168.75" calcext:value-type="float">
            <text:p>168.75</text:p>
          </table:table-cell>
          <table:table-cell table:style-name="ce6" table:formula="of:=[.$A$3]*SIN(RADIANS([.C123]))" office:value-type="float" office:value="57.3565546727417" calcext:value-type="float">
            <text:p>57.3566</text:p>
          </table:table-cell>
          <table:table-cell table:style-name="ce6" table:formula="of:=[.$A$3]*SIN(RADIANS([.C123]-120))" office:value-type="float" office:value="221.040903398819" calcext:value-type="float">
            <text:p>221.0409</text:p>
          </table:table-cell>
          <table:table-cell table:style-name="ce6" table:formula="of:=[.$A$3]*SIN(RADIANS([.C123]+120))" office:value-type="float" office:value="-278.397458071561" calcext:value-type="float">
            <text:p>-278.3975</text:p>
          </table:table-cell>
          <table:table-cell table:style-name="ce6"/>
          <table:table-cell table:style-name="ce10" table:formula="of:=(MIN([.D123];[.E123];[.F123])+MAX([.D123];[.E123];[.F123]))/2" office:value-type="float" office:value="-28.6782773363709" calcext:value-type="float">
            <text:p>-28.6783</text:p>
          </table:table-cell>
          <table:table-cell table:style-name="ce6" table:formula="of:=[.D123]-[.H123]" office:value-type="float" office:value="86.0348320091125" calcext:value-type="float">
            <text:p>86.0348</text:p>
          </table:table-cell>
          <table:table-cell table:style-name="ce6" table:formula="of:=[.E123]-[.H123]" office:value-type="float" office:value="249.71918073519" calcext:value-type="float">
            <text:p>249.7192</text:p>
          </table:table-cell>
          <table:table-cell table:style-name="ce6" table:formula="of:=[.F123]-[.H123]" office:value-type="float" office:value="-249.71918073519" calcext:value-type="float">
            <text:p>-249.7192</text:p>
          </table:table-cell>
          <table:table-cell table:style-name="ce6"/>
          <table:table-cell table:style-name="ce15" table:formula="of:=[.D123]/2+127" office:value-type="float" office:value="155.678277336371" calcext:value-type="float">
            <text:p>156</text:p>
          </table:table-cell>
          <table:table-cell table:style-name="ce15" table:formula="of:=[.I123]/2+128" office:value-type="float" office:value="171.017416004556" calcext:value-type="float">
            <text:p>171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3" table:formula="of:=360*[.B124]/256" office:value-type="float" office:value="170.15625" calcext:value-type="float">
            <text:p>170.15625</text:p>
          </table:table-cell>
          <table:table-cell table:style-name="ce6" table:formula="of:=[.$A$3]*SIN(RADIANS([.C124]))" office:value-type="float" office:value="50.2627952955286" calcext:value-type="float">
            <text:p>50.2628</text:p>
          </table:table-cell>
          <table:table-cell table:style-name="ce6" table:formula="of:=[.$A$3]*SIN(RADIANS([.C124]-120))" office:value-type="float" office:value="225.731589970596" calcext:value-type="float">
            <text:p>225.7316</text:p>
          </table:table-cell>
          <table:table-cell table:style-name="ce6" table:formula="of:=[.$A$3]*SIN(RADIANS([.C124]+120))" office:value-type="float" office:value="-275.994385266125" calcext:value-type="float">
            <text:p>-275.9944</text:p>
          </table:table-cell>
          <table:table-cell table:style-name="ce6"/>
          <table:table-cell table:style-name="ce10" table:formula="of:=(MIN([.D124];[.E124];[.F124])+MAX([.D124];[.E124];[.F124]))/2" office:value-type="float" office:value="-25.1313976477643" calcext:value-type="float">
            <text:p>-25.1314</text:p>
          </table:table-cell>
          <table:table-cell table:style-name="ce6" table:formula="of:=[.D124]-[.H124]" office:value-type="float" office:value="75.3941929432929" calcext:value-type="float">
            <text:p>75.3942</text:p>
          </table:table-cell>
          <table:table-cell table:style-name="ce6" table:formula="of:=[.E124]-[.H124]" office:value-type="float" office:value="250.862987618361" calcext:value-type="float">
            <text:p>250.8630</text:p>
          </table:table-cell>
          <table:table-cell table:style-name="ce6" table:formula="of:=[.F124]-[.H124]" office:value-type="float" office:value="-250.862987618361" calcext:value-type="float">
            <text:p>-250.8630</text:p>
          </table:table-cell>
          <table:table-cell table:style-name="ce6"/>
          <table:table-cell table:style-name="ce15" table:formula="of:=[.D124]/2+127" office:value-type="float" office:value="152.131397647764" calcext:value-type="float">
            <text:p>152</text:p>
          </table:table-cell>
          <table:table-cell table:style-name="ce15" table:formula="of:=[.I124]/2+128" office:value-type="float" office:value="165.697096471646" calcext:value-type="float">
            <text:p>166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3" table:formula="of:=360*[.B125]/256" office:value-type="float" office:value="171.5625" calcext:value-type="float">
            <text:p>171.5625</text:p>
          </table:table-cell>
          <table:table-cell table:style-name="ce6" table:formula="of:=[.$A$3]*SIN(RADIANS([.C125]))" office:value-type="float" office:value="43.1387594898764" calcext:value-type="float">
            <text:p>43.1388</text:p>
          </table:table-cell>
          <table:table-cell table:style-name="ce6" table:formula="of:=[.$A$3]*SIN(RADIANS([.C125]-120))" office:value-type="float" office:value="230.286304273223" calcext:value-type="float">
            <text:p>230.2863</text:p>
          </table:table-cell>
          <table:table-cell table:style-name="ce6" table:formula="of:=[.$A$3]*SIN(RADIANS([.C125]+120))" office:value-type="float" office:value="-273.4250637631" calcext:value-type="float">
            <text:p>-273.4251</text:p>
          </table:table-cell>
          <table:table-cell table:style-name="ce6"/>
          <table:table-cell table:style-name="ce10" table:formula="of:=(MIN([.D125];[.E125];[.F125])+MAX([.D125];[.E125];[.F125]))/2" office:value-type="float" office:value="-21.5693797449382" calcext:value-type="float">
            <text:p>-21.5694</text:p>
          </table:table-cell>
          <table:table-cell table:style-name="ce6" table:formula="of:=[.D125]-[.H125]" office:value-type="float" office:value="64.7081392348146" calcext:value-type="float">
            <text:p>64.7081</text:p>
          </table:table-cell>
          <table:table-cell table:style-name="ce6" table:formula="of:=[.E125]-[.H125]" office:value-type="float" office:value="251.855684018161" calcext:value-type="float">
            <text:p>251.8557</text:p>
          </table:table-cell>
          <table:table-cell table:style-name="ce6" table:formula="of:=[.F125]-[.H125]" office:value-type="float" office:value="-251.855684018161" calcext:value-type="float">
            <text:p>-251.8557</text:p>
          </table:table-cell>
          <table:table-cell table:style-name="ce6"/>
          <table:table-cell table:style-name="ce15" table:formula="of:=[.D125]/2+127" office:value-type="float" office:value="148.569379744938" calcext:value-type="float">
            <text:p>149</text:p>
          </table:table-cell>
          <table:table-cell table:style-name="ce15" table:formula="of:=[.I125]/2+128" office:value-type="float" office:value="160.354069617407" calcext:value-type="float">
            <text:p>160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3" table:formula="of:=360*[.B126]/256" office:value-type="float" office:value="172.96875" calcext:value-type="float">
            <text:p>172.96875</text:p>
          </table:table-cell>
          <table:table-cell table:style-name="ce6" table:formula="of:=[.$A$3]*SIN(RADIANS([.C126]))" office:value-type="float" office:value="35.9887385085696" calcext:value-type="float">
            <text:p>35.9887</text:p>
          </table:table-cell>
          <table:table-cell table:style-name="ce6" table:formula="of:=[.$A$3]*SIN(RADIANS([.C126]-120))" office:value-type="float" office:value="234.702302717115" calcext:value-type="float">
            <text:p>234.7023</text:p>
          </table:table-cell>
          <table:table-cell table:style-name="ce6" table:formula="of:=[.$A$3]*SIN(RADIANS([.C126]+120))" office:value-type="float" office:value="-270.691041225685" calcext:value-type="float">
            <text:p>-270.6910</text:p>
          </table:table-cell>
          <table:table-cell table:style-name="ce6"/>
          <table:table-cell table:style-name="ce10" table:formula="of:=(MIN([.D126];[.E126];[.F126])+MAX([.D126];[.E126];[.F126]))/2" office:value-type="float" office:value="-17.9943692542848" calcext:value-type="float">
            <text:p>-17.9944</text:p>
          </table:table-cell>
          <table:table-cell table:style-name="ce6" table:formula="of:=[.D126]-[.H126]" office:value-type="float" office:value="53.9831077628544" calcext:value-type="float">
            <text:p>53.9831</text:p>
          </table:table-cell>
          <table:table-cell table:style-name="ce6" table:formula="of:=[.E126]-[.H126]" office:value-type="float" office:value="252.6966719714" calcext:value-type="float">
            <text:p>252.6967</text:p>
          </table:table-cell>
          <table:table-cell table:style-name="ce6" table:formula="of:=[.F126]-[.H126]" office:value-type="float" office:value="-252.6966719714" calcext:value-type="float">
            <text:p>-252.6967</text:p>
          </table:table-cell>
          <table:table-cell table:style-name="ce6"/>
          <table:table-cell table:style-name="ce15" table:formula="of:=[.D126]/2+127" office:value-type="float" office:value="144.994369254285" calcext:value-type="float">
            <text:p>145</text:p>
          </table:table-cell>
          <table:table-cell table:style-name="ce15" table:formula="of:=[.I126]/2+128" office:value-type="float" office:value="154.991553881427" calcext:value-type="float">
            <text:p>155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3" table:formula="of:=360*[.B127]/256" office:value-type="float" office:value="174.375" calcext:value-type="float">
            <text:p>174.375</text:p>
          </table:table-cell>
          <table:table-cell table:style-name="ce6" table:formula="of:=[.$A$3]*SIN(RADIANS([.C127]))" office:value-type="float" office:value="28.8170392568909" calcext:value-type="float">
            <text:p>28.8170</text:p>
          </table:table-cell>
          <table:table-cell table:style-name="ce6" table:formula="of:=[.$A$3]*SIN(RADIANS([.C127]-120))" office:value-type="float" office:value="238.976925269935" calcext:value-type="float">
            <text:p>238.9769</text:p>
          </table:table-cell>
          <table:table-cell table:style-name="ce6" table:formula="of:=[.$A$3]*SIN(RADIANS([.C127]+120))" office:value-type="float" office:value="-267.793964526826" calcext:value-type="float">
            <text:p>-267.7940</text:p>
          </table:table-cell>
          <table:table-cell table:style-name="ce6"/>
          <table:table-cell table:style-name="ce10" table:formula="of:=(MIN([.D127];[.E127];[.F127])+MAX([.D127];[.E127];[.F127]))/2" office:value-type="float" office:value="-14.4085196284454" calcext:value-type="float">
            <text:p>-14.4085</text:p>
          </table:table-cell>
          <table:table-cell table:style-name="ce6" table:formula="of:=[.D127]-[.H127]" office:value-type="float" office:value="43.2255588853363" calcext:value-type="float">
            <text:p>43.2256</text:p>
          </table:table-cell>
          <table:table-cell table:style-name="ce6" table:formula="of:=[.E127]-[.H127]" office:value-type="float" office:value="253.38544489838" calcext:value-type="float">
            <text:p>253.3854</text:p>
          </table:table-cell>
          <table:table-cell table:style-name="ce6" table:formula="of:=[.F127]-[.H127]" office:value-type="float" office:value="-253.38544489838" calcext:value-type="float">
            <text:p>-253.3854</text:p>
          </table:table-cell>
          <table:table-cell table:style-name="ce6"/>
          <table:table-cell table:style-name="ce15" table:formula="of:=[.D127]/2+127" office:value-type="float" office:value="141.408519628445" calcext:value-type="float">
            <text:p>141</text:p>
          </table:table-cell>
          <table:table-cell table:style-name="ce15" table:formula="of:=[.I127]/2+128" office:value-type="float" office:value="149.612779442668" calcext:value-type="float">
            <text:p>150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3" table:formula="of:=360*[.B128]/256" office:value-type="float" office:value="175.78125" calcext:value-type="float">
            <text:p>175.78125</text:p>
          </table:table-cell>
          <table:table-cell table:style-name="ce6" table:formula="of:=[.$A$3]*SIN(RADIANS([.C128]))" office:value-type="float" office:value="21.6279816983022" calcext:value-type="float">
            <text:p>21.6280</text:p>
          </table:table-cell>
          <table:table-cell table:style-name="ce6" table:formula="of:=[.$A$3]*SIN(RADIANS([.C128]-120))" office:value-type="float" office:value="243.107597058895" calcext:value-type="float">
            <text:p>243.1076</text:p>
          </table:table-cell>
          <table:table-cell table:style-name="ce6" table:formula="of:=[.$A$3]*SIN(RADIANS([.C128]+120))" office:value-type="float" office:value="-264.735578757197" calcext:value-type="float">
            <text:p>-264.7356</text:p>
          </table:table-cell>
          <table:table-cell table:style-name="ce6"/>
          <table:table-cell table:style-name="ce10" table:formula="of:=(MIN([.D128];[.E128];[.F128])+MAX([.D128];[.E128];[.F128]))/2" office:value-type="float" office:value="-10.8139908491511" calcext:value-type="float">
            <text:p>-10.8140</text:p>
          </table:table-cell>
          <table:table-cell table:style-name="ce6" table:formula="of:=[.D128]-[.H128]" office:value-type="float" office:value="32.4419725474533" calcext:value-type="float">
            <text:p>32.4420</text:p>
          </table:table-cell>
          <table:table-cell table:style-name="ce6" table:formula="of:=[.E128]-[.H128]" office:value-type="float" office:value="253.921587908046" calcext:value-type="float">
            <text:p>253.9216</text:p>
          </table:table-cell>
          <table:table-cell table:style-name="ce6" table:formula="of:=[.F128]-[.H128]" office:value-type="float" office:value="-253.921587908046" calcext:value-type="float">
            <text:p>-253.9216</text:p>
          </table:table-cell>
          <table:table-cell table:style-name="ce6"/>
          <table:table-cell table:style-name="ce15" table:formula="of:=[.D128]/2+127" office:value-type="float" office:value="137.813990849151" calcext:value-type="float">
            <text:p>138</text:p>
          </table:table-cell>
          <table:table-cell table:style-name="ce15" table:formula="of:=[.I128]/2+128" office:value-type="float" office:value="144.220986273727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3" table:formula="of:=360*[.B129]/256" office:value-type="float" office:value="177.1875" calcext:value-type="float">
            <text:p>177.1875</text:p>
          </table:table-cell>
          <table:table-cell table:style-name="ce6" table:formula="of:=[.$A$3]*SIN(RADIANS([.C129]))" office:value-type="float" office:value="14.4258962522609" calcext:value-type="float">
            <text:p>14.4259</text:p>
          </table:table-cell>
          <table:table-cell table:style-name="ce6" table:formula="of:=[.$A$3]*SIN(RADIANS([.C129]-120))" office:value-type="float" office:value="247.091829921765" calcext:value-type="float">
            <text:p>247.0918</text:p>
          </table:table-cell>
          <table:table-cell table:style-name="ce6" table:formula="of:=[.$A$3]*SIN(RADIANS([.C129]+120))" office:value-type="float" office:value="-261.517726174026" calcext:value-type="float">
            <text:p>-261.5177</text:p>
          </table:table-cell>
          <table:table-cell table:style-name="ce6"/>
          <table:table-cell table:style-name="ce10" table:formula="of:=(MIN([.D129];[.E129];[.F129])+MAX([.D129];[.E129];[.F129]))/2" office:value-type="float" office:value="-7.21294812613044" calcext:value-type="float">
            <text:p>-7.2129</text:p>
          </table:table-cell>
          <table:table-cell table:style-name="ce6" table:formula="of:=[.D129]-[.H129]" office:value-type="float" office:value="21.6388443783913" calcext:value-type="float">
            <text:p>21.6388</text:p>
          </table:table-cell>
          <table:table-cell table:style-name="ce6" table:formula="of:=[.E129]-[.H129]" office:value-type="float" office:value="254.304778047895" calcext:value-type="float">
            <text:p>254.3048</text:p>
          </table:table-cell>
          <table:table-cell table:style-name="ce6" table:formula="of:=[.F129]-[.H129]" office:value-type="float" office:value="-254.304778047895" calcext:value-type="float">
            <text:p>-254.3048</text:p>
          </table:table-cell>
          <table:table-cell table:style-name="ce6"/>
          <table:table-cell table:style-name="ce15" table:formula="of:=[.D129]/2+127" office:value-type="float" office:value="134.21294812613" calcext:value-type="float">
            <text:p>134</text:p>
          </table:table-cell>
          <table:table-cell table:style-name="ce15" table:formula="of:=[.I129]/2+128" office:value-type="float" office:value="138.819422189196" calcext:value-type="float">
            <text:p>139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3" table:formula="of:=360*[.B130]/256" office:value-type="float" office:value="178.59375" calcext:value-type="float">
            <text:p>178.59375</text:p>
          </table:table-cell>
          <table:table-cell table:style-name="ce6" table:formula="of:=[.$A$3]*SIN(RADIANS([.C130]))" office:value-type="float" office:value="7.21512118573622" calcext:value-type="float">
            <text:p>7.2151</text:p>
          </table:table-cell>
          <table:table-cell table:style-name="ce6" table:formula="of:=[.$A$3]*SIN(RADIANS([.C130]-120))" office:value-type="float" office:value="250.927223905649" calcext:value-type="float">
            <text:p>250.9272</text:p>
          </table:table-cell>
          <table:table-cell table:style-name="ce6" table:formula="of:=[.$A$3]*SIN(RADIANS([.C130]+120))" office:value-type="float" office:value="-258.142345091385" calcext:value-type="float">
            <text:p>-258.1423</text:p>
          </table:table-cell>
          <table:table-cell table:style-name="ce6"/>
          <table:table-cell table:style-name="ce10" table:formula="of:=(MIN([.D130];[.E130];[.F130])+MAX([.D130];[.E130];[.F130]))/2" office:value-type="float" office:value="-3.6075605928681" calcext:value-type="float">
            <text:p>-3.6076</text:p>
          </table:table-cell>
          <table:table-cell table:style-name="ce6" table:formula="of:=[.D130]-[.H130]" office:value-type="float" office:value="10.8226817786043" calcext:value-type="float">
            <text:p>10.8227</text:p>
          </table:table-cell>
          <table:table-cell table:style-name="ce6" table:formula="of:=[.E130]-[.H130]" office:value-type="float" office:value="254.534784498517" calcext:value-type="float">
            <text:p>254.5348</text:p>
          </table:table-cell>
          <table:table-cell table:style-name="ce6" table:formula="of:=[.F130]-[.H130]" office:value-type="float" office:value="-254.534784498517" calcext:value-type="float">
            <text:p>-254.5348</text:p>
          </table:table-cell>
          <table:table-cell table:style-name="ce6"/>
          <table:table-cell table:style-name="ce15" table:formula="of:=[.D130]/2+127" office:value-type="float" office:value="130.607560592868" calcext:value-type="float">
            <text:p>131</text:p>
          </table:table-cell>
          <table:table-cell table:style-name="ce15" table:formula="of:=[.I130]/2+128" office:value-type="float" office:value="133.411340889302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3" table:formula="of:=360*[.B131]/256" office:value-type="float" office:value="180" calcext:value-type="float">
            <text:p>180</text:p>
          </table:table-cell>
          <table:table-cell table:style-name="ce6" table:formula="of:=[.$A$3]*SIN(RADIANS([.C131]))" office:value-type="float" office:value="0.0000000000000360046158949322" calcext:value-type="float">
            <text:p>0.0000</text:p>
          </table:table-cell>
          <table:table-cell table:style-name="ce6" table:formula="of:=[.$A$3]*SIN(RADIANS([.C131]-120))" office:value-type="float" office:value="254.611468712625" calcext:value-type="float">
            <text:p>254.6115</text:p>
          </table:table-cell>
          <table:table-cell table:style-name="ce6" table:formula="of:=[.$A$3]*SIN(RADIANS([.C131]+120))" office:value-type="float" office:value="-254.611468712625" calcext:value-type="float">
            <text:p>-254.6115</text:p>
          </table:table-cell>
          <table:table-cell table:style-name="ce6"/>
          <table:table-cell table:style-name="ce10" table:formula="of:=(MIN([.D131];[.E131];[.F131])+MAX([.D131];[.E131];[.F131]))/2" office:value-type="float" office:value="0" calcext:value-type="float">
            <text:p>0.0000</text:p>
          </table:table-cell>
          <table:table-cell table:style-name="ce6" table:formula="of:=[.D131]-[.H131]" office:value-type="float" office:value="0.0000000000000360046158949322" calcext:value-type="float">
            <text:p>0.0000</text:p>
          </table:table-cell>
          <table:table-cell table:style-name="ce6" table:formula="of:=[.E131]-[.H131]" office:value-type="float" office:value="254.611468712625" calcext:value-type="float">
            <text:p>254.6115</text:p>
          </table:table-cell>
          <table:table-cell table:style-name="ce6" table:formula="of:=[.F131]-[.H131]" office:value-type="float" office:value="-254.611468712625" calcext:value-type="float">
            <text:p>-254.6115</text:p>
          </table:table-cell>
          <table:table-cell table:style-name="ce6"/>
          <table:table-cell table:style-name="ce15" table:formula="of:=[.D131]/2+127" office:value-type="float" office:value="127" calcext:value-type="float">
            <text:p>127</text:p>
          </table:table-cell>
          <table:table-cell table:style-name="ce15" table:formula="of:=[.I131]/2+128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3" table:formula="of:=360*[.B132]/256" office:value-type="float" office:value="181.40625" calcext:value-type="float">
            <text:p>181.40625</text:p>
          </table:table-cell>
          <table:table-cell table:style-name="ce6" table:formula="of:=[.$A$3]*SIN(RADIANS([.C132]))" office:value-type="float" office:value="-7.21512118573615" calcext:value-type="float">
            <text:p>-7.2151</text:p>
          </table:table-cell>
          <table:table-cell table:style-name="ce6" table:formula="of:=[.$A$3]*SIN(RADIANS([.C132]-120))" office:value-type="float" office:value="258.142345091385" calcext:value-type="float">
            <text:p>258.1423</text:p>
          </table:table-cell>
          <table:table-cell table:style-name="ce6" table:formula="of:=[.$A$3]*SIN(RADIANS([.C132]+120))" office:value-type="float" office:value="-250.927223905649" calcext:value-type="float">
            <text:p>-250.9272</text:p>
          </table:table-cell>
          <table:table-cell table:style-name="ce6"/>
          <table:table-cell table:style-name="ce10" table:formula="of:=(MIN([.D132];[.E132];[.F132])+MAX([.D132];[.E132];[.F132]))/2" office:value-type="float" office:value="3.60756059286811" calcext:value-type="float">
            <text:p>3.6076</text:p>
          </table:table-cell>
          <table:table-cell table:style-name="ce6" table:formula="of:=[.D132]-[.H132]" office:value-type="float" office:value="-10.8226817786043" calcext:value-type="float">
            <text:p>-10.8227</text:p>
          </table:table-cell>
          <table:table-cell table:style-name="ce6" table:formula="of:=[.E132]-[.H132]" office:value-type="float" office:value="254.534784498517" calcext:value-type="float">
            <text:p>254.5348</text:p>
          </table:table-cell>
          <table:table-cell table:style-name="ce6" table:formula="of:=[.F132]-[.H132]" office:value-type="float" office:value="-254.534784498517" calcext:value-type="float">
            <text:p>-254.5348</text:p>
          </table:table-cell>
          <table:table-cell table:style-name="ce6"/>
          <table:table-cell table:style-name="ce15" table:formula="of:=[.D132]/2+127" office:value-type="float" office:value="123.392439407132" calcext:value-type="float">
            <text:p>123</text:p>
          </table:table-cell>
          <table:table-cell table:style-name="ce15" table:formula="of:=[.I132]/2+128" office:value-type="float" office:value="122.588659110698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3" table:formula="of:=360*[.B133]/256" office:value-type="float" office:value="182.8125" calcext:value-type="float">
            <text:p>182.8125</text:p>
          </table:table-cell>
          <table:table-cell table:style-name="ce6" table:formula="of:=[.$A$3]*SIN(RADIANS([.C133]))" office:value-type="float" office:value="-14.4258962522609" calcext:value-type="float">
            <text:p>-14.4259</text:p>
          </table:table-cell>
          <table:table-cell table:style-name="ce6" table:formula="of:=[.$A$3]*SIN(RADIANS([.C133]-120))" office:value-type="float" office:value="261.517726174026" calcext:value-type="float">
            <text:p>261.5177</text:p>
          </table:table-cell>
          <table:table-cell table:style-name="ce6" table:formula="of:=[.$A$3]*SIN(RADIANS([.C133]+120))" office:value-type="float" office:value="-247.091829921765" calcext:value-type="float">
            <text:p>-247.0918</text:p>
          </table:table-cell>
          <table:table-cell table:style-name="ce6"/>
          <table:table-cell table:style-name="ce10" table:formula="of:=(MIN([.D133];[.E133];[.F133])+MAX([.D133];[.E133];[.F133]))/2" office:value-type="float" office:value="7.21294812613043" calcext:value-type="float">
            <text:p>7.2129</text:p>
          </table:table-cell>
          <table:table-cell table:style-name="ce6" table:formula="of:=[.D133]-[.H133]" office:value-type="float" office:value="-21.6388443783914" calcext:value-type="float">
            <text:p>-21.6388</text:p>
          </table:table-cell>
          <table:table-cell table:style-name="ce6" table:formula="of:=[.E133]-[.H133]" office:value-type="float" office:value="254.304778047895" calcext:value-type="float">
            <text:p>254.3048</text:p>
          </table:table-cell>
          <table:table-cell table:style-name="ce6" table:formula="of:=[.F133]-[.H133]" office:value-type="float" office:value="-254.304778047895" calcext:value-type="float">
            <text:p>-254.3048</text:p>
          </table:table-cell>
          <table:table-cell table:style-name="ce6"/>
          <table:table-cell table:style-name="ce15" table:formula="of:=[.D133]/2+127" office:value-type="float" office:value="119.78705187387" calcext:value-type="float">
            <text:p>120</text:p>
          </table:table-cell>
          <table:table-cell table:style-name="ce15" table:formula="of:=[.I133]/2+128" office:value-type="float" office:value="117.180577810804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3" table:formula="of:=360*[.B134]/256" office:value-type="float" office:value="184.21875" calcext:value-type="float">
            <text:p>184.21875</text:p>
          </table:table-cell>
          <table:table-cell table:style-name="ce6" table:formula="of:=[.$A$3]*SIN(RADIANS([.C134]))" office:value-type="float" office:value="-21.6279816983022" calcext:value-type="float">
            <text:p>-21.6280</text:p>
          </table:table-cell>
          <table:table-cell table:style-name="ce6" table:formula="of:=[.$A$3]*SIN(RADIANS([.C134]-120))" office:value-type="float" office:value="264.735578757197" calcext:value-type="float">
            <text:p>264.7356</text:p>
          </table:table-cell>
          <table:table-cell table:style-name="ce6" table:formula="of:=[.$A$3]*SIN(RADIANS([.C134]+120))" office:value-type="float" office:value="-243.107597058895" calcext:value-type="float">
            <text:p>-243.1076</text:p>
          </table:table-cell>
          <table:table-cell table:style-name="ce6"/>
          <table:table-cell table:style-name="ce10" table:formula="of:=(MIN([.D134];[.E134];[.F134])+MAX([.D134];[.E134];[.F134]))/2" office:value-type="float" office:value="10.8139908491511" calcext:value-type="float">
            <text:p>10.8140</text:p>
          </table:table-cell>
          <table:table-cell table:style-name="ce6" table:formula="of:=[.D134]-[.H134]" office:value-type="float" office:value="-32.4419725474533" calcext:value-type="float">
            <text:p>-32.4420</text:p>
          </table:table-cell>
          <table:table-cell table:style-name="ce6" table:formula="of:=[.E134]-[.H134]" office:value-type="float" office:value="253.921587908046" calcext:value-type="float">
            <text:p>253.9216</text:p>
          </table:table-cell>
          <table:table-cell table:style-name="ce6" table:formula="of:=[.F134]-[.H134]" office:value-type="float" office:value="-253.921587908046" calcext:value-type="float">
            <text:p>-253.9216</text:p>
          </table:table-cell>
          <table:table-cell table:style-name="ce6"/>
          <table:table-cell table:style-name="ce15" table:formula="of:=[.D134]/2+127" office:value-type="float" office:value="116.186009150849" calcext:value-type="float">
            <text:p>116</text:p>
          </table:table-cell>
          <table:table-cell table:style-name="ce15" table:formula="of:=[.I134]/2+128" office:value-type="float" office:value="111.779013726273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3" table:formula="of:=360*[.B135]/256" office:value-type="float" office:value="185.625" calcext:value-type="float">
            <text:p>185.625</text:p>
          </table:table-cell>
          <table:table-cell table:style-name="ce6" table:formula="of:=[.$A$3]*SIN(RADIANS([.C135]))" office:value-type="float" office:value="-28.8170392568908" calcext:value-type="float">
            <text:p>-28.8170</text:p>
          </table:table-cell>
          <table:table-cell table:style-name="ce6" table:formula="of:=[.$A$3]*SIN(RADIANS([.C135]-120))" office:value-type="float" office:value="267.793964526826" calcext:value-type="float">
            <text:p>267.7940</text:p>
          </table:table-cell>
          <table:table-cell table:style-name="ce6" table:formula="of:=[.$A$3]*SIN(RADIANS([.C135]+120))" office:value-type="float" office:value="-238.976925269935" calcext:value-type="float">
            <text:p>-238.9769</text:p>
          </table:table-cell>
          <table:table-cell table:style-name="ce6"/>
          <table:table-cell table:style-name="ce10" table:formula="of:=(MIN([.D135];[.E135];[.F135])+MAX([.D135];[.E135];[.F135]))/2" office:value-type="float" office:value="14.4085196284454" calcext:value-type="float">
            <text:p>14.4085</text:p>
          </table:table-cell>
          <table:table-cell table:style-name="ce6" table:formula="of:=[.D135]-[.H135]" office:value-type="float" office:value="-43.2255588853362" calcext:value-type="float">
            <text:p>-43.2256</text:p>
          </table:table-cell>
          <table:table-cell table:style-name="ce6" table:formula="of:=[.E135]-[.H135]" office:value-type="float" office:value="253.38544489838" calcext:value-type="float">
            <text:p>253.3854</text:p>
          </table:table-cell>
          <table:table-cell table:style-name="ce6" table:formula="of:=[.F135]-[.H135]" office:value-type="float" office:value="-253.38544489838" calcext:value-type="float">
            <text:p>-253.3854</text:p>
          </table:table-cell>
          <table:table-cell table:style-name="ce6"/>
          <table:table-cell table:style-name="ce15" table:formula="of:=[.D135]/2+127" office:value-type="float" office:value="112.591480371555" calcext:value-type="float">
            <text:p>113</text:p>
          </table:table-cell>
          <table:table-cell table:style-name="ce15" table:formula="of:=[.I135]/2+128" office:value-type="float" office:value="106.387220557332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3" table:formula="of:=360*[.B136]/256" office:value-type="float" office:value="187.03125" calcext:value-type="float">
            <text:p>187.03125</text:p>
          </table:table-cell>
          <table:table-cell table:style-name="ce6" table:formula="of:=[.$A$3]*SIN(RADIANS([.C136]))" office:value-type="float" office:value="-35.9887385085695" calcext:value-type="float">
            <text:p>-35.9887</text:p>
          </table:table-cell>
          <table:table-cell table:style-name="ce6" table:formula="of:=[.$A$3]*SIN(RADIANS([.C136]-120))" office:value-type="float" office:value="270.691041225685" calcext:value-type="float">
            <text:p>270.6910</text:p>
          </table:table-cell>
          <table:table-cell table:style-name="ce6" table:formula="of:=[.$A$3]*SIN(RADIANS([.C136]+120))" office:value-type="float" office:value="-234.702302717115" calcext:value-type="float">
            <text:p>-234.7023</text:p>
          </table:table-cell>
          <table:table-cell table:style-name="ce6"/>
          <table:table-cell table:style-name="ce10" table:formula="of:=(MIN([.D136];[.E136];[.F136])+MAX([.D136];[.E136];[.F136]))/2" office:value-type="float" office:value="17.9943692542847" calcext:value-type="float">
            <text:p>17.9944</text:p>
          </table:table-cell>
          <table:table-cell table:style-name="ce6" table:formula="of:=[.D136]-[.H136]" office:value-type="float" office:value="-53.9831077628543" calcext:value-type="float">
            <text:p>-53.9831</text:p>
          </table:table-cell>
          <table:table-cell table:style-name="ce6" table:formula="of:=[.E136]-[.H136]" office:value-type="float" office:value="252.6966719714" calcext:value-type="float">
            <text:p>252.6967</text:p>
          </table:table-cell>
          <table:table-cell table:style-name="ce6" table:formula="of:=[.F136]-[.H136]" office:value-type="float" office:value="-252.6966719714" calcext:value-type="float">
            <text:p>-252.6967</text:p>
          </table:table-cell>
          <table:table-cell table:style-name="ce6"/>
          <table:table-cell table:style-name="ce15" table:formula="of:=[.D136]/2+127" office:value-type="float" office:value="109.005630745715" calcext:value-type="float">
            <text:p>109</text:p>
          </table:table-cell>
          <table:table-cell table:style-name="ce15" table:formula="of:=[.I136]/2+128" office:value-type="float" office:value="101.008446118573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3" table:formula="of:=360*[.B137]/256" office:value-type="float" office:value="188.4375" calcext:value-type="float">
            <text:p>188.4375</text:p>
          </table:table-cell>
          <table:table-cell table:style-name="ce6" table:formula="of:=[.$A$3]*SIN(RADIANS([.C137]))" office:value-type="float" office:value="-43.1387594898763" calcext:value-type="float">
            <text:p>-43.1388</text:p>
          </table:table-cell>
          <table:table-cell table:style-name="ce6" table:formula="of:=[.$A$3]*SIN(RADIANS([.C137]-120))" office:value-type="float" office:value="273.4250637631" calcext:value-type="float">
            <text:p>273.4251</text:p>
          </table:table-cell>
          <table:table-cell table:style-name="ce6" table:formula="of:=[.$A$3]*SIN(RADIANS([.C137]+120))" office:value-type="float" office:value="-230.286304273223" calcext:value-type="float">
            <text:p>-230.2863</text:p>
          </table:table-cell>
          <table:table-cell table:style-name="ce6"/>
          <table:table-cell table:style-name="ce10" table:formula="of:=(MIN([.D137];[.E137];[.F137])+MAX([.D137];[.E137];[.F137]))/2" office:value-type="float" office:value="21.5693797449381" calcext:value-type="float">
            <text:p>21.5694</text:p>
          </table:table-cell>
          <table:table-cell table:style-name="ce6" table:formula="of:=[.D137]-[.H137]" office:value-type="float" office:value="-64.7081392348145" calcext:value-type="float">
            <text:p>-64.7081</text:p>
          </table:table-cell>
          <table:table-cell table:style-name="ce6" table:formula="of:=[.E137]-[.H137]" office:value-type="float" office:value="251.855684018161" calcext:value-type="float">
            <text:p>251.8557</text:p>
          </table:table-cell>
          <table:table-cell table:style-name="ce6" table:formula="of:=[.F137]-[.H137]" office:value-type="float" office:value="-251.855684018161" calcext:value-type="float">
            <text:p>-251.8557</text:p>
          </table:table-cell>
          <table:table-cell table:style-name="ce6"/>
          <table:table-cell table:style-name="ce15" table:formula="of:=[.D137]/2+127" office:value-type="float" office:value="105.430620255062" calcext:value-type="float">
            <text:p>105</text:p>
          </table:table-cell>
          <table:table-cell table:style-name="ce15" table:formula="of:=[.I137]/2+128" office:value-type="float" office:value="95.6459303825928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3" table:formula="of:=360*[.B138]/256" office:value-type="float" office:value="189.84375" calcext:value-type="float">
            <text:p>189.84375</text:p>
          </table:table-cell>
          <table:table-cell table:style-name="ce6" table:formula="of:=[.$A$3]*SIN(RADIANS([.C138]))" office:value-type="float" office:value="-50.2627952955285" calcext:value-type="float">
            <text:p>-50.2628</text:p>
          </table:table-cell>
          <table:table-cell table:style-name="ce6" table:formula="of:=[.$A$3]*SIN(RADIANS([.C138]-120))" office:value-type="float" office:value="275.994385266125" calcext:value-type="float">
            <text:p>275.9944</text:p>
          </table:table-cell>
          <table:table-cell table:style-name="ce6" table:formula="of:=[.$A$3]*SIN(RADIANS([.C138]+120))" office:value-type="float" office:value="-225.731589970597" calcext:value-type="float">
            <text:p>-225.7316</text:p>
          </table:table-cell>
          <table:table-cell table:style-name="ce6"/>
          <table:table-cell table:style-name="ce10" table:formula="of:=(MIN([.D138];[.E138];[.F138])+MAX([.D138];[.E138];[.F138]))/2" office:value-type="float" office:value="25.1313976477642" calcext:value-type="float">
            <text:p>25.1314</text:p>
          </table:table-cell>
          <table:table-cell table:style-name="ce6" table:formula="of:=[.D138]-[.H138]" office:value-type="float" office:value="-75.3941929432927" calcext:value-type="float">
            <text:p>-75.3942</text:p>
          </table:table-cell>
          <table:table-cell table:style-name="ce6" table:formula="of:=[.E138]-[.H138]" office:value-type="float" office:value="250.862987618361" calcext:value-type="float">
            <text:p>250.8630</text:p>
          </table:table-cell>
          <table:table-cell table:style-name="ce6" table:formula="of:=[.F138]-[.H138]" office:value-type="float" office:value="-250.862987618361" calcext:value-type="float">
            <text:p>-250.8630</text:p>
          </table:table-cell>
          <table:table-cell table:style-name="ce6"/>
          <table:table-cell table:style-name="ce15" table:formula="of:=[.D138]/2+127" office:value-type="float" office:value="101.868602352236" calcext:value-type="float">
            <text:p>102</text:p>
          </table:table-cell>
          <table:table-cell table:style-name="ce15" table:formula="of:=[.I138]/2+128" office:value-type="float" office:value="90.3029035283536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3" table:formula="of:=360*[.B139]/256" office:value-type="float" office:value="191.25" calcext:value-type="float">
            <text:p>191.25</text:p>
          </table:table-cell>
          <table:table-cell table:style-name="ce6" table:formula="of:=[.$A$3]*SIN(RADIANS([.C139]))" office:value-type="float" office:value="-57.3565546727417" calcext:value-type="float">
            <text:p>-57.3566</text:p>
          </table:table-cell>
          <table:table-cell table:style-name="ce6" table:formula="of:=[.$A$3]*SIN(RADIANS([.C139]-120))" office:value-type="float" office:value="278.397458071561" calcext:value-type="float">
            <text:p>278.3975</text:p>
          </table:table-cell>
          <table:table-cell table:style-name="ce6" table:formula="of:=[.$A$3]*SIN(RADIANS([.C139]+120))" office:value-type="float" office:value="-221.040903398819" calcext:value-type="float">
            <text:p>-221.0409</text:p>
          </table:table-cell>
          <table:table-cell table:style-name="ce6"/>
          <table:table-cell table:style-name="ce10" table:formula="of:=(MIN([.D139];[.E139];[.F139])+MAX([.D139];[.E139];[.F139]))/2" office:value-type="float" office:value="28.6782773363709" calcext:value-type="float">
            <text:p>28.6783</text:p>
          </table:table-cell>
          <table:table-cell table:style-name="ce6" table:formula="of:=[.D139]-[.H139]" office:value-type="float" office:value="-86.0348320091126" calcext:value-type="float">
            <text:p>-86.0348</text:p>
          </table:table-cell>
          <table:table-cell table:style-name="ce6" table:formula="of:=[.E139]-[.H139]" office:value-type="float" office:value="249.71918073519" calcext:value-type="float">
            <text:p>249.7192</text:p>
          </table:table-cell>
          <table:table-cell table:style-name="ce6" table:formula="of:=[.F139]-[.H139]" office:value-type="float" office:value="-249.71918073519" calcext:value-type="float">
            <text:p>-249.7192</text:p>
          </table:table-cell>
          <table:table-cell table:style-name="ce6"/>
          <table:table-cell table:style-name="ce15" table:formula="of:=[.D139]/2+127" office:value-type="float" office:value="98.3217226636291" calcext:value-type="float">
            <text:p>98</text:p>
          </table:table-cell>
          <table:table-cell table:style-name="ce15" table:formula="of:=[.I139]/2+128" office:value-type="float" office:value="84.9825839954437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3" table:formula="of:=360*[.B140]/256" office:value-type="float" office:value="192.65625" calcext:value-type="float">
            <text:p>192.65625</text:p>
          </table:table-cell>
          <table:table-cell table:style-name="ce6" table:formula="of:=[.$A$3]*SIN(RADIANS([.C140]))" office:value-type="float" office:value="-64.4157646061197" calcext:value-type="float">
            <text:p>-64.4158</text:p>
          </table:table-cell>
          <table:table-cell table:style-name="ce6" table:formula="of:=[.$A$3]*SIN(RADIANS([.C140]-120))" office:value-type="float" office:value="280.632834658206" calcext:value-type="float">
            <text:p>280.6328</text:p>
          </table:table-cell>
          <table:table-cell table:style-name="ce6" table:formula="of:=[.$A$3]*SIN(RADIANS([.C140]+120))" office:value-type="float" office:value="-216.217070052086" calcext:value-type="float">
            <text:p>-216.2171</text:p>
          </table:table-cell>
          <table:table-cell table:style-name="ce6"/>
          <table:table-cell table:style-name="ce10" table:formula="of:=(MIN([.D140];[.E140];[.F140])+MAX([.D140];[.E140];[.F140]))/2" office:value-type="float" office:value="32.2078823030599" calcext:value-type="float">
            <text:p>32.2079</text:p>
          </table:table-cell>
          <table:table-cell table:style-name="ce6" table:formula="of:=[.D140]-[.H140]" office:value-type="float" office:value="-96.6236469091796" calcext:value-type="float">
            <text:p>-96.6236</text:p>
          </table:table-cell>
          <table:table-cell table:style-name="ce6" table:formula="of:=[.E140]-[.H140]" office:value-type="float" office:value="248.424952355146" calcext:value-type="float">
            <text:p>248.4250</text:p>
          </table:table-cell>
          <table:table-cell table:style-name="ce6" table:formula="of:=[.F140]-[.H140]" office:value-type="float" office:value="-248.424952355146" calcext:value-type="float">
            <text:p>-248.4250</text:p>
          </table:table-cell>
          <table:table-cell table:style-name="ce6"/>
          <table:table-cell table:style-name="ce15" table:formula="of:=[.D140]/2+127" office:value-type="float" office:value="94.7921176969401" calcext:value-type="float">
            <text:p>95</text:p>
          </table:table-cell>
          <table:table-cell table:style-name="ce15" table:formula="of:=[.I140]/2+128" office:value-type="float" office:value="79.6881765454102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3" table:formula="of:=360*[.B141]/256" office:value-type="float" office:value="194.0625" calcext:value-type="float">
            <text:p>194.0625</text:p>
          </table:table-cell>
          <table:table-cell table:style-name="ce6" table:formula="of:=[.$A$3]*SIN(RADIANS([.C141]))" office:value-type="float" office:value="-71.4361728915596" calcext:value-type="float">
            <text:p>-71.4362</text:p>
          </table:table-cell>
          <table:table-cell table:style-name="ce6" table:formula="of:=[.$A$3]*SIN(RADIANS([.C141]-120))" office:value-type="float" office:value="282.699168518791" calcext:value-type="float">
            <text:p>282.6992</text:p>
          </table:table-cell>
          <table:table-cell table:style-name="ce6" table:formula="of:=[.$A$3]*SIN(RADIANS([.C141]+120))" office:value-type="float" office:value="-211.262995627231" calcext:value-type="float">
            <text:p>-211.2630</text:p>
          </table:table-cell>
          <table:table-cell table:style-name="ce6"/>
          <table:table-cell table:style-name="ce10" table:formula="of:=(MIN([.D141];[.E141];[.F141])+MAX([.D141];[.E141];[.F141]))/2" office:value-type="float" office:value="35.7180864457798" calcext:value-type="float">
            <text:p>35.7181</text:p>
          </table:table-cell>
          <table:table-cell table:style-name="ce6" table:formula="of:=[.D141]-[.H141]" office:value-type="float" office:value="-107.154259337339" calcext:value-type="float">
            <text:p>-107.1543</text:p>
          </table:table-cell>
          <table:table-cell table:style-name="ce6" table:formula="of:=[.E141]-[.H141]" office:value-type="float" office:value="246.981082073011" calcext:value-type="float">
            <text:p>246.9811</text:p>
          </table:table-cell>
          <table:table-cell table:style-name="ce6" table:formula="of:=[.F141]-[.H141]" office:value-type="float" office:value="-246.981082073011" calcext:value-type="float">
            <text:p>-246.9811</text:p>
          </table:table-cell>
          <table:table-cell table:style-name="ce6"/>
          <table:table-cell table:style-name="ce15" table:formula="of:=[.D141]/2+127" office:value-type="float" office:value="91.2819135542202" calcext:value-type="float">
            <text:p>91</text:p>
          </table:table-cell>
          <table:table-cell table:style-name="ce15" table:formula="of:=[.I141]/2+128" office:value-type="float" office:value="74.4228703313303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3" table:formula="of:=360*[.B142]/256" office:value-type="float" office:value="195.46875" calcext:value-type="float">
            <text:p>195.46875</text:p>
          </table:table-cell>
          <table:table-cell table:style-name="ce6" table:formula="of:=[.$A$3]*SIN(RADIANS([.C142]))" office:value-type="float" office:value="-78.4135506976201" calcext:value-type="float">
            <text:p>-78.4136</text:p>
          </table:table-cell>
          <table:table-cell table:style-name="ce6" table:formula="of:=[.$A$3]*SIN(RADIANS([.C142]-120))" office:value-type="float" office:value="284.595214971062" calcext:value-type="float">
            <text:p>284.5952</text:p>
          </table:table-cell>
          <table:table-cell table:style-name="ce6" table:formula="of:=[.$A$3]*SIN(RADIANS([.C142]+120))" office:value-type="float" office:value="-206.181664273442" calcext:value-type="float">
            <text:p>-206.1817</text:p>
          </table:table-cell>
          <table:table-cell table:style-name="ce6"/>
          <table:table-cell table:style-name="ce10" table:formula="of:=(MIN([.D142];[.E142];[.F142])+MAX([.D142];[.E142];[.F142]))/2" office:value-type="float" office:value="39.2067753488101" calcext:value-type="float">
            <text:p>39.2068</text:p>
          </table:table-cell>
          <table:table-cell table:style-name="ce6" table:formula="of:=[.D142]-[.H142]" office:value-type="float" office:value="-117.62032604643" calcext:value-type="float">
            <text:p>-117.6203</text:p>
          </table:table-cell>
          <table:table-cell table:style-name="ce6" table:formula="of:=[.E142]-[.H142]" office:value-type="float" office:value="245.388439622252" calcext:value-type="float">
            <text:p>245.3884</text:p>
          </table:table-cell>
          <table:table-cell table:style-name="ce6" table:formula="of:=[.F142]-[.H142]" office:value-type="float" office:value="-245.388439622252" calcext:value-type="float">
            <text:p>-245.3884</text:p>
          </table:table-cell>
          <table:table-cell table:style-name="ce6"/>
          <table:table-cell table:style-name="ce15" table:formula="of:=[.D142]/2+127" office:value-type="float" office:value="87.79322465119" calcext:value-type="float">
            <text:p>88</text:p>
          </table:table-cell>
          <table:table-cell table:style-name="ce15" table:formula="of:=[.I142]/2+128" office:value-type="float" office:value="69.189836976784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3" table:formula="of:=360*[.B143]/256" office:value-type="float" office:value="196.875" calcext:value-type="float">
            <text:p>196.875</text:p>
          </table:table-cell>
          <table:table-cell table:style-name="ce6" table:formula="of:=[.$A$3]*SIN(RADIANS([.C143]))" office:value-type="float" office:value="-85.3436951128119" calcext:value-type="float">
            <text:p>-85.3437</text:p>
          </table:table-cell>
          <table:table-cell table:style-name="ce6" table:formula="of:=[.$A$3]*SIN(RADIANS([.C143]-120))" office:value-type="float" office:value="286.319831907536" calcext:value-type="float">
            <text:p>286.3198</text:p>
          </table:table-cell>
          <table:table-cell table:style-name="ce6" table:formula="of:=[.$A$3]*SIN(RADIANS([.C143]+120))" office:value-type="float" office:value="-200.976136794724" calcext:value-type="float">
            <text:p>-200.9761</text:p>
          </table:table-cell>
          <table:table-cell table:style-name="ce6"/>
          <table:table-cell table:style-name="ce10" table:formula="of:=(MIN([.D143];[.E143];[.F143])+MAX([.D143];[.E143];[.F143]))/2" office:value-type="float" office:value="42.671847556406" calcext:value-type="float">
            <text:p>42.6718</text:p>
          </table:table-cell>
          <table:table-cell table:style-name="ce6" table:formula="of:=[.D143]-[.H143]" office:value-type="float" office:value="-128.015542669218" calcext:value-type="float">
            <text:p>-128.0155</text:p>
          </table:table-cell>
          <table:table-cell table:style-name="ce6" table:formula="of:=[.E143]-[.H143]" office:value-type="float" office:value="243.64798435113" calcext:value-type="float">
            <text:p>243.6480</text:p>
          </table:table-cell>
          <table:table-cell table:style-name="ce6" table:formula="of:=[.F143]-[.H143]" office:value-type="float" office:value="-243.64798435113" calcext:value-type="float">
            <text:p>-243.6480</text:p>
          </table:table-cell>
          <table:table-cell table:style-name="ce6"/>
          <table:table-cell table:style-name="ce15" table:formula="of:=[.D143]/2+127" office:value-type="float" office:value="84.3281524435941" calcext:value-type="float">
            <text:p>84</text:p>
          </table:table-cell>
          <table:table-cell table:style-name="ce15" table:formula="of:=[.I143]/2+128" office:value-type="float" office:value="63.9922286653911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3" table:formula="of:=360*[.B144]/256" office:value-type="float" office:value="198.28125" calcext:value-type="float">
            <text:p>198.28125</text:p>
          </table:table-cell>
          <table:table-cell table:style-name="ce6" table:formula="of:=[.$A$3]*SIN(RADIANS([.C144]))" office:value-type="float" office:value="-92.2224316772741" calcext:value-type="float">
            <text:p>-92.2224</text:p>
          </table:table-cell>
          <table:table-cell table:style-name="ce6" table:formula="of:=[.$A$3]*SIN(RADIANS([.C144]-120))" office:value-type="float" office:value="287.871980483457" calcext:value-type="float">
            <text:p>287.8720</text:p>
          </table:table-cell>
          <table:table-cell table:style-name="ce6" table:formula="of:=[.$A$3]*SIN(RADIANS([.C144]+120))" office:value-type="float" office:value="-195.649548806183" calcext:value-type="float">
            <text:p>-195.6495</text:p>
          </table:table-cell>
          <table:table-cell table:style-name="ce6"/>
          <table:table-cell table:style-name="ce10" table:formula="of:=(MIN([.D144];[.E144];[.F144])+MAX([.D144];[.E144];[.F144]))/2" office:value-type="float" office:value="46.111215838637" calcext:value-type="float">
            <text:p>46.1112</text:p>
          </table:table-cell>
          <table:table-cell table:style-name="ce6" table:formula="of:=[.D144]-[.H144]" office:value-type="float" office:value="-138.333647515911" calcext:value-type="float">
            <text:p>-138.3336</text:p>
          </table:table-cell>
          <table:table-cell table:style-name="ce6" table:formula="of:=[.E144]-[.H144]" office:value-type="float" office:value="241.76076464482" calcext:value-type="float">
            <text:p>241.7608</text:p>
          </table:table-cell>
          <table:table-cell table:style-name="ce6" table:formula="of:=[.F144]-[.H144]" office:value-type="float" office:value="-241.76076464482" calcext:value-type="float">
            <text:p>-241.7608</text:p>
          </table:table-cell>
          <table:table-cell table:style-name="ce6"/>
          <table:table-cell table:style-name="ce15" table:formula="of:=[.D144]/2+127" office:value-type="float" office:value="80.8887841613629" calcext:value-type="float">
            <text:p>81</text:p>
          </table:table-cell>
          <table:table-cell table:style-name="ce15" table:formula="of:=[.I144]/2+128" office:value-type="float" office:value="58.8331762420444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3" table:formula="of:=360*[.B145]/256" office:value-type="float" office:value="199.6875" calcext:value-type="float">
            <text:p>199.6875</text:p>
          </table:table-cell>
          <table:table-cell table:style-name="ce6" table:formula="of:=[.$A$3]*SIN(RADIANS([.C145]))" office:value-type="float" office:value="-99.0456168973127" calcext:value-type="float">
            <text:p>-99.0456</text:p>
          </table:table-cell>
          <table:table-cell table:style-name="ce6" table:formula="of:=[.$A$3]*SIN(RADIANS([.C145]-120))" office:value-type="float" office:value="289.250725742561" calcext:value-type="float">
            <text:p>289.2507</text:p>
          </table:table-cell>
          <table:table-cell table:style-name="ce6" table:formula="of:=[.$A$3]*SIN(RADIANS([.C145]+120))" office:value-type="float" office:value="-190.205108845248" calcext:value-type="float">
            <text:p>-190.2051</text:p>
          </table:table-cell>
          <table:table-cell table:style-name="ce6"/>
          <table:table-cell table:style-name="ce10" table:formula="of:=(MIN([.D145];[.E145];[.F145])+MAX([.D145];[.E145];[.F145]))/2" office:value-type="float" office:value="49.5228084486563" calcext:value-type="float">
            <text:p>49.5228</text:p>
          </table:table-cell>
          <table:table-cell table:style-name="ce6" table:formula="of:=[.D145]-[.H145]" office:value-type="float" office:value="-148.568425345969" calcext:value-type="float">
            <text:p>-148.5684</text:p>
          </table:table-cell>
          <table:table-cell table:style-name="ce6" table:formula="of:=[.E145]-[.H145]" office:value-type="float" office:value="239.727917293904" calcext:value-type="float">
            <text:p>239.7279</text:p>
          </table:table-cell>
          <table:table-cell table:style-name="ce6" table:formula="of:=[.F145]-[.H145]" office:value-type="float" office:value="-239.727917293904" calcext:value-type="float">
            <text:p>-239.7279</text:p>
          </table:table-cell>
          <table:table-cell table:style-name="ce6"/>
          <table:table-cell table:style-name="ce15" table:formula="of:=[.D145]/2+127" office:value-type="float" office:value="77.4771915513437" calcext:value-type="float">
            <text:p>77</text:p>
          </table:table-cell>
          <table:table-cell table:style-name="ce15" table:formula="of:=[.I145]/2+128" office:value-type="float" office:value="53.7157873270155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3" table:formula="of:=360*[.B146]/256" office:value-type="float" office:value="201.09375" calcext:value-type="float">
            <text:p>201.09375</text:p>
          </table:table-cell>
          <table:table-cell table:style-name="ce6" table:formula="of:=[.$A$3]*SIN(RADIANS([.C146]))" office:value-type="float" office:value="-105.809140741286" calcext:value-type="float">
            <text:p>-105.8091</text:p>
          </table:table-cell>
          <table:table-cell table:style-name="ce6" table:formula="of:=[.$A$3]*SIN(RADIANS([.C146]-120))" office:value-type="float" office:value="290.455237180259" calcext:value-type="float">
            <text:p>290.4552</text:p>
          </table:table-cell>
          <table:table-cell table:style-name="ce6" table:formula="of:=[.$A$3]*SIN(RADIANS([.C146]+120))" office:value-type="float" office:value="-184.646096438972" calcext:value-type="float">
            <text:p>-184.6461</text:p>
          </table:table-cell>
          <table:table-cell table:style-name="ce6"/>
          <table:table-cell table:style-name="ce10" table:formula="of:=(MIN([.D146];[.E146];[.F146])+MAX([.D146];[.E146];[.F146]))/2" office:value-type="float" office:value="52.9045703706432" calcext:value-type="float">
            <text:p>52.9046</text:p>
          </table:table-cell>
          <table:table-cell table:style-name="ce6" table:formula="of:=[.D146]-[.H146]" office:value-type="float" office:value="-158.71371111193" calcext:value-type="float">
            <text:p>-158.7137</text:p>
          </table:table-cell>
          <table:table-cell table:style-name="ce6" table:formula="of:=[.E146]-[.H146]" office:value-type="float" office:value="237.550666809616" calcext:value-type="float">
            <text:p>237.5507</text:p>
          </table:table-cell>
          <table:table-cell table:style-name="ce6" table:formula="of:=[.F146]-[.H146]" office:value-type="float" office:value="-237.550666809616" calcext:value-type="float">
            <text:p>-237.5507</text:p>
          </table:table-cell>
          <table:table-cell table:style-name="ce6"/>
          <table:table-cell table:style-name="ce15" table:formula="of:=[.D146]/2+127" office:value-type="float" office:value="74.0954296293567" calcext:value-type="float">
            <text:p>74</text:p>
          </table:table-cell>
          <table:table-cell table:style-name="ce15" table:formula="of:=[.I146]/2+128" office:value-type="float" office:value="48.6431444440351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3" table:formula="of:=360*[.B147]/256" office:value-type="float" office:value="202.5" calcext:value-type="float">
            <text:p>202.5</text:p>
          </table:table-cell>
          <table:table-cell table:style-name="ce6" table:formula="of:=[.$A$3]*SIN(RADIANS([.C147]))" office:value-type="float" office:value="-112.508929115336" calcext:value-type="float">
            <text:p>-112.5089</text:p>
          </table:table-cell>
          <table:table-cell table:style-name="ce6" table:formula="of:=[.$A$3]*SIN(RADIANS([.C147]-120))" office:value-type="float" office:value="291.4847892439" calcext:value-type="float">
            <text:p>291.4848</text:p>
          </table:table-cell>
          <table:table-cell table:style-name="ce6" table:formula="of:=[.$A$3]*SIN(RADIANS([.C147]+120))" office:value-type="float" office:value="-178.975860128564" calcext:value-type="float">
            <text:p>-178.9759</text:p>
          </table:table-cell>
          <table:table-cell table:style-name="ce6"/>
          <table:table-cell table:style-name="ce10" table:formula="of:=(MIN([.D147];[.E147];[.F147])+MAX([.D147];[.E147];[.F147]))/2" office:value-type="float" office:value="56.2544645576682" calcext:value-type="float">
            <text:p>56.2545</text:p>
          </table:table-cell>
          <table:table-cell table:style-name="ce6" table:formula="of:=[.D147]-[.H147]" office:value-type="float" office:value="-168.763393673005" calcext:value-type="float">
            <text:p>-168.7634</text:p>
          </table:table-cell>
          <table:table-cell table:style-name="ce6" table:formula="of:=[.E147]-[.H147]" office:value-type="float" office:value="235.230324686232" calcext:value-type="float">
            <text:p>235.2303</text:p>
          </table:table-cell>
          <table:table-cell table:style-name="ce6" table:formula="of:=[.F147]-[.H147]" office:value-type="float" office:value="-235.230324686232" calcext:value-type="float">
            <text:p>-235.2303</text:p>
          </table:table-cell>
          <table:table-cell table:style-name="ce6"/>
          <table:table-cell table:style-name="ce15" table:formula="of:=[.D147]/2+127" office:value-type="float" office:value="70.7455354423318" calcext:value-type="float">
            <text:p>71</text:p>
          </table:table-cell>
          <table:table-cell table:style-name="ce15" table:formula="of:=[.I147]/2+128" office:value-type="float" office:value="43.6183031634977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3" table:formula="of:=360*[.B148]/256" office:value-type="float" office:value="203.90625" calcext:value-type="float">
            <text:p>203.90625</text:p>
          </table:table-cell>
          <table:table-cell table:style-name="ce6" table:formula="of:=[.$A$3]*SIN(RADIANS([.C148]))" office:value-type="float" office:value="-119.140946317467" calcext:value-type="float">
            <text:p>-119.1409</text:p>
          </table:table-cell>
          <table:table-cell table:style-name="ce6" table:formula="of:=[.$A$3]*SIN(RADIANS([.C148]-120))" office:value-type="float" office:value="292.33876176982" calcext:value-type="float">
            <text:p>292.3388</text:p>
          </table:table-cell>
          <table:table-cell table:style-name="ce6" table:formula="of:=[.$A$3]*SIN(RADIANS([.C148]+120))" office:value-type="float" office:value="-173.197815452353" calcext:value-type="float">
            <text:p>-173.1978</text:p>
          </table:table-cell>
          <table:table-cell table:style-name="ce6"/>
          <table:table-cell table:style-name="ce10" table:formula="of:=(MIN([.D148];[.E148];[.F148])+MAX([.D148];[.E148];[.F148]))/2" office:value-type="float" office:value="59.5704731587335" calcext:value-type="float">
            <text:p>59.5705</text:p>
          </table:table-cell>
          <table:table-cell table:style-name="ce6" table:formula="of:=[.D148]-[.H148]" office:value-type="float" office:value="-178.7114194762" calcext:value-type="float">
            <text:p>-178.7114</text:p>
          </table:table-cell>
          <table:table-cell table:style-name="ce6" table:formula="of:=[.E148]-[.H148]" office:value-type="float" office:value="232.768288611086" calcext:value-type="float">
            <text:p>232.7683</text:p>
          </table:table-cell>
          <table:table-cell table:style-name="ce6" table:formula="of:=[.F148]-[.H148]" office:value-type="float" office:value="-232.768288611086" calcext:value-type="float">
            <text:p>-232.7683</text:p>
          </table:table-cell>
          <table:table-cell table:style-name="ce6"/>
          <table:table-cell table:style-name="ce15" table:formula="of:=[.D148]/2+127" office:value-type="float" office:value="67.4295268412665" calcext:value-type="float">
            <text:p>67</text:p>
          </table:table-cell>
          <table:table-cell table:style-name="ce15" table:formula="of:=[.I148]/2+128" office:value-type="float" office:value="38.6442902618998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3" table:formula="of:=360*[.B149]/256" office:value-type="float" office:value="205.3125" calcext:value-type="float">
            <text:p>205.3125</text:p>
          </table:table-cell>
          <table:table-cell table:style-name="ce6" table:formula="of:=[.$A$3]*SIN(RADIANS([.C149]))" office:value-type="float" office:value="-125.701197468503" calcext:value-type="float">
            <text:p>-125.7012</text:p>
          </table:table-cell>
          <table:table-cell table:style-name="ce6" table:formula="of:=[.$A$3]*SIN(RADIANS([.C149]-120))" office:value-type="float" office:value="293.016640356899" calcext:value-type="float">
            <text:p>293.0166</text:p>
          </table:table-cell>
          <table:table-cell table:style-name="ce6" table:formula="of:=[.$A$3]*SIN(RADIANS([.C149]+120))" office:value-type="float" office:value="-167.315442888396" calcext:value-type="float">
            <text:p>-167.3154</text:p>
          </table:table-cell>
          <table:table-cell table:style-name="ce6"/>
          <table:table-cell table:style-name="ce10" table:formula="of:=(MIN([.D149];[.E149];[.F149])+MAX([.D149];[.E149];[.F149]))/2" office:value-type="float" office:value="62.8505987342514" calcext:value-type="float">
            <text:p>62.8506</text:p>
          </table:table-cell>
          <table:table-cell table:style-name="ce6" table:formula="of:=[.D149]-[.H149]" office:value-type="float" office:value="-188.551796202754" calcext:value-type="float">
            <text:p>-188.5518</text:p>
          </table:table-cell>
          <table:table-cell table:style-name="ce6" table:formula="of:=[.E149]-[.H149]" office:value-type="float" office:value="230.166041622648" calcext:value-type="float">
            <text:p>230.1660</text:p>
          </table:table-cell>
          <table:table-cell table:style-name="ce6" table:formula="of:=[.F149]-[.H149]" office:value-type="float" office:value="-230.166041622648" calcext:value-type="float">
            <text:p>-230.1660</text:p>
          </table:table-cell>
          <table:table-cell table:style-name="ce6"/>
          <table:table-cell table:style-name="ce15" table:formula="of:=[.D149]/2+127" office:value-type="float" office:value="64.1494012657485" calcext:value-type="float">
            <text:p>64</text:p>
          </table:table-cell>
          <table:table-cell table:style-name="ce15" table:formula="of:=[.I149]/2+128" office:value-type="float" office:value="33.7241018986228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3" table:formula="of:=360*[.B150]/256" office:value-type="float" office:value="206.71875" calcext:value-type="float">
            <text:p>206.71875</text:p>
          </table:table-cell>
          <table:table-cell table:style-name="ce6" table:formula="of:=[.$A$3]*SIN(RADIANS([.C150]))" office:value-type="float" office:value="-132.185730918454" calcext:value-type="float">
            <text:p>-132.1857</text:p>
          </table:table-cell>
          <table:table-cell table:style-name="ce6" table:formula="of:=[.$A$3]*SIN(RADIANS([.C150]-120))" office:value-type="float" office:value="293.518016676425" calcext:value-type="float">
            <text:p>293.5180</text:p>
          </table:table-cell>
          <table:table-cell table:style-name="ce6" table:formula="of:=[.$A$3]*SIN(RADIANS([.C150]+120))" office:value-type="float" office:value="-161.332285757971" calcext:value-type="float">
            <text:p>-161.3323</text:p>
          </table:table-cell>
          <table:table-cell table:style-name="ce6"/>
          <table:table-cell table:style-name="ce10" table:formula="of:=(MIN([.D150];[.E150];[.F150])+MAX([.D150];[.E150];[.F150]))/2" office:value-type="float" office:value="66.0928654592272" calcext:value-type="float">
            <text:p>66.0929</text:p>
          </table:table-cell>
          <table:table-cell table:style-name="ce6" table:formula="of:=[.D150]-[.H150]" office:value-type="float" office:value="-198.278596377682" calcext:value-type="float">
            <text:p>-198.2786</text:p>
          </table:table-cell>
          <table:table-cell table:style-name="ce6" table:formula="of:=[.E150]-[.H150]" office:value-type="float" office:value="227.425151217198" calcext:value-type="float">
            <text:p>227.4252</text:p>
          </table:table-cell>
          <table:table-cell table:style-name="ce6" table:formula="of:=[.F150]-[.H150]" office:value-type="float" office:value="-227.425151217198" calcext:value-type="float">
            <text:p>-227.4252</text:p>
          </table:table-cell>
          <table:table-cell table:style-name="ce6"/>
          <table:table-cell table:style-name="ce15" table:formula="of:=[.D150]/2+127" office:value-type="float" office:value="60.9071345407728" calcext:value-type="float">
            <text:p>61</text:p>
          </table:table-cell>
          <table:table-cell table:style-name="ce15" table:formula="of:=[.I150]/2+128" office:value-type="float" office:value="28.8607018111592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3" table:formula="of:=360*[.B151]/256" office:value-type="float" office:value="208.125" calcext:value-type="float">
            <text:p>208.125</text:p>
          </table:table-cell>
          <table:table-cell table:style-name="ce6" table:formula="of:=[.$A$3]*SIN(RADIANS([.C151]))" office:value-type="float" office:value="-138.590640626843" calcext:value-type="float">
            <text:p>-138.5906</text:p>
          </table:table-cell>
          <table:table-cell table:style-name="ce6" table:formula="of:=[.$A$3]*SIN(RADIANS([.C151]-120))" office:value-type="float" office:value="293.842588718051" calcext:value-type="float">
            <text:p>293.8426</text:p>
          </table:table-cell>
          <table:table-cell table:style-name="ce6" table:formula="of:=[.$A$3]*SIN(RADIANS([.C151]+120))" office:value-type="float" office:value="-155.251948091208" calcext:value-type="float">
            <text:p>-155.2519</text:p>
          </table:table-cell>
          <table:table-cell table:style-name="ce6"/>
          <table:table-cell table:style-name="ce10" table:formula="of:=(MIN([.D151];[.E151];[.F151])+MAX([.D151];[.E151];[.F151]))/2" office:value-type="float" office:value="69.2953203134217" calcext:value-type="float">
            <text:p>69.2953</text:p>
          </table:table-cell>
          <table:table-cell table:style-name="ce6" table:formula="of:=[.D151]-[.H151]" office:value-type="float" office:value="-207.885960940265" calcext:value-type="float">
            <text:p>-207.8860</text:p>
          </table:table-cell>
          <table:table-cell table:style-name="ce6" table:formula="of:=[.E151]-[.H151]" office:value-type="float" office:value="224.54726840463" calcext:value-type="float">
            <text:p>224.5473</text:p>
          </table:table-cell>
          <table:table-cell table:style-name="ce6" table:formula="of:=[.F151]-[.H151]" office:value-type="float" office:value="-224.54726840463" calcext:value-type="float">
            <text:p>-224.5473</text:p>
          </table:table-cell>
          <table:table-cell table:style-name="ce6"/>
          <table:table-cell table:style-name="ce15" table:formula="of:=[.D151]/2+127" office:value-type="float" office:value="57.7046796865784" calcext:value-type="float">
            <text:p>58</text:p>
          </table:table-cell>
          <table:table-cell table:style-name="ce15" table:formula="of:=[.I151]/2+128" office:value-type="float" office:value="24.0570195298675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3" table:formula="of:=360*[.B152]/256" office:value-type="float" office:value="209.53125" calcext:value-type="float">
            <text:p>209.53125</text:p>
          </table:table-cell>
          <table:table-cell table:style-name="ce6" table:formula="of:=[.$A$3]*SIN(RADIANS([.C152]))" office:value-type="float" office:value="-144.912068515557" calcext:value-type="float">
            <text:p>-144.9121</text:p>
          </table:table-cell>
          <table:table-cell table:style-name="ce6" table:formula="of:=[.$A$3]*SIN(RADIANS([.C152]-120))" office:value-type="float" office:value="293.990160971716" calcext:value-type="float">
            <text:p>293.9902</text:p>
          </table:table-cell>
          <table:table-cell table:style-name="ce6" table:formula="of:=[.$A$3]*SIN(RADIANS([.C152]+120))" office:value-type="float" office:value="-149.078092456159" calcext:value-type="float">
            <text:p>-149.0781</text:p>
          </table:table-cell>
          <table:table-cell table:style-name="ce6"/>
          <table:table-cell table:style-name="ce10" table:formula="of:=(MIN([.D152];[.E152];[.F152])+MAX([.D152];[.E152];[.F152]))/2" office:value-type="float" office:value="72.4560342577783" calcext:value-type="float">
            <text:p>72.4560</text:p>
          </table:table-cell>
          <table:table-cell table:style-name="ce6" table:formula="of:=[.D152]-[.H152]" office:value-type="float" office:value="-217.368102773335" calcext:value-type="float">
            <text:p>-217.3681</text:p>
          </table:table-cell>
          <table:table-cell table:style-name="ce6" table:formula="of:=[.E152]-[.H152]" office:value-type="float" office:value="221.534126713938" calcext:value-type="float">
            <text:p>221.5341</text:p>
          </table:table-cell>
          <table:table-cell table:style-name="ce6" table:formula="of:=[.F152]-[.H152]" office:value-type="float" office:value="-221.534126713938" calcext:value-type="float">
            <text:p>-221.5341</text:p>
          </table:table-cell>
          <table:table-cell table:style-name="ce6"/>
          <table:table-cell table:style-name="ce15" table:formula="of:=[.D152]/2+127" office:value-type="float" office:value="54.5439657422218" calcext:value-type="float">
            <text:p>55</text:p>
          </table:table-cell>
          <table:table-cell table:style-name="ce15" table:formula="of:=[.I152]/2+128" office:value-type="float" office:value="19.3159486133326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3" table:formula="of:=360*[.B153]/256" office:value-type="float" office:value="210.9375" calcext:value-type="float">
            <text:p>210.9375</text:p>
          </table:table-cell>
          <table:table-cell table:style-name="ce6" table:formula="of:=[.$A$3]*SIN(RADIANS([.C153]))" office:value-type="float" office:value="-151.146206792807" calcext:value-type="float">
            <text:p>-151.1462</text:p>
          </table:table-cell>
          <table:table-cell table:style-name="ce6" table:formula="of:=[.$A$3]*SIN(RADIANS([.C153]-120))" office:value-type="float" office:value="293.960644545411" calcext:value-type="float">
            <text:p>293.9606</text:p>
          </table:table-cell>
          <table:table-cell table:style-name="ce6" table:formula="of:=[.$A$3]*SIN(RADIANS([.C153]+120))" office:value-type="float" office:value="-142.814437752604" calcext:value-type="float">
            <text:p>-142.8144</text:p>
          </table:table-cell>
          <table:table-cell table:style-name="ce6"/>
          <table:table-cell table:style-name="ce10" table:formula="of:=(MIN([.D153];[.E153];[.F153])+MAX([.D153];[.E153];[.F153]))/2" office:value-type="float" office:value="71.407218876302" calcext:value-type="float">
            <text:p>71.4072</text:p>
          </table:table-cell>
          <table:table-cell table:style-name="ce6" table:formula="of:=[.D153]-[.H153]" office:value-type="float" office:value="-222.553425669109" calcext:value-type="float">
            <text:p>-222.5534</text:p>
          </table:table-cell>
          <table:table-cell table:style-name="ce6" table:formula="of:=[.E153]-[.H153]" office:value-type="float" office:value="222.553425669109" calcext:value-type="float">
            <text:p>222.5534</text:p>
          </table:table-cell>
          <table:table-cell table:style-name="ce6" table:formula="of:=[.F153]-[.H153]" office:value-type="float" office:value="-214.221656628906" calcext:value-type="float">
            <text:p>-214.2217</text:p>
          </table:table-cell>
          <table:table-cell table:style-name="ce6"/>
          <table:table-cell table:style-name="ce15" table:formula="of:=[.D153]/2+127" office:value-type="float" office:value="51.4268966035964" calcext:value-type="float">
            <text:p>51</text:p>
          </table:table-cell>
          <table:table-cell table:style-name="ce15" table:formula="of:=[.I153]/2+128" office:value-type="float" office:value="16.7232871654454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3" table:formula="of:=360*[.B154]/256" office:value-type="float" office:value="212.34375" calcext:value-type="float">
            <text:p>212.34375</text:p>
          </table:table-cell>
          <table:table-cell table:style-name="ce6" table:formula="of:=[.$A$3]*SIN(RADIANS([.C154]))" office:value-type="float" office:value="-157.289300246807" calcext:value-type="float">
            <text:p>-157.2893</text:p>
          </table:table-cell>
          <table:table-cell table:style-name="ce6" table:formula="of:=[.$A$3]*SIN(RADIANS([.C154]-120))" office:value-type="float" office:value="293.754057218729" calcext:value-type="float">
            <text:p>293.7541</text:p>
          </table:table-cell>
          <table:table-cell table:style-name="ce6" table:formula="of:=[.$A$3]*SIN(RADIANS([.C154]+120))" office:value-type="float" office:value="-136.464756971922" calcext:value-type="float">
            <text:p>-136.4648</text:p>
          </table:table-cell>
          <table:table-cell table:style-name="ce6"/>
          <table:table-cell table:style-name="ce10" table:formula="of:=(MIN([.D154];[.E154];[.F154])+MAX([.D154];[.E154];[.F154]))/2" office:value-type="float" office:value="68.2323784859611" calcext:value-type="float">
            <text:p>68.2324</text:p>
          </table:table-cell>
          <table:table-cell table:style-name="ce6" table:formula="of:=[.D154]-[.H154]" office:value-type="float" office:value="-225.521678732768" calcext:value-type="float">
            <text:p>-225.5217</text:p>
          </table:table-cell>
          <table:table-cell table:style-name="ce6" table:formula="of:=[.E154]-[.H154]" office:value-type="float" office:value="225.521678732768" calcext:value-type="float">
            <text:p>225.5217</text:p>
          </table:table-cell>
          <table:table-cell table:style-name="ce6" table:formula="of:=[.F154]-[.H154]" office:value-type="float" office:value="-204.697135457883" calcext:value-type="float">
            <text:p>-204.6971</text:p>
          </table:table-cell>
          <table:table-cell table:style-name="ce6"/>
          <table:table-cell table:style-name="ce15" table:formula="of:=[.D154]/2+127" office:value-type="float" office:value="48.3553498765968" calcext:value-type="float">
            <text:p>48</text:p>
          </table:table-cell>
          <table:table-cell table:style-name="ce15" table:formula="of:=[.I154]/2+128" office:value-type="float" office:value="15.2391606336162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3" table:formula="of:=360*[.B155]/256" office:value-type="float" office:value="213.75" calcext:value-type="float">
            <text:p>213.75</text:p>
          </table:table-cell>
          <table:table-cell table:style-name="ce6" table:formula="of:=[.$A$3]*SIN(RADIANS([.C155]))" office:value-type="float" office:value="-163.337648507763" calcext:value-type="float">
            <text:p>-163.3376</text:p>
          </table:table-cell>
          <table:table-cell table:style-name="ce6" table:formula="of:=[.$A$3]*SIN(RADIANS([.C155]-120))" office:value-type="float" office:value="293.370523432149" calcext:value-type="float">
            <text:p>293.3705</text:p>
          </table:table-cell>
          <table:table-cell table:style-name="ce6" table:formula="of:=[.$A$3]*SIN(RADIANS([.C155]+120))" office:value-type="float" office:value="-130.032874924386" calcext:value-type="float">
            <text:p>-130.0329</text:p>
          </table:table-cell>
          <table:table-cell table:style-name="ce6"/>
          <table:table-cell table:style-name="ce10" table:formula="of:=(MIN([.D155];[.E155];[.F155])+MAX([.D155];[.E155];[.F155]))/2" office:value-type="float" office:value="65.0164374621932" calcext:value-type="float">
            <text:p>65.0164</text:p>
          </table:table-cell>
          <table:table-cell table:style-name="ce6" table:formula="of:=[.D155]-[.H155]" office:value-type="float" office:value="-228.354085969956" calcext:value-type="float">
            <text:p>-228.3541</text:p>
          </table:table-cell>
          <table:table-cell table:style-name="ce6" table:formula="of:=[.E155]-[.H155]" office:value-type="float" office:value="228.354085969956" calcext:value-type="float">
            <text:p>228.3541</text:p>
          </table:table-cell>
          <table:table-cell table:style-name="ce6" table:formula="of:=[.F155]-[.H155]" office:value-type="float" office:value="-195.04931238658" calcext:value-type="float">
            <text:p>-195.0493</text:p>
          </table:table-cell>
          <table:table-cell table:style-name="ce6"/>
          <table:table-cell table:style-name="ce15" table:formula="of:=[.D155]/2+127" office:value-type="float" office:value="45.3311757461185" calcext:value-type="float">
            <text:p>45</text:p>
          </table:table-cell>
          <table:table-cell table:style-name="ce15" table:formula="of:=[.I155]/2+128" office:value-type="float" office:value="13.8229570150219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3" table:formula="of:=360*[.B156]/256" office:value-type="float" office:value="215.15625" calcext:value-type="float">
            <text:p>215.15625</text:p>
          </table:table-cell>
          <table:table-cell table:style-name="ce6" table:formula="of:=[.$A$3]*SIN(RADIANS([.C156]))" office:value-type="float" office:value="-169.287608276847" calcext:value-type="float">
            <text:p>-169.2876</text:p>
          </table:table-cell>
          <table:table-cell table:style-name="ce6" table:formula="of:=[.$A$3]*SIN(RADIANS([.C156]-120))" office:value-type="float" office:value="292.810274212085" calcext:value-type="float">
            <text:p>292.8103</text:p>
          </table:table-cell>
          <table:table-cell table:style-name="ce6" table:formula="of:=[.$A$3]*SIN(RADIANS([.C156]+120))" office:value-type="float" office:value="-123.522665935239" calcext:value-type="float">
            <text:p>-123.5227</text:p>
          </table:table-cell>
          <table:table-cell table:style-name="ce6"/>
          <table:table-cell table:style-name="ce10" table:formula="of:=(MIN([.D156];[.E156];[.F156])+MAX([.D156];[.E156];[.F156]))/2" office:value-type="float" office:value="61.7613329676192" calcext:value-type="float">
            <text:p>61.7613</text:p>
          </table:table-cell>
          <table:table-cell table:style-name="ce6" table:formula="of:=[.D156]-[.H156]" office:value-type="float" office:value="-231.048941244466" calcext:value-type="float">
            <text:p>-231.0489</text:p>
          </table:table-cell>
          <table:table-cell table:style-name="ce6" table:formula="of:=[.E156]-[.H156]" office:value-type="float" office:value="231.048941244466" calcext:value-type="float">
            <text:p>231.0489</text:p>
          </table:table-cell>
          <table:table-cell table:style-name="ce6" table:formula="of:=[.F156]-[.H156]" office:value-type="float" office:value="-185.283998902858" calcext:value-type="float">
            <text:p>-185.2840</text:p>
          </table:table-cell>
          <table:table-cell table:style-name="ce6"/>
          <table:table-cell table:style-name="ce15" table:formula="of:=[.D156]/2+127" office:value-type="float" office:value="42.3561958615767" calcext:value-type="float">
            <text:p>42</text:p>
          </table:table-cell>
          <table:table-cell table:style-name="ce15" table:formula="of:=[.I156]/2+128" office:value-type="float" office:value="12.4755293777671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3" table:formula="of:=360*[.B157]/256" office:value-type="float" office:value="216.5625" calcext:value-type="float">
            <text:p>216.5625</text:p>
          </table:table-cell>
          <table:table-cell table:style-name="ce6" table:formula="of:=[.$A$3]*SIN(RADIANS([.C157]))" office:value-type="float" office:value="-175.135595520775" calcext:value-type="float">
            <text:p>-175.1356</text:p>
          </table:table-cell>
          <table:table-cell table:style-name="ce6" table:formula="of:=[.$A$3]*SIN(RADIANS([.C157]-120))" office:value-type="float" office:value="292.073647031717" calcext:value-type="float">
            <text:p>292.0736</text:p>
          </table:table-cell>
          <table:table-cell table:style-name="ce6" table:formula="of:=[.$A$3]*SIN(RADIANS([.C157]+120))" office:value-type="float" office:value="-116.938051510941" calcext:value-type="float">
            <text:p>-116.9381</text:p>
          </table:table-cell>
          <table:table-cell table:style-name="ce6"/>
          <table:table-cell table:style-name="ce10" table:formula="of:=(MIN([.D157];[.E157];[.F157])+MAX([.D157];[.E157];[.F157]))/2" office:value-type="float" office:value="58.4690257554706" calcext:value-type="float">
            <text:p>58.4690</text:p>
          </table:table-cell>
          <table:table-cell table:style-name="ce6" table:formula="of:=[.D157]-[.H157]" office:value-type="float" office:value="-233.604621276246" calcext:value-type="float">
            <text:p>-233.6046</text:p>
          </table:table-cell>
          <table:table-cell table:style-name="ce6" table:formula="of:=[.E157]-[.H157]" office:value-type="float" office:value="233.604621276246" calcext:value-type="float">
            <text:p>233.6046</text:p>
          </table:table-cell>
          <table:table-cell table:style-name="ce6" table:formula="of:=[.F157]-[.H157]" office:value-type="float" office:value="-175.407077266412" calcext:value-type="float">
            <text:p>-175.4071</text:p>
          </table:table-cell>
          <table:table-cell table:style-name="ce6"/>
          <table:table-cell table:style-name="ce15" table:formula="of:=[.D157]/2+127" office:value-type="float" office:value="39.4322022396123" calcext:value-type="float">
            <text:p>39</text:p>
          </table:table-cell>
          <table:table-cell table:style-name="ce15" table:formula="of:=[.I157]/2+128" office:value-type="float" office:value="11.197689361877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3" table:formula="of:=360*[.B158]/256" office:value-type="float" office:value="217.96875" calcext:value-type="float">
            <text:p>217.96875</text:p>
          </table:table-cell>
          <table:table-cell table:style-name="ce6" table:formula="of:=[.$A$3]*SIN(RADIANS([.C158]))" office:value-type="float" office:value="-180.878087630704" calcext:value-type="float">
            <text:p>-180.8781</text:p>
          </table:table-cell>
          <table:table-cell table:style-name="ce6" table:formula="of:=[.$A$3]*SIN(RADIANS([.C158]-120))" office:value-type="float" office:value="291.161085607713" calcext:value-type="float">
            <text:p>291.1611</text:p>
          </table:table-cell>
          <table:table-cell table:style-name="ce6" table:formula="of:=[.$A$3]*SIN(RADIANS([.C158]+120))" office:value-type="float" office:value="-110.282997977009" calcext:value-type="float">
            <text:p>-110.2830</text:p>
          </table:table-cell>
          <table:table-cell table:style-name="ce6"/>
          <table:table-cell table:style-name="ce10" table:formula="of:=(MIN([.D158];[.E158];[.F158])+MAX([.D158];[.E158];[.F158]))/2" office:value-type="float" office:value="55.1414989885046" calcext:value-type="float">
            <text:p>55.1415</text:p>
          </table:table-cell>
          <table:table-cell table:style-name="ce6" table:formula="of:=[.D158]-[.H158]" office:value-type="float" office:value="-236.019586619209" calcext:value-type="float">
            <text:p>-236.0196</text:p>
          </table:table-cell>
          <table:table-cell table:style-name="ce6" table:formula="of:=[.E158]-[.H158]" office:value-type="float" office:value="236.019586619209" calcext:value-type="float">
            <text:p>236.0196</text:p>
          </table:table-cell>
          <table:table-cell table:style-name="ce6" table:formula="of:=[.F158]-[.H158]" office:value-type="float" office:value="-165.424496965514" calcext:value-type="float">
            <text:p>-165.4245</text:p>
          </table:table-cell>
          <table:table-cell table:style-name="ce6"/>
          <table:table-cell table:style-name="ce15" table:formula="of:=[.D158]/2+127" office:value-type="float" office:value="36.5609561846479" calcext:value-type="float">
            <text:p>37</text:p>
          </table:table-cell>
          <table:table-cell table:style-name="ce15" table:formula="of:=[.I158]/2+128" office:value-type="float" office:value="9.99020669039558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3" table:formula="of:=360*[.B159]/256" office:value-type="float" office:value="219.375" calcext:value-type="float">
            <text:p>219.375</text:p>
          </table:table-cell>
          <table:table-cell table:style-name="ce6" table:formula="of:=[.$A$3]*SIN(RADIANS([.C159]))" office:value-type="float" office:value="-186.511625544112" calcext:value-type="float">
            <text:p>-186.5116</text:p>
          </table:table-cell>
          <table:table-cell table:style-name="ce6" table:formula="of:=[.$A$3]*SIN(RADIANS([.C159]-120))" office:value-type="float" office:value="290.073139632954" calcext:value-type="float">
            <text:p>290.0731</text:p>
          </table:table-cell>
          <table:table-cell table:style-name="ce6" table:formula="of:=[.$A$3]*SIN(RADIANS([.C159]+120))" office:value-type="float" office:value="-103.561514088843" calcext:value-type="float">
            <text:p>-103.5615</text:p>
          </table:table-cell>
          <table:table-cell table:style-name="ce6"/>
          <table:table-cell table:style-name="ce10" table:formula="of:=(MIN([.D159];[.E159];[.F159])+MAX([.D159];[.E159];[.F159]))/2" office:value-type="float" office:value="51.7807570444213" calcext:value-type="float">
            <text:p>51.7808</text:p>
          </table:table-cell>
          <table:table-cell table:style-name="ce6" table:formula="of:=[.D159]-[.H159]" office:value-type="float" office:value="-238.292382588533" calcext:value-type="float">
            <text:p>-238.2924</text:p>
          </table:table-cell>
          <table:table-cell table:style-name="ce6" table:formula="of:=[.E159]-[.H159]" office:value-type="float" office:value="238.292382588533" calcext:value-type="float">
            <text:p>238.2924</text:p>
          </table:table-cell>
          <table:table-cell table:style-name="ce6" table:formula="of:=[.F159]-[.H159]" office:value-type="float" office:value="-155.342271133264" calcext:value-type="float">
            <text:p>-155.3423</text:p>
          </table:table-cell>
          <table:table-cell table:style-name="ce6"/>
          <table:table-cell table:style-name="ce15" table:formula="of:=[.D159]/2+127" office:value-type="float" office:value="33.7441872279442" calcext:value-type="float">
            <text:p>34</text:p>
          </table:table-cell>
          <table:table-cell table:style-name="ce15" table:formula="of:=[.I159]/2+128" office:value-type="float" office:value="8.8538087057334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3" table:formula="of:=360*[.B160]/256" office:value-type="float" office:value="220.78125" calcext:value-type="float">
            <text:p>220.78125</text:p>
          </table:table-cell>
          <table:table-cell table:style-name="ce6" table:formula="of:=[.$A$3]*SIN(RADIANS([.C160]))" office:value-type="float" office:value="-192.03281582841" calcext:value-type="float">
            <text:p>-192.0328</text:p>
          </table:table-cell>
          <table:table-cell table:style-name="ce6" table:formula="of:=[.$A$3]*SIN(RADIANS([.C160]-120))" office:value-type="float" office:value="288.810464445414" calcext:value-type="float">
            <text:p>288.8105</text:p>
          </table:table-cell>
          <table:table-cell table:style-name="ce6" table:formula="of:=[.$A$3]*SIN(RADIANS([.C160]+120))" office:value-type="float" office:value="-96.7776486170034" calcext:value-type="float">
            <text:p>-96.7776</text:p>
          </table:table-cell>
          <table:table-cell table:style-name="ce6"/>
          <table:table-cell table:style-name="ce10" table:formula="of:=(MIN([.D160];[.E160];[.F160])+MAX([.D160];[.E160];[.F160]))/2" office:value-type="float" office:value="48.3888243085017" calcext:value-type="float">
            <text:p>48.3888</text:p>
          </table:table-cell>
          <table:table-cell table:style-name="ce6" table:formula="of:=[.D160]-[.H160]" office:value-type="float" office:value="-240.421640136912" calcext:value-type="float">
            <text:p>-240.4216</text:p>
          </table:table-cell>
          <table:table-cell table:style-name="ce6" table:formula="of:=[.E160]-[.H160]" office:value-type="float" office:value="240.421640136912" calcext:value-type="float">
            <text:p>240.4216</text:p>
          </table:table-cell>
          <table:table-cell table:style-name="ce6" table:formula="of:=[.F160]-[.H160]" office:value-type="float" office:value="-145.166472925505" calcext:value-type="float">
            <text:p>-145.1665</text:p>
          </table:table-cell>
          <table:table-cell table:style-name="ce6"/>
          <table:table-cell table:style-name="ce15" table:formula="of:=[.D160]/2+127" office:value-type="float" office:value="30.9835920857948" calcext:value-type="float">
            <text:p>31</text:p>
          </table:table-cell>
          <table:table-cell table:style-name="ce15" table:formula="of:=[.I160]/2+128" office:value-type="float" office:value="7.78917993154394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3" table:formula="of:=360*[.B161]/256" office:value-type="float" office:value="222.1875" calcext:value-type="float">
            <text:p>222.1875</text:p>
          </table:table-cell>
          <table:table-cell table:style-name="ce6" table:formula="of:=[.$A$3]*SIN(RADIANS([.C161]))" office:value-type="float" office:value="-197.438332725023" calcext:value-type="float">
            <text:p>-197.4383</text:p>
          </table:table-cell>
          <table:table-cell table:style-name="ce6" table:formula="of:=[.$A$3]*SIN(RADIANS([.C161]-120))" office:value-type="float" office:value="287.37382063341" calcext:value-type="float">
            <text:p>287.3738</text:p>
          </table:table-cell>
          <table:table-cell table:style-name="ce6" table:formula="of:=[.$A$3]*SIN(RADIANS([.C161]+120))" office:value-type="float" office:value="-89.9354879083866" calcext:value-type="float">
            <text:p>-89.9355</text:p>
          </table:table-cell>
          <table:table-cell table:style-name="ce6"/>
          <table:table-cell table:style-name="ce10" table:formula="of:=(MIN([.D161];[.E161];[.F161])+MAX([.D161];[.E161];[.F161]))/2" office:value-type="float" office:value="44.9677439541934" calcext:value-type="float">
            <text:p>44.9677</text:p>
          </table:table-cell>
          <table:table-cell table:style-name="ce12" table:formula="of:=[.D161]-[.H161]" office:value-type="float" office:value="-242.406076679217" calcext:value-type="float">
            <text:p>-242.4061</text:p>
          </table:table-cell>
          <table:table-cell table:style-name="ce6" table:formula="of:=[.E161]-[.H161]" office:value-type="float" office:value="242.406076679217" calcext:value-type="float">
            <text:p>242.4061</text:p>
          </table:table-cell>
          <table:table-cell table:style-name="ce6" table:formula="of:=[.F161]-[.H161]" office:value-type="float" office:value="-134.90323186258" calcext:value-type="float">
            <text:p>-134.9032</text:p>
          </table:table-cell>
          <table:table-cell table:style-name="ce6"/>
          <table:table-cell table:style-name="ce15" table:formula="of:=[.D161]/2+127" office:value-type="float" office:value="28.2808336374883" calcext:value-type="float">
            <text:p>28</text:p>
          </table:table-cell>
          <table:table-cell table:style-name="ce15" table:formula="of:=[.I161]/2+128" office:value-type="float" office:value="6.796961660391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3" table:formula="of:=360*[.B162]/256" office:value-type="float" office:value="223.59375" calcext:value-type="float">
            <text:p>223.59375</text:p>
          </table:table-cell>
          <table:table-cell table:style-name="ce6" table:formula="of:=[.$A$3]*SIN(RADIANS([.C162]))" office:value-type="float" office:value="-202.724920152698" calcext:value-type="float">
            <text:p>-202.7249</text:p>
          </table:table-cell>
          <table:table-cell table:style-name="ce6" table:formula="of:=[.$A$3]*SIN(RADIANS([.C162]-120))" office:value-type="float" office:value="285.764073577456" calcext:value-type="float">
            <text:p>285.7641</text:p>
          </table:table-cell>
          <table:table-cell table:style-name="ce6" table:formula="of:=[.$A$3]*SIN(RADIANS([.C162]+120))" office:value-type="float" office:value="-83.0391534247584" calcext:value-type="float">
            <text:p>-83.0392</text:p>
          </table:table-cell>
          <table:table-cell table:style-name="ce6"/>
          <table:table-cell table:style-name="ce10" table:formula="of:=(MIN([.D162];[.E162];[.F162])+MAX([.D162];[.E162];[.F162]))/2" office:value-type="float" office:value="41.5195767123793" calcext:value-type="float">
            <text:p>41.5196</text:p>
          </table:table-cell>
          <table:table-cell table:style-name="ce6" table:formula="of:=[.D162]-[.H162]" office:value-type="float" office:value="-244.244496865077" calcext:value-type="float">
            <text:p>-244.2445</text:p>
          </table:table-cell>
          <table:table-cell table:style-name="ce6" table:formula="of:=[.E162]-[.H162]" office:value-type="float" office:value="244.244496865077" calcext:value-type="float">
            <text:p>244.2445</text:p>
          </table:table-cell>
          <table:table-cell table:style-name="ce6" table:formula="of:=[.F162]-[.H162]" office:value-type="float" office:value="-124.558730137138" calcext:value-type="float">
            <text:p>-124.5587</text:p>
          </table:table-cell>
          <table:table-cell table:style-name="ce6"/>
          <table:table-cell table:style-name="ce15" table:formula="of:=[.D162]/2+127" office:value-type="float" office:value="25.6375399236512" calcext:value-type="float">
            <text:p>26</text:p>
          </table:table-cell>
          <table:table-cell table:style-name="ce15" table:formula="of:=[.I162]/2+128" office:value-type="float" office:value="5.8777515674615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3" table:formula="of:=360*[.B163]/256" office:value-type="float" office:value="225" calcext:value-type="float">
            <text:p>225</text:p>
          </table:table-cell>
          <table:table-cell table:style-name="ce6" table:formula="of:=[.$A$3]*SIN(RADIANS([.C163]))" office:value-type="float" office:value="-207.889393668845" calcext:value-type="float">
            <text:p>-207.8894</text:p>
          </table:table-cell>
          <table:table-cell table:style-name="ce6" table:formula="of:=[.$A$3]*SIN(RADIANS([.C163]-120))" office:value-type="float" office:value="283.982192928986" calcext:value-type="float">
            <text:p>283.9822</text:p>
          </table:table-cell>
          <table:table-cell table:style-name="ce6" table:formula="of:=[.$A$3]*SIN(RADIANS([.C163]+120))" office:value-type="float" office:value="-76.0927992601411" calcext:value-type="float">
            <text:p>-76.0928</text:p>
          </table:table-cell>
          <table:table-cell table:style-name="ce6"/>
          <table:table-cell table:style-name="ce10" table:formula="of:=(MIN([.D163];[.E163];[.F163])+MAX([.D163];[.E163];[.F163]))/2" office:value-type="float" office:value="38.0463996300706" calcext:value-type="float">
            <text:p>38.0464</text:p>
          </table:table-cell>
          <table:table-cell table:style-name="ce6" table:formula="of:=[.D163]-[.H163]" office:value-type="float" office:value="-245.935793298915" calcext:value-type="float">
            <text:p>-245.9358</text:p>
          </table:table-cell>
          <table:table-cell table:style-name="ce6" table:formula="of:=[.E163]-[.H163]" office:value-type="float" office:value="245.935793298915" calcext:value-type="float">
            <text:p>245.9358</text:p>
          </table:table-cell>
          <table:table-cell table:style-name="ce6" table:formula="of:=[.F163]-[.H163]" office:value-type="float" office:value="-114.139198890212" calcext:value-type="float">
            <text:p>-114.1392</text:p>
          </table:table-cell>
          <table:table-cell table:style-name="ce6"/>
          <table:table-cell table:style-name="ce15" table:formula="of:=[.D163]/2+127" office:value-type="float" office:value="23.0553031655775" calcext:value-type="float">
            <text:p>23</text:p>
          </table:table-cell>
          <table:table-cell table:style-name="ce15" table:formula="of:=[.I163]/2+128" office:value-type="float" office:value="5.03210335054224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3" table:formula="of:=360*[.B164]/256" office:value-type="float" office:value="226.40625" calcext:value-type="float">
            <text:p>226.40625</text:p>
          </table:table-cell>
          <table:table-cell table:style-name="ce6" table:formula="of:=[.$A$3]*SIN(RADIANS([.C164]))" office:value-type="float" office:value="-212.928642387731" calcext:value-type="float">
            <text:p>-212.9286</text:p>
          </table:table-cell>
          <table:table-cell table:style-name="ce6" table:formula="of:=[.$A$3]*SIN(RADIANS([.C164]-120))" office:value-type="float" office:value="282.029252026274" calcext:value-type="float">
            <text:p>282.0293</text:p>
          </table:table-cell>
          <table:table-cell table:style-name="ce6" table:formula="of:=[.$A$3]*SIN(RADIANS([.C164]+120))" office:value-type="float" office:value="-69.1006096385425" calcext:value-type="float">
            <text:p>-69.1006</text:p>
          </table:table-cell>
          <table:table-cell table:style-name="ce6"/>
          <table:table-cell table:style-name="ce10" table:formula="of:=(MIN([.D164];[.E164];[.F164])+MAX([.D164];[.E164];[.F164]))/2" office:value-type="float" office:value="34.5503048192712" calcext:value-type="float">
            <text:p>34.5503</text:p>
          </table:table-cell>
          <table:table-cell table:style-name="ce6" table:formula="of:=[.D164]-[.H164]" office:value-type="float" office:value="-247.478947207002" calcext:value-type="float">
            <text:p>-247.4789</text:p>
          </table:table-cell>
          <table:table-cell table:style-name="ce6" table:formula="of:=[.E164]-[.H164]" office:value-type="float" office:value="247.478947207002" calcext:value-type="float">
            <text:p>247.4789</text:p>
          </table:table-cell>
          <table:table-cell table:style-name="ce6" table:formula="of:=[.F164]-[.H164]" office:value-type="float" office:value="-103.650914457814" calcext:value-type="float">
            <text:p>-103.6509</text:p>
          </table:table-cell>
          <table:table-cell table:style-name="ce6"/>
          <table:table-cell table:style-name="ce15" table:formula="of:=[.D164]/2+127" office:value-type="float" office:value="20.5356788061344" calcext:value-type="float">
            <text:p>21</text:p>
          </table:table-cell>
          <table:table-cell table:style-name="ce15" table:formula="of:=[.I164]/2+128" office:value-type="float" office:value="4.26052639649876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3" table:formula="of:=360*[.B165]/256" office:value-type="float" office:value="227.8125" calcext:value-type="float">
            <text:p>227.8125</text:p>
          </table:table-cell>
          <table:table-cell table:style-name="ce6" table:formula="of:=[.$A$3]*SIN(RADIANS([.C165]))" office:value-type="float" office:value="-217.839630854358" calcext:value-type="float">
            <text:p>-217.8396</text:p>
          </table:table-cell>
          <table:table-cell table:style-name="ce6" table:formula="of:=[.$A$3]*SIN(RADIANS([.C165]-120))" office:value-type="float" office:value="279.906427247894" calcext:value-type="float">
            <text:p>279.9064</text:p>
          </table:table-cell>
          <table:table-cell table:style-name="ce6" table:formula="of:=[.$A$3]*SIN(RADIANS([.C165]+120))" office:value-type="float" office:value="-62.0667963935358" calcext:value-type="float">
            <text:p>-62.0668</text:p>
          </table:table-cell>
          <table:table-cell table:style-name="ce6"/>
          <table:table-cell table:style-name="ce10" table:formula="of:=(MIN([.D165];[.E165];[.F165])+MAX([.D165];[.E165];[.F165]))/2" office:value-type="float" office:value="31.0333981967679" calcext:value-type="float">
            <text:p>31.0334</text:p>
          </table:table-cell>
          <table:table-cell table:style-name="ce6" table:formula="of:=[.D165]-[.H165]" office:value-type="float" office:value="-248.873029051126" calcext:value-type="float">
            <text:p>-248.8730</text:p>
          </table:table-cell>
          <table:table-cell table:style-name="ce6" table:formula="of:=[.E165]-[.H165]" office:value-type="float" office:value="248.873029051126" calcext:value-type="float">
            <text:p>248.8730</text:p>
          </table:table-cell>
          <table:table-cell table:style-name="ce6" table:formula="of:=[.F165]-[.H165]" office:value-type="float" office:value="-93.1001945903037" calcext:value-type="float">
            <text:p>-93.1002</text:p>
          </table:table-cell>
          <table:table-cell table:style-name="ce6"/>
          <table:table-cell table:style-name="ce15" table:formula="of:=[.D165]/2+127" office:value-type="float" office:value="18.080184572821" calcext:value-type="float">
            <text:p>18</text:p>
          </table:table-cell>
          <table:table-cell table:style-name="ce15" table:formula="of:=[.I165]/2+128" office:value-type="float" office:value="3.56348547443706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3" table:formula="of:=360*[.B166]/256" office:value-type="float" office:value="229.21875" calcext:value-type="float">
            <text:p>229.21875</text:p>
          </table:table-cell>
          <table:table-cell table:style-name="ce6" table:formula="of:=[.$A$3]*SIN(RADIANS([.C166]))" office:value-type="float" office:value="-222.619400872906" calcext:value-type="float">
            <text:p>-222.6194</text:p>
          </table:table-cell>
          <table:table-cell table:style-name="ce6" table:formula="of:=[.$A$3]*SIN(RADIANS([.C166]-120))" office:value-type="float" office:value="277.614997304115" calcext:value-type="float">
            <text:p>277.6150</text:p>
          </table:table-cell>
          <table:table-cell table:style-name="ce6" table:formula="of:=[.$A$3]*SIN(RADIANS([.C166]+120))" office:value-type="float" office:value="-54.9955964312087" calcext:value-type="float">
            <text:p>-54.9956</text:p>
          </table:table-cell>
          <table:table-cell table:style-name="ce6"/>
          <table:table-cell table:style-name="ce10" table:formula="of:=(MIN([.D166];[.E166];[.F166])+MAX([.D166];[.E166];[.F166]))/2" office:value-type="float" office:value="27.4977982156043" calcext:value-type="float">
            <text:p>27.4978</text:p>
          </table:table-cell>
          <table:table-cell table:style-name="ce6" table:formula="of:=[.D166]-[.H166]" office:value-type="float" office:value="-250.117199088511" calcext:value-type="float">
            <text:p>-250.1172</text:p>
          </table:table-cell>
          <table:table-cell table:style-name="ce6" table:formula="of:=[.E166]-[.H166]" office:value-type="float" office:value="250.117199088511" calcext:value-type="float">
            <text:p>250.1172</text:p>
          </table:table-cell>
          <table:table-cell table:style-name="ce6" table:formula="of:=[.F166]-[.H166]" office:value-type="float" office:value="-82.493394646813" calcext:value-type="float">
            <text:p>-82.4934</text:p>
          </table:table-cell>
          <table:table-cell table:style-name="ce6"/>
          <table:table-cell table:style-name="ce15" table:formula="of:=[.D166]/2+127" office:value-type="float" office:value="15.6902995635468" calcext:value-type="float">
            <text:p>16</text:p>
          </table:table-cell>
          <table:table-cell table:style-name="ce15" table:formula="of:=[.I166]/2+128" office:value-type="float" office:value="2.94140045574466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3" table:formula="of:=360*[.B167]/256" office:value-type="float" office:value="230.625" calcext:value-type="float">
            <text:p>230.625</text:p>
          </table:table-cell>
          <table:table-cell table:style-name="ce6" table:formula="of:=[.$A$3]*SIN(RADIANS([.C167]))" office:value-type="float" office:value="-227.265073288645" calcext:value-type="float">
            <text:p>-227.2651</text:p>
          </table:table-cell>
          <table:table-cell table:style-name="ce6" table:formula="of:=[.$A$3]*SIN(RADIANS([.C167]-120))" office:value-type="float" office:value="275.156342466654" calcext:value-type="float">
            <text:p>275.1563</text:p>
          </table:table-cell>
          <table:table-cell table:style-name="ce6" table:formula="of:=[.$A$3]*SIN(RADIANS([.C167]+120))" office:value-type="float" office:value="-47.8912691780092" calcext:value-type="float">
            <text:p>-47.8913</text:p>
          </table:table-cell>
          <table:table-cell table:style-name="ce6"/>
          <table:table-cell table:style-name="ce10" table:formula="of:=(MIN([.D167];[.E167];[.F167])+MAX([.D167];[.E167];[.F167]))/2" office:value-type="float" office:value="23.9456345890046" calcext:value-type="float">
            <text:p>23.9456</text:p>
          </table:table-cell>
          <table:table-cell table:style-name="ce6" table:formula="of:=[.D167]-[.H167]" office:value-type="float" office:value="-251.210707877649" calcext:value-type="float">
            <text:p>-251.2107</text:p>
          </table:table-cell>
          <table:table-cell table:style-name="ce6" table:formula="of:=[.E167]-[.H167]" office:value-type="float" office:value="251.210707877649" calcext:value-type="float">
            <text:p>251.2107</text:p>
          </table:table-cell>
          <table:table-cell table:style-name="ce6" table:formula="of:=[.F167]-[.H167]" office:value-type="float" office:value="-71.8369037670138" calcext:value-type="float">
            <text:p>-71.8369</text:p>
          </table:table-cell>
          <table:table-cell table:style-name="ce6"/>
          <table:table-cell table:style-name="ce15" table:formula="of:=[.D167]/2+127" office:value-type="float" office:value="13.3674633556777" calcext:value-type="float">
            <text:p>13</text:p>
          </table:table-cell>
          <table:table-cell table:style-name="ce15" table:formula="of:=[.I167]/2+128" office:value-type="float" office:value="2.3946460611754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3" table:formula="of:=360*[.B168]/256" office:value-type="float" office:value="232.03125" calcext:value-type="float">
            <text:p>232.03125</text:p>
          </table:table-cell>
          <table:table-cell table:style-name="ce6" table:formula="of:=[.$A$3]*SIN(RADIANS([.C168]))" office:value-type="float" office:value="-231.773849722222" calcext:value-type="float">
            <text:p>-231.7738</text:p>
          </table:table-cell>
          <table:table-cell table:style-name="ce6" table:formula="of:=[.$A$3]*SIN(RADIANS([.C168]-120))" office:value-type="float" office:value="272.531943737249" calcext:value-type="float">
            <text:p>272.5319</text:p>
          </table:table-cell>
          <table:table-cell table:style-name="ce6" table:formula="of:=[.$A$3]*SIN(RADIANS([.C168]+120))" office:value-type="float" office:value="-40.7580940150267" calcext:value-type="float">
            <text:p>-40.7581</text:p>
          </table:table-cell>
          <table:table-cell table:style-name="ce6"/>
          <table:table-cell table:style-name="ce10" table:formula="of:=(MIN([.D168];[.E168];[.F168])+MAX([.D168];[.E168];[.F168]))/2" office:value-type="float" office:value="20.3790470075133" calcext:value-type="float">
            <text:p>20.3790</text:p>
          </table:table-cell>
          <table:table-cell table:style-name="ce6" table:formula="of:=[.D168]-[.H168]" office:value-type="float" office:value="-252.152896729736" calcext:value-type="float">
            <text:p>-252.1529</text:p>
          </table:table-cell>
          <table:table-cell table:style-name="ce6" table:formula="of:=[.E168]-[.H168]" office:value-type="float" office:value="252.152896729736" calcext:value-type="float">
            <text:p>252.1529</text:p>
          </table:table-cell>
          <table:table-cell table:style-name="ce6" table:formula="of:=[.F168]-[.H168]" office:value-type="float" office:value="-61.1371410225401" calcext:value-type="float">
            <text:p>-61.1371</text:p>
          </table:table-cell>
          <table:table-cell table:style-name="ce6"/>
          <table:table-cell table:style-name="ce15" table:formula="of:=[.D168]/2+127" office:value-type="float" office:value="11.1130751388888" calcext:value-type="float">
            <text:p>11</text:p>
          </table:table-cell>
          <table:table-cell table:style-name="ce15" table:formula="of:=[.I168]/2+128" office:value-type="float" office:value="1.92355163513219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3" table:formula="of:=360*[.B169]/256" office:value-type="float" office:value="233.4375" calcext:value-type="float">
            <text:p>233.4375</text:p>
          </table:table-cell>
          <table:table-cell table:style-name="ce6" table:formula="of:=[.$A$3]*SIN(RADIANS([.C169]))" office:value-type="float" office:value="-236.14301425531" calcext:value-type="float">
            <text:p>-236.1430</text:p>
          </table:table-cell>
          <table:table-cell table:style-name="ce6" table:formula="of:=[.$A$3]*SIN(RADIANS([.C169]-120))" office:value-type="float" office:value="269.743381955562" calcext:value-type="float">
            <text:p>269.7434</text:p>
          </table:table-cell>
          <table:table-cell table:style-name="ce6" table:formula="of:=[.$A$3]*SIN(RADIANS([.C169]+120))" office:value-type="float" office:value="-33.600367700253" calcext:value-type="float">
            <text:p>-33.6004</text:p>
          </table:table-cell>
          <table:table-cell table:style-name="ce6"/>
          <table:table-cell table:style-name="ce10" table:formula="of:=(MIN([.D169];[.E169];[.F169])+MAX([.D169];[.E169];[.F169]))/2" office:value-type="float" office:value="16.8001838501264" calcext:value-type="float">
            <text:p>16.8002</text:p>
          </table:table-cell>
          <table:table-cell table:style-name="ce6" table:formula="of:=[.D169]-[.H169]" office:value-type="float" office:value="-252.943198105436" calcext:value-type="float">
            <text:p>-252.9432</text:p>
          </table:table-cell>
          <table:table-cell table:style-name="ce6" table:formula="of:=[.E169]-[.H169]" office:value-type="float" office:value="252.943198105436" calcext:value-type="float">
            <text:p>252.9432</text:p>
          </table:table-cell>
          <table:table-cell table:style-name="ce6" table:formula="of:=[.F169]-[.H169]" office:value-type="float" office:value="-50.4005515503794" calcext:value-type="float">
            <text:p>-50.4006</text:p>
          </table:table-cell>
          <table:table-cell table:style-name="ce6"/>
          <table:table-cell table:style-name="ce15" table:formula="of:=[.D169]/2+127" office:value-type="float" office:value="8.92849287234517" calcext:value-type="float">
            <text:p>9</text:p>
          </table:table-cell>
          <table:table-cell table:style-name="ce15" table:formula="of:=[.I169]/2+128" office:value-type="float" office:value="1.52840094728198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3" table:formula="of:=360*[.B170]/256" office:value-type="float" office:value="234.84375" calcext:value-type="float">
            <text:p>234.84375</text:p>
          </table:table-cell>
          <table:table-cell table:style-name="ce6" table:formula="of:=[.$A$3]*SIN(RADIANS([.C170]))" office:value-type="float" office:value="-240.369935066566" calcext:value-type="float">
            <text:p>-240.3699</text:p>
          </table:table-cell>
          <table:table-cell table:style-name="ce6" table:formula="of:=[.$A$3]*SIN(RADIANS([.C170]-120))" office:value-type="float" office:value="266.792336846941" calcext:value-type="float">
            <text:p>266.7923</text:p>
          </table:table-cell>
          <table:table-cell table:style-name="ce6" table:formula="of:=[.$A$3]*SIN(RADIANS([.C170]+120))" office:value-type="float" office:value="-26.4224017803752" calcext:value-type="float">
            <text:p>-26.4224</text:p>
          </table:table-cell>
          <table:table-cell table:style-name="ce6"/>
          <table:table-cell table:style-name="ce10" table:formula="of:=(MIN([.D170];[.E170];[.F170])+MAX([.D170];[.E170];[.F170]))/2" office:value-type="float" office:value="13.2112008901875" calcext:value-type="float">
            <text:p>13.2112</text:p>
          </table:table-cell>
          <table:table-cell table:style-name="ce6" table:formula="of:=[.D170]-[.H170]" office:value-type="float" office:value="-253.581135956753" calcext:value-type="float">
            <text:p>-253.5811</text:p>
          </table:table-cell>
          <table:table-cell table:style-name="ce6" table:formula="of:=[.E170]-[.H170]" office:value-type="float" office:value="253.581135956753" calcext:value-type="float">
            <text:p>253.5811</text:p>
          </table:table-cell>
          <table:table-cell table:style-name="ce6" table:formula="of:=[.F170]-[.H170]" office:value-type="float" office:value="-39.6336026705628" calcext:value-type="float">
            <text:p>-39.6336</text:p>
          </table:table-cell>
          <table:table-cell table:style-name="ce6"/>
          <table:table-cell table:style-name="ce15" table:formula="of:=[.D170]/2+127" office:value-type="float" office:value="6.81503246671718" calcext:value-type="float">
            <text:p>7</text:p>
          </table:table-cell>
          <table:table-cell table:style-name="ce15" table:formula="of:=[.I170]/2+128" office:value-type="float" office:value="1.2094320216234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3" table:formula="of:=360*[.B171]/256" office:value-type="float" office:value="236.25" calcext:value-type="float">
            <text:p>236.25</text:p>
          </table:table-cell>
          <table:table-cell table:style-name="ce6" table:formula="of:=[.$A$3]*SIN(RADIANS([.C171]))" office:value-type="float" office:value="-244.452066016948" calcext:value-type="float">
            <text:p>-244.4521</text:p>
          </table:table-cell>
          <table:table-cell table:style-name="ce6" table:formula="of:=[.$A$3]*SIN(RADIANS([.C171]-120))" office:value-type="float" office:value="263.68058601061" calcext:value-type="float">
            <text:p>263.6806</text:p>
          </table:table-cell>
          <table:table-cell table:style-name="ce6" table:formula="of:=[.$A$3]*SIN(RADIANS([.C171]+120))" office:value-type="float" office:value="-19.228519993662" calcext:value-type="float">
            <text:p>-19.2285</text:p>
          </table:table-cell>
          <table:table-cell table:style-name="ce6"/>
          <table:table-cell table:style-name="ce10" table:formula="of:=(MIN([.D171];[.E171];[.F171])+MAX([.D171];[.E171];[.F171]))/2" office:value-type="float" office:value="9.61425999683105" calcext:value-type="float">
            <text:p>9.6143</text:p>
          </table:table-cell>
          <table:table-cell table:style-name="ce6" table:formula="of:=[.D171]-[.H171]" office:value-type="float" office:value="-254.066326013779" calcext:value-type="float">
            <text:p>-254.0663</text:p>
          </table:table-cell>
          <table:table-cell table:style-name="ce6" table:formula="of:=[.E171]-[.H171]" office:value-type="float" office:value="254.066326013779" calcext:value-type="float">
            <text:p>254.0663</text:p>
          </table:table-cell>
          <table:table-cell table:style-name="ce6" table:formula="of:=[.F171]-[.H171]" office:value-type="float" office:value="-28.842779990493" calcext:value-type="float">
            <text:p>-28.8428</text:p>
          </table:table-cell>
          <table:table-cell table:style-name="ce6"/>
          <table:table-cell table:style-name="ce15" table:formula="of:=[.D171]/2+127" office:value-type="float" office:value="4.77396699152585" calcext:value-type="float">
            <text:p>5</text:p>
          </table:table-cell>
          <table:table-cell table:style-name="ce15" table:formula="of:=[.I171]/2+128" office:value-type="float" office:value="0.96683699311032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3" table:formula="of:=360*[.B172]/256" office:value-type="float" office:value="237.65625" calcext:value-type="float">
            <text:p>237.65625</text:p>
          </table:table-cell>
          <table:table-cell table:style-name="ce6" table:formula="of:=[.$A$3]*SIN(RADIANS([.C172]))" office:value-type="float" office:value="-248.386948183414" calcext:value-type="float">
            <text:p>-248.3869</text:p>
          </table:table-cell>
          <table:table-cell table:style-name="ce6" table:formula="of:=[.$A$3]*SIN(RADIANS([.C172]-120))" office:value-type="float" office:value="260.410003848919" calcext:value-type="float">
            <text:p>260.4100</text:p>
          </table:table-cell>
          <table:table-cell table:style-name="ce6" table:formula="of:=[.$A$3]*SIN(RADIANS([.C172]+120))" office:value-type="float" office:value="-12.0230556655055" calcext:value-type="float">
            <text:p>-12.0231</text:p>
          </table:table-cell>
          <table:table-cell table:style-name="ce6"/>
          <table:table-cell table:style-name="ce10" table:formula="of:=(MIN([.D172];[.E172];[.F172])+MAX([.D172];[.E172];[.F172]))/2" office:value-type="float" office:value="6.01152783275278" calcext:value-type="float">
            <text:p>6.0115</text:p>
          </table:table-cell>
          <table:table-cell table:style-name="ce6" table:formula="of:=[.D172]-[.H172]" office:value-type="float" office:value="-254.398476016167" calcext:value-type="float">
            <text:p>-254.3985</text:p>
          </table:table-cell>
          <table:table-cell table:style-name="ce6" table:formula="of:=[.E172]-[.H172]" office:value-type="float" office:value="254.398476016167" calcext:value-type="float">
            <text:p>254.3985</text:p>
          </table:table-cell>
          <table:table-cell table:style-name="ce6" table:formula="of:=[.F172]-[.H172]" office:value-type="float" office:value="-18.0345834982583" calcext:value-type="float">
            <text:p>-18.0346</text:p>
          </table:table-cell>
          <table:table-cell table:style-name="ce6"/>
          <table:table-cell table:style-name="ce15" table:formula="of:=[.D172]/2+127" office:value-type="float" office:value="2.80652590829307" calcext:value-type="float">
            <text:p>3</text:p>
          </table:table-cell>
          <table:table-cell table:style-name="ce15" table:formula="of:=[.I172]/2+128" office:value-type="float" office:value="0.800761991916687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3" table:formula="of:=360*[.B173]/256" office:value-type="float" office:value="239.0625" calcext:value-type="float">
            <text:p>239.0625</text:p>
          </table:table-cell>
          <table:table-cell table:style-name="ce6" table:formula="of:=[.$A$3]*SIN(RADIANS([.C173]))" office:value-type="float" office:value="-252.17221134008" calcext:value-type="float">
            <text:p>-252.1722</text:p>
          </table:table-cell>
          <table:table-cell table:style-name="ce6" table:formula="of:=[.$A$3]*SIN(RADIANS([.C173]-120))" office:value-type="float" office:value="256.982560438267" calcext:value-type="float">
            <text:p>256.9826</text:p>
          </table:table-cell>
          <table:table-cell table:style-name="ce6" table:formula="of:=[.$A$3]*SIN(RADIANS([.C173]+120))" office:value-type="float" office:value="-4.81034909818708" calcext:value-type="float">
            <text:p>-4.8103</text:p>
          </table:table-cell>
          <table:table-cell table:style-name="ce6"/>
          <table:table-cell table:style-name="ce10" table:formula="of:=(MIN([.D173];[.E173];[.F173])+MAX([.D173];[.E173];[.F173]))/2" office:value-type="float" office:value="2.40517454909357" calcext:value-type="float">
            <text:p>2.4052</text:p>
          </table:table-cell>
          <table:table-cell table:style-name="ce6" table:formula="of:=[.D173]-[.H173]" office:value-type="float" office:value="-254.577385889174" calcext:value-type="float">
            <text:p>-254.5774</text:p>
          </table:table-cell>
          <table:table-cell table:style-name="ce6" table:formula="of:=[.E173]-[.H173]" office:value-type="float" office:value="254.577385889174" calcext:value-type="float">
            <text:p>254.5774</text:p>
          </table:table-cell>
          <table:table-cell table:style-name="ce6" table:formula="of:=[.F173]-[.H173]" office:value-type="float" office:value="-7.21552364728066" calcext:value-type="float">
            <text:p>-7.2155</text:p>
          </table:table-cell>
          <table:table-cell table:style-name="ce6"/>
          <table:table-cell table:style-name="ce15" table:formula="of:=[.D173]/2+127" office:value-type="float" office:value="0.913894329960016" calcext:value-type="float">
            <text:p>1</text:p>
          </table:table-cell>
          <table:table-cell table:style-name="ce15" table:formula="of:=[.I173]/2+128" office:value-type="float" office:value="0.711307055413229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3" table:formula="of:=360*[.B174]/256" office:value-type="float" office:value="240.46875" calcext:value-type="float">
            <text:p>240.46875</text:p>
          </table:table-cell>
          <table:table-cell table:style-name="ce6" table:formula="of:=[.$A$3]*SIN(RADIANS([.C174]))" office:value-type="float" office:value="-255.805575385961" calcext:value-type="float">
            <text:p>-255.8056</text:p>
          </table:table-cell>
          <table:table-cell table:style-name="ce6" table:formula="of:=[.$A$3]*SIN(RADIANS([.C174]-120))" office:value-type="float" office:value="253.400320342404" calcext:value-type="float">
            <text:p>253.4003</text:p>
          </table:table-cell>
          <table:table-cell table:style-name="ce6" table:formula="of:=[.$A$3]*SIN(RADIANS([.C174]+120))" office:value-type="float" office:value="2.40525504355752" calcext:value-type="float">
            <text:p>2.4053</text:p>
          </table:table-cell>
          <table:table-cell table:style-name="ce6"/>
          <table:table-cell table:style-name="ce10" table:formula="of:=(MIN([.D174];[.E174];[.F174])+MAX([.D174];[.E174];[.F174]))/2" office:value-type="float" office:value="-1.20262752177875" calcext:value-type="float">
            <text:p>-1.2026</text:p>
          </table:table-cell>
          <table:table-cell table:style-name="ce6" table:formula="of:=[.D174]-[.H174]" office:value-type="float" office:value="-254.602947864182" calcext:value-type="float">
            <text:p>-254.6029</text:p>
          </table:table-cell>
          <table:table-cell table:style-name="ce6" table:formula="of:=[.E174]-[.H174]" office:value-type="float" office:value="254.602947864182" calcext:value-type="float">
            <text:p>254.6029</text:p>
          </table:table-cell>
          <table:table-cell table:style-name="ce6" table:formula="of:=[.F174]-[.H174]" office:value-type="float" office:value="3.60788256533627" calcext:value-type="float">
            <text:p>3.6079</text:p>
          </table:table-cell>
          <table:table-cell table:style-name="ce6"/>
          <table:table-cell table:style-name="ce15" table:formula="of:=[.D174]/2+127" office:value-type="float" office:value="-0.902787692980567" calcext:value-type="float">
            <text:p>-1</text:p>
          </table:table-cell>
          <table:table-cell table:style-name="ce15" table:formula="of:=[.I174]/2+128" office:value-type="float" office:value="0.69852606790880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3" table:formula="of:=360*[.B175]/256" office:value-type="float" office:value="241.875" calcext:value-type="float">
            <text:p>241.875</text:p>
          </table:table-cell>
          <table:table-cell table:style-name="ce6" table:formula="of:=[.$A$3]*SIN(RADIANS([.C175]))" office:value-type="float" office:value="-259.284851718416" calcext:value-type="float">
            <text:p>-259.2849</text:p>
          </table:table-cell>
          <table:table-cell table:style-name="ce6" table:formula="of:=[.$A$3]*SIN(RADIANS([.C175]-120))" office:value-type="float" office:value="249.665441368814" calcext:value-type="float">
            <text:p>249.6654</text:p>
          </table:table-cell>
          <table:table-cell table:style-name="ce6" table:formula="of:=[.$A$3]*SIN(RADIANS([.C175]+120))" office:value-type="float" office:value="9.61941034960217" calcext:value-type="float">
            <text:p>9.6194</text:p>
          </table:table-cell>
          <table:table-cell table:style-name="ce6"/>
          <table:table-cell table:style-name="ce10" table:formula="of:=(MIN([.D175];[.E175];[.F175])+MAX([.D175];[.E175];[.F175]))/2" office:value-type="float" office:value="-4.80970517480108" calcext:value-type="float">
            <text:p>-4.8097</text:p>
          </table:table-cell>
          <table:table-cell table:style-name="ce6" table:formula="of:=[.D175]-[.H175]" office:value-type="float" office:value="-254.475146543615" calcext:value-type="float">
            <text:p>-254.4751</text:p>
          </table:table-cell>
          <table:table-cell table:style-name="ce6" table:formula="of:=[.E175]-[.H175]" office:value-type="float" office:value="254.475146543615" calcext:value-type="float">
            <text:p>254.4751</text:p>
          </table:table-cell>
          <table:table-cell table:style-name="ce6" table:formula="of:=[.F175]-[.H175]" office:value-type="float" office:value="14.4291155244032" calcext:value-type="float">
            <text:p>14.4291</text:p>
          </table:table-cell>
          <table:table-cell table:style-name="ce6"/>
          <table:table-cell table:style-name="ce15" table:formula="of:=[.D175]/2+127" office:value-type="float" office:value="-2.64242585920817" calcext:value-type="float">
            <text:p>-3</text:p>
          </table:table-cell>
          <table:table-cell table:style-name="ce15" table:formula="of:=[.I175]/2+128" office:value-type="float" office:value="0.762426728192366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3" table:formula="of:=360*[.B176]/256" office:value-type="float" office:value="243.28125" calcext:value-type="float">
            <text:p>243.28125</text:p>
          </table:table-cell>
          <table:table-cell table:style-name="ce6" table:formula="of:=[.$A$3]*SIN(RADIANS([.C176]))" office:value-type="float" office:value="-262.607944551481" calcext:value-type="float">
            <text:p>-262.6079</text:p>
          </table:table-cell>
          <table:table-cell table:style-name="ce6" table:formula="of:=[.$A$3]*SIN(RADIANS([.C176]-120))" office:value-type="float" office:value="245.780173268936" calcext:value-type="float">
            <text:p>245.7802</text:p>
          </table:table-cell>
          <table:table-cell table:style-name="ce6" table:formula="of:=[.$A$3]*SIN(RADIANS([.C176]+120))" office:value-type="float" office:value="16.8277712825451" calcext:value-type="float">
            <text:p>16.8278</text:p>
          </table:table-cell>
          <table:table-cell table:style-name="ce6"/>
          <table:table-cell table:style-name="ce10" table:formula="of:=(MIN([.D176];[.E176];[.F176])+MAX([.D176];[.E176];[.F176]))/2" office:value-type="float" office:value="-8.41388564127256" calcext:value-type="float">
            <text:p>-8.4139</text:p>
          </table:table-cell>
          <table:table-cell table:style-name="ce6" table:formula="of:=[.D176]-[.H176]" office:value-type="float" office:value="-254.194058910209" calcext:value-type="float">
            <text:p>-254.1941</text:p>
          </table:table-cell>
          <table:table-cell table:style-name="ce6" table:formula="of:=[.E176]-[.H176]" office:value-type="float" office:value="254.194058910209" calcext:value-type="float">
            <text:p>254.1941</text:p>
          </table:table-cell>
          <table:table-cell table:style-name="ce6" table:formula="of:=[.F176]-[.H176]" office:value-type="float" office:value="25.2416569238177" calcext:value-type="float">
            <text:p>25.2417</text:p>
          </table:table-cell>
          <table:table-cell table:style-name="ce6"/>
          <table:table-cell table:style-name="ce15" table:formula="of:=[.D176]/2+127" office:value-type="float" office:value="-4.30397227574073" calcext:value-type="float">
            <text:p>-4</text:p>
          </table:table-cell>
          <table:table-cell table:style-name="ce15" table:formula="of:=[.I176]/2+128" office:value-type="float" office:value="0.902970544895538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3" table:formula="of:=360*[.B177]/256" office:value-type="float" office:value="244.6875" calcext:value-type="float">
            <text:p>244.6875</text:p>
          </table:table-cell>
          <table:table-cell table:style-name="ce6" table:formula="of:=[.$A$3]*SIN(RADIANS([.C177]))" office:value-type="float" office:value="-265.772852178292" calcext:value-type="float">
            <text:p>-265.7729</text:p>
          </table:table-cell>
          <table:table-cell table:style-name="ce6" table:formula="of:=[.$A$3]*SIN(RADIANS([.C177]-120))" office:value-type="float" office:value="241.746856382994" calcext:value-type="float">
            <text:p>241.7469</text:p>
          </table:table-cell>
          <table:table-cell table:style-name="ce6" table:formula="of:=[.$A$3]*SIN(RADIANS([.C177]+120))" office:value-type="float" office:value="24.0259957952984" calcext:value-type="float">
            <text:p>24.0260</text:p>
          </table:table-cell>
          <table:table-cell table:style-name="ce6"/>
          <table:table-cell table:style-name="ce10" table:formula="of:=(MIN([.D177];[.E177];[.F177])+MAX([.D177];[.E177];[.F177]))/2" office:value-type="float" office:value="-12.0129978976492" calcext:value-type="float">
            <text:p>-12.0130</text:p>
          </table:table-cell>
          <table:table-cell table:style-name="ce6" table:formula="of:=[.D177]-[.H177]" office:value-type="float" office:value="-253.759854280643" calcext:value-type="float">
            <text:p>-253.7599</text:p>
          </table:table-cell>
          <table:table-cell table:style-name="ce6" table:formula="of:=[.E177]-[.H177]" office:value-type="float" office:value="253.759854280643" calcext:value-type="float">
            <text:p>253.7599</text:p>
          </table:table-cell>
          <table:table-cell table:style-name="ce6" table:formula="of:=[.F177]-[.H177]" office:value-type="float" office:value="36.0389936929476" calcext:value-type="float">
            <text:p>36.0390</text:p>
          </table:table-cell>
          <table:table-cell table:style-name="ce6"/>
          <table:table-cell table:style-name="ce15" table:formula="of:=[.D177]/2+127" office:value-type="float" office:value="-5.88642608914614" calcext:value-type="float">
            <text:p>-6</text:p>
          </table:table-cell>
          <table:table-cell table:style-name="ce15" table:formula="of:=[.I177]/2+128" office:value-type="float" office:value="1.12007285967846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3" table:formula="of:=360*[.B178]/256" office:value-type="float" office:value="246.09375" calcext:value-type="float">
            <text:p>246.09375</text:p>
          </table:table-cell>
          <table:table-cell table:style-name="ce6" table:formula="of:=[.$A$3]*SIN(RADIANS([.C178]))" office:value-type="float" office:value="-268.777668176838" calcext:value-type="float">
            <text:p>-268.7777</text:p>
          </table:table-cell>
          <table:table-cell table:style-name="ce6" table:formula="of:=[.$A$3]*SIN(RADIANS([.C178]-120))" office:value-type="float" office:value="237.567920230263" calcext:value-type="float">
            <text:p>237.5679</text:p>
          </table:table-cell>
          <table:table-cell table:style-name="ce6" table:formula="of:=[.$A$3]*SIN(RADIANS([.C178]+120))" office:value-type="float" office:value="31.2097479465744" calcext:value-type="float">
            <text:p>31.2097</text:p>
          </table:table-cell>
          <table:table-cell table:style-name="ce6"/>
          <table:table-cell table:style-name="ce10" table:formula="of:=(MIN([.D178];[.E178];[.F178])+MAX([.D178];[.E178];[.F178]))/2" office:value-type="float" office:value="-15.6048739732873" calcext:value-type="float">
            <text:p>-15.6049</text:p>
          </table:table-cell>
          <table:table-cell table:style-name="ce6" table:formula="of:=[.D178]-[.H178]" office:value-type="float" office:value="-253.172794203551" calcext:value-type="float">
            <text:p>-253.1728</text:p>
          </table:table-cell>
          <table:table-cell table:style-name="ce6" table:formula="of:=[.E178]-[.H178]" office:value-type="float" office:value="253.172794203551" calcext:value-type="float">
            <text:p>253.1728</text:p>
          </table:table-cell>
          <table:table-cell table:style-name="ce6" table:formula="of:=[.F178]-[.H178]" office:value-type="float" office:value="46.8146219198617" calcext:value-type="float">
            <text:p>46.8146</text:p>
          </table:table-cell>
          <table:table-cell table:style-name="ce6"/>
          <table:table-cell table:style-name="ce15" table:formula="of:=[.D178]/2+127" office:value-type="float" office:value="-7.38883408841903" calcext:value-type="float">
            <text:p>-7</text:p>
          </table:table-cell>
          <table:table-cell table:style-name="ce15" table:formula="of:=[.I178]/2+128" office:value-type="float" office:value="1.4136028982246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3" table:formula="of:=360*[.B179]/256" office:value-type="float" office:value="247.5" calcext:value-type="float">
            <text:p>247.5</text:p>
          </table:table-cell>
          <table:table-cell table:style-name="ce6" table:formula="of:=[.$A$3]*SIN(RADIANS([.C179]))" office:value-type="float" office:value="-271.620582558318" calcext:value-type="float">
            <text:p>-271.6206</text:p>
          </table:table-cell>
          <table:table-cell table:style-name="ce6" table:formula="of:=[.$A$3]*SIN(RADIANS([.C179]-120))" office:value-type="float" office:value="233.245882045623" calcext:value-type="float">
            <text:p>233.2459</text:p>
          </table:table-cell>
          <table:table-cell table:style-name="ce6" table:formula="of:=[.$A$3]*SIN(RADIANS([.C179]+120))" office:value-type="float" office:value="38.374700512695" calcext:value-type="float">
            <text:p>38.3747</text:p>
          </table:table-cell>
          <table:table-cell table:style-name="ce6"/>
          <table:table-cell table:style-name="ce10" table:formula="of:=(MIN([.D179];[.E179];[.F179])+MAX([.D179];[.E179];[.F179]))/2" office:value-type="float" office:value="-19.1873502563476" calcext:value-type="float">
            <text:p>-19.1874</text:p>
          </table:table-cell>
          <table:table-cell table:style-name="ce6" table:formula="of:=[.D179]-[.H179]" office:value-type="float" office:value="-252.433232301971" calcext:value-type="float">
            <text:p>-252.4332</text:p>
          </table:table-cell>
          <table:table-cell table:style-name="ce6" table:formula="of:=[.E179]-[.H179]" office:value-type="float" office:value="252.433232301971" calcext:value-type="float">
            <text:p>252.4332</text:p>
          </table:table-cell>
          <table:table-cell table:style-name="ce6" table:formula="of:=[.F179]-[.H179]" office:value-type="float" office:value="57.5620507690427" calcext:value-type="float">
            <text:p>57.5621</text:p>
          </table:table-cell>
          <table:table-cell table:style-name="ce6"/>
          <table:table-cell table:style-name="ce15" table:formula="of:=[.D179]/2+127" office:value-type="float" office:value="-8.81029127915917" calcext:value-type="float">
            <text:p>-9</text:p>
          </table:table-cell>
          <table:table-cell table:style-name="ce15" table:formula="of:=[.I179]/2+128" office:value-type="float" office:value="1.78338384901463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3" table:formula="of:=360*[.B180]/256" office:value-type="float" office:value="248.90625" calcext:value-type="float">
            <text:p>248.90625</text:p>
          </table:table-cell>
          <table:table-cell table:style-name="ce6" table:formula="of:=[.$A$3]*SIN(RADIANS([.C180]))" office:value-type="float" office:value="-274.299882857413" calcext:value-type="float">
            <text:p>-274.2999</text:p>
          </table:table-cell>
          <table:table-cell table:style-name="ce6" table:formula="of:=[.$A$3]*SIN(RADIANS([.C180]-120))" office:value-type="float" office:value="228.783345263264" calcext:value-type="float">
            <text:p>228.7833</text:p>
          </table:table-cell>
          <table:table-cell table:style-name="ce6" table:formula="of:=[.$A$3]*SIN(RADIANS([.C180]+120))" office:value-type="float" office:value="45.5165375941493" calcext:value-type="float">
            <text:p>45.5165</text:p>
          </table:table-cell>
          <table:table-cell table:style-name="ce6"/>
          <table:table-cell table:style-name="ce10" table:formula="of:=(MIN([.D180];[.E180];[.F180])+MAX([.D180];[.E180];[.F180]))/2" office:value-type="float" office:value="-22.7582687970747" calcext:value-type="float">
            <text:p>-22.7583</text:p>
          </table:table-cell>
          <table:table-cell table:style-name="ce6" table:formula="of:=[.D180]-[.H180]" office:value-type="float" office:value="-251.541614060338" calcext:value-type="float">
            <text:p>-251.5416</text:p>
          </table:table-cell>
          <table:table-cell table:style-name="ce6" table:formula="of:=[.E180]-[.H180]" office:value-type="float" office:value="251.541614060338" calcext:value-type="float">
            <text:p>251.5416</text:p>
          </table:table-cell>
          <table:table-cell table:style-name="ce6" table:formula="of:=[.F180]-[.H180]" office:value-type="float" office:value="68.2748063912241" calcext:value-type="float">
            <text:p>68.2748</text:p>
          </table:table-cell>
          <table:table-cell table:style-name="ce6"/>
          <table:table-cell table:style-name="ce15" table:formula="of:=[.D180]/2+127" office:value-type="float" office:value="-10.1499414287066" calcext:value-type="float">
            <text:p>-10</text:p>
          </table:table-cell>
          <table:table-cell table:style-name="ce15" table:formula="of:=[.I180]/2+128" office:value-type="float" office:value="2.22919296983075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3" table:formula="of:=360*[.B181]/256" office:value-type="float" office:value="250.3125" calcext:value-type="float">
            <text:p>250.3125</text:p>
          </table:table-cell>
          <table:table-cell table:style-name="ce6" table:formula="of:=[.$A$3]*SIN(RADIANS([.C181]))" office:value-type="float" office:value="-276.813955163808" calcext:value-type="float">
            <text:p>-276.8140</text:p>
          </table:table-cell>
          <table:table-cell table:style-name="ce6" table:formula="of:=[.$A$3]*SIN(RADIANS([.C181]-120))" office:value-type="float" office:value="224.182997948478" calcext:value-type="float">
            <text:p>224.1830</text:p>
          </table:table-cell>
          <table:table-cell table:style-name="ce6" table:formula="of:=[.$A$3]*SIN(RADIANS([.C181]+120))" office:value-type="float" office:value="52.6309572153301" calcext:value-type="float">
            <text:p>52.6310</text:p>
          </table:table-cell>
          <table:table-cell table:style-name="ce6"/>
          <table:table-cell table:style-name="ce10" table:formula="of:=(MIN([.D181];[.E181];[.F181])+MAX([.D181];[.E181];[.F181]))/2" office:value-type="float" office:value="-26.315478607665" calcext:value-type="float">
            <text:p>-26.3155</text:p>
          </table:table-cell>
          <table:table-cell table:style-name="ce6" table:formula="of:=[.D181]-[.H181]" office:value-type="float" office:value="-250.498476556143" calcext:value-type="float">
            <text:p>-250.4985</text:p>
          </table:table-cell>
          <table:table-cell table:style-name="ce6" table:formula="of:=[.E181]-[.H181]" office:value-type="float" office:value="250.498476556143" calcext:value-type="float">
            <text:p>250.4985</text:p>
          </table:table-cell>
          <table:table-cell table:style-name="ce6" table:formula="of:=[.F181]-[.H181]" office:value-type="float" office:value="78.9464358229951" calcext:value-type="float">
            <text:p>78.9464</text:p>
          </table:table-cell>
          <table:table-cell table:style-name="ce6"/>
          <table:table-cell table:style-name="ce15" table:formula="of:=[.D181]/2+127" office:value-type="float" office:value="-11.406977581904" calcext:value-type="float">
            <text:p>-11</text:p>
          </table:table-cell>
          <table:table-cell table:style-name="ce15" table:formula="of:=[.I181]/2+128" office:value-type="float" office:value="2.75076172192846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3" table:formula="of:=360*[.B182]/256" office:value-type="float" office:value="251.71875" calcext:value-type="float">
            <text:p>251.71875</text:p>
          </table:table-cell>
          <table:table-cell table:style-name="ce6" table:formula="of:=[.$A$3]*SIN(RADIANS([.C182]))" office:value-type="float" office:value="-279.161285094353" calcext:value-type="float">
            <text:p>-279.1613</text:p>
          </table:table-cell>
          <table:table-cell table:style-name="ce6" table:formula="of:=[.$A$3]*SIN(RADIANS([.C182]-120))" office:value-type="float" office:value="219.447611178471" calcext:value-type="float">
            <text:p>219.4476</text:p>
          </table:table-cell>
          <table:table-cell table:style-name="ce6" table:formula="of:=[.$A$3]*SIN(RADIANS([.C182]+120))" office:value-type="float" office:value="59.7136739158824" calcext:value-type="float">
            <text:p>59.7137</text:p>
          </table:table-cell>
          <table:table-cell table:style-name="ce6"/>
          <table:table-cell table:style-name="ce10" table:formula="of:=(MIN([.D182];[.E182];[.F182])+MAX([.D182];[.E182];[.F182]))/2" office:value-type="float" office:value="-29.8568369579411" calcext:value-type="float">
            <text:p>-29.8568</text:p>
          </table:table-cell>
          <table:table-cell table:style-name="ce6" table:formula="of:=[.D182]-[.H182]" office:value-type="float" office:value="-249.304448136412" calcext:value-type="float">
            <text:p>-249.3044</text:p>
          </table:table-cell>
          <table:table-cell table:style-name="ce6" table:formula="of:=[.E182]-[.H182]" office:value-type="float" office:value="249.304448136412" calcext:value-type="float">
            <text:p>249.3044</text:p>
          </table:table-cell>
          <table:table-cell table:style-name="ce6" table:formula="of:=[.F182]-[.H182]" office:value-type="float" office:value="89.5705108738235" calcext:value-type="float">
            <text:p>89.5705</text:p>
          </table:table-cell>
          <table:table-cell table:style-name="ce6"/>
          <table:table-cell table:style-name="ce15" table:formula="of:=[.D182]/2+127" office:value-type="float" office:value="-12.5806425471764" calcext:value-type="float">
            <text:p>-13</text:p>
          </table:table-cell>
          <table:table-cell table:style-name="ce15" table:formula="of:=[.I182]/2+128" office:value-type="float" office:value="3.34777593179417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3" table:formula="of:=360*[.B183]/256" office:value-type="float" office:value="253.125" calcext:value-type="float">
            <text:p>253.125</text:p>
          </table:table-cell>
          <table:table-cell table:style-name="ce6" table:formula="of:=[.$A$3]*SIN(RADIANS([.C183]))" office:value-type="float" office:value="-281.340458705269" calcext:value-type="float">
            <text:p>-281.3405</text:p>
          </table:table-cell>
          <table:table-cell table:style-name="ce6" table:formula="of:=[.$A$3]*SIN(RADIANS([.C183]-120))" office:value-type="float" office:value="214.580037373164" calcext:value-type="float">
            <text:p>214.5800</text:p>
          </table:table-cell>
          <table:table-cell table:style-name="ce6" table:formula="of:=[.$A$3]*SIN(RADIANS([.C183]+120))" office:value-type="float" office:value="66.7604213321058" calcext:value-type="float">
            <text:p>66.7604</text:p>
          </table:table-cell>
          <table:table-cell table:style-name="ce6"/>
          <table:table-cell table:style-name="ce10" table:formula="of:=(MIN([.D183];[.E183];[.F183])+MAX([.D183];[.E183];[.F183]))/2" office:value-type="float" office:value="-33.3802106660529" calcext:value-type="float">
            <text:p>-33.3802</text:p>
          </table:table-cell>
          <table:table-cell table:style-name="ce6" table:formula="of:=[.D183]-[.H183]" office:value-type="float" office:value="-247.960248039217" calcext:value-type="float">
            <text:p>-247.9602</text:p>
          </table:table-cell>
          <table:table-cell table:style-name="ce6" table:formula="of:=[.E183]-[.H183]" office:value-type="float" office:value="247.960248039217" calcext:value-type="float">
            <text:p>247.9602</text:p>
          </table:table-cell>
          <table:table-cell table:style-name="ce6" table:formula="of:=[.F183]-[.H183]" office:value-type="float" office:value="100.140631998159" calcext:value-type="float">
            <text:p>100.1406</text:p>
          </table:table-cell>
          <table:table-cell table:style-name="ce6"/>
          <table:table-cell table:style-name="ce15" table:formula="of:=[.D183]/2+127" office:value-type="float" office:value="-13.6702293526347" calcext:value-type="float">
            <text:p>-14</text:p>
          </table:table-cell>
          <table:table-cell table:style-name="ce15" table:formula="of:=[.I183]/2+128" office:value-type="float" office:value="4.01987598039173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3" table:formula="of:=360*[.B184]/256" office:value-type="float" office:value="254.53125" calcext:value-type="float">
            <text:p>254.53125</text:p>
          </table:table-cell>
          <table:table-cell table:style-name="ce6" table:formula="of:=[.$A$3]*SIN(RADIANS([.C184]))" office:value-type="float" office:value="-283.350163343859" calcext:value-type="float">
            <text:p>-283.3502</text:p>
          </table:table-cell>
          <table:table-cell table:style-name="ce6" table:formula="of:=[.$A$3]*SIN(RADIANS([.C184]-120))" office:value-type="float" office:value="209.583208577008" calcext:value-type="float">
            <text:p>209.5832</text:p>
          </table:table-cell>
          <table:table-cell table:style-name="ce6" table:formula="of:=[.$A$3]*SIN(RADIANS([.C184]+120))" office:value-type="float" office:value="73.7669547668517" calcext:value-type="float">
            <text:p>73.7670</text:p>
          </table:table-cell>
          <table:table-cell table:style-name="ce6"/>
          <table:table-cell table:style-name="ce10" table:formula="of:=(MIN([.D184];[.E184];[.F184])+MAX([.D184];[.E184];[.F184]))/2" office:value-type="float" office:value="-36.8834773834258" calcext:value-type="float">
            <text:p>-36.8835</text:p>
          </table:table-cell>
          <table:table-cell table:style-name="ce6" table:formula="of:=[.D184]-[.H184]" office:value-type="float" office:value="-246.466685960433" calcext:value-type="float">
            <text:p>-246.4667</text:p>
          </table:table-cell>
          <table:table-cell table:style-name="ce6" table:formula="of:=[.E184]-[.H184]" office:value-type="float" office:value="246.466685960433" calcext:value-type="float">
            <text:p>246.4667</text:p>
          </table:table-cell>
          <table:table-cell table:style-name="ce6" table:formula="of:=[.F184]-[.H184]" office:value-type="float" office:value="110.650432150277" calcext:value-type="float">
            <text:p>110.6504</text:p>
          </table:table-cell>
          <table:table-cell table:style-name="ce6"/>
          <table:table-cell table:style-name="ce15" table:formula="of:=[.D184]/2+127" office:value-type="float" office:value="-14.6750816719297" calcext:value-type="float">
            <text:p>-15</text:p>
          </table:table-cell>
          <table:table-cell table:style-name="ce15" table:formula="of:=[.I184]/2+128" office:value-type="float" office:value="4.7666570197832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3" table:formula="of:=360*[.B185]/256" office:value-type="float" office:value="255.9375" calcext:value-type="float">
            <text:p>255.9375</text:p>
          </table:table-cell>
          <table:table-cell table:style-name="ce6" table:formula="of:=[.$A$3]*SIN(RADIANS([.C185]))" office:value-type="float" office:value="-285.189188439196" calcext:value-type="float">
            <text:p>-285.1892</text:p>
          </table:table-cell>
          <table:table-cell table:style-name="ce6" table:formula="of:=[.$A$3]*SIN(RADIANS([.C185]-120))" office:value-type="float" office:value="204.460134692826" calcext:value-type="float">
            <text:p>204.4601</text:p>
          </table:table-cell>
          <table:table-cell table:style-name="ce6" table:formula="of:=[.$A$3]*SIN(RADIANS([.C185]+120))" office:value-type="float" office:value="80.7290537463701" calcext:value-type="float">
            <text:p>80.7291</text:p>
          </table:table-cell>
          <table:table-cell table:style-name="ce6"/>
          <table:table-cell table:style-name="ce10" table:formula="of:=(MIN([.D185];[.E185];[.F185])+MAX([.D185];[.E185];[.F185]))/2" office:value-type="float" office:value="-40.364526873185" calcext:value-type="float">
            <text:p>-40.3645</text:p>
          </table:table-cell>
          <table:table-cell table:style-name="ce6" table:formula="of:=[.D185]-[.H185]" office:value-type="float" office:value="-244.824661566011" calcext:value-type="float">
            <text:p>-244.8247</text:p>
          </table:table-cell>
          <table:table-cell table:style-name="ce6" table:formula="of:=[.E185]-[.H185]" office:value-type="float" office:value="244.824661566011" calcext:value-type="float">
            <text:p>244.8247</text:p>
          </table:table-cell>
          <table:table-cell table:style-name="ce6" table:formula="of:=[.F185]-[.H185]" office:value-type="float" office:value="121.093580619555" calcext:value-type="float">
            <text:p>121.0936</text:p>
          </table:table-cell>
          <table:table-cell table:style-name="ce6"/>
          <table:table-cell table:style-name="ce15" table:formula="of:=[.D185]/2+127" office:value-type="float" office:value="-15.594594219598" calcext:value-type="float">
            <text:p>-16</text:p>
          </table:table-cell>
          <table:table-cell table:style-name="ce15" table:formula="of:=[.I185]/2+128" office:value-type="float" office:value="5.5876692169945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3" table:formula="of:=360*[.B186]/256" office:value-type="float" office:value="257.34375" calcext:value-type="float">
            <text:p>257.34375</text:p>
          </table:table-cell>
          <table:table-cell table:style-name="ce6" table:formula="of:=[.$A$3]*SIN(RADIANS([.C186]))" office:value-type="float" office:value="-286.856426231327" calcext:value-type="float">
            <text:p>-286.8564</text:p>
          </table:table-cell>
          <table:table-cell table:style-name="ce6" table:formula="of:=[.$A$3]*SIN(RADIANS([.C186]-120))" office:value-type="float" office:value="199.213901668762" calcext:value-type="float">
            <text:p>199.2139</text:p>
          </table:table-cell>
          <table:table-cell table:style-name="ce6" table:formula="of:=[.$A$3]*SIN(RADIANS([.C186]+120))" office:value-type="float" office:value="87.6425245625655" calcext:value-type="float">
            <text:p>87.6425</text:p>
          </table:table-cell>
          <table:table-cell table:style-name="ce6"/>
          <table:table-cell table:style-name="ce10" table:formula="of:=(MIN([.D186];[.E186];[.F186])+MAX([.D186];[.E186];[.F186]))/2" office:value-type="float" office:value="-43.8212622812827" calcext:value-type="float">
            <text:p>-43.8213</text:p>
          </table:table-cell>
          <table:table-cell table:style-name="ce6" table:formula="of:=[.D186]-[.H186]" office:value-type="float" office:value="-243.035163950045" calcext:value-type="float">
            <text:p>-243.0352</text:p>
          </table:table-cell>
          <table:table-cell table:style-name="ce6" table:formula="of:=[.E186]-[.H186]" office:value-type="float" office:value="243.035163950045" calcext:value-type="float">
            <text:p>243.0352</text:p>
          </table:table-cell>
          <table:table-cell table:style-name="ce6" table:formula="of:=[.F186]-[.H186]" office:value-type="float" office:value="131.463786843848" calcext:value-type="float">
            <text:p>131.4638</text:p>
          </table:table-cell>
          <table:table-cell table:style-name="ce6"/>
          <table:table-cell table:style-name="ce15" table:formula="of:=[.D186]/2+127" office:value-type="float" office:value="-16.4282131156637" calcext:value-type="float">
            <text:p>-16</text:p>
          </table:table-cell>
          <table:table-cell table:style-name="ce15" table:formula="of:=[.I186]/2+128" office:value-type="float" office:value="6.48241802497768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3" table:formula="of:=360*[.B187]/256" office:value-type="float" office:value="258.75" calcext:value-type="float">
            <text:p>258.75</text:p>
          </table:table-cell>
          <table:table-cell table:style-name="ce6" table:formula="of:=[.$A$3]*SIN(RADIANS([.C187]))" office:value-type="float" office:value="-288.35087243855" calcext:value-type="float">
            <text:p>-288.3509</text:p>
          </table:table-cell>
          <table:table-cell table:style-name="ce6" table:formula="of:=[.$A$3]*SIN(RADIANS([.C187]-120))" office:value-type="float" office:value="193.84766963942" calcext:value-type="float">
            <text:p>193.8477</text:p>
          </table:table-cell>
          <table:table-cell table:style-name="ce6" table:formula="of:=[.$A$3]*SIN(RADIANS([.C187]+120))" office:value-type="float" office:value="94.5032027991295" calcext:value-type="float">
            <text:p>94.5032</text:p>
          </table:table-cell>
          <table:table-cell table:style-name="ce6"/>
          <table:table-cell table:style-name="ce10" table:formula="of:=(MIN([.D187];[.E187];[.F187])+MAX([.D187];[.E187];[.F187]))/2" office:value-type="float" office:value="-47.2516013995647" calcext:value-type="float">
            <text:p>-47.2516</text:p>
          </table:table-cell>
          <table:table-cell table:style-name="ce6" table:formula="of:=[.D187]-[.H187]" office:value-type="float" office:value="-241.099271038985" calcext:value-type="float">
            <text:p>-241.0993</text:p>
          </table:table-cell>
          <table:table-cell table:style-name="ce6" table:formula="of:=[.E187]-[.H187]" office:value-type="float" office:value="241.099271038985" calcext:value-type="float">
            <text:p>241.0993</text:p>
          </table:table-cell>
          <table:table-cell table:style-name="ce6" table:formula="of:=[.F187]-[.H187]" office:value-type="float" office:value="141.754804198694" calcext:value-type="float">
            <text:p>141.7548</text:p>
          </table:table-cell>
          <table:table-cell table:style-name="ce6"/>
          <table:table-cell table:style-name="ce15" table:formula="of:=[.D187]/2+127" office:value-type="float" office:value="-17.1754362192748" calcext:value-type="float">
            <text:p>-17</text:p>
          </table:table-cell>
          <table:table-cell table:style-name="ce15" table:formula="of:=[.I187]/2+128" office:value-type="float" office:value="7.45036448050752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3" table:formula="of:=360*[.B188]/256" office:value-type="float" office:value="260.15625" calcext:value-type="float">
            <text:p>260.15625</text:p>
          </table:table-cell>
          <table:table-cell table:style-name="ce6" table:formula="of:=[.$A$3]*SIN(RADIANS([.C188]))" office:value-type="float" office:value="-289.671626862349" calcext:value-type="float">
            <text:p>-289.6716</text:p>
          </table:table-cell>
          <table:table-cell table:style-name="ce6" table:formula="of:=[.$A$3]*SIN(RADIANS([.C188]-120))" office:value-type="float" office:value="188.364671022319" calcext:value-type="float">
            <text:p>188.3647</text:p>
          </table:table-cell>
          <table:table-cell table:style-name="ce6" table:formula="of:=[.$A$3]*SIN(RADIANS([.C188]+120))" office:value-type="float" office:value="101.30695584003" calcext:value-type="float">
            <text:p>101.3070</text:p>
          </table:table-cell>
          <table:table-cell table:style-name="ce6"/>
          <table:table-cell table:style-name="ce10" table:formula="of:=(MIN([.D188];[.E188];[.F188])+MAX([.D188];[.E188];[.F188]))/2" office:value-type="float" office:value="-50.6534779200148" calcext:value-type="float">
            <text:p>-50.6535</text:p>
          </table:table-cell>
          <table:table-cell table:style-name="ce6" table:formula="of:=[.D188]-[.H188]" office:value-type="float" office:value="-239.018148942334" calcext:value-type="float">
            <text:p>-239.0181</text:p>
          </table:table-cell>
          <table:table-cell table:style-name="ce6" table:formula="of:=[.E188]-[.H188]" office:value-type="float" office:value="239.018148942334" calcext:value-type="float">
            <text:p>239.0181</text:p>
          </table:table-cell>
          <table:table-cell table:style-name="ce6" table:formula="of:=[.F188]-[.H188]" office:value-type="float" office:value="151.960433760044" calcext:value-type="float">
            <text:p>151.9604</text:p>
          </table:table-cell>
          <table:table-cell table:style-name="ce6"/>
          <table:table-cell table:style-name="ce15" table:formula="of:=[.D188]/2+127" office:value-type="float" office:value="-17.8358134311743" calcext:value-type="float">
            <text:p>-18</text:p>
          </table:table-cell>
          <table:table-cell table:style-name="ce15" table:formula="of:=[.I188]/2+128" office:value-type="float" office:value="8.49092552883306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3" table:formula="of:=360*[.B189]/256" office:value-type="float" office:value="261.5625" calcext:value-type="float">
            <text:p>261.5625</text:p>
          </table:table-cell>
          <table:table-cell table:style-name="ce6" table:formula="of:=[.$A$3]*SIN(RADIANS([.C189]))" office:value-type="float" office:value="-290.817893929646" calcext:value-type="float">
            <text:p>-290.8179</text:p>
          </table:table-cell>
          <table:table-cell table:style-name="ce6" table:formula="of:=[.$A$3]*SIN(RADIANS([.C189]-120))" office:value-type="float" office:value="182.768208570803" calcext:value-type="float">
            <text:p>182.7682</text:p>
          </table:table-cell>
          <table:table-cell table:style-name="ce6" table:formula="of:=[.$A$3]*SIN(RADIANS([.C189]+120))" office:value-type="float" office:value="108.049685358843" calcext:value-type="float">
            <text:p>108.0497</text:p>
          </table:table-cell>
          <table:table-cell table:style-name="ce6"/>
          <table:table-cell table:style-name="ce10" table:formula="of:=(MIN([.D189];[.E189];[.F189])+MAX([.D189];[.E189];[.F189]))/2" office:value-type="float" office:value="-54.0248426794214" calcext:value-type="float">
            <text:p>-54.0248</text:p>
          </table:table-cell>
          <table:table-cell table:style-name="ce6" table:formula="of:=[.D189]-[.H189]" office:value-type="float" office:value="-236.793051250224" calcext:value-type="float">
            <text:p>-236.7931</text:p>
          </table:table-cell>
          <table:table-cell table:style-name="ce6" table:formula="of:=[.E189]-[.H189]" office:value-type="float" office:value="236.793051250224" calcext:value-type="float">
            <text:p>236.7931</text:p>
          </table:table-cell>
          <table:table-cell table:style-name="ce6" table:formula="of:=[.F189]-[.H189]" office:value-type="float" office:value="162.074528038264" calcext:value-type="float">
            <text:p>162.0745</text:p>
          </table:table-cell>
          <table:table-cell table:style-name="ce6"/>
          <table:table-cell table:style-name="ce15" table:formula="of:=[.D189]/2+127" office:value-type="float" office:value="-18.4089469648228" calcext:value-type="float">
            <text:p>-18</text:p>
          </table:table-cell>
          <table:table-cell table:style-name="ce15" table:formula="of:=[.I189]/2+128" office:value-type="float" office:value="9.60347437488792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3" table:formula="of:=360*[.B190]/256" office:value-type="float" office:value="262.96875" calcext:value-type="float">
            <text:p>262.96875</text:p>
          </table:table-cell>
          <table:table-cell table:style-name="ce6" table:formula="of:=[.$A$3]*SIN(RADIANS([.C190]))" office:value-type="float" office:value="-291.788983172021" calcext:value-type="float">
            <text:p>-291.7890</text:p>
          </table:table-cell>
          <table:table-cell table:style-name="ce6" table:formula="of:=[.$A$3]*SIN(RADIANS([.C190]-120))" office:value-type="float" office:value="177.061653384587" calcext:value-type="float">
            <text:p>177.0617</text:p>
          </table:table-cell>
          <table:table-cell table:style-name="ce6" table:formula="of:=[.$A$3]*SIN(RADIANS([.C190]+120))" office:value-type="float" office:value="114.727329787434" calcext:value-type="float">
            <text:p>114.7273</text:p>
          </table:table-cell>
          <table:table-cell table:style-name="ce6"/>
          <table:table-cell table:style-name="ce10" table:formula="of:=(MIN([.D190];[.E190];[.F190])+MAX([.D190];[.E190];[.F190]))/2" office:value-type="float" office:value="-57.3636648937169" calcext:value-type="float">
            <text:p>-57.3637</text:p>
          </table:table-cell>
          <table:table-cell table:style-name="ce6" table:formula="of:=[.D190]-[.H190]" office:value-type="float" office:value="-234.425318278304" calcext:value-type="float">
            <text:p>-234.4253</text:p>
          </table:table-cell>
          <table:table-cell table:style-name="ce6" table:formula="of:=[.E190]-[.H190]" office:value-type="float" office:value="234.425318278304" calcext:value-type="float">
            <text:p>234.4253</text:p>
          </table:table-cell>
          <table:table-cell table:style-name="ce6" table:formula="of:=[.F190]-[.H190]" office:value-type="float" office:value="172.090994681151" calcext:value-type="float">
            <text:p>172.0910</text:p>
          </table:table-cell>
          <table:table-cell table:style-name="ce6"/>
          <table:table-cell table:style-name="ce15" table:formula="of:=[.D190]/2+127" office:value-type="float" office:value="-18.8944915860104" calcext:value-type="float">
            <text:p>-19</text:p>
          </table:table-cell>
          <table:table-cell table:style-name="ce15" table:formula="of:=[.I190]/2+128" office:value-type="float" office:value="10.787340860848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3" table:formula="of:=360*[.B191]/256" office:value-type="float" office:value="264.375" calcext:value-type="float">
            <text:p>264.375</text:p>
          </table:table-cell>
          <table:table-cell table:style-name="ce6" table:formula="of:=[.$A$3]*SIN(RADIANS([.C191]))" office:value-type="float" office:value="-292.584309641626" calcext:value-type="float">
            <text:p>-292.5843</text:p>
          </table:table-cell>
          <table:table-cell table:style-name="ce6" table:formula="of:=[.$A$3]*SIN(RADIANS([.C191]-120))" office:value-type="float" office:value="171.248442879134" calcext:value-type="float">
            <text:p>171.2484</text:p>
          </table:table-cell>
          <table:table-cell table:style-name="ce6" table:formula="of:=[.$A$3]*SIN(RADIANS([.C191]+120))" office:value-type="float" office:value="121.335866762492" calcext:value-type="float">
            <text:p>121.3359</text:p>
          </table:table-cell>
          <table:table-cell table:style-name="ce6"/>
          <table:table-cell table:style-name="ce10" table:formula="of:=(MIN([.D191];[.E191];[.F191])+MAX([.D191];[.E191];[.F191]))/2" office:value-type="float" office:value="-60.667933381246" calcext:value-type="float">
            <text:p>-60.6679</text:p>
          </table:table-cell>
          <table:table-cell table:style-name="ce6" table:formula="of:=[.D191]-[.H191]" office:value-type="float" office:value="-231.91637626038" calcext:value-type="float">
            <text:p>-231.9164</text:p>
          </table:table-cell>
          <table:table-cell table:style-name="ce6" table:formula="of:=[.E191]-[.H191]" office:value-type="float" office:value="231.91637626038" calcext:value-type="float">
            <text:p>231.9164</text:p>
          </table:table-cell>
          <table:table-cell table:style-name="ce6" table:formula="of:=[.F191]-[.H191]" office:value-type="float" office:value="182.003800143738" calcext:value-type="float">
            <text:p>182.0038</text:p>
          </table:table-cell>
          <table:table-cell table:style-name="ce6"/>
          <table:table-cell table:style-name="ce15" table:formula="of:=[.D191]/2+127" office:value-type="float" office:value="-19.292154820813" calcext:value-type="float">
            <text:p>-19</text:p>
          </table:table-cell>
          <table:table-cell table:style-name="ce15" table:formula="of:=[.I191]/2+128" office:value-type="float" office:value="12.0418118698101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3" table:formula="of:=360*[.B192]/256" office:value-type="float" office:value="265.78125" calcext:value-type="float">
            <text:p>265.78125</text:p>
          </table:table-cell>
          <table:table-cell table:style-name="ce6" table:formula="of:=[.$A$3]*SIN(RADIANS([.C192]))" office:value-type="float" office:value="-293.203394263535" calcext:value-type="float">
            <text:p>-293.2034</text:p>
          </table:table-cell>
          <table:table-cell table:style-name="ce6" table:formula="of:=[.$A$3]*SIN(RADIANS([.C192]-120))" office:value-type="float" office:value="165.332078715082" calcext:value-type="float">
            <text:p>165.3321</text:p>
          </table:table-cell>
          <table:table-cell table:style-name="ce6" table:formula="of:=[.$A$3]*SIN(RADIANS([.C192]+120))" office:value-type="float" office:value="127.871315548453" calcext:value-type="float">
            <text:p>127.8713</text:p>
          </table:table-cell>
          <table:table-cell table:style-name="ce6"/>
          <table:table-cell table:style-name="ce10" table:formula="of:=(MIN([.D192];[.E192];[.F192])+MAX([.D192];[.E192];[.F192]))/2" office:value-type="float" office:value="-63.9356577742264" calcext:value-type="float">
            <text:p>-63.9357</text:p>
          </table:table-cell>
          <table:table-cell table:style-name="ce6" table:formula="of:=[.D192]-[.H192]" office:value-type="float" office:value="-229.267736489308" calcext:value-type="float">
            <text:p>-229.2677</text:p>
          </table:table-cell>
          <table:table-cell table:style-name="ce6" table:formula="of:=[.E192]-[.H192]" office:value-type="float" office:value="229.267736489308" calcext:value-type="float">
            <text:p>229.2677</text:p>
          </table:table-cell>
          <table:table-cell table:style-name="ce6" table:formula="of:=[.F192]-[.H192]" office:value-type="float" office:value="191.806973322679" calcext:value-type="float">
            <text:p>191.8070</text:p>
          </table:table-cell>
          <table:table-cell table:style-name="ce6"/>
          <table:table-cell table:style-name="ce15" table:formula="of:=[.D192]/2+127" office:value-type="float" office:value="-19.6016971317675" calcext:value-type="float">
            <text:p>-20</text:p>
          </table:table-cell>
          <table:table-cell table:style-name="ce15" table:formula="of:=[.I192]/2+128" office:value-type="float" office:value="13.3661317553457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3" table:formula="of:=360*[.B193]/256" office:value-type="float" office:value="267.1875" calcext:value-type="float">
            <text:p>267.1875</text:p>
          </table:table-cell>
          <table:table-cell table:style-name="ce6" table:formula="of:=[.$A$3]*SIN(RADIANS([.C193]))" office:value-type="float" office:value="-293.645864124321" calcext:value-type="float">
            <text:p>-293.6459</text:p>
          </table:table-cell>
          <table:table-cell table:style-name="ce6" table:formula="of:=[.$A$3]*SIN(RADIANS([.C193]-120))" office:value-type="float" office:value="159.316124688977" calcext:value-type="float">
            <text:p>159.3161</text:p>
          </table:table-cell>
          <table:table-cell table:style-name="ce6" table:formula="of:=[.$A$3]*SIN(RADIANS([.C193]+120))" office:value-type="float" office:value="134.329739435344" calcext:value-type="float">
            <text:p>134.3297</text:p>
          </table:table-cell>
          <table:table-cell table:style-name="ce6"/>
          <table:table-cell table:style-name="ce10" table:formula="of:=(MIN([.D193];[.E193];[.F193])+MAX([.D193];[.E193];[.F193]))/2" office:value-type="float" office:value="-67.1648697176718" calcext:value-type="float">
            <text:p>-67.1649</text:p>
          </table:table-cell>
          <table:table-cell table:style-name="ce6" table:formula="of:=[.D193]-[.H193]" office:value-type="float" office:value="-226.480994406649" calcext:value-type="float">
            <text:p>-226.4810</text:p>
          </table:table-cell>
          <table:table-cell table:style-name="ce6" table:formula="of:=[.E193]-[.H193]" office:value-type="float" office:value="226.480994406649" calcext:value-type="float">
            <text:p>226.4810</text:p>
          </table:table-cell>
          <table:table-cell table:style-name="ce6" table:formula="of:=[.F193]-[.H193]" office:value-type="float" office:value="201.494609153016" calcext:value-type="float">
            <text:p>201.4946</text:p>
          </table:table-cell>
          <table:table-cell table:style-name="ce6"/>
          <table:table-cell table:style-name="ce15" table:formula="of:=[.D193]/2+127" office:value-type="float" office:value="-19.8229320621603" calcext:value-type="float">
            <text:p>-20</text:p>
          </table:table-cell>
          <table:table-cell table:style-name="ce15" table:formula="of:=[.I193]/2+128" office:value-type="float" office:value="14.7595027966756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3" table:formula="of:=360*[.B194]/256" office:value-type="float" office:value="268.59375" calcext:value-type="float">
            <text:p>268.59375</text:p>
          </table:table-cell>
          <table:table-cell table:style-name="ce6" table:formula="of:=[.$A$3]*SIN(RADIANS([.C194]))" office:value-type="float" office:value="-293.911452696684" calcext:value-type="float">
            <text:p>-293.9115</text:p>
          </table:table-cell>
          <table:table-cell table:style-name="ce6" table:formula="of:=[.$A$3]*SIN(RADIANS([.C194]-120))" office:value-type="float" office:value="153.204204586573" calcext:value-type="float">
            <text:p>153.2042</text:p>
          </table:table-cell>
          <table:table-cell table:style-name="ce6" table:formula="of:=[.$A$3]*SIN(RADIANS([.C194]+120))" office:value-type="float" office:value="140.707248110111" calcext:value-type="float">
            <text:p>140.7072</text:p>
          </table:table-cell>
          <table:table-cell table:style-name="ce6"/>
          <table:table-cell table:style-name="ce10" table:formula="of:=(MIN([.D194];[.E194];[.F194])+MAX([.D194];[.E194];[.F194]))/2" office:value-type="float" office:value="-70.3536240550556" calcext:value-type="float">
            <text:p>-70.3536</text:p>
          </table:table-cell>
          <table:table-cell table:style-name="ce6" table:formula="of:=[.D194]-[.H194]" office:value-type="float" office:value="-223.557828641628" calcext:value-type="float">
            <text:p>-223.5578</text:p>
          </table:table-cell>
          <table:table-cell table:style-name="ce6" table:formula="of:=[.E194]-[.H194]" office:value-type="float" office:value="223.557828641628" calcext:value-type="float">
            <text:p>223.5578</text:p>
          </table:table-cell>
          <table:table-cell table:style-name="ce6" table:formula="of:=[.F194]-[.H194]" office:value-type="float" office:value="211.060872165167" calcext:value-type="float">
            <text:p>211.0609</text:p>
          </table:table-cell>
          <table:table-cell table:style-name="ce6"/>
          <table:table-cell table:style-name="ce15" table:formula="of:=[.D194]/2+127" office:value-type="float" office:value="-19.955726348342" calcext:value-type="float">
            <text:p>-20</text:p>
          </table:table-cell>
          <table:table-cell table:style-name="ce15" table:formula="of:=[.I194]/2+128" office:value-type="float" office:value="16.2210856791858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3" table:formula="of:=360*[.B195]/256" office:value-type="float" office:value="270" calcext:value-type="float">
            <text:p>270</text:p>
          </table:table-cell>
          <table:table-cell table:style-name="ce6" table:formula="of:=[.$A$3]*SIN(RADIANS([.C195]))" office:value-type="float" office:value="-294" calcext:value-type="float">
            <text:p>-294.0000</text:p>
          </table:table-cell>
          <table:table-cell table:style-name="ce6" table:formula="of:=[.$A$3]*SIN(RADIANS([.C195]-120))" office:value-type="float" office:value="147" calcext:value-type="float">
            <text:p>147.0000</text:p>
          </table:table-cell>
          <table:table-cell table:style-name="ce6" table:formula="of:=[.$A$3]*SIN(RADIANS([.C195]+120))" office:value-type="float" office:value="147" calcext:value-type="float">
            <text:p>147.0000</text:p>
          </table:table-cell>
          <table:table-cell table:style-name="ce6"/>
          <table:table-cell table:style-name="ce10" table:formula="of:=(MIN([.D195];[.E195];[.F195])+MAX([.D195];[.E195];[.F195]))/2" office:value-type="float" office:value="-73.5" calcext:value-type="float">
            <text:p>-73.5000</text:p>
          </table:table-cell>
          <table:table-cell table:style-name="ce6" table:formula="of:=[.D195]-[.H195]" office:value-type="float" office:value="-220.5" calcext:value-type="float">
            <text:p>-220.5000</text:p>
          </table:table-cell>
          <table:table-cell table:style-name="ce6" table:formula="of:=[.E195]-[.H195]" office:value-type="float" office:value="220.5" calcext:value-type="float">
            <text:p>220.5000</text:p>
          </table:table-cell>
          <table:table-cell table:style-name="ce6" table:formula="of:=[.F195]-[.H195]" office:value-type="float" office:value="220.5" calcext:value-type="float">
            <text:p>220.5000</text:p>
          </table:table-cell>
          <table:table-cell table:style-name="ce6"/>
          <table:table-cell table:style-name="ce15" table:formula="of:=[.D195]/2+127" office:value-type="float" office:value="-20" calcext:value-type="float">
            <text:p>-20</text:p>
          </table:table-cell>
          <table:table-cell table:style-name="ce15" table:formula="of:=[.I195]/2+128" office:value-type="float" office:value="17.75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3" table:formula="of:=360*[.B196]/256" office:value-type="float" office:value="271.40625" calcext:value-type="float">
            <text:p>271.40625</text:p>
          </table:table-cell>
          <table:table-cell table:style-name="ce6" table:formula="of:=[.$A$3]*SIN(RADIANS([.C196]))" office:value-type="float" office:value="-293.911452696684" calcext:value-type="float">
            <text:p>-293.9115</text:p>
          </table:table-cell>
          <table:table-cell table:style-name="ce6" table:formula="of:=[.$A$3]*SIN(RADIANS([.C196]-120))" office:value-type="float" office:value="140.707248110111" calcext:value-type="float">
            <text:p>140.7072</text:p>
          </table:table-cell>
          <table:table-cell table:style-name="ce6" table:formula="of:=[.$A$3]*SIN(RADIANS([.C196]+120))" office:value-type="float" office:value="153.204204586573" calcext:value-type="float">
            <text:p>153.2042</text:p>
          </table:table-cell>
          <table:table-cell table:style-name="ce6"/>
          <table:table-cell table:style-name="ce10" table:formula="of:=(MIN([.D196];[.E196];[.F196])+MAX([.D196];[.E196];[.F196]))/2" office:value-type="float" office:value="-70.3536240550556" calcext:value-type="float">
            <text:p>-70.3536</text:p>
          </table:table-cell>
          <table:table-cell table:style-name="ce6" table:formula="of:=[.D196]-[.H196]" office:value-type="float" office:value="-223.557828641628" calcext:value-type="float">
            <text:p>-223.5578</text:p>
          </table:table-cell>
          <table:table-cell table:style-name="ce6" table:formula="of:=[.E196]-[.H196]" office:value-type="float" office:value="211.060872165167" calcext:value-type="float">
            <text:p>211.0609</text:p>
          </table:table-cell>
          <table:table-cell table:style-name="ce6" table:formula="of:=[.F196]-[.H196]" office:value-type="float" office:value="223.557828641628" calcext:value-type="float">
            <text:p>223.5578</text:p>
          </table:table-cell>
          <table:table-cell table:style-name="ce6"/>
          <table:table-cell table:style-name="ce15" table:formula="of:=[.D196]/2+127" office:value-type="float" office:value="-19.955726348342" calcext:value-type="float">
            <text:p>-20</text:p>
          </table:table-cell>
          <table:table-cell table:style-name="ce15" table:formula="of:=[.I196]/2+128" office:value-type="float" office:value="16.2210856791858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3" table:formula="of:=360*[.B197]/256" office:value-type="float" office:value="272.8125" calcext:value-type="float">
            <text:p>272.8125</text:p>
          </table:table-cell>
          <table:table-cell table:style-name="ce6" table:formula="of:=[.$A$3]*SIN(RADIANS([.C197]))" office:value-type="float" office:value="-293.645864124321" calcext:value-type="float">
            <text:p>-293.6459</text:p>
          </table:table-cell>
          <table:table-cell table:style-name="ce6" table:formula="of:=[.$A$3]*SIN(RADIANS([.C197]-120))" office:value-type="float" office:value="134.329739435344" calcext:value-type="float">
            <text:p>134.3297</text:p>
          </table:table-cell>
          <table:table-cell table:style-name="ce6" table:formula="of:=[.$A$3]*SIN(RADIANS([.C197]+120))" office:value-type="float" office:value="159.316124688977" calcext:value-type="float">
            <text:p>159.3161</text:p>
          </table:table-cell>
          <table:table-cell table:style-name="ce6"/>
          <table:table-cell table:style-name="ce10" table:formula="of:=(MIN([.D197];[.E197];[.F197])+MAX([.D197];[.E197];[.F197]))/2" office:value-type="float" office:value="-67.1648697176719" calcext:value-type="float">
            <text:p>-67.1649</text:p>
          </table:table-cell>
          <table:table-cell table:style-name="ce6" table:formula="of:=[.D197]-[.H197]" office:value-type="float" office:value="-226.480994406649" calcext:value-type="float">
            <text:p>-226.4810</text:p>
          </table:table-cell>
          <table:table-cell table:style-name="ce6" table:formula="of:=[.E197]-[.H197]" office:value-type="float" office:value="201.494609153016" calcext:value-type="float">
            <text:p>201.4946</text:p>
          </table:table-cell>
          <table:table-cell table:style-name="ce6" table:formula="of:=[.F197]-[.H197]" office:value-type="float" office:value="226.480994406649" calcext:value-type="float">
            <text:p>226.4810</text:p>
          </table:table-cell>
          <table:table-cell table:style-name="ce6"/>
          <table:table-cell table:style-name="ce15" table:formula="of:=[.D197]/2+127" office:value-type="float" office:value="-19.8229320621603" calcext:value-type="float">
            <text:p>-20</text:p>
          </table:table-cell>
          <table:table-cell table:style-name="ce15" table:formula="of:=[.I197]/2+128" office:value-type="float" office:value="14.7595027966756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3" table:formula="of:=360*[.B198]/256" office:value-type="float" office:value="274.21875" calcext:value-type="float">
            <text:p>274.21875</text:p>
          </table:table-cell>
          <table:table-cell table:style-name="ce6" table:formula="of:=[.$A$3]*SIN(RADIANS([.C198]))" office:value-type="float" office:value="-293.203394263535" calcext:value-type="float">
            <text:p>-293.2034</text:p>
          </table:table-cell>
          <table:table-cell table:style-name="ce6" table:formula="of:=[.$A$3]*SIN(RADIANS([.C198]-120))" office:value-type="float" office:value="127.871315548453" calcext:value-type="float">
            <text:p>127.8713</text:p>
          </table:table-cell>
          <table:table-cell table:style-name="ce6" table:formula="of:=[.$A$3]*SIN(RADIANS([.C198]+120))" office:value-type="float" office:value="165.332078715082" calcext:value-type="float">
            <text:p>165.3321</text:p>
          </table:table-cell>
          <table:table-cell table:style-name="ce6"/>
          <table:table-cell table:style-name="ce10" table:formula="of:=(MIN([.D198];[.E198];[.F198])+MAX([.D198];[.E198];[.F198]))/2" office:value-type="float" office:value="-63.9356577742264" calcext:value-type="float">
            <text:p>-63.9357</text:p>
          </table:table-cell>
          <table:table-cell table:style-name="ce6" table:formula="of:=[.D198]-[.H198]" office:value-type="float" office:value="-229.267736489308" calcext:value-type="float">
            <text:p>-229.2677</text:p>
          </table:table-cell>
          <table:table-cell table:style-name="ce6" table:formula="of:=[.E198]-[.H198]" office:value-type="float" office:value="191.806973322679" calcext:value-type="float">
            <text:p>191.8070</text:p>
          </table:table-cell>
          <table:table-cell table:style-name="ce6" table:formula="of:=[.F198]-[.H198]" office:value-type="float" office:value="229.267736489308" calcext:value-type="float">
            <text:p>229.2677</text:p>
          </table:table-cell>
          <table:table-cell table:style-name="ce6"/>
          <table:table-cell table:style-name="ce15" table:formula="of:=[.D198]/2+127" office:value-type="float" office:value="-19.6016971317675" calcext:value-type="float">
            <text:p>-20</text:p>
          </table:table-cell>
          <table:table-cell table:style-name="ce15" table:formula="of:=[.I198]/2+128" office:value-type="float" office:value="13.3661317553458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3" table:formula="of:=360*[.B199]/256" office:value-type="float" office:value="275.625" calcext:value-type="float">
            <text:p>275.625</text:p>
          </table:table-cell>
          <table:table-cell table:style-name="ce6" table:formula="of:=[.$A$3]*SIN(RADIANS([.C199]))" office:value-type="float" office:value="-292.584309641626" calcext:value-type="float">
            <text:p>-292.5843</text:p>
          </table:table-cell>
          <table:table-cell table:style-name="ce6" table:formula="of:=[.$A$3]*SIN(RADIANS([.C199]-120))" office:value-type="float" office:value="121.335866762492" calcext:value-type="float">
            <text:p>121.3359</text:p>
          </table:table-cell>
          <table:table-cell table:style-name="ce6" table:formula="of:=[.$A$3]*SIN(RADIANS([.C199]+120))" office:value-type="float" office:value="171.248442879134" calcext:value-type="float">
            <text:p>171.2484</text:p>
          </table:table-cell>
          <table:table-cell table:style-name="ce6"/>
          <table:table-cell table:style-name="ce10" table:formula="of:=(MIN([.D199];[.E199];[.F199])+MAX([.D199];[.E199];[.F199]))/2" office:value-type="float" office:value="-60.6679333812461" calcext:value-type="float">
            <text:p>-60.6679</text:p>
          </table:table-cell>
          <table:table-cell table:style-name="ce6" table:formula="of:=[.D199]-[.H199]" office:value-type="float" office:value="-231.91637626038" calcext:value-type="float">
            <text:p>-231.9164</text:p>
          </table:table-cell>
          <table:table-cell table:style-name="ce6" table:formula="of:=[.E199]-[.H199]" office:value-type="float" office:value="182.003800143738" calcext:value-type="float">
            <text:p>182.0038</text:p>
          </table:table-cell>
          <table:table-cell table:style-name="ce6" table:formula="of:=[.F199]-[.H199]" office:value-type="float" office:value="231.91637626038" calcext:value-type="float">
            <text:p>231.9164</text:p>
          </table:table-cell>
          <table:table-cell table:style-name="ce6"/>
          <table:table-cell table:style-name="ce15" table:formula="of:=[.D199]/2+127" office:value-type="float" office:value="-19.292154820813" calcext:value-type="float">
            <text:p>-19</text:p>
          </table:table-cell>
          <table:table-cell table:style-name="ce15" table:formula="of:=[.I199]/2+128" office:value-type="float" office:value="12.0418118698101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3" table:formula="of:=360*[.B200]/256" office:value-type="float" office:value="277.03125" calcext:value-type="float">
            <text:p>277.03125</text:p>
          </table:table-cell>
          <table:table-cell table:style-name="ce6" table:formula="of:=[.$A$3]*SIN(RADIANS([.C200]))" office:value-type="float" office:value="-291.788983172021" calcext:value-type="float">
            <text:p>-291.7890</text:p>
          </table:table-cell>
          <table:table-cell table:style-name="ce6" table:formula="of:=[.$A$3]*SIN(RADIANS([.C200]-120))" office:value-type="float" office:value="114.727329787434" calcext:value-type="float">
            <text:p>114.7273</text:p>
          </table:table-cell>
          <table:table-cell table:style-name="ce6" table:formula="of:=[.$A$3]*SIN(RADIANS([.C200]+120))" office:value-type="float" office:value="177.061653384587" calcext:value-type="float">
            <text:p>177.0617</text:p>
          </table:table-cell>
          <table:table-cell table:style-name="ce6"/>
          <table:table-cell table:style-name="ce10" table:formula="of:=(MIN([.D200];[.E200];[.F200])+MAX([.D200];[.E200];[.F200]))/2" office:value-type="float" office:value="-57.363664893717" calcext:value-type="float">
            <text:p>-57.3637</text:p>
          </table:table-cell>
          <table:table-cell table:style-name="ce6" table:formula="of:=[.D200]-[.H200]" office:value-type="float" office:value="-234.425318278304" calcext:value-type="float">
            <text:p>-234.4253</text:p>
          </table:table-cell>
          <table:table-cell table:style-name="ce6" table:formula="of:=[.E200]-[.H200]" office:value-type="float" office:value="172.090994681151" calcext:value-type="float">
            <text:p>172.0910</text:p>
          </table:table-cell>
          <table:table-cell table:style-name="ce6" table:formula="of:=[.F200]-[.H200]" office:value-type="float" office:value="234.425318278304" calcext:value-type="float">
            <text:p>234.4253</text:p>
          </table:table-cell>
          <table:table-cell table:style-name="ce6"/>
          <table:table-cell table:style-name="ce15" table:formula="of:=[.D200]/2+127" office:value-type="float" office:value="-18.8944915860104" calcext:value-type="float">
            <text:p>-19</text:p>
          </table:table-cell>
          <table:table-cell table:style-name="ce15" table:formula="of:=[.I200]/2+128" office:value-type="float" office:value="10.787340860848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3" table:formula="of:=360*[.B201]/256" office:value-type="float" office:value="278.4375" calcext:value-type="float">
            <text:p>278.4375</text:p>
          </table:table-cell>
          <table:table-cell table:style-name="ce6" table:formula="of:=[.$A$3]*SIN(RADIANS([.C201]))" office:value-type="float" office:value="-290.817893929646" calcext:value-type="float">
            <text:p>-290.8179</text:p>
          </table:table-cell>
          <table:table-cell table:style-name="ce6" table:formula="of:=[.$A$3]*SIN(RADIANS([.C201]-120))" office:value-type="float" office:value="108.049685358843" calcext:value-type="float">
            <text:p>108.0497</text:p>
          </table:table-cell>
          <table:table-cell table:style-name="ce6" table:formula="of:=[.$A$3]*SIN(RADIANS([.C201]+120))" office:value-type="float" office:value="182.768208570803" calcext:value-type="float">
            <text:p>182.7682</text:p>
          </table:table-cell>
          <table:table-cell table:style-name="ce6"/>
          <table:table-cell table:style-name="ce10" table:formula="of:=(MIN([.D201];[.E201];[.F201])+MAX([.D201];[.E201];[.F201]))/2" office:value-type="float" office:value="-54.0248426794215" calcext:value-type="float">
            <text:p>-54.0248</text:p>
          </table:table-cell>
          <table:table-cell table:style-name="ce6" table:formula="of:=[.D201]-[.H201]" office:value-type="float" office:value="-236.793051250224" calcext:value-type="float">
            <text:p>-236.7931</text:p>
          </table:table-cell>
          <table:table-cell table:style-name="ce6" table:formula="of:=[.E201]-[.H201]" office:value-type="float" office:value="162.074528038264" calcext:value-type="float">
            <text:p>162.0745</text:p>
          </table:table-cell>
          <table:table-cell table:style-name="ce6" table:formula="of:=[.F201]-[.H201]" office:value-type="float" office:value="236.793051250224" calcext:value-type="float">
            <text:p>236.7931</text:p>
          </table:table-cell>
          <table:table-cell table:style-name="ce6"/>
          <table:table-cell table:style-name="ce15" table:formula="of:=[.D201]/2+127" office:value-type="float" office:value="-18.4089469648228" calcext:value-type="float">
            <text:p>-18</text:p>
          </table:table-cell>
          <table:table-cell table:style-name="ce15" table:formula="of:=[.I201]/2+128" office:value-type="float" office:value="9.60347437488792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3" table:formula="of:=360*[.B202]/256" office:value-type="float" office:value="279.84375" calcext:value-type="float">
            <text:p>279.84375</text:p>
          </table:table-cell>
          <table:table-cell table:style-name="ce6" table:formula="of:=[.$A$3]*SIN(RADIANS([.C202]))" office:value-type="float" office:value="-289.671626862349" calcext:value-type="float">
            <text:p>-289.6716</text:p>
          </table:table-cell>
          <table:table-cell table:style-name="ce6" table:formula="of:=[.$A$3]*SIN(RADIANS([.C202]-120))" office:value-type="float" office:value="101.30695584003" calcext:value-type="float">
            <text:p>101.3070</text:p>
          </table:table-cell>
          <table:table-cell table:style-name="ce6" table:formula="of:=[.$A$3]*SIN(RADIANS([.C202]+120))" office:value-type="float" office:value="188.364671022319" calcext:value-type="float">
            <text:p>188.3647</text:p>
          </table:table-cell>
          <table:table-cell table:style-name="ce6"/>
          <table:table-cell table:style-name="ce10" table:formula="of:=(MIN([.D202];[.E202];[.F202])+MAX([.D202];[.E202];[.F202]))/2" office:value-type="float" office:value="-50.6534779200149" calcext:value-type="float">
            <text:p>-50.6535</text:p>
          </table:table-cell>
          <table:table-cell table:style-name="ce6" table:formula="of:=[.D202]-[.H202]" office:value-type="float" office:value="-239.018148942334" calcext:value-type="float">
            <text:p>-239.0181</text:p>
          </table:table-cell>
          <table:table-cell table:style-name="ce6" table:formula="of:=[.E202]-[.H202]" office:value-type="float" office:value="151.960433760045" calcext:value-type="float">
            <text:p>151.9604</text:p>
          </table:table-cell>
          <table:table-cell table:style-name="ce6" table:formula="of:=[.F202]-[.H202]" office:value-type="float" office:value="239.018148942334" calcext:value-type="float">
            <text:p>239.0181</text:p>
          </table:table-cell>
          <table:table-cell table:style-name="ce6"/>
          <table:table-cell table:style-name="ce15" table:formula="of:=[.D202]/2+127" office:value-type="float" office:value="-17.8358134311744" calcext:value-type="float">
            <text:p>-18</text:p>
          </table:table-cell>
          <table:table-cell table:style-name="ce15" table:formula="of:=[.I202]/2+128" office:value-type="float" office:value="8.49092552883309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3" table:formula="of:=360*[.B203]/256" office:value-type="float" office:value="281.25" calcext:value-type="float">
            <text:p>281.25</text:p>
          </table:table-cell>
          <table:table-cell table:style-name="ce6" table:formula="of:=[.$A$3]*SIN(RADIANS([.C203]))" office:value-type="float" office:value="-288.35087243855" calcext:value-type="float">
            <text:p>-288.3509</text:p>
          </table:table-cell>
          <table:table-cell table:style-name="ce6" table:formula="of:=[.$A$3]*SIN(RADIANS([.C203]-120))" office:value-type="float" office:value="94.5032027991295" calcext:value-type="float">
            <text:p>94.5032</text:p>
          </table:table-cell>
          <table:table-cell table:style-name="ce6" table:formula="of:=[.$A$3]*SIN(RADIANS([.C203]+120))" office:value-type="float" office:value="193.84766963942" calcext:value-type="float">
            <text:p>193.8477</text:p>
          </table:table-cell>
          <table:table-cell table:style-name="ce6"/>
          <table:table-cell table:style-name="ce10" table:formula="of:=(MIN([.D203];[.E203];[.F203])+MAX([.D203];[.E203];[.F203]))/2" office:value-type="float" office:value="-47.2516013995647" calcext:value-type="float">
            <text:p>-47.2516</text:p>
          </table:table-cell>
          <table:table-cell table:style-name="ce6" table:formula="of:=[.D203]-[.H203]" office:value-type="float" office:value="-241.099271038985" calcext:value-type="float">
            <text:p>-241.0993</text:p>
          </table:table-cell>
          <table:table-cell table:style-name="ce6" table:formula="of:=[.E203]-[.H203]" office:value-type="float" office:value="141.754804198694" calcext:value-type="float">
            <text:p>141.7548</text:p>
          </table:table-cell>
          <table:table-cell table:style-name="ce6" table:formula="of:=[.F203]-[.H203]" office:value-type="float" office:value="241.099271038985" calcext:value-type="float">
            <text:p>241.0993</text:p>
          </table:table-cell>
          <table:table-cell table:style-name="ce6"/>
          <table:table-cell table:style-name="ce15" table:formula="of:=[.D203]/2+127" office:value-type="float" office:value="-17.1754362192749" calcext:value-type="float">
            <text:p>-17</text:p>
          </table:table-cell>
          <table:table-cell table:style-name="ce15" table:formula="of:=[.I203]/2+128" office:value-type="float" office:value="7.45036448050749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3" table:formula="of:=360*[.B204]/256" office:value-type="float" office:value="282.65625" calcext:value-type="float">
            <text:p>282.65625</text:p>
          </table:table-cell>
          <table:table-cell table:style-name="ce6" table:formula="of:=[.$A$3]*SIN(RADIANS([.C204]))" office:value-type="float" office:value="-286.856426231327" calcext:value-type="float">
            <text:p>-286.8564</text:p>
          </table:table-cell>
          <table:table-cell table:style-name="ce6" table:formula="of:=[.$A$3]*SIN(RADIANS([.C204]-120))" office:value-type="float" office:value="87.6425245625656" calcext:value-type="float">
            <text:p>87.6425</text:p>
          </table:table-cell>
          <table:table-cell table:style-name="ce6" table:formula="of:=[.$A$3]*SIN(RADIANS([.C204]+120))" office:value-type="float" office:value="199.213901668762" calcext:value-type="float">
            <text:p>199.2139</text:p>
          </table:table-cell>
          <table:table-cell table:style-name="ce6"/>
          <table:table-cell table:style-name="ce10" table:formula="of:=(MIN([.D204];[.E204];[.F204])+MAX([.D204];[.E204];[.F204]))/2" office:value-type="float" office:value="-43.8212622812828" calcext:value-type="float">
            <text:p>-43.8213</text:p>
          </table:table-cell>
          <table:table-cell table:style-name="ce6" table:formula="of:=[.D204]-[.H204]" office:value-type="float" office:value="-243.035163950045" calcext:value-type="float">
            <text:p>-243.0352</text:p>
          </table:table-cell>
          <table:table-cell table:style-name="ce6" table:formula="of:=[.E204]-[.H204]" office:value-type="float" office:value="131.463786843848" calcext:value-type="float">
            <text:p>131.4638</text:p>
          </table:table-cell>
          <table:table-cell table:style-name="ce6" table:formula="of:=[.F204]-[.H204]" office:value-type="float" office:value="243.035163950045" calcext:value-type="float">
            <text:p>243.0352</text:p>
          </table:table-cell>
          <table:table-cell table:style-name="ce6"/>
          <table:table-cell table:style-name="ce15" table:formula="of:=[.D204]/2+127" office:value-type="float" office:value="-16.4282131156637" calcext:value-type="float">
            <text:p>-16</text:p>
          </table:table-cell>
          <table:table-cell table:style-name="ce15" table:formula="of:=[.I204]/2+128" office:value-type="float" office:value="6.48241802497768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3" table:formula="of:=360*[.B205]/256" office:value-type="float" office:value="284.0625" calcext:value-type="float">
            <text:p>284.0625</text:p>
          </table:table-cell>
          <table:table-cell table:style-name="ce6" table:formula="of:=[.$A$3]*SIN(RADIANS([.C205]))" office:value-type="float" office:value="-285.189188439196" calcext:value-type="float">
            <text:p>-285.1892</text:p>
          </table:table-cell>
          <table:table-cell table:style-name="ce6" table:formula="of:=[.$A$3]*SIN(RADIANS([.C205]-120))" office:value-type="float" office:value="80.7290537463701" calcext:value-type="float">
            <text:p>80.7291</text:p>
          </table:table-cell>
          <table:table-cell table:style-name="ce6" table:formula="of:=[.$A$3]*SIN(RADIANS([.C205]+120))" office:value-type="float" office:value="204.460134692826" calcext:value-type="float">
            <text:p>204.4601</text:p>
          </table:table-cell>
          <table:table-cell table:style-name="ce6"/>
          <table:table-cell table:style-name="ce10" table:formula="of:=(MIN([.D205];[.E205];[.F205])+MAX([.D205];[.E205];[.F205]))/2" office:value-type="float" office:value="-40.364526873185" calcext:value-type="float">
            <text:p>-40.3645</text:p>
          </table:table-cell>
          <table:table-cell table:style-name="ce6" table:formula="of:=[.D205]-[.H205]" office:value-type="float" office:value="-244.824661566011" calcext:value-type="float">
            <text:p>-244.8247</text:p>
          </table:table-cell>
          <table:table-cell table:style-name="ce6" table:formula="of:=[.E205]-[.H205]" office:value-type="float" office:value="121.093580619555" calcext:value-type="float">
            <text:p>121.0936</text:p>
          </table:table-cell>
          <table:table-cell table:style-name="ce6" table:formula="of:=[.F205]-[.H205]" office:value-type="float" office:value="244.824661566011" calcext:value-type="float">
            <text:p>244.8247</text:p>
          </table:table-cell>
          <table:table-cell table:style-name="ce6"/>
          <table:table-cell table:style-name="ce15" table:formula="of:=[.D205]/2+127" office:value-type="float" office:value="-15.594594219598" calcext:value-type="float">
            <text:p>-16</text:p>
          </table:table-cell>
          <table:table-cell table:style-name="ce15" table:formula="of:=[.I205]/2+128" office:value-type="float" office:value="5.5876692169945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3" table:formula="of:=360*[.B206]/256" office:value-type="float" office:value="285.46875" calcext:value-type="float">
            <text:p>285.46875</text:p>
          </table:table-cell>
          <table:table-cell table:style-name="ce6" table:formula="of:=[.$A$3]*SIN(RADIANS([.C206]))" office:value-type="float" office:value="-283.350163343859" calcext:value-type="float">
            <text:p>-283.3502</text:p>
          </table:table-cell>
          <table:table-cell table:style-name="ce6" table:formula="of:=[.$A$3]*SIN(RADIANS([.C206]-120))" office:value-type="float" office:value="73.7669547668516" calcext:value-type="float">
            <text:p>73.7670</text:p>
          </table:table-cell>
          <table:table-cell table:style-name="ce6" table:formula="of:=[.$A$3]*SIN(RADIANS([.C206]+120))" office:value-type="float" office:value="209.583208577008" calcext:value-type="float">
            <text:p>209.5832</text:p>
          </table:table-cell>
          <table:table-cell table:style-name="ce6"/>
          <table:table-cell table:style-name="ce10" table:formula="of:=(MIN([.D206];[.E206];[.F206])+MAX([.D206];[.E206];[.F206]))/2" office:value-type="float" office:value="-36.8834773834258" calcext:value-type="float">
            <text:p>-36.8835</text:p>
          </table:table-cell>
          <table:table-cell table:style-name="ce6" table:formula="of:=[.D206]-[.H206]" office:value-type="float" office:value="-246.466685960433" calcext:value-type="float">
            <text:p>-246.4667</text:p>
          </table:table-cell>
          <table:table-cell table:style-name="ce6" table:formula="of:=[.E206]-[.H206]" office:value-type="float" office:value="110.650432150277" calcext:value-type="float">
            <text:p>110.6504</text:p>
          </table:table-cell>
          <table:table-cell table:style-name="ce6" table:formula="of:=[.F206]-[.H206]" office:value-type="float" office:value="246.466685960433" calcext:value-type="float">
            <text:p>246.4667</text:p>
          </table:table-cell>
          <table:table-cell table:style-name="ce6"/>
          <table:table-cell table:style-name="ce15" table:formula="of:=[.D206]/2+127" office:value-type="float" office:value="-14.6750816719297" calcext:value-type="float">
            <text:p>-15</text:p>
          </table:table-cell>
          <table:table-cell table:style-name="ce15" table:formula="of:=[.I206]/2+128" office:value-type="float" office:value="4.7666570197832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3" table:formula="of:=360*[.B207]/256" office:value-type="float" office:value="286.875" calcext:value-type="float">
            <text:p>286.875</text:p>
          </table:table-cell>
          <table:table-cell table:style-name="ce6" table:formula="of:=[.$A$3]*SIN(RADIANS([.C207]))" office:value-type="float" office:value="-281.340458705269" calcext:value-type="float">
            <text:p>-281.3405</text:p>
          </table:table-cell>
          <table:table-cell table:style-name="ce6" table:formula="of:=[.$A$3]*SIN(RADIANS([.C207]-120))" office:value-type="float" office:value="66.7604213321058" calcext:value-type="float">
            <text:p>66.7604</text:p>
          </table:table-cell>
          <table:table-cell table:style-name="ce6" table:formula="of:=[.$A$3]*SIN(RADIANS([.C207]+120))" office:value-type="float" office:value="214.580037373164" calcext:value-type="float">
            <text:p>214.5800</text:p>
          </table:table-cell>
          <table:table-cell table:style-name="ce6"/>
          <table:table-cell table:style-name="ce10" table:formula="of:=(MIN([.D207];[.E207];[.F207])+MAX([.D207];[.E207];[.F207]))/2" office:value-type="float" office:value="-33.3802106660529" calcext:value-type="float">
            <text:p>-33.3802</text:p>
          </table:table-cell>
          <table:table-cell table:style-name="ce6" table:formula="of:=[.D207]-[.H207]" office:value-type="float" office:value="-247.960248039217" calcext:value-type="float">
            <text:p>-247.9602</text:p>
          </table:table-cell>
          <table:table-cell table:style-name="ce6" table:formula="of:=[.E207]-[.H207]" office:value-type="float" office:value="100.140631998159" calcext:value-type="float">
            <text:p>100.1406</text:p>
          </table:table-cell>
          <table:table-cell table:style-name="ce6" table:formula="of:=[.F207]-[.H207]" office:value-type="float" office:value="247.960248039217" calcext:value-type="float">
            <text:p>247.9602</text:p>
          </table:table-cell>
          <table:table-cell table:style-name="ce6"/>
          <table:table-cell table:style-name="ce15" table:formula="of:=[.D207]/2+127" office:value-type="float" office:value="-13.6702293526347" calcext:value-type="float">
            <text:p>-14</text:p>
          </table:table-cell>
          <table:table-cell table:style-name="ce15" table:formula="of:=[.I207]/2+128" office:value-type="float" office:value="4.01987598039173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3" table:formula="of:=360*[.B208]/256" office:value-type="float" office:value="288.28125" calcext:value-type="float">
            <text:p>288.28125</text:p>
          </table:table-cell>
          <table:table-cell table:style-name="ce6" table:formula="of:=[.$A$3]*SIN(RADIANS([.C208]))" office:value-type="float" office:value="-279.161285094353" calcext:value-type="float">
            <text:p>-279.1613</text:p>
          </table:table-cell>
          <table:table-cell table:style-name="ce6" table:formula="of:=[.$A$3]*SIN(RADIANS([.C208]-120))" office:value-type="float" office:value="59.7136739158823" calcext:value-type="float">
            <text:p>59.7137</text:p>
          </table:table-cell>
          <table:table-cell table:style-name="ce6" table:formula="of:=[.$A$3]*SIN(RADIANS([.C208]+120))" office:value-type="float" office:value="219.44761117847" calcext:value-type="float">
            <text:p>219.4476</text:p>
          </table:table-cell>
          <table:table-cell table:style-name="ce6"/>
          <table:table-cell table:style-name="ce10" table:formula="of:=(MIN([.D208];[.E208];[.F208])+MAX([.D208];[.E208];[.F208]))/2" office:value-type="float" office:value="-29.8568369579412" calcext:value-type="float">
            <text:p>-29.8568</text:p>
          </table:table-cell>
          <table:table-cell table:style-name="ce6" table:formula="of:=[.D208]-[.H208]" office:value-type="float" office:value="-249.304448136412" calcext:value-type="float">
            <text:p>-249.3044</text:p>
          </table:table-cell>
          <table:table-cell table:style-name="ce6" table:formula="of:=[.E208]-[.H208]" office:value-type="float" office:value="89.5705108738235" calcext:value-type="float">
            <text:p>89.5705</text:p>
          </table:table-cell>
          <table:table-cell table:style-name="ce6" table:formula="of:=[.F208]-[.H208]" office:value-type="float" office:value="249.304448136412" calcext:value-type="float">
            <text:p>249.3044</text:p>
          </table:table-cell>
          <table:table-cell table:style-name="ce6"/>
          <table:table-cell table:style-name="ce15" table:formula="of:=[.D208]/2+127" office:value-type="float" office:value="-12.5806425471764" calcext:value-type="float">
            <text:p>-13</text:p>
          </table:table-cell>
          <table:table-cell table:style-name="ce15" table:formula="of:=[.I208]/2+128" office:value-type="float" office:value="3.34777593179417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3" table:formula="of:=360*[.B209]/256" office:value-type="float" office:value="289.6875" calcext:value-type="float">
            <text:p>289.6875</text:p>
          </table:table-cell>
          <table:table-cell table:style-name="ce6" table:formula="of:=[.$A$3]*SIN(RADIANS([.C209]))" office:value-type="float" office:value="-276.813955163808" calcext:value-type="float">
            <text:p>-276.8140</text:p>
          </table:table-cell>
          <table:table-cell table:style-name="ce6" table:formula="of:=[.$A$3]*SIN(RADIANS([.C209]-120))" office:value-type="float" office:value="52.6309572153301" calcext:value-type="float">
            <text:p>52.6310</text:p>
          </table:table-cell>
          <table:table-cell table:style-name="ce6" table:formula="of:=[.$A$3]*SIN(RADIANS([.C209]+120))" office:value-type="float" office:value="224.182997948478" calcext:value-type="float">
            <text:p>224.1830</text:p>
          </table:table-cell>
          <table:table-cell table:style-name="ce6"/>
          <table:table-cell table:style-name="ce10" table:formula="of:=(MIN([.D209];[.E209];[.F209])+MAX([.D209];[.E209];[.F209]))/2" office:value-type="float" office:value="-26.315478607665" calcext:value-type="float">
            <text:p>-26.3155</text:p>
          </table:table-cell>
          <table:table-cell table:style-name="ce6" table:formula="of:=[.D209]-[.H209]" office:value-type="float" office:value="-250.498476556143" calcext:value-type="float">
            <text:p>-250.4985</text:p>
          </table:table-cell>
          <table:table-cell table:style-name="ce6" table:formula="of:=[.E209]-[.H209]" office:value-type="float" office:value="78.9464358229951" calcext:value-type="float">
            <text:p>78.9464</text:p>
          </table:table-cell>
          <table:table-cell table:style-name="ce6" table:formula="of:=[.F209]-[.H209]" office:value-type="float" office:value="250.498476556143" calcext:value-type="float">
            <text:p>250.4985</text:p>
          </table:table-cell>
          <table:table-cell table:style-name="ce6"/>
          <table:table-cell table:style-name="ce15" table:formula="of:=[.D209]/2+127" office:value-type="float" office:value="-11.4069775819041" calcext:value-type="float">
            <text:p>-11</text:p>
          </table:table-cell>
          <table:table-cell table:style-name="ce15" table:formula="of:=[.I209]/2+128" office:value-type="float" office:value="2.75076172192846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3" table:formula="of:=360*[.B210]/256" office:value-type="float" office:value="291.09375" calcext:value-type="float">
            <text:p>291.09375</text:p>
          </table:table-cell>
          <table:table-cell table:style-name="ce6" table:formula="of:=[.$A$3]*SIN(RADIANS([.C210]))" office:value-type="float" office:value="-274.299882857413" calcext:value-type="float">
            <text:p>-274.2999</text:p>
          </table:table-cell>
          <table:table-cell table:style-name="ce6" table:formula="of:=[.$A$3]*SIN(RADIANS([.C210]-120))" office:value-type="float" office:value="45.5165375941494" calcext:value-type="float">
            <text:p>45.5165</text:p>
          </table:table-cell>
          <table:table-cell table:style-name="ce6" table:formula="of:=[.$A$3]*SIN(RADIANS([.C210]+120))" office:value-type="float" office:value="228.783345263264" calcext:value-type="float">
            <text:p>228.7833</text:p>
          </table:table-cell>
          <table:table-cell table:style-name="ce6"/>
          <table:table-cell table:style-name="ce10" table:formula="of:=(MIN([.D210];[.E210];[.F210])+MAX([.D210];[.E210];[.F210]))/2" office:value-type="float" office:value="-22.7582687970747" calcext:value-type="float">
            <text:p>-22.7583</text:p>
          </table:table-cell>
          <table:table-cell table:style-name="ce6" table:formula="of:=[.D210]-[.H210]" office:value-type="float" office:value="-251.541614060338" calcext:value-type="float">
            <text:p>-251.5416</text:p>
          </table:table-cell>
          <table:table-cell table:style-name="ce6" table:formula="of:=[.E210]-[.H210]" office:value-type="float" office:value="68.2748063912242" calcext:value-type="float">
            <text:p>68.2748</text:p>
          </table:table-cell>
          <table:table-cell table:style-name="ce6" table:formula="of:=[.F210]-[.H210]" office:value-type="float" office:value="251.541614060338" calcext:value-type="float">
            <text:p>251.5416</text:p>
          </table:table-cell>
          <table:table-cell table:style-name="ce6"/>
          <table:table-cell table:style-name="ce15" table:formula="of:=[.D210]/2+127" office:value-type="float" office:value="-10.1499414287066" calcext:value-type="float">
            <text:p>-10</text:p>
          </table:table-cell>
          <table:table-cell table:style-name="ce15" table:formula="of:=[.I210]/2+128" office:value-type="float" office:value="2.22919296983078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3" table:formula="of:=360*[.B211]/256" office:value-type="float" office:value="292.5" calcext:value-type="float">
            <text:p>292.5</text:p>
          </table:table-cell>
          <table:table-cell table:style-name="ce6" table:formula="of:=[.$A$3]*SIN(RADIANS([.C211]))" office:value-type="float" office:value="-271.620582558318" calcext:value-type="float">
            <text:p>-271.6206</text:p>
          </table:table-cell>
          <table:table-cell table:style-name="ce6" table:formula="of:=[.$A$3]*SIN(RADIANS([.C211]-120))" office:value-type="float" office:value="38.3747005126952" calcext:value-type="float">
            <text:p>38.3747</text:p>
          </table:table-cell>
          <table:table-cell table:style-name="ce6" table:formula="of:=[.$A$3]*SIN(RADIANS([.C211]+120))" office:value-type="float" office:value="233.245882045623" calcext:value-type="float">
            <text:p>233.2459</text:p>
          </table:table-cell>
          <table:table-cell table:style-name="ce6"/>
          <table:table-cell table:style-name="ce10" table:formula="of:=(MIN([.D211];[.E211];[.F211])+MAX([.D211];[.E211];[.F211]))/2" office:value-type="float" office:value="-19.1873502563476" calcext:value-type="float">
            <text:p>-19.1874</text:p>
          </table:table-cell>
          <table:table-cell table:style-name="ce6" table:formula="of:=[.D211]-[.H211]" office:value-type="float" office:value="-252.433232301971" calcext:value-type="float">
            <text:p>-252.4332</text:p>
          </table:table-cell>
          <table:table-cell table:style-name="ce6" table:formula="of:=[.E211]-[.H211]" office:value-type="float" office:value="57.5620507690428" calcext:value-type="float">
            <text:p>57.5621</text:p>
          </table:table-cell>
          <table:table-cell table:style-name="ce6" table:formula="of:=[.F211]-[.H211]" office:value-type="float" office:value="252.433232301971" calcext:value-type="float">
            <text:p>252.4332</text:p>
          </table:table-cell>
          <table:table-cell table:style-name="ce6"/>
          <table:table-cell table:style-name="ce15" table:formula="of:=[.D211]/2+127" office:value-type="float" office:value="-8.81029127915915" calcext:value-type="float">
            <text:p>-9</text:p>
          </table:table-cell>
          <table:table-cell table:style-name="ce15" table:formula="of:=[.I211]/2+128" office:value-type="float" office:value="1.78338384901465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3" table:formula="of:=360*[.B212]/256" office:value-type="float" office:value="293.90625" calcext:value-type="float">
            <text:p>293.90625</text:p>
          </table:table-cell>
          <table:table-cell table:style-name="ce6" table:formula="of:=[.$A$3]*SIN(RADIANS([.C212]))" office:value-type="float" office:value="-268.777668176838" calcext:value-type="float">
            <text:p>-268.7777</text:p>
          </table:table-cell>
          <table:table-cell table:style-name="ce6" table:formula="of:=[.$A$3]*SIN(RADIANS([.C212]-120))" office:value-type="float" office:value="31.2097479465745" calcext:value-type="float">
            <text:p>31.2097</text:p>
          </table:table-cell>
          <table:table-cell table:style-name="ce6" table:formula="of:=[.$A$3]*SIN(RADIANS([.C212]+120))" office:value-type="float" office:value="237.567920230263" calcext:value-type="float">
            <text:p>237.5679</text:p>
          </table:table-cell>
          <table:table-cell table:style-name="ce6"/>
          <table:table-cell table:style-name="ce10" table:formula="of:=(MIN([.D212];[.E212];[.F212])+MAX([.D212];[.E212];[.F212]))/2" office:value-type="float" office:value="-15.6048739732873" calcext:value-type="float">
            <text:p>-15.6049</text:p>
          </table:table-cell>
          <table:table-cell table:style-name="ce6" table:formula="of:=[.D212]-[.H212]" office:value-type="float" office:value="-253.172794203551" calcext:value-type="float">
            <text:p>-253.1728</text:p>
          </table:table-cell>
          <table:table-cell table:style-name="ce6" table:formula="of:=[.E212]-[.H212]" office:value-type="float" office:value="46.8146219198618" calcext:value-type="float">
            <text:p>46.8146</text:p>
          </table:table-cell>
          <table:table-cell table:style-name="ce6" table:formula="of:=[.F212]-[.H212]" office:value-type="float" office:value="253.172794203551" calcext:value-type="float">
            <text:p>253.1728</text:p>
          </table:table-cell>
          <table:table-cell table:style-name="ce6"/>
          <table:table-cell table:style-name="ce15" table:formula="of:=[.D212]/2+127" office:value-type="float" office:value="-7.388834088419" calcext:value-type="float">
            <text:p>-7</text:p>
          </table:table-cell>
          <table:table-cell table:style-name="ce15" table:formula="of:=[.I212]/2+128" office:value-type="float" office:value="1.41360289822464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3" table:formula="of:=360*[.B213]/256" office:value-type="float" office:value="295.3125" calcext:value-type="float">
            <text:p>295.3125</text:p>
          </table:table-cell>
          <table:table-cell table:style-name="ce6" table:formula="of:=[.$A$3]*SIN(RADIANS([.C213]))" office:value-type="float" office:value="-265.772852178292" calcext:value-type="float">
            <text:p>-265.7729</text:p>
          </table:table-cell>
          <table:table-cell table:style-name="ce6" table:formula="of:=[.$A$3]*SIN(RADIANS([.C213]-120))" office:value-type="float" office:value="24.0259957952985" calcext:value-type="float">
            <text:p>24.0260</text:p>
          </table:table-cell>
          <table:table-cell table:style-name="ce6" table:formula="of:=[.$A$3]*SIN(RADIANS([.C213]+120))" office:value-type="float" office:value="241.746856382994" calcext:value-type="float">
            <text:p>241.7469</text:p>
          </table:table-cell>
          <table:table-cell table:style-name="ce6"/>
          <table:table-cell table:style-name="ce10" table:formula="of:=(MIN([.D213];[.E213];[.F213])+MAX([.D213];[.E213];[.F213]))/2" office:value-type="float" office:value="-12.0129978976492" calcext:value-type="float">
            <text:p>-12.0130</text:p>
          </table:table-cell>
          <table:table-cell table:style-name="ce6" table:formula="of:=[.D213]-[.H213]" office:value-type="float" office:value="-253.759854280643" calcext:value-type="float">
            <text:p>-253.7599</text:p>
          </table:table-cell>
          <table:table-cell table:style-name="ce6" table:formula="of:=[.E213]-[.H213]" office:value-type="float" office:value="36.0389936929477" calcext:value-type="float">
            <text:p>36.0390</text:p>
          </table:table-cell>
          <table:table-cell table:style-name="ce6" table:formula="of:=[.F213]-[.H213]" office:value-type="float" office:value="253.759854280643" calcext:value-type="float">
            <text:p>253.7599</text:p>
          </table:table-cell>
          <table:table-cell table:style-name="ce6"/>
          <table:table-cell table:style-name="ce15" table:formula="of:=[.D213]/2+127" office:value-type="float" office:value="-5.88642608914617" calcext:value-type="float">
            <text:p>-6</text:p>
          </table:table-cell>
          <table:table-cell table:style-name="ce15" table:formula="of:=[.I213]/2+128" office:value-type="float" office:value="1.12007285967843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3" table:formula="of:=360*[.B214]/256" office:value-type="float" office:value="296.71875" calcext:value-type="float">
            <text:p>296.71875</text:p>
          </table:table-cell>
          <table:table-cell table:style-name="ce6" table:formula="of:=[.$A$3]*SIN(RADIANS([.C214]))" office:value-type="float" office:value="-262.607944551481" calcext:value-type="float">
            <text:p>-262.6079</text:p>
          </table:table-cell>
          <table:table-cell table:style-name="ce6" table:formula="of:=[.$A$3]*SIN(RADIANS([.C214]-120))" office:value-type="float" office:value="16.8277712825452" calcext:value-type="float">
            <text:p>16.8278</text:p>
          </table:table-cell>
          <table:table-cell table:style-name="ce6" table:formula="of:=[.$A$3]*SIN(RADIANS([.C214]+120))" office:value-type="float" office:value="245.780173268936" calcext:value-type="float">
            <text:p>245.7802</text:p>
          </table:table-cell>
          <table:table-cell table:style-name="ce6"/>
          <table:table-cell table:style-name="ce10" table:formula="of:=(MIN([.D214];[.E214];[.F214])+MAX([.D214];[.E214];[.F214]))/2" office:value-type="float" office:value="-8.41388564127259" calcext:value-type="float">
            <text:p>-8.4139</text:p>
          </table:table-cell>
          <table:table-cell table:style-name="ce6" table:formula="of:=[.D214]-[.H214]" office:value-type="float" office:value="-254.194058910209" calcext:value-type="float">
            <text:p>-254.1941</text:p>
          </table:table-cell>
          <table:table-cell table:style-name="ce6" table:formula="of:=[.E214]-[.H214]" office:value-type="float" office:value="25.2416569238178" calcext:value-type="float">
            <text:p>25.2417</text:p>
          </table:table-cell>
          <table:table-cell table:style-name="ce6" table:formula="of:=[.F214]-[.H214]" office:value-type="float" office:value="254.194058910209" calcext:value-type="float">
            <text:p>254.1941</text:p>
          </table:table-cell>
          <table:table-cell table:style-name="ce6"/>
          <table:table-cell table:style-name="ce15" table:formula="of:=[.D214]/2+127" office:value-type="float" office:value="-4.30397227574076" calcext:value-type="float">
            <text:p>-4</text:p>
          </table:table-cell>
          <table:table-cell table:style-name="ce15" table:formula="of:=[.I214]/2+128" office:value-type="float" office:value="0.902970544895538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3" table:formula="of:=360*[.B215]/256" office:value-type="float" office:value="298.125" calcext:value-type="float">
            <text:p>298.125</text:p>
          </table:table-cell>
          <table:table-cell table:style-name="ce6" table:formula="of:=[.$A$3]*SIN(RADIANS([.C215]))" office:value-type="float" office:value="-259.284851718416" calcext:value-type="float">
            <text:p>-259.2849</text:p>
          </table:table-cell>
          <table:table-cell table:style-name="ce6" table:formula="of:=[.$A$3]*SIN(RADIANS([.C215]-120))" office:value-type="float" office:value="9.61941034960215" calcext:value-type="float">
            <text:p>9.6194</text:p>
          </table:table-cell>
          <table:table-cell table:style-name="ce6" table:formula="of:=[.$A$3]*SIN(RADIANS([.C215]+120))" office:value-type="float" office:value="249.665441368814" calcext:value-type="float">
            <text:p>249.6654</text:p>
          </table:table-cell>
          <table:table-cell table:style-name="ce6"/>
          <table:table-cell table:style-name="ce10" table:formula="of:=(MIN([.D215];[.E215];[.F215])+MAX([.D215];[.E215];[.F215]))/2" office:value-type="float" office:value="-4.8097051748011" calcext:value-type="float">
            <text:p>-4.8097</text:p>
          </table:table-cell>
          <table:table-cell table:style-name="ce6" table:formula="of:=[.D215]-[.H215]" office:value-type="float" office:value="-254.475146543615" calcext:value-type="float">
            <text:p>-254.4751</text:p>
          </table:table-cell>
          <table:table-cell table:style-name="ce6" table:formula="of:=[.E215]-[.H215]" office:value-type="float" office:value="14.4291155244032" calcext:value-type="float">
            <text:p>14.4291</text:p>
          </table:table-cell>
          <table:table-cell table:style-name="ce6" table:formula="of:=[.F215]-[.H215]" office:value-type="float" office:value="254.475146543615" calcext:value-type="float">
            <text:p>254.4751</text:p>
          </table:table-cell>
          <table:table-cell table:style-name="ce6"/>
          <table:table-cell table:style-name="ce15" table:formula="of:=[.D215]/2+127" office:value-type="float" office:value="-2.6424258592082" calcext:value-type="float">
            <text:p>-3</text:p>
          </table:table-cell>
          <table:table-cell table:style-name="ce15" table:formula="of:=[.I215]/2+128" office:value-type="float" office:value="0.762426728192338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3" table:formula="of:=360*[.B216]/256" office:value-type="float" office:value="299.53125" calcext:value-type="float">
            <text:p>299.53125</text:p>
          </table:table-cell>
          <table:table-cell table:style-name="ce6" table:formula="of:=[.$A$3]*SIN(RADIANS([.C216]))" office:value-type="float" office:value="-255.805575385961" calcext:value-type="float">
            <text:p>-255.8056</text:p>
          </table:table-cell>
          <table:table-cell table:style-name="ce6" table:formula="of:=[.$A$3]*SIN(RADIANS([.C216]-120))" office:value-type="float" office:value="2.4052550435575" calcext:value-type="float">
            <text:p>2.4053</text:p>
          </table:table-cell>
          <table:table-cell table:style-name="ce6" table:formula="of:=[.$A$3]*SIN(RADIANS([.C216]+120))" office:value-type="float" office:value="253.400320342404" calcext:value-type="float">
            <text:p>253.4003</text:p>
          </table:table-cell>
          <table:table-cell table:style-name="ce6"/>
          <table:table-cell table:style-name="ce10" table:formula="of:=(MIN([.D216];[.E216];[.F216])+MAX([.D216];[.E216];[.F216]))/2" office:value-type="float" office:value="-1.20262752177877" calcext:value-type="float">
            <text:p>-1.2026</text:p>
          </table:table-cell>
          <table:table-cell table:style-name="ce6" table:formula="of:=[.D216]-[.H216]" office:value-type="float" office:value="-254.602947864182" calcext:value-type="float">
            <text:p>-254.6029</text:p>
          </table:table-cell>
          <table:table-cell table:style-name="ce6" table:formula="of:=[.E216]-[.H216]" office:value-type="float" office:value="3.60788256533627" calcext:value-type="float">
            <text:p>3.6079</text:p>
          </table:table-cell>
          <table:table-cell table:style-name="ce6" table:formula="of:=[.F216]-[.H216]" office:value-type="float" office:value="254.602947864182" calcext:value-type="float">
            <text:p>254.6029</text:p>
          </table:table-cell>
          <table:table-cell table:style-name="ce6"/>
          <table:table-cell table:style-name="ce15" table:formula="of:=[.D216]/2+127" office:value-type="float" office:value="-0.902787692980581" calcext:value-type="float">
            <text:p>-1</text:p>
          </table:table-cell>
          <table:table-cell table:style-name="ce15" table:formula="of:=[.I216]/2+128" office:value-type="float" office:value="0.69852606790880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3" table:formula="of:=360*[.B217]/256" office:value-type="float" office:value="300.9375" calcext:value-type="float">
            <text:p>300.9375</text:p>
          </table:table-cell>
          <table:table-cell table:style-name="ce6" table:formula="of:=[.$A$3]*SIN(RADIANS([.C217]))" office:value-type="float" office:value="-252.17221134008" calcext:value-type="float">
            <text:p>-252.1722</text:p>
          </table:table-cell>
          <table:table-cell table:style-name="ce6" table:formula="of:=[.$A$3]*SIN(RADIANS([.C217]-120))" office:value-type="float" office:value="-4.81034909818711" calcext:value-type="float">
            <text:p>-4.8103</text:p>
          </table:table-cell>
          <table:table-cell table:style-name="ce6" table:formula="of:=[.$A$3]*SIN(RADIANS([.C217]+120))" office:value-type="float" office:value="256.982560438267" calcext:value-type="float">
            <text:p>256.9826</text:p>
          </table:table-cell>
          <table:table-cell table:style-name="ce6"/>
          <table:table-cell table:style-name="ce10" table:formula="of:=(MIN([.D217];[.E217];[.F217])+MAX([.D217];[.E217];[.F217]))/2" office:value-type="float" office:value="2.40517454909354" calcext:value-type="float">
            <text:p>2.4052</text:p>
          </table:table-cell>
          <table:table-cell table:style-name="ce6" table:formula="of:=[.D217]-[.H217]" office:value-type="float" office:value="-254.577385889174" calcext:value-type="float">
            <text:p>-254.5774</text:p>
          </table:table-cell>
          <table:table-cell table:style-name="ce6" table:formula="of:=[.E217]-[.H217]" office:value-type="float" office:value="-7.21552364728065" calcext:value-type="float">
            <text:p>-7.2155</text:p>
          </table:table-cell>
          <table:table-cell table:style-name="ce6" table:formula="of:=[.F217]-[.H217]" office:value-type="float" office:value="254.577385889174" calcext:value-type="float">
            <text:p>254.5774</text:p>
          </table:table-cell>
          <table:table-cell table:style-name="ce6"/>
          <table:table-cell table:style-name="ce15" table:formula="of:=[.D217]/2+127" office:value-type="float" office:value="0.913894329959987" calcext:value-type="float">
            <text:p>1</text:p>
          </table:table-cell>
          <table:table-cell table:style-name="ce15" table:formula="of:=[.I217]/2+128" office:value-type="float" office:value="0.711307055413215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3" table:formula="of:=360*[.B218]/256" office:value-type="float" office:value="302.34375" calcext:value-type="float">
            <text:p>302.34375</text:p>
          </table:table-cell>
          <table:table-cell table:style-name="ce6" table:formula="of:=[.$A$3]*SIN(RADIANS([.C218]))" office:value-type="float" office:value="-248.386948183414" calcext:value-type="float">
            <text:p>-248.3869</text:p>
          </table:table-cell>
          <table:table-cell table:style-name="ce6" table:formula="of:=[.$A$3]*SIN(RADIANS([.C218]-120))" office:value-type="float" office:value="-12.0230556655055" calcext:value-type="float">
            <text:p>-12.0231</text:p>
          </table:table-cell>
          <table:table-cell table:style-name="ce6" table:formula="of:=[.$A$3]*SIN(RADIANS([.C218]+120))" office:value-type="float" office:value="260.410003848919" calcext:value-type="float">
            <text:p>260.4100</text:p>
          </table:table-cell>
          <table:table-cell table:style-name="ce6"/>
          <table:table-cell table:style-name="ce10" table:formula="of:=(MIN([.D218];[.E218];[.F218])+MAX([.D218];[.E218];[.F218]))/2" office:value-type="float" office:value="6.01152783275275" calcext:value-type="float">
            <text:p>6.0115</text:p>
          </table:table-cell>
          <table:table-cell table:style-name="ce6" table:formula="of:=[.D218]-[.H218]" office:value-type="float" office:value="-254.398476016167" calcext:value-type="float">
            <text:p>-254.3985</text:p>
          </table:table-cell>
          <table:table-cell table:style-name="ce6" table:formula="of:=[.E218]-[.H218]" office:value-type="float" office:value="-18.0345834982582" calcext:value-type="float">
            <text:p>-18.0346</text:p>
          </table:table-cell>
          <table:table-cell table:style-name="ce6" table:formula="of:=[.F218]-[.H218]" office:value-type="float" office:value="254.398476016167" calcext:value-type="float">
            <text:p>254.3985</text:p>
          </table:table-cell>
          <table:table-cell table:style-name="ce6"/>
          <table:table-cell table:style-name="ce15" table:formula="of:=[.D218]/2+127" office:value-type="float" office:value="2.80652590829304" calcext:value-type="float">
            <text:p>3</text:p>
          </table:table-cell>
          <table:table-cell table:style-name="ce15" table:formula="of:=[.I218]/2+128" office:value-type="float" office:value="0.800761991916659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3" table:formula="of:=360*[.B219]/256" office:value-type="float" office:value="303.75" calcext:value-type="float">
            <text:p>303.75</text:p>
          </table:table-cell>
          <table:table-cell table:style-name="ce6" table:formula="of:=[.$A$3]*SIN(RADIANS([.C219]))" office:value-type="float" office:value="-244.452066016948" calcext:value-type="float">
            <text:p>-244.4521</text:p>
          </table:table-cell>
          <table:table-cell table:style-name="ce6" table:formula="of:=[.$A$3]*SIN(RADIANS([.C219]-120))" office:value-type="float" office:value="-19.228519993662" calcext:value-type="float">
            <text:p>-19.2285</text:p>
          </table:table-cell>
          <table:table-cell table:style-name="ce6" table:formula="of:=[.$A$3]*SIN(RADIANS([.C219]+120))" office:value-type="float" office:value="263.68058601061" calcext:value-type="float">
            <text:p>263.6806</text:p>
          </table:table-cell>
          <table:table-cell table:style-name="ce6"/>
          <table:table-cell table:style-name="ce10" table:formula="of:=(MIN([.D219];[.E219];[.F219])+MAX([.D219];[.E219];[.F219]))/2" office:value-type="float" office:value="9.614259996831" calcext:value-type="float">
            <text:p>9.6143</text:p>
          </table:table-cell>
          <table:table-cell table:style-name="ce6" table:formula="of:=[.D219]-[.H219]" office:value-type="float" office:value="-254.066326013779" calcext:value-type="float">
            <text:p>-254.0663</text:p>
          </table:table-cell>
          <table:table-cell table:style-name="ce6" table:formula="of:=[.E219]-[.H219]" office:value-type="float" office:value="-28.842779990493" calcext:value-type="float">
            <text:p>-28.8428</text:p>
          </table:table-cell>
          <table:table-cell table:style-name="ce6" table:formula="of:=[.F219]-[.H219]" office:value-type="float" office:value="254.066326013779" calcext:value-type="float">
            <text:p>254.0663</text:p>
          </table:table-cell>
          <table:table-cell table:style-name="ce6"/>
          <table:table-cell table:style-name="ce15" table:formula="of:=[.D219]/2+127" office:value-type="float" office:value="4.77396699152583" calcext:value-type="float">
            <text:p>5</text:p>
          </table:table-cell>
          <table:table-cell table:style-name="ce15" table:formula="of:=[.I219]/2+128" office:value-type="float" office:value="0.96683699311032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3" table:formula="of:=360*[.B220]/256" office:value-type="float" office:value="305.15625" calcext:value-type="float">
            <text:p>305.15625</text:p>
          </table:table-cell>
          <table:table-cell table:style-name="ce6" table:formula="of:=[.$A$3]*SIN(RADIANS([.C220]))" office:value-type="float" office:value="-240.369935066566" calcext:value-type="float">
            <text:p>-240.3699</text:p>
          </table:table-cell>
          <table:table-cell table:style-name="ce6" table:formula="of:=[.$A$3]*SIN(RADIANS([.C220]-120))" office:value-type="float" office:value="-26.4224017803751" calcext:value-type="float">
            <text:p>-26.4224</text:p>
          </table:table-cell>
          <table:table-cell table:style-name="ce6" table:formula="of:=[.$A$3]*SIN(RADIANS([.C220]+120))" office:value-type="float" office:value="266.792336846941" calcext:value-type="float">
            <text:p>266.7923</text:p>
          </table:table-cell>
          <table:table-cell table:style-name="ce6"/>
          <table:table-cell table:style-name="ce10" table:formula="of:=(MIN([.D220];[.E220];[.F220])+MAX([.D220];[.E220];[.F220]))/2" office:value-type="float" office:value="13.2112008901875" calcext:value-type="float">
            <text:p>13.2112</text:p>
          </table:table-cell>
          <table:table-cell table:style-name="ce6" table:formula="of:=[.D220]-[.H220]" office:value-type="float" office:value="-253.581135956753" calcext:value-type="float">
            <text:p>-253.5811</text:p>
          </table:table-cell>
          <table:table-cell table:style-name="ce6" table:formula="of:=[.E220]-[.H220]" office:value-type="float" office:value="-39.6336026705626" calcext:value-type="float">
            <text:p>-39.6336</text:p>
          </table:table-cell>
          <table:table-cell table:style-name="ce6" table:formula="of:=[.F220]-[.H220]" office:value-type="float" office:value="253.581135956753" calcext:value-type="float">
            <text:p>253.5811</text:p>
          </table:table-cell>
          <table:table-cell table:style-name="ce6"/>
          <table:table-cell table:style-name="ce15" table:formula="of:=[.D220]/2+127" office:value-type="float" office:value="6.81503246671714" calcext:value-type="float">
            <text:p>7</text:p>
          </table:table-cell>
          <table:table-cell table:style-name="ce15" table:formula="of:=[.I220]/2+128" office:value-type="float" office:value="1.2094320216234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3" table:formula="of:=360*[.B221]/256" office:value-type="float" office:value="306.5625" calcext:value-type="float">
            <text:p>306.5625</text:p>
          </table:table-cell>
          <table:table-cell table:style-name="ce6" table:formula="of:=[.$A$3]*SIN(RADIANS([.C221]))" office:value-type="float" office:value="-236.14301425531" calcext:value-type="float">
            <text:p>-236.1430</text:p>
          </table:table-cell>
          <table:table-cell table:style-name="ce6" table:formula="of:=[.$A$3]*SIN(RADIANS([.C221]-120))" office:value-type="float" office:value="-33.6003677002529" calcext:value-type="float">
            <text:p>-33.6004</text:p>
          </table:table-cell>
          <table:table-cell table:style-name="ce6" table:formula="of:=[.$A$3]*SIN(RADIANS([.C221]+120))" office:value-type="float" office:value="269.743381955562" calcext:value-type="float">
            <text:p>269.7434</text:p>
          </table:table-cell>
          <table:table-cell table:style-name="ce6"/>
          <table:table-cell table:style-name="ce10" table:formula="of:=(MIN([.D221];[.E221];[.F221])+MAX([.D221];[.E221];[.F221]))/2" office:value-type="float" office:value="16.8001838501264" calcext:value-type="float">
            <text:p>16.8002</text:p>
          </table:table-cell>
          <table:table-cell table:style-name="ce6" table:formula="of:=[.D221]-[.H221]" office:value-type="float" office:value="-252.943198105436" calcext:value-type="float">
            <text:p>-252.9432</text:p>
          </table:table-cell>
          <table:table-cell table:style-name="ce6" table:formula="of:=[.E221]-[.H221]" office:value-type="float" office:value="-50.4005515503793" calcext:value-type="float">
            <text:p>-50.4006</text:p>
          </table:table-cell>
          <table:table-cell table:style-name="ce6" table:formula="of:=[.F221]-[.H221]" office:value-type="float" office:value="252.943198105436" calcext:value-type="float">
            <text:p>252.9432</text:p>
          </table:table-cell>
          <table:table-cell table:style-name="ce6"/>
          <table:table-cell table:style-name="ce15" table:formula="of:=[.D221]/2+127" office:value-type="float" office:value="8.92849287234523" calcext:value-type="float">
            <text:p>9</text:p>
          </table:table-cell>
          <table:table-cell table:style-name="ce15" table:formula="of:=[.I221]/2+128" office:value-type="float" office:value="1.5284009472820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3" table:formula="of:=360*[.B222]/256" office:value-type="float" office:value="307.96875" calcext:value-type="float">
            <text:p>307.96875</text:p>
          </table:table-cell>
          <table:table-cell table:style-name="ce6" table:formula="of:=[.$A$3]*SIN(RADIANS([.C222]))" office:value-type="float" office:value="-231.773849722222" calcext:value-type="float">
            <text:p>-231.7738</text:p>
          </table:table-cell>
          <table:table-cell table:style-name="ce6" table:formula="of:=[.$A$3]*SIN(RADIANS([.C222]-120))" office:value-type="float" office:value="-40.7580940150266" calcext:value-type="float">
            <text:p>-40.7581</text:p>
          </table:table-cell>
          <table:table-cell table:style-name="ce6" table:formula="of:=[.$A$3]*SIN(RADIANS([.C222]+120))" office:value-type="float" office:value="272.531943737249" calcext:value-type="float">
            <text:p>272.5319</text:p>
          </table:table-cell>
          <table:table-cell table:style-name="ce6"/>
          <table:table-cell table:style-name="ce10" table:formula="of:=(MIN([.D222];[.E222];[.F222])+MAX([.D222];[.E222];[.F222]))/2" office:value-type="float" office:value="20.3790470075133" calcext:value-type="float">
            <text:p>20.3790</text:p>
          </table:table-cell>
          <table:table-cell table:style-name="ce6" table:formula="of:=[.D222]-[.H222]" office:value-type="float" office:value="-252.152896729735" calcext:value-type="float">
            <text:p>-252.1529</text:p>
          </table:table-cell>
          <table:table-cell table:style-name="ce6" table:formula="of:=[.E222]-[.H222]" office:value-type="float" office:value="-61.13714102254" calcext:value-type="float">
            <text:p>-61.1371</text:p>
          </table:table-cell>
          <table:table-cell table:style-name="ce6" table:formula="of:=[.F222]-[.H222]" office:value-type="float" office:value="252.152896729735" calcext:value-type="float">
            <text:p>252.1529</text:p>
          </table:table-cell>
          <table:table-cell table:style-name="ce6"/>
          <table:table-cell table:style-name="ce15" table:formula="of:=[.D222]/2+127" office:value-type="float" office:value="11.1130751388889" calcext:value-type="float">
            <text:p>11</text:p>
          </table:table-cell>
          <table:table-cell table:style-name="ce15" table:formula="of:=[.I222]/2+128" office:value-type="float" office:value="1.92355163513224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3" table:formula="of:=360*[.B223]/256" office:value-type="float" office:value="309.375" calcext:value-type="float">
            <text:p>309.375</text:p>
          </table:table-cell>
          <table:table-cell table:style-name="ce6" table:formula="of:=[.$A$3]*SIN(RADIANS([.C223]))" office:value-type="float" office:value="-227.265073288645" calcext:value-type="float">
            <text:p>-227.2651</text:p>
          </table:table-cell>
          <table:table-cell table:style-name="ce6" table:formula="of:=[.$A$3]*SIN(RADIANS([.C223]-120))" office:value-type="float" office:value="-47.8912691780091" calcext:value-type="float">
            <text:p>-47.8913</text:p>
          </table:table-cell>
          <table:table-cell table:style-name="ce6" table:formula="of:=[.$A$3]*SIN(RADIANS([.C223]+120))" office:value-type="float" office:value="275.156342466654" calcext:value-type="float">
            <text:p>275.1563</text:p>
          </table:table-cell>
          <table:table-cell table:style-name="ce6"/>
          <table:table-cell table:style-name="ce10" table:formula="of:=(MIN([.D223];[.E223];[.F223])+MAX([.D223];[.E223];[.F223]))/2" office:value-type="float" office:value="23.9456345890045" calcext:value-type="float">
            <text:p>23.9456</text:p>
          </table:table-cell>
          <table:table-cell table:style-name="ce6" table:formula="of:=[.D223]-[.H223]" office:value-type="float" office:value="-251.210707877649" calcext:value-type="float">
            <text:p>-251.2107</text:p>
          </table:table-cell>
          <table:table-cell table:style-name="ce6" table:formula="of:=[.E223]-[.H223]" office:value-type="float" office:value="-71.8369037670136" calcext:value-type="float">
            <text:p>-71.8369</text:p>
          </table:table-cell>
          <table:table-cell table:style-name="ce6" table:formula="of:=[.F223]-[.H223]" office:value-type="float" office:value="251.210707877649" calcext:value-type="float">
            <text:p>251.2107</text:p>
          </table:table-cell>
          <table:table-cell table:style-name="ce6"/>
          <table:table-cell table:style-name="ce15" table:formula="of:=[.D223]/2+127" office:value-type="float" office:value="13.3674633556777" calcext:value-type="float">
            <text:p>13</text:p>
          </table:table-cell>
          <table:table-cell table:style-name="ce15" table:formula="of:=[.I223]/2+128" office:value-type="float" office:value="2.39464606117541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3" table:formula="of:=360*[.B224]/256" office:value-type="float" office:value="310.78125" calcext:value-type="float">
            <text:p>310.78125</text:p>
          </table:table-cell>
          <table:table-cell table:style-name="ce6" table:formula="of:=[.$A$3]*SIN(RADIANS([.C224]))" office:value-type="float" office:value="-222.619400872906" calcext:value-type="float">
            <text:p>-222.6194</text:p>
          </table:table-cell>
          <table:table-cell table:style-name="ce6" table:formula="of:=[.$A$3]*SIN(RADIANS([.C224]-120))" office:value-type="float" office:value="-54.9955964312086" calcext:value-type="float">
            <text:p>-54.9956</text:p>
          </table:table-cell>
          <table:table-cell table:style-name="ce6" table:formula="of:=[.$A$3]*SIN(RADIANS([.C224]+120))" office:value-type="float" office:value="277.614997304115" calcext:value-type="float">
            <text:p>277.6150</text:p>
          </table:table-cell>
          <table:table-cell table:style-name="ce6"/>
          <table:table-cell table:style-name="ce10" table:formula="of:=(MIN([.D224];[.E224];[.F224])+MAX([.D224];[.E224];[.F224]))/2" office:value-type="float" office:value="27.4977982156043" calcext:value-type="float">
            <text:p>27.4978</text:p>
          </table:table-cell>
          <table:table-cell table:style-name="ce6" table:formula="of:=[.D224]-[.H224]" office:value-type="float" office:value="-250.117199088511" calcext:value-type="float">
            <text:p>-250.1172</text:p>
          </table:table-cell>
          <table:table-cell table:style-name="ce6" table:formula="of:=[.E224]-[.H224]" office:value-type="float" office:value="-82.4933946468129" calcext:value-type="float">
            <text:p>-82.4934</text:p>
          </table:table-cell>
          <table:table-cell table:style-name="ce6" table:formula="of:=[.F224]-[.H224]" office:value-type="float" office:value="250.117199088511" calcext:value-type="float">
            <text:p>250.1172</text:p>
          </table:table-cell>
          <table:table-cell table:style-name="ce6"/>
          <table:table-cell table:style-name="ce15" table:formula="of:=[.D224]/2+127" office:value-type="float" office:value="15.6902995635468" calcext:value-type="float">
            <text:p>16</text:p>
          </table:table-cell>
          <table:table-cell table:style-name="ce15" table:formula="of:=[.I224]/2+128" office:value-type="float" office:value="2.94140045574461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3" table:formula="of:=360*[.B225]/256" office:value-type="float" office:value="312.1875" calcext:value-type="float">
            <text:p>312.1875</text:p>
          </table:table-cell>
          <table:table-cell table:style-name="ce6" table:formula="of:=[.$A$3]*SIN(RADIANS([.C225]))" office:value-type="float" office:value="-217.839630854358" calcext:value-type="float">
            <text:p>-217.8396</text:p>
          </table:table-cell>
          <table:table-cell table:style-name="ce6" table:formula="of:=[.$A$3]*SIN(RADIANS([.C225]-120))" office:value-type="float" office:value="-62.0667963935357" calcext:value-type="float">
            <text:p>-62.0668</text:p>
          </table:table-cell>
          <table:table-cell table:style-name="ce6" table:formula="of:=[.$A$3]*SIN(RADIANS([.C225]+120))" office:value-type="float" office:value="279.906427247894" calcext:value-type="float">
            <text:p>279.9064</text:p>
          </table:table-cell>
          <table:table-cell table:style-name="ce6"/>
          <table:table-cell table:style-name="ce10" table:formula="of:=(MIN([.D225];[.E225];[.F225])+MAX([.D225];[.E225];[.F225]))/2" office:value-type="float" office:value="31.0333981967679" calcext:value-type="float">
            <text:p>31.0334</text:p>
          </table:table-cell>
          <table:table-cell table:style-name="ce6" table:formula="of:=[.D225]-[.H225]" office:value-type="float" office:value="-248.873029051126" calcext:value-type="float">
            <text:p>-248.8730</text:p>
          </table:table-cell>
          <table:table-cell table:style-name="ce6" table:formula="of:=[.E225]-[.H225]" office:value-type="float" office:value="-93.1001945903036" calcext:value-type="float">
            <text:p>-93.1002</text:p>
          </table:table-cell>
          <table:table-cell table:style-name="ce6" table:formula="of:=[.F225]-[.H225]" office:value-type="float" office:value="248.873029051126" calcext:value-type="float">
            <text:p>248.8730</text:p>
          </table:table-cell>
          <table:table-cell table:style-name="ce6"/>
          <table:table-cell table:style-name="ce15" table:formula="of:=[.D225]/2+127" office:value-type="float" office:value="18.080184572821" calcext:value-type="float">
            <text:p>18</text:p>
          </table:table-cell>
          <table:table-cell table:style-name="ce15" table:formula="of:=[.I225]/2+128" office:value-type="float" office:value="3.56348547443707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3" table:formula="of:=360*[.B226]/256" office:value-type="float" office:value="313.59375" calcext:value-type="float">
            <text:p>313.59375</text:p>
          </table:table-cell>
          <table:table-cell table:style-name="ce6" table:formula="of:=[.$A$3]*SIN(RADIANS([.C226]))" office:value-type="float" office:value="-212.928642387731" calcext:value-type="float">
            <text:p>-212.9286</text:p>
          </table:table-cell>
          <table:table-cell table:style-name="ce6" table:formula="of:=[.$A$3]*SIN(RADIANS([.C226]-120))" office:value-type="float" office:value="-69.1006096385425" calcext:value-type="float">
            <text:p>-69.1006</text:p>
          </table:table-cell>
          <table:table-cell table:style-name="ce6" table:formula="of:=[.$A$3]*SIN(RADIANS([.C226]+120))" office:value-type="float" office:value="282.029252026274" calcext:value-type="float">
            <text:p>282.0293</text:p>
          </table:table-cell>
          <table:table-cell table:style-name="ce6"/>
          <table:table-cell table:style-name="ce10" table:formula="of:=(MIN([.D226];[.E226];[.F226])+MAX([.D226];[.E226];[.F226]))/2" office:value-type="float" office:value="34.5503048192712" calcext:value-type="float">
            <text:p>34.5503</text:p>
          </table:table-cell>
          <table:table-cell table:style-name="ce6" table:formula="of:=[.D226]-[.H226]" office:value-type="float" office:value="-247.478947207002" calcext:value-type="float">
            <text:p>-247.4789</text:p>
          </table:table-cell>
          <table:table-cell table:style-name="ce6" table:formula="of:=[.E226]-[.H226]" office:value-type="float" office:value="-103.650914457814" calcext:value-type="float">
            <text:p>-103.6509</text:p>
          </table:table-cell>
          <table:table-cell table:style-name="ce6" table:formula="of:=[.F226]-[.H226]" office:value-type="float" office:value="247.478947207002" calcext:value-type="float">
            <text:p>247.4789</text:p>
          </table:table-cell>
          <table:table-cell table:style-name="ce6"/>
          <table:table-cell table:style-name="ce15" table:formula="of:=[.D226]/2+127" office:value-type="float" office:value="20.5356788061344" calcext:value-type="float">
            <text:p>21</text:p>
          </table:table-cell>
          <table:table-cell table:style-name="ce15" table:formula="of:=[.I226]/2+128" office:value-type="float" office:value="4.26052639649876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3" table:formula="of:=360*[.B227]/256" office:value-type="float" office:value="315" calcext:value-type="float">
            <text:p>315</text:p>
          </table:table-cell>
          <table:table-cell table:style-name="ce6" table:formula="of:=[.$A$3]*SIN(RADIANS([.C227]))" office:value-type="float" office:value="-207.889393668845" calcext:value-type="float">
            <text:p>-207.8894</text:p>
          </table:table-cell>
          <table:table-cell table:style-name="ce6" table:formula="of:=[.$A$3]*SIN(RADIANS([.C227]-120))" office:value-type="float" office:value="-76.0927992601411" calcext:value-type="float">
            <text:p>-76.0928</text:p>
          </table:table-cell>
          <table:table-cell table:style-name="ce6" table:formula="of:=[.$A$3]*SIN(RADIANS([.C227]+120))" office:value-type="float" office:value="283.982192928986" calcext:value-type="float">
            <text:p>283.9822</text:p>
          </table:table-cell>
          <table:table-cell table:style-name="ce6"/>
          <table:table-cell table:style-name="ce10" table:formula="of:=(MIN([.D227];[.E227];[.F227])+MAX([.D227];[.E227];[.F227]))/2" office:value-type="float" office:value="38.0463996300705" calcext:value-type="float">
            <text:p>38.0464</text:p>
          </table:table-cell>
          <table:table-cell table:style-name="ce6" table:formula="of:=[.D227]-[.H227]" office:value-type="float" office:value="-245.935793298916" calcext:value-type="float">
            <text:p>-245.9358</text:p>
          </table:table-cell>
          <table:table-cell table:style-name="ce6" table:formula="of:=[.E227]-[.H227]" office:value-type="float" office:value="-114.139198890212" calcext:value-type="float">
            <text:p>-114.1392</text:p>
          </table:table-cell>
          <table:table-cell table:style-name="ce6" table:formula="of:=[.F227]-[.H227]" office:value-type="float" office:value="245.935793298916" calcext:value-type="float">
            <text:p>245.9358</text:p>
          </table:table-cell>
          <table:table-cell table:style-name="ce6"/>
          <table:table-cell table:style-name="ce15" table:formula="of:=[.D227]/2+127" office:value-type="float" office:value="23.0553031655775" calcext:value-type="float">
            <text:p>23</text:p>
          </table:table-cell>
          <table:table-cell table:style-name="ce15" table:formula="of:=[.I227]/2+128" office:value-type="float" office:value="5.03210335054223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3" table:formula="of:=360*[.B228]/256" office:value-type="float" office:value="316.40625" calcext:value-type="float">
            <text:p>316.40625</text:p>
          </table:table-cell>
          <table:table-cell table:style-name="ce6" table:formula="of:=[.$A$3]*SIN(RADIANS([.C228]))" office:value-type="float" office:value="-202.724920152698" calcext:value-type="float">
            <text:p>-202.7249</text:p>
          </table:table-cell>
          <table:table-cell table:style-name="ce6" table:formula="of:=[.$A$3]*SIN(RADIANS([.C228]-120))" office:value-type="float" office:value="-83.0391534247585" calcext:value-type="float">
            <text:p>-83.0392</text:p>
          </table:table-cell>
          <table:table-cell table:style-name="ce6" table:formula="of:=[.$A$3]*SIN(RADIANS([.C228]+120))" office:value-type="float" office:value="285.764073577456" calcext:value-type="float">
            <text:p>285.7641</text:p>
          </table:table-cell>
          <table:table-cell table:style-name="ce6"/>
          <table:table-cell table:style-name="ce10" table:formula="of:=(MIN([.D228];[.E228];[.F228])+MAX([.D228];[.E228];[.F228]))/2" office:value-type="float" office:value="41.5195767123792" calcext:value-type="float">
            <text:p>41.5196</text:p>
          </table:table-cell>
          <table:table-cell table:style-name="ce6" table:formula="of:=[.D228]-[.H228]" office:value-type="float" office:value="-244.244496865077" calcext:value-type="float">
            <text:p>-244.2445</text:p>
          </table:table-cell>
          <table:table-cell table:style-name="ce6" table:formula="of:=[.E228]-[.H228]" office:value-type="float" office:value="-124.558730137138" calcext:value-type="float">
            <text:p>-124.5587</text:p>
          </table:table-cell>
          <table:table-cell table:style-name="ce6" table:formula="of:=[.F228]-[.H228]" office:value-type="float" office:value="244.244496865077" calcext:value-type="float">
            <text:p>244.2445</text:p>
          </table:table-cell>
          <table:table-cell table:style-name="ce6"/>
          <table:table-cell table:style-name="ce15" table:formula="of:=[.D228]/2+127" office:value-type="float" office:value="25.6375399236511" calcext:value-type="float">
            <text:p>26</text:p>
          </table:table-cell>
          <table:table-cell table:style-name="ce15" table:formula="of:=[.I228]/2+128" office:value-type="float" office:value="5.87775156746153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3" table:formula="of:=360*[.B229]/256" office:value-type="float" office:value="317.8125" calcext:value-type="float">
            <text:p>317.8125</text:p>
          </table:table-cell>
          <table:table-cell table:style-name="ce6" table:formula="of:=[.$A$3]*SIN(RADIANS([.C229]))" office:value-type="float" office:value="-197.438332725023" calcext:value-type="float">
            <text:p>-197.4383</text:p>
          </table:table-cell>
          <table:table-cell table:style-name="ce6" table:formula="of:=[.$A$3]*SIN(RADIANS([.C229]-120))" office:value-type="float" office:value="-89.9354879083867" calcext:value-type="float">
            <text:p>-89.9355</text:p>
          </table:table-cell>
          <table:table-cell table:style-name="ce6" table:formula="of:=[.$A$3]*SIN(RADIANS([.C229]+120))" office:value-type="float" office:value="287.37382063341" calcext:value-type="float">
            <text:p>287.3738</text:p>
          </table:table-cell>
          <table:table-cell table:style-name="ce6"/>
          <table:table-cell table:style-name="ce10" table:formula="of:=(MIN([.D229];[.E229];[.F229])+MAX([.D229];[.E229];[.F229]))/2" office:value-type="float" office:value="44.9677439541933" calcext:value-type="float">
            <text:p>44.9677</text:p>
          </table:table-cell>
          <table:table-cell table:style-name="ce6" table:formula="of:=[.D229]-[.H229]" office:value-type="float" office:value="-242.406076679217" calcext:value-type="float">
            <text:p>-242.4061</text:p>
          </table:table-cell>
          <table:table-cell table:style-name="ce6" table:formula="of:=[.E229]-[.H229]" office:value-type="float" office:value="-134.90323186258" calcext:value-type="float">
            <text:p>-134.9032</text:p>
          </table:table-cell>
          <table:table-cell table:style-name="ce6" table:formula="of:=[.F229]-[.H229]" office:value-type="float" office:value="242.406076679217" calcext:value-type="float">
            <text:p>242.4061</text:p>
          </table:table-cell>
          <table:table-cell table:style-name="ce6"/>
          <table:table-cell table:style-name="ce15" table:formula="of:=[.D229]/2+127" office:value-type="float" office:value="28.2808336374883" calcext:value-type="float">
            <text:p>28</text:p>
          </table:table-cell>
          <table:table-cell table:style-name="ce15" table:formula="of:=[.I229]/2+128" office:value-type="float" office:value="6.7969616603916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3" table:formula="of:=360*[.B230]/256" office:value-type="float" office:value="319.21875" calcext:value-type="float">
            <text:p>319.21875</text:p>
          </table:table-cell>
          <table:table-cell table:style-name="ce6" table:formula="of:=[.$A$3]*SIN(RADIANS([.C230]))" office:value-type="float" office:value="-192.03281582841" calcext:value-type="float">
            <text:p>-192.0328</text:p>
          </table:table-cell>
          <table:table-cell table:style-name="ce6" table:formula="of:=[.$A$3]*SIN(RADIANS([.C230]-120))" office:value-type="float" office:value="-96.7776486170034" calcext:value-type="float">
            <text:p>-96.7776</text:p>
          </table:table-cell>
          <table:table-cell table:style-name="ce6" table:formula="of:=[.$A$3]*SIN(RADIANS([.C230]+120))" office:value-type="float" office:value="288.810464445414" calcext:value-type="float">
            <text:p>288.8105</text:p>
          </table:table-cell>
          <table:table-cell table:style-name="ce6"/>
          <table:table-cell table:style-name="ce10" table:formula="of:=(MIN([.D230];[.E230];[.F230])+MAX([.D230];[.E230];[.F230]))/2" office:value-type="float" office:value="48.3888243085017" calcext:value-type="float">
            <text:p>48.3888</text:p>
          </table:table-cell>
          <table:table-cell table:style-name="ce6" table:formula="of:=[.D230]-[.H230]" office:value-type="float" office:value="-240.421640136912" calcext:value-type="float">
            <text:p>-240.4216</text:p>
          </table:table-cell>
          <table:table-cell table:style-name="ce6" table:formula="of:=[.E230]-[.H230]" office:value-type="float" office:value="-145.166472925505" calcext:value-type="float">
            <text:p>-145.1665</text:p>
          </table:table-cell>
          <table:table-cell table:style-name="ce6" table:formula="of:=[.F230]-[.H230]" office:value-type="float" office:value="240.421640136912" calcext:value-type="float">
            <text:p>240.4216</text:p>
          </table:table-cell>
          <table:table-cell table:style-name="ce6"/>
          <table:table-cell table:style-name="ce15" table:formula="of:=[.D230]/2+127" office:value-type="float" office:value="30.9835920857948" calcext:value-type="float">
            <text:p>31</text:p>
          </table:table-cell>
          <table:table-cell table:style-name="ce15" table:formula="of:=[.I230]/2+128" office:value-type="float" office:value="7.78917993154394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3" table:formula="of:=360*[.B231]/256" office:value-type="float" office:value="320.625" calcext:value-type="float">
            <text:p>320.625</text:p>
          </table:table-cell>
          <table:table-cell table:style-name="ce6" table:formula="of:=[.$A$3]*SIN(RADIANS([.C231]))" office:value-type="float" office:value="-186.511625544112" calcext:value-type="float">
            <text:p>-186.5116</text:p>
          </table:table-cell>
          <table:table-cell table:style-name="ce6" table:formula="of:=[.$A$3]*SIN(RADIANS([.C231]-120))" office:value-type="float" office:value="-103.561514088843" calcext:value-type="float">
            <text:p>-103.5615</text:p>
          </table:table-cell>
          <table:table-cell table:style-name="ce6" table:formula="of:=[.$A$3]*SIN(RADIANS([.C231]+120))" office:value-type="float" office:value="290.073139632954" calcext:value-type="float">
            <text:p>290.0731</text:p>
          </table:table-cell>
          <table:table-cell table:style-name="ce6"/>
          <table:table-cell table:style-name="ce10" table:formula="of:=(MIN([.D231];[.E231];[.F231])+MAX([.D231];[.E231];[.F231]))/2" office:value-type="float" office:value="51.7807570444213" calcext:value-type="float">
            <text:p>51.7808</text:p>
          </table:table-cell>
          <table:table-cell table:style-name="ce6" table:formula="of:=[.D231]-[.H231]" office:value-type="float" office:value="-238.292382588533" calcext:value-type="float">
            <text:p>-238.2924</text:p>
          </table:table-cell>
          <table:table-cell table:style-name="ce6" table:formula="of:=[.E231]-[.H231]" office:value-type="float" office:value="-155.342271133264" calcext:value-type="float">
            <text:p>-155.3423</text:p>
          </table:table-cell>
          <table:table-cell table:style-name="ce6" table:formula="of:=[.F231]-[.H231]" office:value-type="float" office:value="238.292382588533" calcext:value-type="float">
            <text:p>238.2924</text:p>
          </table:table-cell>
          <table:table-cell table:style-name="ce6"/>
          <table:table-cell table:style-name="ce15" table:formula="of:=[.D231]/2+127" office:value-type="float" office:value="33.7441872279442" calcext:value-type="float">
            <text:p>34</text:p>
          </table:table-cell>
          <table:table-cell table:style-name="ce15" table:formula="of:=[.I231]/2+128" office:value-type="float" office:value="8.8538087057334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3" table:formula="of:=360*[.B232]/256" office:value-type="float" office:value="322.03125" calcext:value-type="float">
            <text:p>322.03125</text:p>
          </table:table-cell>
          <table:table-cell table:style-name="ce6" table:formula="of:=[.$A$3]*SIN(RADIANS([.C232]))" office:value-type="float" office:value="-180.878087630704" calcext:value-type="float">
            <text:p>-180.8781</text:p>
          </table:table-cell>
          <table:table-cell table:style-name="ce6" table:formula="of:=[.$A$3]*SIN(RADIANS([.C232]-120))" office:value-type="float" office:value="-110.282997977009" calcext:value-type="float">
            <text:p>-110.2830</text:p>
          </table:table-cell>
          <table:table-cell table:style-name="ce6" table:formula="of:=[.$A$3]*SIN(RADIANS([.C232]+120))" office:value-type="float" office:value="291.161085607713" calcext:value-type="float">
            <text:p>291.1611</text:p>
          </table:table-cell>
          <table:table-cell table:style-name="ce6"/>
          <table:table-cell table:style-name="ce10" table:formula="of:=(MIN([.D232];[.E232];[.F232])+MAX([.D232];[.E232];[.F232]))/2" office:value-type="float" office:value="55.1414989885046" calcext:value-type="float">
            <text:p>55.1415</text:p>
          </table:table-cell>
          <table:table-cell table:style-name="ce6" table:formula="of:=[.D232]-[.H232]" office:value-type="float" office:value="-236.019586619209" calcext:value-type="float">
            <text:p>-236.0196</text:p>
          </table:table-cell>
          <table:table-cell table:style-name="ce6" table:formula="of:=[.E232]-[.H232]" office:value-type="float" office:value="-165.424496965514" calcext:value-type="float">
            <text:p>-165.4245</text:p>
          </table:table-cell>
          <table:table-cell table:style-name="ce6" table:formula="of:=[.F232]-[.H232]" office:value-type="float" office:value="236.019586619209" calcext:value-type="float">
            <text:p>236.0196</text:p>
          </table:table-cell>
          <table:table-cell table:style-name="ce6"/>
          <table:table-cell table:style-name="ce15" table:formula="of:=[.D232]/2+127" office:value-type="float" office:value="36.5609561846479" calcext:value-type="float">
            <text:p>37</text:p>
          </table:table-cell>
          <table:table-cell table:style-name="ce15" table:formula="of:=[.I232]/2+128" office:value-type="float" office:value="9.99020669039558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3" table:formula="of:=360*[.B233]/256" office:value-type="float" office:value="323.4375" calcext:value-type="float">
            <text:p>323.4375</text:p>
          </table:table-cell>
          <table:table-cell table:style-name="ce6" table:formula="of:=[.$A$3]*SIN(RADIANS([.C233]))" office:value-type="float" office:value="-175.135595520775" calcext:value-type="float">
            <text:p>-175.1356</text:p>
          </table:table-cell>
          <table:table-cell table:style-name="ce6" table:formula="of:=[.$A$3]*SIN(RADIANS([.C233]-120))" office:value-type="float" office:value="-116.938051510941" calcext:value-type="float">
            <text:p>-116.9381</text:p>
          </table:table-cell>
          <table:table-cell table:style-name="ce6" table:formula="of:=[.$A$3]*SIN(RADIANS([.C233]+120))" office:value-type="float" office:value="292.073647031717" calcext:value-type="float">
            <text:p>292.0736</text:p>
          </table:table-cell>
          <table:table-cell table:style-name="ce6"/>
          <table:table-cell table:style-name="ce10" table:formula="of:=(MIN([.D233];[.E233];[.F233])+MAX([.D233];[.E233];[.F233]))/2" office:value-type="float" office:value="58.4690257554706" calcext:value-type="float">
            <text:p>58.4690</text:p>
          </table:table-cell>
          <table:table-cell table:style-name="ce6" table:formula="of:=[.D233]-[.H233]" office:value-type="float" office:value="-233.604621276246" calcext:value-type="float">
            <text:p>-233.6046</text:p>
          </table:table-cell>
          <table:table-cell table:style-name="ce6" table:formula="of:=[.E233]-[.H233]" office:value-type="float" office:value="-175.407077266412" calcext:value-type="float">
            <text:p>-175.4071</text:p>
          </table:table-cell>
          <table:table-cell table:style-name="ce6" table:formula="of:=[.F233]-[.H233]" office:value-type="float" office:value="233.604621276246" calcext:value-type="float">
            <text:p>233.6046</text:p>
          </table:table-cell>
          <table:table-cell table:style-name="ce6"/>
          <table:table-cell table:style-name="ce15" table:formula="of:=[.D233]/2+127" office:value-type="float" office:value="39.4322022396123" calcext:value-type="float">
            <text:p>39</text:p>
          </table:table-cell>
          <table:table-cell table:style-name="ce15" table:formula="of:=[.I233]/2+128" office:value-type="float" office:value="11.197689361877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3" table:formula="of:=360*[.B234]/256" office:value-type="float" office:value="324.84375" calcext:value-type="float">
            <text:p>324.84375</text:p>
          </table:table-cell>
          <table:table-cell table:style-name="ce6" table:formula="of:=[.$A$3]*SIN(RADIANS([.C234]))" office:value-type="float" office:value="-169.287608276847" calcext:value-type="float">
            <text:p>-169.2876</text:p>
          </table:table-cell>
          <table:table-cell table:style-name="ce6" table:formula="of:=[.$A$3]*SIN(RADIANS([.C234]-120))" office:value-type="float" office:value="-123.522665935238" calcext:value-type="float">
            <text:p>-123.5227</text:p>
          </table:table-cell>
          <table:table-cell table:style-name="ce6" table:formula="of:=[.$A$3]*SIN(RADIANS([.C234]+120))" office:value-type="float" office:value="292.810274212085" calcext:value-type="float">
            <text:p>292.8103</text:p>
          </table:table-cell>
          <table:table-cell table:style-name="ce6"/>
          <table:table-cell table:style-name="ce10" table:formula="of:=(MIN([.D234];[.E234];[.F234])+MAX([.D234];[.E234];[.F234]))/2" office:value-type="float" office:value="61.7613329676193" calcext:value-type="float">
            <text:p>61.7613</text:p>
          </table:table-cell>
          <table:table-cell table:style-name="ce12" table:formula="of:=[.D234]-[.H234]" office:value-type="float" office:value="-231.048941244466" calcext:value-type="float">
            <text:p>-231.0489</text:p>
          </table:table-cell>
          <table:table-cell table:style-name="ce6" table:formula="of:=[.E234]-[.H234]" office:value-type="float" office:value="-185.283998902858" calcext:value-type="float">
            <text:p>-185.2840</text:p>
          </table:table-cell>
          <table:table-cell table:style-name="ce6" table:formula="of:=[.F234]-[.H234]" office:value-type="float" office:value="231.048941244466" calcext:value-type="float">
            <text:p>231.0489</text:p>
          </table:table-cell>
          <table:table-cell table:style-name="ce6"/>
          <table:table-cell table:style-name="ce15" table:formula="of:=[.D234]/2+127" office:value-type="float" office:value="42.3561958615768" calcext:value-type="float">
            <text:p>42</text:p>
          </table:table-cell>
          <table:table-cell table:style-name="ce15" table:formula="of:=[.I234]/2+128" office:value-type="float" office:value="12.4755293777671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3" table:formula="of:=360*[.B235]/256" office:value-type="float" office:value="326.25" calcext:value-type="float">
            <text:p>326.25</text:p>
          </table:table-cell>
          <table:table-cell table:style-name="ce6" table:formula="of:=[.$A$3]*SIN(RADIANS([.C235]))" office:value-type="float" office:value="-163.337648507763" calcext:value-type="float">
            <text:p>-163.3376</text:p>
          </table:table-cell>
          <table:table-cell table:style-name="ce6" table:formula="of:=[.$A$3]*SIN(RADIANS([.C235]-120))" office:value-type="float" office:value="-130.032874924386" calcext:value-type="float">
            <text:p>-130.0329</text:p>
          </table:table-cell>
          <table:table-cell table:style-name="ce6" table:formula="of:=[.$A$3]*SIN(RADIANS([.C235]+120))" office:value-type="float" office:value="293.370523432149" calcext:value-type="float">
            <text:p>293.3705</text:p>
          </table:table-cell>
          <table:table-cell table:style-name="ce6"/>
          <table:table-cell table:style-name="ce10" table:formula="of:=(MIN([.D235];[.E235];[.F235])+MAX([.D235];[.E235];[.F235]))/2" office:value-type="float" office:value="65.0164374621932" calcext:value-type="float">
            <text:p>65.0164</text:p>
          </table:table-cell>
          <table:table-cell table:style-name="ce6" table:formula="of:=[.D235]-[.H235]" office:value-type="float" office:value="-228.354085969956" calcext:value-type="float">
            <text:p>-228.3541</text:p>
          </table:table-cell>
          <table:table-cell table:style-name="ce6" table:formula="of:=[.E235]-[.H235]" office:value-type="float" office:value="-195.049312386579" calcext:value-type="float">
            <text:p>-195.0493</text:p>
          </table:table-cell>
          <table:table-cell table:style-name="ce6" table:formula="of:=[.F235]-[.H235]" office:value-type="float" office:value="228.354085969956" calcext:value-type="float">
            <text:p>228.3541</text:p>
          </table:table-cell>
          <table:table-cell table:style-name="ce6"/>
          <table:table-cell table:style-name="ce15" table:formula="of:=[.D235]/2+127" office:value-type="float" office:value="45.3311757461185" calcext:value-type="float">
            <text:p>45</text:p>
          </table:table-cell>
          <table:table-cell table:style-name="ce15" table:formula="of:=[.I235]/2+128" office:value-type="float" office:value="13.8229570150219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3" table:formula="of:=360*[.B236]/256" office:value-type="float" office:value="327.65625" calcext:value-type="float">
            <text:p>327.65625</text:p>
          </table:table-cell>
          <table:table-cell table:style-name="ce6" table:formula="of:=[.$A$3]*SIN(RADIANS([.C236]))" office:value-type="float" office:value="-157.289300246807" calcext:value-type="float">
            <text:p>-157.2893</text:p>
          </table:table-cell>
          <table:table-cell table:style-name="ce6" table:formula="of:=[.$A$3]*SIN(RADIANS([.C236]-120))" office:value-type="float" office:value="-136.464756971922" calcext:value-type="float">
            <text:p>-136.4648</text:p>
          </table:table-cell>
          <table:table-cell table:style-name="ce6" table:formula="of:=[.$A$3]*SIN(RADIANS([.C236]+120))" office:value-type="float" office:value="293.754057218729" calcext:value-type="float">
            <text:p>293.7541</text:p>
          </table:table-cell>
          <table:table-cell table:style-name="ce6"/>
          <table:table-cell table:style-name="ce10" table:formula="of:=(MIN([.D236];[.E236];[.F236])+MAX([.D236];[.E236];[.F236]))/2" office:value-type="float" office:value="68.2323784859611" calcext:value-type="float">
            <text:p>68.2324</text:p>
          </table:table-cell>
          <table:table-cell table:style-name="ce6" table:formula="of:=[.D236]-[.H236]" office:value-type="float" office:value="-225.521678732768" calcext:value-type="float">
            <text:p>-225.5217</text:p>
          </table:table-cell>
          <table:table-cell table:style-name="ce6" table:formula="of:=[.E236]-[.H236]" office:value-type="float" office:value="-204.697135457883" calcext:value-type="float">
            <text:p>-204.6971</text:p>
          </table:table-cell>
          <table:table-cell table:style-name="ce6" table:formula="of:=[.F236]-[.H236]" office:value-type="float" office:value="225.521678732768" calcext:value-type="float">
            <text:p>225.5217</text:p>
          </table:table-cell>
          <table:table-cell table:style-name="ce6"/>
          <table:table-cell table:style-name="ce15" table:formula="of:=[.D236]/2+127" office:value-type="float" office:value="48.3553498765967" calcext:value-type="float">
            <text:p>48</text:p>
          </table:table-cell>
          <table:table-cell table:style-name="ce15" table:formula="of:=[.I236]/2+128" office:value-type="float" office:value="15.2391606336162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3" table:formula="of:=360*[.B237]/256" office:value-type="float" office:value="329.0625" calcext:value-type="float">
            <text:p>329.0625</text:p>
          </table:table-cell>
          <table:table-cell table:style-name="ce6" table:formula="of:=[.$A$3]*SIN(RADIANS([.C237]))" office:value-type="float" office:value="-151.146206792807" calcext:value-type="float">
            <text:p>-151.1462</text:p>
          </table:table-cell>
          <table:table-cell table:style-name="ce6" table:formula="of:=[.$A$3]*SIN(RADIANS([.C237]-120))" office:value-type="float" office:value="-142.814437752604" calcext:value-type="float">
            <text:p>-142.8144</text:p>
          </table:table-cell>
          <table:table-cell table:style-name="ce6" table:formula="of:=[.$A$3]*SIN(RADIANS([.C237]+120))" office:value-type="float" office:value="293.960644545411" calcext:value-type="float">
            <text:p>293.9606</text:p>
          </table:table-cell>
          <table:table-cell table:style-name="ce6"/>
          <table:table-cell table:style-name="ce10" table:formula="of:=(MIN([.D237];[.E237];[.F237])+MAX([.D237];[.E237];[.F237]))/2" office:value-type="float" office:value="71.407218876302" calcext:value-type="float">
            <text:p>71.4072</text:p>
          </table:table-cell>
          <table:table-cell table:style-name="ce6" table:formula="of:=[.D237]-[.H237]" office:value-type="float" office:value="-222.553425669109" calcext:value-type="float">
            <text:p>-222.5534</text:p>
          </table:table-cell>
          <table:table-cell table:style-name="ce6" table:formula="of:=[.E237]-[.H237]" office:value-type="float" office:value="-214.221656628906" calcext:value-type="float">
            <text:p>-214.2217</text:p>
          </table:table-cell>
          <table:table-cell table:style-name="ce6" table:formula="of:=[.F237]-[.H237]" office:value-type="float" office:value="222.553425669109" calcext:value-type="float">
            <text:p>222.5534</text:p>
          </table:table-cell>
          <table:table-cell table:style-name="ce6"/>
          <table:table-cell table:style-name="ce15" table:formula="of:=[.D237]/2+127" office:value-type="float" office:value="51.4268966035964" calcext:value-type="float">
            <text:p>51</text:p>
          </table:table-cell>
          <table:table-cell table:style-name="ce15" table:formula="of:=[.I237]/2+128" office:value-type="float" office:value="16.7232871654454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3" table:formula="of:=360*[.B238]/256" office:value-type="float" office:value="330.46875" calcext:value-type="float">
            <text:p>330.46875</text:p>
          </table:table-cell>
          <table:table-cell table:style-name="ce6" table:formula="of:=[.$A$3]*SIN(RADIANS([.C238]))" office:value-type="float" office:value="-144.912068515557" calcext:value-type="float">
            <text:p>-144.9121</text:p>
          </table:table-cell>
          <table:table-cell table:style-name="ce6" table:formula="of:=[.$A$3]*SIN(RADIANS([.C238]-120))" office:value-type="float" office:value="-149.078092456159" calcext:value-type="float">
            <text:p>-149.0781</text:p>
          </table:table-cell>
          <table:table-cell table:style-name="ce6" table:formula="of:=[.$A$3]*SIN(RADIANS([.C238]+120))" office:value-type="float" office:value="293.990160971716" calcext:value-type="float">
            <text:p>293.9902</text:p>
          </table:table-cell>
          <table:table-cell table:style-name="ce6"/>
          <table:table-cell table:style-name="ce10" table:formula="of:=(MIN([.D238];[.E238];[.F238])+MAX([.D238];[.E238];[.F238]))/2" office:value-type="float" office:value="72.4560342577782" calcext:value-type="float">
            <text:p>72.4560</text:p>
          </table:table-cell>
          <table:table-cell table:style-name="ce6" table:formula="of:=[.D238]-[.H238]" office:value-type="float" office:value="-217.368102773335" calcext:value-type="float">
            <text:p>-217.3681</text:p>
          </table:table-cell>
          <table:table-cell table:style-name="ce6" table:formula="of:=[.E238]-[.H238]" office:value-type="float" office:value="-221.534126713938" calcext:value-type="float">
            <text:p>-221.5341</text:p>
          </table:table-cell>
          <table:table-cell table:style-name="ce6" table:formula="of:=[.F238]-[.H238]" office:value-type="float" office:value="221.534126713938" calcext:value-type="float">
            <text:p>221.5341</text:p>
          </table:table-cell>
          <table:table-cell table:style-name="ce6"/>
          <table:table-cell table:style-name="ce15" table:formula="of:=[.D238]/2+127" office:value-type="float" office:value="54.5439657422217" calcext:value-type="float">
            <text:p>55</text:p>
          </table:table-cell>
          <table:table-cell table:style-name="ce15" table:formula="of:=[.I238]/2+128" office:value-type="float" office:value="19.3159486133326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3" table:formula="of:=360*[.B239]/256" office:value-type="float" office:value="331.875" calcext:value-type="float">
            <text:p>331.875</text:p>
          </table:table-cell>
          <table:table-cell table:style-name="ce6" table:formula="of:=[.$A$3]*SIN(RADIANS([.C239]))" office:value-type="float" office:value="-138.590640626843" calcext:value-type="float">
            <text:p>-138.5906</text:p>
          </table:table-cell>
          <table:table-cell table:style-name="ce6" table:formula="of:=[.$A$3]*SIN(RADIANS([.C239]-120))" office:value-type="float" office:value="-155.251948091208" calcext:value-type="float">
            <text:p>-155.2519</text:p>
          </table:table-cell>
          <table:table-cell table:style-name="ce6" table:formula="of:=[.$A$3]*SIN(RADIANS([.C239]+120))" office:value-type="float" office:value="293.842588718051" calcext:value-type="float">
            <text:p>293.8426</text:p>
          </table:table-cell>
          <table:table-cell table:style-name="ce6"/>
          <table:table-cell table:style-name="ce10" table:formula="of:=(MIN([.D239];[.E239];[.F239])+MAX([.D239];[.E239];[.F239]))/2" office:value-type="float" office:value="69.2953203134217" calcext:value-type="float">
            <text:p>69.2953</text:p>
          </table:table-cell>
          <table:table-cell table:style-name="ce6" table:formula="of:=[.D239]-[.H239]" office:value-type="float" office:value="-207.885960940265" calcext:value-type="float">
            <text:p>-207.8860</text:p>
          </table:table-cell>
          <table:table-cell table:style-name="ce6" table:formula="of:=[.E239]-[.H239]" office:value-type="float" office:value="-224.54726840463" calcext:value-type="float">
            <text:p>-224.5473</text:p>
          </table:table-cell>
          <table:table-cell table:style-name="ce6" table:formula="of:=[.F239]-[.H239]" office:value-type="float" office:value="224.54726840463" calcext:value-type="float">
            <text:p>224.5473</text:p>
          </table:table-cell>
          <table:table-cell table:style-name="ce6"/>
          <table:table-cell table:style-name="ce15" table:formula="of:=[.D239]/2+127" office:value-type="float" office:value="57.7046796865783" calcext:value-type="float">
            <text:p>58</text:p>
          </table:table-cell>
          <table:table-cell table:style-name="ce15" table:formula="of:=[.I239]/2+128" office:value-type="float" office:value="24.0570195298675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3" table:formula="of:=360*[.B240]/256" office:value-type="float" office:value="333.28125" calcext:value-type="float">
            <text:p>333.28125</text:p>
          </table:table-cell>
          <table:table-cell table:style-name="ce6" table:formula="of:=[.$A$3]*SIN(RADIANS([.C240]))" office:value-type="float" office:value="-132.185730918454" calcext:value-type="float">
            <text:p>-132.1857</text:p>
          </table:table-cell>
          <table:table-cell table:style-name="ce6" table:formula="of:=[.$A$3]*SIN(RADIANS([.C240]-120))" office:value-type="float" office:value="-161.332285757971" calcext:value-type="float">
            <text:p>-161.3323</text:p>
          </table:table-cell>
          <table:table-cell table:style-name="ce6" table:formula="of:=[.$A$3]*SIN(RADIANS([.C240]+120))" office:value-type="float" office:value="293.518016676425" calcext:value-type="float">
            <text:p>293.5180</text:p>
          </table:table-cell>
          <table:table-cell table:style-name="ce6"/>
          <table:table-cell table:style-name="ce10" table:formula="of:=(MIN([.D240];[.E240];[.F240])+MAX([.D240];[.E240];[.F240]))/2" office:value-type="float" office:value="66.0928654592272" calcext:value-type="float">
            <text:p>66.0929</text:p>
          </table:table-cell>
          <table:table-cell table:style-name="ce6" table:formula="of:=[.D240]-[.H240]" office:value-type="float" office:value="-198.278596377682" calcext:value-type="float">
            <text:p>-198.2786</text:p>
          </table:table-cell>
          <table:table-cell table:style-name="ce6" table:formula="of:=[.E240]-[.H240]" office:value-type="float" office:value="-227.425151217198" calcext:value-type="float">
            <text:p>-227.4252</text:p>
          </table:table-cell>
          <table:table-cell table:style-name="ce6" table:formula="of:=[.F240]-[.H240]" office:value-type="float" office:value="227.425151217198" calcext:value-type="float">
            <text:p>227.4252</text:p>
          </table:table-cell>
          <table:table-cell table:style-name="ce6"/>
          <table:table-cell table:style-name="ce15" table:formula="of:=[.D240]/2+127" office:value-type="float" office:value="60.9071345407728" calcext:value-type="float">
            <text:p>61</text:p>
          </table:table-cell>
          <table:table-cell table:style-name="ce15" table:formula="of:=[.I240]/2+128" office:value-type="float" office:value="28.8607018111592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3" table:formula="of:=360*[.B241]/256" office:value-type="float" office:value="334.6875" calcext:value-type="float">
            <text:p>334.6875</text:p>
          </table:table-cell>
          <table:table-cell table:style-name="ce6" table:formula="of:=[.$A$3]*SIN(RADIANS([.C241]))" office:value-type="float" office:value="-125.701197468503" calcext:value-type="float">
            <text:p>-125.7012</text:p>
          </table:table-cell>
          <table:table-cell table:style-name="ce6" table:formula="of:=[.$A$3]*SIN(RADIANS([.C241]-120))" office:value-type="float" office:value="-167.315442888396" calcext:value-type="float">
            <text:p>-167.3154</text:p>
          </table:table-cell>
          <table:table-cell table:style-name="ce6" table:formula="of:=[.$A$3]*SIN(RADIANS([.C241]+120))" office:value-type="float" office:value="293.016640356899" calcext:value-type="float">
            <text:p>293.0166</text:p>
          </table:table-cell>
          <table:table-cell table:style-name="ce6"/>
          <table:table-cell table:style-name="ce10" table:formula="of:=(MIN([.D241];[.E241];[.F241])+MAX([.D241];[.E241];[.F241]))/2" office:value-type="float" office:value="62.8505987342515" calcext:value-type="float">
            <text:p>62.8506</text:p>
          </table:table-cell>
          <table:table-cell table:style-name="ce6" table:formula="of:=[.D241]-[.H241]" office:value-type="float" office:value="-188.551796202755" calcext:value-type="float">
            <text:p>-188.5518</text:p>
          </table:table-cell>
          <table:table-cell table:style-name="ce6" table:formula="of:=[.E241]-[.H241]" office:value-type="float" office:value="-230.166041622647" calcext:value-type="float">
            <text:p>-230.1660</text:p>
          </table:table-cell>
          <table:table-cell table:style-name="ce6" table:formula="of:=[.F241]-[.H241]" office:value-type="float" office:value="230.166041622647" calcext:value-type="float">
            <text:p>230.1660</text:p>
          </table:table-cell>
          <table:table-cell table:style-name="ce6"/>
          <table:table-cell table:style-name="ce15" table:formula="of:=[.D241]/2+127" office:value-type="float" office:value="64.1494012657485" calcext:value-type="float">
            <text:p>64</text:p>
          </table:table-cell>
          <table:table-cell table:style-name="ce15" table:formula="of:=[.I241]/2+128" office:value-type="float" office:value="33.7241018986227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3" table:formula="of:=360*[.B242]/256" office:value-type="float" office:value="336.09375" calcext:value-type="float">
            <text:p>336.09375</text:p>
          </table:table-cell>
          <table:table-cell table:style-name="ce6" table:formula="of:=[.$A$3]*SIN(RADIANS([.C242]))" office:value-type="float" office:value="-119.140946317467" calcext:value-type="float">
            <text:p>-119.1409</text:p>
          </table:table-cell>
          <table:table-cell table:style-name="ce6" table:formula="of:=[.$A$3]*SIN(RADIANS([.C242]-120))" office:value-type="float" office:value="-173.197815452353" calcext:value-type="float">
            <text:p>-173.1978</text:p>
          </table:table-cell>
          <table:table-cell table:style-name="ce6" table:formula="of:=[.$A$3]*SIN(RADIANS([.C242]+120))" office:value-type="float" office:value="292.33876176982" calcext:value-type="float">
            <text:p>292.3388</text:p>
          </table:table-cell>
          <table:table-cell table:style-name="ce6"/>
          <table:table-cell table:style-name="ce10" table:formula="of:=(MIN([.D242];[.E242];[.F242])+MAX([.D242];[.E242];[.F242]))/2" office:value-type="float" office:value="59.5704731587335" calcext:value-type="float">
            <text:p>59.5705</text:p>
          </table:table-cell>
          <table:table-cell table:style-name="ce6" table:formula="of:=[.D242]-[.H242]" office:value-type="float" office:value="-178.7114194762" calcext:value-type="float">
            <text:p>-178.7114</text:p>
          </table:table-cell>
          <table:table-cell table:style-name="ce6" table:formula="of:=[.E242]-[.H242]" office:value-type="float" office:value="-232.768288611086" calcext:value-type="float">
            <text:p>-232.7683</text:p>
          </table:table-cell>
          <table:table-cell table:style-name="ce6" table:formula="of:=[.F242]-[.H242]" office:value-type="float" office:value="232.768288611086" calcext:value-type="float">
            <text:p>232.7683</text:p>
          </table:table-cell>
          <table:table-cell table:style-name="ce6"/>
          <table:table-cell table:style-name="ce15" table:formula="of:=[.D242]/2+127" office:value-type="float" office:value="67.4295268412665" calcext:value-type="float">
            <text:p>67</text:p>
          </table:table-cell>
          <table:table-cell table:style-name="ce15" table:formula="of:=[.I242]/2+128" office:value-type="float" office:value="38.6442902618998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3" table:formula="of:=360*[.B243]/256" office:value-type="float" office:value="337.5" calcext:value-type="float">
            <text:p>337.5</text:p>
          </table:table-cell>
          <table:table-cell table:style-name="ce6" table:formula="of:=[.$A$3]*SIN(RADIANS([.C243]))" office:value-type="float" office:value="-112.508929115336" calcext:value-type="float">
            <text:p>-112.5089</text:p>
          </table:table-cell>
          <table:table-cell table:style-name="ce6" table:formula="of:=[.$A$3]*SIN(RADIANS([.C243]-120))" office:value-type="float" office:value="-178.975860128564" calcext:value-type="float">
            <text:p>-178.9759</text:p>
          </table:table-cell>
          <table:table-cell table:style-name="ce6" table:formula="of:=[.$A$3]*SIN(RADIANS([.C243]+120))" office:value-type="float" office:value="291.4847892439" calcext:value-type="float">
            <text:p>291.4848</text:p>
          </table:table-cell>
          <table:table-cell table:style-name="ce6"/>
          <table:table-cell table:style-name="ce10" table:formula="of:=(MIN([.D243];[.E243];[.F243])+MAX([.D243];[.E243];[.F243]))/2" office:value-type="float" office:value="56.2544645576682" calcext:value-type="float">
            <text:p>56.2545</text:p>
          </table:table-cell>
          <table:table-cell table:style-name="ce6" table:formula="of:=[.D243]-[.H243]" office:value-type="float" office:value="-168.763393673005" calcext:value-type="float">
            <text:p>-168.7634</text:p>
          </table:table-cell>
          <table:table-cell table:style-name="ce6" table:formula="of:=[.E243]-[.H243]" office:value-type="float" office:value="-235.230324686232" calcext:value-type="float">
            <text:p>-235.2303</text:p>
          </table:table-cell>
          <table:table-cell table:style-name="ce6" table:formula="of:=[.F243]-[.H243]" office:value-type="float" office:value="235.230324686232" calcext:value-type="float">
            <text:p>235.2303</text:p>
          </table:table-cell>
          <table:table-cell table:style-name="ce6"/>
          <table:table-cell table:style-name="ce15" table:formula="of:=[.D243]/2+127" office:value-type="float" office:value="70.7455354423318" calcext:value-type="float">
            <text:p>71</text:p>
          </table:table-cell>
          <table:table-cell table:style-name="ce15" table:formula="of:=[.I243]/2+128" office:value-type="float" office:value="43.6183031634977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3" table:formula="of:=360*[.B244]/256" office:value-type="float" office:value="338.90625" calcext:value-type="float">
            <text:p>338.90625</text:p>
          </table:table-cell>
          <table:table-cell table:style-name="ce6" table:formula="of:=[.$A$3]*SIN(RADIANS([.C244]))" office:value-type="float" office:value="-105.809140741286" calcext:value-type="float">
            <text:p>-105.8091</text:p>
          </table:table-cell>
          <table:table-cell table:style-name="ce6" table:formula="of:=[.$A$3]*SIN(RADIANS([.C244]-120))" office:value-type="float" office:value="-184.646096438972" calcext:value-type="float">
            <text:p>-184.6461</text:p>
          </table:table-cell>
          <table:table-cell table:style-name="ce6" table:formula="of:=[.$A$3]*SIN(RADIANS([.C244]+120))" office:value-type="float" office:value="290.455237180259" calcext:value-type="float">
            <text:p>290.4552</text:p>
          </table:table-cell>
          <table:table-cell table:style-name="ce6"/>
          <table:table-cell table:style-name="ce10" table:formula="of:=(MIN([.D244];[.E244];[.F244])+MAX([.D244];[.E244];[.F244]))/2" office:value-type="float" office:value="52.9045703706433" calcext:value-type="float">
            <text:p>52.9046</text:p>
          </table:table-cell>
          <table:table-cell table:style-name="ce6" table:formula="of:=[.D244]-[.H244]" office:value-type="float" office:value="-158.71371111193" calcext:value-type="float">
            <text:p>-158.7137</text:p>
          </table:table-cell>
          <table:table-cell table:style-name="ce6" table:formula="of:=[.E244]-[.H244]" office:value-type="float" office:value="-237.550666809615" calcext:value-type="float">
            <text:p>-237.5507</text:p>
          </table:table-cell>
          <table:table-cell table:style-name="ce6" table:formula="of:=[.F244]-[.H244]" office:value-type="float" office:value="237.550666809615" calcext:value-type="float">
            <text:p>237.5507</text:p>
          </table:table-cell>
          <table:table-cell table:style-name="ce6"/>
          <table:table-cell table:style-name="ce15" table:formula="of:=[.D244]/2+127" office:value-type="float" office:value="74.0954296293568" calcext:value-type="float">
            <text:p>74</text:p>
          </table:table-cell>
          <table:table-cell table:style-name="ce15" table:formula="of:=[.I244]/2+128" office:value-type="float" office:value="48.6431444440351" calcext:value-type="float">
            <text:p>49</text:p>
          </table:table-cell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3" table:formula="of:=360*[.B245]/256" office:value-type="float" office:value="340.3125" calcext:value-type="float">
            <text:p>340.3125</text:p>
          </table:table-cell>
          <table:table-cell table:style-name="ce6" table:formula="of:=[.$A$3]*SIN(RADIANS([.C245]))" office:value-type="float" office:value="-99.0456168973127" calcext:value-type="float">
            <text:p>-99.0456</text:p>
          </table:table-cell>
          <table:table-cell table:style-name="ce6" table:formula="of:=[.$A$3]*SIN(RADIANS([.C245]-120))" office:value-type="float" office:value="-190.205108845248" calcext:value-type="float">
            <text:p>-190.2051</text:p>
          </table:table-cell>
          <table:table-cell table:style-name="ce6" table:formula="of:=[.$A$3]*SIN(RADIANS([.C245]+120))" office:value-type="float" office:value="289.250725742561" calcext:value-type="float">
            <text:p>289.2507</text:p>
          </table:table-cell>
          <table:table-cell table:style-name="ce6"/>
          <table:table-cell table:style-name="ce10" table:formula="of:=(MIN([.D245];[.E245];[.F245])+MAX([.D245];[.E245];[.F245]))/2" office:value-type="float" office:value="49.5228084486564" calcext:value-type="float">
            <text:p>49.5228</text:p>
          </table:table-cell>
          <table:table-cell table:style-name="ce6" table:formula="of:=[.D245]-[.H245]" office:value-type="float" office:value="-148.568425345969" calcext:value-type="float">
            <text:p>-148.5684</text:p>
          </table:table-cell>
          <table:table-cell table:style-name="ce6" table:formula="of:=[.E245]-[.H245]" office:value-type="float" office:value="-239.727917293904" calcext:value-type="float">
            <text:p>-239.7279</text:p>
          </table:table-cell>
          <table:table-cell table:style-name="ce6" table:formula="of:=[.F245]-[.H245]" office:value-type="float" office:value="239.727917293904" calcext:value-type="float">
            <text:p>239.7279</text:p>
          </table:table-cell>
          <table:table-cell table:style-name="ce6"/>
          <table:table-cell table:style-name="ce15" table:formula="of:=[.D245]/2+127" office:value-type="float" office:value="77.4771915513437" calcext:value-type="float">
            <text:p>77</text:p>
          </table:table-cell>
          <table:table-cell table:style-name="ce15" table:formula="of:=[.I245]/2+128" office:value-type="float" office:value="53.7157873270155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3" table:formula="of:=360*[.B246]/256" office:value-type="float" office:value="341.71875" calcext:value-type="float">
            <text:p>341.71875</text:p>
          </table:table-cell>
          <table:table-cell table:style-name="ce6" table:formula="of:=[.$A$3]*SIN(RADIANS([.C246]))" office:value-type="float" office:value="-92.2224316772741" calcext:value-type="float">
            <text:p>-92.2224</text:p>
          </table:table-cell>
          <table:table-cell table:style-name="ce6" table:formula="of:=[.$A$3]*SIN(RADIANS([.C246]-120))" office:value-type="float" office:value="-195.649548806183" calcext:value-type="float">
            <text:p>-195.6495</text:p>
          </table:table-cell>
          <table:table-cell table:style-name="ce6" table:formula="of:=[.$A$3]*SIN(RADIANS([.C246]+120))" office:value-type="float" office:value="287.871980483457" calcext:value-type="float">
            <text:p>287.8720</text:p>
          </table:table-cell>
          <table:table-cell table:style-name="ce6"/>
          <table:table-cell table:style-name="ce10" table:formula="of:=(MIN([.D246];[.E246];[.F246])+MAX([.D246];[.E246];[.F246]))/2" office:value-type="float" office:value="46.1112158386371" calcext:value-type="float">
            <text:p>46.1112</text:p>
          </table:table-cell>
          <table:table-cell table:style-name="ce6" table:formula="of:=[.D246]-[.H246]" office:value-type="float" office:value="-138.333647515911" calcext:value-type="float">
            <text:p>-138.3336</text:p>
          </table:table-cell>
          <table:table-cell table:style-name="ce6" table:formula="of:=[.E246]-[.H246]" office:value-type="float" office:value="-241.76076464482" calcext:value-type="float">
            <text:p>-241.7608</text:p>
          </table:table-cell>
          <table:table-cell table:style-name="ce6" table:formula="of:=[.F246]-[.H246]" office:value-type="float" office:value="241.76076464482" calcext:value-type="float">
            <text:p>241.7608</text:p>
          </table:table-cell>
          <table:table-cell table:style-name="ce6"/>
          <table:table-cell table:style-name="ce15" table:formula="of:=[.D246]/2+127" office:value-type="float" office:value="80.8887841613629" calcext:value-type="float">
            <text:p>81</text:p>
          </table:table-cell>
          <table:table-cell table:style-name="ce15" table:formula="of:=[.I246]/2+128" office:value-type="float" office:value="58.8331762420444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3" table:formula="of:=360*[.B247]/256" office:value-type="float" office:value="343.125" calcext:value-type="float">
            <text:p>343.125</text:p>
          </table:table-cell>
          <table:table-cell table:style-name="ce6" table:formula="of:=[.$A$3]*SIN(RADIANS([.C247]))" office:value-type="float" office:value="-85.343695112812" calcext:value-type="float">
            <text:p>-85.3437</text:p>
          </table:table-cell>
          <table:table-cell table:style-name="ce6" table:formula="of:=[.$A$3]*SIN(RADIANS([.C247]-120))" office:value-type="float" office:value="-200.976136794724" calcext:value-type="float">
            <text:p>-200.9761</text:p>
          </table:table-cell>
          <table:table-cell table:style-name="ce6" table:formula="of:=[.$A$3]*SIN(RADIANS([.C247]+120))" office:value-type="float" office:value="286.319831907536" calcext:value-type="float">
            <text:p>286.3198</text:p>
          </table:table-cell>
          <table:table-cell table:style-name="ce6"/>
          <table:table-cell table:style-name="ce10" table:formula="of:=(MIN([.D247];[.E247];[.F247])+MAX([.D247];[.E247];[.F247]))/2" office:value-type="float" office:value="42.671847556406" calcext:value-type="float">
            <text:p>42.6718</text:p>
          </table:table-cell>
          <table:table-cell table:style-name="ce6" table:formula="of:=[.D247]-[.H247]" office:value-type="float" office:value="-128.015542669218" calcext:value-type="float">
            <text:p>-128.0155</text:p>
          </table:table-cell>
          <table:table-cell table:style-name="ce6" table:formula="of:=[.E247]-[.H247]" office:value-type="float" office:value="-243.64798435113" calcext:value-type="float">
            <text:p>-243.6480</text:p>
          </table:table-cell>
          <table:table-cell table:style-name="ce6" table:formula="of:=[.F247]-[.H247]" office:value-type="float" office:value="243.64798435113" calcext:value-type="float">
            <text:p>243.6480</text:p>
          </table:table-cell>
          <table:table-cell table:style-name="ce6"/>
          <table:table-cell table:style-name="ce15" table:formula="of:=[.D247]/2+127" office:value-type="float" office:value="84.328152443594" calcext:value-type="float">
            <text:p>84</text:p>
          </table:table-cell>
          <table:table-cell table:style-name="ce15" table:formula="of:=[.I247]/2+128" office:value-type="float" office:value="63.992228665391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3" table:formula="of:=360*[.B248]/256" office:value-type="float" office:value="344.53125" calcext:value-type="float">
            <text:p>344.53125</text:p>
          </table:table-cell>
          <table:table-cell table:style-name="ce6" table:formula="of:=[.$A$3]*SIN(RADIANS([.C248]))" office:value-type="float" office:value="-78.4135506976202" calcext:value-type="float">
            <text:p>-78.4136</text:p>
          </table:table-cell>
          <table:table-cell table:style-name="ce6" table:formula="of:=[.$A$3]*SIN(RADIANS([.C248]-120))" office:value-type="float" office:value="-206.181664273442" calcext:value-type="float">
            <text:p>-206.1817</text:p>
          </table:table-cell>
          <table:table-cell table:style-name="ce6" table:formula="of:=[.$A$3]*SIN(RADIANS([.C248]+120))" office:value-type="float" office:value="284.595214971063" calcext:value-type="float">
            <text:p>284.5952</text:p>
          </table:table-cell>
          <table:table-cell table:style-name="ce6"/>
          <table:table-cell table:style-name="ce10" table:formula="of:=(MIN([.D248];[.E248];[.F248])+MAX([.D248];[.E248];[.F248]))/2" office:value-type="float" office:value="39.2067753488101" calcext:value-type="float">
            <text:p>39.2068</text:p>
          </table:table-cell>
          <table:table-cell table:style-name="ce6" table:formula="of:=[.D248]-[.H248]" office:value-type="float" office:value="-117.62032604643" calcext:value-type="float">
            <text:p>-117.6203</text:p>
          </table:table-cell>
          <table:table-cell table:style-name="ce6" table:formula="of:=[.E248]-[.H248]" office:value-type="float" office:value="-245.388439622252" calcext:value-type="float">
            <text:p>-245.3884</text:p>
          </table:table-cell>
          <table:table-cell table:style-name="ce6" table:formula="of:=[.F248]-[.H248]" office:value-type="float" office:value="245.388439622252" calcext:value-type="float">
            <text:p>245.3884</text:p>
          </table:table-cell>
          <table:table-cell table:style-name="ce6"/>
          <table:table-cell table:style-name="ce15" table:formula="of:=[.D248]/2+127" office:value-type="float" office:value="87.7932246511899" calcext:value-type="float">
            <text:p>88</text:p>
          </table:table-cell>
          <table:table-cell table:style-name="ce15" table:formula="of:=[.I248]/2+128" office:value-type="float" office:value="69.1898369767849" calcext:value-type="float">
            <text:p>69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3" table:formula="of:=360*[.B249]/256" office:value-type="float" office:value="345.9375" calcext:value-type="float">
            <text:p>345.9375</text:p>
          </table:table-cell>
          <table:table-cell table:style-name="ce6" table:formula="of:=[.$A$3]*SIN(RADIANS([.C249]))" office:value-type="float" office:value="-71.4361728915597" calcext:value-type="float">
            <text:p>-71.4362</text:p>
          </table:table-cell>
          <table:table-cell table:style-name="ce6" table:formula="of:=[.$A$3]*SIN(RADIANS([.C249]-120))" office:value-type="float" office:value="-211.262995627231" calcext:value-type="float">
            <text:p>-211.2630</text:p>
          </table:table-cell>
          <table:table-cell table:style-name="ce6" table:formula="of:=[.$A$3]*SIN(RADIANS([.C249]+120))" office:value-type="float" office:value="282.699168518791" calcext:value-type="float">
            <text:p>282.6992</text:p>
          </table:table-cell>
          <table:table-cell table:style-name="ce6"/>
          <table:table-cell table:style-name="ce10" table:formula="of:=(MIN([.D249];[.E249];[.F249])+MAX([.D249];[.E249];[.F249]))/2" office:value-type="float" office:value="35.7180864457798" calcext:value-type="float">
            <text:p>35.7181</text:p>
          </table:table-cell>
          <table:table-cell table:style-name="ce6" table:formula="of:=[.D249]-[.H249]" office:value-type="float" office:value="-107.154259337339" calcext:value-type="float">
            <text:p>-107.1543</text:p>
          </table:table-cell>
          <table:table-cell table:style-name="ce6" table:formula="of:=[.E249]-[.H249]" office:value-type="float" office:value="-246.981082073011" calcext:value-type="float">
            <text:p>-246.9811</text:p>
          </table:table-cell>
          <table:table-cell table:style-name="ce6" table:formula="of:=[.F249]-[.H249]" office:value-type="float" office:value="246.981082073011" calcext:value-type="float">
            <text:p>246.9811</text:p>
          </table:table-cell>
          <table:table-cell table:style-name="ce6"/>
          <table:table-cell table:style-name="ce15" table:formula="of:=[.D249]/2+127" office:value-type="float" office:value="91.2819135542202" calcext:value-type="float">
            <text:p>91</text:p>
          </table:table-cell>
          <table:table-cell table:style-name="ce15" table:formula="of:=[.I249]/2+128" office:value-type="float" office:value="74.4228703313303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3" table:formula="of:=360*[.B250]/256" office:value-type="float" office:value="347.34375" calcext:value-type="float">
            <text:p>347.34375</text:p>
          </table:table-cell>
          <table:table-cell table:style-name="ce6" table:formula="of:=[.$A$3]*SIN(RADIANS([.C250]))" office:value-type="float" office:value="-64.4157646061198" calcext:value-type="float">
            <text:p>-64.4158</text:p>
          </table:table-cell>
          <table:table-cell table:style-name="ce6" table:formula="of:=[.$A$3]*SIN(RADIANS([.C250]-120))" office:value-type="float" office:value="-216.217070052086" calcext:value-type="float">
            <text:p>-216.2171</text:p>
          </table:table-cell>
          <table:table-cell table:style-name="ce6" table:formula="of:=[.$A$3]*SIN(RADIANS([.C250]+120))" office:value-type="float" office:value="280.632834658206" calcext:value-type="float">
            <text:p>280.6328</text:p>
          </table:table-cell>
          <table:table-cell table:style-name="ce6"/>
          <table:table-cell table:style-name="ce10" table:formula="of:=(MIN([.D250];[.E250];[.F250])+MAX([.D250];[.E250];[.F250]))/2" office:value-type="float" office:value="32.2078823030598" calcext:value-type="float">
            <text:p>32.2079</text:p>
          </table:table-cell>
          <table:table-cell table:style-name="ce6" table:formula="of:=[.D250]-[.H250]" office:value-type="float" office:value="-96.6236469091797" calcext:value-type="float">
            <text:p>-96.6236</text:p>
          </table:table-cell>
          <table:table-cell table:style-name="ce6" table:formula="of:=[.E250]-[.H250]" office:value-type="float" office:value="-248.424952355146" calcext:value-type="float">
            <text:p>-248.4250</text:p>
          </table:table-cell>
          <table:table-cell table:style-name="ce6" table:formula="of:=[.F250]-[.H250]" office:value-type="float" office:value="248.424952355146" calcext:value-type="float">
            <text:p>248.4250</text:p>
          </table:table-cell>
          <table:table-cell table:style-name="ce6"/>
          <table:table-cell table:style-name="ce15" table:formula="of:=[.D250]/2+127" office:value-type="float" office:value="94.7921176969401" calcext:value-type="float">
            <text:p>95</text:p>
          </table:table-cell>
          <table:table-cell table:style-name="ce15" table:formula="of:=[.I250]/2+128" office:value-type="float" office:value="79.6881765454102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3" table:formula="of:=360*[.B251]/256" office:value-type="float" office:value="348.75" calcext:value-type="float">
            <text:p>348.75</text:p>
          </table:table-cell>
          <table:table-cell table:style-name="ce6" table:formula="of:=[.$A$3]*SIN(RADIANS([.C251]))" office:value-type="float" office:value="-57.3565546727418" calcext:value-type="float">
            <text:p>-57.3566</text:p>
          </table:table-cell>
          <table:table-cell table:style-name="ce6" table:formula="of:=[.$A$3]*SIN(RADIANS([.C251]-120))" office:value-type="float" office:value="-221.040903398819" calcext:value-type="float">
            <text:p>-221.0409</text:p>
          </table:table-cell>
          <table:table-cell table:style-name="ce6" table:formula="of:=[.$A$3]*SIN(RADIANS([.C251]+120))" office:value-type="float" office:value="278.397458071561" calcext:value-type="float">
            <text:p>278.3975</text:p>
          </table:table-cell>
          <table:table-cell table:style-name="ce6"/>
          <table:table-cell table:style-name="ce10" table:formula="of:=(MIN([.D251];[.E251];[.F251])+MAX([.D251];[.E251];[.F251]))/2" office:value-type="float" office:value="28.6782773363709" calcext:value-type="float">
            <text:p>28.6783</text:p>
          </table:table-cell>
          <table:table-cell table:style-name="ce6" table:formula="of:=[.D251]-[.H251]" office:value-type="float" office:value="-86.0348320091127" calcext:value-type="float">
            <text:p>-86.0348</text:p>
          </table:table-cell>
          <table:table-cell table:style-name="ce6" table:formula="of:=[.E251]-[.H251]" office:value-type="float" office:value="-249.71918073519" calcext:value-type="float">
            <text:p>-249.7192</text:p>
          </table:table-cell>
          <table:table-cell table:style-name="ce6" table:formula="of:=[.F251]-[.H251]" office:value-type="float" office:value="249.71918073519" calcext:value-type="float">
            <text:p>249.7192</text:p>
          </table:table-cell>
          <table:table-cell table:style-name="ce6"/>
          <table:table-cell table:style-name="ce15" table:formula="of:=[.D251]/2+127" office:value-type="float" office:value="98.3217226636291" calcext:value-type="float">
            <text:p>98</text:p>
          </table:table-cell>
          <table:table-cell table:style-name="ce15" table:formula="of:=[.I251]/2+128" office:value-type="float" office:value="84.9825839954437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3" table:formula="of:=360*[.B252]/256" office:value-type="float" office:value="350.15625" calcext:value-type="float">
            <text:p>350.15625</text:p>
          </table:table-cell>
          <table:table-cell table:style-name="ce6" table:formula="of:=[.$A$3]*SIN(RADIANS([.C252]))" office:value-type="float" office:value="-50.2627952955287" calcext:value-type="float">
            <text:p>-50.2628</text:p>
          </table:table-cell>
          <table:table-cell table:style-name="ce6" table:formula="of:=[.$A$3]*SIN(RADIANS([.C252]-120))" office:value-type="float" office:value="-225.731589970597" calcext:value-type="float">
            <text:p>-225.7316</text:p>
          </table:table-cell>
          <table:table-cell table:style-name="ce6" table:formula="of:=[.$A$3]*SIN(RADIANS([.C252]+120))" office:value-type="float" office:value="275.994385266125" calcext:value-type="float">
            <text:p>275.9944</text:p>
          </table:table-cell>
          <table:table-cell table:style-name="ce6"/>
          <table:table-cell table:style-name="ce10" table:formula="of:=(MIN([.D252];[.E252];[.F252])+MAX([.D252];[.E252];[.F252]))/2" office:value-type="float" office:value="25.1313976477642" calcext:value-type="float">
            <text:p>25.1314</text:p>
          </table:table-cell>
          <table:table-cell table:style-name="ce6" table:formula="of:=[.D252]-[.H252]" office:value-type="float" office:value="-75.394192943293" calcext:value-type="float">
            <text:p>-75.3942</text:p>
          </table:table-cell>
          <table:table-cell table:style-name="ce6" table:formula="of:=[.E252]-[.H252]" office:value-type="float" office:value="-250.862987618361" calcext:value-type="float">
            <text:p>-250.8630</text:p>
          </table:table-cell>
          <table:table-cell table:style-name="ce6" table:formula="of:=[.F252]-[.H252]" office:value-type="float" office:value="250.862987618361" calcext:value-type="float">
            <text:p>250.8630</text:p>
          </table:table-cell>
          <table:table-cell table:style-name="ce6"/>
          <table:table-cell table:style-name="ce15" table:formula="of:=[.D252]/2+127" office:value-type="float" office:value="101.868602352236" calcext:value-type="float">
            <text:p>102</text:p>
          </table:table-cell>
          <table:table-cell table:style-name="ce15" table:formula="of:=[.I252]/2+128" office:value-type="float" office:value="90.3029035283535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360*[.B253]/256" office:value-type="float" office:value="351.5625" calcext:value-type="float">
            <text:p>351.5625</text:p>
          </table:table-cell>
          <table:table-cell table:style-name="ce6" table:formula="of:=[.$A$3]*SIN(RADIANS([.C253]))" office:value-type="float" office:value="-43.1387594898763" calcext:value-type="float">
            <text:p>-43.1388</text:p>
          </table:table-cell>
          <table:table-cell table:style-name="ce6" table:formula="of:=[.$A$3]*SIN(RADIANS([.C253]-120))" office:value-type="float" office:value="-230.286304273223" calcext:value-type="float">
            <text:p>-230.2863</text:p>
          </table:table-cell>
          <table:table-cell table:style-name="ce6" table:formula="of:=[.$A$3]*SIN(RADIANS([.C253]+120))" office:value-type="float" office:value="273.4250637631" calcext:value-type="float">
            <text:p>273.4251</text:p>
          </table:table-cell>
          <table:table-cell table:style-name="ce6"/>
          <table:table-cell table:style-name="ce10" table:formula="of:=(MIN([.D253];[.E253];[.F253])+MAX([.D253];[.E253];[.F253]))/2" office:value-type="float" office:value="21.5693797449382" calcext:value-type="float">
            <text:p>21.5694</text:p>
          </table:table-cell>
          <table:table-cell table:style-name="ce6" table:formula="of:=[.D253]-[.H253]" office:value-type="float" office:value="-64.7081392348145" calcext:value-type="float">
            <text:p>-64.7081</text:p>
          </table:table-cell>
          <table:table-cell table:style-name="ce6" table:formula="of:=[.E253]-[.H253]" office:value-type="float" office:value="-251.855684018161" calcext:value-type="float">
            <text:p>-251.8557</text:p>
          </table:table-cell>
          <table:table-cell table:style-name="ce6" table:formula="of:=[.F253]-[.H253]" office:value-type="float" office:value="251.855684018161" calcext:value-type="float">
            <text:p>251.8557</text:p>
          </table:table-cell>
          <table:table-cell table:style-name="ce6"/>
          <table:table-cell table:style-name="ce15" table:formula="of:=[.D253]/2+127" office:value-type="float" office:value="105.430620255062" calcext:value-type="float">
            <text:p>105</text:p>
          </table:table-cell>
          <table:table-cell table:style-name="ce15" table:formula="of:=[.I253]/2+128" office:value-type="float" office:value="95.6459303825928" calcext:value-type="float">
            <text:p>96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3" table:formula="of:=360*[.B254]/256" office:value-type="float" office:value="352.96875" calcext:value-type="float">
            <text:p>352.96875</text:p>
          </table:table-cell>
          <table:table-cell table:style-name="ce6" table:formula="of:=[.$A$3]*SIN(RADIANS([.C254]))" office:value-type="float" office:value="-35.9887385085695" calcext:value-type="float">
            <text:p>-35.9887</text:p>
          </table:table-cell>
          <table:table-cell table:style-name="ce6" table:formula="of:=[.$A$3]*SIN(RADIANS([.C254]-120))" office:value-type="float" office:value="-234.702302717115" calcext:value-type="float">
            <text:p>-234.7023</text:p>
          </table:table-cell>
          <table:table-cell table:style-name="ce6" table:formula="of:=[.$A$3]*SIN(RADIANS([.C254]+120))" office:value-type="float" office:value="270.691041225685" calcext:value-type="float">
            <text:p>270.6910</text:p>
          </table:table-cell>
          <table:table-cell table:style-name="ce6"/>
          <table:table-cell table:style-name="ce10" table:formula="of:=(MIN([.D254];[.E254];[.F254])+MAX([.D254];[.E254];[.F254]))/2" office:value-type="float" office:value="17.9943692542848" calcext:value-type="float">
            <text:p>17.9944</text:p>
          </table:table-cell>
          <table:table-cell table:style-name="ce6" table:formula="of:=[.D254]-[.H254]" office:value-type="float" office:value="-53.9831077628543" calcext:value-type="float">
            <text:p>-53.9831</text:p>
          </table:table-cell>
          <table:table-cell table:style-name="ce6" table:formula="of:=[.E254]-[.H254]" office:value-type="float" office:value="-252.6966719714" calcext:value-type="float">
            <text:p>-252.6967</text:p>
          </table:table-cell>
          <table:table-cell table:style-name="ce6" table:formula="of:=[.F254]-[.H254]" office:value-type="float" office:value="252.6966719714" calcext:value-type="float">
            <text:p>252.6967</text:p>
          </table:table-cell>
          <table:table-cell table:style-name="ce6"/>
          <table:table-cell table:style-name="ce15" table:formula="of:=[.D254]/2+127" office:value-type="float" office:value="109.005630745715" calcext:value-type="float">
            <text:p>109</text:p>
          </table:table-cell>
          <table:table-cell table:style-name="ce15" table:formula="of:=[.I254]/2+128" office:value-type="float" office:value="101.008446118573" calcext:value-type="float">
            <text:p>101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3" table:formula="of:=360*[.B255]/256" office:value-type="float" office:value="354.375" calcext:value-type="float">
            <text:p>354.375</text:p>
          </table:table-cell>
          <table:table-cell table:style-name="ce6" table:formula="of:=[.$A$3]*SIN(RADIANS([.C255]))" office:value-type="float" office:value="-28.8170392568908" calcext:value-type="float">
            <text:p>-28.8170</text:p>
          </table:table-cell>
          <table:table-cell table:style-name="ce6" table:formula="of:=[.$A$3]*SIN(RADIANS([.C255]-120))" office:value-type="float" office:value="-238.976925269935" calcext:value-type="float">
            <text:p>-238.9769</text:p>
          </table:table-cell>
          <table:table-cell table:style-name="ce6" table:formula="of:=[.$A$3]*SIN(RADIANS([.C255]+120))" office:value-type="float" office:value="267.793964526826" calcext:value-type="float">
            <text:p>267.7940</text:p>
          </table:table-cell>
          <table:table-cell table:style-name="ce6"/>
          <table:table-cell table:style-name="ce10" table:formula="of:=(MIN([.D255];[.E255];[.F255])+MAX([.D255];[.E255];[.F255]))/2" office:value-type="float" office:value="14.4085196284454" calcext:value-type="float">
            <text:p>14.4085</text:p>
          </table:table-cell>
          <table:table-cell table:style-name="ce6" table:formula="of:=[.D255]-[.H255]" office:value-type="float" office:value="-43.2255588853362" calcext:value-type="float">
            <text:p>-43.2256</text:p>
          </table:table-cell>
          <table:table-cell table:style-name="ce6" table:formula="of:=[.E255]-[.H255]" office:value-type="float" office:value="-253.38544489838" calcext:value-type="float">
            <text:p>-253.3854</text:p>
          </table:table-cell>
          <table:table-cell table:style-name="ce6" table:formula="of:=[.F255]-[.H255]" office:value-type="float" office:value="253.38544489838" calcext:value-type="float">
            <text:p>253.3854</text:p>
          </table:table-cell>
          <table:table-cell table:style-name="ce6"/>
          <table:table-cell table:style-name="ce15" table:formula="of:=[.D255]/2+127" office:value-type="float" office:value="112.591480371555" calcext:value-type="float">
            <text:p>113</text:p>
          </table:table-cell>
          <table:table-cell table:style-name="ce15" table:formula="of:=[.I255]/2+128" office:value-type="float" office:value="106.387220557332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3" table:formula="of:=360*[.B256]/256" office:value-type="float" office:value="355.78125" calcext:value-type="float">
            <text:p>355.78125</text:p>
          </table:table-cell>
          <table:table-cell table:style-name="ce6" table:formula="of:=[.$A$3]*SIN(RADIANS([.C256]))" office:value-type="float" office:value="-21.6279816983022" calcext:value-type="float">
            <text:p>-21.6280</text:p>
          </table:table-cell>
          <table:table-cell table:style-name="ce6" table:formula="of:=[.$A$3]*SIN(RADIANS([.C256]-120))" office:value-type="float" office:value="-243.107597058895" calcext:value-type="float">
            <text:p>-243.1076</text:p>
          </table:table-cell>
          <table:table-cell table:style-name="ce6" table:formula="of:=[.$A$3]*SIN(RADIANS([.C256]+120))" office:value-type="float" office:value="264.735578757197" calcext:value-type="float">
            <text:p>264.7356</text:p>
          </table:table-cell>
          <table:table-cell table:style-name="ce6"/>
          <table:table-cell table:style-name="ce10" table:formula="of:=(MIN([.D256];[.E256];[.F256])+MAX([.D256];[.E256];[.F256]))/2" office:value-type="float" office:value="10.8139908491511" calcext:value-type="float">
            <text:p>10.8140</text:p>
          </table:table-cell>
          <table:table-cell table:style-name="ce6" table:formula="of:=[.D256]-[.H256]" office:value-type="float" office:value="-32.4419725474533" calcext:value-type="float">
            <text:p>-32.4420</text:p>
          </table:table-cell>
          <table:table-cell table:style-name="ce6" table:formula="of:=[.E256]-[.H256]" office:value-type="float" office:value="-253.921587908046" calcext:value-type="float">
            <text:p>-253.9216</text:p>
          </table:table-cell>
          <table:table-cell table:style-name="ce6" table:formula="of:=[.F256]-[.H256]" office:value-type="float" office:value="253.921587908046" calcext:value-type="float">
            <text:p>253.9216</text:p>
          </table:table-cell>
          <table:table-cell table:style-name="ce6"/>
          <table:table-cell table:style-name="ce15" table:formula="of:=[.D256]/2+127" office:value-type="float" office:value="116.186009150849" calcext:value-type="float">
            <text:p>116</text:p>
          </table:table-cell>
          <table:table-cell table:style-name="ce15" table:formula="of:=[.I256]/2+128" office:value-type="float" office:value="111.779013726273" calcext:value-type="float">
            <text:p>112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3" table:formula="of:=360*[.B257]/256" office:value-type="float" office:value="357.1875" calcext:value-type="float">
            <text:p>357.1875</text:p>
          </table:table-cell>
          <table:table-cell table:style-name="ce6" table:formula="of:=[.$A$3]*SIN(RADIANS([.C257]))" office:value-type="float" office:value="-14.4258962522609" calcext:value-type="float">
            <text:p>-14.4259</text:p>
          </table:table-cell>
          <table:table-cell table:style-name="ce6" table:formula="of:=[.$A$3]*SIN(RADIANS([.C257]-120))" office:value-type="float" office:value="-247.091829921765" calcext:value-type="float">
            <text:p>-247.0918</text:p>
          </table:table-cell>
          <table:table-cell table:style-name="ce6" table:formula="of:=[.$A$3]*SIN(RADIANS([.C257]+120))" office:value-type="float" office:value="261.517726174026" calcext:value-type="float">
            <text:p>261.5177</text:p>
          </table:table-cell>
          <table:table-cell table:style-name="ce6"/>
          <table:table-cell table:style-name="ce10" table:formula="of:=(MIN([.D257];[.E257];[.F257])+MAX([.D257];[.E257];[.F257]))/2" office:value-type="float" office:value="7.21294812613051" calcext:value-type="float">
            <text:p>7.2129</text:p>
          </table:table-cell>
          <table:table-cell table:style-name="ce6" table:formula="of:=[.D257]-[.H257]" office:value-type="float" office:value="-21.6388443783914" calcext:value-type="float">
            <text:p>-21.6388</text:p>
          </table:table-cell>
          <table:table-cell table:style-name="ce6" table:formula="of:=[.E257]-[.H257]" office:value-type="float" office:value="-254.304778047895" calcext:value-type="float">
            <text:p>-254.3048</text:p>
          </table:table-cell>
          <table:table-cell table:style-name="ce6" table:formula="of:=[.F257]-[.H257]" office:value-type="float" office:value="254.304778047895" calcext:value-type="float">
            <text:p>254.3048</text:p>
          </table:table-cell>
          <table:table-cell table:style-name="ce6"/>
          <table:table-cell table:style-name="ce15" table:formula="of:=[.D257]/2+127" office:value-type="float" office:value="119.78705187387" calcext:value-type="float">
            <text:p>120</text:p>
          </table:table-cell>
          <table:table-cell table:style-name="ce15" table:formula="of:=[.I257]/2+128" office:value-type="float" office:value="117.180577810804" calcext:value-type="float">
            <text:p>117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3" table:formula="of:=360*[.B258]/256" office:value-type="float" office:value="358.59375" calcext:value-type="float">
            <text:p>358.59375</text:p>
          </table:table-cell>
          <table:table-cell table:style-name="ce6" table:formula="of:=[.$A$3]*SIN(RADIANS([.C258]))" office:value-type="float" office:value="-7.21512118573626" calcext:value-type="float">
            <text:p>-7.2151</text:p>
          </table:table-cell>
          <table:table-cell table:style-name="ce6" table:formula="of:=[.$A$3]*SIN(RADIANS([.C258]-120))" office:value-type="float" office:value="-250.927223905649" calcext:value-type="float">
            <text:p>-250.9272</text:p>
          </table:table-cell>
          <table:table-cell table:style-name="ce6" table:formula="of:=[.$A$3]*SIN(RADIANS([.C258]+120))" office:value-type="float" office:value="258.142345091385" calcext:value-type="float">
            <text:p>258.1423</text:p>
          </table:table-cell>
          <table:table-cell table:style-name="ce6"/>
          <table:table-cell table:style-name="ce10" table:formula="of:=(MIN([.D258];[.E258];[.F258])+MAX([.D258];[.E258];[.F258]))/2" office:value-type="float" office:value="3.60756059286811" calcext:value-type="float">
            <text:p>3.6076</text:p>
          </table:table-cell>
          <table:table-cell table:style-name="ce6" table:formula="of:=[.D258]-[.H258]" office:value-type="float" office:value="-10.8226817786044" calcext:value-type="float">
            <text:p>-10.8227</text:p>
          </table:table-cell>
          <table:table-cell table:style-name="ce6" table:formula="of:=[.E258]-[.H258]" office:value-type="float" office:value="-254.534784498517" calcext:value-type="float">
            <text:p>-254.5348</text:p>
          </table:table-cell>
          <table:table-cell table:style-name="ce6" table:formula="of:=[.F258]-[.H258]" office:value-type="float" office:value="254.534784498517" calcext:value-type="float">
            <text:p>254.5348</text:p>
          </table:table-cell>
          <table:table-cell table:style-name="ce6"/>
          <table:table-cell table:style-name="ce15" table:formula="of:=[.D258]/2+127" office:value-type="float" office:value="123.392439407132" calcext:value-type="float">
            <text:p>123</text:p>
          </table:table-cell>
          <table:table-cell table:style-name="ce15" table:formula="of:=[.I258]/2+128" office:value-type="float" office:value="122.588659110698" calcext:value-type="float">
            <text:p>123</text:p>
          </table:table-cell>
          <table:table-cell/>
        </table:table-row>
        <table:table-row table:style-name="ro1" table:number-rows-repeated="104831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ode Output" table:style-name="ta1">
        <table:table-column table:style-name="co6" table:number-columns-repeated="10" table:default-cell-style-name="ce16"/>
        <table:table-column table:style-name="co6" table:number-columns-repeated="2" table:default-cell-style-name="Default"/>
        <table:table-row table:style-name="ro1">
          <table:table-cell table:formula="of:=INT(INDIRECT(&quot;Calculation.N&quot;&amp;(ROW()-1)*10+COLUMN()+2))&amp;&quot;,&quot;" office:value-type="string" office:string-value="128," calcext:value-type="string">
            <text:p>128,</text:p>
          </table:table-cell>
          <table:table-cell table:formula="of:=INT(INDIRECT(&quot;Calculation.N&quot;&amp;(ROW()-1)*10+COLUMN()+2))&amp;&quot;,&quot;&amp;CHAR(9)" office:value-type="string" office:string-value="133,&#9;" calcext:value-type="string">
            <text:p>133,<text:tab/></text:p>
          </table:table-cell>
          <table:table-cell table:formula="of:=INT(INDIRECT(&quot;Calculation.N&quot;&amp;(ROW()-1)*10+COLUMN()+2))&amp;&quot;,&quot;&amp;CHAR(9)" office:value-type="string" office:string-value="138,&#9;" calcext:value-type="string">
            <text:p>138,<text:tab/></text:p>
          </table:table-cell>
          <table:table-cell table:formula="of:=INT(INDIRECT(&quot;Calculation.N&quot;&amp;(ROW()-1)*10+COLUMN()+2))&amp;&quot;,&quot;&amp;CHAR(9)" office:value-type="string" office:string-value="144,&#9;" calcext:value-type="string">
            <text:p>144,<text:tab/></text:p>
          </table:table-cell>
          <table:table-cell table:formula="of:=INT(INDIRECT(&quot;Calculation.N&quot;&amp;(ROW()-1)*10+COLUMN()+2))&amp;&quot;,&quot;&amp;CHAR(9)" office:value-type="string" office:string-value="149,&#9;" calcext:value-type="string">
            <text:p>149,<text:tab/></text:p>
          </table:table-cell>
          <table:table-cell table:formula="of:=INT(INDIRECT(&quot;Calculation.N&quot;&amp;(ROW()-1)*10+COLUMN()+2))&amp;&quot;,&quot;&amp;CHAR(9)" office:value-type="string" office:string-value="154,&#9;" calcext:value-type="string">
            <text:p>154,<text:tab/></text:p>
          </table:table-cell>
          <table:table-cell table:formula="of:=INT(INDIRECT(&quot;Calculation.N&quot;&amp;(ROW()-1)*10+COLUMN()+2))&amp;&quot;,&quot;&amp;CHAR(9)" office:value-type="string" office:string-value="160,&#9;" calcext:value-type="string">
            <text:p>160,<text:tab/></text:p>
          </table:table-cell>
          <table:table-cell table:formula="of:=INT(INDIRECT(&quot;Calculation.N&quot;&amp;(ROW()-1)*10+COLUMN()+2))&amp;&quot;,&quot;&amp;CHAR(9)" office:value-type="string" office:string-value="165,&#9;" calcext:value-type="string">
            <text:p>165,<text:tab/></text:p>
          </table:table-cell>
          <table:table-cell table:formula="of:=INT(INDIRECT(&quot;Calculation.N&quot;&amp;(ROW()-1)*10+COLUMN()+2))&amp;&quot;,&quot;&amp;CHAR(9)" office:value-type="string" office:string-value="171,&#9;" calcext:value-type="string">
            <text:p>171,<text:tab/></text:p>
          </table:table-cell>
          <table:table-cell table:formula="of:=INT(INDIRECT(&quot;Calculation.N&quot;&amp;(ROW()-1)*10+COLUMN()+2))&amp;&quot;,&quot;&amp;CHAR(9)" office:value-type="string" office:string-value="176,&#9;" calcext:value-type="string">
            <text:p>176,<text:tab/></text:p>
          </table:table-cell>
          <table:table-cell/>
          <table:table-cell table:formula="of:=&quot;// From &quot;&amp;((ROW()-1)*10) &amp; &quot; To &quot; &amp; ((ROW()-1)*10)+9" office:value-type="string" office:string-value="// From 0 To 9" calcext:value-type="string">
            <text:p>// From 0 To 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81,&#9;" calcext:value-type="string">
            <text:p>181,<text:tab/></text:p>
          </table:table-cell>
          <table:table-cell table:formula="of:=INT(INDIRECT(&quot;Calculation.N&quot;&amp;(ROW()-1)*10+COLUMN()+2))&amp;&quot;,&quot;&amp;CHAR(9)" office:value-type="string" office:string-value="186,&#9;" calcext:value-type="string">
            <text:p>186,<text:tab/></text:p>
          </table:table-cell>
          <table:table-cell table:formula="of:=INT(INDIRECT(&quot;Calculation.N&quot;&amp;(ROW()-1)*10+COLUMN()+2))&amp;&quot;,&quot;&amp;CHAR(9)" office:value-type="string" office:string-value="192,&#9;" calcext:value-type="string">
            <text:p>192,<text:tab/></text:p>
          </table:table-cell>
          <table:table-cell table:formula="of:=INT(INDIRECT(&quot;Calculation.N&quot;&amp;(ROW()-1)*10+COLUMN()+2))&amp;&quot;,&quot;&amp;CHAR(9)" office:value-type="string" office:string-value="197,&#9;" calcext:value-type="string">
            <text:p>197,<text:tab/></text:p>
          </table:table-cell>
          <table:table-cell table:formula="of:=INT(INDIRECT(&quot;Calculation.N&quot;&amp;(ROW()-1)*10+COLUMN()+2))&amp;&quot;,&quot;&amp;CHAR(9)" office:value-type="string" office:string-value="202,&#9;" calcext:value-type="string">
            <text:p>202,<text:tab/></text:p>
          </table:table-cell>
          <table:table-cell table:formula="of:=INT(INDIRECT(&quot;Calculation.N&quot;&amp;(ROW()-1)*10+COLUMN()+2))&amp;&quot;,&quot;&amp;CHAR(9)" office:value-type="string" office:string-value="207,&#9;" calcext:value-type="string">
            <text:p>207,<text:tab/></text:p>
          </table:table-cell>
          <table:table-cell table:formula="of:=INT(INDIRECT(&quot;Calculation.N&quot;&amp;(ROW()-1)*10+COLUMN()+2))&amp;&quot;,&quot;&amp;CHAR(9)" office:value-type="string" office:string-value="212,&#9;" calcext:value-type="string">
            <text:p>212,<text:tab/></text:p>
          </table:table-cell>
          <table:table-cell table:formula="of:=INT(INDIRECT(&quot;Calculation.N&quot;&amp;(ROW()-1)*10+COLUMN()+2))&amp;&quot;,&quot;&amp;CHAR(9)" office:value-type="string" office:string-value="217,&#9;" calcext:value-type="string">
            <text:p>217,<text:tab/></text:p>
          </table:table-cell>
          <table:table-cell table:formula="of:=INT(INDIRECT(&quot;Calculation.N&quot;&amp;(ROW()-1)*10+COLUMN()+2))&amp;&quot;,&quot;&amp;CHAR(9)" office:value-type="string" office:string-value="222,&#9;" calcext:value-type="string">
            <text:p>222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/>
          <table:table-cell table:formula="of:=&quot;// From &quot;&amp;((ROW()-1)*10) &amp; &quot; To &quot; &amp; ((ROW()-1)*10)+9" office:value-type="string" office:string-value="// From 10 To 19" calcext:value-type="string">
            <text:p>// From 10 To 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9,&#9;" calcext:value-type="string">
            <text:p>239,<text:tab/></text:p>
          </table:table-cell>
          <table:table-cell table:formula="of:=INT(INDIRECT(&quot;Calculation.N&quot;&amp;(ROW()-1)*10+COLUMN()+2))&amp;&quot;,&quot;&amp;CHAR(9)" office:value-type="string" office:string-value="240,&#9;" calcext:value-type="string">
            <text:p>240,<text:tab/></text:p>
          </table:table-cell>
          <table:table-cell table:formula="of:=INT(INDIRECT(&quot;Calculation.N&quot;&amp;(ROW()-1)*10+COLUMN()+2))&amp;&quot;,&quot;&amp;CHAR(9)" office:value-type="string" office:string-value="242,&#9;" calcext:value-type="string">
            <text:p>242,<text:tab/></text:p>
          </table:table-cell>
          <table:table-cell table:formula="of:=INT(INDIRECT(&quot;Calculation.N&quot;&amp;(ROW()-1)*10+COLUMN()+2))&amp;&quot;,&quot;&amp;CHAR(9)" office:value-type="string" office:string-value="243,&#9;" calcext:value-type="string">
            <text:p>243,<text:tab/></text:p>
          </table:table-cell>
          <table:table-cell table:formula="of:=INT(INDIRECT(&quot;Calculation.N&quot;&amp;(ROW()-1)*10+COLUMN()+2))&amp;&quot;,&quot;&amp;CHAR(9)" office:value-type="string" office:string-value="244,&#9;" calcext:value-type="string">
            <text:p>244,<text:tab/></text:p>
          </table:table-cell>
          <table:table-cell table:formula="of:=INT(INDIRECT(&quot;Calculation.N&quot;&amp;(ROW()-1)*10+COLUMN()+2))&amp;&quot;,&quot;&amp;CHAR(9)" office:value-type="string" office:string-value="246,&#9;" calcext:value-type="string">
            <text:p>246,<text:tab/></text:p>
          </table:table-cell>
          <table:table-cell table:formula="of:=INT(INDIRECT(&quot;Calculation.N&quot;&amp;(ROW()-1)*10+COLUMN()+2))&amp;&quot;,&quot;&amp;CHAR(9)" office:value-type="string" office:string-value="247,&#9;" calcext:value-type="string">
            <text:p>247,<text:tab/></text:p>
          </table:table-cell>
          <table:table-cell table:formula="of:=INT(INDIRECT(&quot;Calculation.N&quot;&amp;(ROW()-1)*10+COLUMN()+2))&amp;&quot;,&quot;&amp;CHAR(9)" office:value-type="string" office:string-value="248,&#9;" calcext:value-type="string">
            <text:p>248,<text:tab/></text:p>
          </table:table-cell>
          <table:table-cell/>
          <table:table-cell table:formula="of:=&quot;// From &quot;&amp;((ROW()-1)*10) &amp; &quot; To &quot; &amp; ((ROW()-1)*10)+9" office:value-type="string" office:string-value="// From 20 To 29" calcext:value-type="string">
            <text:p>// From 20 To 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49,&#9;" calcext:value-type="string">
            <text:p>249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2,&#9;" calcext:value-type="string">
            <text:p>252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/>
          <table:table-cell table:formula="of:=&quot;// From &quot;&amp;((ROW()-1)*10) &amp; &quot; To &quot; &amp; ((ROW()-1)*10)+9" office:value-type="string" office:string-value="// From 30 To 39" calcext:value-type="string">
            <text:p>// From 30 To 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/>
          <table:table-cell table:formula="of:=&quot;// From &quot;&amp;((ROW()-1)*10) &amp; &quot; To &quot; &amp; ((ROW()-1)*10)+9" office:value-type="string" office:string-value="// From 40 To 49" calcext:value-type="string">
            <text:p>// From 40 To 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2,&#9;" calcext:value-type="string">
            <text:p>252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49,&#9;" calcext:value-type="string">
            <text:p>249,<text:tab/></text:p>
          </table:table-cell>
          <table:table-cell table:formula="of:=INT(INDIRECT(&quot;Calculation.N&quot;&amp;(ROW()-1)*10+COLUMN()+2))&amp;&quot;,&quot;&amp;CHAR(9)" office:value-type="string" office:string-value="248,&#9;" calcext:value-type="string">
            <text:p>248,<text:tab/></text:p>
          </table:table-cell>
          <table:table-cell table:formula="of:=INT(INDIRECT(&quot;Calculation.N&quot;&amp;(ROW()-1)*10+COLUMN()+2))&amp;&quot;,&quot;&amp;CHAR(9)" office:value-type="string" office:string-value="247,&#9;" calcext:value-type="string">
            <text:p>247,<text:tab/></text:p>
          </table:table-cell>
          <table:table-cell table:formula="of:=INT(INDIRECT(&quot;Calculation.N&quot;&amp;(ROW()-1)*10+COLUMN()+2))&amp;&quot;,&quot;&amp;CHAR(9)" office:value-type="string" office:string-value="246,&#9;" calcext:value-type="string">
            <text:p>246,<text:tab/></text:p>
          </table:table-cell>
          <table:table-cell table:formula="of:=INT(INDIRECT(&quot;Calculation.N&quot;&amp;(ROW()-1)*10+COLUMN()+2))&amp;&quot;,&quot;&amp;CHAR(9)" office:value-type="string" office:string-value="245,&#9;" calcext:value-type="string">
            <text:p>245,<text:tab/></text:p>
          </table:table-cell>
          <table:table-cell/>
          <table:table-cell table:formula="of:=&quot;// From &quot;&amp;((ROW()-1)*10) &amp; &quot; To &quot; &amp; ((ROW()-1)*10)+9" office:value-type="string" office:string-value="// From 50 To 59" calcext:value-type="string">
            <text:p>// From 50 To 5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43,&#9;" calcext:value-type="string">
            <text:p>243,<text:tab/></text:p>
          </table:table-cell>
          <table:table-cell table:formula="of:=INT(INDIRECT(&quot;Calculation.N&quot;&amp;(ROW()-1)*10+COLUMN()+2))&amp;&quot;,&quot;&amp;CHAR(9)" office:value-type="string" office:string-value="242,&#9;" calcext:value-type="string">
            <text:p>242,<text:tab/></text:p>
          </table:table-cell>
          <table:table-cell table:formula="of:=INT(INDIRECT(&quot;Calculation.N&quot;&amp;(ROW()-1)*10+COLUMN()+2))&amp;&quot;,&quot;&amp;CHAR(9)" office:value-type="string" office:string-value="241,&#9;" calcext:value-type="string">
            <text:p>241,<text:tab/></text:p>
          </table:table-cell>
          <table:table-cell table:formula="of:=INT(INDIRECT(&quot;Calculation.N&quot;&amp;(ROW()-1)*10+COLUMN()+2))&amp;&quot;,&quot;&amp;CHAR(9)" office:value-type="string" office:string-value="239,&#9;" calcext:value-type="string">
            <text:p>239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9,&#9;" calcext:value-type="string">
            <text:p>239,<text:tab/></text:p>
          </table:table-cell>
          <table:table-cell table:formula="of:=INT(INDIRECT(&quot;Calculation.N&quot;&amp;(ROW()-1)*10+COLUMN()+2))&amp;&quot;,&quot;&amp;CHAR(9)" office:value-type="string" office:string-value="241,&#9;" calcext:value-type="string">
            <text:p>241,<text:tab/></text:p>
          </table:table-cell>
          <table:table-cell table:formula="of:=INT(INDIRECT(&quot;Calculation.N&quot;&amp;(ROW()-1)*10+COLUMN()+2))&amp;&quot;,&quot;&amp;CHAR(9)" office:value-type="string" office:string-value="242,&#9;" calcext:value-type="string">
            <text:p>242,<text:tab/></text:p>
          </table:table-cell>
          <table:table-cell table:formula="of:=INT(INDIRECT(&quot;Calculation.N&quot;&amp;(ROW()-1)*10+COLUMN()+2))&amp;&quot;,&quot;&amp;CHAR(9)" office:value-type="string" office:string-value="243,&#9;" calcext:value-type="string">
            <text:p>243,<text:tab/></text:p>
          </table:table-cell>
          <table:table-cell table:formula="of:=INT(INDIRECT(&quot;Calculation.N&quot;&amp;(ROW()-1)*10+COLUMN()+2))&amp;&quot;,&quot;&amp;CHAR(9)" office:value-type="string" office:string-value="245,&#9;" calcext:value-type="string">
            <text:p>245,<text:tab/></text:p>
          </table:table-cell>
          <table:table-cell/>
          <table:table-cell table:formula="of:=&quot;// From &quot;&amp;((ROW()-1)*10) &amp; &quot; To &quot; &amp; ((ROW()-1)*10)+9" office:value-type="string" office:string-value="// From 60 To 69" calcext:value-type="string">
            <text:p>// From 60 To 6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46,&#9;" calcext:value-type="string">
            <text:p>246,<text:tab/></text:p>
          </table:table-cell>
          <table:table-cell table:formula="of:=INT(INDIRECT(&quot;Calculation.N&quot;&amp;(ROW()-1)*10+COLUMN()+2))&amp;&quot;,&quot;&amp;CHAR(9)" office:value-type="string" office:string-value="247,&#9;" calcext:value-type="string">
            <text:p>247,<text:tab/></text:p>
          </table:table-cell>
          <table:table-cell table:formula="of:=INT(INDIRECT(&quot;Calculation.N&quot;&amp;(ROW()-1)*10+COLUMN()+2))&amp;&quot;,&quot;&amp;CHAR(9)" office:value-type="string" office:string-value="248,&#9;" calcext:value-type="string">
            <text:p>248,<text:tab/></text:p>
          </table:table-cell>
          <table:table-cell table:formula="of:=INT(INDIRECT(&quot;Calculation.N&quot;&amp;(ROW()-1)*10+COLUMN()+2))&amp;&quot;,&quot;&amp;CHAR(9)" office:value-type="string" office:string-value="249,&#9;" calcext:value-type="string">
            <text:p>249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2,&#9;" calcext:value-type="string">
            <text:p>252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/>
          <table:table-cell table:formula="of:=&quot;// From &quot;&amp;((ROW()-1)*10) &amp; &quot; To &quot; &amp; ((ROW()-1)*10)+9" office:value-type="string" office:string-value="// From 70 To 79" calcext:value-type="string">
            <text:p>// From 70 To 7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5,&#9;" calcext:value-type="string">
            <text:p>255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/>
          <table:table-cell table:formula="of:=&quot;// From &quot;&amp;((ROW()-1)*10) &amp; &quot; To &quot; &amp; ((ROW()-1)*10)+9" office:value-type="string" office:string-value="// From 80 To 89" calcext:value-type="string">
            <text:p>// From 80 To 8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4,&#9;" calcext:value-type="string">
            <text:p>254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3,&#9;" calcext:value-type="string">
            <text:p>253,<text:tab/></text:p>
          </table:table-cell>
          <table:table-cell table:formula="of:=INT(INDIRECT(&quot;Calculation.N&quot;&amp;(ROW()-1)*10+COLUMN()+2))&amp;&quot;,&quot;&amp;CHAR(9)" office:value-type="string" office:string-value="252,&#9;" calcext:value-type="string">
            <text:p>252,<text:tab/></text:p>
          </table:table-cell>
          <table:table-cell table:formula="of:=INT(INDIRECT(&quot;Calculation.N&quot;&amp;(ROW()-1)*10+COLUMN()+2))&amp;&quot;,&quot;&amp;CHAR(9)" office:value-type="string" office:string-value="251,&#9;" calcext:value-type="string">
            <text:p>251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50,&#9;" calcext:value-type="string">
            <text:p>250,<text:tab/></text:p>
          </table:table-cell>
          <table:table-cell table:formula="of:=INT(INDIRECT(&quot;Calculation.N&quot;&amp;(ROW()-1)*10+COLUMN()+2))&amp;&quot;,&quot;&amp;CHAR(9)" office:value-type="string" office:string-value="249,&#9;" calcext:value-type="string">
            <text:p>249,<text:tab/></text:p>
          </table:table-cell>
          <table:table-cell table:formula="of:=INT(INDIRECT(&quot;Calculation.N&quot;&amp;(ROW()-1)*10+COLUMN()+2))&amp;&quot;,&quot;&amp;CHAR(9)" office:value-type="string" office:string-value="248,&#9;" calcext:value-type="string">
            <text:p>248,<text:tab/></text:p>
          </table:table-cell>
          <table:table-cell/>
          <table:table-cell table:formula="of:=&quot;// From &quot;&amp;((ROW()-1)*10) &amp; &quot; To &quot; &amp; ((ROW()-1)*10)+9" office:value-type="string" office:string-value="// From 90 To 99" calcext:value-type="string">
            <text:p>// From 90 To 9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47,&#9;" calcext:value-type="string">
            <text:p>247,<text:tab/></text:p>
          </table:table-cell>
          <table:table-cell table:formula="of:=INT(INDIRECT(&quot;Calculation.N&quot;&amp;(ROW()-1)*10+COLUMN()+2))&amp;&quot;,&quot;&amp;CHAR(9)" office:value-type="string" office:string-value="246,&#9;" calcext:value-type="string">
            <text:p>246,<text:tab/></text:p>
          </table:table-cell>
          <table:table-cell table:formula="of:=INT(INDIRECT(&quot;Calculation.N&quot;&amp;(ROW()-1)*10+COLUMN()+2))&amp;&quot;,&quot;&amp;CHAR(9)" office:value-type="string" office:string-value="244,&#9;" calcext:value-type="string">
            <text:p>244,<text:tab/></text:p>
          </table:table-cell>
          <table:table-cell table:formula="of:=INT(INDIRECT(&quot;Calculation.N&quot;&amp;(ROW()-1)*10+COLUMN()+2))&amp;&quot;,&quot;&amp;CHAR(9)" office:value-type="string" office:string-value="243,&#9;" calcext:value-type="string">
            <text:p>243,<text:tab/></text:p>
          </table:table-cell>
          <table:table-cell table:formula="of:=INT(INDIRECT(&quot;Calculation.N&quot;&amp;(ROW()-1)*10+COLUMN()+2))&amp;&quot;,&quot;&amp;CHAR(9)" office:value-type="string" office:string-value="242,&#9;" calcext:value-type="string">
            <text:p>242,<text:tab/></text:p>
          </table:table-cell>
          <table:table-cell table:formula="of:=INT(INDIRECT(&quot;Calculation.N&quot;&amp;(ROW()-1)*10+COLUMN()+2))&amp;&quot;,&quot;&amp;CHAR(9)" office:value-type="string" office:string-value="240,&#9;" calcext:value-type="string">
            <text:p>240,<text:tab/></text:p>
          </table:table-cell>
          <table:table-cell table:formula="of:=INT(INDIRECT(&quot;Calculation.N&quot;&amp;(ROW()-1)*10+COLUMN()+2))&amp;&quot;,&quot;&amp;CHAR(9)" office:value-type="string" office:string-value="239,&#9;" calcext:value-type="string">
            <text:p>239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/>
          <table:table-cell table:formula="of:=&quot;// From &quot;&amp;((ROW()-1)*10) &amp; &quot; To &quot; &amp; ((ROW()-1)*10)+9" office:value-type="string" office:string-value="// From 100 To 109" calcext:value-type="string">
            <text:p>// From 100 To 10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22,&#9;" calcext:value-type="string">
            <text:p>222,<text:tab/></text:p>
          </table:table-cell>
          <table:table-cell table:formula="of:=INT(INDIRECT(&quot;Calculation.N&quot;&amp;(ROW()-1)*10+COLUMN()+2))&amp;&quot;,&quot;&amp;CHAR(9)" office:value-type="string" office:string-value="217,&#9;" calcext:value-type="string">
            <text:p>217,<text:tab/></text:p>
          </table:table-cell>
          <table:table-cell table:formula="of:=INT(INDIRECT(&quot;Calculation.N&quot;&amp;(ROW()-1)*10+COLUMN()+2))&amp;&quot;,&quot;&amp;CHAR(9)" office:value-type="string" office:string-value="212,&#9;" calcext:value-type="string">
            <text:p>212,<text:tab/></text:p>
          </table:table-cell>
          <table:table-cell table:formula="of:=INT(INDIRECT(&quot;Calculation.N&quot;&amp;(ROW()-1)*10+COLUMN()+2))&amp;&quot;,&quot;&amp;CHAR(9)" office:value-type="string" office:string-value="207,&#9;" calcext:value-type="string">
            <text:p>207,<text:tab/></text:p>
          </table:table-cell>
          <table:table-cell table:formula="of:=INT(INDIRECT(&quot;Calculation.N&quot;&amp;(ROW()-1)*10+COLUMN()+2))&amp;&quot;,&quot;&amp;CHAR(9)" office:value-type="string" office:string-value="202,&#9;" calcext:value-type="string">
            <text:p>202,<text:tab/></text:p>
          </table:table-cell>
          <table:table-cell table:formula="of:=INT(INDIRECT(&quot;Calculation.N&quot;&amp;(ROW()-1)*10+COLUMN()+2))&amp;&quot;,&quot;&amp;CHAR(9)" office:value-type="string" office:string-value="197,&#9;" calcext:value-type="string">
            <text:p>197,<text:tab/></text:p>
          </table:table-cell>
          <table:table-cell table:formula="of:=INT(INDIRECT(&quot;Calculation.N&quot;&amp;(ROW()-1)*10+COLUMN()+2))&amp;&quot;,&quot;&amp;CHAR(9)" office:value-type="string" office:string-value="192,&#9;" calcext:value-type="string">
            <text:p>192,<text:tab/></text:p>
          </table:table-cell>
          <table:table-cell table:formula="of:=INT(INDIRECT(&quot;Calculation.N&quot;&amp;(ROW()-1)*10+COLUMN()+2))&amp;&quot;,&quot;&amp;CHAR(9)" office:value-type="string" office:string-value="186,&#9;" calcext:value-type="string">
            <text:p>186,<text:tab/></text:p>
          </table:table-cell>
          <table:table-cell table:formula="of:=INT(INDIRECT(&quot;Calculation.N&quot;&amp;(ROW()-1)*10+COLUMN()+2))&amp;&quot;,&quot;&amp;CHAR(9)" office:value-type="string" office:string-value="181,&#9;" calcext:value-type="string">
            <text:p>181,<text:tab/></text:p>
          </table:table-cell>
          <table:table-cell table:formula="of:=INT(INDIRECT(&quot;Calculation.N&quot;&amp;(ROW()-1)*10+COLUMN()+2))&amp;&quot;,&quot;&amp;CHAR(9)" office:value-type="string" office:string-value="176,&#9;" calcext:value-type="string">
            <text:p>176,<text:tab/></text:p>
          </table:table-cell>
          <table:table-cell/>
          <table:table-cell table:formula="of:=&quot;// From &quot;&amp;((ROW()-1)*10) &amp; &quot; To &quot; &amp; ((ROW()-1)*10)+9" office:value-type="string" office:string-value="// From 110 To 119" calcext:value-type="string">
            <text:p>// From 110 To 1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71,&#9;" calcext:value-type="string">
            <text:p>171,<text:tab/></text:p>
          </table:table-cell>
          <table:table-cell table:formula="of:=INT(INDIRECT(&quot;Calculation.N&quot;&amp;(ROW()-1)*10+COLUMN()+2))&amp;&quot;,&quot;&amp;CHAR(9)" office:value-type="string" office:string-value="165,&#9;" calcext:value-type="string">
            <text:p>165,<text:tab/></text:p>
          </table:table-cell>
          <table:table-cell table:formula="of:=INT(INDIRECT(&quot;Calculation.N&quot;&amp;(ROW()-1)*10+COLUMN()+2))&amp;&quot;,&quot;&amp;CHAR(9)" office:value-type="string" office:string-value="160,&#9;" calcext:value-type="string">
            <text:p>160,<text:tab/></text:p>
          </table:table-cell>
          <table:table-cell table:formula="of:=INT(INDIRECT(&quot;Calculation.N&quot;&amp;(ROW()-1)*10+COLUMN()+2))&amp;&quot;,&quot;&amp;CHAR(9)" office:value-type="string" office:string-value="154,&#9;" calcext:value-type="string">
            <text:p>154,<text:tab/></text:p>
          </table:table-cell>
          <table:table-cell table:formula="of:=INT(INDIRECT(&quot;Calculation.N&quot;&amp;(ROW()-1)*10+COLUMN()+2))&amp;&quot;,&quot;&amp;CHAR(9)" office:value-type="string" office:string-value="149,&#9;" calcext:value-type="string">
            <text:p>149,<text:tab/></text:p>
          </table:table-cell>
          <table:table-cell table:formula="of:=INT(INDIRECT(&quot;Calculation.N&quot;&amp;(ROW()-1)*10+COLUMN()+2))&amp;&quot;,&quot;&amp;CHAR(9)" office:value-type="string" office:string-value="144,&#9;" calcext:value-type="string">
            <text:p>144,<text:tab/></text:p>
          </table:table-cell>
          <table:table-cell table:formula="of:=INT(INDIRECT(&quot;Calculation.N&quot;&amp;(ROW()-1)*10+COLUMN()+2))&amp;&quot;,&quot;&amp;CHAR(9)" office:value-type="string" office:string-value="138,&#9;" calcext:value-type="string">
            <text:p>138,<text:tab/></text:p>
          </table:table-cell>
          <table:table-cell table:formula="of:=INT(INDIRECT(&quot;Calculation.N&quot;&amp;(ROW()-1)*10+COLUMN()+2))&amp;&quot;,&quot;&amp;CHAR(9)" office:value-type="string" office:string-value="133,&#9;" calcext:value-type="string">
            <text:p>133,<text:tab/></text:p>
          </table:table-cell>
          <table:table-cell table:formula="of:=INT(INDIRECT(&quot;Calculation.N&quot;&amp;(ROW()-1)*10+COLUMN()+2))&amp;&quot;,&quot;&amp;CHAR(9)" office:value-type="string" office:string-value="128,&#9;" calcext:value-type="string">
            <text:p>128,<text:tab/></text:p>
          </table:table-cell>
          <table:table-cell table:formula="of:=INT(INDIRECT(&quot;Calculation.N&quot;&amp;(ROW()-1)*10+COLUMN()+2))&amp;&quot;,&quot;&amp;CHAR(9)" office:value-type="string" office:string-value="122,&#9;" calcext:value-type="string">
            <text:p>122,<text:tab/></text:p>
          </table:table-cell>
          <table:table-cell/>
          <table:table-cell table:formula="of:=&quot;// From &quot;&amp;((ROW()-1)*10) &amp; &quot; To &quot; &amp; ((ROW()-1)*10)+9" office:value-type="string" office:string-value="// From 120 To 129" calcext:value-type="string">
            <text:p>// From 120 To 1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17,&#9;" calcext:value-type="string">
            <text:p>117,<text:tab/></text:p>
          </table:table-cell>
          <table:table-cell table:formula="of:=INT(INDIRECT(&quot;Calculation.N&quot;&amp;(ROW()-1)*10+COLUMN()+2))&amp;&quot;,&quot;&amp;CHAR(9)" office:value-type="string" office:string-value="111,&#9;" calcext:value-type="string">
            <text:p>111,<text:tab/></text:p>
          </table:table-cell>
          <table:table-cell table:formula="of:=INT(INDIRECT(&quot;Calculation.N&quot;&amp;(ROW()-1)*10+COLUMN()+2))&amp;&quot;,&quot;&amp;CHAR(9)" office:value-type="string" office:string-value="106,&#9;" calcext:value-type="string">
            <text:p>106,<text:tab/></text:p>
          </table:table-cell>
          <table:table-cell table:formula="of:=INT(INDIRECT(&quot;Calculation.N&quot;&amp;(ROW()-1)*10+COLUMN()+2))&amp;&quot;,&quot;&amp;CHAR(9)" office:value-type="string" office:string-value="101,&#9;" calcext:value-type="string">
            <text:p>101,<text:tab/></text:p>
          </table:table-cell>
          <table:table-cell table:formula="of:=INT(INDIRECT(&quot;Calculation.N&quot;&amp;(ROW()-1)*10+COLUMN()+2))&amp;&quot;,&quot;&amp;CHAR(9)" office:value-type="string" office:string-value="95,&#9;" calcext:value-type="string">
            <text:p>95,<text:tab/></text:p>
          </table:table-cell>
          <table:table-cell table:formula="of:=INT(INDIRECT(&quot;Calculation.N&quot;&amp;(ROW()-1)*10+COLUMN()+2))&amp;&quot;,&quot;&amp;CHAR(9)" office:value-type="string" office:string-value="90,&#9;" calcext:value-type="string">
            <text:p>90,<text:tab/></text:p>
          </table:table-cell>
          <table:table-cell table:formula="of:=INT(INDIRECT(&quot;Calculation.N&quot;&amp;(ROW()-1)*10+COLUMN()+2))&amp;&quot;,&quot;&amp;CHAR(9)" office:value-type="string" office:string-value="84,&#9;" calcext:value-type="string">
            <text:p>84,<text:tab/></text:p>
          </table:table-cell>
          <table:table-cell table:formula="of:=INT(INDIRECT(&quot;Calculation.N&quot;&amp;(ROW()-1)*10+COLUMN()+2))&amp;&quot;,&quot;&amp;CHAR(9)" office:value-type="string" office:string-value="79,&#9;" calcext:value-type="string">
            <text:p>79,<text:tab/></text:p>
          </table:table-cell>
          <table:table-cell table:formula="of:=INT(INDIRECT(&quot;Calculation.N&quot;&amp;(ROW()-1)*10+COLUMN()+2))&amp;&quot;,&quot;&amp;CHAR(9)" office:value-type="string" office:string-value="74,&#9;" calcext:value-type="string">
            <text:p>74,<text:tab/></text:p>
          </table:table-cell>
          <table:table-cell table:formula="of:=INT(INDIRECT(&quot;Calculation.N&quot;&amp;(ROW()-1)*10+COLUMN()+2))&amp;&quot;,&quot;&amp;CHAR(9)" office:value-type="string" office:string-value="69,&#9;" calcext:value-type="string">
            <text:p>69,<text:tab/></text:p>
          </table:table-cell>
          <table:table-cell/>
          <table:table-cell table:formula="of:=&quot;// From &quot;&amp;((ROW()-1)*10) &amp; &quot; To &quot; &amp; ((ROW()-1)*10)+9" office:value-type="string" office:string-value="// From 130 To 139" calcext:value-type="string">
            <text:p>// From 130 To 1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63,&#9;" calcext:value-type="string">
            <text:p>63,<text:tab/></text:p>
          </table:table-cell>
          <table:table-cell table:formula="of:=INT(INDIRECT(&quot;Calculation.N&quot;&amp;(ROW()-1)*10+COLUMN()+2))&amp;&quot;,&quot;&amp;CHAR(9)" office:value-type="string" office:string-value="58,&#9;" calcext:value-type="string">
            <text:p>58,<text:tab/></text:p>
          </table:table-cell>
          <table:table-cell table:formula="of:=INT(INDIRECT(&quot;Calculation.N&quot;&amp;(ROW()-1)*10+COLUMN()+2))&amp;&quot;,&quot;&amp;CHAR(9)" office:value-type="string" office:string-value="53,&#9;" calcext:value-type="string">
            <text:p>53,<text:tab/></text:p>
          </table:table-cell>
          <table:table-cell table:formula="of:=INT(INDIRECT(&quot;Calculation.N&quot;&amp;(ROW()-1)*10+COLUMN()+2))&amp;&quot;,&quot;&amp;CHAR(9)" office:value-type="string" office:string-value="48,&#9;" calcext:value-type="string">
            <text:p>48,<text:tab/></text:p>
          </table:table-cell>
          <table:table-cell table:formula="of:=INT(INDIRECT(&quot;Calculation.N&quot;&amp;(ROW()-1)*10+COLUMN()+2))&amp;&quot;,&quot;&amp;CHAR(9)" office:value-type="string" office:string-value="43,&#9;" calcext:value-type="string">
            <text:p>43,<text:tab/></text:p>
          </table:table-cell>
          <table:table-cell table:formula="of:=INT(INDIRECT(&quot;Calculation.N&quot;&amp;(ROW()-1)*10+COLUMN()+2))&amp;&quot;,&quot;&amp;CHAR(9)" office:value-type="string" office:string-value="38,&#9;" calcext:value-type="string">
            <text:p>38,<text:tab/></text:p>
          </table:table-cell>
          <table:table-cell table:formula="of:=INT(INDIRECT(&quot;Calculation.N&quot;&amp;(ROW()-1)*10+COLUMN()+2))&amp;&quot;,&quot;&amp;CHAR(9)" office:value-type="string" office:string-value="33,&#9;" calcext:value-type="string">
            <text:p>33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/>
          <table:table-cell table:formula="of:=&quot;// From &quot;&amp;((ROW()-1)*10) &amp; &quot; To &quot; &amp; ((ROW()-1)*10)+9" office:value-type="string" office:string-value="// From 140 To 149" calcext:value-type="string">
            <text:p>// From 140 To 1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6,&#9;" calcext:value-type="string">
            <text:p>16,<text:tab/></text:p>
          </table:table-cell>
          <table:table-cell table:formula="of:=INT(INDIRECT(&quot;Calculation.N&quot;&amp;(ROW()-1)*10+COLUMN()+2))&amp;&quot;,&quot;&amp;CHAR(9)" office:value-type="string" office:string-value="15,&#9;" calcext:value-type="string">
            <text:p>15,<text:tab/></text:p>
          </table:table-cell>
          <table:table-cell table:formula="of:=INT(INDIRECT(&quot;Calculation.N&quot;&amp;(ROW()-1)*10+COLUMN()+2))&amp;&quot;,&quot;&amp;CHAR(9)" office:value-type="string" office:string-value="13,&#9;" calcext:value-type="string">
            <text:p>13,<text:tab/></text:p>
          </table:table-cell>
          <table:table-cell table:formula="of:=INT(INDIRECT(&quot;Calculation.N&quot;&amp;(ROW()-1)*10+COLUMN()+2))&amp;&quot;,&quot;&amp;CHAR(9)" office:value-type="string" office:string-value="12,&#9;" calcext:value-type="string">
            <text:p>12,<text:tab/></text:p>
          </table:table-cell>
          <table:table-cell table:formula="of:=INT(INDIRECT(&quot;Calculation.N&quot;&amp;(ROW()-1)*10+COLUMN()+2))&amp;&quot;,&quot;&amp;CHAR(9)" office:value-type="string" office:string-value="11,&#9;" calcext:value-type="string">
            <text:p>11,<text:tab/></text:p>
          </table:table-cell>
          <table:table-cell table:formula="of:=INT(INDIRECT(&quot;Calculation.N&quot;&amp;(ROW()-1)*10+COLUMN()+2))&amp;&quot;,&quot;&amp;CHAR(9)" office:value-type="string" office:string-value="9,&#9;" calcext:value-type="string">
            <text:p>9,<text:tab/></text:p>
          </table:table-cell>
          <table:table-cell table:formula="of:=INT(INDIRECT(&quot;Calculation.N&quot;&amp;(ROW()-1)*10+COLUMN()+2))&amp;&quot;,&quot;&amp;CHAR(9)" office:value-type="string" office:string-value="8,&#9;" calcext:value-type="string">
            <text:p>8,<text:tab/></text:p>
          </table:table-cell>
          <table:table-cell table:formula="of:=INT(INDIRECT(&quot;Calculation.N&quot;&amp;(ROW()-1)*10+COLUMN()+2))&amp;&quot;,&quot;&amp;CHAR(9)" office:value-type="string" office:string-value="7,&#9;" calcext:value-type="string">
            <text:p>7,<text:tab/></text:p>
          </table:table-cell>
          <table:table-cell table:formula="of:=INT(INDIRECT(&quot;Calculation.N&quot;&amp;(ROW()-1)*10+COLUMN()+2))&amp;&quot;,&quot;&amp;CHAR(9)" office:value-type="string" office:string-value="6,&#9;" calcext:value-type="string">
            <text:p>6,<text:tab/></text:p>
          </table:table-cell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/>
          <table:table-cell table:formula="of:=&quot;// From &quot;&amp;((ROW()-1)*10) &amp; &quot; To &quot; &amp; ((ROW()-1)*10)+9" office:value-type="string" office:string-value="// From 150 To 159" calcext:value-type="string">
            <text:p>// From 150 To 15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3,&#9;" calcext:value-type="string">
            <text:p>3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/>
          <table:table-cell table:formula="of:=&quot;// From &quot;&amp;((ROW()-1)*10) &amp; &quot; To &quot; &amp; ((ROW()-1)*10)+9" office:value-type="string" office:string-value="// From 160 To 169" calcext:value-type="string">
            <text:p>// From 160 To 16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3,&#9;" calcext:value-type="string">
            <text:p>3,<text:tab/></text:p>
          </table:table-cell>
          <table:table-cell/>
          <table:table-cell table:formula="of:=&quot;// From &quot;&amp;((ROW()-1)*10) &amp; &quot; To &quot; &amp; ((ROW()-1)*10)+9" office:value-type="string" office:string-value="// From 170 To 179" calcext:value-type="string">
            <text:p>// From 170 To 17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 table:formula="of:=INT(INDIRECT(&quot;Calculation.N&quot;&amp;(ROW()-1)*10+COLUMN()+2))&amp;&quot;,&quot;&amp;CHAR(9)" office:value-type="string" office:string-value="6,&#9;" calcext:value-type="string">
            <text:p>6,<text:tab/></text:p>
          </table:table-cell>
          <table:table-cell table:formula="of:=INT(INDIRECT(&quot;Calculation.N&quot;&amp;(ROW()-1)*10+COLUMN()+2))&amp;&quot;,&quot;&amp;CHAR(9)" office:value-type="string" office:string-value="7,&#9;" calcext:value-type="string">
            <text:p>7,<text:tab/></text:p>
          </table:table-cell>
          <table:table-cell table:formula="of:=INT(INDIRECT(&quot;Calculation.N&quot;&amp;(ROW()-1)*10+COLUMN()+2))&amp;&quot;,&quot;&amp;CHAR(9)" office:value-type="string" office:string-value="8,&#9;" calcext:value-type="string">
            <text:p>8,<text:tab/></text:p>
          </table:table-cell>
          <table:table-cell table:formula="of:=INT(INDIRECT(&quot;Calculation.N&quot;&amp;(ROW()-1)*10+COLUMN()+2))&amp;&quot;,&quot;&amp;CHAR(9)" office:value-type="string" office:string-value="9,&#9;" calcext:value-type="string">
            <text:p>9,<text:tab/></text:p>
          </table:table-cell>
          <table:table-cell table:formula="of:=INT(INDIRECT(&quot;Calculation.N&quot;&amp;(ROW()-1)*10+COLUMN()+2))&amp;&quot;,&quot;&amp;CHAR(9)" office:value-type="string" office:string-value="10,&#9;" calcext:value-type="string">
            <text:p>10,<text:tab/></text:p>
          </table:table-cell>
          <table:table-cell table:formula="of:=INT(INDIRECT(&quot;Calculation.N&quot;&amp;(ROW()-1)*10+COLUMN()+2))&amp;&quot;,&quot;&amp;CHAR(9)" office:value-type="string" office:string-value="12,&#9;" calcext:value-type="string">
            <text:p>12,<text:tab/></text:p>
          </table:table-cell>
          <table:table-cell table:formula="of:=INT(INDIRECT(&quot;Calculation.N&quot;&amp;(ROW()-1)*10+COLUMN()+2))&amp;&quot;,&quot;&amp;CHAR(9)" office:value-type="string" office:string-value="13,&#9;" calcext:value-type="string">
            <text:p>13,<text:tab/></text:p>
          </table:table-cell>
          <table:table-cell/>
          <table:table-cell table:formula="of:=&quot;// From &quot;&amp;((ROW()-1)*10) &amp; &quot; To &quot; &amp; ((ROW()-1)*10)+9" office:value-type="string" office:string-value="// From 180 To 189" calcext:value-type="string">
            <text:p>// From 180 To 18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4,&#9;" calcext:value-type="string">
            <text:p>14,<text:tab/></text:p>
          </table:table-cell>
          <table:table-cell table:formula="of:=INT(INDIRECT(&quot;Calculation.N&quot;&amp;(ROW()-1)*10+COLUMN()+2))&amp;&quot;,&quot;&amp;CHAR(9)" office:value-type="string" office:string-value="16,&#9;" calcext:value-type="string">
            <text:p>16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6,&#9;" calcext:value-type="string">
            <text:p>16,<text:tab/></text:p>
          </table:table-cell>
          <table:table-cell table:formula="of:=INT(INDIRECT(&quot;Calculation.N&quot;&amp;(ROW()-1)*10+COLUMN()+2))&amp;&quot;,&quot;&amp;CHAR(9)" office:value-type="string" office:string-value="14,&#9;" calcext:value-type="string">
            <text:p>14,<text:tab/></text:p>
          </table:table-cell>
          <table:table-cell table:formula="of:=INT(INDIRECT(&quot;Calculation.N&quot;&amp;(ROW()-1)*10+COLUMN()+2))&amp;&quot;,&quot;&amp;CHAR(9)" office:value-type="string" office:string-value="13,&#9;" calcext:value-type="string">
            <text:p>13,<text:tab/></text:p>
          </table:table-cell>
          <table:table-cell table:formula="of:=INT(INDIRECT(&quot;Calculation.N&quot;&amp;(ROW()-1)*10+COLUMN()+2))&amp;&quot;,&quot;&amp;CHAR(9)" office:value-type="string" office:string-value="12,&#9;" calcext:value-type="string">
            <text:p>12,<text:tab/></text:p>
          </table:table-cell>
          <table:table-cell table:formula="of:=INT(INDIRECT(&quot;Calculation.N&quot;&amp;(ROW()-1)*10+COLUMN()+2))&amp;&quot;,&quot;&amp;CHAR(9)" office:value-type="string" office:string-value="10,&#9;" calcext:value-type="string">
            <text:p>10,<text:tab/></text:p>
          </table:table-cell>
          <table:table-cell table:formula="of:=INT(INDIRECT(&quot;Calculation.N&quot;&amp;(ROW()-1)*10+COLUMN()+2))&amp;&quot;,&quot;&amp;CHAR(9)" office:value-type="string" office:string-value="9,&#9;" calcext:value-type="string">
            <text:p>9,<text:tab/></text:p>
          </table:table-cell>
          <table:table-cell table:formula="of:=INT(INDIRECT(&quot;Calculation.N&quot;&amp;(ROW()-1)*10+COLUMN()+2))&amp;&quot;,&quot;&amp;CHAR(9)" office:value-type="string" office:string-value="8,&#9;" calcext:value-type="string">
            <text:p>8,<text:tab/></text:p>
          </table:table-cell>
          <table:table-cell/>
          <table:table-cell table:formula="of:=&quot;// From &quot;&amp;((ROW()-1)*10) &amp; &quot; To &quot; &amp; ((ROW()-1)*10)+9" office:value-type="string" office:string-value="// From 190 To 199" calcext:value-type="string">
            <text:p>// From 190 To 19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7,&#9;" calcext:value-type="string">
            <text:p>7,<text:tab/></text:p>
          </table:table-cell>
          <table:table-cell table:formula="of:=INT(INDIRECT(&quot;Calculation.N&quot;&amp;(ROW()-1)*10+COLUMN()+2))&amp;&quot;,&quot;&amp;CHAR(9)" office:value-type="string" office:string-value="6,&#9;" calcext:value-type="string">
            <text:p>6,<text:tab/></text:p>
          </table:table-cell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3,&#9;" calcext:value-type="string">
            <text:p>3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/>
          <table:table-cell table:formula="of:=&quot;// From &quot;&amp;((ROW()-1)*10) &amp; &quot; To &quot; &amp; ((ROW()-1)*10)+9" office:value-type="string" office:string-value="// From 200 To 209" calcext:value-type="string">
            <text:p>// From 200 To 20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0,&#9;" calcext:value-type="string">
            <text:p>0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 table:formula="of:=INT(INDIRECT(&quot;Calculation.N&quot;&amp;(ROW()-1)*10+COLUMN()+2))&amp;&quot;,&quot;&amp;CHAR(9)" office:value-type="string" office:string-value="1,&#9;" calcext:value-type="string">
            <text:p>1,<text:tab/></text:p>
          </table:table-cell>
          <table:table-cell/>
          <table:table-cell table:formula="of:=&quot;// From &quot;&amp;((ROW()-1)*10) &amp; &quot; To &quot; &amp; ((ROW()-1)*10)+9" office:value-type="string" office:string-value="// From 210 To 219" calcext:value-type="string">
            <text:p>// From 210 To 2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2,&#9;" calcext:value-type="string">
            <text:p>2,<text:tab/></text:p>
          </table:table-cell>
          <table:table-cell table:formula="of:=INT(INDIRECT(&quot;Calculation.N&quot;&amp;(ROW()-1)*10+COLUMN()+2))&amp;&quot;,&quot;&amp;CHAR(9)" office:value-type="string" office:string-value="3,&#9;" calcext:value-type="string">
            <text:p>3,<text:tab/></text:p>
          </table:table-cell>
          <table:table-cell table:formula="of:=INT(INDIRECT(&quot;Calculation.N&quot;&amp;(ROW()-1)*10+COLUMN()+2))&amp;&quot;,&quot;&amp;CHAR(9)" office:value-type="string" office:string-value="4,&#9;" calcext:value-type="string">
            <text:p>4,<text:tab/></text:p>
          </table:table-cell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 table:formula="of:=INT(INDIRECT(&quot;Calculation.N&quot;&amp;(ROW()-1)*10+COLUMN()+2))&amp;&quot;,&quot;&amp;CHAR(9)" office:value-type="string" office:string-value="5,&#9;" calcext:value-type="string">
            <text:p>5,<text:tab/></text:p>
          </table:table-cell>
          <table:table-cell table:formula="of:=INT(INDIRECT(&quot;Calculation.N&quot;&amp;(ROW()-1)*10+COLUMN()+2))&amp;&quot;,&quot;&amp;CHAR(9)" office:value-type="string" office:string-value="6,&#9;" calcext:value-type="string">
            <text:p>6,<text:tab/></text:p>
          </table:table-cell>
          <table:table-cell table:formula="of:=INT(INDIRECT(&quot;Calculation.N&quot;&amp;(ROW()-1)*10+COLUMN()+2))&amp;&quot;,&quot;&amp;CHAR(9)" office:value-type="string" office:string-value="7,&#9;" calcext:value-type="string">
            <text:p>7,<text:tab/></text:p>
          </table:table-cell>
          <table:table-cell table:formula="of:=INT(INDIRECT(&quot;Calculation.N&quot;&amp;(ROW()-1)*10+COLUMN()+2))&amp;&quot;,&quot;&amp;CHAR(9)" office:value-type="string" office:string-value="8,&#9;" calcext:value-type="string">
            <text:p>8,<text:tab/></text:p>
          </table:table-cell>
          <table:table-cell table:formula="of:=INT(INDIRECT(&quot;Calculation.N&quot;&amp;(ROW()-1)*10+COLUMN()+2))&amp;&quot;,&quot;&amp;CHAR(9)" office:value-type="string" office:string-value="9,&#9;" calcext:value-type="string">
            <text:p>9,<text:tab/></text:p>
          </table:table-cell>
          <table:table-cell/>
          <table:table-cell table:formula="of:=&quot;// From &quot;&amp;((ROW()-1)*10) &amp; &quot; To &quot; &amp; ((ROW()-1)*10)+9" office:value-type="string" office:string-value="// From 220 To 229" calcext:value-type="string">
            <text:p>// From 220 To 2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1,&#9;" calcext:value-type="string">
            <text:p>11,<text:tab/></text:p>
          </table:table-cell>
          <table:table-cell table:formula="of:=INT(INDIRECT(&quot;Calculation.N&quot;&amp;(ROW()-1)*10+COLUMN()+2))&amp;&quot;,&quot;&amp;CHAR(9)" office:value-type="string" office:string-value="12,&#9;" calcext:value-type="string">
            <text:p>12,<text:tab/></text:p>
          </table:table-cell>
          <table:table-cell table:formula="of:=INT(INDIRECT(&quot;Calculation.N&quot;&amp;(ROW()-1)*10+COLUMN()+2))&amp;&quot;,&quot;&amp;CHAR(9)" office:value-type="string" office:string-value="13,&#9;" calcext:value-type="string">
            <text:p>13,<text:tab/></text:p>
          </table:table-cell>
          <table:table-cell table:formula="of:=INT(INDIRECT(&quot;Calculation.N&quot;&amp;(ROW()-1)*10+COLUMN()+2))&amp;&quot;,&quot;&amp;CHAR(9)" office:value-type="string" office:string-value="15,&#9;" calcext:value-type="string">
            <text:p>15,<text:tab/></text:p>
          </table:table-cell>
          <table:table-cell table:formula="of:=INT(INDIRECT(&quot;Calculation.N&quot;&amp;(ROW()-1)*10+COLUMN()+2))&amp;&quot;,&quot;&amp;CHAR(9)" office:value-type="string" office:string-value="16,&#9;" calcext:value-type="string">
            <text:p>16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 table:formula="of:=INT(INDIRECT(&quot;Calculation.N&quot;&amp;(ROW()-1)*10+COLUMN()+2))&amp;&quot;,&quot;&amp;CHAR(9)" office:value-type="string" office:string-value="33,&#9;" calcext:value-type="string">
            <text:p>33,<text:tab/></text:p>
          </table:table-cell>
          <table:table-cell table:formula="of:=INT(INDIRECT(&quot;Calculation.N&quot;&amp;(ROW()-1)*10+COLUMN()+2))&amp;&quot;,&quot;&amp;CHAR(9)" office:value-type="string" office:string-value="38,&#9;" calcext:value-type="string">
            <text:p>38,<text:tab/></text:p>
          </table:table-cell>
          <table:table-cell/>
          <table:table-cell table:formula="of:=&quot;// From &quot;&amp;((ROW()-1)*10) &amp; &quot; To &quot; &amp; ((ROW()-1)*10)+9" office:value-type="string" office:string-value="// From 230 To 239" calcext:value-type="string">
            <text:p>// From 230 To 2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43,&#9;" calcext:value-type="string">
            <text:p>43,<text:tab/></text:p>
          </table:table-cell>
          <table:table-cell table:formula="of:=INT(INDIRECT(&quot;Calculation.N&quot;&amp;(ROW()-1)*10+COLUMN()+2))&amp;&quot;,&quot;&amp;CHAR(9)" office:value-type="string" office:string-value="48,&#9;" calcext:value-type="string">
            <text:p>48,<text:tab/></text:p>
          </table:table-cell>
          <table:table-cell table:formula="of:=INT(INDIRECT(&quot;Calculation.N&quot;&amp;(ROW()-1)*10+COLUMN()+2))&amp;&quot;,&quot;&amp;CHAR(9)" office:value-type="string" office:string-value="53,&#9;" calcext:value-type="string">
            <text:p>53,<text:tab/></text:p>
          </table:table-cell>
          <table:table-cell table:formula="of:=INT(INDIRECT(&quot;Calculation.N&quot;&amp;(ROW()-1)*10+COLUMN()+2))&amp;&quot;,&quot;&amp;CHAR(9)" office:value-type="string" office:string-value="58,&#9;" calcext:value-type="string">
            <text:p>58,<text:tab/></text:p>
          </table:table-cell>
          <table:table-cell table:formula="of:=INT(INDIRECT(&quot;Calculation.N&quot;&amp;(ROW()-1)*10+COLUMN()+2))&amp;&quot;,&quot;&amp;CHAR(9)" office:value-type="string" office:string-value="63,&#9;" calcext:value-type="string">
            <text:p>63,<text:tab/></text:p>
          </table:table-cell>
          <table:table-cell table:formula="of:=INT(INDIRECT(&quot;Calculation.N&quot;&amp;(ROW()-1)*10+COLUMN()+2))&amp;&quot;,&quot;&amp;CHAR(9)" office:value-type="string" office:string-value="69,&#9;" calcext:value-type="string">
            <text:p>69,<text:tab/></text:p>
          </table:table-cell>
          <table:table-cell table:formula="of:=INT(INDIRECT(&quot;Calculation.N&quot;&amp;(ROW()-1)*10+COLUMN()+2))&amp;&quot;,&quot;&amp;CHAR(9)" office:value-type="string" office:string-value="74,&#9;" calcext:value-type="string">
            <text:p>74,<text:tab/></text:p>
          </table:table-cell>
          <table:table-cell table:formula="of:=INT(INDIRECT(&quot;Calculation.N&quot;&amp;(ROW()-1)*10+COLUMN()+2))&amp;&quot;,&quot;&amp;CHAR(9)" office:value-type="string" office:string-value="79,&#9;" calcext:value-type="string">
            <text:p>79,<text:tab/></text:p>
          </table:table-cell>
          <table:table-cell table:formula="of:=INT(INDIRECT(&quot;Calculation.N&quot;&amp;(ROW()-1)*10+COLUMN()+2))&amp;&quot;,&quot;&amp;CHAR(9)" office:value-type="string" office:string-value="84,&#9;" calcext:value-type="string">
            <text:p>84,<text:tab/></text:p>
          </table:table-cell>
          <table:table-cell table:formula="of:=INT(INDIRECT(&quot;Calculation.N&quot;&amp;(ROW()-1)*10+COLUMN()+2))&amp;&quot;,&quot;&amp;CHAR(9)" office:value-type="string" office:string-value="90,&#9;" calcext:value-type="string">
            <text:p>90,<text:tab/></text:p>
          </table:table-cell>
          <table:table-cell/>
          <table:table-cell table:formula="of:=&quot;// From &quot;&amp;((ROW()-1)*10) &amp; &quot; To &quot; &amp; ((ROW()-1)*10)+9" office:value-type="string" office:string-value="// From 240 To 249" calcext:value-type="string">
            <text:p>// From 240 To 2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95,&#9;" calcext:value-type="string">
            <text:p>95,<text:tab/></text:p>
          </table:table-cell>
          <table:table-cell table:formula="of:=INT(INDIRECT(&quot;Calculation.N&quot;&amp;(ROW()-1)*10+COLUMN()+2))&amp;&quot;,&quot;&amp;CHAR(9)" office:value-type="string" office:string-value="101,&#9;" calcext:value-type="string">
            <text:p>101,<text:tab/></text:p>
          </table:table-cell>
          <table:table-cell table:formula="of:=INT(INDIRECT(&quot;Calculation.N&quot;&amp;(ROW()-1)*10+COLUMN()+2))&amp;&quot;,&quot;&amp;CHAR(9)" office:value-type="string" office:string-value="106,&#9;" calcext:value-type="string">
            <text:p>106,<text:tab/></text:p>
          </table:table-cell>
          <table:table-cell table:formula="of:=INT(INDIRECT(&quot;Calculation.N&quot;&amp;(ROW()-1)*10+COLUMN()+2))&amp;&quot;,&quot;&amp;CHAR(9)" office:value-type="string" office:string-value="111,&#9;" calcext:value-type="string">
            <text:p>111,<text:tab/></text:p>
          </table:table-cell>
          <table:table-cell table:formula="of:=INT(INDIRECT(&quot;Calculation.N&quot;&amp;(ROW()-1)*10+COLUMN()+2))&amp;&quot;,&quot;&amp;CHAR(9)" office:value-type="string" office:string-value="117,&#9;" calcext:value-type="string">
            <text:p>117,<text:tab/></text:p>
          </table:table-cell>
          <table:table-cell table:formula="of:=INT(INDIRECT(&quot;Calculation.N&quot;&amp;(ROW()-1)*10+COLUMN()+2))&amp;CHAR(9)" office:value-type="string" office:string-value="122&#9;" calcext:value-type="string">
            <text:p>122<text:tab/></text:p>
          </table:table-cell>
          <table:table-cell table:number-columns-repeated="5"/>
          <table:table-cell table:formula="of:=&quot;// From &quot;&amp;((ROW()-1)*10) &amp; &quot; To 255 &quot;" office:value-type="string" office:string-value="// From 250 To 255 " calcext:value-type="string">
            <text:p>// From 250 To 255 </text:p>
          </table:table-cell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5:25:25.5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5-05-22T16:08:51.081000000</dc:date>
    <meta:editing-duration>PT13H5M57S</meta:editing-duration>
    <meta:editing-cycles>11</meta:editing-cycles>
    <meta:generator>LibreOffice/4.4.2.2$Windows_x86 LibreOffice_project/c4c7d32d0d49397cad38d62472b0bc8acff48dd6</meta:generator>
    <meta:document-statistic meta:table-count="2" meta:cell-count="3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09cm" svg:height="15.727cm" xlink:href=".." xlink:type="simple" chart:class="chart:scatter" chart:style-name="ch1">
        <chart:legend chart:legend-position="end" svg:x="23.736cm" svg:y="6.817cm" style:legend-expansion="high" chart:style-name="ch2"/>
        <chart:plot-area chart:style-name="ch3" table:cell-range-address="Calculation.C3:Calculation.F363 Calculation.H2:Calculation.H363 Calculation.D2:Calculation.D2 Calculation.E1:Calculation.F2" chart:data-source-has-labels="row" svg:x="0.53cm" svg:y="0.314cm" svg:width="22.676cm" svg:height="15.099cm">
          <chartooo:coordinate-region svg:x="1.442cm" svg:y="0.513cm" svg:width="21.484cm" svg:height="14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.D3:Calculation.D363" chart:label-cell-address="Calculation.D2:Calculation.D2" chart:class="chart:scatter">
            <chart:domain table:cell-range-address="Calculation.C3:Calculation.C363 Calculation.H2:Calculation.H363"/>
            <chart:data-point chart:repeated="723"/>
          </chart:series>
          <chart:series chart:style-name="ch8" chart:values-cell-range-address="Calculation.E3:Calculation.E363" chart:label-cell-address="Calculation.E1:Calculation.E2" chart:class="chart:scatter">
            <chart:data-point chart:repeated="723"/>
          </chart:series>
          <chart:series chart:style-name="ch9" chart:values-cell-range-address="Calculation.F3:Calculation.F363" chart:label-cell-address="Calculation.F1:Calculation.F2" chart:class="chart:scatter">
            <chart:data-point chart:repeated="723"/>
          </chart:series>
          <chart:series chart:style-name="ch10" chart:values-cell-range-address="Calculation.H3:Calculation.H363" chart:label-cell-address="Calculation.H2:Calculation.H2" chart:class="chart:scatter">
            <chart:data-point chart:repeated="7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H</text:p>
              </table:table-cell>
              <table:table-cell office:value-type="string">
                <text:p>Phase A</text:p>
                <draw:g>
                  <svg:desc>Calculation.D2:Calculation.D2</svg:desc>
                </draw:g>
              </table:table-cell>
              <table:table-cell office:value-type="string">
                <text:p>Phase B</text:p>
                <text:list>
                  <text:list-item>
                    <text:p/>
                  </text:list-item>
                  <text:list-item>
                    <text:p>Phase B</text:p>
                  </text:list-item>
                </text:list>
                <draw:g>
                  <svg:desc>Calculation.E1:Calculation.E2</svg:desc>
                </draw:g>
              </table:table-cell>
              <table:table-cell office:value-type="string">
                <text:p>Phase C</text:p>
                <text:list>
                  <text:list-item>
                    <text:p/>
                  </text:list-item>
                  <text:list-item>
                    <text:p>Phase C</text:p>
                  </text:list-item>
                </text:list>
                <draw:g>
                  <svg:desc>Calculation.F1:Calculation.F2</svg:desc>
                </draw:g>
              </table:table-cell>
              <table:table-cell office:value-type="string">
                <text:p>Voff</text:p>
                <draw:g>
                  <svg:desc>Calculation.H2:Calculation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C3:Calculation.C363 Calculation.H2:Calculation.H363</svg:desc>
                </draw:g>
              </table:table-cell>
              <table:table-cell office:value-type="float" office:value="0">
                <text:p>0</text:p>
                <draw:g>
                  <svg:desc>Calculation.D3:Calculation.D363</svg:desc>
                </draw:g>
              </table:table-cell>
              <table:table-cell office:value-type="float" office:value="-254.611468712625">
                <text:p>-254.611468712625</text:p>
                <draw:g>
                  <svg:desc>Calculation.E3:Calculation.E363</svg:desc>
                </draw:g>
              </table:table-cell>
              <table:table-cell office:value-type="float" office:value="254.611468712625">
                <text:p>254.611468712625</text:p>
                <draw:g>
                  <svg:desc>Calculation.F3:Calculation.F363</svg:desc>
                </draw:g>
              </table:table-cell>
              <table:table-cell office:value-type="float" office:value="0">
                <text:p>0</text:p>
                <draw:g>
                  <svg:desc>Calculation.H3:Calculation.H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625">
                <text:p>1.40625</text:p>
              </table:table-cell>
              <table:table-cell office:value-type="float" office:value="7.21512118573621">
                <text:p>7.21512118573621</text:p>
              </table:table-cell>
              <table:table-cell office:value-type="float" office:value="-258.142345091385">
                <text:p>-258.142345091385</text:p>
              </table:table-cell>
              <table:table-cell office:value-type="float" office:value="250.927223905649">
                <text:p>250.927223905649</text:p>
              </table:table-cell>
              <table:table-cell office:value-type="float" office:value="-3.60756059286813">
                <text:p>-3.60756059286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25">
                <text:p>2.8125</text:p>
              </table:table-cell>
              <table:table-cell office:value-type="float" office:value="14.4258962522609">
                <text:p>14.4258962522609</text:p>
              </table:table-cell>
              <table:table-cell office:value-type="float" office:value="-261.517726174026">
                <text:p>-261.517726174026</text:p>
              </table:table-cell>
              <table:table-cell office:value-type="float" office:value="247.091829921765">
                <text:p>247.091829921765</text:p>
              </table:table-cell>
              <table:table-cell office:value-type="float" office:value="-7.21294812613047">
                <text:p>-7.21294812613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875">
                <text:p>4.21875</text:p>
              </table:table-cell>
              <table:table-cell office:value-type="float" office:value="21.6279816983022">
                <text:p>21.6279816983022</text:p>
              </table:table-cell>
              <table:table-cell office:value-type="float" office:value="-264.735578757197">
                <text:p>-264.735578757197</text:p>
              </table:table-cell>
              <table:table-cell office:value-type="float" office:value="243.107597058895">
                <text:p>243.107597058895</text:p>
              </table:table-cell>
              <table:table-cell office:value-type="float" office:value="-10.8139908491511">
                <text:p>-10.8139908491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5">
                <text:p>5.625</text:p>
              </table:table-cell>
              <table:table-cell office:value-type="float" office:value="28.8170392568908">
                <text:p>28.8170392568908</text:p>
              </table:table-cell>
              <table:table-cell office:value-type="float" office:value="-267.793964526826">
                <text:p>-267.793964526826</text:p>
              </table:table-cell>
              <table:table-cell office:value-type="float" office:value="238.976925269935">
                <text:p>238.976925269935</text:p>
              </table:table-cell>
              <table:table-cell office:value-type="float" office:value="-14.4085196284454">
                <text:p>-14.4085196284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3125">
                <text:p>7.03125</text:p>
              </table:table-cell>
              <table:table-cell office:value-type="float" office:value="35.9887385085696">
                <text:p>35.9887385085696</text:p>
              </table:table-cell>
              <table:table-cell office:value-type="float" office:value="-270.691041225685">
                <text:p>-270.691041225685</text:p>
              </table:table-cell>
              <table:table-cell office:value-type="float" office:value="234.702302717115">
                <text:p>234.702302717115</text:p>
              </table:table-cell>
              <table:table-cell office:value-type="float" office:value="-17.9943692542848">
                <text:p>-17.9943692542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75">
                <text:p>8.4375</text:p>
              </table:table-cell>
              <table:table-cell office:value-type="float" office:value="43.1387594898764">
                <text:p>43.1387594898764</text:p>
              </table:table-cell>
              <table:table-cell office:value-type="float" office:value="-273.4250637631">
                <text:p>-273.4250637631</text:p>
              </table:table-cell>
              <table:table-cell office:value-type="float" office:value="230.286304273223">
                <text:p>230.286304273223</text:p>
              </table:table-cell>
              <table:table-cell office:value-type="float" office:value="-21.5693797449382">
                <text:p>-21.5693797449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375">
                <text:p>9.84375</text:p>
              </table:table-cell>
              <table:table-cell office:value-type="float" office:value="50.2627952955286">
                <text:p>50.2627952955286</text:p>
              </table:table-cell>
              <table:table-cell office:value-type="float" office:value="-275.994385266125">
                <text:p>-275.994385266125</text:p>
              </table:table-cell>
              <table:table-cell office:value-type="float" office:value="225.731589970596">
                <text:p>225.731589970596</text:p>
              </table:table-cell>
              <table:table-cell office:value-type="float" office:value="-25.1313976477643">
                <text:p>-25.1313976477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57.3565546727417">
                <text:p>57.3565546727417</text:p>
              </table:table-cell>
              <table:table-cell office:value-type="float" office:value="-278.397458071561">
                <text:p>-278.397458071561</text:p>
              </table:table-cell>
              <table:table-cell office:value-type="float" office:value="221.040903398819">
                <text:p>221.040903398819</text:p>
              </table:table-cell>
              <table:table-cell office:value-type="float" office:value="-28.6782773363709">
                <text:p>-28.6782773363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5625">
                <text:p>12.65625</text:p>
              </table:table-cell>
              <table:table-cell office:value-type="float" office:value="64.4157646061197">
                <text:p>64.4157646061197</text:p>
              </table:table-cell>
              <table:table-cell office:value-type="float" office:value="-280.632834658206">
                <text:p>-280.632834658206</text:p>
              </table:table-cell>
              <table:table-cell office:value-type="float" office:value="216.217070052086">
                <text:p>216.217070052086</text:p>
              </table:table-cell>
              <table:table-cell office:value-type="float" office:value="-32.2078823030599">
                <text:p>-32.2078823030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625">
                <text:p>14.0625</text:p>
              </table:table-cell>
              <table:table-cell office:value-type="float" office:value="71.4361728915596">
                <text:p>71.4361728915596</text:p>
              </table:table-cell>
              <table:table-cell office:value-type="float" office:value="-282.699168518791">
                <text:p>-282.699168518791</text:p>
              </table:table-cell>
              <table:table-cell office:value-type="float" office:value="211.262995627231">
                <text:p>211.262995627231</text:p>
              </table:table-cell>
              <table:table-cell office:value-type="float" office:value="-35.7180864457798">
                <text:p>-35.7180864457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6875">
                <text:p>15.46875</text:p>
              </table:table-cell>
              <table:table-cell office:value-type="float" office:value="78.4135506976201">
                <text:p>78.4135506976201</text:p>
              </table:table-cell>
              <table:table-cell office:value-type="float" office:value="-284.595214971062">
                <text:p>-284.595214971062</text:p>
              </table:table-cell>
              <table:table-cell office:value-type="float" office:value="206.181664273442">
                <text:p>206.181664273442</text:p>
              </table:table-cell>
              <table:table-cell office:value-type="float" office:value="-39.2067753488101">
                <text:p>-39.2067753488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75">
                <text:p>16.875</text:p>
              </table:table-cell>
              <table:table-cell office:value-type="float" office:value="85.3436951128119">
                <text:p>85.3436951128119</text:p>
              </table:table-cell>
              <table:table-cell office:value-type="float" office:value="-286.319831907536">
                <text:p>-286.319831907536</text:p>
              </table:table-cell>
              <table:table-cell office:value-type="float" office:value="200.976136794724">
                <text:p>200.976136794724</text:p>
              </table:table-cell>
              <table:table-cell office:value-type="float" office:value="-42.671847556406">
                <text:p>-42.6718475564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125">
                <text:p>18.28125</text:p>
              </table:table-cell>
              <table:table-cell office:value-type="float" office:value="92.2224316772741">
                <text:p>92.2224316772741</text:p>
              </table:table-cell>
              <table:table-cell office:value-type="float" office:value="-287.871980483457">
                <text:p>-287.871980483457</text:p>
              </table:table-cell>
              <table:table-cell office:value-type="float" office:value="195.649548806183">
                <text:p>195.649548806183</text:p>
              </table:table-cell>
              <table:table-cell office:value-type="float" office:value="-46.1112158386371">
                <text:p>-46.1112158386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875">
                <text:p>19.6875</text:p>
              </table:table-cell>
              <table:table-cell office:value-type="float" office:value="99.0456168973127">
                <text:p>99.0456168973127</text:p>
              </table:table-cell>
              <table:table-cell office:value-type="float" office:value="-289.250725742561">
                <text:p>-289.250725742561</text:p>
              </table:table-cell>
              <table:table-cell office:value-type="float" office:value="190.205108845248">
                <text:p>190.205108845248</text:p>
              </table:table-cell>
              <table:table-cell office:value-type="float" office:value="-49.5228084486563">
                <text:p>-49.522808448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9375">
                <text:p>21.09375</text:p>
              </table:table-cell>
              <table:table-cell office:value-type="float" office:value="105.809140741287">
                <text:p>105.809140741287</text:p>
              </table:table-cell>
              <table:table-cell office:value-type="float" office:value="-290.455237180259">
                <text:p>-290.455237180259</text:p>
              </table:table-cell>
              <table:table-cell office:value-type="float" office:value="184.646096438972">
                <text:p>184.646096438972</text:p>
              </table:table-cell>
              <table:table-cell office:value-type="float" office:value="-52.9045703706432">
                <text:p>-52.90457037064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112.508929115336">
                <text:p>112.508929115336</text:p>
              </table:table-cell>
              <table:table-cell office:value-type="float" office:value="-291.4847892439">
                <text:p>-291.4847892439</text:p>
              </table:table-cell>
              <table:table-cell office:value-type="float" office:value="178.975860128564">
                <text:p>178.975860128564</text:p>
              </table:table-cell>
              <table:table-cell office:value-type="float" office:value="-56.2544645576682">
                <text:p>-56.2544645576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0625">
                <text:p>23.90625</text:p>
              </table:table-cell>
              <table:table-cell office:value-type="float" office:value="119.140946317467">
                <text:p>119.140946317467</text:p>
              </table:table-cell>
              <table:table-cell office:value-type="float" office:value="-292.33876176982">
                <text:p>-292.33876176982</text:p>
              </table:table-cell>
              <table:table-cell office:value-type="float" office:value="173.197815452352">
                <text:p>173.197815452352</text:p>
              </table:table-cell>
              <table:table-cell office:value-type="float" office:value="-59.5704731587335">
                <text:p>-59.57047315873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125">
                <text:p>25.3125</text:p>
              </table:table-cell>
              <table:table-cell office:value-type="float" office:value="125.701197468503">
                <text:p>125.701197468503</text:p>
              </table:table-cell>
              <table:table-cell office:value-type="float" office:value="-293.016640356899">
                <text:p>-293.016640356899</text:p>
              </table:table-cell>
              <table:table-cell office:value-type="float" office:value="167.315442888396">
                <text:p>167.315442888396</text:p>
              </table:table-cell>
              <table:table-cell office:value-type="float" office:value="-62.8505987342515">
                <text:p>-62.8505987342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1875">
                <text:p>26.71875</text:p>
              </table:table-cell>
              <table:table-cell office:value-type="float" office:value="132.185730918454">
                <text:p>132.185730918454</text:p>
              </table:table-cell>
              <table:table-cell office:value-type="float" office:value="-293.518016676425">
                <text:p>-293.518016676425</text:p>
              </table:table-cell>
              <table:table-cell office:value-type="float" office:value="161.332285757971">
                <text:p>161.332285757971</text:p>
              </table:table-cell>
              <table:table-cell office:value-type="float" office:value="-66.0928654592272">
                <text:p>-66.0928654592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125">
                <text:p>28.125</text:p>
              </table:table-cell>
              <table:table-cell office:value-type="float" office:value="138.590640626843">
                <text:p>138.590640626843</text:p>
              </table:table-cell>
              <table:table-cell office:value-type="float" office:value="-293.842588718051">
                <text:p>-293.842588718051</text:p>
              </table:table-cell>
              <table:table-cell office:value-type="float" office:value="155.251948091208">
                <text:p>155.251948091208</text:p>
              </table:table-cell>
              <table:table-cell office:value-type="float" office:value="-69.2953203134216">
                <text:p>-69.2953203134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53125">
                <text:p>29.53125</text:p>
              </table:table-cell>
              <table:table-cell office:value-type="float" office:value="144.912068515557">
                <text:p>144.912068515557</text:p>
              </table:table-cell>
              <table:table-cell office:value-type="float" office:value="-293.990160971716">
                <text:p>-293.990160971716</text:p>
              </table:table-cell>
              <table:table-cell office:value-type="float" office:value="149.078092456159">
                <text:p>149.078092456159</text:p>
              </table:table-cell>
              <table:table-cell office:value-type="float" office:value="-72.4560342577782">
                <text:p>-72.4560342577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375">
                <text:p>30.9375</text:p>
              </table:table-cell>
              <table:table-cell office:value-type="float" office:value="151.146206792807">
                <text:p>151.146206792807</text:p>
              </table:table-cell>
              <table:table-cell office:value-type="float" office:value="-293.960644545411">
                <text:p>-293.960644545411</text:p>
              </table:table-cell>
              <table:table-cell office:value-type="float" office:value="142.814437752604">
                <text:p>142.814437752604</text:p>
              </table:table-cell>
              <table:table-cell office:value-type="float" office:value="-71.407218876302">
                <text:p>-71.4072188763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34375">
                <text:p>32.34375</text:p>
              </table:table-cell>
              <table:table-cell office:value-type="float" office:value="157.289300246807">
                <text:p>157.289300246807</text:p>
              </table:table-cell>
              <table:table-cell office:value-type="float" office:value="-293.754057218729">
                <text:p>-293.754057218729</text:p>
              </table:table-cell>
              <table:table-cell office:value-type="float" office:value="136.464756971922">
                <text:p>136.464756971922</text:p>
              </table:table-cell>
              <table:table-cell office:value-type="float" office:value="-68.2323784859611">
                <text:p>-68.23237848596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75">
                <text:p>33.75</text:p>
              </table:table-cell>
              <table:table-cell office:value-type="float" office:value="163.337648507763">
                <text:p>163.337648507763</text:p>
              </table:table-cell>
              <table:table-cell office:value-type="float" office:value="-293.370523432149">
                <text:p>-293.370523432149</text:p>
              </table:table-cell>
              <table:table-cell office:value-type="float" office:value="130.032874924386">
                <text:p>130.032874924386</text:p>
              </table:table-cell>
              <table:table-cell office:value-type="float" office:value="-65.0164374621932">
                <text:p>-65.0164374621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15625">
                <text:p>35.15625</text:p>
              </table:table-cell>
              <table:table-cell office:value-type="float" office:value="169.287608276847">
                <text:p>169.287608276847</text:p>
              </table:table-cell>
              <table:table-cell office:value-type="float" office:value="-292.810274212085">
                <text:p>-292.810274212085</text:p>
              </table:table-cell>
              <table:table-cell office:value-type="float" office:value="123.522665935239">
                <text:p>123.522665935239</text:p>
              </table:table-cell>
              <table:table-cell office:value-type="float" office:value="-61.7613329676192">
                <text:p>-61.7613329676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5625">
                <text:p>36.5625</text:p>
              </table:table-cell>
              <table:table-cell office:value-type="float" office:value="175.135595520775">
                <text:p>175.135595520775</text:p>
              </table:table-cell>
              <table:table-cell office:value-type="float" office:value="-292.073647031717">
                <text:p>-292.073647031717</text:p>
              </table:table-cell>
              <table:table-cell office:value-type="float" office:value="116.938051510941">
                <text:p>116.938051510941</text:p>
              </table:table-cell>
              <table:table-cell office:value-type="float" office:value="-58.4690257554706">
                <text:p>-58.46902575547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96875">
                <text:p>37.96875</text:p>
              </table:table-cell>
              <table:table-cell office:value-type="float" office:value="180.878087630704">
                <text:p>180.878087630704</text:p>
              </table:table-cell>
              <table:table-cell office:value-type="float" office:value="-291.161085607713">
                <text:p>-291.161085607713</text:p>
              </table:table-cell>
              <table:table-cell office:value-type="float" office:value="110.282997977009">
                <text:p>110.282997977009</text:p>
              </table:table-cell>
              <table:table-cell office:value-type="float" office:value="-55.1414989885046">
                <text:p>-55.1414989885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75">
                <text:p>39.375</text:p>
              </table:table-cell>
              <table:table-cell office:value-type="float" office:value="186.511625544112">
                <text:p>186.511625544112</text:p>
              </table:table-cell>
              <table:table-cell office:value-type="float" office:value="-290.073139632954">
                <text:p>-290.073139632954</text:p>
              </table:table-cell>
              <table:table-cell office:value-type="float" office:value="103.561514088843">
                <text:p>103.561514088843</text:p>
              </table:table-cell>
              <table:table-cell office:value-type="float" office:value="-51.7807570444213">
                <text:p>-51.78075704442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78125">
                <text:p>40.78125</text:p>
              </table:table-cell>
              <table:table-cell office:value-type="float" office:value="192.03281582841">
                <text:p>192.03281582841</text:p>
              </table:table-cell>
              <table:table-cell office:value-type="float" office:value="-288.810464445414">
                <text:p>-288.810464445414</text:p>
              </table:table-cell>
              <table:table-cell office:value-type="float" office:value="96.7776486170034">
                <text:p>96.7776486170034</text:p>
              </table:table-cell>
              <table:table-cell office:value-type="float" office:value="-48.3888243085017">
                <text:p>-48.3888243085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875">
                <text:p>42.1875</text:p>
              </table:table-cell>
              <table:table-cell office:value-type="float" office:value="197.438332725023">
                <text:p>197.438332725023</text:p>
              </table:table-cell>
              <table:table-cell office:value-type="float" office:value="-287.37382063341">
                <text:p>-287.37382063341</text:p>
              </table:table-cell>
              <table:table-cell office:value-type="float" office:value="89.9354879083868">
                <text:p>89.9354879083868</text:p>
              </table:table-cell>
              <table:table-cell office:value-type="float" office:value="-44.9677439541934">
                <text:p>-44.96774395419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59375">
                <text:p>43.59375</text:p>
              </table:table-cell>
              <table:table-cell office:value-type="float" office:value="202.724920152698">
                <text:p>202.724920152698</text:p>
              </table:table-cell>
              <table:table-cell office:value-type="float" office:value="-285.764073577456">
                <text:p>-285.764073577456</text:p>
              </table:table-cell>
              <table:table-cell office:value-type="float" office:value="83.0391534247585">
                <text:p>83.0391534247585</text:p>
              </table:table-cell>
              <table:table-cell office:value-type="float" office:value="-41.5195767123793">
                <text:p>-41.51957671237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07.889393668845">
                <text:p>207.889393668845</text:p>
              </table:table-cell>
              <table:table-cell office:value-type="float" office:value="-283.982192928986">
                <text:p>-283.982192928986</text:p>
              </table:table-cell>
              <table:table-cell office:value-type="float" office:value="76.0927992601412">
                <text:p>76.0927992601412</text:p>
              </table:table-cell>
              <table:table-cell office:value-type="float" office:value="-38.0463996300706">
                <text:p>-38.04639963007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40625">
                <text:p>46.40625</text:p>
              </table:table-cell>
              <table:table-cell office:value-type="float" office:value="212.928642387731">
                <text:p>212.928642387731</text:p>
              </table:table-cell>
              <table:table-cell office:value-type="float" office:value="-282.029252026274">
                <text:p>-282.029252026274</text:p>
              </table:table-cell>
              <table:table-cell office:value-type="float" office:value="69.1006096385424">
                <text:p>69.1006096385424</text:p>
              </table:table-cell>
              <table:table-cell office:value-type="float" office:value="-34.5503048192712">
                <text:p>-34.5503048192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125">
                <text:p>47.8125</text:p>
              </table:table-cell>
              <table:table-cell office:value-type="float" office:value="217.839630854358">
                <text:p>217.839630854358</text:p>
              </table:table-cell>
              <table:table-cell office:value-type="float" office:value="-279.906427247894">
                <text:p>-279.906427247894</text:p>
              </table:table-cell>
              <table:table-cell office:value-type="float" office:value="62.0667963935358">
                <text:p>62.0667963935358</text:p>
              </table:table-cell>
              <table:table-cell office:value-type="float" office:value="-31.0333981967679">
                <text:p>-31.0333981967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.21875">
                <text:p>49.21875</text:p>
              </table:table-cell>
              <table:table-cell office:value-type="float" office:value="222.619400872906">
                <text:p>222.619400872906</text:p>
              </table:table-cell>
              <table:table-cell office:value-type="float" office:value="-277.614997304115">
                <text:p>-277.614997304115</text:p>
              </table:table-cell>
              <table:table-cell office:value-type="float" office:value="54.9955964312086">
                <text:p>54.9955964312086</text:p>
              </table:table-cell>
              <table:table-cell office:value-type="float" office:value="-27.4977982156043">
                <text:p>-27.4977982156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625">
                <text:p>50.625</text:p>
              </table:table-cell>
              <table:table-cell office:value-type="float" office:value="227.265073288645">
                <text:p>227.265073288645</text:p>
              </table:table-cell>
              <table:table-cell office:value-type="float" office:value="-275.156342466654">
                <text:p>-275.156342466654</text:p>
              </table:table-cell>
              <table:table-cell office:value-type="float" office:value="47.8912691780091">
                <text:p>47.8912691780091</text:p>
              </table:table-cell>
              <table:table-cell office:value-type="float" office:value="-23.9456345890045">
                <text:p>-23.9456345890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03125">
                <text:p>52.03125</text:p>
              </table:table-cell>
              <table:table-cell office:value-type="float" office:value="231.773849722222">
                <text:p>231.773849722222</text:p>
              </table:table-cell>
              <table:table-cell office:value-type="float" office:value="-272.531943737249">
                <text:p>-272.531943737249</text:p>
              </table:table-cell>
              <table:table-cell office:value-type="float" office:value="40.7580940150267">
                <text:p>40.7580940150267</text:p>
              </table:table-cell>
              <table:table-cell office:value-type="float" office:value="-20.3790470075133">
                <text:p>-20.3790470075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375">
                <text:p>53.4375</text:p>
              </table:table-cell>
              <table:table-cell office:value-type="float" office:value="236.14301425531">
                <text:p>236.14301425531</text:p>
              </table:table-cell>
              <table:table-cell office:value-type="float" office:value="-269.743381955562">
                <text:p>-269.743381955562</text:p>
              </table:table-cell>
              <table:table-cell office:value-type="float" office:value="33.6003677002528">
                <text:p>33.6003677002528</text:p>
              </table:table-cell>
              <table:table-cell office:value-type="float" office:value="-16.8001838501264">
                <text:p>-16.8001838501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4375">
                <text:p>54.84375</text:p>
              </table:table-cell>
              <table:table-cell office:value-type="float" office:value="240.369935066566">
                <text:p>240.369935066566</text:p>
              </table:table-cell>
              <table:table-cell office:value-type="float" office:value="-266.792336846941">
                <text:p>-266.792336846941</text:p>
              </table:table-cell>
              <table:table-cell office:value-type="float" office:value="26.4224017803751">
                <text:p>26.4224017803751</text:p>
              </table:table-cell>
              <table:table-cell office:value-type="float" office:value="-13.2112008901876">
                <text:p>-13.2112008901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25">
                <text:p>56.25</text:p>
              </table:table-cell>
              <table:table-cell office:value-type="float" office:value="244.452066016948">
                <text:p>244.452066016948</text:p>
              </table:table-cell>
              <table:table-cell office:value-type="float" office:value="-263.68058601061">
                <text:p>-263.68058601061</text:p>
              </table:table-cell>
              <table:table-cell office:value-type="float" office:value="19.2285199936621">
                <text:p>19.2285199936621</text:p>
              </table:table-cell>
              <table:table-cell office:value-type="float" office:value="-9.61425999683105">
                <text:p>-9.61425999683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65625">
                <text:p>57.65625</text:p>
              </table:table-cell>
              <table:table-cell office:value-type="float" office:value="248.386948183414">
                <text:p>248.386948183414</text:p>
              </table:table-cell>
              <table:table-cell office:value-type="float" office:value="-260.410003848919">
                <text:p>-260.410003848919</text:p>
              </table:table-cell>
              <table:table-cell office:value-type="float" office:value="12.0230556655056">
                <text:p>12.0230556655056</text:p>
              </table:table-cell>
              <table:table-cell office:value-type="float" office:value="-6.01152783275278">
                <text:p>-6.01152783275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0625">
                <text:p>59.0625</text:p>
              </table:table-cell>
              <table:table-cell office:value-type="float" office:value="252.17221134008">
                <text:p>252.17221134008</text:p>
              </table:table-cell>
              <table:table-cell office:value-type="float" office:value="-256.982560438267">
                <text:p>-256.982560438267</text:p>
              </table:table-cell>
              <table:table-cell office:value-type="float" office:value="4.81034909818718">
                <text:p>4.81034909818718</text:p>
              </table:table-cell>
              <table:table-cell office:value-type="float" office:value="-2.40517454909356">
                <text:p>-2.40517454909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46875">
                <text:p>60.46875</text:p>
              </table:table-cell>
              <table:table-cell office:value-type="float" office:value="255.805575385961">
                <text:p>255.805575385961</text:p>
              </table:table-cell>
              <table:table-cell office:value-type="float" office:value="-253.400320342404">
                <text:p>-253.400320342404</text:p>
              </table:table-cell>
              <table:table-cell office:value-type="float" office:value="-2.40525504355756">
                <text:p>-2.40525504355756</text:p>
              </table:table-cell>
              <table:table-cell office:value-type="float" office:value="1.20262752177875">
                <text:p>1.20262752177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875">
                <text:p>61.875</text:p>
              </table:table-cell>
              <table:table-cell office:value-type="float" office:value="259.284851718416">
                <text:p>259.284851718416</text:p>
              </table:table-cell>
              <table:table-cell office:value-type="float" office:value="-249.665441368814">
                <text:p>-249.665441368814</text:p>
              </table:table-cell>
              <table:table-cell office:value-type="float" office:value="-9.61941034960221">
                <text:p>-9.61941034960221</text:p>
              </table:table-cell>
              <table:table-cell office:value-type="float" office:value="4.80970517480111">
                <text:p>4.80970517480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28125">
                <text:p>63.28125</text:p>
              </table:table-cell>
              <table:table-cell office:value-type="float" office:value="262.607944551481">
                <text:p>262.607944551481</text:p>
              </table:table-cell>
              <table:table-cell office:value-type="float" office:value="-245.780173268936">
                <text:p>-245.780173268936</text:p>
              </table:table-cell>
              <table:table-cell office:value-type="float" office:value="-16.8277712825452">
                <text:p>-16.8277712825452</text:p>
              </table:table-cell>
              <table:table-cell office:value-type="float" office:value="8.4138856412726">
                <text:p>8.4138856412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6875">
                <text:p>64.6875</text:p>
              </table:table-cell>
              <table:table-cell office:value-type="float" office:value="265.772852178292">
                <text:p>265.772852178292</text:p>
              </table:table-cell>
              <table:table-cell office:value-type="float" office:value="-241.746856382994">
                <text:p>-241.746856382994</text:p>
              </table:table-cell>
              <table:table-cell office:value-type="float" office:value="-24.0259957952984">
                <text:p>-24.0259957952984</text:p>
              </table:table-cell>
              <table:table-cell office:value-type="float" office:value="12.0129978976492">
                <text:p>12.01299789764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09375">
                <text:p>66.09375</text:p>
              </table:table-cell>
              <table:table-cell office:value-type="float" office:value="268.777668176838">
                <text:p>268.777668176838</text:p>
              </table:table-cell>
              <table:table-cell office:value-type="float" office:value="-237.567920230263">
                <text:p>-237.567920230263</text:p>
              </table:table-cell>
              <table:table-cell office:value-type="float" office:value="-31.2097479465744">
                <text:p>-31.2097479465744</text:p>
              </table:table-cell>
              <table:table-cell office:value-type="float" office:value="15.6048739732873">
                <text:p>15.6048739732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5">
                <text:p>67.5</text:p>
              </table:table-cell>
              <table:table-cell office:value-type="float" office:value="271.620582558318">
                <text:p>271.620582558318</text:p>
              </table:table-cell>
              <table:table-cell office:value-type="float" office:value="-233.245882045623">
                <text:p>-233.245882045623</text:p>
              </table:table-cell>
              <table:table-cell office:value-type="float" office:value="-38.3747005126951">
                <text:p>-38.3747005126951</text:p>
              </table:table-cell>
              <table:table-cell office:value-type="float" office:value="19.1873502563476">
                <text:p>19.1873502563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90625">
                <text:p>68.90625</text:p>
              </table:table-cell>
              <table:table-cell office:value-type="float" office:value="274.299882857413">
                <text:p>274.299882857413</text:p>
              </table:table-cell>
              <table:table-cell office:value-type="float" office:value="-228.783345263264">
                <text:p>-228.783345263264</text:p>
              </table:table-cell>
              <table:table-cell office:value-type="float" office:value="-45.5165375941495">
                <text:p>-45.5165375941495</text:p>
              </table:table-cell>
              <table:table-cell office:value-type="float" office:value="22.7582687970747">
                <text:p>22.7582687970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3125">
                <text:p>70.3125</text:p>
              </table:table-cell>
              <table:table-cell office:value-type="float" office:value="276.813955163808">
                <text:p>276.813955163808</text:p>
              </table:table-cell>
              <table:table-cell office:value-type="float" office:value="-224.182997948478">
                <text:p>-224.182997948478</text:p>
              </table:table-cell>
              <table:table-cell office:value-type="float" office:value="-52.63095721533">
                <text:p>-52.63095721533</text:p>
              </table:table-cell>
              <table:table-cell office:value-type="float" office:value="26.315478607665">
                <text:p>26.315478607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71875">
                <text:p>71.71875</text:p>
              </table:table-cell>
              <table:table-cell office:value-type="float" office:value="279.161285094353">
                <text:p>279.161285094353</text:p>
              </table:table-cell>
              <table:table-cell office:value-type="float" office:value="-219.44761117847">
                <text:p>-219.44761117847</text:p>
              </table:table-cell>
              <table:table-cell office:value-type="float" office:value="-59.7136739158823">
                <text:p>-59.7136739158823</text:p>
              </table:table-cell>
              <table:table-cell office:value-type="float" office:value="29.8568369579411">
                <text:p>29.8568369579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25">
                <text:p>73.125</text:p>
              </table:table-cell>
              <table:table-cell office:value-type="float" office:value="281.340458705269">
                <text:p>281.340458705269</text:p>
              </table:table-cell>
              <table:table-cell office:value-type="float" office:value="-214.580037373164">
                <text:p>-214.580037373164</text:p>
              </table:table-cell>
              <table:table-cell office:value-type="float" office:value="-66.7604213321057">
                <text:p>-66.7604213321057</text:p>
              </table:table-cell>
              <table:table-cell office:value-type="float" office:value="33.3802106660529">
                <text:p>33.38021066605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3125">
                <text:p>74.53125</text:p>
              </table:table-cell>
              <table:table-cell office:value-type="float" office:value="283.350163343859">
                <text:p>283.350163343859</text:p>
              </table:table-cell>
              <table:table-cell office:value-type="float" office:value="-209.583208577008">
                <text:p>-209.583208577008</text:p>
              </table:table-cell>
              <table:table-cell office:value-type="float" office:value="-73.7669547668516">
                <text:p>-73.7669547668516</text:p>
              </table:table-cell>
              <table:table-cell office:value-type="float" office:value="36.8834773834258">
                <text:p>36.88347738342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9375">
                <text:p>75.9375</text:p>
              </table:table-cell>
              <table:table-cell office:value-type="float" office:value="285.189188439196">
                <text:p>285.189188439196</text:p>
              </table:table-cell>
              <table:table-cell office:value-type="float" office:value="-204.460134692826">
                <text:p>-204.460134692826</text:p>
              </table:table-cell>
              <table:table-cell office:value-type="float" office:value="-80.7290537463701">
                <text:p>-80.7290537463701</text:p>
              </table:table-cell>
              <table:table-cell office:value-type="float" office:value="40.364526873185">
                <text:p>40.3645268731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34375">
                <text:p>77.34375</text:p>
              </table:table-cell>
              <table:table-cell office:value-type="float" office:value="286.856426231327">
                <text:p>286.856426231327</text:p>
              </table:table-cell>
              <table:table-cell office:value-type="float" office:value="-199.213901668762">
                <text:p>-199.213901668762</text:p>
              </table:table-cell>
              <table:table-cell office:value-type="float" office:value="-87.6425245625655">
                <text:p>-87.6425245625655</text:p>
              </table:table-cell>
              <table:table-cell office:value-type="float" office:value="43.8212622812828">
                <text:p>43.8212622812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5">
                <text:p>78.75</text:p>
              </table:table-cell>
              <table:table-cell office:value-type="float" office:value="288.35087243855">
                <text:p>288.35087243855</text:p>
              </table:table-cell>
              <table:table-cell office:value-type="float" office:value="-193.84766963942">
                <text:p>-193.84766963942</text:p>
              </table:table-cell>
              <table:table-cell office:value-type="float" office:value="-94.5032027991295">
                <text:p>-94.5032027991295</text:p>
              </table:table-cell>
              <table:table-cell office:value-type="float" office:value="47.2516013995647">
                <text:p>47.2516013995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15625">
                <text:p>80.15625</text:p>
              </table:table-cell>
              <table:table-cell office:value-type="float" office:value="289.671626862349">
                <text:p>289.671626862349</text:p>
              </table:table-cell>
              <table:table-cell office:value-type="float" office:value="-188.364671022319">
                <text:p>-188.364671022319</text:p>
              </table:table-cell>
              <table:table-cell office:value-type="float" office:value="-101.30695584003">
                <text:p>-101.30695584003</text:p>
              </table:table-cell>
              <table:table-cell office:value-type="float" office:value="50.6534779200148">
                <text:p>50.6534779200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5625">
                <text:p>81.5625</text:p>
              </table:table-cell>
              <table:table-cell office:value-type="float" office:value="290.817893929646">
                <text:p>290.817893929646</text:p>
              </table:table-cell>
              <table:table-cell office:value-type="float" office:value="-182.768208570803">
                <text:p>-182.768208570803</text:p>
              </table:table-cell>
              <table:table-cell office:value-type="float" office:value="-108.049685358843">
                <text:p>-108.049685358843</text:p>
              </table:table-cell>
              <table:table-cell office:value-type="float" office:value="54.0248426794214">
                <text:p>54.02484267942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96875">
                <text:p>82.96875</text:p>
              </table:table-cell>
              <table:table-cell office:value-type="float" office:value="291.788983172021">
                <text:p>291.788983172021</text:p>
              </table:table-cell>
              <table:table-cell office:value-type="float" office:value="-177.061653384587">
                <text:p>-177.061653384587</text:p>
              </table:table-cell>
              <table:table-cell office:value-type="float" office:value="-114.727329787434">
                <text:p>-114.727329787434</text:p>
              </table:table-cell>
              <table:table-cell office:value-type="float" office:value="57.3636648937169">
                <text:p>57.3636648937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375">
                <text:p>84.375</text:p>
              </table:table-cell>
              <table:table-cell office:value-type="float" office:value="292.584309641626">
                <text:p>292.584309641626</text:p>
              </table:table-cell>
              <table:table-cell office:value-type="float" office:value="-171.248442879134">
                <text:p>-171.248442879134</text:p>
              </table:table-cell>
              <table:table-cell office:value-type="float" office:value="-121.335866762492">
                <text:p>-121.335866762492</text:p>
              </table:table-cell>
              <table:table-cell office:value-type="float" office:value="60.667933381246">
                <text:p>60.667933381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78125">
                <text:p>85.78125</text:p>
              </table:table-cell>
              <table:table-cell office:value-type="float" office:value="293.203394263535">
                <text:p>293.203394263535</text:p>
              </table:table-cell>
              <table:table-cell office:value-type="float" office:value="-165.332078715082">
                <text:p>-165.332078715082</text:p>
              </table:table-cell>
              <table:table-cell office:value-type="float" office:value="-127.871315548453">
                <text:p>-127.871315548453</text:p>
              </table:table-cell>
              <table:table-cell office:value-type="float" office:value="63.9356577742264">
                <text:p>63.9356577742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1875">
                <text:p>87.1875</text:p>
              </table:table-cell>
              <table:table-cell office:value-type="float" office:value="293.645864124321">
                <text:p>293.645864124321</text:p>
              </table:table-cell>
              <table:table-cell office:value-type="float" office:value="-159.316124688977">
                <text:p>-159.316124688977</text:p>
              </table:table-cell>
              <table:table-cell office:value-type="float" office:value="-134.329739435344">
                <text:p>-134.329739435344</text:p>
              </table:table-cell>
              <table:table-cell office:value-type="float" office:value="67.1648697176718">
                <text:p>67.16486971767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9375">
                <text:p>88.59375</text:p>
              </table:table-cell>
              <table:table-cell office:value-type="float" office:value="293.911452696684">
                <text:p>293.911452696684</text:p>
              </table:table-cell>
              <table:table-cell office:value-type="float" office:value="-153.204204586573">
                <text:p>-153.204204586573</text:p>
              </table:table-cell>
              <table:table-cell office:value-type="float" office:value="-140.707248110111">
                <text:p>-140.707248110111</text:p>
              </table:table-cell>
              <table:table-cell office:value-type="float" office:value="70.3536240550556">
                <text:p>70.3536240550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-147">
                <text:p>-147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40625">
                <text:p>91.40625</text:p>
              </table:table-cell>
              <table:table-cell office:value-type="float" office:value="293.911452696684">
                <text:p>293.911452696684</text:p>
              </table:table-cell>
              <table:table-cell office:value-type="float" office:value="-140.707248110111">
                <text:p>-140.707248110111</text:p>
              </table:table-cell>
              <table:table-cell office:value-type="float" office:value="-153.204204586573">
                <text:p>-153.204204586573</text:p>
              </table:table-cell>
              <table:table-cell office:value-type="float" office:value="70.3536240550555">
                <text:p>70.35362405505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8125">
                <text:p>92.8125</text:p>
              </table:table-cell>
              <table:table-cell office:value-type="float" office:value="293.645864124321">
                <text:p>293.645864124321</text:p>
              </table:table-cell>
              <table:table-cell office:value-type="float" office:value="-134.329739435344">
                <text:p>-134.329739435344</text:p>
              </table:table-cell>
              <table:table-cell office:value-type="float" office:value="-159.316124688977">
                <text:p>-159.316124688977</text:p>
              </table:table-cell>
              <table:table-cell office:value-type="float" office:value="67.1648697176718">
                <text:p>67.1648697176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21875">
                <text:p>94.21875</text:p>
              </table:table-cell>
              <table:table-cell office:value-type="float" office:value="293.203394263535">
                <text:p>293.203394263535</text:p>
              </table:table-cell>
              <table:table-cell office:value-type="float" office:value="-127.871315548453">
                <text:p>-127.871315548453</text:p>
              </table:table-cell>
              <table:table-cell office:value-type="float" office:value="-165.332078715082">
                <text:p>-165.332078715082</text:p>
              </table:table-cell>
              <table:table-cell office:value-type="float" office:value="63.9356577742264">
                <text:p>63.9356577742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625">
                <text:p>95.625</text:p>
              </table:table-cell>
              <table:table-cell office:value-type="float" office:value="292.584309641626">
                <text:p>292.584309641626</text:p>
              </table:table-cell>
              <table:table-cell office:value-type="float" office:value="-121.335866762492">
                <text:p>-121.335866762492</text:p>
              </table:table-cell>
              <table:table-cell office:value-type="float" office:value="-171.248442879134">
                <text:p>-171.248442879134</text:p>
              </table:table-cell>
              <table:table-cell office:value-type="float" office:value="60.6679333812461">
                <text:p>60.6679333812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03125">
                <text:p>97.03125</text:p>
              </table:table-cell>
              <table:table-cell office:value-type="float" office:value="291.788983172021">
                <text:p>291.788983172021</text:p>
              </table:table-cell>
              <table:table-cell office:value-type="float" office:value="-114.727329787434">
                <text:p>-114.727329787434</text:p>
              </table:table-cell>
              <table:table-cell office:value-type="float" office:value="-177.061653384587">
                <text:p>-177.061653384587</text:p>
              </table:table-cell>
              <table:table-cell office:value-type="float" office:value="57.3636648937169">
                <text:p>57.3636648937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4375">
                <text:p>98.4375</text:p>
              </table:table-cell>
              <table:table-cell office:value-type="float" office:value="290.817893929646">
                <text:p>290.817893929646</text:p>
              </table:table-cell>
              <table:table-cell office:value-type="float" office:value="-108.049685358843">
                <text:p>-108.049685358843</text:p>
              </table:table-cell>
              <table:table-cell office:value-type="float" office:value="-182.768208570803">
                <text:p>-182.768208570803</text:p>
              </table:table-cell>
              <table:table-cell office:value-type="float" office:value="54.0248426794214">
                <text:p>54.02484267942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84375">
                <text:p>99.84375</text:p>
              </table:table-cell>
              <table:table-cell office:value-type="float" office:value="289.671626862349">
                <text:p>289.671626862349</text:p>
              </table:table-cell>
              <table:table-cell office:value-type="float" office:value="-101.30695584003">
                <text:p>-101.30695584003</text:p>
              </table:table-cell>
              <table:table-cell office:value-type="float" office:value="-188.364671022319">
                <text:p>-188.364671022319</text:p>
              </table:table-cell>
              <table:table-cell office:value-type="float" office:value="50.6534779200148">
                <text:p>50.6534779200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.25">
                <text:p>101.25</text:p>
              </table:table-cell>
              <table:table-cell office:value-type="float" office:value="288.35087243855">
                <text:p>288.35087243855</text:p>
              </table:table-cell>
              <table:table-cell office:value-type="float" office:value="-94.5032027991295">
                <text:p>-94.5032027991295</text:p>
              </table:table-cell>
              <table:table-cell office:value-type="float" office:value="-193.84766963942">
                <text:p>-193.84766963942</text:p>
              </table:table-cell>
              <table:table-cell office:value-type="float" office:value="47.2516013995647">
                <text:p>47.2516013995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65625">
                <text:p>102.65625</text:p>
              </table:table-cell>
              <table:table-cell office:value-type="float" office:value="286.856426231327">
                <text:p>286.856426231327</text:p>
              </table:table-cell>
              <table:table-cell office:value-type="float" office:value="-87.6425245625655">
                <text:p>-87.6425245625655</text:p>
              </table:table-cell>
              <table:table-cell office:value-type="float" office:value="-199.213901668762">
                <text:p>-199.213901668762</text:p>
              </table:table-cell>
              <table:table-cell office:value-type="float" office:value="43.8212622812828">
                <text:p>43.8212622812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625">
                <text:p>104.0625</text:p>
              </table:table-cell>
              <table:table-cell office:value-type="float" office:value="285.189188439196">
                <text:p>285.189188439196</text:p>
              </table:table-cell>
              <table:table-cell office:value-type="float" office:value="-80.7290537463701">
                <text:p>-80.7290537463701</text:p>
              </table:table-cell>
              <table:table-cell office:value-type="float" office:value="-204.460134692826">
                <text:p>-204.460134692826</text:p>
              </table:table-cell>
              <table:table-cell office:value-type="float" office:value="40.3645268731851">
                <text:p>40.3645268731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.46875">
                <text:p>105.46875</text:p>
              </table:table-cell>
              <table:table-cell office:value-type="float" office:value="283.350163343859">
                <text:p>283.350163343859</text:p>
              </table:table-cell>
              <table:table-cell office:value-type="float" office:value="-73.7669547668516">
                <text:p>-73.7669547668516</text:p>
              </table:table-cell>
              <table:table-cell office:value-type="float" office:value="-209.583208577008">
                <text:p>-209.583208577008</text:p>
              </table:table-cell>
              <table:table-cell office:value-type="float" office:value="36.8834773834258">
                <text:p>36.88347738342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875">
                <text:p>106.875</text:p>
              </table:table-cell>
              <table:table-cell office:value-type="float" office:value="281.340458705269">
                <text:p>281.340458705269</text:p>
              </table:table-cell>
              <table:table-cell office:value-type="float" office:value="-66.7604213321057">
                <text:p>-66.7604213321057</text:p>
              </table:table-cell>
              <table:table-cell office:value-type="float" office:value="-214.580037373164">
                <text:p>-214.580037373164</text:p>
              </table:table-cell>
              <table:table-cell office:value-type="float" office:value="33.3802106660528">
                <text:p>33.3802106660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.28125">
                <text:p>108.28125</text:p>
              </table:table-cell>
              <table:table-cell office:value-type="float" office:value="279.161285094353">
                <text:p>279.161285094353</text:p>
              </table:table-cell>
              <table:table-cell office:value-type="float" office:value="-59.7136739158823">
                <text:p>-59.7136739158823</text:p>
              </table:table-cell>
              <table:table-cell office:value-type="float" office:value="-219.44761117847">
                <text:p>-219.44761117847</text:p>
              </table:table-cell>
              <table:table-cell office:value-type="float" office:value="29.8568369579411">
                <text:p>29.8568369579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6875">
                <text:p>109.6875</text:p>
              </table:table-cell>
              <table:table-cell office:value-type="float" office:value="276.813955163808">
                <text:p>276.813955163808</text:p>
              </table:table-cell>
              <table:table-cell office:value-type="float" office:value="-52.63095721533">
                <text:p>-52.63095721533</text:p>
              </table:table-cell>
              <table:table-cell office:value-type="float" office:value="-224.182997948478">
                <text:p>-224.182997948478</text:p>
              </table:table-cell>
              <table:table-cell office:value-type="float" office:value="26.315478607665">
                <text:p>26.315478607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.09375">
                <text:p>111.09375</text:p>
              </table:table-cell>
              <table:table-cell office:value-type="float" office:value="274.299882857413">
                <text:p>274.299882857413</text:p>
              </table:table-cell>
              <table:table-cell office:value-type="float" office:value="-45.5165375941495">
                <text:p>-45.5165375941495</text:p>
              </table:table-cell>
              <table:table-cell office:value-type="float" office:value="-228.783345263264">
                <text:p>-228.783345263264</text:p>
              </table:table-cell>
              <table:table-cell office:value-type="float" office:value="22.7582687970747">
                <text:p>22.7582687970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5">
                <text:p>112.5</text:p>
              </table:table-cell>
              <table:table-cell office:value-type="float" office:value="271.620582558318">
                <text:p>271.620582558318</text:p>
              </table:table-cell>
              <table:table-cell office:value-type="float" office:value="-38.3747005126952">
                <text:p>-38.3747005126952</text:p>
              </table:table-cell>
              <table:table-cell office:value-type="float" office:value="-233.245882045623">
                <text:p>-233.245882045623</text:p>
              </table:table-cell>
              <table:table-cell office:value-type="float" office:value="19.1873502563476">
                <text:p>19.18735025634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90625">
                <text:p>113.90625</text:p>
              </table:table-cell>
              <table:table-cell office:value-type="float" office:value="268.777668176838">
                <text:p>268.777668176838</text:p>
              </table:table-cell>
              <table:table-cell office:value-type="float" office:value="-31.2097479465745">
                <text:p>-31.2097479465745</text:p>
              </table:table-cell>
              <table:table-cell office:value-type="float" office:value="-237.567920230263">
                <text:p>-237.567920230263</text:p>
              </table:table-cell>
              <table:table-cell office:value-type="float" office:value="15.6048739732873">
                <text:p>15.6048739732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.3125">
                <text:p>115.3125</text:p>
              </table:table-cell>
              <table:table-cell office:value-type="float" office:value="265.772852178292">
                <text:p>265.772852178292</text:p>
              </table:table-cell>
              <table:table-cell office:value-type="float" office:value="-24.0259957952985">
                <text:p>-24.0259957952985</text:p>
              </table:table-cell>
              <table:table-cell office:value-type="float" office:value="-241.746856382994">
                <text:p>-241.746856382994</text:p>
              </table:table-cell>
              <table:table-cell office:value-type="float" office:value="12.0129978976493">
                <text:p>12.0129978976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.71875">
                <text:p>116.71875</text:p>
              </table:table-cell>
              <table:table-cell office:value-type="float" office:value="262.607944551481">
                <text:p>262.607944551481</text:p>
              </table:table-cell>
              <table:table-cell office:value-type="float" office:value="-16.8277712825452">
                <text:p>-16.8277712825452</text:p>
              </table:table-cell>
              <table:table-cell office:value-type="float" office:value="-245.780173268936">
                <text:p>-245.780173268936</text:p>
              </table:table-cell>
              <table:table-cell office:value-type="float" office:value="8.41388564127254">
                <text:p>8.413885641272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125">
                <text:p>118.125</text:p>
              </table:table-cell>
              <table:table-cell office:value-type="float" office:value="259.284851718416">
                <text:p>259.284851718416</text:p>
              </table:table-cell>
              <table:table-cell office:value-type="float" office:value="-9.61941034960218">
                <text:p>-9.61941034960218</text:p>
              </table:table-cell>
              <table:table-cell office:value-type="float" office:value="-249.665441368814">
                <text:p>-249.665441368814</text:p>
              </table:table-cell>
              <table:table-cell office:value-type="float" office:value="4.8097051748011">
                <text:p>4.80970517480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.53125">
                <text:p>119.53125</text:p>
              </table:table-cell>
              <table:table-cell office:value-type="float" office:value="255.805575385961">
                <text:p>255.805575385961</text:p>
              </table:table-cell>
              <table:table-cell office:value-type="float" office:value="-2.40525504355752">
                <text:p>-2.40525504355752</text:p>
              </table:table-cell>
              <table:table-cell office:value-type="float" office:value="-253.400320342404">
                <text:p>-253.400320342404</text:p>
              </table:table-cell>
              <table:table-cell office:value-type="float" office:value="1.20262752177875">
                <text:p>1.202627521778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.9375">
                <text:p>120.9375</text:p>
              </table:table-cell>
              <table:table-cell office:value-type="float" office:value="252.17221134008">
                <text:p>252.17221134008</text:p>
              </table:table-cell>
              <table:table-cell office:value-type="float" office:value="4.81034909818711">
                <text:p>4.81034909818711</text:p>
              </table:table-cell>
              <table:table-cell office:value-type="float" office:value="-256.982560438267">
                <text:p>-256.982560438267</text:p>
              </table:table-cell>
              <table:table-cell office:value-type="float" office:value="-2.40517454909356">
                <text:p>-2.40517454909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34375">
                <text:p>122.34375</text:p>
              </table:table-cell>
              <table:table-cell office:value-type="float" office:value="248.386948183414">
                <text:p>248.386948183414</text:p>
              </table:table-cell>
              <table:table-cell office:value-type="float" office:value="12.0230556655055">
                <text:p>12.0230556655055</text:p>
              </table:table-cell>
              <table:table-cell office:value-type="float" office:value="-260.410003848919">
                <text:p>-260.410003848919</text:p>
              </table:table-cell>
              <table:table-cell office:value-type="float" office:value="-6.01152783275275">
                <text:p>-6.01152783275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75">
                <text:p>123.75</text:p>
              </table:table-cell>
              <table:table-cell office:value-type="float" office:value="244.452066016948">
                <text:p>244.452066016948</text:p>
              </table:table-cell>
              <table:table-cell office:value-type="float" office:value="19.2285199936621">
                <text:p>19.2285199936621</text:p>
              </table:table-cell>
              <table:table-cell office:value-type="float" office:value="-263.68058601061">
                <text:p>-263.68058601061</text:p>
              </table:table-cell>
              <table:table-cell office:value-type="float" office:value="-9.61425999683104">
                <text:p>-9.61425999683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15625">
                <text:p>125.15625</text:p>
              </table:table-cell>
              <table:table-cell office:value-type="float" office:value="240.369935066566">
                <text:p>240.369935066566</text:p>
              </table:table-cell>
              <table:table-cell office:value-type="float" office:value="26.4224017803751">
                <text:p>26.4224017803751</text:p>
              </table:table-cell>
              <table:table-cell office:value-type="float" office:value="-266.792336846941">
                <text:p>-266.792336846941</text:p>
              </table:table-cell>
              <table:table-cell office:value-type="float" office:value="-13.2112008901875">
                <text:p>-13.211200890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.5625">
                <text:p>126.5625</text:p>
              </table:table-cell>
              <table:table-cell office:value-type="float" office:value="236.14301425531">
                <text:p>236.14301425531</text:p>
              </table:table-cell>
              <table:table-cell office:value-type="float" office:value="33.6003677002528">
                <text:p>33.6003677002528</text:p>
              </table:table-cell>
              <table:table-cell office:value-type="float" office:value="-269.743381955562">
                <text:p>-269.743381955562</text:p>
              </table:table-cell>
              <table:table-cell office:value-type="float" office:value="-16.8001838501264">
                <text:p>-16.80018385012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96875">
                <text:p>127.96875</text:p>
              </table:table-cell>
              <table:table-cell office:value-type="float" office:value="231.773849722222">
                <text:p>231.773849722222</text:p>
              </table:table-cell>
              <table:table-cell office:value-type="float" office:value="40.7580940150266">
                <text:p>40.7580940150266</text:p>
              </table:table-cell>
              <table:table-cell office:value-type="float" office:value="-272.531943737249">
                <text:p>-272.531943737249</text:p>
              </table:table-cell>
              <table:table-cell office:value-type="float" office:value="-20.3790470075133">
                <text:p>-20.3790470075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.375">
                <text:p>129.375</text:p>
              </table:table-cell>
              <table:table-cell office:value-type="float" office:value="227.265073288645">
                <text:p>227.265073288645</text:p>
              </table:table-cell>
              <table:table-cell office:value-type="float" office:value="47.8912691780091">
                <text:p>47.8912691780091</text:p>
              </table:table-cell>
              <table:table-cell office:value-type="float" office:value="-275.156342466654">
                <text:p>-275.156342466654</text:p>
              </table:table-cell>
              <table:table-cell office:value-type="float" office:value="-23.9456345890045">
                <text:p>-23.94563458900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78125">
                <text:p>130.78125</text:p>
              </table:table-cell>
              <table:table-cell office:value-type="float" office:value="222.619400872906">
                <text:p>222.619400872906</text:p>
              </table:table-cell>
              <table:table-cell office:value-type="float" office:value="54.9955964312086">
                <text:p>54.9955964312086</text:p>
              </table:table-cell>
              <table:table-cell office:value-type="float" office:value="-277.614997304115">
                <text:p>-277.614997304115</text:p>
              </table:table-cell>
              <table:table-cell office:value-type="float" office:value="-27.4977982156043">
                <text:p>-27.49779821560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1875">
                <text:p>132.1875</text:p>
              </table:table-cell>
              <table:table-cell office:value-type="float" office:value="217.839630854358">
                <text:p>217.839630854358</text:p>
              </table:table-cell>
              <table:table-cell office:value-type="float" office:value="62.0667963935358">
                <text:p>62.0667963935358</text:p>
              </table:table-cell>
              <table:table-cell office:value-type="float" office:value="-279.906427247894">
                <text:p>-279.906427247894</text:p>
              </table:table-cell>
              <table:table-cell office:value-type="float" office:value="-31.0333981967679">
                <text:p>-31.0333981967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.59375">
                <text:p>133.59375</text:p>
              </table:table-cell>
              <table:table-cell office:value-type="float" office:value="212.928642387731">
                <text:p>212.928642387731</text:p>
              </table:table-cell>
              <table:table-cell office:value-type="float" office:value="69.1006096385425">
                <text:p>69.1006096385425</text:p>
              </table:table-cell>
              <table:table-cell office:value-type="float" office:value="-282.029252026274">
                <text:p>-282.029252026274</text:p>
              </table:table-cell>
              <table:table-cell office:value-type="float" office:value="-34.5503048192712">
                <text:p>-34.5503048192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">
                <text:p>135</text:p>
              </table:table-cell>
              <table:table-cell office:value-type="float" office:value="207.889393668845">
                <text:p>207.889393668845</text:p>
              </table:table-cell>
              <table:table-cell office:value-type="float" office:value="76.0927992601411">
                <text:p>76.0927992601411</text:p>
              </table:table-cell>
              <table:table-cell office:value-type="float" office:value="-283.982192928986">
                <text:p>-283.982192928986</text:p>
              </table:table-cell>
              <table:table-cell office:value-type="float" office:value="-38.0463996300706">
                <text:p>-38.04639963007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.40625">
                <text:p>136.40625</text:p>
              </table:table-cell>
              <table:table-cell office:value-type="float" office:value="202.724920152698">
                <text:p>202.724920152698</text:p>
              </table:table-cell>
              <table:table-cell office:value-type="float" office:value="83.0391534247585">
                <text:p>83.0391534247585</text:p>
              </table:table-cell>
              <table:table-cell office:value-type="float" office:value="-285.764073577456">
                <text:p>-285.764073577456</text:p>
              </table:table-cell>
              <table:table-cell office:value-type="float" office:value="-41.5195767123792">
                <text:p>-41.51957671237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.8125">
                <text:p>137.8125</text:p>
              </table:table-cell>
              <table:table-cell office:value-type="float" office:value="197.438332725023">
                <text:p>197.438332725023</text:p>
              </table:table-cell>
              <table:table-cell office:value-type="float" office:value="89.9354879083867">
                <text:p>89.9354879083867</text:p>
              </table:table-cell>
              <table:table-cell office:value-type="float" office:value="-287.37382063341">
                <text:p>-287.37382063341</text:p>
              </table:table-cell>
              <table:table-cell office:value-type="float" office:value="-44.9677439541934">
                <text:p>-44.9677439541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1875">
                <text:p>139.21875</text:p>
              </table:table-cell>
              <table:table-cell office:value-type="float" office:value="192.03281582841">
                <text:p>192.03281582841</text:p>
              </table:table-cell>
              <table:table-cell office:value-type="float" office:value="96.7776486170034">
                <text:p>96.7776486170034</text:p>
              </table:table-cell>
              <table:table-cell office:value-type="float" office:value="-288.810464445414">
                <text:p>-288.810464445414</text:p>
              </table:table-cell>
              <table:table-cell office:value-type="float" office:value="-48.3888243085017">
                <text:p>-48.3888243085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.625">
                <text:p>140.625</text:p>
              </table:table-cell>
              <table:table-cell office:value-type="float" office:value="186.511625544112">
                <text:p>186.511625544112</text:p>
              </table:table-cell>
              <table:table-cell office:value-type="float" office:value="103.561514088843">
                <text:p>103.561514088843</text:p>
              </table:table-cell>
              <table:table-cell office:value-type="float" office:value="-290.073139632954">
                <text:p>-290.073139632954</text:p>
              </table:table-cell>
              <table:table-cell office:value-type="float" office:value="-51.7807570444213">
                <text:p>-51.7807570444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.03125">
                <text:p>142.03125</text:p>
              </table:table-cell>
              <table:table-cell office:value-type="float" office:value="180.878087630704">
                <text:p>180.878087630704</text:p>
              </table:table-cell>
              <table:table-cell office:value-type="float" office:value="110.282997977009">
                <text:p>110.282997977009</text:p>
              </table:table-cell>
              <table:table-cell office:value-type="float" office:value="-291.161085607713">
                <text:p>-291.161085607713</text:p>
              </table:table-cell>
              <table:table-cell office:value-type="float" office:value="-55.1414989885046">
                <text:p>-55.14149898850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4375">
                <text:p>143.4375</text:p>
              </table:table-cell>
              <table:table-cell office:value-type="float" office:value="175.135595520775">
                <text:p>175.135595520775</text:p>
              </table:table-cell>
              <table:table-cell office:value-type="float" office:value="116.938051510941">
                <text:p>116.938051510941</text:p>
              </table:table-cell>
              <table:table-cell office:value-type="float" office:value="-292.073647031717">
                <text:p>-292.073647031717</text:p>
              </table:table-cell>
              <table:table-cell office:value-type="float" office:value="-58.4690257554706">
                <text:p>-58.46902575547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84375">
                <text:p>144.84375</text:p>
              </table:table-cell>
              <table:table-cell office:value-type="float" office:value="169.287608276847">
                <text:p>169.287608276847</text:p>
              </table:table-cell>
              <table:table-cell office:value-type="float" office:value="123.522665935239">
                <text:p>123.522665935239</text:p>
              </table:table-cell>
              <table:table-cell office:value-type="float" office:value="-292.810274212085">
                <text:p>-292.810274212085</text:p>
              </table:table-cell>
              <table:table-cell office:value-type="float" office:value="-61.7613329676192">
                <text:p>-61.76133296761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.25">
                <text:p>146.25</text:p>
              </table:table-cell>
              <table:table-cell office:value-type="float" office:value="163.337648507763">
                <text:p>163.337648507763</text:p>
              </table:table-cell>
              <table:table-cell office:value-type="float" office:value="130.032874924386">
                <text:p>130.032874924386</text:p>
              </table:table-cell>
              <table:table-cell office:value-type="float" office:value="-293.370523432149">
                <text:p>-293.370523432149</text:p>
              </table:table-cell>
              <table:table-cell office:value-type="float" office:value="-65.0164374621932">
                <text:p>-65.0164374621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.65625">
                <text:p>147.65625</text:p>
              </table:table-cell>
              <table:table-cell office:value-type="float" office:value="157.289300246807">
                <text:p>157.289300246807</text:p>
              </table:table-cell>
              <table:table-cell office:value-type="float" office:value="136.464756971922">
                <text:p>136.464756971922</text:p>
              </table:table-cell>
              <table:table-cell office:value-type="float" office:value="-293.754057218729">
                <text:p>-293.754057218729</text:p>
              </table:table-cell>
              <table:table-cell office:value-type="float" office:value="-68.2323784859611">
                <text:p>-68.23237848596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.0625">
                <text:p>149.0625</text:p>
              </table:table-cell>
              <table:table-cell office:value-type="float" office:value="151.146206792807">
                <text:p>151.146206792807</text:p>
              </table:table-cell>
              <table:table-cell office:value-type="float" office:value="142.814437752604">
                <text:p>142.814437752604</text:p>
              </table:table-cell>
              <table:table-cell office:value-type="float" office:value="-293.960644545411">
                <text:p>-293.960644545411</text:p>
              </table:table-cell>
              <table:table-cell office:value-type="float" office:value="-71.407218876302">
                <text:p>-71.4072188763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46875">
                <text:p>150.46875</text:p>
              </table:table-cell>
              <table:table-cell office:value-type="float" office:value="144.912068515557">
                <text:p>144.912068515557</text:p>
              </table:table-cell>
              <table:table-cell office:value-type="float" office:value="149.078092456159">
                <text:p>149.078092456159</text:p>
              </table:table-cell>
              <table:table-cell office:value-type="float" office:value="-293.990160971716">
                <text:p>-293.990160971716</text:p>
              </table:table-cell>
              <table:table-cell office:value-type="float" office:value="-72.4560342577782">
                <text:p>-72.4560342577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.875">
                <text:p>151.875</text:p>
              </table:table-cell>
              <table:table-cell office:value-type="float" office:value="138.590640626843">
                <text:p>138.590640626843</text:p>
              </table:table-cell>
              <table:table-cell office:value-type="float" office:value="155.251948091208">
                <text:p>155.251948091208</text:p>
              </table:table-cell>
              <table:table-cell office:value-type="float" office:value="-293.842588718051">
                <text:p>-293.842588718051</text:p>
              </table:table-cell>
              <table:table-cell office:value-type="float" office:value="-69.2953203134217">
                <text:p>-69.2953203134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.28125">
                <text:p>153.28125</text:p>
              </table:table-cell>
              <table:table-cell office:value-type="float" office:value="132.185730918454">
                <text:p>132.185730918454</text:p>
              </table:table-cell>
              <table:table-cell office:value-type="float" office:value="161.332285757971">
                <text:p>161.332285757971</text:p>
              </table:table-cell>
              <table:table-cell office:value-type="float" office:value="-293.518016676425">
                <text:p>-293.518016676425</text:p>
              </table:table-cell>
              <table:table-cell office:value-type="float" office:value="-66.0928654592272">
                <text:p>-66.09286545922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.6875">
                <text:p>154.6875</text:p>
              </table:table-cell>
              <table:table-cell office:value-type="float" office:value="125.701197468503">
                <text:p>125.701197468503</text:p>
              </table:table-cell>
              <table:table-cell office:value-type="float" office:value="167.315442888396">
                <text:p>167.315442888396</text:p>
              </table:table-cell>
              <table:table-cell office:value-type="float" office:value="-293.016640356899">
                <text:p>-293.016640356899</text:p>
              </table:table-cell>
              <table:table-cell office:value-type="float" office:value="-62.8505987342515">
                <text:p>-62.85059873425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.09375">
                <text:p>156.09375</text:p>
              </table:table-cell>
              <table:table-cell office:value-type="float" office:value="119.140946317467">
                <text:p>119.140946317467</text:p>
              </table:table-cell>
              <table:table-cell office:value-type="float" office:value="173.197815452352">
                <text:p>173.197815452352</text:p>
              </table:table-cell>
              <table:table-cell office:value-type="float" office:value="-292.33876176982">
                <text:p>-292.33876176982</text:p>
              </table:table-cell>
              <table:table-cell office:value-type="float" office:value="-59.5704731587335">
                <text:p>-59.5704731587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.5">
                <text:p>157.5</text:p>
              </table:table-cell>
              <table:table-cell office:value-type="float" office:value="112.508929115336">
                <text:p>112.508929115336</text:p>
              </table:table-cell>
              <table:table-cell office:value-type="float" office:value="178.975860128564">
                <text:p>178.975860128564</text:p>
              </table:table-cell>
              <table:table-cell office:value-type="float" office:value="-291.4847892439">
                <text:p>-291.4847892439</text:p>
              </table:table-cell>
              <table:table-cell office:value-type="float" office:value="-56.2544645576682">
                <text:p>-56.2544645576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.90625">
                <text:p>158.90625</text:p>
              </table:table-cell>
              <table:table-cell office:value-type="float" office:value="105.809140741287">
                <text:p>105.809140741287</text:p>
              </table:table-cell>
              <table:table-cell office:value-type="float" office:value="184.646096438972">
                <text:p>184.646096438972</text:p>
              </table:table-cell>
              <table:table-cell office:value-type="float" office:value="-290.455237180259">
                <text:p>-290.455237180259</text:p>
              </table:table-cell>
              <table:table-cell office:value-type="float" office:value="-52.9045703706433">
                <text:p>-52.90457037064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.3125">
                <text:p>160.3125</text:p>
              </table:table-cell>
              <table:table-cell office:value-type="float" office:value="99.0456168973126">
                <text:p>99.0456168973126</text:p>
              </table:table-cell>
              <table:table-cell office:value-type="float" office:value="190.205108845248">
                <text:p>190.205108845248</text:p>
              </table:table-cell>
              <table:table-cell office:value-type="float" office:value="-289.250725742561">
                <text:p>-289.250725742561</text:p>
              </table:table-cell>
              <table:table-cell office:value-type="float" office:value="-49.5228084486564">
                <text:p>-49.52280844865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.71875">
                <text:p>161.71875</text:p>
              </table:table-cell>
              <table:table-cell office:value-type="float" office:value="92.2224316772741">
                <text:p>92.2224316772741</text:p>
              </table:table-cell>
              <table:table-cell office:value-type="float" office:value="195.649548806183">
                <text:p>195.649548806183</text:p>
              </table:table-cell>
              <table:table-cell office:value-type="float" office:value="-287.871980483457">
                <text:p>-287.871980483457</text:p>
              </table:table-cell>
              <table:table-cell office:value-type="float" office:value="-46.1112158386371">
                <text:p>-46.11121583863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.125">
                <text:p>163.125</text:p>
              </table:table-cell>
              <table:table-cell office:value-type="float" office:value="85.343695112812">
                <text:p>85.343695112812</text:p>
              </table:table-cell>
              <table:table-cell office:value-type="float" office:value="200.976136794724">
                <text:p>200.976136794724</text:p>
              </table:table-cell>
              <table:table-cell office:value-type="float" office:value="-286.319831907536">
                <text:p>-286.319831907536</text:p>
              </table:table-cell>
              <table:table-cell office:value-type="float" office:value="-42.671847556406">
                <text:p>-42.671847556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53125">
                <text:p>164.53125</text:p>
              </table:table-cell>
              <table:table-cell office:value-type="float" office:value="78.4135506976202">
                <text:p>78.4135506976202</text:p>
              </table:table-cell>
              <table:table-cell office:value-type="float" office:value="206.181664273442">
                <text:p>206.181664273442</text:p>
              </table:table-cell>
              <table:table-cell office:value-type="float" office:value="-284.595214971062">
                <text:p>-284.595214971062</text:p>
              </table:table-cell>
              <table:table-cell office:value-type="float" office:value="-39.2067753488101">
                <text:p>-39.20677534881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.9375">
                <text:p>165.9375</text:p>
              </table:table-cell>
              <table:table-cell office:value-type="float" office:value="71.4361728915596">
                <text:p>71.4361728915596</text:p>
              </table:table-cell>
              <table:table-cell office:value-type="float" office:value="211.262995627231">
                <text:p>211.262995627231</text:p>
              </table:table-cell>
              <table:table-cell office:value-type="float" office:value="-282.699168518791">
                <text:p>-282.699168518791</text:p>
              </table:table-cell>
              <table:table-cell office:value-type="float" office:value="-35.7180864457798">
                <text:p>-35.71808644577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34375">
                <text:p>167.34375</text:p>
              </table:table-cell>
              <table:table-cell office:value-type="float" office:value="64.4157646061198">
                <text:p>64.4157646061198</text:p>
              </table:table-cell>
              <table:table-cell office:value-type="float" office:value="216.217070052086">
                <text:p>216.217070052086</text:p>
              </table:table-cell>
              <table:table-cell office:value-type="float" office:value="-280.632834658206">
                <text:p>-280.632834658206</text:p>
              </table:table-cell>
              <table:table-cell office:value-type="float" office:value="-32.2078823030599">
                <text:p>-32.2078823030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75">
                <text:p>168.75</text:p>
              </table:table-cell>
              <table:table-cell office:value-type="float" office:value="57.3565546727417">
                <text:p>57.3565546727417</text:p>
              </table:table-cell>
              <table:table-cell office:value-type="float" office:value="221.040903398819">
                <text:p>221.040903398819</text:p>
              </table:table-cell>
              <table:table-cell office:value-type="float" office:value="-278.397458071561">
                <text:p>-278.397458071561</text:p>
              </table:table-cell>
              <table:table-cell office:value-type="float" office:value="-28.6782773363709">
                <text:p>-28.67827733637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15625">
                <text:p>170.15625</text:p>
              </table:table-cell>
              <table:table-cell office:value-type="float" office:value="50.2627952955286">
                <text:p>50.2627952955286</text:p>
              </table:table-cell>
              <table:table-cell office:value-type="float" office:value="225.731589970596">
                <text:p>225.731589970596</text:p>
              </table:table-cell>
              <table:table-cell office:value-type="float" office:value="-275.994385266125">
                <text:p>-275.994385266125</text:p>
              </table:table-cell>
              <table:table-cell office:value-type="float" office:value="-25.1313976477643">
                <text:p>-25.1313976477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5625">
                <text:p>171.5625</text:p>
              </table:table-cell>
              <table:table-cell office:value-type="float" office:value="43.1387594898764">
                <text:p>43.1387594898764</text:p>
              </table:table-cell>
              <table:table-cell office:value-type="float" office:value="230.286304273223">
                <text:p>230.286304273223</text:p>
              </table:table-cell>
              <table:table-cell office:value-type="float" office:value="-273.4250637631">
                <text:p>-273.4250637631</text:p>
              </table:table-cell>
              <table:table-cell office:value-type="float" office:value="-21.5693797449382">
                <text:p>-21.56937974493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.96875">
                <text:p>172.96875</text:p>
              </table:table-cell>
              <table:table-cell office:value-type="float" office:value="35.9887385085696">
                <text:p>35.9887385085696</text:p>
              </table:table-cell>
              <table:table-cell office:value-type="float" office:value="234.702302717115">
                <text:p>234.702302717115</text:p>
              </table:table-cell>
              <table:table-cell office:value-type="float" office:value="-270.691041225685">
                <text:p>-270.691041225685</text:p>
              </table:table-cell>
              <table:table-cell office:value-type="float" office:value="-17.9943692542848">
                <text:p>-17.99436925428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.375">
                <text:p>174.375</text:p>
              </table:table-cell>
              <table:table-cell office:value-type="float" office:value="28.8170392568909">
                <text:p>28.8170392568909</text:p>
              </table:table-cell>
              <table:table-cell office:value-type="float" office:value="238.976925269935">
                <text:p>238.976925269935</text:p>
              </table:table-cell>
              <table:table-cell office:value-type="float" office:value="-267.793964526826">
                <text:p>-267.793964526826</text:p>
              </table:table-cell>
              <table:table-cell office:value-type="float" office:value="-14.4085196284454">
                <text:p>-14.40851962844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.78125">
                <text:p>175.78125</text:p>
              </table:table-cell>
              <table:table-cell office:value-type="float" office:value="21.6279816983022">
                <text:p>21.6279816983022</text:p>
              </table:table-cell>
              <table:table-cell office:value-type="float" office:value="243.107597058895">
                <text:p>243.107597058895</text:p>
              </table:table-cell>
              <table:table-cell office:value-type="float" office:value="-264.735578757197">
                <text:p>-264.735578757197</text:p>
              </table:table-cell>
              <table:table-cell office:value-type="float" office:value="-10.8139908491511">
                <text:p>-10.8139908491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.1875">
                <text:p>177.1875</text:p>
              </table:table-cell>
              <table:table-cell office:value-type="float" office:value="14.4258962522609">
                <text:p>14.4258962522609</text:p>
              </table:table-cell>
              <table:table-cell office:value-type="float" office:value="247.091829921765">
                <text:p>247.091829921765</text:p>
              </table:table-cell>
              <table:table-cell office:value-type="float" office:value="-261.517726174026">
                <text:p>-261.517726174026</text:p>
              </table:table-cell>
              <table:table-cell office:value-type="float" office:value="-7.21294812613044">
                <text:p>-7.212948126130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.59375">
                <text:p>178.59375</text:p>
              </table:table-cell>
              <table:table-cell office:value-type="float" office:value="7.21512118573622">
                <text:p>7.21512118573622</text:p>
              </table:table-cell>
              <table:table-cell office:value-type="float" office:value="250.927223905649">
                <text:p>250.927223905649</text:p>
              </table:table-cell>
              <table:table-cell office:value-type="float" office:value="-258.142345091385">
                <text:p>-258.142345091385</text:p>
              </table:table-cell>
              <table:table-cell office:value-type="float" office:value="-3.6075605928681">
                <text:p>-3.60756059286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60046158949322">
                <text:p>0.0000000000000360046158949322</text:p>
              </table:table-cell>
              <table:table-cell office:value-type="float" office:value="254.611468712625">
                <text:p>254.611468712625</text:p>
              </table:table-cell>
              <table:table-cell office:value-type="float" office:value="-254.611468712625">
                <text:p>-254.61146871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.40625">
                <text:p>181.40625</text:p>
              </table:table-cell>
              <table:table-cell office:value-type="float" office:value="-7.21512118573615">
                <text:p>-7.21512118573615</text:p>
              </table:table-cell>
              <table:table-cell office:value-type="float" office:value="258.142345091385">
                <text:p>258.142345091385</text:p>
              </table:table-cell>
              <table:table-cell office:value-type="float" office:value="-250.927223905649">
                <text:p>-250.927223905649</text:p>
              </table:table-cell>
              <table:table-cell office:value-type="float" office:value="3.60756059286811">
                <text:p>3.607560592868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.8125">
                <text:p>182.8125</text:p>
              </table:table-cell>
              <table:table-cell office:value-type="float" office:value="-14.4258962522609">
                <text:p>-14.4258962522609</text:p>
              </table:table-cell>
              <table:table-cell office:value-type="float" office:value="261.517726174026">
                <text:p>261.517726174026</text:p>
              </table:table-cell>
              <table:table-cell office:value-type="float" office:value="-247.091829921765">
                <text:p>-247.091829921765</text:p>
              </table:table-cell>
              <table:table-cell office:value-type="float" office:value="7.21294812613043">
                <text:p>7.212948126130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.21875">
                <text:p>184.21875</text:p>
              </table:table-cell>
              <table:table-cell office:value-type="float" office:value="-21.6279816983022">
                <text:p>-21.6279816983022</text:p>
              </table:table-cell>
              <table:table-cell office:value-type="float" office:value="264.735578757197">
                <text:p>264.735578757197</text:p>
              </table:table-cell>
              <table:table-cell office:value-type="float" office:value="-243.107597058895">
                <text:p>-243.107597058895</text:p>
              </table:table-cell>
              <table:table-cell office:value-type="float" office:value="10.8139908491511">
                <text:p>10.81399084915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.625">
                <text:p>185.625</text:p>
              </table:table-cell>
              <table:table-cell office:value-type="float" office:value="-28.8170392568908">
                <text:p>-28.8170392568908</text:p>
              </table:table-cell>
              <table:table-cell office:value-type="float" office:value="267.793964526826">
                <text:p>267.793964526826</text:p>
              </table:table-cell>
              <table:table-cell office:value-type="float" office:value="-238.976925269935">
                <text:p>-238.976925269935</text:p>
              </table:table-cell>
              <table:table-cell office:value-type="float" office:value="14.4085196284454">
                <text:p>14.40851962844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.03125">
                <text:p>187.03125</text:p>
              </table:table-cell>
              <table:table-cell office:value-type="float" office:value="-35.9887385085695">
                <text:p>-35.9887385085695</text:p>
              </table:table-cell>
              <table:table-cell office:value-type="float" office:value="270.691041225685">
                <text:p>270.691041225685</text:p>
              </table:table-cell>
              <table:table-cell office:value-type="float" office:value="-234.702302717115">
                <text:p>-234.702302717115</text:p>
              </table:table-cell>
              <table:table-cell office:value-type="float" office:value="17.9943692542847">
                <text:p>17.99436925428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.4375">
                <text:p>188.4375</text:p>
              </table:table-cell>
              <table:table-cell office:value-type="float" office:value="-43.1387594898763">
                <text:p>-43.1387594898763</text:p>
              </table:table-cell>
              <table:table-cell office:value-type="float" office:value="273.4250637631">
                <text:p>273.4250637631</text:p>
              </table:table-cell>
              <table:table-cell office:value-type="float" office:value="-230.286304273223">
                <text:p>-230.286304273223</text:p>
              </table:table-cell>
              <table:table-cell office:value-type="float" office:value="21.5693797449381">
                <text:p>21.5693797449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.84375">
                <text:p>189.84375</text:p>
              </table:table-cell>
              <table:table-cell office:value-type="float" office:value="-50.2627952955285">
                <text:p>-50.2627952955285</text:p>
              </table:table-cell>
              <table:table-cell office:value-type="float" office:value="275.994385266125">
                <text:p>275.994385266125</text:p>
              </table:table-cell>
              <table:table-cell office:value-type="float" office:value="-225.731589970597">
                <text:p>-225.731589970597</text:p>
              </table:table-cell>
              <table:table-cell office:value-type="float" office:value="25.1313976477642">
                <text:p>25.13139764776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.25">
                <text:p>191.25</text:p>
              </table:table-cell>
              <table:table-cell office:value-type="float" office:value="-57.3565546727417">
                <text:p>-57.3565546727417</text:p>
              </table:table-cell>
              <table:table-cell office:value-type="float" office:value="278.397458071561">
                <text:p>278.397458071561</text:p>
              </table:table-cell>
              <table:table-cell office:value-type="float" office:value="-221.040903398819">
                <text:p>-221.040903398819</text:p>
              </table:table-cell>
              <table:table-cell office:value-type="float" office:value="28.6782773363709">
                <text:p>28.67827733637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.65625">
                <text:p>192.65625</text:p>
              </table:table-cell>
              <table:table-cell office:value-type="float" office:value="-64.4157646061197">
                <text:p>-64.4157646061197</text:p>
              </table:table-cell>
              <table:table-cell office:value-type="float" office:value="280.632834658206">
                <text:p>280.632834658206</text:p>
              </table:table-cell>
              <table:table-cell office:value-type="float" office:value="-216.217070052086">
                <text:p>-216.217070052086</text:p>
              </table:table-cell>
              <table:table-cell office:value-type="float" office:value="32.2078823030599">
                <text:p>32.2078823030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0625">
                <text:p>194.0625</text:p>
              </table:table-cell>
              <table:table-cell office:value-type="float" office:value="-71.4361728915596">
                <text:p>-71.4361728915596</text:p>
              </table:table-cell>
              <table:table-cell office:value-type="float" office:value="282.699168518791">
                <text:p>282.699168518791</text:p>
              </table:table-cell>
              <table:table-cell office:value-type="float" office:value="-211.262995627231">
                <text:p>-211.262995627231</text:p>
              </table:table-cell>
              <table:table-cell office:value-type="float" office:value="35.7180864457798">
                <text:p>35.7180864457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5.46875">
                <text:p>195.46875</text:p>
              </table:table-cell>
              <table:table-cell office:value-type="float" office:value="-78.4135506976201">
                <text:p>-78.4135506976201</text:p>
              </table:table-cell>
              <table:table-cell office:value-type="float" office:value="284.595214971062">
                <text:p>284.595214971062</text:p>
              </table:table-cell>
              <table:table-cell office:value-type="float" office:value="-206.181664273442">
                <text:p>-206.181664273442</text:p>
              </table:table-cell>
              <table:table-cell office:value-type="float" office:value="39.2067753488101">
                <text:p>39.20677534881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.875">
                <text:p>196.875</text:p>
              </table:table-cell>
              <table:table-cell office:value-type="float" office:value="-85.3436951128119">
                <text:p>-85.3436951128119</text:p>
              </table:table-cell>
              <table:table-cell office:value-type="float" office:value="286.319831907536">
                <text:p>286.319831907536</text:p>
              </table:table-cell>
              <table:table-cell office:value-type="float" office:value="-200.976136794724">
                <text:p>-200.976136794724</text:p>
              </table:table-cell>
              <table:table-cell office:value-type="float" office:value="42.671847556406">
                <text:p>42.6718475564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8.28125">
                <text:p>198.28125</text:p>
              </table:table-cell>
              <table:table-cell office:value-type="float" office:value="-92.2224316772741">
                <text:p>-92.2224316772741</text:p>
              </table:table-cell>
              <table:table-cell office:value-type="float" office:value="287.871980483457">
                <text:p>287.871980483457</text:p>
              </table:table-cell>
              <table:table-cell office:value-type="float" office:value="-195.649548806183">
                <text:p>-195.649548806183</text:p>
              </table:table-cell>
              <table:table-cell office:value-type="float" office:value="46.111215838637">
                <text:p>46.1112158386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.6875">
                <text:p>199.6875</text:p>
              </table:table-cell>
              <table:table-cell office:value-type="float" office:value="-99.0456168973127">
                <text:p>-99.0456168973127</text:p>
              </table:table-cell>
              <table:table-cell office:value-type="float" office:value="289.250725742561">
                <text:p>289.250725742561</text:p>
              </table:table-cell>
              <table:table-cell office:value-type="float" office:value="-190.205108845248">
                <text:p>-190.205108845248</text:p>
              </table:table-cell>
              <table:table-cell office:value-type="float" office:value="49.5228084486563">
                <text:p>49.52280844865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.09375">
                <text:p>201.09375</text:p>
              </table:table-cell>
              <table:table-cell office:value-type="float" office:value="-105.809140741286">
                <text:p>-105.809140741286</text:p>
              </table:table-cell>
              <table:table-cell office:value-type="float" office:value="290.455237180259">
                <text:p>290.455237180259</text:p>
              </table:table-cell>
              <table:table-cell office:value-type="float" office:value="-184.646096438972">
                <text:p>-184.646096438972</text:p>
              </table:table-cell>
              <table:table-cell office:value-type="float" office:value="52.9045703706432">
                <text:p>52.9045703706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.5">
                <text:p>202.5</text:p>
              </table:table-cell>
              <table:table-cell office:value-type="float" office:value="-112.508929115336">
                <text:p>-112.508929115336</text:p>
              </table:table-cell>
              <table:table-cell office:value-type="float" office:value="291.4847892439">
                <text:p>291.4847892439</text:p>
              </table:table-cell>
              <table:table-cell office:value-type="float" office:value="-178.975860128564">
                <text:p>-178.975860128564</text:p>
              </table:table-cell>
              <table:table-cell office:value-type="float" office:value="56.2544645576682">
                <text:p>56.2544645576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.90625">
                <text:p>203.90625</text:p>
              </table:table-cell>
              <table:table-cell office:value-type="float" office:value="-119.140946317467">
                <text:p>-119.140946317467</text:p>
              </table:table-cell>
              <table:table-cell office:value-type="float" office:value="292.33876176982">
                <text:p>292.33876176982</text:p>
              </table:table-cell>
              <table:table-cell office:value-type="float" office:value="-173.197815452353">
                <text:p>-173.197815452353</text:p>
              </table:table-cell>
              <table:table-cell office:value-type="float" office:value="59.5704731587335">
                <text:p>59.57047315873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.3125">
                <text:p>205.3125</text:p>
              </table:table-cell>
              <table:table-cell office:value-type="float" office:value="-125.701197468503">
                <text:p>-125.701197468503</text:p>
              </table:table-cell>
              <table:table-cell office:value-type="float" office:value="293.016640356899">
                <text:p>293.016640356899</text:p>
              </table:table-cell>
              <table:table-cell office:value-type="float" office:value="-167.315442888396">
                <text:p>-167.315442888396</text:p>
              </table:table-cell>
              <table:table-cell office:value-type="float" office:value="62.8505987342514">
                <text:p>62.85059873425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.71875">
                <text:p>206.71875</text:p>
              </table:table-cell>
              <table:table-cell office:value-type="float" office:value="-132.185730918454">
                <text:p>-132.185730918454</text:p>
              </table:table-cell>
              <table:table-cell office:value-type="float" office:value="293.518016676425">
                <text:p>293.518016676425</text:p>
              </table:table-cell>
              <table:table-cell office:value-type="float" office:value="-161.332285757971">
                <text:p>-161.332285757971</text:p>
              </table:table-cell>
              <table:table-cell office:value-type="float" office:value="66.0928654592272">
                <text:p>66.0928654592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.125">
                <text:p>208.125</text:p>
              </table:table-cell>
              <table:table-cell office:value-type="float" office:value="-138.590640626843">
                <text:p>-138.590640626843</text:p>
              </table:table-cell>
              <table:table-cell office:value-type="float" office:value="293.842588718051">
                <text:p>293.842588718051</text:p>
              </table:table-cell>
              <table:table-cell office:value-type="float" office:value="-155.251948091208">
                <text:p>-155.251948091208</text:p>
              </table:table-cell>
              <table:table-cell office:value-type="float" office:value="69.2953203134217">
                <text:p>69.29532031342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.53125">
                <text:p>209.53125</text:p>
              </table:table-cell>
              <table:table-cell office:value-type="float" office:value="-144.912068515557">
                <text:p>-144.912068515557</text:p>
              </table:table-cell>
              <table:table-cell office:value-type="float" office:value="293.990160971716">
                <text:p>293.990160971716</text:p>
              </table:table-cell>
              <table:table-cell office:value-type="float" office:value="-149.078092456159">
                <text:p>-149.078092456159</text:p>
              </table:table-cell>
              <table:table-cell office:value-type="float" office:value="72.4560342577783">
                <text:p>72.45603425777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.9375">
                <text:p>210.9375</text:p>
              </table:table-cell>
              <table:table-cell office:value-type="float" office:value="-151.146206792807">
                <text:p>-151.146206792807</text:p>
              </table:table-cell>
              <table:table-cell office:value-type="float" office:value="293.960644545411">
                <text:p>293.960644545411</text:p>
              </table:table-cell>
              <table:table-cell office:value-type="float" office:value="-142.814437752604">
                <text:p>-142.814437752604</text:p>
              </table:table-cell>
              <table:table-cell office:value-type="float" office:value="71.407218876302">
                <text:p>71.407218876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.34375">
                <text:p>212.34375</text:p>
              </table:table-cell>
              <table:table-cell office:value-type="float" office:value="-157.289300246807">
                <text:p>-157.289300246807</text:p>
              </table:table-cell>
              <table:table-cell office:value-type="float" office:value="293.754057218729">
                <text:p>293.754057218729</text:p>
              </table:table-cell>
              <table:table-cell office:value-type="float" office:value="-136.464756971922">
                <text:p>-136.464756971922</text:p>
              </table:table-cell>
              <table:table-cell office:value-type="float" office:value="68.2323784859611">
                <text:p>68.23237848596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3.75">
                <text:p>213.75</text:p>
              </table:table-cell>
              <table:table-cell office:value-type="float" office:value="-163.337648507763">
                <text:p>-163.337648507763</text:p>
              </table:table-cell>
              <table:table-cell office:value-type="float" office:value="293.370523432149">
                <text:p>293.370523432149</text:p>
              </table:table-cell>
              <table:table-cell office:value-type="float" office:value="-130.032874924386">
                <text:p>-130.032874924386</text:p>
              </table:table-cell>
              <table:table-cell office:value-type="float" office:value="65.0164374621932">
                <text:p>65.01643746219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.15625">
                <text:p>215.15625</text:p>
              </table:table-cell>
              <table:table-cell office:value-type="float" office:value="-169.287608276847">
                <text:p>-169.287608276847</text:p>
              </table:table-cell>
              <table:table-cell office:value-type="float" office:value="292.810274212085">
                <text:p>292.810274212085</text:p>
              </table:table-cell>
              <table:table-cell office:value-type="float" office:value="-123.522665935239">
                <text:p>-123.522665935239</text:p>
              </table:table-cell>
              <table:table-cell office:value-type="float" office:value="61.7613329676192">
                <text:p>61.7613329676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.5625">
                <text:p>216.5625</text:p>
              </table:table-cell>
              <table:table-cell office:value-type="float" office:value="-175.135595520775">
                <text:p>-175.135595520775</text:p>
              </table:table-cell>
              <table:table-cell office:value-type="float" office:value="292.073647031717">
                <text:p>292.073647031717</text:p>
              </table:table-cell>
              <table:table-cell office:value-type="float" office:value="-116.938051510941">
                <text:p>-116.938051510941</text:p>
              </table:table-cell>
              <table:table-cell office:value-type="float" office:value="58.4690257554706">
                <text:p>58.4690257554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.96875">
                <text:p>217.96875</text:p>
              </table:table-cell>
              <table:table-cell office:value-type="float" office:value="-180.878087630704">
                <text:p>-180.878087630704</text:p>
              </table:table-cell>
              <table:table-cell office:value-type="float" office:value="291.161085607713">
                <text:p>291.161085607713</text:p>
              </table:table-cell>
              <table:table-cell office:value-type="float" office:value="-110.282997977009">
                <text:p>-110.282997977009</text:p>
              </table:table-cell>
              <table:table-cell office:value-type="float" office:value="55.1414989885046">
                <text:p>55.14149898850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9.375">
                <text:p>219.375</text:p>
              </table:table-cell>
              <table:table-cell office:value-type="float" office:value="-186.511625544112">
                <text:p>-186.511625544112</text:p>
              </table:table-cell>
              <table:table-cell office:value-type="float" office:value="290.073139632954">
                <text:p>290.073139632954</text:p>
              </table:table-cell>
              <table:table-cell office:value-type="float" office:value="-103.561514088843">
                <text:p>-103.561514088843</text:p>
              </table:table-cell>
              <table:table-cell office:value-type="float" office:value="51.7807570444213">
                <text:p>51.7807570444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.78125">
                <text:p>220.78125</text:p>
              </table:table-cell>
              <table:table-cell office:value-type="float" office:value="-192.03281582841">
                <text:p>-192.03281582841</text:p>
              </table:table-cell>
              <table:table-cell office:value-type="float" office:value="288.810464445414">
                <text:p>288.810464445414</text:p>
              </table:table-cell>
              <table:table-cell office:value-type="float" office:value="-96.7776486170034">
                <text:p>-96.7776486170034</text:p>
              </table:table-cell>
              <table:table-cell office:value-type="float" office:value="48.3888243085017">
                <text:p>48.38882430850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2.1875">
                <text:p>222.1875</text:p>
              </table:table-cell>
              <table:table-cell office:value-type="float" office:value="-197.438332725023">
                <text:p>-197.438332725023</text:p>
              </table:table-cell>
              <table:table-cell office:value-type="float" office:value="287.37382063341">
                <text:p>287.37382063341</text:p>
              </table:table-cell>
              <table:table-cell office:value-type="float" office:value="-89.9354879083866">
                <text:p>-89.9354879083866</text:p>
              </table:table-cell>
              <table:table-cell office:value-type="float" office:value="44.9677439541934">
                <text:p>44.96774395419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3.59375">
                <text:p>223.59375</text:p>
              </table:table-cell>
              <table:table-cell office:value-type="float" office:value="-202.724920152698">
                <text:p>-202.724920152698</text:p>
              </table:table-cell>
              <table:table-cell office:value-type="float" office:value="285.764073577456">
                <text:p>285.764073577456</text:p>
              </table:table-cell>
              <table:table-cell office:value-type="float" office:value="-83.0391534247584">
                <text:p>-83.0391534247584</text:p>
              </table:table-cell>
              <table:table-cell office:value-type="float" office:value="41.5195767123793">
                <text:p>41.51957671237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">
                <text:p>225</text:p>
              </table:table-cell>
              <table:table-cell office:value-type="float" office:value="-207.889393668845">
                <text:p>-207.889393668845</text:p>
              </table:table-cell>
              <table:table-cell office:value-type="float" office:value="283.982192928986">
                <text:p>283.982192928986</text:p>
              </table:table-cell>
              <table:table-cell office:value-type="float" office:value="-76.0927992601411">
                <text:p>-76.0927992601411</text:p>
              </table:table-cell>
              <table:table-cell office:value-type="float" office:value="38.0463996300706">
                <text:p>38.04639963007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6.40625">
                <text:p>226.40625</text:p>
              </table:table-cell>
              <table:table-cell office:value-type="float" office:value="-212.928642387731">
                <text:p>-212.928642387731</text:p>
              </table:table-cell>
              <table:table-cell office:value-type="float" office:value="282.029252026274">
                <text:p>282.029252026274</text:p>
              </table:table-cell>
              <table:table-cell office:value-type="float" office:value="-69.1006096385425">
                <text:p>-69.1006096385425</text:p>
              </table:table-cell>
              <table:table-cell office:value-type="float" office:value="34.5503048192712">
                <text:p>34.5503048192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.8125">
                <text:p>227.8125</text:p>
              </table:table-cell>
              <table:table-cell office:value-type="float" office:value="-217.839630854358">
                <text:p>-217.839630854358</text:p>
              </table:table-cell>
              <table:table-cell office:value-type="float" office:value="279.906427247894">
                <text:p>279.906427247894</text:p>
              </table:table-cell>
              <table:table-cell office:value-type="float" office:value="-62.0667963935358">
                <text:p>-62.0667963935358</text:p>
              </table:table-cell>
              <table:table-cell office:value-type="float" office:value="31.0333981967679">
                <text:p>31.0333981967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.21875">
                <text:p>229.21875</text:p>
              </table:table-cell>
              <table:table-cell office:value-type="float" office:value="-222.619400872906">
                <text:p>-222.619400872906</text:p>
              </table:table-cell>
              <table:table-cell office:value-type="float" office:value="277.614997304115">
                <text:p>277.614997304115</text:p>
              </table:table-cell>
              <table:table-cell office:value-type="float" office:value="-54.9955964312087">
                <text:p>-54.9955964312087</text:p>
              </table:table-cell>
              <table:table-cell office:value-type="float" office:value="27.4977982156043">
                <text:p>27.49779821560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.625">
                <text:p>230.625</text:p>
              </table:table-cell>
              <table:table-cell office:value-type="float" office:value="-227.265073288645">
                <text:p>-227.265073288645</text:p>
              </table:table-cell>
              <table:table-cell office:value-type="float" office:value="275.156342466654">
                <text:p>275.156342466654</text:p>
              </table:table-cell>
              <table:table-cell office:value-type="float" office:value="-47.8912691780092">
                <text:p>-47.8912691780092</text:p>
              </table:table-cell>
              <table:table-cell office:value-type="float" office:value="23.9456345890046">
                <text:p>23.94563458900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2.03125">
                <text:p>232.03125</text:p>
              </table:table-cell>
              <table:table-cell office:value-type="float" office:value="-231.773849722222">
                <text:p>-231.773849722222</text:p>
              </table:table-cell>
              <table:table-cell office:value-type="float" office:value="272.531943737249">
                <text:p>272.531943737249</text:p>
              </table:table-cell>
              <table:table-cell office:value-type="float" office:value="-40.7580940150267">
                <text:p>-40.7580940150267</text:p>
              </table:table-cell>
              <table:table-cell office:value-type="float" office:value="20.3790470075133">
                <text:p>20.37904700751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.4375">
                <text:p>233.4375</text:p>
              </table:table-cell>
              <table:table-cell office:value-type="float" office:value="-236.14301425531">
                <text:p>-236.14301425531</text:p>
              </table:table-cell>
              <table:table-cell office:value-type="float" office:value="269.743381955562">
                <text:p>269.743381955562</text:p>
              </table:table-cell>
              <table:table-cell office:value-type="float" office:value="-33.600367700253">
                <text:p>-33.600367700253</text:p>
              </table:table-cell>
              <table:table-cell office:value-type="float" office:value="16.8001838501264">
                <text:p>16.80018385012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4.84375">
                <text:p>234.84375</text:p>
              </table:table-cell>
              <table:table-cell office:value-type="float" office:value="-240.369935066566">
                <text:p>-240.369935066566</text:p>
              </table:table-cell>
              <table:table-cell office:value-type="float" office:value="266.792336846941">
                <text:p>266.792336846941</text:p>
              </table:table-cell>
              <table:table-cell office:value-type="float" office:value="-26.4224017803752">
                <text:p>-26.4224017803752</text:p>
              </table:table-cell>
              <table:table-cell office:value-type="float" office:value="13.2112008901875">
                <text:p>13.211200890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.25">
                <text:p>236.25</text:p>
              </table:table-cell>
              <table:table-cell office:value-type="float" office:value="-244.452066016948">
                <text:p>-244.452066016948</text:p>
              </table:table-cell>
              <table:table-cell office:value-type="float" office:value="263.68058601061">
                <text:p>263.68058601061</text:p>
              </table:table-cell>
              <table:table-cell office:value-type="float" office:value="-19.228519993662">
                <text:p>-19.228519993662</text:p>
              </table:table-cell>
              <table:table-cell office:value-type="float" office:value="9.61425999683105">
                <text:p>9.61425999683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.65625">
                <text:p>237.65625</text:p>
              </table:table-cell>
              <table:table-cell office:value-type="float" office:value="-248.386948183414">
                <text:p>-248.386948183414</text:p>
              </table:table-cell>
              <table:table-cell office:value-type="float" office:value="260.410003848919">
                <text:p>260.410003848919</text:p>
              </table:table-cell>
              <table:table-cell office:value-type="float" office:value="-12.0230556655055">
                <text:p>-12.0230556655055</text:p>
              </table:table-cell>
              <table:table-cell office:value-type="float" office:value="6.01152783275278">
                <text:p>6.01152783275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9.0625">
                <text:p>239.0625</text:p>
              </table:table-cell>
              <table:table-cell office:value-type="float" office:value="-252.17221134008">
                <text:p>-252.17221134008</text:p>
              </table:table-cell>
              <table:table-cell office:value-type="float" office:value="256.982560438267">
                <text:p>256.982560438267</text:p>
              </table:table-cell>
              <table:table-cell office:value-type="float" office:value="-4.81034909818708">
                <text:p>-4.81034909818708</text:p>
              </table:table-cell>
              <table:table-cell office:value-type="float" office:value="2.40517454909357">
                <text:p>2.405174549093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.46875">
                <text:p>240.46875</text:p>
              </table:table-cell>
              <table:table-cell office:value-type="float" office:value="-255.805575385961">
                <text:p>-255.805575385961</text:p>
              </table:table-cell>
              <table:table-cell office:value-type="float" office:value="253.400320342404">
                <text:p>253.400320342404</text:p>
              </table:table-cell>
              <table:table-cell office:value-type="float" office:value="2.40525504355752">
                <text:p>2.40525504355752</text:p>
              </table:table-cell>
              <table:table-cell office:value-type="float" office:value="-1.20262752177875">
                <text:p>-1.20262752177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875">
                <text:p>241.875</text:p>
              </table:table-cell>
              <table:table-cell office:value-type="float" office:value="-259.284851718416">
                <text:p>-259.284851718416</text:p>
              </table:table-cell>
              <table:table-cell office:value-type="float" office:value="249.665441368814">
                <text:p>249.665441368814</text:p>
              </table:table-cell>
              <table:table-cell office:value-type="float" office:value="9.61941034960217">
                <text:p>9.61941034960217</text:p>
              </table:table-cell>
              <table:table-cell office:value-type="float" office:value="-4.80970517480108">
                <text:p>-4.809705174801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.28125">
                <text:p>243.28125</text:p>
              </table:table-cell>
              <table:table-cell office:value-type="float" office:value="-262.607944551481">
                <text:p>-262.607944551481</text:p>
              </table:table-cell>
              <table:table-cell office:value-type="float" office:value="245.780173268936">
                <text:p>245.780173268936</text:p>
              </table:table-cell>
              <table:table-cell office:value-type="float" office:value="16.8277712825451">
                <text:p>16.8277712825451</text:p>
              </table:table-cell>
              <table:table-cell office:value-type="float" office:value="-8.41388564127256">
                <text:p>-8.413885641272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.6875">
                <text:p>244.6875</text:p>
              </table:table-cell>
              <table:table-cell office:value-type="float" office:value="-265.772852178292">
                <text:p>-265.772852178292</text:p>
              </table:table-cell>
              <table:table-cell office:value-type="float" office:value="241.746856382994">
                <text:p>241.746856382994</text:p>
              </table:table-cell>
              <table:table-cell office:value-type="float" office:value="24.0259957952984">
                <text:p>24.0259957952984</text:p>
              </table:table-cell>
              <table:table-cell office:value-type="float" office:value="-12.0129978976492">
                <text:p>-12.01299789764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6.09375">
                <text:p>246.09375</text:p>
              </table:table-cell>
              <table:table-cell office:value-type="float" office:value="-268.777668176838">
                <text:p>-268.777668176838</text:p>
              </table:table-cell>
              <table:table-cell office:value-type="float" office:value="237.567920230263">
                <text:p>237.567920230263</text:p>
              </table:table-cell>
              <table:table-cell office:value-type="float" office:value="31.2097479465744">
                <text:p>31.2097479465744</text:p>
              </table:table-cell>
              <table:table-cell office:value-type="float" office:value="-15.6048739732873">
                <text:p>-15.60487397328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7.5">
                <text:p>247.5</text:p>
              </table:table-cell>
              <table:table-cell office:value-type="float" office:value="-271.620582558318">
                <text:p>-271.620582558318</text:p>
              </table:table-cell>
              <table:table-cell office:value-type="float" office:value="233.245882045623">
                <text:p>233.245882045623</text:p>
              </table:table-cell>
              <table:table-cell office:value-type="float" office:value="38.374700512695">
                <text:p>38.374700512695</text:p>
              </table:table-cell>
              <table:table-cell office:value-type="float" office:value="-19.1873502563476">
                <text:p>-19.1873502563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.90625">
                <text:p>248.90625</text:p>
              </table:table-cell>
              <table:table-cell office:value-type="float" office:value="-274.299882857413">
                <text:p>-274.299882857413</text:p>
              </table:table-cell>
              <table:table-cell office:value-type="float" office:value="228.783345263264">
                <text:p>228.783345263264</text:p>
              </table:table-cell>
              <table:table-cell office:value-type="float" office:value="45.5165375941493">
                <text:p>45.5165375941493</text:p>
              </table:table-cell>
              <table:table-cell office:value-type="float" office:value="-22.7582687970747">
                <text:p>-22.75826879707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.3125">
                <text:p>250.3125</text:p>
              </table:table-cell>
              <table:table-cell office:value-type="float" office:value="-276.813955163808">
                <text:p>-276.813955163808</text:p>
              </table:table-cell>
              <table:table-cell office:value-type="float" office:value="224.182997948478">
                <text:p>224.182997948478</text:p>
              </table:table-cell>
              <table:table-cell office:value-type="float" office:value="52.6309572153301">
                <text:p>52.6309572153301</text:p>
              </table:table-cell>
              <table:table-cell office:value-type="float" office:value="-26.315478607665">
                <text:p>-26.3154786076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1.71875">
                <text:p>251.71875</text:p>
              </table:table-cell>
              <table:table-cell office:value-type="float" office:value="-279.161285094353">
                <text:p>-279.161285094353</text:p>
              </table:table-cell>
              <table:table-cell office:value-type="float" office:value="219.447611178471">
                <text:p>219.447611178471</text:p>
              </table:table-cell>
              <table:table-cell office:value-type="float" office:value="59.7136739158824">
                <text:p>59.7136739158824</text:p>
              </table:table-cell>
              <table:table-cell office:value-type="float" office:value="-29.8568369579411">
                <text:p>-29.8568369579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.125">
                <text:p>253.125</text:p>
              </table:table-cell>
              <table:table-cell office:value-type="float" office:value="-281.340458705269">
                <text:p>-281.340458705269</text:p>
              </table:table-cell>
              <table:table-cell office:value-type="float" office:value="214.580037373164">
                <text:p>214.580037373164</text:p>
              </table:table-cell>
              <table:table-cell office:value-type="float" office:value="66.7604213321058">
                <text:p>66.7604213321058</text:p>
              </table:table-cell>
              <table:table-cell office:value-type="float" office:value="-33.3802106660529">
                <text:p>-33.38021066605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4.53125">
                <text:p>254.53125</text:p>
              </table:table-cell>
              <table:table-cell office:value-type="float" office:value="-283.350163343859">
                <text:p>-283.350163343859</text:p>
              </table:table-cell>
              <table:table-cell office:value-type="float" office:value="209.583208577008">
                <text:p>209.583208577008</text:p>
              </table:table-cell>
              <table:table-cell office:value-type="float" office:value="73.7669547668517">
                <text:p>73.7669547668517</text:p>
              </table:table-cell>
              <table:table-cell office:value-type="float" office:value="-36.8834773834258">
                <text:p>-36.88347738342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.9375">
                <text:p>255.9375</text:p>
              </table:table-cell>
              <table:table-cell office:value-type="float" office:value="-285.189188439196">
                <text:p>-285.189188439196</text:p>
              </table:table-cell>
              <table:table-cell office:value-type="float" office:value="204.460134692826">
                <text:p>204.460134692826</text:p>
              </table:table-cell>
              <table:table-cell office:value-type="float" office:value="80.7290537463701">
                <text:p>80.7290537463701</text:p>
              </table:table-cell>
              <table:table-cell office:value-type="float" office:value="-40.364526873185">
                <text:p>-40.364526873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7.34375">
                <text:p>257.34375</text:p>
              </table:table-cell>
              <table:table-cell office:value-type="float" office:value="-286.856426231327">
                <text:p>-286.856426231327</text:p>
              </table:table-cell>
              <table:table-cell office:value-type="float" office:value="199.213901668762">
                <text:p>199.213901668762</text:p>
              </table:table-cell>
              <table:table-cell office:value-type="float" office:value="87.6425245625655">
                <text:p>87.6425245625655</text:p>
              </table:table-cell>
              <table:table-cell office:value-type="float" office:value="-43.8212622812827">
                <text:p>-43.82126228128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8.75">
                <text:p>258.75</text:p>
              </table:table-cell>
              <table:table-cell office:value-type="float" office:value="-288.35087243855">
                <text:p>-288.35087243855</text:p>
              </table:table-cell>
              <table:table-cell office:value-type="float" office:value="193.84766963942">
                <text:p>193.84766963942</text:p>
              </table:table-cell>
              <table:table-cell office:value-type="float" office:value="94.5032027991295">
                <text:p>94.5032027991295</text:p>
              </table:table-cell>
              <table:table-cell office:value-type="float" office:value="-47.2516013995647">
                <text:p>-47.25160139956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.15625">
                <text:p>260.15625</text:p>
              </table:table-cell>
              <table:table-cell office:value-type="float" office:value="-289.671626862349">
                <text:p>-289.671626862349</text:p>
              </table:table-cell>
              <table:table-cell office:value-type="float" office:value="188.364671022319">
                <text:p>188.364671022319</text:p>
              </table:table-cell>
              <table:table-cell office:value-type="float" office:value="101.30695584003">
                <text:p>101.30695584003</text:p>
              </table:table-cell>
              <table:table-cell office:value-type="float" office:value="-50.6534779200148">
                <text:p>-50.653477920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.5625">
                <text:p>261.5625</text:p>
              </table:table-cell>
              <table:table-cell office:value-type="float" office:value="-290.817893929646">
                <text:p>-290.817893929646</text:p>
              </table:table-cell>
              <table:table-cell office:value-type="float" office:value="182.768208570803">
                <text:p>182.768208570803</text:p>
              </table:table-cell>
              <table:table-cell office:value-type="float" office:value="108.049685358843">
                <text:p>108.049685358843</text:p>
              </table:table-cell>
              <table:table-cell office:value-type="float" office:value="-54.0248426794214">
                <text:p>-54.02484267942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2.96875">
                <text:p>262.96875</text:p>
              </table:table-cell>
              <table:table-cell office:value-type="float" office:value="-291.788983172021">
                <text:p>-291.788983172021</text:p>
              </table:table-cell>
              <table:table-cell office:value-type="float" office:value="177.061653384587">
                <text:p>177.061653384587</text:p>
              </table:table-cell>
              <table:table-cell office:value-type="float" office:value="114.727329787434">
                <text:p>114.727329787434</text:p>
              </table:table-cell>
              <table:table-cell office:value-type="float" office:value="-57.3636648937169">
                <text:p>-57.36366489371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4.375">
                <text:p>264.375</text:p>
              </table:table-cell>
              <table:table-cell office:value-type="float" office:value="-292.584309641626">
                <text:p>-292.584309641626</text:p>
              </table:table-cell>
              <table:table-cell office:value-type="float" office:value="171.248442879134">
                <text:p>171.248442879134</text:p>
              </table:table-cell>
              <table:table-cell office:value-type="float" office:value="121.335866762492">
                <text:p>121.335866762492</text:p>
              </table:table-cell>
              <table:table-cell office:value-type="float" office:value="-60.667933381246">
                <text:p>-60.6679333812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5.78125">
                <text:p>265.78125</text:p>
              </table:table-cell>
              <table:table-cell office:value-type="float" office:value="-293.203394263535">
                <text:p>-293.203394263535</text:p>
              </table:table-cell>
              <table:table-cell office:value-type="float" office:value="165.332078715082">
                <text:p>165.332078715082</text:p>
              </table:table-cell>
              <table:table-cell office:value-type="float" office:value="127.871315548453">
                <text:p>127.871315548453</text:p>
              </table:table-cell>
              <table:table-cell office:value-type="float" office:value="-63.9356577742264">
                <text:p>-63.9356577742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.1875">
                <text:p>267.1875</text:p>
              </table:table-cell>
              <table:table-cell office:value-type="float" office:value="-293.645864124321">
                <text:p>-293.645864124321</text:p>
              </table:table-cell>
              <table:table-cell office:value-type="float" office:value="159.316124688977">
                <text:p>159.316124688977</text:p>
              </table:table-cell>
              <table:table-cell office:value-type="float" office:value="134.329739435344">
                <text:p>134.329739435344</text:p>
              </table:table-cell>
              <table:table-cell office:value-type="float" office:value="-67.1648697176718">
                <text:p>-67.16486971767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.59375">
                <text:p>268.59375</text:p>
              </table:table-cell>
              <table:table-cell office:value-type="float" office:value="-293.911452696684">
                <text:p>-293.911452696684</text:p>
              </table:table-cell>
              <table:table-cell office:value-type="float" office:value="153.204204586573">
                <text:p>153.204204586573</text:p>
              </table:table-cell>
              <table:table-cell office:value-type="float" office:value="140.707248110111">
                <text:p>140.707248110111</text:p>
              </table:table-cell>
              <table:table-cell office:value-type="float" office:value="-70.3536240550556">
                <text:p>-70.3536240550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-294">
                <text:p>-294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.40625">
                <text:p>271.40625</text:p>
              </table:table-cell>
              <table:table-cell office:value-type="float" office:value="-293.911452696684">
                <text:p>-293.911452696684</text:p>
              </table:table-cell>
              <table:table-cell office:value-type="float" office:value="140.707248110111">
                <text:p>140.707248110111</text:p>
              </table:table-cell>
              <table:table-cell office:value-type="float" office:value="153.204204586573">
                <text:p>153.204204586573</text:p>
              </table:table-cell>
              <table:table-cell office:value-type="float" office:value="-70.3536240550556">
                <text:p>-70.35362405505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.8125">
                <text:p>272.8125</text:p>
              </table:table-cell>
              <table:table-cell office:value-type="float" office:value="-293.645864124321">
                <text:p>-293.645864124321</text:p>
              </table:table-cell>
              <table:table-cell office:value-type="float" office:value="134.329739435344">
                <text:p>134.329739435344</text:p>
              </table:table-cell>
              <table:table-cell office:value-type="float" office:value="159.316124688977">
                <text:p>159.316124688977</text:p>
              </table:table-cell>
              <table:table-cell office:value-type="float" office:value="-67.1648697176719">
                <text:p>-67.16486971767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.21875">
                <text:p>274.21875</text:p>
              </table:table-cell>
              <table:table-cell office:value-type="float" office:value="-293.203394263535">
                <text:p>-293.203394263535</text:p>
              </table:table-cell>
              <table:table-cell office:value-type="float" office:value="127.871315548453">
                <text:p>127.871315548453</text:p>
              </table:table-cell>
              <table:table-cell office:value-type="float" office:value="165.332078715082">
                <text:p>165.332078715082</text:p>
              </table:table-cell>
              <table:table-cell office:value-type="float" office:value="-63.9356577742264">
                <text:p>-63.93565777422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.625">
                <text:p>275.625</text:p>
              </table:table-cell>
              <table:table-cell office:value-type="float" office:value="-292.584309641626">
                <text:p>-292.584309641626</text:p>
              </table:table-cell>
              <table:table-cell office:value-type="float" office:value="121.335866762492">
                <text:p>121.335866762492</text:p>
              </table:table-cell>
              <table:table-cell office:value-type="float" office:value="171.248442879134">
                <text:p>171.248442879134</text:p>
              </table:table-cell>
              <table:table-cell office:value-type="float" office:value="-60.6679333812461">
                <text:p>-60.66793338124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7.03125">
                <text:p>277.03125</text:p>
              </table:table-cell>
              <table:table-cell office:value-type="float" office:value="-291.788983172021">
                <text:p>-291.788983172021</text:p>
              </table:table-cell>
              <table:table-cell office:value-type="float" office:value="114.727329787434">
                <text:p>114.727329787434</text:p>
              </table:table-cell>
              <table:table-cell office:value-type="float" office:value="177.061653384587">
                <text:p>177.061653384587</text:p>
              </table:table-cell>
              <table:table-cell office:value-type="float" office:value="-57.363664893717">
                <text:p>-57.3636648937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.4375">
                <text:p>278.4375</text:p>
              </table:table-cell>
              <table:table-cell office:value-type="float" office:value="-290.817893929646">
                <text:p>-290.817893929646</text:p>
              </table:table-cell>
              <table:table-cell office:value-type="float" office:value="108.049685358843">
                <text:p>108.049685358843</text:p>
              </table:table-cell>
              <table:table-cell office:value-type="float" office:value="182.768208570803">
                <text:p>182.768208570803</text:p>
              </table:table-cell>
              <table:table-cell office:value-type="float" office:value="-54.0248426794215">
                <text:p>-54.02484267942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.84375">
                <text:p>279.84375</text:p>
              </table:table-cell>
              <table:table-cell office:value-type="float" office:value="-289.671626862349">
                <text:p>-289.671626862349</text:p>
              </table:table-cell>
              <table:table-cell office:value-type="float" office:value="101.30695584003">
                <text:p>101.30695584003</text:p>
              </table:table-cell>
              <table:table-cell office:value-type="float" office:value="188.364671022319">
                <text:p>188.364671022319</text:p>
              </table:table-cell>
              <table:table-cell office:value-type="float" office:value="-50.6534779200149">
                <text:p>-50.65347792001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.25">
                <text:p>281.25</text:p>
              </table:table-cell>
              <table:table-cell office:value-type="float" office:value="-288.35087243855">
                <text:p>-288.35087243855</text:p>
              </table:table-cell>
              <table:table-cell office:value-type="float" office:value="94.5032027991295">
                <text:p>94.5032027991295</text:p>
              </table:table-cell>
              <table:table-cell office:value-type="float" office:value="193.84766963942">
                <text:p>193.84766963942</text:p>
              </table:table-cell>
              <table:table-cell office:value-type="float" office:value="-47.2516013995647">
                <text:p>-47.2516013995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2.65625">
                <text:p>282.65625</text:p>
              </table:table-cell>
              <table:table-cell office:value-type="float" office:value="-286.856426231327">
                <text:p>-286.856426231327</text:p>
              </table:table-cell>
              <table:table-cell office:value-type="float" office:value="87.6425245625656">
                <text:p>87.6425245625656</text:p>
              </table:table-cell>
              <table:table-cell office:value-type="float" office:value="199.213901668762">
                <text:p>199.213901668762</text:p>
              </table:table-cell>
              <table:table-cell office:value-type="float" office:value="-43.8212622812828">
                <text:p>-43.82126228128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4.0625">
                <text:p>284.0625</text:p>
              </table:table-cell>
              <table:table-cell office:value-type="float" office:value="-285.189188439196">
                <text:p>-285.189188439196</text:p>
              </table:table-cell>
              <table:table-cell office:value-type="float" office:value="80.7290537463701">
                <text:p>80.7290537463701</text:p>
              </table:table-cell>
              <table:table-cell office:value-type="float" office:value="204.460134692826">
                <text:p>204.460134692826</text:p>
              </table:table-cell>
              <table:table-cell office:value-type="float" office:value="-40.364526873185">
                <text:p>-40.364526873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.46875">
                <text:p>285.46875</text:p>
              </table:table-cell>
              <table:table-cell office:value-type="float" office:value="-283.350163343859">
                <text:p>-283.350163343859</text:p>
              </table:table-cell>
              <table:table-cell office:value-type="float" office:value="73.7669547668516">
                <text:p>73.7669547668516</text:p>
              </table:table-cell>
              <table:table-cell office:value-type="float" office:value="209.583208577008">
                <text:p>209.583208577008</text:p>
              </table:table-cell>
              <table:table-cell office:value-type="float" office:value="-36.8834773834258">
                <text:p>-36.8834773834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.875">
                <text:p>286.875</text:p>
              </table:table-cell>
              <table:table-cell office:value-type="float" office:value="-281.340458705269">
                <text:p>-281.340458705269</text:p>
              </table:table-cell>
              <table:table-cell office:value-type="float" office:value="66.7604213321058">
                <text:p>66.7604213321058</text:p>
              </table:table-cell>
              <table:table-cell office:value-type="float" office:value="214.580037373164">
                <text:p>214.580037373164</text:p>
              </table:table-cell>
              <table:table-cell office:value-type="float" office:value="-33.3802106660529">
                <text:p>-33.38021066605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28125">
                <text:p>288.28125</text:p>
              </table:table-cell>
              <table:table-cell office:value-type="float" office:value="-279.161285094353">
                <text:p>-279.161285094353</text:p>
              </table:table-cell>
              <table:table-cell office:value-type="float" office:value="59.7136739158823">
                <text:p>59.7136739158823</text:p>
              </table:table-cell>
              <table:table-cell office:value-type="float" office:value="219.44761117847">
                <text:p>219.44761117847</text:p>
              </table:table-cell>
              <table:table-cell office:value-type="float" office:value="-29.8568369579412">
                <text:p>-29.85683695794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.6875">
                <text:p>289.6875</text:p>
              </table:table-cell>
              <table:table-cell office:value-type="float" office:value="-276.813955163808">
                <text:p>-276.813955163808</text:p>
              </table:table-cell>
              <table:table-cell office:value-type="float" office:value="52.6309572153301">
                <text:p>52.6309572153301</text:p>
              </table:table-cell>
              <table:table-cell office:value-type="float" office:value="224.182997948478">
                <text:p>224.182997948478</text:p>
              </table:table-cell>
              <table:table-cell office:value-type="float" office:value="-26.315478607665">
                <text:p>-26.3154786076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.09375">
                <text:p>291.09375</text:p>
              </table:table-cell>
              <table:table-cell office:value-type="float" office:value="-274.299882857413">
                <text:p>-274.299882857413</text:p>
              </table:table-cell>
              <table:table-cell office:value-type="float" office:value="45.5165375941494">
                <text:p>45.5165375941494</text:p>
              </table:table-cell>
              <table:table-cell office:value-type="float" office:value="228.783345263264">
                <text:p>228.783345263264</text:p>
              </table:table-cell>
              <table:table-cell office:value-type="float" office:value="-22.7582687970747">
                <text:p>-22.75826879707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5">
                <text:p>292.5</text:p>
              </table:table-cell>
              <table:table-cell office:value-type="float" office:value="-271.620582558318">
                <text:p>-271.620582558318</text:p>
              </table:table-cell>
              <table:table-cell office:value-type="float" office:value="38.3747005126952">
                <text:p>38.3747005126952</text:p>
              </table:table-cell>
              <table:table-cell office:value-type="float" office:value="233.245882045623">
                <text:p>233.245882045623</text:p>
              </table:table-cell>
              <table:table-cell office:value-type="float" office:value="-19.1873502563476">
                <text:p>-19.18735025634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.90625">
                <text:p>293.90625</text:p>
              </table:table-cell>
              <table:table-cell office:value-type="float" office:value="-268.777668176838">
                <text:p>-268.777668176838</text:p>
              </table:table-cell>
              <table:table-cell office:value-type="float" office:value="31.2097479465745">
                <text:p>31.2097479465745</text:p>
              </table:table-cell>
              <table:table-cell office:value-type="float" office:value="237.567920230263">
                <text:p>237.567920230263</text:p>
              </table:table-cell>
              <table:table-cell office:value-type="float" office:value="-15.6048739732873">
                <text:p>-15.60487397328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3125">
                <text:p>295.3125</text:p>
              </table:table-cell>
              <table:table-cell office:value-type="float" office:value="-265.772852178292">
                <text:p>-265.772852178292</text:p>
              </table:table-cell>
              <table:table-cell office:value-type="float" office:value="24.0259957952985">
                <text:p>24.0259957952985</text:p>
              </table:table-cell>
              <table:table-cell office:value-type="float" office:value="241.746856382994">
                <text:p>241.746856382994</text:p>
              </table:table-cell>
              <table:table-cell office:value-type="float" office:value="-12.0129978976492">
                <text:p>-12.01299789764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6.71875">
                <text:p>296.71875</text:p>
              </table:table-cell>
              <table:table-cell office:value-type="float" office:value="-262.607944551481">
                <text:p>-262.607944551481</text:p>
              </table:table-cell>
              <table:table-cell office:value-type="float" office:value="16.8277712825452">
                <text:p>16.8277712825452</text:p>
              </table:table-cell>
              <table:table-cell office:value-type="float" office:value="245.780173268936">
                <text:p>245.780173268936</text:p>
              </table:table-cell>
              <table:table-cell office:value-type="float" office:value="-8.41388564127259">
                <text:p>-8.41388564127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.125">
                <text:p>298.125</text:p>
              </table:table-cell>
              <table:table-cell office:value-type="float" office:value="-259.284851718416">
                <text:p>-259.284851718416</text:p>
              </table:table-cell>
              <table:table-cell office:value-type="float" office:value="9.61941034960215">
                <text:p>9.61941034960215</text:p>
              </table:table-cell>
              <table:table-cell office:value-type="float" office:value="249.665441368814">
                <text:p>249.665441368814</text:p>
              </table:table-cell>
              <table:table-cell office:value-type="float" office:value="-4.8097051748011">
                <text:p>-4.8097051748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.53125">
                <text:p>299.53125</text:p>
              </table:table-cell>
              <table:table-cell office:value-type="float" office:value="-255.805575385961">
                <text:p>-255.805575385961</text:p>
              </table:table-cell>
              <table:table-cell office:value-type="float" office:value="2.4052550435575">
                <text:p>2.4052550435575</text:p>
              </table:table-cell>
              <table:table-cell office:value-type="float" office:value="253.400320342404">
                <text:p>253.400320342404</text:p>
              </table:table-cell>
              <table:table-cell office:value-type="float" office:value="-1.20262752177877">
                <text:p>-1.202627521778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0.9375">
                <text:p>300.9375</text:p>
              </table:table-cell>
              <table:table-cell office:value-type="float" office:value="-252.17221134008">
                <text:p>-252.17221134008</text:p>
              </table:table-cell>
              <table:table-cell office:value-type="float" office:value="-4.81034909818711">
                <text:p>-4.81034909818711</text:p>
              </table:table-cell>
              <table:table-cell office:value-type="float" office:value="256.982560438267">
                <text:p>256.982560438267</text:p>
              </table:table-cell>
              <table:table-cell office:value-type="float" office:value="2.40517454909354">
                <text:p>2.405174549093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.34375">
                <text:p>302.34375</text:p>
              </table:table-cell>
              <table:table-cell office:value-type="float" office:value="-248.386948183414">
                <text:p>-248.386948183414</text:p>
              </table:table-cell>
              <table:table-cell office:value-type="float" office:value="-12.0230556655055">
                <text:p>-12.0230556655055</text:p>
              </table:table-cell>
              <table:table-cell office:value-type="float" office:value="260.410003848919">
                <text:p>260.410003848919</text:p>
              </table:table-cell>
              <table:table-cell office:value-type="float" office:value="6.01152783275275">
                <text:p>6.011527832752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">
                <text:p>303.75</text:p>
              </table:table-cell>
              <table:table-cell office:value-type="float" office:value="-244.452066016948">
                <text:p>-244.452066016948</text:p>
              </table:table-cell>
              <table:table-cell office:value-type="float" office:value="-19.228519993662">
                <text:p>-19.228519993662</text:p>
              </table:table-cell>
              <table:table-cell office:value-type="float" office:value="263.68058601061">
                <text:p>263.68058601061</text:p>
              </table:table-cell>
              <table:table-cell office:value-type="float" office:value="9.614259996831">
                <text:p>9.6142599968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.15625">
                <text:p>305.15625</text:p>
              </table:table-cell>
              <table:table-cell office:value-type="float" office:value="-240.369935066566">
                <text:p>-240.369935066566</text:p>
              </table:table-cell>
              <table:table-cell office:value-type="float" office:value="-26.4224017803751">
                <text:p>-26.4224017803751</text:p>
              </table:table-cell>
              <table:table-cell office:value-type="float" office:value="266.792336846941">
                <text:p>266.792336846941</text:p>
              </table:table-cell>
              <table:table-cell office:value-type="float" office:value="13.2112008901875">
                <text:p>13.2112008901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6.5625">
                <text:p>306.5625</text:p>
              </table:table-cell>
              <table:table-cell office:value-type="float" office:value="-236.14301425531">
                <text:p>-236.14301425531</text:p>
              </table:table-cell>
              <table:table-cell office:value-type="float" office:value="-33.6003677002529">
                <text:p>-33.6003677002529</text:p>
              </table:table-cell>
              <table:table-cell office:value-type="float" office:value="269.743381955562">
                <text:p>269.743381955562</text:p>
              </table:table-cell>
              <table:table-cell office:value-type="float" office:value="16.8001838501264">
                <text:p>16.80018385012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.96875">
                <text:p>307.96875</text:p>
              </table:table-cell>
              <table:table-cell office:value-type="float" office:value="-231.773849722222">
                <text:p>-231.773849722222</text:p>
              </table:table-cell>
              <table:table-cell office:value-type="float" office:value="-40.7580940150266">
                <text:p>-40.7580940150266</text:p>
              </table:table-cell>
              <table:table-cell office:value-type="float" office:value="272.531943737249">
                <text:p>272.531943737249</text:p>
              </table:table-cell>
              <table:table-cell office:value-type="float" office:value="20.3790470075133">
                <text:p>20.37904700751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.375">
                <text:p>309.375</text:p>
              </table:table-cell>
              <table:table-cell office:value-type="float" office:value="-227.265073288645">
                <text:p>-227.265073288645</text:p>
              </table:table-cell>
              <table:table-cell office:value-type="float" office:value="-47.8912691780091">
                <text:p>-47.8912691780091</text:p>
              </table:table-cell>
              <table:table-cell office:value-type="float" office:value="275.156342466654">
                <text:p>275.156342466654</text:p>
              </table:table-cell>
              <table:table-cell office:value-type="float" office:value="23.9456345890045">
                <text:p>23.94563458900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0.78125">
                <text:p>310.78125</text:p>
              </table:table-cell>
              <table:table-cell office:value-type="float" office:value="-222.619400872906">
                <text:p>-222.619400872906</text:p>
              </table:table-cell>
              <table:table-cell office:value-type="float" office:value="-54.9955964312086">
                <text:p>-54.9955964312086</text:p>
              </table:table-cell>
              <table:table-cell office:value-type="float" office:value="277.614997304115">
                <text:p>277.614997304115</text:p>
              </table:table-cell>
              <table:table-cell office:value-type="float" office:value="27.4977982156043">
                <text:p>27.49779821560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.1875">
                <text:p>312.1875</text:p>
              </table:table-cell>
              <table:table-cell office:value-type="float" office:value="-217.839630854358">
                <text:p>-217.839630854358</text:p>
              </table:table-cell>
              <table:table-cell office:value-type="float" office:value="-62.0667963935357">
                <text:p>-62.0667963935357</text:p>
              </table:table-cell>
              <table:table-cell office:value-type="float" office:value="279.906427247894">
                <text:p>279.906427247894</text:p>
              </table:table-cell>
              <table:table-cell office:value-type="float" office:value="31.0333981967679">
                <text:p>31.03339819676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.59375">
                <text:p>313.59375</text:p>
              </table:table-cell>
              <table:table-cell office:value-type="float" office:value="-212.928642387731">
                <text:p>-212.928642387731</text:p>
              </table:table-cell>
              <table:table-cell office:value-type="float" office:value="-69.1006096385425">
                <text:p>-69.1006096385425</text:p>
              </table:table-cell>
              <table:table-cell office:value-type="float" office:value="282.029252026274">
                <text:p>282.029252026274</text:p>
              </table:table-cell>
              <table:table-cell office:value-type="float" office:value="34.5503048192712">
                <text:p>34.55030481927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">
                <text:p>315</text:p>
              </table:table-cell>
              <table:table-cell office:value-type="float" office:value="-207.889393668845">
                <text:p>-207.889393668845</text:p>
              </table:table-cell>
              <table:table-cell office:value-type="float" office:value="-76.0927992601411">
                <text:p>-76.0927992601411</text:p>
              </table:table-cell>
              <table:table-cell office:value-type="float" office:value="283.982192928986">
                <text:p>283.982192928986</text:p>
              </table:table-cell>
              <table:table-cell office:value-type="float" office:value="38.0463996300705">
                <text:p>38.04639963007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.40625">
                <text:p>316.40625</text:p>
              </table:table-cell>
              <table:table-cell office:value-type="float" office:value="-202.724920152698">
                <text:p>-202.724920152698</text:p>
              </table:table-cell>
              <table:table-cell office:value-type="float" office:value="-83.0391534247585">
                <text:p>-83.0391534247585</text:p>
              </table:table-cell>
              <table:table-cell office:value-type="float" office:value="285.764073577456">
                <text:p>285.764073577456</text:p>
              </table:table-cell>
              <table:table-cell office:value-type="float" office:value="41.5195767123792">
                <text:p>41.51957671237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.8125">
                <text:p>317.8125</text:p>
              </table:table-cell>
              <table:table-cell office:value-type="float" office:value="-197.438332725023">
                <text:p>-197.438332725023</text:p>
              </table:table-cell>
              <table:table-cell office:value-type="float" office:value="-89.9354879083867">
                <text:p>-89.9354879083867</text:p>
              </table:table-cell>
              <table:table-cell office:value-type="float" office:value="287.37382063341">
                <text:p>287.37382063341</text:p>
              </table:table-cell>
              <table:table-cell office:value-type="float" office:value="44.9677439541933">
                <text:p>44.9677439541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.21875">
                <text:p>319.21875</text:p>
              </table:table-cell>
              <table:table-cell office:value-type="float" office:value="-192.03281582841">
                <text:p>-192.03281582841</text:p>
              </table:table-cell>
              <table:table-cell office:value-type="float" office:value="-96.7776486170034">
                <text:p>-96.7776486170034</text:p>
              </table:table-cell>
              <table:table-cell office:value-type="float" office:value="288.810464445414">
                <text:p>288.810464445414</text:p>
              </table:table-cell>
              <table:table-cell office:value-type="float" office:value="48.3888243085017">
                <text:p>48.38882430850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.625">
                <text:p>320.625</text:p>
              </table:table-cell>
              <table:table-cell office:value-type="float" office:value="-186.511625544112">
                <text:p>-186.511625544112</text:p>
              </table:table-cell>
              <table:table-cell office:value-type="float" office:value="-103.561514088843">
                <text:p>-103.561514088843</text:p>
              </table:table-cell>
              <table:table-cell office:value-type="float" office:value="290.073139632954">
                <text:p>290.073139632954</text:p>
              </table:table-cell>
              <table:table-cell office:value-type="float" office:value="51.7807570444213">
                <text:p>51.7807570444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2.03125">
                <text:p>322.03125</text:p>
              </table:table-cell>
              <table:table-cell office:value-type="float" office:value="-180.878087630704">
                <text:p>-180.878087630704</text:p>
              </table:table-cell>
              <table:table-cell office:value-type="float" office:value="-110.282997977009">
                <text:p>-110.282997977009</text:p>
              </table:table-cell>
              <table:table-cell office:value-type="float" office:value="291.161085607713">
                <text:p>291.161085607713</text:p>
              </table:table-cell>
              <table:table-cell office:value-type="float" office:value="55.1414989885046">
                <text:p>55.14149898850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.4375">
                <text:p>323.4375</text:p>
              </table:table-cell>
              <table:table-cell office:value-type="float" office:value="-175.135595520775">
                <text:p>-175.135595520775</text:p>
              </table:table-cell>
              <table:table-cell office:value-type="float" office:value="-116.938051510941">
                <text:p>-116.938051510941</text:p>
              </table:table-cell>
              <table:table-cell office:value-type="float" office:value="292.073647031717">
                <text:p>292.073647031717</text:p>
              </table:table-cell>
              <table:table-cell office:value-type="float" office:value="58.4690257554706">
                <text:p>58.46902575547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.84375">
                <text:p>324.84375</text:p>
              </table:table-cell>
              <table:table-cell office:value-type="float" office:value="-169.287608276847">
                <text:p>-169.287608276847</text:p>
              </table:table-cell>
              <table:table-cell office:value-type="float" office:value="-123.522665935238">
                <text:p>-123.522665935238</text:p>
              </table:table-cell>
              <table:table-cell office:value-type="float" office:value="292.810274212085">
                <text:p>292.810274212085</text:p>
              </table:table-cell>
              <table:table-cell office:value-type="float" office:value="61.7613329676193">
                <text:p>61.76133296761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.25">
                <text:p>326.25</text:p>
              </table:table-cell>
              <table:table-cell office:value-type="float" office:value="-163.337648507763">
                <text:p>-163.337648507763</text:p>
              </table:table-cell>
              <table:table-cell office:value-type="float" office:value="-130.032874924386">
                <text:p>-130.032874924386</text:p>
              </table:table-cell>
              <table:table-cell office:value-type="float" office:value="293.370523432149">
                <text:p>293.370523432149</text:p>
              </table:table-cell>
              <table:table-cell office:value-type="float" office:value="65.0164374621932">
                <text:p>65.01643746219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.65625">
                <text:p>327.65625</text:p>
              </table:table-cell>
              <table:table-cell office:value-type="float" office:value="-157.289300246807">
                <text:p>-157.289300246807</text:p>
              </table:table-cell>
              <table:table-cell office:value-type="float" office:value="-136.464756971922">
                <text:p>-136.464756971922</text:p>
              </table:table-cell>
              <table:table-cell office:value-type="float" office:value="293.754057218729">
                <text:p>293.754057218729</text:p>
              </table:table-cell>
              <table:table-cell office:value-type="float" office:value="68.2323784859611">
                <text:p>68.23237848596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.0625">
                <text:p>329.0625</text:p>
              </table:table-cell>
              <table:table-cell office:value-type="float" office:value="-151.146206792807">
                <text:p>-151.146206792807</text:p>
              </table:table-cell>
              <table:table-cell office:value-type="float" office:value="-142.814437752604">
                <text:p>-142.814437752604</text:p>
              </table:table-cell>
              <table:table-cell office:value-type="float" office:value="293.960644545411">
                <text:p>293.960644545411</text:p>
              </table:table-cell>
              <table:table-cell office:value-type="float" office:value="71.407218876302">
                <text:p>71.4072188763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.46875">
                <text:p>330.46875</text:p>
              </table:table-cell>
              <table:table-cell office:value-type="float" office:value="-144.912068515557">
                <text:p>-144.912068515557</text:p>
              </table:table-cell>
              <table:table-cell office:value-type="float" office:value="-149.078092456159">
                <text:p>-149.078092456159</text:p>
              </table:table-cell>
              <table:table-cell office:value-type="float" office:value="293.990160971716">
                <text:p>293.990160971716</text:p>
              </table:table-cell>
              <table:table-cell office:value-type="float" office:value="72.4560342577782">
                <text:p>72.45603425777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.875">
                <text:p>331.875</text:p>
              </table:table-cell>
              <table:table-cell office:value-type="float" office:value="-138.590640626843">
                <text:p>-138.590640626843</text:p>
              </table:table-cell>
              <table:table-cell office:value-type="float" office:value="-155.251948091208">
                <text:p>-155.251948091208</text:p>
              </table:table-cell>
              <table:table-cell office:value-type="float" office:value="293.842588718051">
                <text:p>293.842588718051</text:p>
              </table:table-cell>
              <table:table-cell office:value-type="float" office:value="69.2953203134217">
                <text:p>69.29532031342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3.28125">
                <text:p>333.28125</text:p>
              </table:table-cell>
              <table:table-cell office:value-type="float" office:value="-132.185730918454">
                <text:p>-132.185730918454</text:p>
              </table:table-cell>
              <table:table-cell office:value-type="float" office:value="-161.332285757971">
                <text:p>-161.332285757971</text:p>
              </table:table-cell>
              <table:table-cell office:value-type="float" office:value="293.518016676425">
                <text:p>293.518016676425</text:p>
              </table:table-cell>
              <table:table-cell office:value-type="float" office:value="66.0928654592272">
                <text:p>66.09286545922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4.6875">
                <text:p>334.6875</text:p>
              </table:table-cell>
              <table:table-cell office:value-type="float" office:value="-125.701197468503">
                <text:p>-125.701197468503</text:p>
              </table:table-cell>
              <table:table-cell office:value-type="float" office:value="-167.315442888396">
                <text:p>-167.315442888396</text:p>
              </table:table-cell>
              <table:table-cell office:value-type="float" office:value="293.016640356899">
                <text:p>293.016640356899</text:p>
              </table:table-cell>
              <table:table-cell office:value-type="float" office:value="62.8505987342515">
                <text:p>62.85059873425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6.09375">
                <text:p>336.09375</text:p>
              </table:table-cell>
              <table:table-cell office:value-type="float" office:value="-119.140946317467">
                <text:p>-119.140946317467</text:p>
              </table:table-cell>
              <table:table-cell office:value-type="float" office:value="-173.197815452353">
                <text:p>-173.197815452353</text:p>
              </table:table-cell>
              <table:table-cell office:value-type="float" office:value="292.33876176982">
                <text:p>292.33876176982</text:p>
              </table:table-cell>
              <table:table-cell office:value-type="float" office:value="59.5704731587335">
                <text:p>59.57047315873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7.5">
                <text:p>337.5</text:p>
              </table:table-cell>
              <table:table-cell office:value-type="float" office:value="-112.508929115336">
                <text:p>-112.508929115336</text:p>
              </table:table-cell>
              <table:table-cell office:value-type="float" office:value="-178.975860128564">
                <text:p>-178.975860128564</text:p>
              </table:table-cell>
              <table:table-cell office:value-type="float" office:value="291.4847892439">
                <text:p>291.4847892439</text:p>
              </table:table-cell>
              <table:table-cell office:value-type="float" office:value="56.2544645576682">
                <text:p>56.25446455766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8.90625">
                <text:p>338.90625</text:p>
              </table:table-cell>
              <table:table-cell office:value-type="float" office:value="-105.809140741286">
                <text:p>-105.809140741286</text:p>
              </table:table-cell>
              <table:table-cell office:value-type="float" office:value="-184.646096438972">
                <text:p>-184.646096438972</text:p>
              </table:table-cell>
              <table:table-cell office:value-type="float" office:value="290.455237180259">
                <text:p>290.455237180259</text:p>
              </table:table-cell>
              <table:table-cell office:value-type="float" office:value="52.9045703706433">
                <text:p>52.90457037064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0.3125">
                <text:p>340.3125</text:p>
              </table:table-cell>
              <table:table-cell office:value-type="float" office:value="-99.0456168973127">
                <text:p>-99.0456168973127</text:p>
              </table:table-cell>
              <table:table-cell office:value-type="float" office:value="-190.205108845248">
                <text:p>-190.205108845248</text:p>
              </table:table-cell>
              <table:table-cell office:value-type="float" office:value="289.250725742561">
                <text:p>289.250725742561</text:p>
              </table:table-cell>
              <table:table-cell office:value-type="float" office:value="49.5228084486564">
                <text:p>49.52280844865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1.71875">
                <text:p>341.71875</text:p>
              </table:table-cell>
              <table:table-cell office:value-type="float" office:value="-92.2224316772741">
                <text:p>-92.2224316772741</text:p>
              </table:table-cell>
              <table:table-cell office:value-type="float" office:value="-195.649548806183">
                <text:p>-195.649548806183</text:p>
              </table:table-cell>
              <table:table-cell office:value-type="float" office:value="287.871980483457">
                <text:p>287.871980483457</text:p>
              </table:table-cell>
              <table:table-cell office:value-type="float" office:value="46.1112158386371">
                <text:p>46.11121583863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3.125">
                <text:p>343.125</text:p>
              </table:table-cell>
              <table:table-cell office:value-type="float" office:value="-85.343695112812">
                <text:p>-85.343695112812</text:p>
              </table:table-cell>
              <table:table-cell office:value-type="float" office:value="-200.976136794724">
                <text:p>-200.976136794724</text:p>
              </table:table-cell>
              <table:table-cell office:value-type="float" office:value="286.319831907536">
                <text:p>286.319831907536</text:p>
              </table:table-cell>
              <table:table-cell office:value-type="float" office:value="42.671847556406">
                <text:p>42.6718475564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53125">
                <text:p>344.53125</text:p>
              </table:table-cell>
              <table:table-cell office:value-type="float" office:value="-78.4135506976202">
                <text:p>-78.4135506976202</text:p>
              </table:table-cell>
              <table:table-cell office:value-type="float" office:value="-206.181664273442">
                <text:p>-206.181664273442</text:p>
              </table:table-cell>
              <table:table-cell office:value-type="float" office:value="284.595214971063">
                <text:p>284.595214971063</text:p>
              </table:table-cell>
              <table:table-cell office:value-type="float" office:value="39.2067753488101">
                <text:p>39.2067753488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.9375">
                <text:p>345.9375</text:p>
              </table:table-cell>
              <table:table-cell office:value-type="float" office:value="-71.4361728915597">
                <text:p>-71.4361728915597</text:p>
              </table:table-cell>
              <table:table-cell office:value-type="float" office:value="-211.262995627231">
                <text:p>-211.262995627231</text:p>
              </table:table-cell>
              <table:table-cell office:value-type="float" office:value="282.699168518791">
                <text:p>282.699168518791</text:p>
              </table:table-cell>
              <table:table-cell office:value-type="float" office:value="35.7180864457798">
                <text:p>35.71808644577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.34375">
                <text:p>347.34375</text:p>
              </table:table-cell>
              <table:table-cell office:value-type="float" office:value="-64.4157646061198">
                <text:p>-64.4157646061198</text:p>
              </table:table-cell>
              <table:table-cell office:value-type="float" office:value="-216.217070052086">
                <text:p>-216.217070052086</text:p>
              </table:table-cell>
              <table:table-cell office:value-type="float" office:value="280.632834658206">
                <text:p>280.632834658206</text:p>
              </table:table-cell>
              <table:table-cell office:value-type="float" office:value="32.2078823030598">
                <text:p>32.2078823030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.75">
                <text:p>348.75</text:p>
              </table:table-cell>
              <table:table-cell office:value-type="float" office:value="-57.3565546727418">
                <text:p>-57.3565546727418</text:p>
              </table:table-cell>
              <table:table-cell office:value-type="float" office:value="-221.040903398819">
                <text:p>-221.040903398819</text:p>
              </table:table-cell>
              <table:table-cell office:value-type="float" office:value="278.397458071561">
                <text:p>278.397458071561</text:p>
              </table:table-cell>
              <table:table-cell office:value-type="float" office:value="28.6782773363709">
                <text:p>28.6782773363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15625">
                <text:p>350.15625</text:p>
              </table:table-cell>
              <table:table-cell office:value-type="float" office:value="-50.2627952955287">
                <text:p>-50.2627952955287</text:p>
              </table:table-cell>
              <table:table-cell office:value-type="float" office:value="-225.731589970597">
                <text:p>-225.731589970597</text:p>
              </table:table-cell>
              <table:table-cell office:value-type="float" office:value="275.994385266125">
                <text:p>275.994385266125</text:p>
              </table:table-cell>
              <table:table-cell office:value-type="float" office:value="25.1313976477642">
                <text:p>25.13139764776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1.5625">
                <text:p>351.5625</text:p>
              </table:table-cell>
              <table:table-cell office:value-type="float" office:value="-43.1387594898763">
                <text:p>-43.1387594898763</text:p>
              </table:table-cell>
              <table:table-cell office:value-type="float" office:value="-230.286304273223">
                <text:p>-230.286304273223</text:p>
              </table:table-cell>
              <table:table-cell office:value-type="float" office:value="273.4250637631">
                <text:p>273.4250637631</text:p>
              </table:table-cell>
              <table:table-cell office:value-type="float" office:value="21.5693797449382">
                <text:p>21.56937974493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2.96875">
                <text:p>352.96875</text:p>
              </table:table-cell>
              <table:table-cell office:value-type="float" office:value="-35.9887385085695">
                <text:p>-35.9887385085695</text:p>
              </table:table-cell>
              <table:table-cell office:value-type="float" office:value="-234.702302717115">
                <text:p>-234.702302717115</text:p>
              </table:table-cell>
              <table:table-cell office:value-type="float" office:value="270.691041225685">
                <text:p>270.691041225685</text:p>
              </table:table-cell>
              <table:table-cell office:value-type="float" office:value="17.9943692542848">
                <text:p>17.99436925428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.375">
                <text:p>354.375</text:p>
              </table:table-cell>
              <table:table-cell office:value-type="float" office:value="-28.8170392568908">
                <text:p>-28.8170392568908</text:p>
              </table:table-cell>
              <table:table-cell office:value-type="float" office:value="-238.976925269935">
                <text:p>-238.976925269935</text:p>
              </table:table-cell>
              <table:table-cell office:value-type="float" office:value="267.793964526826">
                <text:p>267.793964526826</text:p>
              </table:table-cell>
              <table:table-cell office:value-type="float" office:value="14.4085196284454">
                <text:p>14.40851962844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5.78125">
                <text:p>355.78125</text:p>
              </table:table-cell>
              <table:table-cell office:value-type="float" office:value="-21.6279816983022">
                <text:p>-21.6279816983022</text:p>
              </table:table-cell>
              <table:table-cell office:value-type="float" office:value="-243.107597058895">
                <text:p>-243.107597058895</text:p>
              </table:table-cell>
              <table:table-cell office:value-type="float" office:value="264.735578757197">
                <text:p>264.735578757197</text:p>
              </table:table-cell>
              <table:table-cell office:value-type="float" office:value="10.8139908491511">
                <text:p>10.81399084915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7.1875">
                <text:p>357.1875</text:p>
              </table:table-cell>
              <table:table-cell office:value-type="float" office:value="-14.4258962522609">
                <text:p>-14.4258962522609</text:p>
              </table:table-cell>
              <table:table-cell office:value-type="float" office:value="-247.091829921765">
                <text:p>-247.091829921765</text:p>
              </table:table-cell>
              <table:table-cell office:value-type="float" office:value="261.517726174026">
                <text:p>261.517726174026</text:p>
              </table:table-cell>
              <table:table-cell office:value-type="float" office:value="7.21294812613051">
                <text:p>7.212948126130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8.59375">
                <text:p>358.59375</text:p>
              </table:table-cell>
              <table:table-cell office:value-type="float" office:value="-7.21512118573626">
                <text:p>-7.21512118573626</text:p>
              </table:table-cell>
              <table:table-cell office:value-type="float" office:value="-250.927223905649">
                <text:p>-250.927223905649</text:p>
              </table:table-cell>
              <table:table-cell office:value-type="float" office:value="258.142345091385">
                <text:p>258.142345091385</text:p>
              </table:table-cell>
              <table:table-cell office:value-type="float" office:value="3.60756059286811">
                <text:p>3.607560592868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60756059286813">
                <text:p>-3.60756059286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1294812613047">
                <text:p>-7.2129481261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8139908491511">
                <text:p>-10.813990849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4.4085196284454">
                <text:p>-14.408519628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9943692542848">
                <text:p>-17.99436925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1.5693797449382">
                <text:p>-21.569379744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5.1313976477643">
                <text:p>-25.131397647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782773363709">
                <text:p>-28.678277336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2078823030599">
                <text:p>-32.207882303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7180864457798">
                <text:p>-35.718086445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2067753488101">
                <text:p>-39.206775348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2.671847556406">
                <text:p>-42.67184755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6.1112158386371">
                <text:p>-46.111215838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5228084486563">
                <text:p>-49.522808448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2.9045703706432">
                <text:p>-52.904570370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6.2544645576682">
                <text:p>-56.254464557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5704731587335">
                <text:p>-59.570473158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2.8505987342515">
                <text:p>-62.850598734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6.0928654592272">
                <text:p>-66.092865459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9.2953203134216">
                <text:p>-69.295320313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2.4560342577782">
                <text:p>-72.456034257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1.407218876302">
                <text:p>-71.40721887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8.2323784859611">
                <text:p>-68.23237848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5.0164374621932">
                <text:p>-65.016437462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7613329676192">
                <text:p>-61.76133296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8.4690257554706">
                <text:p>-58.469025755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1414989885046">
                <text:p>-55.141498988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7807570444213">
                <text:p>-51.780757044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8.3888243085017">
                <text:p>-48.388824308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4.9677439541934">
                <text:p>-44.967743954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195767123793">
                <text:p>-41.519576712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8.0463996300706">
                <text:p>-38.04639963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4.5503048192712">
                <text:p>-34.550304819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1.0333981967679">
                <text:p>-31.03339819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4977982156043">
                <text:p>-27.497798215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3.9456345890045">
                <text:p>-23.94563458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.3790470075133">
                <text:p>-20.379047007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8001838501264">
                <text:p>-16.80018385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2112008901876">
                <text:p>-13.211200890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61425999683105">
                <text:p>-9.6142599968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01152783275278">
                <text:p>-6.0115278327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40517454909356">
                <text:p>-2.4051745490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262752177875">
                <text:p>1.2026275217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0970517480111">
                <text:p>4.8097051748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138856412726">
                <text:p>8.413885641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0129978976492">
                <text:p>12.012997897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48739732873">
                <text:p>15.604873973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873502563476">
                <text:p>19.18735025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582687970747">
                <text:p>22.75826879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315478607665">
                <text:p>26.3154786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8568369579411">
                <text:p>29.856836957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3802106660529">
                <text:p>33.38021066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8834773834258">
                <text:p>36.883477383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364526873185">
                <text:p>40.36452687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8212622812828">
                <text:p>43.821262281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2516013995647">
                <text:p>47.25160139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6534779200148">
                <text:p>50.65347792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0248426794214">
                <text:p>54.024842679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636648937169">
                <text:p>57.363664893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667933381246">
                <text:p>60.66793338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9356577742264">
                <text:p>63.93565777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1648697176718">
                <text:p>67.164869717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3536240550556">
                <text:p>70.353624055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.5">
                <text:p>7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.3536240550555">
                <text:p>70.3536240550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.1648697176718">
                <text:p>67.164869717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9356577742264">
                <text:p>63.93565777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6679333812461">
                <text:p>60.667933381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636648937169">
                <text:p>57.363664893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0248426794214">
                <text:p>54.024842679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6534779200148">
                <text:p>50.65347792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2516013995647">
                <text:p>47.25160139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8212622812828">
                <text:p>43.821262281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3645268731851">
                <text:p>40.364526873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8834773834258">
                <text:p>36.883477383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.3802106660528">
                <text:p>33.380210666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8568369579411">
                <text:p>29.856836957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315478607665">
                <text:p>26.3154786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7582687970747">
                <text:p>22.75826879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1873502563476">
                <text:p>19.18735025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48739732873">
                <text:p>15.604873973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0129978976493">
                <text:p>12.012997897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41388564127254">
                <text:p>8.4138856412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8097051748011">
                <text:p>4.809705174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20262752177875">
                <text:p>1.2026275217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40517454909356">
                <text:p>-2.4051745490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01152783275275">
                <text:p>-6.0115278327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61425999683104">
                <text:p>-9.61425999683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2112008901875">
                <text:p>-13.211200890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8001838501264">
                <text:p>-16.80018385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.3790470075133">
                <text:p>-20.379047007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3.9456345890045">
                <text:p>-23.94563458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4977982156043">
                <text:p>-27.497798215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1.0333981967679">
                <text:p>-31.03339819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4.5503048192712">
                <text:p>-34.550304819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8.0463996300706">
                <text:p>-38.04639963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5195767123792">
                <text:p>-41.519576712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4.9677439541934">
                <text:p>-44.967743954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8.3888243085017">
                <text:p>-48.388824308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7807570444213">
                <text:p>-51.780757044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1414989885046">
                <text:p>-55.141498988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8.4690257554706">
                <text:p>-58.469025755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7613329676192">
                <text:p>-61.76133296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5.0164374621932">
                <text:p>-65.016437462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8.2323784859611">
                <text:p>-68.23237848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1.407218876302">
                <text:p>-71.40721887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2.4560342577782">
                <text:p>-72.456034257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9.2953203134217">
                <text:p>-69.295320313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6.0928654592272">
                <text:p>-66.092865459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2.8505987342515">
                <text:p>-62.850598734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5704731587335">
                <text:p>-59.570473158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6.2544645576682">
                <text:p>-56.254464557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2.9045703706433">
                <text:p>-52.904570370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5228084486564">
                <text:p>-49.522808448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6.1112158386371">
                <text:p>-46.111215838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2.671847556406">
                <text:p>-42.67184755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2067753488101">
                <text:p>-39.206775348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7180864457798">
                <text:p>-35.718086445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2078823030599">
                <text:p>-32.207882303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6782773363709">
                <text:p>-28.678277336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5.1313976477643">
                <text:p>-25.131397647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1.5693797449382">
                <text:p>-21.569379744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9943692542848">
                <text:p>-17.99436925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4.4085196284454">
                <text:p>-14.408519628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8139908491511">
                <text:p>-10.813990849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1294812613044">
                <text:p>-7.212948126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6075605928681">
                <text:p>-3.6075605928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0756059286811">
                <text:p>3.6075605928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1294812613043">
                <text:p>7.2129481261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139908491511">
                <text:p>10.813990849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085196284454">
                <text:p>14.408519628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9943692542847">
                <text:p>17.994369254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693797449381">
                <text:p>21.5693797449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313976477642">
                <text:p>25.131397647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782773363709">
                <text:p>28.678277336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2078823030599">
                <text:p>32.207882303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7180864457798">
                <text:p>35.718086445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2067753488101">
                <text:p>39.206775348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671847556406">
                <text:p>42.67184755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111215838637">
                <text:p>46.11121583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5228084486563">
                <text:p>49.522808448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9045703706432">
                <text:p>52.904570370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2544645576682">
                <text:p>56.254464557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5704731587335">
                <text:p>59.570473158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505987342514">
                <text:p>62.850598734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928654592272">
                <text:p>66.092865459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953203134217">
                <text:p>69.295320313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560342577783">
                <text:p>72.4560342577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407218876302">
                <text:p>71.40721887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2323784859611">
                <text:p>68.23237848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0164374621932">
                <text:p>65.016437462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7613329676192">
                <text:p>61.7613329676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4690257554706">
                <text:p>58.469025755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1414989885046">
                <text:p>55.141498988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7807570444213">
                <text:p>51.780757044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3888243085017">
                <text:p>48.388824308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9677439541934">
                <text:p>44.967743954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195767123793">
                <text:p>41.519576712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0463996300706">
                <text:p>38.04639963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5503048192712">
                <text:p>34.550304819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0333981967679">
                <text:p>31.03339819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4977982156043">
                <text:p>27.497798215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456345890046">
                <text:p>23.945634589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790470075133">
                <text:p>20.379047007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8001838501264">
                <text:p>16.80018385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2112008901875">
                <text:p>13.211200890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1425999683105">
                <text:p>9.6142599968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01152783275278">
                <text:p>6.01152783275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0517454909357">
                <text:p>2.40517454909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0262752177875">
                <text:p>-1.2026275217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0970517480108">
                <text:p>-4.8097051748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41388564127256">
                <text:p>-8.4138856412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0129978976492">
                <text:p>-12.012997897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6048739732873">
                <text:p>-15.604873973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1873502563476">
                <text:p>-19.18735025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7582687970747">
                <text:p>-22.75826879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315478607665">
                <text:p>-26.3154786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9.8568369579411">
                <text:p>-29.856836957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3.3802106660529">
                <text:p>-33.38021066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6.8834773834258">
                <text:p>-36.883477383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.364526873185">
                <text:p>-40.36452687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8212622812827">
                <text:p>-43.821262281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2516013995647">
                <text:p>-47.25160139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0.6534779200148">
                <text:p>-50.65347792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4.0248426794214">
                <text:p>-54.024842679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3636648937169">
                <text:p>-57.3636648937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0.667933381246">
                <text:p>-60.66793338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9356577742264">
                <text:p>-63.93565777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7.1648697176718">
                <text:p>-67.164869717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0.3536240550556">
                <text:p>-70.353624055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3.5">
                <text:p>-7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0.3536240550556">
                <text:p>-70.353624055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7.1648697176719">
                <text:p>-67.164869717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9356577742264">
                <text:p>-63.9356577742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0.6679333812461">
                <text:p>-60.667933381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363664893717">
                <text:p>-57.363664893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4.0248426794215">
                <text:p>-54.024842679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0.6534779200149">
                <text:p>-50.6534779200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2516013995647">
                <text:p>-47.2516013995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8212622812828">
                <text:p>-43.821262281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.364526873185">
                <text:p>-40.36452687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6.8834773834258">
                <text:p>-36.883477383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3.3802106660529">
                <text:p>-33.380210666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9.8568369579412">
                <text:p>-29.8568369579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315478607665">
                <text:p>-26.31547860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7582687970747">
                <text:p>-22.7582687970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1873502563476">
                <text:p>-19.1873502563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6048739732873">
                <text:p>-15.6048739732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0129978976492">
                <text:p>-12.012997897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41388564127259">
                <text:p>-8.41388564127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8097051748011">
                <text:p>-4.809705174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20262752177877">
                <text:p>-1.2026275217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40517454909354">
                <text:p>2.40517454909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01152783275275">
                <text:p>6.01152783275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614259996831">
                <text:p>9.61425999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2112008901875">
                <text:p>13.211200890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8001838501264">
                <text:p>16.800183850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3790470075133">
                <text:p>20.3790470075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9456345890045">
                <text:p>23.9456345890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4977982156043">
                <text:p>27.4977982156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0333981967679">
                <text:p>31.033398196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5503048192712">
                <text:p>34.550304819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0463996300705">
                <text:p>38.046399630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5195767123792">
                <text:p>41.519576712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9677439541933">
                <text:p>44.967743954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3888243085017">
                <text:p>48.388824308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7807570444213">
                <text:p>51.7807570444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1414989885046">
                <text:p>55.1414989885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4690257554706">
                <text:p>58.4690257554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7613329676193">
                <text:p>61.761332967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.0164374621932">
                <text:p>65.016437462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.2323784859611">
                <text:p>68.232378485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.407218876302">
                <text:p>71.40721887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.4560342577782">
                <text:p>72.456034257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.2953203134217">
                <text:p>69.295320313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.0928654592272">
                <text:p>66.0928654592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505987342515">
                <text:p>62.850598734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5704731587335">
                <text:p>59.570473158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2544645576682">
                <text:p>56.2544645576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9045703706433">
                <text:p>52.904570370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5228084486564">
                <text:p>49.522808448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1112158386371">
                <text:p>46.111215838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671847556406">
                <text:p>42.67184755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2067753488101">
                <text:p>39.206775348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7180864457798">
                <text:p>35.718086445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2078823030598">
                <text:p>32.207882303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6782773363709">
                <text:p>28.6782773363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1313976477642">
                <text:p>25.131397647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5693797449382">
                <text:p>21.5693797449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9943692542848">
                <text:p>17.994369254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4085196284454">
                <text:p>14.4085196284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8139908491511">
                <text:p>10.813990849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1294812613051">
                <text:p>7.2129481261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60756059286811">
                <text:p>3.60756059286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4cm" svg:height="16.263cm" xlink:href=".." xlink:type="simple" chart:class="chart:scatter" chart:style-name="ch1">
        <chart:legend chart:legend-position="end" svg:x="23.456cm" svg:y="7.334cm" style:legend-expansion="high" chart:style-name="ch2"/>
        <chart:plot-area chart:style-name="ch3" table:cell-range-address="Calculation.C3:Calculation.C363 Calculation.I2:Calculation.K363" chart:data-source-has-labels="row" svg:x="0.528cm" svg:y="0.325cm" svg:width="22.4cm" svg:height="15.613cm">
          <chartooo:coordinate-region svg:x="1.44cm" svg:y="0.525cm" svg:width="21.208cm" svg:height="15.2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.I3:Calculation.I363" chart:label-cell-address="Calculation.I2:Calculation.I2" chart:class="chart:scatter">
            <chart:domain table:cell-range-address="Calculation.C3:Calculation.C363"/>
            <chart:data-point chart:repeated="361"/>
          </chart:series>
          <chart:series chart:style-name="ch8" chart:values-cell-range-address="Calculation.J3:Calculation.J363" chart:label-cell-address="Calculation.J2:Calculation.J2" chart:class="chart:scatter">
            <chart:data-point chart:repeated="361"/>
          </chart:series>
          <chart:series chart:style-name="ch9" chart:values-cell-range-address="Calculation.K3:Calculation.K363" chart:label-cell-address="Calculation.K2:Calculation.K2" chart:class="chart:scatter">
            <chart:data-point chart:repeated="3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hase Asv</text:p>
                <draw:g>
                  <svg:desc>Calculation.I2:Calculation.I2</svg:desc>
                </draw:g>
              </table:table-cell>
              <table:table-cell office:value-type="string">
                <text:p>Phase Bsv</text:p>
                <draw:g>
                  <svg:desc>Calculation.J2:Calculation.J2</svg:desc>
                </draw:g>
              </table:table-cell>
              <table:table-cell office:value-type="string">
                <text:p>Phase Csv</text:p>
                <draw:g>
                  <svg:desc>Calculation.K2:Calculation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C3:Calculation.C363</svg:desc>
                </draw:g>
              </table:table-cell>
              <table:table-cell office:value-type="float" office:value="0">
                <text:p>0</text:p>
                <draw:g>
                  <svg:desc>Calculation.I3:Calculation.I363</svg:desc>
                </draw:g>
              </table:table-cell>
              <table:table-cell office:value-type="float" office:value="-254.611468712625">
                <text:p>-254.611468712625</text:p>
                <draw:g>
                  <svg:desc>Calculation.J3:Calculation.J363</svg:desc>
                </draw:g>
              </table:table-cell>
              <table:table-cell office:value-type="float" office:value="254.611468712625">
                <text:p>254.611468712625</text:p>
                <draw:g>
                  <svg:desc>Calculation.K3:Calculation.K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625">
                <text:p>1.40625</text:p>
              </table:table-cell>
              <table:table-cell office:value-type="float" office:value="10.8226817786043">
                <text:p>10.8226817786043</text:p>
              </table:table-cell>
              <table:table-cell office:value-type="float" office:value="-254.534784498517">
                <text:p>-254.534784498517</text:p>
              </table:table-cell>
              <table:table-cell office:value-type="float" office:value="254.534784498517">
                <text:p>254.534784498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25">
                <text:p>2.8125</text:p>
              </table:table-cell>
              <table:table-cell office:value-type="float" office:value="21.6388443783914">
                <text:p>21.6388443783914</text:p>
              </table:table-cell>
              <table:table-cell office:value-type="float" office:value="-254.304778047895">
                <text:p>-254.304778047895</text:p>
              </table:table-cell>
              <table:table-cell office:value-type="float" office:value="254.304778047895">
                <text:p>254.304778047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875">
                <text:p>4.21875</text:p>
              </table:table-cell>
              <table:table-cell office:value-type="float" office:value="32.4419725474533">
                <text:p>32.4419725474533</text:p>
              </table:table-cell>
              <table:table-cell office:value-type="float" office:value="-253.921587908046">
                <text:p>-253.921587908046</text:p>
              </table:table-cell>
              <table:table-cell office:value-type="float" office:value="253.921587908046">
                <text:p>253.921587908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5">
                <text:p>5.625</text:p>
              </table:table-cell>
              <table:table-cell office:value-type="float" office:value="43.2255588853362">
                <text:p>43.2255588853362</text:p>
              </table:table-cell>
              <table:table-cell office:value-type="float" office:value="-253.38544489838">
                <text:p>-253.38544489838</text:p>
              </table:table-cell>
              <table:table-cell office:value-type="float" office:value="253.38544489838">
                <text:p>253.38544489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3125">
                <text:p>7.03125</text:p>
              </table:table-cell>
              <table:table-cell office:value-type="float" office:value="53.9831077628543">
                <text:p>53.9831077628543</text:p>
              </table:table-cell>
              <table:table-cell office:value-type="float" office:value="-252.6966719714">
                <text:p>-252.6966719714</text:p>
              </table:table-cell>
              <table:table-cell office:value-type="float" office:value="252.6966719714">
                <text:p>252.6966719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75">
                <text:p>8.4375</text:p>
              </table:table-cell>
              <table:table-cell office:value-type="float" office:value="64.7081392348146">
                <text:p>64.7081392348146</text:p>
              </table:table-cell>
              <table:table-cell office:value-type="float" office:value="-251.855684018161">
                <text:p>-251.855684018161</text:p>
              </table:table-cell>
              <table:table-cell office:value-type="float" office:value="251.855684018161">
                <text:p>251.855684018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375">
                <text:p>9.84375</text:p>
              </table:table-cell>
              <table:table-cell office:value-type="float" office:value="75.3941929432929">
                <text:p>75.3941929432929</text:p>
              </table:table-cell>
              <table:table-cell office:value-type="float" office:value="-250.862987618361">
                <text:p>-250.862987618361</text:p>
              </table:table-cell>
              <table:table-cell office:value-type="float" office:value="250.862987618361">
                <text:p>250.862987618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86.0348320091126">
                <text:p>86.0348320091126</text:p>
              </table:table-cell>
              <table:table-cell office:value-type="float" office:value="-249.71918073519">
                <text:p>-249.71918073519</text:p>
              </table:table-cell>
              <table:table-cell office:value-type="float" office:value="249.71918073519">
                <text:p>249.71918073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5625">
                <text:p>12.65625</text:p>
              </table:table-cell>
              <table:table-cell office:value-type="float" office:value="96.6236469091796">
                <text:p>96.6236469091796</text:p>
              </table:table-cell>
              <table:table-cell office:value-type="float" office:value="-248.424952355146">
                <text:p>-248.424952355146</text:p>
              </table:table-cell>
              <table:table-cell office:value-type="float" office:value="248.424952355146">
                <text:p>248.424952355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625">
                <text:p>14.0625</text:p>
              </table:table-cell>
              <table:table-cell office:value-type="float" office:value="107.154259337339">
                <text:p>107.154259337339</text:p>
              </table:table-cell>
              <table:table-cell office:value-type="float" office:value="-246.981082073011">
                <text:p>-246.981082073011</text:p>
              </table:table-cell>
              <table:table-cell office:value-type="float" office:value="246.981082073011">
                <text:p>246.981082073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6875">
                <text:p>15.46875</text:p>
              </table:table-cell>
              <table:table-cell office:value-type="float" office:value="117.62032604643">
                <text:p>117.62032604643</text:p>
              </table:table-cell>
              <table:table-cell office:value-type="float" office:value="-245.388439622252">
                <text:p>-245.388439622252</text:p>
              </table:table-cell>
              <table:table-cell office:value-type="float" office:value="245.388439622252">
                <text:p>245.388439622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75">
                <text:p>16.875</text:p>
              </table:table-cell>
              <table:table-cell office:value-type="float" office:value="128.015542669218">
                <text:p>128.015542669218</text:p>
              </table:table-cell>
              <table:table-cell office:value-type="float" office:value="-243.64798435113">
                <text:p>-243.64798435113</text:p>
              </table:table-cell>
              <table:table-cell office:value-type="float" office:value="243.64798435113">
                <text:p>243.64798435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125">
                <text:p>18.28125</text:p>
              </table:table-cell>
              <table:table-cell office:value-type="float" office:value="138.333647515911">
                <text:p>138.333647515911</text:p>
              </table:table-cell>
              <table:table-cell office:value-type="float" office:value="-241.76076464482">
                <text:p>-241.76076464482</text:p>
              </table:table-cell>
              <table:table-cell office:value-type="float" office:value="241.76076464482">
                <text:p>241.760764644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875">
                <text:p>19.6875</text:p>
              </table:table-cell>
              <table:table-cell office:value-type="float" office:value="148.568425345969">
                <text:p>148.568425345969</text:p>
              </table:table-cell>
              <table:table-cell office:value-type="float" office:value="-239.727917293904">
                <text:p>-239.727917293904</text:p>
              </table:table-cell>
              <table:table-cell office:value-type="float" office:value="239.727917293904">
                <text:p>239.727917293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9375">
                <text:p>21.09375</text:p>
              </table:table-cell>
              <table:table-cell office:value-type="float" office:value="158.71371111193">
                <text:p>158.71371111193</text:p>
              </table:table-cell>
              <table:table-cell office:value-type="float" office:value="-237.550666809616">
                <text:p>-237.550666809616</text:p>
              </table:table-cell>
              <table:table-cell office:value-type="float" office:value="237.550666809616">
                <text:p>237.5506668096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168.763393673005">
                <text:p>168.763393673005</text:p>
              </table:table-cell>
              <table:table-cell office:value-type="float" office:value="-235.230324686232">
                <text:p>-235.230324686232</text:p>
              </table:table-cell>
              <table:table-cell office:value-type="float" office:value="235.230324686232">
                <text:p>235.230324686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0625">
                <text:p>23.90625</text:p>
              </table:table-cell>
              <table:table-cell office:value-type="float" office:value="178.711419476201">
                <text:p>178.711419476201</text:p>
              </table:table-cell>
              <table:table-cell office:value-type="float" office:value="-232.768288611086">
                <text:p>-232.768288611086</text:p>
              </table:table-cell>
              <table:table-cell office:value-type="float" office:value="232.768288611086">
                <text:p>232.768288611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125">
                <text:p>25.3125</text:p>
              </table:table-cell>
              <table:table-cell office:value-type="float" office:value="188.551796202754">
                <text:p>188.551796202754</text:p>
              </table:table-cell>
              <table:table-cell office:value-type="float" office:value="-230.166041622648">
                <text:p>-230.166041622648</text:p>
              </table:table-cell>
              <table:table-cell office:value-type="float" office:value="230.166041622648">
                <text:p>230.166041622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1875">
                <text:p>26.71875</text:p>
              </table:table-cell>
              <table:table-cell office:value-type="float" office:value="198.278596377682">
                <text:p>198.278596377682</text:p>
              </table:table-cell>
              <table:table-cell office:value-type="float" office:value="-227.425151217198">
                <text:p>-227.425151217198</text:p>
              </table:table-cell>
              <table:table-cell office:value-type="float" office:value="227.425151217198">
                <text:p>227.425151217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125">
                <text:p>28.125</text:p>
              </table:table-cell>
              <table:table-cell office:value-type="float" office:value="207.885960940265">
                <text:p>207.885960940265</text:p>
              </table:table-cell>
              <table:table-cell office:value-type="float" office:value="-224.54726840463">
                <text:p>-224.54726840463</text:p>
              </table:table-cell>
              <table:table-cell office:value-type="float" office:value="224.54726840463">
                <text:p>224.54726840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53125">
                <text:p>29.53125</text:p>
              </table:table-cell>
              <table:table-cell office:value-type="float" office:value="217.368102773335">
                <text:p>217.368102773335</text:p>
              </table:table-cell>
              <table:table-cell office:value-type="float" office:value="-221.534126713938">
                <text:p>-221.534126713938</text:p>
              </table:table-cell>
              <table:table-cell office:value-type="float" office:value="221.534126713938">
                <text:p>221.534126713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375">
                <text:p>30.9375</text:p>
              </table:table-cell>
              <table:table-cell office:value-type="float" office:value="222.553425669109">
                <text:p>222.553425669109</text:p>
              </table:table-cell>
              <table:table-cell office:value-type="float" office:value="-222.553425669109">
                <text:p>-222.553425669109</text:p>
              </table:table-cell>
              <table:table-cell office:value-type="float" office:value="214.221656628906">
                <text:p>214.2216566289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34375">
                <text:p>32.34375</text:p>
              </table:table-cell>
              <table:table-cell office:value-type="float" office:value="225.521678732768">
                <text:p>225.521678732768</text:p>
              </table:table-cell>
              <table:table-cell office:value-type="float" office:value="-225.521678732768">
                <text:p>-225.521678732768</text:p>
              </table:table-cell>
              <table:table-cell office:value-type="float" office:value="204.697135457883">
                <text:p>204.6971354578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75">
                <text:p>33.75</text:p>
              </table:table-cell>
              <table:table-cell office:value-type="float" office:value="228.354085969956">
                <text:p>228.354085969956</text:p>
              </table:table-cell>
              <table:table-cell office:value-type="float" office:value="-228.354085969956">
                <text:p>-228.354085969956</text:p>
              </table:table-cell>
              <table:table-cell office:value-type="float" office:value="195.04931238658">
                <text:p>195.04931238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15625">
                <text:p>35.15625</text:p>
              </table:table-cell>
              <table:table-cell office:value-type="float" office:value="231.048941244466">
                <text:p>231.048941244466</text:p>
              </table:table-cell>
              <table:table-cell office:value-type="float" office:value="-231.048941244466">
                <text:p>-231.048941244466</text:p>
              </table:table-cell>
              <table:table-cell office:value-type="float" office:value="185.283998902858">
                <text:p>185.283998902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5625">
                <text:p>36.5625</text:p>
              </table:table-cell>
              <table:table-cell office:value-type="float" office:value="233.604621276246">
                <text:p>233.604621276246</text:p>
              </table:table-cell>
              <table:table-cell office:value-type="float" office:value="-233.604621276246">
                <text:p>-233.604621276246</text:p>
              </table:table-cell>
              <table:table-cell office:value-type="float" office:value="175.407077266412">
                <text:p>175.407077266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96875">
                <text:p>37.96875</text:p>
              </table:table-cell>
              <table:table-cell office:value-type="float" office:value="236.019586619209">
                <text:p>236.019586619209</text:p>
              </table:table-cell>
              <table:table-cell office:value-type="float" office:value="-236.019586619209">
                <text:p>-236.019586619209</text:p>
              </table:table-cell>
              <table:table-cell office:value-type="float" office:value="165.424496965514">
                <text:p>165.424496965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75">
                <text:p>39.375</text:p>
              </table:table-cell>
              <table:table-cell office:value-type="float" office:value="238.292382588533">
                <text:p>238.292382588533</text:p>
              </table:table-cell>
              <table:table-cell office:value-type="float" office:value="-238.292382588533">
                <text:p>-238.292382588533</text:p>
              </table:table-cell>
              <table:table-cell office:value-type="float" office:value="155.342271133264">
                <text:p>155.34227113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78125">
                <text:p>40.78125</text:p>
              </table:table-cell>
              <table:table-cell office:value-type="float" office:value="240.421640136912">
                <text:p>240.421640136912</text:p>
              </table:table-cell>
              <table:table-cell office:value-type="float" office:value="-240.421640136912">
                <text:p>-240.421640136912</text:p>
              </table:table-cell>
              <table:table-cell office:value-type="float" office:value="145.166472925505">
                <text:p>145.1664729255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875">
                <text:p>42.1875</text:p>
              </table:table-cell>
              <table:table-cell office:value-type="float" office:value="242.406076679217">
                <text:p>242.406076679217</text:p>
              </table:table-cell>
              <table:table-cell office:value-type="float" office:value="-242.406076679217">
                <text:p>-242.406076679217</text:p>
              </table:table-cell>
              <table:table-cell office:value-type="float" office:value="134.90323186258">
                <text:p>134.90323186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59375">
                <text:p>43.59375</text:p>
              </table:table-cell>
              <table:table-cell office:value-type="float" office:value="244.244496865077">
                <text:p>244.244496865077</text:p>
              </table:table-cell>
              <table:table-cell office:value-type="float" office:value="-244.244496865077">
                <text:p>-244.244496865077</text:p>
              </table:table-cell>
              <table:table-cell office:value-type="float" office:value="124.558730137138">
                <text:p>124.558730137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45.935793298915">
                <text:p>245.935793298915</text:p>
              </table:table-cell>
              <table:table-cell office:value-type="float" office:value="-245.935793298915">
                <text:p>-245.935793298915</text:p>
              </table:table-cell>
              <table:table-cell office:value-type="float" office:value="114.139198890212">
                <text:p>114.139198890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40625">
                <text:p>46.40625</text:p>
              </table:table-cell>
              <table:table-cell office:value-type="float" office:value="247.478947207002">
                <text:p>247.478947207002</text:p>
              </table:table-cell>
              <table:table-cell office:value-type="float" office:value="-247.478947207002">
                <text:p>-247.478947207002</text:p>
              </table:table-cell>
              <table:table-cell office:value-type="float" office:value="103.650914457814">
                <text:p>103.650914457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125">
                <text:p>47.8125</text:p>
              </table:table-cell>
              <table:table-cell office:value-type="float" office:value="248.873029051126">
                <text:p>248.873029051126</text:p>
              </table:table-cell>
              <table:table-cell office:value-type="float" office:value="-248.873029051126">
                <text:p>-248.873029051126</text:p>
              </table:table-cell>
              <table:table-cell office:value-type="float" office:value="93.1001945903036">
                <text:p>93.1001945903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.21875">
                <text:p>49.21875</text:p>
              </table:table-cell>
              <table:table-cell office:value-type="float" office:value="250.117199088511">
                <text:p>250.117199088511</text:p>
              </table:table-cell>
              <table:table-cell office:value-type="float" office:value="-250.117199088511">
                <text:p>-250.117199088511</text:p>
              </table:table-cell>
              <table:table-cell office:value-type="float" office:value="82.4933946468129">
                <text:p>82.4933946468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625">
                <text:p>50.625</text:p>
              </table:table-cell>
              <table:table-cell office:value-type="float" office:value="251.210707877649">
                <text:p>251.210707877649</text:p>
              </table:table-cell>
              <table:table-cell office:value-type="float" office:value="-251.210707877649">
                <text:p>-251.210707877649</text:p>
              </table:table-cell>
              <table:table-cell office:value-type="float" office:value="71.8369037670137">
                <text:p>71.83690376701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03125">
                <text:p>52.03125</text:p>
              </table:table-cell>
              <table:table-cell office:value-type="float" office:value="252.152896729736">
                <text:p>252.152896729736</text:p>
              </table:table-cell>
              <table:table-cell office:value-type="float" office:value="-252.152896729736">
                <text:p>-252.152896729736</text:p>
              </table:table-cell>
              <table:table-cell office:value-type="float" office:value="61.13714102254">
                <text:p>61.13714102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375">
                <text:p>53.4375</text:p>
              </table:table-cell>
              <table:table-cell office:value-type="float" office:value="252.943198105436">
                <text:p>252.943198105436</text:p>
              </table:table-cell>
              <table:table-cell office:value-type="float" office:value="-252.943198105436">
                <text:p>-252.943198105436</text:p>
              </table:table-cell>
              <table:table-cell office:value-type="float" office:value="50.4005515503792">
                <text:p>50.400551550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4375">
                <text:p>54.84375</text:p>
              </table:table-cell>
              <table:table-cell office:value-type="float" office:value="253.581135956753">
                <text:p>253.581135956753</text:p>
              </table:table-cell>
              <table:table-cell office:value-type="float" office:value="-253.581135956753">
                <text:p>-253.581135956753</text:p>
              </table:table-cell>
              <table:table-cell office:value-type="float" office:value="39.6336026705626">
                <text:p>39.6336026705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25">
                <text:p>56.25</text:p>
              </table:table-cell>
              <table:table-cell office:value-type="float" office:value="254.066326013779">
                <text:p>254.066326013779</text:p>
              </table:table-cell>
              <table:table-cell office:value-type="float" office:value="-254.066326013779">
                <text:p>-254.066326013779</text:p>
              </table:table-cell>
              <table:table-cell office:value-type="float" office:value="28.8427799904931">
                <text:p>28.84277999049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65625">
                <text:p>57.65625</text:p>
              </table:table-cell>
              <table:table-cell office:value-type="float" office:value="254.398476016167">
                <text:p>254.398476016167</text:p>
              </table:table-cell>
              <table:table-cell office:value-type="float" office:value="-254.398476016167">
                <text:p>-254.398476016167</text:p>
              </table:table-cell>
              <table:table-cell office:value-type="float" office:value="18.0345834982584">
                <text:p>18.0345834982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0625">
                <text:p>59.0625</text:p>
              </table:table-cell>
              <table:table-cell office:value-type="float" office:value="254.577385889174">
                <text:p>254.577385889174</text:p>
              </table:table-cell>
              <table:table-cell office:value-type="float" office:value="-254.577385889174">
                <text:p>-254.577385889174</text:p>
              </table:table-cell>
              <table:table-cell office:value-type="float" office:value="7.21552364728074">
                <text:p>7.21552364728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46875">
                <text:p>60.46875</text:p>
              </table:table-cell>
              <table:table-cell office:value-type="float" office:value="254.602947864182">
                <text:p>254.602947864182</text:p>
              </table:table-cell>
              <table:table-cell office:value-type="float" office:value="-254.602947864182">
                <text:p>-254.602947864182</text:p>
              </table:table-cell>
              <table:table-cell office:value-type="float" office:value="-3.60788256533631">
                <text:p>-3.60788256533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875">
                <text:p>61.875</text:p>
              </table:table-cell>
              <table:table-cell office:value-type="float" office:value="254.475146543615">
                <text:p>254.475146543615</text:p>
              </table:table-cell>
              <table:table-cell office:value-type="float" office:value="-254.475146543615">
                <text:p>-254.475146543615</text:p>
              </table:table-cell>
              <table:table-cell office:value-type="float" office:value="-14.4291155244033">
                <text:p>-14.4291155244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28125">
                <text:p>63.28125</text:p>
              </table:table-cell>
              <table:table-cell office:value-type="float" office:value="254.194058910209">
                <text:p>254.194058910209</text:p>
              </table:table-cell>
              <table:table-cell office:value-type="float" office:value="-254.194058910209">
                <text:p>-254.194058910209</text:p>
              </table:table-cell>
              <table:table-cell office:value-type="float" office:value="-25.2416569238178">
                <text:p>-25.2416569238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6875">
                <text:p>64.6875</text:p>
              </table:table-cell>
              <table:table-cell office:value-type="float" office:value="253.759854280643">
                <text:p>253.759854280643</text:p>
              </table:table-cell>
              <table:table-cell office:value-type="float" office:value="-253.759854280643">
                <text:p>-253.759854280643</text:p>
              </table:table-cell>
              <table:table-cell office:value-type="float" office:value="-36.0389936929477">
                <text:p>-36.0389936929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09375">
                <text:p>66.09375</text:p>
              </table:table-cell>
              <table:table-cell office:value-type="float" office:value="253.172794203551">
                <text:p>253.172794203551</text:p>
              </table:table-cell>
              <table:table-cell office:value-type="float" office:value="-253.172794203551">
                <text:p>-253.172794203551</text:p>
              </table:table-cell>
              <table:table-cell office:value-type="float" office:value="-46.8146219198617">
                <text:p>-46.81462191986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5">
                <text:p>67.5</text:p>
              </table:table-cell>
              <table:table-cell office:value-type="float" office:value="252.433232301971">
                <text:p>252.433232301971</text:p>
              </table:table-cell>
              <table:table-cell office:value-type="float" office:value="-252.433232301971">
                <text:p>-252.433232301971</text:p>
              </table:table-cell>
              <table:table-cell office:value-type="float" office:value="-57.5620507690427">
                <text:p>-57.5620507690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90625">
                <text:p>68.90625</text:p>
              </table:table-cell>
              <table:table-cell office:value-type="float" office:value="251.541614060338">
                <text:p>251.541614060338</text:p>
              </table:table-cell>
              <table:table-cell office:value-type="float" office:value="-251.541614060338">
                <text:p>-251.541614060338</text:p>
              </table:table-cell>
              <table:table-cell office:value-type="float" office:value="-68.2748063912242">
                <text:p>-68.27480639122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3125">
                <text:p>70.3125</text:p>
              </table:table-cell>
              <table:table-cell office:value-type="float" office:value="250.498476556143">
                <text:p>250.498476556143</text:p>
              </table:table-cell>
              <table:table-cell office:value-type="float" office:value="-250.498476556143">
                <text:p>-250.498476556143</text:p>
              </table:table-cell>
              <table:table-cell office:value-type="float" office:value="-78.946435822995">
                <text:p>-78.94643582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71875">
                <text:p>71.71875</text:p>
              </table:table-cell>
              <table:table-cell office:value-type="float" office:value="249.304448136412">
                <text:p>249.304448136412</text:p>
              </table:table-cell>
              <table:table-cell office:value-type="float" office:value="-249.304448136412">
                <text:p>-249.304448136412</text:p>
              </table:table-cell>
              <table:table-cell office:value-type="float" office:value="-89.5705108738234">
                <text:p>-89.5705108738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25">
                <text:p>73.125</text:p>
              </table:table-cell>
              <table:table-cell office:value-type="float" office:value="247.960248039217">
                <text:p>247.960248039217</text:p>
              </table:table-cell>
              <table:table-cell office:value-type="float" office:value="-247.960248039217">
                <text:p>-247.960248039217</text:p>
              </table:table-cell>
              <table:table-cell office:value-type="float" office:value="-100.140631998159">
                <text:p>-100.140631998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3125">
                <text:p>74.53125</text:p>
              </table:table-cell>
              <table:table-cell office:value-type="float" office:value="246.466685960433">
                <text:p>246.466685960433</text:p>
              </table:table-cell>
              <table:table-cell office:value-type="float" office:value="-246.466685960433">
                <text:p>-246.466685960433</text:p>
              </table:table-cell>
              <table:table-cell office:value-type="float" office:value="-110.650432150277">
                <text:p>-110.6504321502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9375">
                <text:p>75.9375</text:p>
              </table:table-cell>
              <table:table-cell office:value-type="float" office:value="244.824661566011">
                <text:p>244.824661566011</text:p>
              </table:table-cell>
              <table:table-cell office:value-type="float" office:value="-244.824661566011">
                <text:p>-244.824661566011</text:p>
              </table:table-cell>
              <table:table-cell office:value-type="float" office:value="-121.093580619555">
                <text:p>-121.093580619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34375">
                <text:p>77.34375</text:p>
              </table:table-cell>
              <table:table-cell office:value-type="float" office:value="243.035163950045">
                <text:p>243.035163950045</text:p>
              </table:table-cell>
              <table:table-cell office:value-type="float" office:value="-243.035163950045">
                <text:p>-243.035163950045</text:p>
              </table:table-cell>
              <table:table-cell office:value-type="float" office:value="-131.463786843848">
                <text:p>-131.463786843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5">
                <text:p>78.75</text:p>
              </table:table-cell>
              <table:table-cell office:value-type="float" office:value="241.099271038985">
                <text:p>241.099271038985</text:p>
              </table:table-cell>
              <table:table-cell office:value-type="float" office:value="-241.099271038985">
                <text:p>-241.099271038985</text:p>
              </table:table-cell>
              <table:table-cell office:value-type="float" office:value="-141.754804198694">
                <text:p>-141.754804198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15625">
                <text:p>80.15625</text:p>
              </table:table-cell>
              <table:table-cell office:value-type="float" office:value="239.018148942334">
                <text:p>239.018148942334</text:p>
              </table:table-cell>
              <table:table-cell office:value-type="float" office:value="-239.018148942334">
                <text:p>-239.018148942334</text:p>
              </table:table-cell>
              <table:table-cell office:value-type="float" office:value="-151.960433760044">
                <text:p>-151.960433760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5625">
                <text:p>81.5625</text:p>
              </table:table-cell>
              <table:table-cell office:value-type="float" office:value="236.793051250224">
                <text:p>236.793051250224</text:p>
              </table:table-cell>
              <table:table-cell office:value-type="float" office:value="-236.793051250224">
                <text:p>-236.793051250224</text:p>
              </table:table-cell>
              <table:table-cell office:value-type="float" office:value="-162.074528038264">
                <text:p>-162.074528038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96875">
                <text:p>82.96875</text:p>
              </table:table-cell>
              <table:table-cell office:value-type="float" office:value="234.425318278304">
                <text:p>234.425318278304</text:p>
              </table:table-cell>
              <table:table-cell office:value-type="float" office:value="-234.425318278304">
                <text:p>-234.425318278304</text:p>
              </table:table-cell>
              <table:table-cell office:value-type="float" office:value="-172.090994681151">
                <text:p>-172.090994681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375">
                <text:p>84.375</text:p>
              </table:table-cell>
              <table:table-cell office:value-type="float" office:value="231.91637626038">
                <text:p>231.91637626038</text:p>
              </table:table-cell>
              <table:table-cell office:value-type="float" office:value="-231.91637626038">
                <text:p>-231.91637626038</text:p>
              </table:table-cell>
              <table:table-cell office:value-type="float" office:value="-182.003800143738">
                <text:p>-182.003800143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78125">
                <text:p>85.78125</text:p>
              </table:table-cell>
              <table:table-cell office:value-type="float" office:value="229.267736489308">
                <text:p>229.267736489308</text:p>
              </table:table-cell>
              <table:table-cell office:value-type="float" office:value="-229.267736489308">
                <text:p>-229.267736489308</text:p>
              </table:table-cell>
              <table:table-cell office:value-type="float" office:value="-191.806973322679">
                <text:p>-191.8069733226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1875">
                <text:p>87.1875</text:p>
              </table:table-cell>
              <table:table-cell office:value-type="float" office:value="226.480994406649">
                <text:p>226.480994406649</text:p>
              </table:table-cell>
              <table:table-cell office:value-type="float" office:value="-226.480994406649">
                <text:p>-226.480994406649</text:p>
              </table:table-cell>
              <table:table-cell office:value-type="float" office:value="-201.494609153015">
                <text:p>-201.4946091530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9375">
                <text:p>88.59375</text:p>
              </table:table-cell>
              <table:table-cell office:value-type="float" office:value="223.557828641628">
                <text:p>223.557828641628</text:p>
              </table:table-cell>
              <table:table-cell office:value-type="float" office:value="-223.557828641628">
                <text:p>-223.557828641628</text:p>
              </table:table-cell>
              <table:table-cell office:value-type="float" office:value="-211.060872165167">
                <text:p>-211.060872165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220.5">
                <text:p>220.5</text:p>
              </table:table-cell>
              <table:table-cell office:value-type="float" office:value="-220.5">
                <text:p>-220.5</text:p>
              </table:table-cell>
              <table:table-cell office:value-type="float" office:value="-220.5">
                <text:p>-22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40625">
                <text:p>91.40625</text:p>
              </table:table-cell>
              <table:table-cell office:value-type="float" office:value="223.557828641628">
                <text:p>223.557828641628</text:p>
              </table:table-cell>
              <table:table-cell office:value-type="float" office:value="-211.060872165167">
                <text:p>-211.060872165167</text:p>
              </table:table-cell>
              <table:table-cell office:value-type="float" office:value="-223.557828641628">
                <text:p>-223.557828641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8125">
                <text:p>92.8125</text:p>
              </table:table-cell>
              <table:table-cell office:value-type="float" office:value="226.480994406649">
                <text:p>226.480994406649</text:p>
              </table:table-cell>
              <table:table-cell office:value-type="float" office:value="-201.494609153016">
                <text:p>-201.494609153016</text:p>
              </table:table-cell>
              <table:table-cell office:value-type="float" office:value="-226.480994406649">
                <text:p>-226.4809944066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21875">
                <text:p>94.21875</text:p>
              </table:table-cell>
              <table:table-cell office:value-type="float" office:value="229.267736489308">
                <text:p>229.267736489308</text:p>
              </table:table-cell>
              <table:table-cell office:value-type="float" office:value="-191.806973322679">
                <text:p>-191.806973322679</text:p>
              </table:table-cell>
              <table:table-cell office:value-type="float" office:value="-229.267736489308">
                <text:p>-229.267736489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625">
                <text:p>95.625</text:p>
              </table:table-cell>
              <table:table-cell office:value-type="float" office:value="231.91637626038">
                <text:p>231.91637626038</text:p>
              </table:table-cell>
              <table:table-cell office:value-type="float" office:value="-182.003800143738">
                <text:p>-182.003800143738</text:p>
              </table:table-cell>
              <table:table-cell office:value-type="float" office:value="-231.91637626038">
                <text:p>-231.916376260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03125">
                <text:p>97.03125</text:p>
              </table:table-cell>
              <table:table-cell office:value-type="float" office:value="234.425318278304">
                <text:p>234.425318278304</text:p>
              </table:table-cell>
              <table:table-cell office:value-type="float" office:value="-172.090994681151">
                <text:p>-172.090994681151</text:p>
              </table:table-cell>
              <table:table-cell office:value-type="float" office:value="-234.425318278304">
                <text:p>-234.425318278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4375">
                <text:p>98.4375</text:p>
              </table:table-cell>
              <table:table-cell office:value-type="float" office:value="236.793051250224">
                <text:p>236.793051250224</text:p>
              </table:table-cell>
              <table:table-cell office:value-type="float" office:value="-162.074528038264">
                <text:p>-162.074528038264</text:p>
              </table:table-cell>
              <table:table-cell office:value-type="float" office:value="-236.793051250224">
                <text:p>-236.793051250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84375">
                <text:p>99.84375</text:p>
              </table:table-cell>
              <table:table-cell office:value-type="float" office:value="239.018148942334">
                <text:p>239.018148942334</text:p>
              </table:table-cell>
              <table:table-cell office:value-type="float" office:value="-151.960433760044">
                <text:p>-151.960433760044</text:p>
              </table:table-cell>
              <table:table-cell office:value-type="float" office:value="-239.018148942334">
                <text:p>-239.01814894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.25">
                <text:p>101.25</text:p>
              </table:table-cell>
              <table:table-cell office:value-type="float" office:value="241.099271038985">
                <text:p>241.099271038985</text:p>
              </table:table-cell>
              <table:table-cell office:value-type="float" office:value="-141.754804198694">
                <text:p>-141.754804198694</text:p>
              </table:table-cell>
              <table:table-cell office:value-type="float" office:value="-241.099271038985">
                <text:p>-241.099271038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65625">
                <text:p>102.65625</text:p>
              </table:table-cell>
              <table:table-cell office:value-type="float" office:value="243.035163950045">
                <text:p>243.035163950045</text:p>
              </table:table-cell>
              <table:table-cell office:value-type="float" office:value="-131.463786843848">
                <text:p>-131.463786843848</text:p>
              </table:table-cell>
              <table:table-cell office:value-type="float" office:value="-243.035163950045">
                <text:p>-243.035163950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625">
                <text:p>104.0625</text:p>
              </table:table-cell>
              <table:table-cell office:value-type="float" office:value="244.824661566011">
                <text:p>244.824661566011</text:p>
              </table:table-cell>
              <table:table-cell office:value-type="float" office:value="-121.093580619555">
                <text:p>-121.093580619555</text:p>
              </table:table-cell>
              <table:table-cell office:value-type="float" office:value="-244.824661566011">
                <text:p>-244.824661566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.46875">
                <text:p>105.46875</text:p>
              </table:table-cell>
              <table:table-cell office:value-type="float" office:value="246.466685960433">
                <text:p>246.466685960433</text:p>
              </table:table-cell>
              <table:table-cell office:value-type="float" office:value="-110.650432150277">
                <text:p>-110.650432150277</text:p>
              </table:table-cell>
              <table:table-cell office:value-type="float" office:value="-246.466685960433">
                <text:p>-246.466685960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875">
                <text:p>106.875</text:p>
              </table:table-cell>
              <table:table-cell office:value-type="float" office:value="247.960248039217">
                <text:p>247.960248039217</text:p>
              </table:table-cell>
              <table:table-cell office:value-type="float" office:value="-100.140631998159">
                <text:p>-100.140631998159</text:p>
              </table:table-cell>
              <table:table-cell office:value-type="float" office:value="-247.960248039217">
                <text:p>-247.960248039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.28125">
                <text:p>108.28125</text:p>
              </table:table-cell>
              <table:table-cell office:value-type="float" office:value="249.304448136412">
                <text:p>249.304448136412</text:p>
              </table:table-cell>
              <table:table-cell office:value-type="float" office:value="-89.5705108738234">
                <text:p>-89.5705108738234</text:p>
              </table:table-cell>
              <table:table-cell office:value-type="float" office:value="-249.304448136412">
                <text:p>-249.304448136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6875">
                <text:p>109.6875</text:p>
              </table:table-cell>
              <table:table-cell office:value-type="float" office:value="250.498476556143">
                <text:p>250.498476556143</text:p>
              </table:table-cell>
              <table:table-cell office:value-type="float" office:value="-78.946435822995">
                <text:p>-78.946435822995</text:p>
              </table:table-cell>
              <table:table-cell office:value-type="float" office:value="-250.498476556143">
                <text:p>-250.498476556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.09375">
                <text:p>111.09375</text:p>
              </table:table-cell>
              <table:table-cell office:value-type="float" office:value="251.541614060338">
                <text:p>251.541614060338</text:p>
              </table:table-cell>
              <table:table-cell office:value-type="float" office:value="-68.2748063912242">
                <text:p>-68.2748063912242</text:p>
              </table:table-cell>
              <table:table-cell office:value-type="float" office:value="-251.541614060338">
                <text:p>-251.541614060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5">
                <text:p>112.5</text:p>
              </table:table-cell>
              <table:table-cell office:value-type="float" office:value="252.433232301971">
                <text:p>252.433232301971</text:p>
              </table:table-cell>
              <table:table-cell office:value-type="float" office:value="-57.5620507690428">
                <text:p>-57.5620507690428</text:p>
              </table:table-cell>
              <table:table-cell office:value-type="float" office:value="-252.433232301971">
                <text:p>-252.433232301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90625">
                <text:p>113.90625</text:p>
              </table:table-cell>
              <table:table-cell office:value-type="float" office:value="253.172794203551">
                <text:p>253.172794203551</text:p>
              </table:table-cell>
              <table:table-cell office:value-type="float" office:value="-46.8146219198618">
                <text:p>-46.8146219198618</text:p>
              </table:table-cell>
              <table:table-cell office:value-type="float" office:value="-253.172794203551">
                <text:p>-253.172794203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.3125">
                <text:p>115.3125</text:p>
              </table:table-cell>
              <table:table-cell office:value-type="float" office:value="253.759854280643">
                <text:p>253.759854280643</text:p>
              </table:table-cell>
              <table:table-cell office:value-type="float" office:value="-36.0389936929478">
                <text:p>-36.0389936929478</text:p>
              </table:table-cell>
              <table:table-cell office:value-type="float" office:value="-253.759854280643">
                <text:p>-253.759854280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.71875">
                <text:p>116.71875</text:p>
              </table:table-cell>
              <table:table-cell office:value-type="float" office:value="254.194058910209">
                <text:p>254.194058910209</text:p>
              </table:table-cell>
              <table:table-cell office:value-type="float" office:value="-25.2416569238177">
                <text:p>-25.2416569238177</text:p>
              </table:table-cell>
              <table:table-cell office:value-type="float" office:value="-254.194058910209">
                <text:p>-254.194058910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125">
                <text:p>118.125</text:p>
              </table:table-cell>
              <table:table-cell office:value-type="float" office:value="254.475146543615">
                <text:p>254.475146543615</text:p>
              </table:table-cell>
              <table:table-cell office:value-type="float" office:value="-14.4291155244033">
                <text:p>-14.4291155244033</text:p>
              </table:table-cell>
              <table:table-cell office:value-type="float" office:value="-254.475146543615">
                <text:p>-254.4751465436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.53125">
                <text:p>119.53125</text:p>
              </table:table-cell>
              <table:table-cell office:value-type="float" office:value="254.602947864182">
                <text:p>254.602947864182</text:p>
              </table:table-cell>
              <table:table-cell office:value-type="float" office:value="-3.60788256533627">
                <text:p>-3.60788256533627</text:p>
              </table:table-cell>
              <table:table-cell office:value-type="float" office:value="-254.602947864182">
                <text:p>-254.6029478641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.9375">
                <text:p>120.9375</text:p>
              </table:table-cell>
              <table:table-cell office:value-type="float" office:value="254.577385889174">
                <text:p>254.577385889174</text:p>
              </table:table-cell>
              <table:table-cell office:value-type="float" office:value="7.21552364728067">
                <text:p>7.21552364728067</text:p>
              </table:table-cell>
              <table:table-cell office:value-type="float" office:value="-254.577385889174">
                <text:p>-254.577385889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34375">
                <text:p>122.34375</text:p>
              </table:table-cell>
              <table:table-cell office:value-type="float" office:value="254.398476016167">
                <text:p>254.398476016167</text:p>
              </table:table-cell>
              <table:table-cell office:value-type="float" office:value="18.0345834982583">
                <text:p>18.0345834982583</text:p>
              </table:table-cell>
              <table:table-cell office:value-type="float" office:value="-254.398476016167">
                <text:p>-254.398476016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75">
                <text:p>123.75</text:p>
              </table:table-cell>
              <table:table-cell office:value-type="float" office:value="254.066326013779">
                <text:p>254.066326013779</text:p>
              </table:table-cell>
              <table:table-cell office:value-type="float" office:value="28.8427799904931">
                <text:p>28.8427799904931</text:p>
              </table:table-cell>
              <table:table-cell office:value-type="float" office:value="-254.066326013779">
                <text:p>-254.0663260137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15625">
                <text:p>125.15625</text:p>
              </table:table-cell>
              <table:table-cell office:value-type="float" office:value="253.581135956753">
                <text:p>253.581135956753</text:p>
              </table:table-cell>
              <table:table-cell office:value-type="float" office:value="39.6336026705626">
                <text:p>39.6336026705626</text:p>
              </table:table-cell>
              <table:table-cell office:value-type="float" office:value="-253.581135956753">
                <text:p>-253.581135956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.5625">
                <text:p>126.5625</text:p>
              </table:table-cell>
              <table:table-cell office:value-type="float" office:value="252.943198105436">
                <text:p>252.943198105436</text:p>
              </table:table-cell>
              <table:table-cell office:value-type="float" office:value="50.4005515503792">
                <text:p>50.4005515503792</text:p>
              </table:table-cell>
              <table:table-cell office:value-type="float" office:value="-252.943198105436">
                <text:p>-252.9431981054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96875">
                <text:p>127.96875</text:p>
              </table:table-cell>
              <table:table-cell office:value-type="float" office:value="252.152896729736">
                <text:p>252.152896729736</text:p>
              </table:table-cell>
              <table:table-cell office:value-type="float" office:value="61.13714102254">
                <text:p>61.13714102254</text:p>
              </table:table-cell>
              <table:table-cell office:value-type="float" office:value="-252.152896729736">
                <text:p>-252.1528967297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.375">
                <text:p>129.375</text:p>
              </table:table-cell>
              <table:table-cell office:value-type="float" office:value="251.210707877649">
                <text:p>251.210707877649</text:p>
              </table:table-cell>
              <table:table-cell office:value-type="float" office:value="71.8369037670136">
                <text:p>71.8369037670136</text:p>
              </table:table-cell>
              <table:table-cell office:value-type="float" office:value="-251.210707877649">
                <text:p>-251.210707877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78125">
                <text:p>130.78125</text:p>
              </table:table-cell>
              <table:table-cell office:value-type="float" office:value="250.117199088511">
                <text:p>250.117199088511</text:p>
              </table:table-cell>
              <table:table-cell office:value-type="float" office:value="82.4933946468129">
                <text:p>82.4933946468129</text:p>
              </table:table-cell>
              <table:table-cell office:value-type="float" office:value="-250.117199088511">
                <text:p>-250.1171990885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1875">
                <text:p>132.1875</text:p>
              </table:table-cell>
              <table:table-cell office:value-type="float" office:value="248.873029051126">
                <text:p>248.873029051126</text:p>
              </table:table-cell>
              <table:table-cell office:value-type="float" office:value="93.1001945903037">
                <text:p>93.1001945903037</text:p>
              </table:table-cell>
              <table:table-cell office:value-type="float" office:value="-248.873029051126">
                <text:p>-248.873029051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.59375">
                <text:p>133.59375</text:p>
              </table:table-cell>
              <table:table-cell office:value-type="float" office:value="247.478947207003">
                <text:p>247.478947207003</text:p>
              </table:table-cell>
              <table:table-cell office:value-type="float" office:value="103.650914457814">
                <text:p>103.650914457814</text:p>
              </table:table-cell>
              <table:table-cell office:value-type="float" office:value="-247.478947207003">
                <text:p>-247.478947207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">
                <text:p>135</text:p>
              </table:table-cell>
              <table:table-cell office:value-type="float" office:value="245.935793298916">
                <text:p>245.935793298916</text:p>
              </table:table-cell>
              <table:table-cell office:value-type="float" office:value="114.139198890212">
                <text:p>114.139198890212</text:p>
              </table:table-cell>
              <table:table-cell office:value-type="float" office:value="-245.935793298916">
                <text:p>-245.9357932989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.40625">
                <text:p>136.40625</text:p>
              </table:table-cell>
              <table:table-cell office:value-type="float" office:value="244.244496865077">
                <text:p>244.244496865077</text:p>
              </table:table-cell>
              <table:table-cell office:value-type="float" office:value="124.558730137138">
                <text:p>124.558730137138</text:p>
              </table:table-cell>
              <table:table-cell office:value-type="float" office:value="-244.244496865077">
                <text:p>-244.2444968650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.8125">
                <text:p>137.8125</text:p>
              </table:table-cell>
              <table:table-cell office:value-type="float" office:value="242.406076679217">
                <text:p>242.406076679217</text:p>
              </table:table-cell>
              <table:table-cell office:value-type="float" office:value="134.90323186258">
                <text:p>134.90323186258</text:p>
              </table:table-cell>
              <table:table-cell office:value-type="float" office:value="-242.406076679217">
                <text:p>-242.406076679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1875">
                <text:p>139.21875</text:p>
              </table:table-cell>
              <table:table-cell office:value-type="float" office:value="240.421640136912">
                <text:p>240.421640136912</text:p>
              </table:table-cell>
              <table:table-cell office:value-type="float" office:value="145.166472925505">
                <text:p>145.166472925505</text:p>
              </table:table-cell>
              <table:table-cell office:value-type="float" office:value="-240.421640136912">
                <text:p>-240.421640136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.625">
                <text:p>140.625</text:p>
              </table:table-cell>
              <table:table-cell office:value-type="float" office:value="238.292382588533">
                <text:p>238.292382588533</text:p>
              </table:table-cell>
              <table:table-cell office:value-type="float" office:value="155.342271133264">
                <text:p>155.342271133264</text:p>
              </table:table-cell>
              <table:table-cell office:value-type="float" office:value="-238.292382588533">
                <text:p>-238.2923825885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.03125">
                <text:p>142.03125</text:p>
              </table:table-cell>
              <table:table-cell office:value-type="float" office:value="236.019586619209">
                <text:p>236.019586619209</text:p>
              </table:table-cell>
              <table:table-cell office:value-type="float" office:value="165.424496965514">
                <text:p>165.424496965514</text:p>
              </table:table-cell>
              <table:table-cell office:value-type="float" office:value="-236.019586619209">
                <text:p>-236.019586619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4375">
                <text:p>143.4375</text:p>
              </table:table-cell>
              <table:table-cell office:value-type="float" office:value="233.604621276246">
                <text:p>233.604621276246</text:p>
              </table:table-cell>
              <table:table-cell office:value-type="float" office:value="175.407077266412">
                <text:p>175.407077266412</text:p>
              </table:table-cell>
              <table:table-cell office:value-type="float" office:value="-233.604621276246">
                <text:p>-233.604621276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84375">
                <text:p>144.84375</text:p>
              </table:table-cell>
              <table:table-cell office:value-type="float" office:value="231.048941244466">
                <text:p>231.048941244466</text:p>
              </table:table-cell>
              <table:table-cell office:value-type="float" office:value="185.283998902858">
                <text:p>185.283998902858</text:p>
              </table:table-cell>
              <table:table-cell office:value-type="float" office:value="-231.048941244466">
                <text:p>-231.048941244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.25">
                <text:p>146.25</text:p>
              </table:table-cell>
              <table:table-cell office:value-type="float" office:value="228.354085969956">
                <text:p>228.354085969956</text:p>
              </table:table-cell>
              <table:table-cell office:value-type="float" office:value="195.04931238658">
                <text:p>195.04931238658</text:p>
              </table:table-cell>
              <table:table-cell office:value-type="float" office:value="-228.354085969956">
                <text:p>-228.3540859699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.65625">
                <text:p>147.65625</text:p>
              </table:table-cell>
              <table:table-cell office:value-type="float" office:value="225.521678732768">
                <text:p>225.521678732768</text:p>
              </table:table-cell>
              <table:table-cell office:value-type="float" office:value="204.697135457883">
                <text:p>204.697135457883</text:p>
              </table:table-cell>
              <table:table-cell office:value-type="float" office:value="-225.521678732768">
                <text:p>-225.5216787327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.0625">
                <text:p>149.0625</text:p>
              </table:table-cell>
              <table:table-cell office:value-type="float" office:value="222.553425669109">
                <text:p>222.553425669109</text:p>
              </table:table-cell>
              <table:table-cell office:value-type="float" office:value="214.221656628906">
                <text:p>214.221656628906</text:p>
              </table:table-cell>
              <table:table-cell office:value-type="float" office:value="-222.553425669109">
                <text:p>-222.5534256691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46875">
                <text:p>150.46875</text:p>
              </table:table-cell>
              <table:table-cell office:value-type="float" office:value="217.368102773335">
                <text:p>217.368102773335</text:p>
              </table:table-cell>
              <table:table-cell office:value-type="float" office:value="221.534126713938">
                <text:p>221.534126713938</text:p>
              </table:table-cell>
              <table:table-cell office:value-type="float" office:value="-221.534126713938">
                <text:p>-221.534126713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.875">
                <text:p>151.875</text:p>
              </table:table-cell>
              <table:table-cell office:value-type="float" office:value="207.885960940265">
                <text:p>207.885960940265</text:p>
              </table:table-cell>
              <table:table-cell office:value-type="float" office:value="224.54726840463">
                <text:p>224.54726840463</text:p>
              </table:table-cell>
              <table:table-cell office:value-type="float" office:value="-224.54726840463">
                <text:p>-224.547268404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.28125">
                <text:p>153.28125</text:p>
              </table:table-cell>
              <table:table-cell office:value-type="float" office:value="198.278596377681">
                <text:p>198.278596377681</text:p>
              </table:table-cell>
              <table:table-cell office:value-type="float" office:value="227.425151217198">
                <text:p>227.425151217198</text:p>
              </table:table-cell>
              <table:table-cell office:value-type="float" office:value="-227.425151217198">
                <text:p>-227.4251512171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.6875">
                <text:p>154.6875</text:p>
              </table:table-cell>
              <table:table-cell office:value-type="float" office:value="188.551796202754">
                <text:p>188.551796202754</text:p>
              </table:table-cell>
              <table:table-cell office:value-type="float" office:value="230.166041622648">
                <text:p>230.166041622648</text:p>
              </table:table-cell>
              <table:table-cell office:value-type="float" office:value="-230.166041622648">
                <text:p>-230.1660416226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.09375">
                <text:p>156.09375</text:p>
              </table:table-cell>
              <table:table-cell office:value-type="float" office:value="178.711419476201">
                <text:p>178.711419476201</text:p>
              </table:table-cell>
              <table:table-cell office:value-type="float" office:value="232.768288611086">
                <text:p>232.768288611086</text:p>
              </table:table-cell>
              <table:table-cell office:value-type="float" office:value="-232.768288611086">
                <text:p>-232.768288611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.5">
                <text:p>157.5</text:p>
              </table:table-cell>
              <table:table-cell office:value-type="float" office:value="168.763393673005">
                <text:p>168.763393673005</text:p>
              </table:table-cell>
              <table:table-cell office:value-type="float" office:value="235.230324686232">
                <text:p>235.230324686232</text:p>
              </table:table-cell>
              <table:table-cell office:value-type="float" office:value="-235.230324686232">
                <text:p>-235.230324686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.90625">
                <text:p>158.90625</text:p>
              </table:table-cell>
              <table:table-cell office:value-type="float" office:value="158.71371111193">
                <text:p>158.71371111193</text:p>
              </table:table-cell>
              <table:table-cell office:value-type="float" office:value="237.550666809616">
                <text:p>237.550666809616</text:p>
              </table:table-cell>
              <table:table-cell office:value-type="float" office:value="-237.550666809616">
                <text:p>-237.550666809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.3125">
                <text:p>160.3125</text:p>
              </table:table-cell>
              <table:table-cell office:value-type="float" office:value="148.568425345969">
                <text:p>148.568425345969</text:p>
              </table:table-cell>
              <table:table-cell office:value-type="float" office:value="239.727917293904">
                <text:p>239.727917293904</text:p>
              </table:table-cell>
              <table:table-cell office:value-type="float" office:value="-239.727917293904">
                <text:p>-239.7279172939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.71875">
                <text:p>161.71875</text:p>
              </table:table-cell>
              <table:table-cell office:value-type="float" office:value="138.333647515911">
                <text:p>138.333647515911</text:p>
              </table:table-cell>
              <table:table-cell office:value-type="float" office:value="241.76076464482">
                <text:p>241.76076464482</text:p>
              </table:table-cell>
              <table:table-cell office:value-type="float" office:value="-241.76076464482">
                <text:p>-241.760764644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.125">
                <text:p>163.125</text:p>
              </table:table-cell>
              <table:table-cell office:value-type="float" office:value="128.015542669218">
                <text:p>128.015542669218</text:p>
              </table:table-cell>
              <table:table-cell office:value-type="float" office:value="243.64798435113">
                <text:p>243.64798435113</text:p>
              </table:table-cell>
              <table:table-cell office:value-type="float" office:value="-243.64798435113">
                <text:p>-243.647984351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53125">
                <text:p>164.53125</text:p>
              </table:table-cell>
              <table:table-cell office:value-type="float" office:value="117.62032604643">
                <text:p>117.62032604643</text:p>
              </table:table-cell>
              <table:table-cell office:value-type="float" office:value="245.388439622252">
                <text:p>245.388439622252</text:p>
              </table:table-cell>
              <table:table-cell office:value-type="float" office:value="-245.388439622252">
                <text:p>-245.3884396222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.9375">
                <text:p>165.9375</text:p>
              </table:table-cell>
              <table:table-cell office:value-type="float" office:value="107.154259337339">
                <text:p>107.154259337339</text:p>
              </table:table-cell>
              <table:table-cell office:value-type="float" office:value="246.981082073011">
                <text:p>246.981082073011</text:p>
              </table:table-cell>
              <table:table-cell office:value-type="float" office:value="-246.981082073011">
                <text:p>-246.9810820730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34375">
                <text:p>167.34375</text:p>
              </table:table-cell>
              <table:table-cell office:value-type="float" office:value="96.6236469091797">
                <text:p>96.6236469091797</text:p>
              </table:table-cell>
              <table:table-cell office:value-type="float" office:value="248.424952355146">
                <text:p>248.424952355146</text:p>
              </table:table-cell>
              <table:table-cell office:value-type="float" office:value="-248.424952355146">
                <text:p>-248.42495235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75">
                <text:p>168.75</text:p>
              </table:table-cell>
              <table:table-cell office:value-type="float" office:value="86.0348320091125">
                <text:p>86.0348320091125</text:p>
              </table:table-cell>
              <table:table-cell office:value-type="float" office:value="249.71918073519">
                <text:p>249.71918073519</text:p>
              </table:table-cell>
              <table:table-cell office:value-type="float" office:value="-249.71918073519">
                <text:p>-249.719180735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15625">
                <text:p>170.15625</text:p>
              </table:table-cell>
              <table:table-cell office:value-type="float" office:value="75.3941929432929">
                <text:p>75.3941929432929</text:p>
              </table:table-cell>
              <table:table-cell office:value-type="float" office:value="250.862987618361">
                <text:p>250.862987618361</text:p>
              </table:table-cell>
              <table:table-cell office:value-type="float" office:value="-250.862987618361">
                <text:p>-250.8629876183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5625">
                <text:p>171.5625</text:p>
              </table:table-cell>
              <table:table-cell office:value-type="float" office:value="64.7081392348146">
                <text:p>64.7081392348146</text:p>
              </table:table-cell>
              <table:table-cell office:value-type="float" office:value="251.855684018161">
                <text:p>251.855684018161</text:p>
              </table:table-cell>
              <table:table-cell office:value-type="float" office:value="-251.855684018161">
                <text:p>-251.8556840181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.96875">
                <text:p>172.96875</text:p>
              </table:table-cell>
              <table:table-cell office:value-type="float" office:value="53.9831077628544">
                <text:p>53.9831077628544</text:p>
              </table:table-cell>
              <table:table-cell office:value-type="float" office:value="252.6966719714">
                <text:p>252.6966719714</text:p>
              </table:table-cell>
              <table:table-cell office:value-type="float" office:value="-252.6966719714">
                <text:p>-252.6966719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.375">
                <text:p>174.375</text:p>
              </table:table-cell>
              <table:table-cell office:value-type="float" office:value="43.2255588853363">
                <text:p>43.2255588853363</text:p>
              </table:table-cell>
              <table:table-cell office:value-type="float" office:value="253.38544489838">
                <text:p>253.38544489838</text:p>
              </table:table-cell>
              <table:table-cell office:value-type="float" office:value="-253.38544489838">
                <text:p>-253.385444898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.78125">
                <text:p>175.78125</text:p>
              </table:table-cell>
              <table:table-cell office:value-type="float" office:value="32.4419725474533">
                <text:p>32.4419725474533</text:p>
              </table:table-cell>
              <table:table-cell office:value-type="float" office:value="253.921587908046">
                <text:p>253.921587908046</text:p>
              </table:table-cell>
              <table:table-cell office:value-type="float" office:value="-253.921587908046">
                <text:p>-253.921587908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.1875">
                <text:p>177.1875</text:p>
              </table:table-cell>
              <table:table-cell office:value-type="float" office:value="21.6388443783913">
                <text:p>21.6388443783913</text:p>
              </table:table-cell>
              <table:table-cell office:value-type="float" office:value="254.304778047895">
                <text:p>254.304778047895</text:p>
              </table:table-cell>
              <table:table-cell office:value-type="float" office:value="-254.304778047895">
                <text:p>-254.3047780478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.59375">
                <text:p>178.59375</text:p>
              </table:table-cell>
              <table:table-cell office:value-type="float" office:value="10.8226817786043">
                <text:p>10.8226817786043</text:p>
              </table:table-cell>
              <table:table-cell office:value-type="float" office:value="254.534784498517">
                <text:p>254.534784498517</text:p>
              </table:table-cell>
              <table:table-cell office:value-type="float" office:value="-254.534784498517">
                <text:p>-254.5347844985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60046158949322">
                <text:p>0.0000000000000360046158949322</text:p>
              </table:table-cell>
              <table:table-cell office:value-type="float" office:value="254.611468712625">
                <text:p>254.611468712625</text:p>
              </table:table-cell>
              <table:table-cell office:value-type="float" office:value="-254.611468712625">
                <text:p>-254.611468712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.40625">
                <text:p>181.40625</text:p>
              </table:table-cell>
              <table:table-cell office:value-type="float" office:value="-10.8226817786043">
                <text:p>-10.8226817786043</text:p>
              </table:table-cell>
              <table:table-cell office:value-type="float" office:value="254.534784498517">
                <text:p>254.534784498517</text:p>
              </table:table-cell>
              <table:table-cell office:value-type="float" office:value="-254.534784498517">
                <text:p>-254.5347844985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.8125">
                <text:p>182.8125</text:p>
              </table:table-cell>
              <table:table-cell office:value-type="float" office:value="-21.6388443783914">
                <text:p>-21.6388443783914</text:p>
              </table:table-cell>
              <table:table-cell office:value-type="float" office:value="254.304778047895">
                <text:p>254.304778047895</text:p>
              </table:table-cell>
              <table:table-cell office:value-type="float" office:value="-254.304778047895">
                <text:p>-254.304778047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.21875">
                <text:p>184.21875</text:p>
              </table:table-cell>
              <table:table-cell office:value-type="float" office:value="-32.4419725474533">
                <text:p>-32.4419725474533</text:p>
              </table:table-cell>
              <table:table-cell office:value-type="float" office:value="253.921587908046">
                <text:p>253.921587908046</text:p>
              </table:table-cell>
              <table:table-cell office:value-type="float" office:value="-253.921587908046">
                <text:p>-253.9215879080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.625">
                <text:p>185.625</text:p>
              </table:table-cell>
              <table:table-cell office:value-type="float" office:value="-43.2255588853362">
                <text:p>-43.2255588853362</text:p>
              </table:table-cell>
              <table:table-cell office:value-type="float" office:value="253.38544489838">
                <text:p>253.38544489838</text:p>
              </table:table-cell>
              <table:table-cell office:value-type="float" office:value="-253.38544489838">
                <text:p>-253.38544489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.03125">
                <text:p>187.03125</text:p>
              </table:table-cell>
              <table:table-cell office:value-type="float" office:value="-53.9831077628543">
                <text:p>-53.9831077628543</text:p>
              </table:table-cell>
              <table:table-cell office:value-type="float" office:value="252.6966719714">
                <text:p>252.6966719714</text:p>
              </table:table-cell>
              <table:table-cell office:value-type="float" office:value="-252.6966719714">
                <text:p>-252.69667197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.4375">
                <text:p>188.4375</text:p>
              </table:table-cell>
              <table:table-cell office:value-type="float" office:value="-64.7081392348145">
                <text:p>-64.7081392348145</text:p>
              </table:table-cell>
              <table:table-cell office:value-type="float" office:value="251.855684018161">
                <text:p>251.855684018161</text:p>
              </table:table-cell>
              <table:table-cell office:value-type="float" office:value="-251.855684018161">
                <text:p>-251.8556840181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.84375">
                <text:p>189.84375</text:p>
              </table:table-cell>
              <table:table-cell office:value-type="float" office:value="-75.3941929432927">
                <text:p>-75.3941929432927</text:p>
              </table:table-cell>
              <table:table-cell office:value-type="float" office:value="250.862987618361">
                <text:p>250.862987618361</text:p>
              </table:table-cell>
              <table:table-cell office:value-type="float" office:value="-250.862987618361">
                <text:p>-250.8629876183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.25">
                <text:p>191.25</text:p>
              </table:table-cell>
              <table:table-cell office:value-type="float" office:value="-86.0348320091126">
                <text:p>-86.0348320091126</text:p>
              </table:table-cell>
              <table:table-cell office:value-type="float" office:value="249.71918073519">
                <text:p>249.71918073519</text:p>
              </table:table-cell>
              <table:table-cell office:value-type="float" office:value="-249.71918073519">
                <text:p>-249.719180735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.65625">
                <text:p>192.65625</text:p>
              </table:table-cell>
              <table:table-cell office:value-type="float" office:value="-96.6236469091796">
                <text:p>-96.6236469091796</text:p>
              </table:table-cell>
              <table:table-cell office:value-type="float" office:value="248.424952355146">
                <text:p>248.424952355146</text:p>
              </table:table-cell>
              <table:table-cell office:value-type="float" office:value="-248.424952355146">
                <text:p>-248.4249523551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0625">
                <text:p>194.0625</text:p>
              </table:table-cell>
              <table:table-cell office:value-type="float" office:value="-107.154259337339">
                <text:p>-107.154259337339</text:p>
              </table:table-cell>
              <table:table-cell office:value-type="float" office:value="246.981082073011">
                <text:p>246.981082073011</text:p>
              </table:table-cell>
              <table:table-cell office:value-type="float" office:value="-246.981082073011">
                <text:p>-246.981082073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5.46875">
                <text:p>195.46875</text:p>
              </table:table-cell>
              <table:table-cell office:value-type="float" office:value="-117.62032604643">
                <text:p>-117.62032604643</text:p>
              </table:table-cell>
              <table:table-cell office:value-type="float" office:value="245.388439622252">
                <text:p>245.388439622252</text:p>
              </table:table-cell>
              <table:table-cell office:value-type="float" office:value="-245.388439622252">
                <text:p>-245.388439622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.875">
                <text:p>196.875</text:p>
              </table:table-cell>
              <table:table-cell office:value-type="float" office:value="-128.015542669218">
                <text:p>-128.015542669218</text:p>
              </table:table-cell>
              <table:table-cell office:value-type="float" office:value="243.64798435113">
                <text:p>243.64798435113</text:p>
              </table:table-cell>
              <table:table-cell office:value-type="float" office:value="-243.64798435113">
                <text:p>-243.647984351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8.28125">
                <text:p>198.28125</text:p>
              </table:table-cell>
              <table:table-cell office:value-type="float" office:value="-138.333647515911">
                <text:p>-138.333647515911</text:p>
              </table:table-cell>
              <table:table-cell office:value-type="float" office:value="241.76076464482">
                <text:p>241.76076464482</text:p>
              </table:table-cell>
              <table:table-cell office:value-type="float" office:value="-241.76076464482">
                <text:p>-241.760764644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.6875">
                <text:p>199.6875</text:p>
              </table:table-cell>
              <table:table-cell office:value-type="float" office:value="-148.568425345969">
                <text:p>-148.568425345969</text:p>
              </table:table-cell>
              <table:table-cell office:value-type="float" office:value="239.727917293904">
                <text:p>239.727917293904</text:p>
              </table:table-cell>
              <table:table-cell office:value-type="float" office:value="-239.727917293904">
                <text:p>-239.727917293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.09375">
                <text:p>201.09375</text:p>
              </table:table-cell>
              <table:table-cell office:value-type="float" office:value="-158.71371111193">
                <text:p>-158.71371111193</text:p>
              </table:table-cell>
              <table:table-cell office:value-type="float" office:value="237.550666809616">
                <text:p>237.550666809616</text:p>
              </table:table-cell>
              <table:table-cell office:value-type="float" office:value="-237.550666809616">
                <text:p>-237.5506668096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.5">
                <text:p>202.5</text:p>
              </table:table-cell>
              <table:table-cell office:value-type="float" office:value="-168.763393673005">
                <text:p>-168.763393673005</text:p>
              </table:table-cell>
              <table:table-cell office:value-type="float" office:value="235.230324686232">
                <text:p>235.230324686232</text:p>
              </table:table-cell>
              <table:table-cell office:value-type="float" office:value="-235.230324686232">
                <text:p>-235.230324686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.90625">
                <text:p>203.90625</text:p>
              </table:table-cell>
              <table:table-cell office:value-type="float" office:value="-178.7114194762">
                <text:p>-178.7114194762</text:p>
              </table:table-cell>
              <table:table-cell office:value-type="float" office:value="232.768288611086">
                <text:p>232.768288611086</text:p>
              </table:table-cell>
              <table:table-cell office:value-type="float" office:value="-232.768288611086">
                <text:p>-232.7682886110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.3125">
                <text:p>205.3125</text:p>
              </table:table-cell>
              <table:table-cell office:value-type="float" office:value="-188.551796202754">
                <text:p>-188.551796202754</text:p>
              </table:table-cell>
              <table:table-cell office:value-type="float" office:value="230.166041622648">
                <text:p>230.166041622648</text:p>
              </table:table-cell>
              <table:table-cell office:value-type="float" office:value="-230.166041622648">
                <text:p>-230.166041622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.71875">
                <text:p>206.71875</text:p>
              </table:table-cell>
              <table:table-cell office:value-type="float" office:value="-198.278596377682">
                <text:p>-198.278596377682</text:p>
              </table:table-cell>
              <table:table-cell office:value-type="float" office:value="227.425151217198">
                <text:p>227.425151217198</text:p>
              </table:table-cell>
              <table:table-cell office:value-type="float" office:value="-227.425151217198">
                <text:p>-227.425151217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.125">
                <text:p>208.125</text:p>
              </table:table-cell>
              <table:table-cell office:value-type="float" office:value="-207.885960940265">
                <text:p>-207.885960940265</text:p>
              </table:table-cell>
              <table:table-cell office:value-type="float" office:value="224.54726840463">
                <text:p>224.54726840463</text:p>
              </table:table-cell>
              <table:table-cell office:value-type="float" office:value="-224.54726840463">
                <text:p>-224.547268404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.53125">
                <text:p>209.53125</text:p>
              </table:table-cell>
              <table:table-cell office:value-type="float" office:value="-217.368102773335">
                <text:p>-217.368102773335</text:p>
              </table:table-cell>
              <table:table-cell office:value-type="float" office:value="221.534126713938">
                <text:p>221.534126713938</text:p>
              </table:table-cell>
              <table:table-cell office:value-type="float" office:value="-221.534126713938">
                <text:p>-221.534126713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.9375">
                <text:p>210.9375</text:p>
              </table:table-cell>
              <table:table-cell office:value-type="float" office:value="-222.553425669109">
                <text:p>-222.553425669109</text:p>
              </table:table-cell>
              <table:table-cell office:value-type="float" office:value="222.553425669109">
                <text:p>222.553425669109</text:p>
              </table:table-cell>
              <table:table-cell office:value-type="float" office:value="-214.221656628906">
                <text:p>-214.2216566289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.34375">
                <text:p>212.34375</text:p>
              </table:table-cell>
              <table:table-cell office:value-type="float" office:value="-225.521678732768">
                <text:p>-225.521678732768</text:p>
              </table:table-cell>
              <table:table-cell office:value-type="float" office:value="225.521678732768">
                <text:p>225.521678732768</text:p>
              </table:table-cell>
              <table:table-cell office:value-type="float" office:value="-204.697135457883">
                <text:p>-204.6971354578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3.75">
                <text:p>213.75</text:p>
              </table:table-cell>
              <table:table-cell office:value-type="float" office:value="-228.354085969956">
                <text:p>-228.354085969956</text:p>
              </table:table-cell>
              <table:table-cell office:value-type="float" office:value="228.354085969956">
                <text:p>228.354085969956</text:p>
              </table:table-cell>
              <table:table-cell office:value-type="float" office:value="-195.04931238658">
                <text:p>-195.04931238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.15625">
                <text:p>215.15625</text:p>
              </table:table-cell>
              <table:table-cell office:value-type="float" office:value="-231.048941244466">
                <text:p>-231.048941244466</text:p>
              </table:table-cell>
              <table:table-cell office:value-type="float" office:value="231.048941244466">
                <text:p>231.048941244466</text:p>
              </table:table-cell>
              <table:table-cell office:value-type="float" office:value="-185.283998902858">
                <text:p>-185.28399890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.5625">
                <text:p>216.5625</text:p>
              </table:table-cell>
              <table:table-cell office:value-type="float" office:value="-233.604621276246">
                <text:p>-233.604621276246</text:p>
              </table:table-cell>
              <table:table-cell office:value-type="float" office:value="233.604621276246">
                <text:p>233.604621276246</text:p>
              </table:table-cell>
              <table:table-cell office:value-type="float" office:value="-175.407077266412">
                <text:p>-175.4070772664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.96875">
                <text:p>217.96875</text:p>
              </table:table-cell>
              <table:table-cell office:value-type="float" office:value="-236.019586619209">
                <text:p>-236.019586619209</text:p>
              </table:table-cell>
              <table:table-cell office:value-type="float" office:value="236.019586619209">
                <text:p>236.019586619209</text:p>
              </table:table-cell>
              <table:table-cell office:value-type="float" office:value="-165.424496965514">
                <text:p>-165.4244969655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9.375">
                <text:p>219.375</text:p>
              </table:table-cell>
              <table:table-cell office:value-type="float" office:value="-238.292382588533">
                <text:p>-238.292382588533</text:p>
              </table:table-cell>
              <table:table-cell office:value-type="float" office:value="238.292382588533">
                <text:p>238.292382588533</text:p>
              </table:table-cell>
              <table:table-cell office:value-type="float" office:value="-155.342271133264">
                <text:p>-155.3422711332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.78125">
                <text:p>220.78125</text:p>
              </table:table-cell>
              <table:table-cell office:value-type="float" office:value="-240.421640136912">
                <text:p>-240.421640136912</text:p>
              </table:table-cell>
              <table:table-cell office:value-type="float" office:value="240.421640136912">
                <text:p>240.421640136912</text:p>
              </table:table-cell>
              <table:table-cell office:value-type="float" office:value="-145.166472925505">
                <text:p>-145.166472925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2.1875">
                <text:p>222.1875</text:p>
              </table:table-cell>
              <table:table-cell office:value-type="float" office:value="-242.406076679217">
                <text:p>-242.406076679217</text:p>
              </table:table-cell>
              <table:table-cell office:value-type="float" office:value="242.406076679217">
                <text:p>242.406076679217</text:p>
              </table:table-cell>
              <table:table-cell office:value-type="float" office:value="-134.90323186258">
                <text:p>-134.903231862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3.59375">
                <text:p>223.59375</text:p>
              </table:table-cell>
              <table:table-cell office:value-type="float" office:value="-244.244496865077">
                <text:p>-244.244496865077</text:p>
              </table:table-cell>
              <table:table-cell office:value-type="float" office:value="244.244496865077">
                <text:p>244.244496865077</text:p>
              </table:table-cell>
              <table:table-cell office:value-type="float" office:value="-124.558730137138">
                <text:p>-124.5587301371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">
                <text:p>225</text:p>
              </table:table-cell>
              <table:table-cell office:value-type="float" office:value="-245.935793298915">
                <text:p>-245.935793298915</text:p>
              </table:table-cell>
              <table:table-cell office:value-type="float" office:value="245.935793298915">
                <text:p>245.935793298915</text:p>
              </table:table-cell>
              <table:table-cell office:value-type="float" office:value="-114.139198890212">
                <text:p>-114.1391988902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6.40625">
                <text:p>226.40625</text:p>
              </table:table-cell>
              <table:table-cell office:value-type="float" office:value="-247.478947207002">
                <text:p>-247.478947207002</text:p>
              </table:table-cell>
              <table:table-cell office:value-type="float" office:value="247.478947207002">
                <text:p>247.478947207002</text:p>
              </table:table-cell>
              <table:table-cell office:value-type="float" office:value="-103.650914457814">
                <text:p>-103.650914457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.8125">
                <text:p>227.8125</text:p>
              </table:table-cell>
              <table:table-cell office:value-type="float" office:value="-248.873029051126">
                <text:p>-248.873029051126</text:p>
              </table:table-cell>
              <table:table-cell office:value-type="float" office:value="248.873029051126">
                <text:p>248.873029051126</text:p>
              </table:table-cell>
              <table:table-cell office:value-type="float" office:value="-93.1001945903037">
                <text:p>-93.10019459030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.21875">
                <text:p>229.21875</text:p>
              </table:table-cell>
              <table:table-cell office:value-type="float" office:value="-250.117199088511">
                <text:p>-250.117199088511</text:p>
              </table:table-cell>
              <table:table-cell office:value-type="float" office:value="250.117199088511">
                <text:p>250.117199088511</text:p>
              </table:table-cell>
              <table:table-cell office:value-type="float" office:value="-82.493394646813">
                <text:p>-82.493394646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.625">
                <text:p>230.625</text:p>
              </table:table-cell>
              <table:table-cell office:value-type="float" office:value="-251.210707877649">
                <text:p>-251.210707877649</text:p>
              </table:table-cell>
              <table:table-cell office:value-type="float" office:value="251.210707877649">
                <text:p>251.210707877649</text:p>
              </table:table-cell>
              <table:table-cell office:value-type="float" office:value="-71.8369037670138">
                <text:p>-71.83690376701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2.03125">
                <text:p>232.03125</text:p>
              </table:table-cell>
              <table:table-cell office:value-type="float" office:value="-252.152896729736">
                <text:p>-252.152896729736</text:p>
              </table:table-cell>
              <table:table-cell office:value-type="float" office:value="252.152896729736">
                <text:p>252.152896729736</text:p>
              </table:table-cell>
              <table:table-cell office:value-type="float" office:value="-61.1371410225401">
                <text:p>-61.13714102254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.4375">
                <text:p>233.4375</text:p>
              </table:table-cell>
              <table:table-cell office:value-type="float" office:value="-252.943198105436">
                <text:p>-252.943198105436</text:p>
              </table:table-cell>
              <table:table-cell office:value-type="float" office:value="252.943198105436">
                <text:p>252.943198105436</text:p>
              </table:table-cell>
              <table:table-cell office:value-type="float" office:value="-50.4005515503794">
                <text:p>-50.40055155037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4.84375">
                <text:p>234.84375</text:p>
              </table:table-cell>
              <table:table-cell office:value-type="float" office:value="-253.581135956753">
                <text:p>-253.581135956753</text:p>
              </table:table-cell>
              <table:table-cell office:value-type="float" office:value="253.581135956753">
                <text:p>253.581135956753</text:p>
              </table:table-cell>
              <table:table-cell office:value-type="float" office:value="-39.6336026705628">
                <text:p>-39.63360267056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.25">
                <text:p>236.25</text:p>
              </table:table-cell>
              <table:table-cell office:value-type="float" office:value="-254.066326013779">
                <text:p>-254.066326013779</text:p>
              </table:table-cell>
              <table:table-cell office:value-type="float" office:value="254.066326013779">
                <text:p>254.066326013779</text:p>
              </table:table-cell>
              <table:table-cell office:value-type="float" office:value="-28.842779990493">
                <text:p>-28.842779990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.65625">
                <text:p>237.65625</text:p>
              </table:table-cell>
              <table:table-cell office:value-type="float" office:value="-254.398476016167">
                <text:p>-254.398476016167</text:p>
              </table:table-cell>
              <table:table-cell office:value-type="float" office:value="254.398476016167">
                <text:p>254.398476016167</text:p>
              </table:table-cell>
              <table:table-cell office:value-type="float" office:value="-18.0345834982583">
                <text:p>-18.03458349825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9.0625">
                <text:p>239.0625</text:p>
              </table:table-cell>
              <table:table-cell office:value-type="float" office:value="-254.577385889174">
                <text:p>-254.577385889174</text:p>
              </table:table-cell>
              <table:table-cell office:value-type="float" office:value="254.577385889174">
                <text:p>254.577385889174</text:p>
              </table:table-cell>
              <table:table-cell office:value-type="float" office:value="-7.21552364728066">
                <text:p>-7.215523647280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.46875">
                <text:p>240.46875</text:p>
              </table:table-cell>
              <table:table-cell office:value-type="float" office:value="-254.602947864182">
                <text:p>-254.602947864182</text:p>
              </table:table-cell>
              <table:table-cell office:value-type="float" office:value="254.602947864182">
                <text:p>254.602947864182</text:p>
              </table:table-cell>
              <table:table-cell office:value-type="float" office:value="3.60788256533627">
                <text:p>3.60788256533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875">
                <text:p>241.875</text:p>
              </table:table-cell>
              <table:table-cell office:value-type="float" office:value="-254.475146543615">
                <text:p>-254.475146543615</text:p>
              </table:table-cell>
              <table:table-cell office:value-type="float" office:value="254.475146543615">
                <text:p>254.475146543615</text:p>
              </table:table-cell>
              <table:table-cell office:value-type="float" office:value="14.4291155244032">
                <text:p>14.4291155244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.28125">
                <text:p>243.28125</text:p>
              </table:table-cell>
              <table:table-cell office:value-type="float" office:value="-254.194058910209">
                <text:p>-254.194058910209</text:p>
              </table:table-cell>
              <table:table-cell office:value-type="float" office:value="254.194058910209">
                <text:p>254.194058910209</text:p>
              </table:table-cell>
              <table:table-cell office:value-type="float" office:value="25.2416569238177">
                <text:p>25.24165692381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.6875">
                <text:p>244.6875</text:p>
              </table:table-cell>
              <table:table-cell office:value-type="float" office:value="-253.759854280643">
                <text:p>-253.759854280643</text:p>
              </table:table-cell>
              <table:table-cell office:value-type="float" office:value="253.759854280643">
                <text:p>253.759854280643</text:p>
              </table:table-cell>
              <table:table-cell office:value-type="float" office:value="36.0389936929476">
                <text:p>36.0389936929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6.09375">
                <text:p>246.09375</text:p>
              </table:table-cell>
              <table:table-cell office:value-type="float" office:value="-253.172794203551">
                <text:p>-253.172794203551</text:p>
              </table:table-cell>
              <table:table-cell office:value-type="float" office:value="253.172794203551">
                <text:p>253.172794203551</text:p>
              </table:table-cell>
              <table:table-cell office:value-type="float" office:value="46.8146219198617">
                <text:p>46.81462191986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7.5">
                <text:p>247.5</text:p>
              </table:table-cell>
              <table:table-cell office:value-type="float" office:value="-252.433232301971">
                <text:p>-252.433232301971</text:p>
              </table:table-cell>
              <table:table-cell office:value-type="float" office:value="252.433232301971">
                <text:p>252.433232301971</text:p>
              </table:table-cell>
              <table:table-cell office:value-type="float" office:value="57.5620507690427">
                <text:p>57.56205076904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.90625">
                <text:p>248.90625</text:p>
              </table:table-cell>
              <table:table-cell office:value-type="float" office:value="-251.541614060338">
                <text:p>-251.541614060338</text:p>
              </table:table-cell>
              <table:table-cell office:value-type="float" office:value="251.541614060338">
                <text:p>251.541614060338</text:p>
              </table:table-cell>
              <table:table-cell office:value-type="float" office:value="68.2748063912241">
                <text:p>68.27480639122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.3125">
                <text:p>250.3125</text:p>
              </table:table-cell>
              <table:table-cell office:value-type="float" office:value="-250.498476556143">
                <text:p>-250.498476556143</text:p>
              </table:table-cell>
              <table:table-cell office:value-type="float" office:value="250.498476556143">
                <text:p>250.498476556143</text:p>
              </table:table-cell>
              <table:table-cell office:value-type="float" office:value="78.9464358229951">
                <text:p>78.94643582299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1.71875">
                <text:p>251.71875</text:p>
              </table:table-cell>
              <table:table-cell office:value-type="float" office:value="-249.304448136412">
                <text:p>-249.304448136412</text:p>
              </table:table-cell>
              <table:table-cell office:value-type="float" office:value="249.304448136412">
                <text:p>249.304448136412</text:p>
              </table:table-cell>
              <table:table-cell office:value-type="float" office:value="89.5705108738235">
                <text:p>89.57051087382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.125">
                <text:p>253.125</text:p>
              </table:table-cell>
              <table:table-cell office:value-type="float" office:value="-247.960248039217">
                <text:p>-247.960248039217</text:p>
              </table:table-cell>
              <table:table-cell office:value-type="float" office:value="247.960248039217">
                <text:p>247.960248039217</text:p>
              </table:table-cell>
              <table:table-cell office:value-type="float" office:value="100.140631998159">
                <text:p>100.1406319981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4.53125">
                <text:p>254.53125</text:p>
              </table:table-cell>
              <table:table-cell office:value-type="float" office:value="-246.466685960433">
                <text:p>-246.466685960433</text:p>
              </table:table-cell>
              <table:table-cell office:value-type="float" office:value="246.466685960433">
                <text:p>246.466685960433</text:p>
              </table:table-cell>
              <table:table-cell office:value-type="float" office:value="110.650432150277">
                <text:p>110.650432150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.9375">
                <text:p>255.9375</text:p>
              </table:table-cell>
              <table:table-cell office:value-type="float" office:value="-244.824661566011">
                <text:p>-244.824661566011</text:p>
              </table:table-cell>
              <table:table-cell office:value-type="float" office:value="244.824661566011">
                <text:p>244.824661566011</text:p>
              </table:table-cell>
              <table:table-cell office:value-type="float" office:value="121.093580619555">
                <text:p>121.0935806195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7.34375">
                <text:p>257.34375</text:p>
              </table:table-cell>
              <table:table-cell office:value-type="float" office:value="-243.035163950045">
                <text:p>-243.035163950045</text:p>
              </table:table-cell>
              <table:table-cell office:value-type="float" office:value="243.035163950045">
                <text:p>243.035163950045</text:p>
              </table:table-cell>
              <table:table-cell office:value-type="float" office:value="131.463786843848">
                <text:p>131.4637868438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8.75">
                <text:p>258.75</text:p>
              </table:table-cell>
              <table:table-cell office:value-type="float" office:value="-241.099271038985">
                <text:p>-241.099271038985</text:p>
              </table:table-cell>
              <table:table-cell office:value-type="float" office:value="241.099271038985">
                <text:p>241.099271038985</text:p>
              </table:table-cell>
              <table:table-cell office:value-type="float" office:value="141.754804198694">
                <text:p>141.7548041986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.15625">
                <text:p>260.15625</text:p>
              </table:table-cell>
              <table:table-cell office:value-type="float" office:value="-239.018148942334">
                <text:p>-239.018148942334</text:p>
              </table:table-cell>
              <table:table-cell office:value-type="float" office:value="239.018148942334">
                <text:p>239.018148942334</text:p>
              </table:table-cell>
              <table:table-cell office:value-type="float" office:value="151.960433760044">
                <text:p>151.9604337600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.5625">
                <text:p>261.5625</text:p>
              </table:table-cell>
              <table:table-cell office:value-type="float" office:value="-236.793051250224">
                <text:p>-236.793051250224</text:p>
              </table:table-cell>
              <table:table-cell office:value-type="float" office:value="236.793051250224">
                <text:p>236.793051250224</text:p>
              </table:table-cell>
              <table:table-cell office:value-type="float" office:value="162.074528038264">
                <text:p>162.0745280382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2.96875">
                <text:p>262.96875</text:p>
              </table:table-cell>
              <table:table-cell office:value-type="float" office:value="-234.425318278304">
                <text:p>-234.425318278304</text:p>
              </table:table-cell>
              <table:table-cell office:value-type="float" office:value="234.425318278304">
                <text:p>234.425318278304</text:p>
              </table:table-cell>
              <table:table-cell office:value-type="float" office:value="172.090994681151">
                <text:p>172.090994681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4.375">
                <text:p>264.375</text:p>
              </table:table-cell>
              <table:table-cell office:value-type="float" office:value="-231.91637626038">
                <text:p>-231.91637626038</text:p>
              </table:table-cell>
              <table:table-cell office:value-type="float" office:value="231.91637626038">
                <text:p>231.91637626038</text:p>
              </table:table-cell>
              <table:table-cell office:value-type="float" office:value="182.003800143738">
                <text:p>182.003800143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5.78125">
                <text:p>265.78125</text:p>
              </table:table-cell>
              <table:table-cell office:value-type="float" office:value="-229.267736489308">
                <text:p>-229.267736489308</text:p>
              </table:table-cell>
              <table:table-cell office:value-type="float" office:value="229.267736489308">
                <text:p>229.267736489308</text:p>
              </table:table-cell>
              <table:table-cell office:value-type="float" office:value="191.806973322679">
                <text:p>191.8069733226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.1875">
                <text:p>267.1875</text:p>
              </table:table-cell>
              <table:table-cell office:value-type="float" office:value="-226.480994406649">
                <text:p>-226.480994406649</text:p>
              </table:table-cell>
              <table:table-cell office:value-type="float" office:value="226.480994406649">
                <text:p>226.480994406649</text:p>
              </table:table-cell>
              <table:table-cell office:value-type="float" office:value="201.494609153016">
                <text:p>201.4946091530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.59375">
                <text:p>268.59375</text:p>
              </table:table-cell>
              <table:table-cell office:value-type="float" office:value="-223.557828641628">
                <text:p>-223.557828641628</text:p>
              </table:table-cell>
              <table:table-cell office:value-type="float" office:value="223.557828641628">
                <text:p>223.557828641628</text:p>
              </table:table-cell>
              <table:table-cell office:value-type="float" office:value="211.060872165167">
                <text:p>211.0608721651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-220.5">
                <text:p>-220.5</text:p>
              </table:table-cell>
              <table:table-cell office:value-type="float" office:value="220.5">
                <text:p>220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.40625">
                <text:p>271.40625</text:p>
              </table:table-cell>
              <table:table-cell office:value-type="float" office:value="-223.557828641628">
                <text:p>-223.557828641628</text:p>
              </table:table-cell>
              <table:table-cell office:value-type="float" office:value="211.060872165167">
                <text:p>211.060872165167</text:p>
              </table:table-cell>
              <table:table-cell office:value-type="float" office:value="223.557828641628">
                <text:p>223.5578286416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.8125">
                <text:p>272.8125</text:p>
              </table:table-cell>
              <table:table-cell office:value-type="float" office:value="-226.480994406649">
                <text:p>-226.480994406649</text:p>
              </table:table-cell>
              <table:table-cell office:value-type="float" office:value="201.494609153016">
                <text:p>201.494609153016</text:p>
              </table:table-cell>
              <table:table-cell office:value-type="float" office:value="226.480994406649">
                <text:p>226.4809944066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.21875">
                <text:p>274.21875</text:p>
              </table:table-cell>
              <table:table-cell office:value-type="float" office:value="-229.267736489308">
                <text:p>-229.267736489308</text:p>
              </table:table-cell>
              <table:table-cell office:value-type="float" office:value="191.806973322679">
                <text:p>191.806973322679</text:p>
              </table:table-cell>
              <table:table-cell office:value-type="float" office:value="229.267736489308">
                <text:p>229.267736489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.625">
                <text:p>275.625</text:p>
              </table:table-cell>
              <table:table-cell office:value-type="float" office:value="-231.91637626038">
                <text:p>-231.91637626038</text:p>
              </table:table-cell>
              <table:table-cell office:value-type="float" office:value="182.003800143738">
                <text:p>182.003800143738</text:p>
              </table:table-cell>
              <table:table-cell office:value-type="float" office:value="231.91637626038">
                <text:p>231.916376260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7.03125">
                <text:p>277.03125</text:p>
              </table:table-cell>
              <table:table-cell office:value-type="float" office:value="-234.425318278304">
                <text:p>-234.425318278304</text:p>
              </table:table-cell>
              <table:table-cell office:value-type="float" office:value="172.090994681151">
                <text:p>172.090994681151</text:p>
              </table:table-cell>
              <table:table-cell office:value-type="float" office:value="234.425318278304">
                <text:p>234.4253182783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.4375">
                <text:p>278.4375</text:p>
              </table:table-cell>
              <table:table-cell office:value-type="float" office:value="-236.793051250224">
                <text:p>-236.793051250224</text:p>
              </table:table-cell>
              <table:table-cell office:value-type="float" office:value="162.074528038264">
                <text:p>162.074528038264</text:p>
              </table:table-cell>
              <table:table-cell office:value-type="float" office:value="236.793051250224">
                <text:p>236.7930512502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.84375">
                <text:p>279.84375</text:p>
              </table:table-cell>
              <table:table-cell office:value-type="float" office:value="-239.018148942334">
                <text:p>-239.018148942334</text:p>
              </table:table-cell>
              <table:table-cell office:value-type="float" office:value="151.960433760045">
                <text:p>151.960433760045</text:p>
              </table:table-cell>
              <table:table-cell office:value-type="float" office:value="239.018148942334">
                <text:p>239.0181489423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.25">
                <text:p>281.25</text:p>
              </table:table-cell>
              <table:table-cell office:value-type="float" office:value="-241.099271038985">
                <text:p>-241.099271038985</text:p>
              </table:table-cell>
              <table:table-cell office:value-type="float" office:value="141.754804198694">
                <text:p>141.754804198694</text:p>
              </table:table-cell>
              <table:table-cell office:value-type="float" office:value="241.099271038985">
                <text:p>241.0992710389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2.65625">
                <text:p>282.65625</text:p>
              </table:table-cell>
              <table:table-cell office:value-type="float" office:value="-243.035163950045">
                <text:p>-243.035163950045</text:p>
              </table:table-cell>
              <table:table-cell office:value-type="float" office:value="131.463786843848">
                <text:p>131.463786843848</text:p>
              </table:table-cell>
              <table:table-cell office:value-type="float" office:value="243.035163950045">
                <text:p>243.0351639500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4.0625">
                <text:p>284.0625</text:p>
              </table:table-cell>
              <table:table-cell office:value-type="float" office:value="-244.824661566011">
                <text:p>-244.824661566011</text:p>
              </table:table-cell>
              <table:table-cell office:value-type="float" office:value="121.093580619555">
                <text:p>121.093580619555</text:p>
              </table:table-cell>
              <table:table-cell office:value-type="float" office:value="244.824661566011">
                <text:p>244.824661566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.46875">
                <text:p>285.46875</text:p>
              </table:table-cell>
              <table:table-cell office:value-type="float" office:value="-246.466685960433">
                <text:p>-246.466685960433</text:p>
              </table:table-cell>
              <table:table-cell office:value-type="float" office:value="110.650432150277">
                <text:p>110.650432150277</text:p>
              </table:table-cell>
              <table:table-cell office:value-type="float" office:value="246.466685960433">
                <text:p>246.4666859604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.875">
                <text:p>286.875</text:p>
              </table:table-cell>
              <table:table-cell office:value-type="float" office:value="-247.960248039217">
                <text:p>-247.960248039217</text:p>
              </table:table-cell>
              <table:table-cell office:value-type="float" office:value="100.140631998159">
                <text:p>100.140631998159</text:p>
              </table:table-cell>
              <table:table-cell office:value-type="float" office:value="247.960248039217">
                <text:p>247.960248039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28125">
                <text:p>288.28125</text:p>
              </table:table-cell>
              <table:table-cell office:value-type="float" office:value="-249.304448136412">
                <text:p>-249.304448136412</text:p>
              </table:table-cell>
              <table:table-cell office:value-type="float" office:value="89.5705108738235">
                <text:p>89.5705108738235</text:p>
              </table:table-cell>
              <table:table-cell office:value-type="float" office:value="249.304448136412">
                <text:p>249.3044481364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.6875">
                <text:p>289.6875</text:p>
              </table:table-cell>
              <table:table-cell office:value-type="float" office:value="-250.498476556143">
                <text:p>-250.498476556143</text:p>
              </table:table-cell>
              <table:table-cell office:value-type="float" office:value="78.9464358229951">
                <text:p>78.9464358229951</text:p>
              </table:table-cell>
              <table:table-cell office:value-type="float" office:value="250.498476556143">
                <text:p>250.498476556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.09375">
                <text:p>291.09375</text:p>
              </table:table-cell>
              <table:table-cell office:value-type="float" office:value="-251.541614060338">
                <text:p>-251.541614060338</text:p>
              </table:table-cell>
              <table:table-cell office:value-type="float" office:value="68.2748063912242">
                <text:p>68.2748063912242</text:p>
              </table:table-cell>
              <table:table-cell office:value-type="float" office:value="251.541614060338">
                <text:p>251.541614060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5">
                <text:p>292.5</text:p>
              </table:table-cell>
              <table:table-cell office:value-type="float" office:value="-252.433232301971">
                <text:p>-252.433232301971</text:p>
              </table:table-cell>
              <table:table-cell office:value-type="float" office:value="57.5620507690428">
                <text:p>57.5620507690428</text:p>
              </table:table-cell>
              <table:table-cell office:value-type="float" office:value="252.433232301971">
                <text:p>252.4332323019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.90625">
                <text:p>293.90625</text:p>
              </table:table-cell>
              <table:table-cell office:value-type="float" office:value="-253.172794203551">
                <text:p>-253.172794203551</text:p>
              </table:table-cell>
              <table:table-cell office:value-type="float" office:value="46.8146219198618">
                <text:p>46.8146219198618</text:p>
              </table:table-cell>
              <table:table-cell office:value-type="float" office:value="253.172794203551">
                <text:p>253.1727942035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3125">
                <text:p>295.3125</text:p>
              </table:table-cell>
              <table:table-cell office:value-type="float" office:value="-253.759854280643">
                <text:p>-253.759854280643</text:p>
              </table:table-cell>
              <table:table-cell office:value-type="float" office:value="36.0389936929477">
                <text:p>36.0389936929477</text:p>
              </table:table-cell>
              <table:table-cell office:value-type="float" office:value="253.759854280643">
                <text:p>253.759854280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6.71875">
                <text:p>296.71875</text:p>
              </table:table-cell>
              <table:table-cell office:value-type="float" office:value="-254.194058910209">
                <text:p>-254.194058910209</text:p>
              </table:table-cell>
              <table:table-cell office:value-type="float" office:value="25.2416569238178">
                <text:p>25.2416569238178</text:p>
              </table:table-cell>
              <table:table-cell office:value-type="float" office:value="254.194058910209">
                <text:p>254.194058910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.125">
                <text:p>298.125</text:p>
              </table:table-cell>
              <table:table-cell office:value-type="float" office:value="-254.475146543615">
                <text:p>-254.475146543615</text:p>
              </table:table-cell>
              <table:table-cell office:value-type="float" office:value="14.4291155244032">
                <text:p>14.4291155244032</text:p>
              </table:table-cell>
              <table:table-cell office:value-type="float" office:value="254.475146543615">
                <text:p>254.475146543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.53125">
                <text:p>299.53125</text:p>
              </table:table-cell>
              <table:table-cell office:value-type="float" office:value="-254.602947864182">
                <text:p>-254.602947864182</text:p>
              </table:table-cell>
              <table:table-cell office:value-type="float" office:value="3.60788256533627">
                <text:p>3.60788256533627</text:p>
              </table:table-cell>
              <table:table-cell office:value-type="float" office:value="254.602947864182">
                <text:p>254.6029478641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0.9375">
                <text:p>300.9375</text:p>
              </table:table-cell>
              <table:table-cell office:value-type="float" office:value="-254.577385889174">
                <text:p>-254.577385889174</text:p>
              </table:table-cell>
              <table:table-cell office:value-type="float" office:value="-7.21552364728065">
                <text:p>-7.21552364728065</text:p>
              </table:table-cell>
              <table:table-cell office:value-type="float" office:value="254.577385889174">
                <text:p>254.5773858891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.34375">
                <text:p>302.34375</text:p>
              </table:table-cell>
              <table:table-cell office:value-type="float" office:value="-254.398476016167">
                <text:p>-254.398476016167</text:p>
              </table:table-cell>
              <table:table-cell office:value-type="float" office:value="-18.0345834982582">
                <text:p>-18.0345834982582</text:p>
              </table:table-cell>
              <table:table-cell office:value-type="float" office:value="254.398476016167">
                <text:p>254.3984760161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">
                <text:p>303.75</text:p>
              </table:table-cell>
              <table:table-cell office:value-type="float" office:value="-254.066326013779">
                <text:p>-254.066326013779</text:p>
              </table:table-cell>
              <table:table-cell office:value-type="float" office:value="-28.842779990493">
                <text:p>-28.842779990493</text:p>
              </table:table-cell>
              <table:table-cell office:value-type="float" office:value="254.066326013779">
                <text:p>254.0663260137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.15625">
                <text:p>305.15625</text:p>
              </table:table-cell>
              <table:table-cell office:value-type="float" office:value="-253.581135956753">
                <text:p>-253.581135956753</text:p>
              </table:table-cell>
              <table:table-cell office:value-type="float" office:value="-39.6336026705626">
                <text:p>-39.6336026705626</text:p>
              </table:table-cell>
              <table:table-cell office:value-type="float" office:value="253.581135956753">
                <text:p>253.5811359567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6.5625">
                <text:p>306.5625</text:p>
              </table:table-cell>
              <table:table-cell office:value-type="float" office:value="-252.943198105436">
                <text:p>-252.943198105436</text:p>
              </table:table-cell>
              <table:table-cell office:value-type="float" office:value="-50.4005515503793">
                <text:p>-50.4005515503793</text:p>
              </table:table-cell>
              <table:table-cell office:value-type="float" office:value="252.943198105436">
                <text:p>252.9431981054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.96875">
                <text:p>307.96875</text:p>
              </table:table-cell>
              <table:table-cell office:value-type="float" office:value="-252.152896729735">
                <text:p>-252.152896729735</text:p>
              </table:table-cell>
              <table:table-cell office:value-type="float" office:value="-61.13714102254">
                <text:p>-61.13714102254</text:p>
              </table:table-cell>
              <table:table-cell office:value-type="float" office:value="252.152896729735">
                <text:p>252.1528967297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.375">
                <text:p>309.375</text:p>
              </table:table-cell>
              <table:table-cell office:value-type="float" office:value="-251.210707877649">
                <text:p>-251.210707877649</text:p>
              </table:table-cell>
              <table:table-cell office:value-type="float" office:value="-71.8369037670136">
                <text:p>-71.8369037670136</text:p>
              </table:table-cell>
              <table:table-cell office:value-type="float" office:value="251.210707877649">
                <text:p>251.2107078776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0.78125">
                <text:p>310.78125</text:p>
              </table:table-cell>
              <table:table-cell office:value-type="float" office:value="-250.117199088511">
                <text:p>-250.117199088511</text:p>
              </table:table-cell>
              <table:table-cell office:value-type="float" office:value="-82.4933946468129">
                <text:p>-82.4933946468129</text:p>
              </table:table-cell>
              <table:table-cell office:value-type="float" office:value="250.117199088511">
                <text:p>250.1171990885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.1875">
                <text:p>312.1875</text:p>
              </table:table-cell>
              <table:table-cell office:value-type="float" office:value="-248.873029051126">
                <text:p>-248.873029051126</text:p>
              </table:table-cell>
              <table:table-cell office:value-type="float" office:value="-93.1001945903036">
                <text:p>-93.1001945903036</text:p>
              </table:table-cell>
              <table:table-cell office:value-type="float" office:value="248.873029051126">
                <text:p>248.8730290511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.59375">
                <text:p>313.59375</text:p>
              </table:table-cell>
              <table:table-cell office:value-type="float" office:value="-247.478947207002">
                <text:p>-247.478947207002</text:p>
              </table:table-cell>
              <table:table-cell office:value-type="float" office:value="-103.650914457814">
                <text:p>-103.650914457814</text:p>
              </table:table-cell>
              <table:table-cell office:value-type="float" office:value="247.478947207002">
                <text:p>247.478947207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">
                <text:p>315</text:p>
              </table:table-cell>
              <table:table-cell office:value-type="float" office:value="-245.935793298916">
                <text:p>-245.935793298916</text:p>
              </table:table-cell>
              <table:table-cell office:value-type="float" office:value="-114.139198890212">
                <text:p>-114.139198890212</text:p>
              </table:table-cell>
              <table:table-cell office:value-type="float" office:value="245.935793298916">
                <text:p>245.9357932989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.40625">
                <text:p>316.40625</text:p>
              </table:table-cell>
              <table:table-cell office:value-type="float" office:value="-244.244496865077">
                <text:p>-244.244496865077</text:p>
              </table:table-cell>
              <table:table-cell office:value-type="float" office:value="-124.558730137138">
                <text:p>-124.558730137138</text:p>
              </table:table-cell>
              <table:table-cell office:value-type="float" office:value="244.244496865077">
                <text:p>244.2444968650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.8125">
                <text:p>317.8125</text:p>
              </table:table-cell>
              <table:table-cell office:value-type="float" office:value="-242.406076679217">
                <text:p>-242.406076679217</text:p>
              </table:table-cell>
              <table:table-cell office:value-type="float" office:value="-134.90323186258">
                <text:p>-134.90323186258</text:p>
              </table:table-cell>
              <table:table-cell office:value-type="float" office:value="242.406076679217">
                <text:p>242.4060766792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.21875">
                <text:p>319.21875</text:p>
              </table:table-cell>
              <table:table-cell office:value-type="float" office:value="-240.421640136912">
                <text:p>-240.421640136912</text:p>
              </table:table-cell>
              <table:table-cell office:value-type="float" office:value="-145.166472925505">
                <text:p>-145.166472925505</text:p>
              </table:table-cell>
              <table:table-cell office:value-type="float" office:value="240.421640136912">
                <text:p>240.421640136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.625">
                <text:p>320.625</text:p>
              </table:table-cell>
              <table:table-cell office:value-type="float" office:value="-238.292382588533">
                <text:p>-238.292382588533</text:p>
              </table:table-cell>
              <table:table-cell office:value-type="float" office:value="-155.342271133264">
                <text:p>-155.342271133264</text:p>
              </table:table-cell>
              <table:table-cell office:value-type="float" office:value="238.292382588533">
                <text:p>238.2923825885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2.03125">
                <text:p>322.03125</text:p>
              </table:table-cell>
              <table:table-cell office:value-type="float" office:value="-236.019586619209">
                <text:p>-236.019586619209</text:p>
              </table:table-cell>
              <table:table-cell office:value-type="float" office:value="-165.424496965514">
                <text:p>-165.424496965514</text:p>
              </table:table-cell>
              <table:table-cell office:value-type="float" office:value="236.019586619209">
                <text:p>236.019586619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.4375">
                <text:p>323.4375</text:p>
              </table:table-cell>
              <table:table-cell office:value-type="float" office:value="-233.604621276246">
                <text:p>-233.604621276246</text:p>
              </table:table-cell>
              <table:table-cell office:value-type="float" office:value="-175.407077266412">
                <text:p>-175.407077266412</text:p>
              </table:table-cell>
              <table:table-cell office:value-type="float" office:value="233.604621276246">
                <text:p>233.6046212762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.84375">
                <text:p>324.84375</text:p>
              </table:table-cell>
              <table:table-cell office:value-type="float" office:value="-231.048941244466">
                <text:p>-231.048941244466</text:p>
              </table:table-cell>
              <table:table-cell office:value-type="float" office:value="-185.283998902858">
                <text:p>-185.283998902858</text:p>
              </table:table-cell>
              <table:table-cell office:value-type="float" office:value="231.048941244466">
                <text:p>231.048941244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.25">
                <text:p>326.25</text:p>
              </table:table-cell>
              <table:table-cell office:value-type="float" office:value="-228.354085969956">
                <text:p>-228.354085969956</text:p>
              </table:table-cell>
              <table:table-cell office:value-type="float" office:value="-195.049312386579">
                <text:p>-195.049312386579</text:p>
              </table:table-cell>
              <table:table-cell office:value-type="float" office:value="228.354085969956">
                <text:p>228.3540859699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.65625">
                <text:p>327.65625</text:p>
              </table:table-cell>
              <table:table-cell office:value-type="float" office:value="-225.521678732768">
                <text:p>-225.521678732768</text:p>
              </table:table-cell>
              <table:table-cell office:value-type="float" office:value="-204.697135457883">
                <text:p>-204.697135457883</text:p>
              </table:table-cell>
              <table:table-cell office:value-type="float" office:value="225.521678732768">
                <text:p>225.521678732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.0625">
                <text:p>329.0625</text:p>
              </table:table-cell>
              <table:table-cell office:value-type="float" office:value="-222.553425669109">
                <text:p>-222.553425669109</text:p>
              </table:table-cell>
              <table:table-cell office:value-type="float" office:value="-214.221656628906">
                <text:p>-214.221656628906</text:p>
              </table:table-cell>
              <table:table-cell office:value-type="float" office:value="222.553425669109">
                <text:p>222.55342566910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.46875">
                <text:p>330.46875</text:p>
              </table:table-cell>
              <table:table-cell office:value-type="float" office:value="-217.368102773335">
                <text:p>-217.368102773335</text:p>
              </table:table-cell>
              <table:table-cell office:value-type="float" office:value="-221.534126713938">
                <text:p>-221.534126713938</text:p>
              </table:table-cell>
              <table:table-cell office:value-type="float" office:value="221.534126713938">
                <text:p>221.5341267139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.875">
                <text:p>331.875</text:p>
              </table:table-cell>
              <table:table-cell office:value-type="float" office:value="-207.885960940265">
                <text:p>-207.885960940265</text:p>
              </table:table-cell>
              <table:table-cell office:value-type="float" office:value="-224.54726840463">
                <text:p>-224.54726840463</text:p>
              </table:table-cell>
              <table:table-cell office:value-type="float" office:value="224.54726840463">
                <text:p>224.547268404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3.28125">
                <text:p>333.28125</text:p>
              </table:table-cell>
              <table:table-cell office:value-type="float" office:value="-198.278596377682">
                <text:p>-198.278596377682</text:p>
              </table:table-cell>
              <table:table-cell office:value-type="float" office:value="-227.425151217198">
                <text:p>-227.425151217198</text:p>
              </table:table-cell>
              <table:table-cell office:value-type="float" office:value="227.425151217198">
                <text:p>227.4251512171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4.6875">
                <text:p>334.6875</text:p>
              </table:table-cell>
              <table:table-cell office:value-type="float" office:value="-188.551796202755">
                <text:p>-188.551796202755</text:p>
              </table:table-cell>
              <table:table-cell office:value-type="float" office:value="-230.166041622647">
                <text:p>-230.166041622647</text:p>
              </table:table-cell>
              <table:table-cell office:value-type="float" office:value="230.166041622647">
                <text:p>230.166041622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6.09375">
                <text:p>336.09375</text:p>
              </table:table-cell>
              <table:table-cell office:value-type="float" office:value="-178.7114194762">
                <text:p>-178.7114194762</text:p>
              </table:table-cell>
              <table:table-cell office:value-type="float" office:value="-232.768288611086">
                <text:p>-232.768288611086</text:p>
              </table:table-cell>
              <table:table-cell office:value-type="float" office:value="232.768288611086">
                <text:p>232.7682886110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7.5">
                <text:p>337.5</text:p>
              </table:table-cell>
              <table:table-cell office:value-type="float" office:value="-168.763393673005">
                <text:p>-168.763393673005</text:p>
              </table:table-cell>
              <table:table-cell office:value-type="float" office:value="-235.230324686232">
                <text:p>-235.230324686232</text:p>
              </table:table-cell>
              <table:table-cell office:value-type="float" office:value="235.230324686232">
                <text:p>235.2303246862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8.90625">
                <text:p>338.90625</text:p>
              </table:table-cell>
              <table:table-cell office:value-type="float" office:value="-158.71371111193">
                <text:p>-158.71371111193</text:p>
              </table:table-cell>
              <table:table-cell office:value-type="float" office:value="-237.550666809615">
                <text:p>-237.550666809615</text:p>
              </table:table-cell>
              <table:table-cell office:value-type="float" office:value="237.550666809615">
                <text:p>237.5506668096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0.3125">
                <text:p>340.3125</text:p>
              </table:table-cell>
              <table:table-cell office:value-type="float" office:value="-148.568425345969">
                <text:p>-148.568425345969</text:p>
              </table:table-cell>
              <table:table-cell office:value-type="float" office:value="-239.727917293904">
                <text:p>-239.727917293904</text:p>
              </table:table-cell>
              <table:table-cell office:value-type="float" office:value="239.727917293904">
                <text:p>239.7279172939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1.71875">
                <text:p>341.71875</text:p>
              </table:table-cell>
              <table:table-cell office:value-type="float" office:value="-138.333647515911">
                <text:p>-138.333647515911</text:p>
              </table:table-cell>
              <table:table-cell office:value-type="float" office:value="-241.76076464482">
                <text:p>-241.76076464482</text:p>
              </table:table-cell>
              <table:table-cell office:value-type="float" office:value="241.76076464482">
                <text:p>241.760764644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3.125">
                <text:p>343.125</text:p>
              </table:table-cell>
              <table:table-cell office:value-type="float" office:value="-128.015542669218">
                <text:p>-128.015542669218</text:p>
              </table:table-cell>
              <table:table-cell office:value-type="float" office:value="-243.64798435113">
                <text:p>-243.64798435113</text:p>
              </table:table-cell>
              <table:table-cell office:value-type="float" office:value="243.64798435113">
                <text:p>243.647984351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53125">
                <text:p>344.53125</text:p>
              </table:table-cell>
              <table:table-cell office:value-type="float" office:value="-117.62032604643">
                <text:p>-117.62032604643</text:p>
              </table:table-cell>
              <table:table-cell office:value-type="float" office:value="-245.388439622252">
                <text:p>-245.388439622252</text:p>
              </table:table-cell>
              <table:table-cell office:value-type="float" office:value="245.388439622252">
                <text:p>245.3884396222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.9375">
                <text:p>345.9375</text:p>
              </table:table-cell>
              <table:table-cell office:value-type="float" office:value="-107.154259337339">
                <text:p>-107.154259337339</text:p>
              </table:table-cell>
              <table:table-cell office:value-type="float" office:value="-246.981082073011">
                <text:p>-246.981082073011</text:p>
              </table:table-cell>
              <table:table-cell office:value-type="float" office:value="246.981082073011">
                <text:p>246.9810820730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.34375">
                <text:p>347.34375</text:p>
              </table:table-cell>
              <table:table-cell office:value-type="float" office:value="-96.6236469091797">
                <text:p>-96.6236469091797</text:p>
              </table:table-cell>
              <table:table-cell office:value-type="float" office:value="-248.424952355146">
                <text:p>-248.424952355146</text:p>
              </table:table-cell>
              <table:table-cell office:value-type="float" office:value="248.424952355146">
                <text:p>248.4249523551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.75">
                <text:p>348.75</text:p>
              </table:table-cell>
              <table:table-cell office:value-type="float" office:value="-86.0348320091127">
                <text:p>-86.0348320091127</text:p>
              </table:table-cell>
              <table:table-cell office:value-type="float" office:value="-249.71918073519">
                <text:p>-249.71918073519</text:p>
              </table:table-cell>
              <table:table-cell office:value-type="float" office:value="249.71918073519">
                <text:p>249.719180735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15625">
                <text:p>350.15625</text:p>
              </table:table-cell>
              <table:table-cell office:value-type="float" office:value="-75.394192943293">
                <text:p>-75.394192943293</text:p>
              </table:table-cell>
              <table:table-cell office:value-type="float" office:value="-250.862987618361">
                <text:p>-250.862987618361</text:p>
              </table:table-cell>
              <table:table-cell office:value-type="float" office:value="250.862987618361">
                <text:p>250.8629876183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1.5625">
                <text:p>351.5625</text:p>
              </table:table-cell>
              <table:table-cell office:value-type="float" office:value="-64.7081392348145">
                <text:p>-64.7081392348145</text:p>
              </table:table-cell>
              <table:table-cell office:value-type="float" office:value="-251.855684018161">
                <text:p>-251.855684018161</text:p>
              </table:table-cell>
              <table:table-cell office:value-type="float" office:value="251.855684018161">
                <text:p>251.8556840181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2.96875">
                <text:p>352.96875</text:p>
              </table:table-cell>
              <table:table-cell office:value-type="float" office:value="-53.9831077628543">
                <text:p>-53.9831077628543</text:p>
              </table:table-cell>
              <table:table-cell office:value-type="float" office:value="-252.6966719714">
                <text:p>-252.6966719714</text:p>
              </table:table-cell>
              <table:table-cell office:value-type="float" office:value="252.6966719714">
                <text:p>252.69667197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.375">
                <text:p>354.375</text:p>
              </table:table-cell>
              <table:table-cell office:value-type="float" office:value="-43.2255588853362">
                <text:p>-43.2255588853362</text:p>
              </table:table-cell>
              <table:table-cell office:value-type="float" office:value="-253.38544489838">
                <text:p>-253.38544489838</text:p>
              </table:table-cell>
              <table:table-cell office:value-type="float" office:value="253.38544489838">
                <text:p>253.385444898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5.78125">
                <text:p>355.78125</text:p>
              </table:table-cell>
              <table:table-cell office:value-type="float" office:value="-32.4419725474533">
                <text:p>-32.4419725474533</text:p>
              </table:table-cell>
              <table:table-cell office:value-type="float" office:value="-253.921587908046">
                <text:p>-253.921587908046</text:p>
              </table:table-cell>
              <table:table-cell office:value-type="float" office:value="253.921587908046">
                <text:p>253.9215879080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7.1875">
                <text:p>357.1875</text:p>
              </table:table-cell>
              <table:table-cell office:value-type="float" office:value="-21.6388443783914">
                <text:p>-21.6388443783914</text:p>
              </table:table-cell>
              <table:table-cell office:value-type="float" office:value="-254.304778047895">
                <text:p>-254.304778047895</text:p>
              </table:table-cell>
              <table:table-cell office:value-type="float" office:value="254.304778047895">
                <text:p>254.3047780478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8.59375">
                <text:p>358.59375</text:p>
              </table:table-cell>
              <table:table-cell office:value-type="float" office:value="-10.8226817786044">
                <text:p>-10.8226817786044</text:p>
              </table:table-cell>
              <table:table-cell office:value-type="float" office:value="-254.534784498517">
                <text:p>-254.534784498517</text:p>
              </table:table-cell>
              <table:table-cell office:value-type="float" office:value="254.534784498517">
                <text:p>254.5347844985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